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9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56" table:default-cell-style-name="Default"/>
        <table:table-row table:style-name="ro1">
          <table:table-cell/>
          <table:table-cell office:value-type="float" office:value="1.6817095" calcext:value-type="float">
            <text:p>1.6817095</text:p>
          </table:table-cell>
          <table:table-cell office:value-type="float" office:value="1.4177043" calcext:value-type="float">
            <text:p>1.4177043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1.5875931" calcext:value-type="float">
            <text:p>1.5875931</text:p>
          </table:table-cell>
          <table:table-cell office:value-type="float" office:value="0.17159222" calcext:value-type="float">
            <text:p>0.17159222</text:p>
          </table:table-cell>
          <table:table-cell office:value-type="float" office:value="0" calcext:value-type="float">
            <text:p>0</text:p>
          </table:table-cell>
          <table:table-cell office:value-type="float" office:value="0.12801799" calcext:value-type="float">
            <text:p>0.12801799</text:p>
          </table:table-cell>
          <table:table-cell office:value-type="float" office:value="6.425271" calcext:value-type="float">
            <text:p>6.425271</text:p>
          </table:table-cell>
          <table:table-cell office:value-type="float" office:value="3.1140964" calcext:value-type="float">
            <text:p>3.1140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0736" calcext:value-type="float">
            <text:p>3.360736</text:p>
          </table:table-cell>
          <table:table-cell office:value-type="float" office:value="4.749905" calcext:value-type="float">
            <text:p>4.749905</text:p>
          </table:table-cell>
          <table:table-cell office:value-type="float" office:value="1.9135025" calcext:value-type="float">
            <text:p>1.9135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280871" calcext:value-type="float">
            <text:p>0.029280871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2.755308" calcext:value-type="float">
            <text:p>2.755308</text:p>
          </table:table-cell>
          <table:table-cell office:value-type="float" office:value="2.5496576" calcext:value-type="float">
            <text:p>2.5496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567142" calcext:value-type="float">
            <text:p>2.6567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93323" calcext:value-type="float">
            <text:p>0.252933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4524815" calcext:value-type="float">
            <text:p>0.54524815</text:p>
          </table:table-cell>
          <table:table-cell office:value-type="float" office:value="4.115079" calcext:value-type="float">
            <text:p>4.115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2058" calcext:value-type="float">
            <text:p>0.07932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783082" calcext:value-type="float">
            <text:p>0.29783082</text:p>
          </table:table-cell>
          <table:table-cell office:value-type="float" office:value="0" calcext:value-type="float">
            <text:p>0</text:p>
          </table:table-cell>
          <table:table-cell office:value-type="float" office:value="2.5136795" calcext:value-type="float">
            <text:p>2.5136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357506" calcext:value-type="float">
            <text:p>6.8357506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58924" calcext:value-type="float">
            <text:p>9.058924</text:p>
          </table:table-cell>
          <table:table-cell office:value-type="float" office:value="1.6454014" calcext:value-type="float">
            <text:p>1.645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0.46299493" calcext:value-type="float">
            <text:p>0.46299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25289" calcext:value-type="float">
            <text:p>1.6625289</text:p>
          </table:table-cell>
          <table:table-cell office:value-type="float" office:value="9.19856" calcext:value-type="float">
            <text:p>9.19856</text:p>
          </table:table-cell>
          <table:table-cell office:value-type="float" office:value="0" calcext:value-type="float">
            <text:p>0</text:p>
          </table:table-cell>
          <table:table-cell office:value-type="float" office:value="2.223541" calcext:value-type="float">
            <text:p>2.223541</text:p>
          </table:table-cell>
          <table:table-cell office:value-type="float" office:value="1.2097634" calcext:value-type="float">
            <text:p>1.2097634</text:p>
          </table:table-cell>
          <table:table-cell office:value-type="float" office:value="0" calcext:value-type="float">
            <text:p>0</text:p>
          </table:table-cell>
          <table:table-cell office:value-type="float" office:value="3.9164815" calcext:value-type="float">
            <text:p>3.9164815</text:p>
          </table:table-cell>
          <table:table-cell office:value-type="float" office:value="0" calcext:value-type="float">
            <text:p>0</text:p>
          </table:table-cell>
          <table:table-cell office:value-type="float" office:value="0.74387527" calcext:value-type="float">
            <text:p>0.74387527</text:p>
          </table:table-cell>
          <table:table-cell office:value-type="float" office:value="0" calcext:value-type="float">
            <text:p>0</text:p>
          </table:table-cell>
          <table:table-cell office:value-type="float" office:value="4.2317047" calcext:value-type="float">
            <text:p>4.2317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841514" calcext:value-type="float">
            <text:p>7.9841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37368" calcext:value-type="float">
            <text:p>2.4237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8895" calcext:value-type="float">
            <text:p>6.38895</text:p>
          </table:table-cell>
          <table:table-cell office:value-type="float" office:value="0" calcext:value-type="float">
            <text:p>0</text:p>
          </table:table-cell>
          <table:table-cell office:value-type="float" office:value="9.662949" calcext:value-type="float">
            <text:p>9.662949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3.13762" calcext:value-type="float">
            <text:p>3.13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99478" calcext:value-type="float">
            <text:p>2.2599478</text:p>
          </table:table-cell>
          <table:table-cell office:value-type="float" office:value="1.1704018" calcext:value-type="float">
            <text:p>1.1704018</text:p>
          </table:table-cell>
          <table:table-cell office:value-type="float" office:value="0" calcext:value-type="float">
            <text:p>0</text:p>
          </table:table-cell>
          <table:table-cell office:value-type="float" office:value="2.5525918" calcext:value-type="float">
            <text:p>2.5525918</text:p>
          </table:table-cell>
          <table:table-cell office:value-type="float" office:value="0" calcext:value-type="float">
            <text:p>0</text:p>
          </table:table-cell>
          <table:table-cell office:value-type="float" office:value="1.9053199" calcext:value-type="float">
            <text:p>1.9053199</text:p>
          </table:table-cell>
          <table:table-cell office:value-type="float" office:value="0.04164642" calcext:value-type="float">
            <text:p>0.04164642</text:p>
          </table:table-cell>
          <table:table-cell office:value-type="float" office:value="1.2501276" calcext:value-type="float">
            <text:p>1.2501276</text:p>
          </table:table-cell>
          <table:table-cell office:value-type="float" office:value="6.9382296" calcext:value-type="float">
            <text:p>6.9382296</text:p>
          </table:table-cell>
          <table:table-cell office:value-type="float" office:value="7.702529" calcext:value-type="float">
            <text:p>7.702529</text:p>
          </table:table-cell>
          <table:table-cell office:value-type="float" office:value="0.7676364" calcext:value-type="float">
            <text:p>0.7676364</text:p>
          </table:table-cell>
          <table:table-cell office:value-type="float" office:value="0" calcext:value-type="float">
            <text:p>0</text:p>
          </table:table-cell>
          <table:table-cell office:value-type="float" office:value="0.047173258" calcext:value-type="float">
            <text:p>0.047173258</text:p>
          </table:table-cell>
          <table:table-cell office:value-type="float" office:value="6.702913" calcext:value-type="float">
            <text:p>6.7029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805523" calcext:value-type="float">
            <text:p>0.1805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9357423" calcext:value-type="float">
            <text:p>0.9357423</text:p>
          </table:table-cell>
          <table:table-cell office:value-type="float" office:value="2.5321653" calcext:value-type="float">
            <text:p>2.5321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8879" calcext:value-type="float">
            <text:p>3.738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97668" calcext:value-type="float">
            <text:p>0.9097668</text:p>
          </table:table-cell>
          <table:table-cell office:value-type="float" office:value="1.930766" calcext:value-type="float">
            <text:p>1.930766</text:p>
          </table:table-cell>
          <table:table-cell office:value-type="float" office:value="0" calcext:value-type="float">
            <text:p>0</text:p>
          </table:table-cell>
          <table:table-cell office:value-type="float" office:value="4.9893346" calcext:value-type="float">
            <text:p>4.9893346</text:p>
          </table:table-cell>
          <table:table-cell office:value-type="float" office:value="2.7512574" calcext:value-type="float">
            <text:p>2.7512574</text:p>
          </table:table-cell>
          <table:table-cell office:value-type="float" office:value="0" calcext:value-type="float">
            <text:p>0</text:p>
          </table:table-cell>
          <table:table-cell office:value-type="float" office:value="1.4765173" calcext:value-type="float">
            <text:p>1.4765173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.86111915" calcext:value-type="float">
            <text:p>0.86111915</text:p>
          </table:table-cell>
          <table:table-cell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3.2401829" calcext:value-type="float">
            <text:p>3.2401829</text:p>
          </table:table-cell>
          <table:table-cell office:value-type="float" office:value="0.90198755" calcext:value-type="float">
            <text:p>0.90198755</text:p>
          </table:table-cell>
          <table:table-cell office:value-type="float" office:value="7.208403" calcext:value-type="float">
            <text:p>7.208403</text:p>
          </table:table-cell>
          <table:table-cell office:value-type="float" office:value="0" calcext:value-type="float">
            <text:p>0</text:p>
          </table:table-cell>
          <table:table-cell office:value-type="float" office:value="6.7698846" calcext:value-type="float">
            <text:p>6.7698846</text:p>
          </table:table-cell>
          <table:table-cell office:value-type="float" office:value="0" calcext:value-type="float">
            <text:p>0</text:p>
          </table:table-cell>
          <table:table-cell office:value-type="float" office:value="7.0221744" calcext:value-type="float">
            <text:p>7.0221744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4.596243" calcext:value-type="float">
            <text:p>4.596243</text:p>
          </table:table-cell>
          <table:table-cell office:value-type="float" office:value="0" calcext:value-type="float">
            <text:p>0</text:p>
          </table:table-cell>
          <table:table-cell office:value-type="float" office:value="9.276127" calcext:value-type="float">
            <text:p>9.276127</text:p>
          </table:table-cell>
          <table:table-cell office:value-type="float" office:value="2.2089055" calcext:value-type="float">
            <text:p>2.2089055</text:p>
          </table:table-cell>
          <table:table-cell office:value-type="float" office:value="1.9161634" calcext:value-type="float">
            <text:p>1.9161634</text:p>
          </table:table-cell>
          <table:table-cell office:value-type="float" office:value="0" calcext:value-type="float">
            <text:p>0</text:p>
          </table:table-cell>
          <table:table-cell office:value-type="float" office:value="2.9014056" calcext:value-type="float">
            <text:p>2.9014056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95046" calcext:value-type="float">
            <text:p>12.795046</text:p>
          </table:table-cell>
          <table:table-cell office:value-type="float" office:value="0" calcext:value-type="float">
            <text:p>0</text:p>
          </table:table-cell>
          <table:table-cell office:value-type="float" office:value="4.6927896" calcext:value-type="float">
            <text:p>4.6927896</text:p>
          </table:table-cell>
          <table:table-cell office:value-type="float" office:value="6.0272655" calcext:value-type="float">
            <text:p>6.0272655</text:p>
          </table:table-cell>
          <table:table-cell office:value-type="float" office:value="0" calcext:value-type="float">
            <text:p>0</text:p>
          </table:table-cell>
          <table:table-cell office:value-type="float" office:value="3.7170947" calcext:value-type="float">
            <text:p>3.7170947</text:p>
          </table:table-cell>
          <table:table-cell office:value-type="float" office:value="1.0516282" calcext:value-type="float">
            <text:p>1.0516282</text:p>
          </table:table-cell>
          <table:table-cell office:value-type="float" office:value="1.4935244" calcext:value-type="float">
            <text:p>1.4935244</text:p>
          </table:table-cell>
          <table:table-cell office:value-type="float" office:value="0" calcext:value-type="float">
            <text:p>0</text:p>
          </table:table-cell>
          <table:table-cell office:value-type="float" office:value="0.9937717" calcext:value-type="float">
            <text:p>0.9937717</text:p>
          </table:table-cell>
          <table:table-cell office:value-type="float" office:value="0" calcext:value-type="float">
            <text:p>0</text:p>
          </table:table-cell>
          <table:table-cell office:value-type="float" office:value="0.8534819" calcext:value-type="float">
            <text:p>0.8534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76799" calcext:value-type="float">
            <text:p>5.276799</text:p>
          </table:table-cell>
          <table:table-cell office:value-type="float" office:value="0.7565962" calcext:value-type="float">
            <text:p>0.7565962</text:p>
          </table:table-cell>
          <table:table-cell office:value-type="float" office:value="1.4478987" calcext:value-type="float">
            <text:p>1.4478987</text:p>
          </table:table-cell>
          <table:table-cell office:value-type="float" office:value="5.744894" calcext:value-type="float">
            <text:p>5.7448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396678" calcext:value-type="float">
            <text:p>0.25396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61598" calcext:value-type="float">
            <text:p>1.9961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8625" calcext:value-type="float">
            <text:p>2.138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647176" calcext:value-type="float">
            <text:p>0.74647176</text:p>
          </table:table-cell>
          <table:table-cell office:value-type="float" office:value="0.09601773" calcext:value-type="float">
            <text:p>0.0960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98017" calcext:value-type="float">
            <text:p>0.22098017</text:p>
          </table:table-cell>
          <table:table-cell office:value-type="float" office:value="0.25765258" calcext:value-type="float">
            <text:p>0.25765258</text:p>
          </table:table-cell>
          <table:table-cell office:value-type="float" office:value="0.28118938" calcext:value-type="float">
            <text:p>0.28118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1.5305122" calcext:value-type="float">
            <text:p>1.5305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91441" calcext:value-type="float">
            <text:p>2.1991441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0" calcext:value-type="float">
            <text:p>0</text:p>
          </table:table-cell>
          <table:table-cell office:value-type="float" office:value="0.030736238" calcext:value-type="float">
            <text:p>0.030736238</text:p>
          </table:table-cell>
          <table:table-cell office:value-type="float" office:value="0.29774866" calcext:value-type="float">
            <text:p>0.29774866</text:p>
          </table:table-cell>
          <table:table-cell office:value-type="float" office:value="0.5098572" calcext:value-type="float">
            <text:p>0.5098572</text:p>
          </table:table-cell>
          <table:table-cell office:value-type="float" office:value="3.340939" calcext:value-type="float">
            <text:p>3.340939</text:p>
          </table:table-cell>
          <table:table-cell office:value-type="float" office:value="0.69157577" calcext:value-type="float">
            <text:p>0.69157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548446" calcext:value-type="float">
            <text:p>0.056548446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6.362829" calcext:value-type="float">
            <text:p>6.362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21028" calcext:value-type="float">
            <text:p>1.6321028</text:p>
          </table:table-cell>
          <table:table-cell office:value-type="float" office:value="0.9906375" calcext:value-type="float">
            <text:p>0.9906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18082" calcext:value-type="float">
            <text:p>2.0118082</text:p>
          </table:table-cell>
          <table:table-cell office:value-type="float" office:value="0" calcext:value-type="float">
            <text:p>0</text:p>
          </table:table-cell>
          <table:table-cell office:value-type="float" office:value="4.0538955" calcext:value-type="float">
            <text:p>4.0538955</text:p>
          </table:table-cell>
          <table:table-cell office:value-type="float" office:value="0" calcext:value-type="float">
            <text:p>0</text:p>
          </table:table-cell>
          <table:table-cell office:value-type="float" office:value="1.5384915" calcext:value-type="float">
            <text:p>1.5384915</text:p>
          </table:table-cell>
          <table:table-cell office:value-type="float" office:value="4.527934" calcext:value-type="float">
            <text:p>4.527934</text:p>
          </table:table-cell>
          <table:table-cell office:value-type="float" office:value="1.6477829" calcext:value-type="float">
            <text:p>1.647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856594" calcext:value-type="float">
            <text:p>0.71856594</text:p>
          </table:table-cell>
          <table:table-cell office:value-type="float" office:value="0" calcext:value-type="float">
            <text:p>0</text:p>
          </table:table-cell>
          <table:table-cell office:value-type="float" office:value="2.6560457" calcext:value-type="float">
            <text:p>2.6560457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4.985695" calcext:value-type="float">
            <text:p>4.985695</text:p>
          </table:table-cell>
          <table:table-cell office:value-type="float" office:value="2.2249317" calcext:value-type="float">
            <text:p>2.2249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43026" calcext:value-type="float">
            <text:p>1.943026</text:p>
          </table:table-cell>
          <table:table-cell office:value-type="float" office:value="1.0551946" calcext:value-type="float">
            <text:p>1.05519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43264" calcext:value-type="float">
            <text:p>4.443264</text:p>
          </table:table-cell>
          <table:table-cell office:value-type="float" office:value="0.5707351" calcext:value-type="float">
            <text:p>0.5707351</text:p>
          </table:table-cell>
          <table:table-cell office:value-type="float" office:value="2.5901194" calcext:value-type="float">
            <text:p>2.590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6278358" calcext:value-type="float">
            <text:p>0.16278358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7373199" calcext:value-type="float">
            <text:p>0.07373199</text:p>
          </table:table-cell>
          <table:table-cell office:value-type="float" office:value="5.9865255" calcext:value-type="float">
            <text:p>5.9865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68345" calcext:value-type="float">
            <text:p>0.18868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76541" calcext:value-type="float">
            <text:p>1.4876541</text:p>
          </table:table-cell>
          <table:table-cell office:value-type="float" office:value="6.61289" calcext:value-type="float">
            <text:p>6.61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36236" calcext:value-type="float">
            <text:p>0.6936236</text:p>
          </table:table-cell>
          <table:table-cell office:value-type="float" office:value="0" calcext:value-type="float">
            <text:p>0</text:p>
          </table:table-cell>
          <table:table-cell office:value-type="float" office:value="0.26082078" calcext:value-type="float">
            <text:p>0.26082078</text:p>
          </table:table-cell>
          <table:table-cell office:value-type="float" office:value="0.21305212" calcext:value-type="float">
            <text:p>0.21305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963216" calcext:value-type="float">
            <text:p>0.065963216</text:p>
          </table:table-cell>
          <table:table-cell office:value-type="float" office:value="0" calcext:value-type="float">
            <text:p>0</text:p>
          </table:table-cell>
          <table:table-cell office:value-type="float" office:value="2.7884743" calcext:value-type="float">
            <text:p>2.7884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83353" calcext:value-type="float">
            <text:p>0.221833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344504" calcext:value-type="float">
            <text:p>0.002344504</text:p>
          </table:table-cell>
          <table:table-cell office:value-type="float" office:value="2.4966104" calcext:value-type="float">
            <text:p>2.4966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008642" calcext:value-type="float">
            <text:p>1.40086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27503" calcext:value-type="float">
            <text:p>1.327503</text:p>
          </table:table-cell>
          <table:table-cell office:value-type="float" office:value="0.30861604" calcext:value-type="float">
            <text:p>0.308616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0.8186053" calcext:value-type="float">
            <text:p>0.8186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163555" calcext:value-type="float">
            <text:p>8.5163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79467" calcext:value-type="float">
            <text:p>0.5779467</text:p>
          </table:table-cell>
          <table:table-cell office:value-type="float" office:value="1.3561858" calcext:value-type="float">
            <text:p>1.3561858</text:p>
          </table:table-cell>
          <table:table-cell office:value-type="float" office:value="0.23030956" calcext:value-type="float">
            <text:p>0.23030956</text:p>
          </table:table-cell>
          <table:table-cell office:value-type="float" office:value="0" calcext:value-type="float">
            <text:p>0</text:p>
          </table:table-cell>
          <table:table-cell office:value-type="float" office:value="0.27405542" calcext:value-type="float">
            <text:p>0.27405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223" calcext:value-type="float">
            <text:p>0.290223</text:p>
          </table:table-cell>
          <table:table-cell office:value-type="float" office:value="0.47199112" calcext:value-type="float">
            <text:p>0.47199112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2.126762" calcext:value-type="float">
            <text:p>2.126762</text:p>
          </table:table-cell>
          <table:table-cell office:value-type="float" office:value="0.5481821" calcext:value-type="float">
            <text:p>0.5481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0.80076605" calcext:value-type="float">
            <text:p>0.80076605</text:p>
          </table:table-cell>
          <table:table-cell office:value-type="float" office:value="3.1085582" calcext:value-type="float">
            <text:p>3.1085582</text:p>
          </table:table-cell>
          <table:table-cell office:value-type="float" office:value="0" calcext:value-type="float">
            <text:p>0</text:p>
          </table:table-cell>
          <table:table-cell office:value-type="float" office:value="0.091959074" calcext:value-type="float">
            <text:p>0.091959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98887" calcext:value-type="float">
            <text:p>1.7998887</text:p>
          </table:table-cell>
          <table:table-cell office:value-type="float" office:value="0" calcext:value-type="float">
            <text:p>0</text:p>
          </table:table-cell>
          <table:table-cell office:value-type="float" office:value="4.3766737" calcext:value-type="float">
            <text:p>4.3766737</text:p>
          </table:table-cell>
          <table:table-cell office:value-type="float" office:value="1.9091039" calcext:value-type="float">
            <text:p>1.9091039</text:p>
          </table:table-cell>
          <table:table-cell office:value-type="float" office:value="1.6541157" calcext:value-type="float">
            <text:p>1.654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1036" calcext:value-type="float">
            <text:p>0.3141036</text:p>
          </table:table-cell>
          <table:table-cell office:value-type="float" office:value="1.6892124" calcext:value-type="float">
            <text:p>1.6892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967072" calcext:value-type="float">
            <text:p>0.7967072</text:p>
          </table:table-cell>
          <table:table-cell office:value-type="float" office:value="0" calcext:value-type="float">
            <text:p>0</text:p>
          </table:table-cell>
          <table:table-cell office:value-type="float" office:value="0.71377015" calcext:value-type="float">
            <text:p>0.71377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1.3616316" calcext:value-type="float">
            <text:p>1.3616316</text:p>
          </table:table-cell>
          <table:table-cell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office:value-type="float" office:value="0.35768193" calcext:value-type="float">
            <text:p>0.35768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64785" calcext:value-type="float">
            <text:p>1.1564785</text:p>
          </table:table-cell>
          <table:table-cell office:value-type="float" office:value="1.1903521" calcext:value-type="float">
            <text:p>1.1903521</text:p>
          </table:table-cell>
          <table:table-cell office:value-type="float" office:value="0" calcext:value-type="float">
            <text:p>0</text:p>
          </table:table-cell>
          <table:table-cell office:value-type="float" office:value="9.314094" calcext:value-type="float">
            <text:p>9.314094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02181" calcext:value-type="float">
            <text:p>1.0502181</text:p>
          </table:table-cell>
          <table:table-cell office:value-type="float" office:value="5.374996" calcext:value-type="float">
            <text:p>5.374996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0" calcext:value-type="float">
            <text:p>0</text:p>
          </table:table-cell>
          <table:table-cell office:value-type="float" office:value="0.10593464" calcext:value-type="float">
            <text:p>0.10593464</text:p>
          </table:table-cell>
          <table:table-cell office:value-type="float" office:value="2.2867453" calcext:value-type="float">
            <text:p>2.2867453</text:p>
          </table:table-cell>
          <table:table-cell office:value-type="float" office:value="2.3784044" calcext:value-type="float">
            <text:p>2.3784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86066" calcext:value-type="float">
            <text:p>1.0386066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4.96798" calcext:value-type="float">
            <text:p>4.96798</text:p>
          </table:table-cell>
          <table:table-cell office:value-type="float" office:value="1.3708004" calcext:value-type="float">
            <text:p>1.3708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948811" calcext:value-type="float">
            <text:p>1.6948811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86209" calcext:value-type="float">
            <text:p>1.3286209</text:p>
          </table:table-cell>
          <table:table-cell office:value-type="float" office:value="0.14805387" calcext:value-type="float">
            <text:p>0.14805387</text:p>
          </table:table-cell>
          <table:table-cell office:value-type="float" office:value="0.47977722" calcext:value-type="float">
            <text:p>0.47977722</text:p>
          </table:table-cell>
          <table:table-cell office:value-type="float" office:value="0" calcext:value-type="float">
            <text:p>0</text:p>
          </table:table-cell>
          <table:table-cell office:value-type="float" office:value="7.3489366" calcext:value-type="float">
            <text:p>7.3489366</text:p>
          </table:table-cell>
          <table:table-cell office:value-type="float" office:value="0" calcext:value-type="float">
            <text:p>0</text:p>
          </table:table-cell>
          <table:table-cell office:value-type="float" office:value="0.58866894" calcext:value-type="float">
            <text:p>0.588668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244166" calcext:value-type="float">
            <text:p>1.5244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2.4648063" calcext:value-type="float">
            <text:p>2.46480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051852" calcext:value-type="float">
            <text:p>2.70518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1820905" calcext:value-type="float">
            <text:p>3.1820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61931" calcext:value-type="float">
            <text:p>6.861931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" calcext:value-type="float">
            <text:p>0</text:p>
          </table:table-cell>
          <table:table-cell office:value-type="float" office:value="1.0140469" calcext:value-type="float">
            <text:p>1.0140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46985" calcext:value-type="float">
            <text:p>0.7246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.44659403" calcext:value-type="float">
            <text:p>0.44659403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5.5350714" calcext:value-type="float">
            <text:p>5.5350714</text:p>
          </table:table-cell>
          <table:table-cell office:value-type="float" office:value="0" calcext:value-type="float">
            <text:p>0</text:p>
          </table:table-cell>
          <table:table-cell office:value-type="float" office:value="0.48386356" calcext:value-type="float">
            <text:p>0.48386356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5342946" calcext:value-type="float">
            <text:p>0.5342946</text:p>
          </table:table-cell>
          <table:table-cell office:value-type="float" office:value="0.3094077" calcext:value-type="float">
            <text:p>0.3094077</text:p>
          </table:table-cell>
          <table:table-cell office:value-type="float" office:value="0" calcext:value-type="float">
            <text:p>0</text:p>
          </table:table-cell>
          <table:table-cell office:value-type="float" office:value="0.4493582" calcext:value-type="float">
            <text:p>0.4493582</text:p>
          </table:table-cell>
          <table:table-cell office:value-type="float" office:value="0" calcext:value-type="float">
            <text:p>0</text:p>
          </table:table-cell>
          <table:table-cell office:value-type="float" office:value="8.436514" calcext:value-type="float">
            <text:p>8.436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551454" calcext:value-type="float">
            <text:p>4.9551454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06772" calcext:value-type="float">
            <text:p>2.50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45288" calcext:value-type="float">
            <text:p>3.0145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85693" calcext:value-type="float">
            <text:p>0.32085693</text:p>
          </table:table-cell>
          <table:table-cell office:value-type="float" office:value="0" calcext:value-type="float">
            <text:p>0</text:p>
          </table:table-cell>
          <table:table-cell office:value-type="float" office:value="6.600974" calcext:value-type="float">
            <text:p>6.600974</text:p>
          </table:table-cell>
          <table:table-cell office:value-type="float" office:value="0.9613223" calcext:value-type="float">
            <text:p>0.9613223</text:p>
          </table:table-cell>
          <table:table-cell office:value-type="float" office:value="5.658722" calcext:value-type="float">
            <text:p>5.6587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079427" calcext:value-type="float">
            <text:p>0.9079427</text:p>
          </table:table-cell>
          <table:table-cell office:value-type="float" office:value="0" calcext:value-type="float">
            <text:p>0</text:p>
          </table:table-cell>
          <table:table-cell office:value-type="float" office:value="0.31758982" calcext:value-type="float">
            <text:p>0.31758982</text:p>
          </table:table-cell>
          <table:table-cell office:value-type="float" office:value="0.29421017" calcext:value-type="float">
            <text:p>0.29421017</text:p>
          </table:table-cell>
          <table:table-cell office:value-type="float" office:value="0.06788203" calcext:value-type="float">
            <text:p>0.06788203</text:p>
          </table:table-cell>
          <table:table-cell office:value-type="float" office:value="9.069762" calcext:value-type="float">
            <text:p>9.069762</text:p>
          </table:table-cell>
          <table:table-cell office:value-type="float" office:value="0" calcext:value-type="float">
            <text:p>0</text:p>
          </table:table-cell>
          <table:table-cell office:value-type="float" office:value="0.25234583" calcext:value-type="float">
            <text:p>0.25234583</text:p>
          </table:table-cell>
          <table:table-cell office:value-type="float" office:value="0" calcext:value-type="float">
            <text:p>0</text:p>
          </table:table-cell>
          <table:table-cell office:value-type="float" office:value="0.45466658" calcext:value-type="float">
            <text:p>0.45466658</text:p>
          </table:table-cell>
          <table:table-cell office:value-type="float" office:value="0.55614674" calcext:value-type="float">
            <text:p>0.556146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143498" calcext:value-type="float">
            <text:p>1.31434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9803884" calcext:value-type="float">
            <text:p>0.79803884</text:p>
          </table:table-cell>
          <table:table-cell office:value-type="float" office:value="4.75859" calcext:value-type="float">
            <text:p>4.758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2899479" calcext:value-type="float">
            <text:p>0.28994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322231" calcext:value-type="float">
            <text:p>3.6322231</text:p>
          </table:table-cell>
          <table:table-cell office:value-type="float" office:value="3.9692836" calcext:value-type="float">
            <text:p>3.9692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254156" calcext:value-type="float">
            <text:p>0.79254156</text:p>
          </table:table-cell>
          <table:table-cell office:value-type="float" office:value="3.307197" calcext:value-type="float">
            <text:p>3.30719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269158" calcext:value-type="float">
            <text:p>0.1269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55593" calcext:value-type="float">
            <text:p>2.355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67128" calcext:value-type="float">
            <text:p>0.216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3548" calcext:value-type="float">
            <text:p>0.0763548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5036" calcext:value-type="float">
            <text:p>0.3335036</text:p>
          </table:table-cell>
          <table:table-cell office:value-type="float" office:value="2.5893416" calcext:value-type="float">
            <text:p>2.5893416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3.638118" calcext:value-type="float">
            <text:p>3.638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0.26690224" calcext:value-type="float">
            <text:p>0.26690224</text:p>
          </table:table-cell>
          <table:table-cell office:value-type="float" office:value="3.611119" calcext:value-type="float">
            <text:p>3.611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854905" calcext:value-type="float">
            <text:p>7.7854905</text:p>
          </table:table-cell>
          <table:table-cell office:value-type="float" office:value="0.8834255" calcext:value-type="float">
            <text:p>0.8834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61033" calcext:value-type="float">
            <text:p>0.021061033</text:p>
          </table:table-cell>
          <table:table-cell office:value-type="float" office:value="1.7971951" calcext:value-type="float">
            <text:p>1.79719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1216147" calcext:value-type="float">
            <text:p>1.1216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770948" calcext:value-type="float">
            <text:p>0.3770948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2.704254" calcext:value-type="float">
            <text:p>2.704254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935807" calcext:value-type="float">
            <text:p>0.73935807</text:p>
          </table:table-cell>
          <table:table-cell office:value-type="float" office:value="1.5297457" calcext:value-type="float">
            <text:p>1.5297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495417" calcext:value-type="float">
            <text:p>6.3495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52997" calcext:value-type="float">
            <text:p>0.17552997</text:p>
          </table:table-cell>
          <table:table-cell office:value-type="float" office:value="0.8592232" calcext:value-type="float">
            <text:p>0.8592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0467" calcext:value-type="float">
            <text:p>3.050467</text:p>
          </table:table-cell>
          <table:table-cell office:value-type="float" office:value="2.9807835" calcext:value-type="float">
            <text:p>2.9807835</text:p>
          </table:table-cell>
          <table:table-cell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3.8298907" calcext:value-type="float">
            <text:p>3.8298907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0" calcext:value-type="float">
            <text:p>0</text:p>
          </table:table-cell>
          <table:table-cell office:value-type="float" office:value="1.4934462" calcext:value-type="float">
            <text:p>1.4934462</text:p>
          </table:table-cell>
          <table:table-cell office:value-type="float" office:value="1.4671663" calcext:value-type="float">
            <text:p>1.4671663</text:p>
          </table:table-cell>
          <table:table-cell office:value-type="float" office:value="3.270905" calcext:value-type="float">
            <text:p>3.270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2.6333" calcext:value-type="float">
            <text:p>2.6333</text:p>
          </table:table-cell>
          <table:table-cell office:value-type="float" office:value="3.9792252" calcext:value-type="float">
            <text:p>3.9792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35403" calcext:value-type="float">
            <text:p>0.34435403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69507" calcext:value-type="float">
            <text:p>1.3269507</text:p>
          </table:table-cell>
          <table:table-cell office:value-type="float" office:value="1.1047707" calcext:value-type="float">
            <text:p>1.1047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56292" calcext:value-type="float">
            <text:p>2.15562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9234257" calcext:value-type="float">
            <text:p>6.9234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1.2257106" calcext:value-type="float">
            <text:p>1.2257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417263" calcext:value-type="float">
            <text:p>1.4417263</text:p>
          </table:table-cell>
          <table:table-cell office:value-type="float" office:value="0" calcext:value-type="float">
            <text:p>0</text:p>
          </table:table-cell>
          <table:table-cell office:value-type="float" office:value="1.261727" calcext:value-type="float">
            <text:p>1.2617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237" calcext:value-type="float">
            <text:p>2.22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009058" calcext:value-type="float">
            <text:p>1.4009058</text:p>
          </table:table-cell>
          <table:table-cell office:value-type="float" office:value="5.3412256" calcext:value-type="float">
            <text:p>5.3412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275684" calcext:value-type="float">
            <text:p>0.62275684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126245" calcext:value-type="float">
            <text:p>0.11126245</text:p>
          </table:table-cell>
          <table:table-cell office:value-type="float" office:value="1.2968384" calcext:value-type="float">
            <text:p>1.2968384</text:p>
          </table:table-cell>
          <table:table-cell office:value-type="float" office:value="0" calcext:value-type="float">
            <text:p>0</text:p>
          </table:table-cell>
          <table:table-cell office:value-type="float" office:value="2.1537118" calcext:value-type="float">
            <text:p>2.1537118</text:p>
          </table:table-cell>
          <table:table-cell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0.0985289" calcext:value-type="float">
            <text:p>0.0985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50475" calcext:value-type="float">
            <text:p>3.0350475</text:p>
          </table:table-cell>
          <table:table-cell office:value-type="float" office:value="2.6659818" calcext:value-type="float">
            <text:p>2.6659818</text:p>
          </table:table-cell>
          <table:table-cell office:value-type="float" office:value="0.06000927" calcext:value-type="float">
            <text:p>0.06000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36477" calcext:value-type="float">
            <text:p>3.8236477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51733" calcext:value-type="float">
            <text:p>9.551733</text:p>
          </table:table-cell>
          <table:table-cell office:value-type="float" office:value="4.6171074" calcext:value-type="float">
            <text:p>4.6171074</text:p>
          </table:table-cell>
          <table:table-cell office:value-type="float" office:value="0.033952028" calcext:value-type="float">
            <text:p>0.033952028</text:p>
          </table:table-cell>
          <table:table-cell office:value-type="float" office:value="0" calcext:value-type="float">
            <text:p>0</text:p>
          </table:table-cell>
          <table:table-cell office:value-type="float" office:value="0.22412923" calcext:value-type="float">
            <text:p>0.22412923</text:p>
          </table:table-cell>
          <table:table-cell office:value-type="float" office:value="0.36780542" calcext:value-type="float">
            <text:p>0.367805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2202106" calcext:value-type="float">
            <text:p>5.2202106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9108308" calcext:value-type="float">
            <text:p>0.09108308</text:p>
          </table:table-cell>
          <table:table-cell office:value-type="float" office:value="2.7214572" calcext:value-type="float">
            <text:p>2.72145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6885452" calcext:value-type="float">
            <text:p>0.46885452</text:p>
          </table:table-cell>
          <table:table-cell office:value-type="float" office:value="0.5100103" calcext:value-type="float">
            <text:p>0.5100103</text:p>
          </table:table-cell>
          <table:table-cell office:value-type="float" office:value="1.379201" calcext:value-type="float">
            <text:p>1.379201</text:p>
          </table:table-cell>
          <table:table-cell office:value-type="float" office:value="0" calcext:value-type="float">
            <text:p>0</text:p>
          </table:table-cell>
          <table:table-cell office:value-type="float" office:value="2.465247" calcext:value-type="float">
            <text:p>2.465247</text:p>
          </table:table-cell>
          <table:table-cell office:value-type="float" office:value="0.16381298" calcext:value-type="float">
            <text:p>0.16381298</text:p>
          </table:table-cell>
          <table:table-cell office:value-type="float" office:value="0" calcext:value-type="float">
            <text:p>0</text:p>
          </table:table-cell>
          <table:table-cell office:value-type="float" office:value="6.186563" calcext:value-type="float">
            <text:p>6.1865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067437" calcext:value-type="float">
            <text:p>2.0067437</text:p>
          </table:table-cell>
          <table:table-cell office:value-type="float" office:value="0" calcext:value-type="float">
            <text:p>0</text:p>
          </table:table-cell>
          <table:table-cell office:value-type="float" office:value="0.29525024" calcext:value-type="float">
            <text:p>0.29525024</text:p>
          </table:table-cell>
          <table:table-cell office:value-type="float" office:value="0.6871885" calcext:value-type="float">
            <text:p>0.687188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48000693" calcext:value-type="float">
            <text:p>0.48000693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7434" calcext:value-type="float">
            <text:p>2.737434</text:p>
          </table:table-cell>
          <table:table-cell office:value-type="float" office:value="0.7122743" calcext:value-type="float">
            <text:p>0.7122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.6347147" calcext:value-type="float">
            <text:p>0.6347147</text:p>
          </table:table-cell>
          <table:table-cell office:value-type="float" office:value="0.48653692" calcext:value-type="float">
            <text:p>0.48653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37974" calcext:value-type="float">
            <text:p>1.5237974</text:p>
          </table:table-cell>
          <table:table-cell office:value-type="float" office:value="0" calcext:value-type="float">
            <text:p>0</text:p>
          </table:table-cell>
          <table:table-cell office:value-type="float" office:value="1.3505627" calcext:value-type="float">
            <text:p>1.3505627</text:p>
          </table:table-cell>
          <table:table-cell office:value-type="float" office:value="2.1622972" calcext:value-type="float">
            <text:p>2.1622972</text:p>
          </table:table-cell>
          <table:table-cell office:value-type="float" office:value="0.13042057" calcext:value-type="float">
            <text:p>0.13042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485903" calcext:value-type="float">
            <text:p>0.38485903</text:p>
          </table:table-cell>
          <table:table-cell office:value-type="float" office:value="0" calcext:value-type="float">
            <text:p>0</text:p>
          </table:table-cell>
          <table:table-cell office:value-type="float" office:value="0.7407197" calcext:value-type="float">
            <text:p>0.7407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977744" calcext:value-type="float">
            <text:p>0.92977744</text:p>
          </table:table-cell>
          <table:table-cell office:value-type="float" office:value="0.6418262" calcext:value-type="float">
            <text:p>0.6418262</text:p>
          </table:table-cell>
          <table:table-cell office:value-type="float" office:value="0.66817945" calcext:value-type="float">
            <text:p>0.66817945</text:p>
          </table:table-cell>
          <table:table-cell office:value-type="float" office:value="0.14361067" calcext:value-type="float">
            <text:p>0.1436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0276" calcext:value-type="float">
            <text:p>1.2360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28398" calcext:value-type="float">
            <text:p>2.2428398</text:p>
          </table:table-cell>
          <table:table-cell office:value-type="float" office:value="2.4555018" calcext:value-type="float">
            <text:p>2.4555018</text:p>
          </table:table-cell>
          <table:table-cell office:value-type="float" office:value="3.910734" calcext:value-type="float">
            <text:p>3.910734</text:p>
          </table:table-cell>
          <table:table-cell office:value-type="float" office:value="0" calcext:value-type="float">
            <text:p>0</text:p>
          </table:table-cell>
          <table:table-cell office:value-type="float" office:value="3.5159914" calcext:value-type="float">
            <text:p>3.5159914</text:p>
          </table:table-cell>
          <table:table-cell office:value-type="float" office:value="0" calcext:value-type="float">
            <text:p>0</text:p>
          </table:table-cell>
          <table:table-cell office:value-type="float" office:value="6.3344436" calcext:value-type="float">
            <text:p>6.3344436</text:p>
          </table:table-cell>
          <table:table-cell office:value-type="float" office:value="0.05128643" calcext:value-type="float">
            <text:p>0.051286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007918" calcext:value-type="float">
            <text:p>1.70079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4442606" calcext:value-type="float">
            <text:p>0.9444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7782" calcext:value-type="float">
            <text:p>2.897782</text:p>
          </table:table-cell>
          <table:table-cell office:value-type="float" office:value="0.66718775" calcext:value-type="float">
            <text:p>0.66718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3.899829" calcext:value-type="float">
            <text:p>3.899829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" calcext:value-type="float">
            <text:p>0</text:p>
          </table:table-cell>
          <table:table-cell office:value-type="float" office:value="1.8748082" calcext:value-type="float">
            <text:p>1.8748082</text:p>
          </table:table-cell>
          <table:table-cell office:value-type="float" office:value="2.8713717" calcext:value-type="float">
            <text:p>2.8713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09648" calcext:value-type="float">
            <text:p>7.509648</text:p>
          </table:table-cell>
          <table:table-cell office:value-type="float" office:value="1.1776105" calcext:value-type="float">
            <text:p>1.1776105</text:p>
          </table:table-cell>
          <table:table-cell office:value-type="float" office:value="0" calcext:value-type="float">
            <text:p>0</text:p>
          </table:table-cell>
          <table:table-cell office:value-type="float" office:value="1.8355664" calcext:value-type="float">
            <text:p>1.8355664</text:p>
          </table:table-cell>
          <table:table-cell office:value-type="float" office:value="0.0011523583" calcext:value-type="float">
            <text:p>0.0011523583</text:p>
          </table:table-cell>
          <table:table-cell office:value-type="float" office:value="0" calcext:value-type="float">
            <text:p>0</text:p>
          </table:table-cell>
          <table:table-cell office:value-type="float" office:value="0.07923873" calcext:value-type="float">
            <text:p>0.07923873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77991" calcext:value-type="float">
            <text:p>1.3377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80925" calcext:value-type="float">
            <text:p>0.24380925</text:p>
          </table:table-cell>
          <table:table-cell office:value-type="float" office:value="0.28944364" calcext:value-type="float">
            <text:p>0.28944364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1.5389816" calcext:value-type="float">
            <text:p>1.5389816</text:p>
          </table:table-cell>
          <table:table-cell office:value-type="float" office:value="0" calcext:value-type="float">
            <text:p>0</text:p>
          </table:table-cell>
          <table:table-cell office:value-type="float" office:value="6.901301" calcext:value-type="float">
            <text:p>6.901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1.2374305" calcext:value-type="float">
            <text:p>1.2374305</text:p>
          </table:table-cell>
          <table:table-cell office:value-type="float" office:value="0" calcext:value-type="float">
            <text:p>0</text:p>
          </table:table-cell>
          <table:table-cell office:value-type="float" office:value="3.2433243" calcext:value-type="float">
            <text:p>3.2433243</text:p>
          </table:table-cell>
          <table:table-cell office:value-type="float" office:value="7.217656" calcext:value-type="float">
            <text:p>7.21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7475" calcext:value-type="float">
            <text:p>2.997475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96002" calcext:value-type="float">
            <text:p>2.7596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196634" calcext:value-type="float">
            <text:p>1.9196634</text:p>
          </table:table-cell>
          <table:table-cell office:value-type="float" office:value="0.68772495" calcext:value-type="float">
            <text:p>0.68772495</text:p>
          </table:table-cell>
          <table:table-cell office:value-type="float" office:value="0" calcext:value-type="float">
            <text:p>0</text:p>
          </table:table-cell>
          <table:table-cell office:value-type="float" office:value="0.09586719" calcext:value-type="float">
            <text:p>0.09586719</text:p>
          </table:table-cell>
          <table:table-cell office:value-type="float" office:value="0.97609043" calcext:value-type="float">
            <text:p>0.97609043</text:p>
          </table:table-cell>
          <table:table-cell office:value-type="float" office:value="2.2671993" calcext:value-type="float">
            <text:p>2.2671993</text:p>
          </table:table-cell>
          <table:table-cell office:value-type="float" office:value="0" calcext:value-type="float">
            <text:p>0</text:p>
          </table:table-cell>
          <table:table-cell office:value-type="float" office:value="6.3871117" calcext:value-type="float">
            <text:p>6.3871117</text:p>
          </table:table-cell>
          <table:table-cell office:value-type="float" office:value="0.05087252" calcext:value-type="float">
            <text:p>0.05087252</text:p>
          </table:table-cell>
          <table:table-cell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1.1484585" calcext:value-type="float">
            <text:p>1.14845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28698" calcext:value-type="float">
            <text:p>2.228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4229" calcext:value-type="float">
            <text:p>0.09604229</text:p>
          </table:table-cell>
          <table:table-cell office:value-type="float" office:value="2.4015374" calcext:value-type="float">
            <text:p>2.4015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666674" calcext:value-type="float">
            <text:p>0.54666674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6.185902" calcext:value-type="float">
            <text:p>6.185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457065" calcext:value-type="float">
            <text:p>1.4457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83725" calcext:value-type="float">
            <text:p>4.483725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46283" calcext:value-type="float">
            <text:p>1.2546283</text:p>
          </table:table-cell>
          <table:table-cell office:value-type="float" office:value="0" calcext:value-type="float">
            <text:p>0</text:p>
          </table:table-cell>
          <table:table-cell office:value-type="float" office:value="6.185368" calcext:value-type="float">
            <text:p>6.185368</text:p>
          </table:table-cell>
          <table:table-cell office:value-type="float" office:value="0" calcext:value-type="float">
            <text:p>0</text:p>
          </table:table-cell>
          <table:table-cell office:value-type="float" office:value="6.8381853" calcext:value-type="float">
            <text:p>6.8381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50934" calcext:value-type="float">
            <text:p>5.350934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3.7935572" calcext:value-type="float">
            <text:p>3.7935572</text:p>
          </table:table-cell>
          <table:table-cell office:value-type="float" office:value="2.4095616" calcext:value-type="float">
            <text:p>2.4095616</text:p>
          </table:table-cell>
          <table:table-cell office:value-type="float" office:value="0.8137505" calcext:value-type="float">
            <text:p>0.8137505</text:p>
          </table:table-cell>
          <table:table-cell office:value-type="float" office:value="6.3851495" calcext:value-type="float">
            <text:p>6.3851495</text:p>
          </table:table-cell>
          <table:table-cell office:value-type="float" office:value="3.604707" calcext:value-type="float">
            <text:p>3.604707</text:p>
          </table:table-cell>
          <table:table-cell office:value-type="float" office:value="0.981619" calcext:value-type="float">
            <text:p>0.981619</text:p>
          </table:table-cell>
          <table:table-cell office:value-type="float" office:value="0" calcext:value-type="float">
            <text:p>0</text:p>
          </table:table-cell>
          <table:table-cell office:value-type="float" office:value="0.82705104" calcext:value-type="float">
            <text:p>0.8270510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278498" calcext:value-type="float">
            <text:p>0.7278498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1425755" calcext:value-type="float">
            <text:p>0.0514257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717551" calcext:value-type="float">
            <text:p>0.47175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2899479" calcext:value-type="float">
            <text:p>0.2899479</text:p>
          </table:table-cell>
          <table:table-cell office:value-type="float" office:value="3.095593" calcext:value-type="float">
            <text:p>3.095593</text:p>
          </table:table-cell>
          <table:table-cell office:value-type="float" office:value="0" calcext:value-type="float">
            <text:p>0</text:p>
          </table:table-cell>
          <table:table-cell office:value-type="float" office:value="1.478845" calcext:value-type="float">
            <text:p>1.478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838977" calcext:value-type="float">
            <text:p>4.9838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458964" calcext:value-type="float">
            <text:p>6.1458964</text:p>
          </table:table-cell>
          <table:table-cell office:value-type="float" office:value="0.98975766" calcext:value-type="float">
            <text:p>0.9897576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7628" calcext:value-type="float">
            <text:p>3.137628</text:p>
          </table:table-cell>
          <table:table-cell office:value-type="float" office:value="0.18648723" calcext:value-type="float">
            <text:p>0.18648723</text:p>
          </table:table-cell>
          <table:table-cell office:value-type="float" office:value="0" calcext:value-type="float">
            <text:p>0</text:p>
          </table:table-cell>
          <table:table-cell office:value-type="float" office:value="2.717368" calcext:value-type="float">
            <text:p>2.717368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0.7688763" calcext:value-type="float">
            <text:p>0.7688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89188" calcext:value-type="float">
            <text:p>3.6889188</text:p>
          </table:table-cell>
          <table:table-cell office:value-type="float" office:value="0" calcext:value-type="float">
            <text:p>0</text:p>
          </table:table-cell>
          <table:table-cell office:value-type="float" office:value="3.2740185" calcext:value-type="float">
            <text:p>3.2740185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591425" calcext:value-type="float">
            <text:p>0.77591425</text:p>
          </table:table-cell>
          <table:table-cell office:value-type="float" office:value="2.2771773" calcext:value-type="float">
            <text:p>2.2771773</text:p>
          </table:table-cell>
          <table:table-cell office:value-type="float" office:value="0.20269069" calcext:value-type="float">
            <text:p>0.20269069</text:p>
          </table:table-cell>
          <table:table-cell office:value-type="float" office:value="0.14361067" calcext:value-type="float">
            <text:p>0.143610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0" calcext:value-type="float">
            <text:p>0</text:p>
          </table:table-cell>
          <table:table-cell office:value-type="float" office:value="4.267154" calcext:value-type="float">
            <text:p>4.267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456734" calcext:value-type="float">
            <text:p>7.0456734</text:p>
          </table:table-cell>
          <table:table-cell office:value-type="float" office:value="0.9501904" calcext:value-type="float">
            <text:p>0.950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76526" calcext:value-type="float">
            <text:p>1.6776526</text:p>
          </table:table-cell>
          <table:table-cell office:value-type="float" office:value="1.8874602" calcext:value-type="float">
            <text:p>1.8874602</text:p>
          </table:table-cell>
          <table:table-cell office:value-type="float" office:value="4.46927" calcext:value-type="float">
            <text:p>4.469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76602645" calcext:value-type="float">
            <text:p>0.076602645</text:p>
          </table:table-cell>
          <table:table-cell office:value-type="float" office:value="1.1012328" calcext:value-type="float">
            <text:p>1.1012328</text:p>
          </table:table-cell>
          <table:table-cell office:value-type="float" office:value="0" calcext:value-type="float">
            <text:p>0</text:p>
          </table:table-cell>
          <table:table-cell office:value-type="float" office:value="0.88093245" calcext:value-type="float">
            <text:p>0.88093245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6.165965" calcext:value-type="float">
            <text:p>6.165965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" calcext:value-type="float">
            <text:p>0</text:p>
          </table:table-cell>
          <table:table-cell office:value-type="float" office:value="0.87367827" calcext:value-type="float">
            <text:p>0.87367827</text:p>
          </table:table-cell>
          <table:table-cell office:value-type="float" office:value="2.0256972" calcext:value-type="float">
            <text:p>2.0256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584225" calcext:value-type="float">
            <text:p>3.6584225</text:p>
          </table:table-cell>
          <table:table-cell office:value-type="float" office:value="1.7244961" calcext:value-type="float">
            <text:p>1.7244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060997" calcext:value-type="float">
            <text:p>3.7060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94499" calcext:value-type="float">
            <text:p>0.2694499</text:p>
          </table:table-cell>
          <table:table-cell office:value-type="float" office:value="1.7525" calcext:value-type="float">
            <text:p>1.7525</text:p>
          </table:table-cell>
          <table:table-cell office:value-type="float" office:value="0.040002342" calcext:value-type="float">
            <text:p>0.0400023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09595288" calcext:value-type="float">
            <text:p>0.09595288</text:p>
          </table:table-cell>
          <table:table-cell office:value-type="float" office:value="0" calcext:value-type="float">
            <text:p>0</text:p>
          </table:table-cell>
          <table:table-cell office:value-type="float" office:value="3.6092677" calcext:value-type="float">
            <text:p>3.6092677</text:p>
          </table:table-cell>
          <table:table-cell office:value-type="float" office:value="12.791099" calcext:value-type="float">
            <text:p>12.79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72595" calcext:value-type="float">
            <text:p>1.5072595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30223" calcext:value-type="float">
            <text:p>2.5930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98982" calcext:value-type="float">
            <text:p>4.498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03689" calcext:value-type="float">
            <text:p>0.9403689</text:p>
          </table:table-cell>
          <table:table-cell office:value-type="float" office:value="0.73735845" calcext:value-type="float">
            <text:p>0.73735845</text:p>
          </table:table-cell>
          <table:table-cell office:value-type="float" office:value="0" calcext:value-type="float">
            <text:p>0</text:p>
          </table:table-cell>
          <table:table-cell office:value-type="float" office:value="5.0788717" calcext:value-type="float">
            <text:p>5.0788717</text:p>
          </table:table-cell>
          <table:table-cell office:value-type="float" office:value="0.6691878" calcext:value-type="float">
            <text:p>0.6691878</text:p>
          </table:table-cell>
          <table:table-cell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2.1772895" calcext:value-type="float">
            <text:p>2.17728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606352" calcext:value-type="float">
            <text:p>0.6606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8817" calcext:value-type="float">
            <text:p>1.058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117216766" calcext:value-type="float">
            <text:p>0.117216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989672" calcext:value-type="float">
            <text:p>0.35989672</text:p>
          </table:table-cell>
          <table:table-cell office:value-type="float" office:value="2.3629107" calcext:value-type="float">
            <text:p>2.3629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1.8544152" calcext:value-type="float">
            <text:p>1.8544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384156" calcext:value-type="float">
            <text:p>0.46384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945868" calcext:value-type="float">
            <text:p>1.1945868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40652" calcext:value-type="float">
            <text:p>0.36040652</text:p>
          </table:table-cell>
          <table:table-cell office:value-type="float" office:value="0" calcext:value-type="float">
            <text:p>0</text:p>
          </table:table-cell>
          <table:table-cell office:value-type="float" office:value="7.1143446" calcext:value-type="float">
            <text:p>7.1143446</text:p>
          </table:table-cell>
          <table:table-cell office:value-type="float" office:value="0" calcext:value-type="float">
            <text:p>0</text:p>
          </table:table-cell>
          <table:table-cell office:value-type="float" office:value="2.965748" calcext:value-type="float">
            <text:p>2.965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79928" calcext:value-type="float">
            <text:p>0.6379928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0" calcext:value-type="float">
            <text:p>0</text:p>
          </table:table-cell>
          <table:table-cell office:value-type="float" office:value="0.81797326" calcext:value-type="float">
            <text:p>0.81797326</text:p>
          </table:table-cell>
          <table:table-cell office:value-type="float" office:value="9.763234" calcext:value-type="float">
            <text:p>9.763234</text:p>
          </table:table-cell>
          <table:table-cell office:value-type="float" office:value="4.6974783" calcext:value-type="float">
            <text:p>4.6974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97978" calcext:value-type="float">
            <text:p>1.72979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758654" calcext:value-type="float">
            <text:p>1.2758654</text:p>
          </table:table-cell>
          <table:table-cell office:value-type="float" office:value="0.37877294" calcext:value-type="float">
            <text:p>0.37877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5220057" calcext:value-type="float">
            <text:p>0.35220057</text:p>
          </table:table-cell>
          <table:table-cell office:value-type="float" office:value="6.996792" calcext:value-type="float">
            <text:p>6.9967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5.188284" calcext:value-type="float">
            <text:p>5.1882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75527" calcext:value-type="float">
            <text:p>2.75527</text:p>
          </table:table-cell>
          <table:table-cell office:value-type="float" office:value="0" calcext:value-type="float">
            <text:p>0</text:p>
          </table:table-cell>
          <table:table-cell office:value-type="float" office:value="0.46897274" calcext:value-type="float">
            <text:p>0.468972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0212002" calcext:value-type="float">
            <text:p>2.02120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759147" calcext:value-type="float">
            <text:p>1.4759147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72559" calcext:value-type="float">
            <text:p>0.8072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2.271125" calcext:value-type="float">
            <text:p>2.271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569754" calcext:value-type="float">
            <text:p>4.5569754</text:p>
          </table:table-cell>
          <table:table-cell office:value-type="float" office:value="0.8173739" calcext:value-type="float">
            <text:p>0.8173739</text:p>
          </table:table-cell>
          <table:table-cell office:value-type="float" office:value="0.1651599" calcext:value-type="float">
            <text:p>0.1651599</text:p>
          </table:table-cell>
          <table:table-cell office:value-type="float" office:value="1.5251662" calcext:value-type="float">
            <text:p>1.5251662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169044" calcext:value-type="float">
            <text:p>0.8216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936022" calcext:value-type="float">
            <text:p>0.29936022</text:p>
          </table:table-cell>
          <table:table-cell office:value-type="float" office:value="0" calcext:value-type="float">
            <text:p>0</text:p>
          </table:table-cell>
          <table:table-cell office:value-type="float" office:value="0.053425416" calcext:value-type="float">
            <text:p>0.053425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1.3001107" calcext:value-type="float">
            <text:p>1.3001107</text:p>
          </table:table-cell>
          <table:table-cell office:value-type="float" office:value="4.113566" calcext:value-type="float">
            <text:p>4.113566</text:p>
          </table:table-cell>
          <table:table-cell office:value-type="float" office:value="0" calcext:value-type="float">
            <text:p>0</text:p>
          </table:table-cell>
          <table:table-cell office:value-type="float" office:value="2.0438812" calcext:value-type="float">
            <text:p>2.0438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26254" calcext:value-type="float">
            <text:p>0.29326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3395" calcext:value-type="float">
            <text:p>4.513395</text:p>
          </table:table-cell>
          <table:table-cell office:value-type="float" office:value="7.055403" calcext:value-type="float">
            <text:p>7.055403</text:p>
          </table:table-cell>
          <table:table-cell office:value-type="float" office:value="0.15698338" calcext:value-type="float">
            <text:p>0.15698338</text:p>
          </table:table-cell>
          <table:table-cell office:value-type="float" office:value="0" calcext:value-type="float">
            <text:p>0</text:p>
          </table:table-cell>
          <table:table-cell office:value-type="float" office:value="0.66421807" calcext:value-type="float">
            <text:p>0.664218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489188" calcext:value-type="float">
            <text:p>0.07489188</text:p>
          </table:table-cell>
          <table:table-cell office:value-type="float" office:value="0" calcext:value-type="float">
            <text:p>0</text:p>
          </table:table-cell>
          <table:table-cell office:value-type="float" office:value="0.10499378" calcext:value-type="float">
            <text:p>0.10499378</text:p>
          </table:table-cell>
          <table:table-cell office:value-type="float" office:value="0.6742185" calcext:value-type="float">
            <text:p>0.6742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office:value-type="float" office:value="0.14535859" calcext:value-type="float">
            <text:p>0.14535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02336" calcext:value-type="float">
            <text:p>0.14702336</text:p>
          </table:table-cell>
          <table:table-cell office:value-type="float" office:value="2.4689307" calcext:value-type="float">
            <text:p>2.4689307</text:p>
          </table:table-cell>
          <table:table-cell office:value-type="float" office:value="0" calcext:value-type="float">
            <text:p>0</text:p>
          </table:table-cell>
          <table:table-cell office:value-type="float" office:value="9.001332" calcext:value-type="float">
            <text:p>9.001332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91805" calcext:value-type="float">
            <text:p>2.0291805</text:p>
          </table:table-cell>
          <table:table-cell office:value-type="float" office:value="3.7684894" calcext:value-type="float">
            <text:p>3.7684894</text:p>
          </table:table-cell>
          <table:table-cell office:value-type="float" office:value="0.040002342" calcext:value-type="float">
            <text:p>0.040002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58796" calcext:value-type="float">
            <text:p>2.7658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28528" calcext:value-type="float">
            <text:p>3.228528</text:p>
          </table:table-cell>
          <table:table-cell office:value-type="float" office:value="0" calcext:value-type="float">
            <text:p>0</text:p>
          </table:table-cell>
          <table:table-cell office:value-type="float" office:value="1.5186449" calcext:value-type="float">
            <text:p>1.5186449</text:p>
          </table:table-cell>
          <table:table-cell office:value-type="float" office:value="0" calcext:value-type="float">
            <text:p>0</text:p>
          </table:table-cell>
          <table:table-cell office:value-type="float" office:value="4.8967805" calcext:value-type="float">
            <text:p>4.8967805</text:p>
          </table:table-cell>
          <table:table-cell office:value-type="float" office:value="2.0027187" calcext:value-type="float">
            <text:p>2.0027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065782" calcext:value-type="float">
            <text:p>0.039065782</text:p>
          </table:table-cell>
          <table:table-cell office:value-type="float" office:value="0.068910256" calcext:value-type="float">
            <text:p>0.068910256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2249" calcext:value-type="float">
            <text:p>1.192249</text:p>
          </table:table-cell>
          <table:table-cell office:value-type="float" office:value="1.542651" calcext:value-type="float">
            <text:p>1.54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347" calcext:value-type="float">
            <text:p>3.72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43915" calcext:value-type="float">
            <text:p>1.0439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2.032292" calcext:value-type="float">
            <text:p>2.0322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100771" calcext:value-type="float">
            <text:p>0.71007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4113" calcext:value-type="float">
            <text:p>0.324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72585" calcext:value-type="float">
            <text:p>6.072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70696" calcext:value-type="float">
            <text:p>2.4470696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50514185" calcext:value-type="float">
            <text:p>0.50514185</text:p>
          </table:table-cell>
          <table:table-cell office:value-type="float" office:value="0.09030849" calcext:value-type="float">
            <text:p>0.090308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3.4111707" calcext:value-type="float">
            <text:p>3.4111707</text:p>
          </table:table-cell>
          <table:table-cell office:value-type="float" office:value="1.8699827" calcext:value-type="float">
            <text:p>1.8699827</text:p>
          </table:table-cell>
          <table:table-cell office:value-type="float" office:value="0" calcext:value-type="float">
            <text:p>0</text:p>
          </table:table-cell>
          <table:table-cell office:value-type="float" office:value="6.5077505" calcext:value-type="float">
            <text:p>6.507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0.15545611" calcext:value-type="float">
            <text:p>0.15545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44371" calcext:value-type="float">
            <text:p>6.244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288078" calcext:value-type="float">
            <text:p>0.41288078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9484845" calcext:value-type="float">
            <text:p>0.59484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79963" calcext:value-type="float">
            <text:p>5.579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44945" calcext:value-type="float">
            <text:p>2.4544945</text:p>
          </table:table-cell>
          <table:table-cell office:value-type="float" office:value="0.7808212" calcext:value-type="float">
            <text:p>0.7808212</text:p>
          </table:table-cell>
          <table:table-cell office:value-type="float" office:value="7.8774605" calcext:value-type="float">
            <text:p>7.8774605</text:p>
          </table:table-cell>
          <table:table-cell office:value-type="float" office:value="0.2683878" calcext:value-type="float">
            <text:p>0.2683878</text:p>
          </table:table-cell>
          <table:table-cell office:value-type="float" office:value="5.6781545" calcext:value-type="float">
            <text:p>5.67815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97035" calcext:value-type="float">
            <text:p>1.0197035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87947" calcext:value-type="float">
            <text:p>9.3879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435734" calcext:value-type="float">
            <text:p>4.435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8900237" calcext:value-type="float">
            <text:p>4.8900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308056" calcext:value-type="float">
            <text:p>0.024308056</text:p>
          </table:table-cell>
          <table:table-cell office:value-type="float" office:value="3.170228" calcext:value-type="float">
            <text:p>3.170228</text:p>
          </table:table-cell>
          <table:table-cell office:value-type="float" office:value="0" calcext:value-type="float">
            <text:p>0</text:p>
          </table:table-cell>
          <table:table-cell office:value-type="float" office:value="1.2041857" calcext:value-type="float">
            <text:p>1.2041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7653" calcext:value-type="float">
            <text:p>2.137653</text:p>
          </table:table-cell>
          <table:table-cell office:value-type="float" office:value="1.0793577" calcext:value-type="float">
            <text:p>1.0793577</text:p>
          </table:table-cell>
          <table:table-cell office:value-type="float" office:value="8.276694" calcext:value-type="float">
            <text:p>8.276694</text:p>
          </table:table-cell>
          <table:table-cell office:value-type="float" office:value="1.9696159" calcext:value-type="float">
            <text:p>1.9696159</text:p>
          </table:table-cell>
          <table:table-cell office:value-type="float" office:value="1.6996741" calcext:value-type="float">
            <text:p>1.6996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00375" calcext:value-type="float">
            <text:p>1.0200375</text:p>
          </table:table-cell>
          <table:table-cell office:value-type="float" office:value="0" calcext:value-type="float">
            <text:p>0</text:p>
          </table:table-cell>
          <table:table-cell office:value-type="float" office:value="0.194758" calcext:value-type="float">
            <text:p>0.194758</text:p>
          </table:table-cell>
          <table:table-cell office:value-type="float" office:value="0.17652303" calcext:value-type="float">
            <text:p>0.17652303</text:p>
          </table:table-cell>
          <table:table-cell office:value-type="float" office:value="0" calcext:value-type="float">
            <text:p>0</text:p>
          </table:table-cell>
          <table:table-cell office:value-type="float" office:value="1.2577726" calcext:value-type="float">
            <text:p>1.2577726</text:p>
          </table:table-cell>
          <table:table-cell office:value-type="float" office:value="0.9176322" calcext:value-type="float">
            <text:p>0.9176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83668" calcext:value-type="float">
            <text:p>4.283668</text:p>
          </table:table-cell>
          <table:table-cell office:value-type="float" office:value="0.14948373" calcext:value-type="float">
            <text:p>0.14948373</text:p>
          </table:table-cell>
          <table:table-cell office:value-type="float" office:value="6.7657347" calcext:value-type="float">
            <text:p>6.7657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43104" calcext:value-type="float">
            <text:p>5.943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684804" calcext:value-type="float">
            <text:p>5.1684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951593" calcext:value-type="float">
            <text:p>2.7951593</text:p>
          </table:table-cell>
          <table:table-cell office:value-type="float" office:value="0" calcext:value-type="float">
            <text:p>0</text:p>
          </table:table-cell>
          <table:table-cell office:value-type="float" office:value="2.280549" calcext:value-type="float">
            <text:p>2.280549</text:p>
          </table:table-cell>
          <table:table-cell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871603" calcext:value-type="float">
            <text:p>0.95871603</text:p>
          </table:table-cell>
          <table:table-cell office:value-type="float" office:value="6.0554733" calcext:value-type="float">
            <text:p>6.0554733</text:p>
          </table:table-cell>
          <table:table-cell office:value-type="float" office:value="0" calcext:value-type="float">
            <text:p>0</text:p>
          </table:table-cell>
          <table:table-cell office:value-type="float" office:value="9.247059" calcext:value-type="float">
            <text:p>9.247059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4.2212124" calcext:value-type="float">
            <text:p>4.2212124</text:p>
          </table:table-cell>
          <table:table-cell office:value-type="float" office:value="0" calcext:value-type="float">
            <text:p>0</text:p>
          </table:table-cell>
          <table:table-cell office:value-type="float" office:value="1.894476" calcext:value-type="float">
            <text:p>1.894476</text:p>
          </table:table-cell>
          <table:table-cell office:value-type="float" office:value="0" calcext:value-type="float">
            <text:p>0</text:p>
          </table:table-cell>
          <table:table-cell office:value-type="float" office:value="8.078686" calcext:value-type="float">
            <text:p>8.078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155078" calcext:value-type="float">
            <text:p>3.9155078</text:p>
          </table:table-cell>
          <table:table-cell office:value-type="float" office:value="1.4454999" calcext:value-type="float">
            <text:p>1.4454999</text:p>
          </table:table-cell>
          <table:table-cell office:value-type="float" office:value="1.362193" calcext:value-type="float">
            <text:p>1.362193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0.8240862" calcext:value-type="float">
            <text:p>0.8240862</text:p>
          </table:table-cell>
          <table:table-cell office:value-type="float" office:value="1.2217497" calcext:value-type="float">
            <text:p>1.2217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31617" calcext:value-type="float">
            <text:p>1.8031617</text:p>
          </table:table-cell>
          <table:table-cell office:value-type="float" office:value="5.7934537" calcext:value-type="float">
            <text:p>5.7934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17339" calcext:value-type="float">
            <text:p>0.21417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13388" calcext:value-type="float">
            <text:p>8.913388</text:p>
          </table:table-cell>
          <table:table-cell office:value-type="float" office:value="0" calcext:value-type="float">
            <text:p>0</text:p>
          </table:table-cell>
          <table:table-cell office:value-type="float" office:value="0.1623921" calcext:value-type="float">
            <text:p>0.1623921</text:p>
          </table:table-cell>
          <table:table-cell office:value-type="float" office:value="9.214184" calcext:value-type="float">
            <text:p>9.214184</text:p>
          </table:table-cell>
          <table:table-cell office:value-type="float" office:value="0" calcext:value-type="float">
            <text:p>0</text:p>
          </table:table-cell>
          <table:table-cell office:value-type="float" office:value="1.3092368" calcext:value-type="float">
            <text:p>1.3092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866507" calcext:value-type="float">
            <text:p>0.588665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17924" calcext:value-type="float">
            <text:p>2.2517924</text:p>
          </table:table-cell>
          <table:table-cell office:value-type="float" office:value="0.56204367" calcext:value-type="float">
            <text:p>0.56204367</text:p>
          </table:table-cell>
          <table:table-cell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4.256125" calcext:value-type="float">
            <text:p>4.256125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30726" calcext:value-type="float">
            <text:p>8.930726</text:p>
          </table:table-cell>
          <table:table-cell office:value-type="float" office:value="1.4602286" calcext:value-type="float">
            <text:p>1.4602286</text:p>
          </table:table-cell>
          <table:table-cell office:value-type="float" office:value="0" calcext:value-type="float">
            <text:p>0</text:p>
          </table:table-cell>
          <table:table-cell office:value-type="float" office:value="0.87829983" calcext:value-type="float">
            <text:p>0.87829983</text:p>
          </table:table-cell>
          <table:table-cell office:value-type="float" office:value="5.0355973" calcext:value-type="float">
            <text:p>5.0355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979925" calcext:value-type="float">
            <text:p>0.68979925</text:p>
          </table:table-cell>
          <table:table-cell office:value-type="float" office:value="2.567805" calcext:value-type="float">
            <text:p>2.567805</text:p>
          </table:table-cell>
          <table:table-cell office:value-type="float" office:value="0" calcext:value-type="float">
            <text:p>0</text:p>
          </table:table-cell>
          <table:table-cell office:value-type="float" office:value="2.4880528" calcext:value-type="float">
            <text:p>2.4880528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9726" calcext:value-type="float">
            <text:p>0.3759726</text:p>
          </table:table-cell>
          <table:table-cell office:value-type="float" office:value="0" calcext:value-type="float">
            <text:p>0</text:p>
          </table:table-cell>
          <table:table-cell office:value-type="float" office:value="1.882376" calcext:value-type="float">
            <text:p>1.882376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.6867943" calcext:value-type="float">
            <text:p>0.6867943</text:p>
          </table:table-cell>
          <table:table-cell office:value-type="float" office:value="0.81255734" calcext:value-type="float">
            <text:p>0.81255734</text:p>
          </table:table-cell>
          <table:table-cell office:value-type="float" office:value="0" calcext:value-type="float">
            <text:p>0</text:p>
          </table:table-cell>
          <table:table-cell office:value-type="float" office:value="4.349526" calcext:value-type="float">
            <text:p>4.349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278694" calcext:value-type="float">
            <text:p>5.3278694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9.805137" calcext:value-type="float">
            <text:p>9.805137</text:p>
          </table:table-cell>
          <table:table-cell office:value-type="float" office:value="0" calcext:value-type="float">
            <text:p>0</text:p>
          </table:table-cell>
          <table:table-cell office:value-type="float" office:value="8.074803" calcext:value-type="float">
            <text:p>8.074803</text:p>
          </table:table-cell>
          <table:table-cell office:value-type="float" office:value="1.0752312" calcext:value-type="float">
            <text:p>1.0752312</text:p>
          </table:table-cell>
          <table:table-cell office:value-type="float" office:value="1.2521541" calcext:value-type="float">
            <text:p>1.2521541</text:p>
          </table:table-cell>
          <table:table-cell office:value-type="float" office:value="0" calcext:value-type="float">
            <text:p>0</text:p>
          </table:table-cell>
          <table:table-cell office:value-type="float" office:value="0.7432599" calcext:value-type="float">
            <text:p>0.7432599</text:p>
          </table:table-cell>
          <table:table-cell office:value-type="float" office:value="4.079011" calcext:value-type="float">
            <text:p>4.079011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04544" calcext:value-type="float">
            <text:p>8.9045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413856" calcext:value-type="float">
            <text:p>6.6413856</text:p>
          </table:table-cell>
          <table:table-cell office:value-type="float" office:value="5.9486494" calcext:value-type="float">
            <text:p>5.9486494</text:p>
          </table:table-cell>
          <table:table-cell office:value-type="float" office:value="4.1482153" calcext:value-type="float">
            <text:p>4.1482153</text:p>
          </table:table-cell>
          <table:table-cell office:value-type="float" office:value="0" calcext:value-type="float">
            <text:p>0</text:p>
          </table:table-cell>
          <table:table-cell office:value-type="float" office:value="2.6174648" calcext:value-type="float">
            <text:p>2.617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10.133517" calcext:value-type="float">
            <text:p>10.133517</text:p>
          </table:table-cell>
          <table:table-cell office:value-type="float" office:value="0" calcext:value-type="float">
            <text:p>0</text:p>
          </table:table-cell>
          <table:table-cell office:value-type="float" office:value="4.0447054" calcext:value-type="float">
            <text:p>4.0447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535641" calcext:value-type="float">
            <text:p>1.35356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567144" calcext:value-type="float">
            <text:p>8.567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27673" calcext:value-type="float">
            <text:p>3.2827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971643" calcext:value-type="float">
            <text:p>6.3971643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1.539845" calcext:value-type="float">
            <text:p>1.539845</text:p>
          </table:table-cell>
          <table:table-cell office:value-type="float" office:value="0" calcext:value-type="float">
            <text:p>0</text:p>
          </table:table-cell>
          <table:table-cell office:value-type="float" office:value="1.5787654" calcext:value-type="float">
            <text:p>1.5787654</text:p>
          </table:table-cell>
          <table:table-cell office:value-type="float" office:value="0" calcext:value-type="float">
            <text:p>0</text:p>
          </table:table-cell>
          <table:table-cell office:value-type="float" office:value="0.75292724" calcext:value-type="float">
            <text:p>0.7529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1.8444532" calcext:value-type="float">
            <text:p>1.8444532</text:p>
          </table:table-cell>
          <table:table-cell office:value-type="float" office:value="3.4003682" calcext:value-type="float">
            <text:p>3.4003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501984" calcext:value-type="float">
            <text:p>0.82501984</text:p>
          </table:table-cell>
          <table:table-cell office:value-type="float" office:value="0.94125926" calcext:value-type="float">
            <text:p>0.94125926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2.4953263" calcext:value-type="float">
            <text:p>2.4953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89149" calcext:value-type="float">
            <text:p>7.789149</text:p>
          </table:table-cell>
          <table:table-cell office:value-type="float" office:value="1.0074662" calcext:value-type="float">
            <text:p>1.0074662</text:p>
          </table:table-cell>
          <table:table-cell office:value-type="float" office:value="0.539557" calcext:value-type="float">
            <text:p>0.539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1.1721133" calcext:value-type="float">
            <text:p>1.1721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203076" calcext:value-type="float">
            <text:p>0.84203076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29814" calcext:value-type="float">
            <text:p>0.6229814</text:p>
          </table:table-cell>
          <table:table-cell office:value-type="float" office:value="1.6175293" calcext:value-type="float">
            <text:p>1.6175293</text:p>
          </table:table-cell>
          <table:table-cell office:value-type="float" office:value="0" calcext:value-type="float">
            <text:p>0</text:p>
          </table:table-cell>
          <table:table-cell office:value-type="float" office:value="0.56535697" calcext:value-type="float">
            <text:p>0.56535697</text:p>
          </table:table-cell>
          <table:table-cell office:value-type="float" office:value="0" calcext:value-type="float">
            <text:p>0</text:p>
          </table:table-cell>
          <table:table-cell office:value-type="float" office:value="3.467837" calcext:value-type="float">
            <text:p>3.467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077716" calcext:value-type="float">
            <text:p>0.59077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07487" calcext:value-type="float">
            <text:p>2.007487</text:p>
          </table:table-cell>
          <table:table-cell office:value-type="float" office:value="0.5708369" calcext:value-type="float">
            <text:p>0.5708369</text:p>
          </table:table-cell>
          <table:table-cell office:value-type="float" office:value="5.3936" calcext:value-type="float">
            <text:p>5.3936</text:p>
          </table:table-cell>
          <table:table-cell office:value-type="float" office:value="2.0053532" calcext:value-type="float">
            <text:p>2.0053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086542" calcext:value-type="float">
            <text:p>3.7086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07739" calcext:value-type="float">
            <text:p>6.407739</text:p>
          </table:table-cell>
          <table:table-cell office:value-type="float" office:value="0.5228248" calcext:value-type="float">
            <text:p>0.5228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288954" calcext:value-type="float">
            <text:p>2.02889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.8587" calcext:value-type="float">
            <text:p>8.8587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10.690507" calcext:value-type="float">
            <text:p>10.6905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7413716" calcext:value-type="float">
            <text:p>6.7413716</text:p>
          </table:table-cell>
          <table:table-cell office:value-type="float" office:value="3.8012903" calcext:value-type="float">
            <text:p>3.8012903</text:p>
          </table:table-cell>
          <table:table-cell office:value-type="float" office:value="0.15315294" calcext:value-type="float">
            <text:p>0.15315294</text:p>
          </table:table-cell>
          <table:table-cell office:value-type="float" office:value="0" calcext:value-type="float">
            <text:p>0</text:p>
          </table:table-cell>
          <table:table-cell office:value-type="float" office:value="0.05401405" calcext:value-type="float">
            <text:p>0.054014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10.424544" calcext:value-type="float">
            <text:p>10.424544</text:p>
          </table:table-cell>
          <table:table-cell office:value-type="float" office:value="11.975671" calcext:value-type="float">
            <text:p>11.9756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46401" calcext:value-type="float">
            <text:p>3.646401</text:p>
          </table:table-cell>
          <table:table-cell office:value-type="float" office:value="8.062724" calcext:value-type="float">
            <text:p>8.062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9179" calcext:value-type="float">
            <text:p>0.729179</text:p>
          </table:table-cell>
          <table:table-cell office:value-type="float" office:value="0" calcext:value-type="float">
            <text:p>0</text:p>
          </table:table-cell>
          <table:table-cell office:value-type="float" office:value="22.6482" calcext:value-type="float">
            <text:p>22.6482</text:p>
          </table:table-cell>
          <table:table-cell office:value-type="float" office:value="0" calcext:value-type="float">
            <text:p>0</text:p>
          </table:table-cell>
          <table:table-cell office:value-type="float" office:value="0.15279004" calcext:value-type="float">
            <text:p>0.15279004</text:p>
          </table:table-cell>
          <table:table-cell office:value-type="float" office:value="0" calcext:value-type="float">
            <text:p>0</text:p>
          </table:table-cell>
          <table:table-cell office:value-type="float" office:value="0.81666493" calcext:value-type="float">
            <text:p>0.81666493</text:p>
          </table:table-cell>
          <table:table-cell office:value-type="float" office:value="9.601721" calcext:value-type="float">
            <text:p>9.601721</text:p>
          </table:table-cell>
          <table:table-cell office:value-type="float" office:value="0" calcext:value-type="float">
            <text:p>0</text:p>
          </table:table-cell>
          <table:table-cell office:value-type="float" office:value="2.0419016" calcext:value-type="float">
            <text:p>2.04190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316629" calcext:value-type="float">
            <text:p>14.316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266697" calcext:value-type="float">
            <text:p>0.67266697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13.781518" calcext:value-type="float">
            <text:p>13.781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116535" calcext:value-type="float">
            <text:p>6.9116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69318" calcext:value-type="float">
            <text:p>3.2069318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.38023546" calcext:value-type="float">
            <text:p>0.38023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412285" calcext:value-type="float">
            <text:p>4.3412285</text:p>
          </table:table-cell>
          <table:table-cell office:value-type="float" office:value="1.134903" calcext:value-type="float">
            <text:p>1.134903</text:p>
          </table:table-cell>
          <table:table-cell office:value-type="float" office:value="1.6158757" calcext:value-type="float">
            <text:p>1.6158757</text:p>
          </table:table-cell>
          <table:table-cell office:value-type="float" office:value="1.5456482" calcext:value-type="float">
            <text:p>1.5456482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12.80904" calcext:value-type="float">
            <text:p>12.80904</text:p>
          </table:table-cell>
          <table:table-cell office:value-type="float" office:value="0" calcext:value-type="float">
            <text:p>0</text:p>
          </table:table-cell>
          <table:table-cell office:value-type="float" office:value="0.061930954" calcext:value-type="float">
            <text:p>0.061930954</text:p>
          </table:table-cell>
          <table:table-cell office:value-type="float" office:value="4.2744865" calcext:value-type="float">
            <text:p>4.2744865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411554" calcext:value-type="float">
            <text:p>0.29411554</text:p>
          </table:table-cell>
          <table:table-cell office:value-type="float" office:value="2.2767162" calcext:value-type="float">
            <text:p>2.2767162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1.7010264" calcext:value-type="float">
            <text:p>1.7010264</text:p>
          </table:table-cell>
          <table:table-cell office:value-type="float" office:value="2.4474468" calcext:value-type="float">
            <text:p>2.4474468</text:p>
          </table:table-cell>
          <table:table-cell office:value-type="float" office:value="5.7061305" calcext:value-type="float">
            <text:p>5.7061305</text:p>
          </table:table-cell>
          <table:table-cell office:value-type="float" office:value="12.109266" calcext:value-type="float">
            <text:p>12.109266</text:p>
          </table:table-cell>
          <table:table-cell office:value-type="float" office:value="12.417334" calcext:value-type="float">
            <text:p>12.417334</text:p>
          </table:table-cell>
          <table:table-cell office:value-type="float" office:value="11.702873" calcext:value-type="float">
            <text:p>11.702873</text:p>
          </table:table-cell>
          <table:table-cell office:value-type="float" office:value="4.3827605" calcext:value-type="float">
            <text:p>4.3827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21458" calcext:value-type="float">
            <text:p>0.8521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011966" calcext:value-type="float">
            <text:p>3.8011966</text:p>
          </table:table-cell>
          <table:table-cell office:value-type="float" office:value="0" calcext:value-type="float">
            <text:p>0</text:p>
          </table:table-cell>
          <table:table-cell office:value-type="float" office:value="0.98833644" calcext:value-type="float">
            <text:p>0.98833644</text:p>
          </table:table-cell>
          <table:table-cell office:value-type="float" office:value="0" calcext:value-type="float">
            <text:p>0</text:p>
          </table:table-cell>
          <table:table-cell office:value-type="float" office:value="0.7491259" calcext:value-type="float">
            <text:p>0.7491259</text:p>
          </table:table-cell>
          <table:table-cell office:value-type="float" office:value="3.2985137" calcext:value-type="float">
            <text:p>3.2985137</text:p>
          </table:table-cell>
          <table:table-cell office:value-type="float" office:value="0.18862893" calcext:value-type="float">
            <text:p>0.18862893</text:p>
          </table:table-cell>
          <table:table-cell office:value-type="float" office:value="6.0073886" calcext:value-type="float">
            <text:p>6.0073886</text:p>
          </table:table-cell>
          <table:table-cell office:value-type="float" office:value="0" calcext:value-type="float">
            <text:p>0</text:p>
          </table:table-cell>
          <table:table-cell office:value-type="float" office:value="0.544937" calcext:value-type="float">
            <text:p>0.5449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848597" calcext:value-type="float">
            <text:p>2.4848597</text:p>
          </table:table-cell>
          <table:table-cell office:value-type="float" office:value="1.8738369" calcext:value-type="float">
            <text:p>1.8738369</text:p>
          </table:table-cell>
          <table:table-cell office:value-type="float" office:value="8.047638" calcext:value-type="float">
            <text:p>8.047638</text:p>
          </table:table-cell>
          <table:table-cell office:value-type="float" office:value="0.7365351" calcext:value-type="float">
            <text:p>0.7365351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9.894728" calcext:value-type="float">
            <text:p>9.894728</text:p>
          </table:table-cell>
          <table:table-cell office:value-type="float" office:value="0.3664718" calcext:value-type="float">
            <text:p>0.3664718</text:p>
          </table:table-cell>
          <table:table-cell office:value-type="float" office:value="0" calcext:value-type="float">
            <text:p>0</text:p>
          </table:table-cell>
          <table:table-cell office:value-type="float" office:value="4.845886" calcext:value-type="float">
            <text:p>4.845886</text:p>
          </table:table-cell>
          <table:table-cell office:value-type="float" office:value="3.037206" calcext:value-type="float">
            <text:p>3.037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4921" calcext:value-type="float">
            <text:p>7.384921</text:p>
          </table:table-cell>
          <table:table-cell office:value-type="float" office:value="8.474328" calcext:value-type="float">
            <text:p>8.474328</text:p>
          </table:table-cell>
          <table:table-cell office:value-type="float" office:value="3.5616114" calcext:value-type="float">
            <text:p>3.5616114</text:p>
          </table:table-cell>
          <table:table-cell office:value-type="float" office:value="0.7332325" calcext:value-type="float">
            <text:p>0.7332325</text:p>
          </table:table-cell>
          <table:table-cell office:value-type="float" office:value="1.6140838" calcext:value-type="float">
            <text:p>1.6140838</text:p>
          </table:table-cell>
          <table:table-cell office:value-type="float" office:value="0.84935695" calcext:value-type="float">
            <text:p>0.84935695</text:p>
          </table:table-cell>
          <table:table-cell office:value-type="float" office:value="0" calcext:value-type="float">
            <text:p>0</text:p>
          </table:table-cell>
          <table:table-cell office:value-type="float" office:value="0.9549255" calcext:value-type="float">
            <text:p>0.9549255</text:p>
          </table:table-cell>
          <table:table-cell office:value-type="float" office:value="0.5653287" calcext:value-type="float">
            <text:p>0.5653287</text:p>
          </table:table-cell>
          <table:table-cell office:value-type="float" office:value="0" calcext:value-type="float">
            <text:p>0</text:p>
          </table:table-cell>
          <table:table-cell office:value-type="float" office:value="2.4232457" calcext:value-type="float">
            <text:p>2.4232457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" calcext:value-type="float">
            <text:p>0</text:p>
          </table:table-cell>
          <table:table-cell office:value-type="float" office:value="1.5346363" calcext:value-type="float">
            <text:p>1.5346363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.69771725" calcext:value-type="float">
            <text:p>0.69771725</text:p>
          </table:table-cell>
          <table:table-cell office:value-type="float" office:value="0.20195813" calcext:value-type="float">
            <text:p>0.20195813</text:p>
          </table:table-cell>
          <table:table-cell office:value-type="float" office:value="10.123488" calcext:value-type="float">
            <text:p>10.123488</text:p>
          </table:table-cell>
          <table:table-cell office:value-type="float" office:value="12.609069" calcext:value-type="float">
            <text:p>12.609069</text:p>
          </table:table-cell>
          <table:table-cell office:value-type="float" office:value="5.1365128" calcext:value-type="float">
            <text:p>5.1365128</text:p>
          </table:table-cell>
          <table:table-cell office:value-type="float" office:value="5.2529216" calcext:value-type="float">
            <text:p>5.2529216</text:p>
          </table:table-cell>
          <table:table-cell office:value-type="float" office:value="3.3176966" calcext:value-type="float">
            <text:p>3.3176966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8.371809" calcext:value-type="float">
            <text:p>8.371809</text:p>
          </table:table-cell>
          <table:table-cell office:value-type="float" office:value="1.4902884" calcext:value-type="float">
            <text:p>1.4902884</text:p>
          </table:table-cell>
          <table:table-cell office:value-type="float" office:value="8.007586" calcext:value-type="float">
            <text:p>8.007586</text:p>
          </table:table-cell>
          <table:table-cell office:value-type="float" office:value="13.206409" calcext:value-type="float">
            <text:p>13.206409</text:p>
          </table:table-cell>
          <table:table-cell office:value-type="float" office:value="0" calcext:value-type="float">
            <text:p>0</text:p>
          </table:table-cell>
          <table:table-cell office:value-type="float" office:value="20.219957" calcext:value-type="float">
            <text:p>20.219957</text:p>
          </table:table-cell>
          <table:table-cell office:value-type="float" office:value="2.823126" calcext:value-type="float">
            <text:p>2.823126</text:p>
          </table:table-cell>
          <table:table-cell office:value-type="float" office:value="3.8292003" calcext:value-type="float">
            <text:p>3.8292003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3.408459" calcext:value-type="float">
            <text:p>3.408459</text:p>
          </table:table-cell>
          <table:table-cell office:value-type="float" office:value="0" calcext:value-type="float">
            <text:p>0</text:p>
          </table:table-cell>
          <table:table-cell office:value-type="float" office:value="8.974382" calcext:value-type="float">
            <text:p>8.974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95541" calcext:value-type="float">
            <text:p>1.2995541</text:p>
          </table:table-cell>
          <table:table-cell office:value-type="float" office:value="0" calcext:value-type="float">
            <text:p>0</text:p>
          </table:table-cell>
          <table:table-cell office:value-type="float" office:value="3.5511827" calcext:value-type="float">
            <text:p>3.5511827</text:p>
          </table:table-cell>
          <table:table-cell office:value-type="float" office:value="4.6884465" calcext:value-type="float">
            <text:p>4.6884465</text:p>
          </table:table-cell>
          <table:table-cell office:value-type="float" office:value="0" calcext:value-type="float">
            <text:p>0</text:p>
          </table:table-cell>
          <table:table-cell office:value-type="float" office:value="2.0610044" calcext:value-type="float">
            <text:p>2.0610044</text:p>
          </table:table-cell>
          <table:table-cell office:value-type="float" office:value="5.899391" calcext:value-type="float">
            <text:p>5.899391</text:p>
          </table:table-cell>
          <table:table-cell office:value-type="float" office:value="0" calcext:value-type="float">
            <text:p>0</text:p>
          </table:table-cell>
          <table:table-cell office:value-type="float" office:value="3.6272042" calcext:value-type="float">
            <text:p>3.6272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506684" calcext:value-type="float">
            <text:p>4.3506684</text:p>
          </table:table-cell>
          <table:table-cell office:value-type="float" office:value="6.3818164" calcext:value-type="float">
            <text:p>6.3818164</text:p>
          </table:table-cell>
          <table:table-cell office:value-type="float" office:value="0" calcext:value-type="float">
            <text:p>0</text:p>
          </table:table-cell>
          <table:table-cell office:value-type="float" office:value="3.766899" calcext:value-type="float">
            <text:p>3.766899</text:p>
          </table:table-cell>
          <table:table-cell office:value-type="float" office:value="1.525245" calcext:value-type="float">
            <text:p>1.525245</text:p>
          </table:table-cell>
          <table:table-cell office:value-type="float" office:value="0" calcext:value-type="float">
            <text:p>0</text:p>
          </table:table-cell>
          <table:table-cell office:value-type="float" office:value="16.514496" calcext:value-type="float">
            <text:p>16.514496</text:p>
          </table:table-cell>
          <table:table-cell office:value-type="float" office:value="0" calcext:value-type="float">
            <text:p>0</text:p>
          </table:table-cell>
          <table:table-cell office:value-type="float" office:value="2.4463427" calcext:value-type="float">
            <text:p>2.4463427</text:p>
          </table:table-cell>
          <table:table-cell office:value-type="float" office:value="0" calcext:value-type="float">
            <text:p>0</text:p>
          </table:table-cell>
          <table:table-cell office:value-type="float" office:value="2.7650645" calcext:value-type="float">
            <text:p>2.7650645</text:p>
          </table:table-cell>
          <table:table-cell office:value-type="float" office:value="0" calcext:value-type="float">
            <text:p>0</text:p>
          </table:table-cell>
          <table:table-cell office:value-type="float" office:value="9.045474" calcext:value-type="float">
            <text:p>9.045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6.125013" calcext:value-type="float">
            <text:p>6.125013</text:p>
          </table:table-cell>
          <table:table-cell office:value-type="float" office:value="0" calcext:value-type="float">
            <text:p>0</text:p>
          </table:table-cell>
          <table:table-cell office:value-type="float" office:value="0.43032137" calcext:value-type="float">
            <text:p>0.43032137</text:p>
          </table:table-cell>
          <table:table-cell office:value-type="float" office:value="6.349432" calcext:value-type="float">
            <text:p>6.349432</text:p>
          </table:table-cell>
          <table:table-cell office:value-type="float" office:value="8.314119" calcext:value-type="float">
            <text:p>8.314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259113" calcext:value-type="float">
            <text:p>6.0259113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1.6544616" calcext:value-type="float">
            <text:p>1.6544616</text:p>
          </table:table-cell>
          <table:table-cell office:value-type="float" office:value="0.6649851" calcext:value-type="float">
            <text:p>0.6649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17887" calcext:value-type="float">
            <text:p>6.117887</text:p>
          </table:table-cell>
          <table:table-cell office:value-type="float" office:value="0" calcext:value-type="float">
            <text:p>0</text:p>
          </table:table-cell>
          <table:table-cell office:value-type="float" office:value="1.0111539" calcext:value-type="float">
            <text:p>1.0111539</text:p>
          </table:table-cell>
          <table:table-cell office:value-type="float" office:value="0" calcext:value-type="float">
            <text:p>0</text:p>
          </table:table-cell>
          <table:table-cell office:value-type="float" office:value="1.7403063" calcext:value-type="float">
            <text:p>1.7403063</text:p>
          </table:table-cell>
          <table:table-cell office:value-type="float" office:value="0" calcext:value-type="float">
            <text:p>0</text:p>
          </table:table-cell>
          <table:table-cell office:value-type="float" office:value="0.2122303" calcext:value-type="float">
            <text:p>0.2122303</text:p>
          </table:table-cell>
          <table:table-cell office:value-type="float" office:value="0.20851019" calcext:value-type="float">
            <text:p>0.20851019</text:p>
          </table:table-cell>
          <table:table-cell office:value-type="float" office:value="0" calcext:value-type="float">
            <text:p>0</text:p>
          </table:table-cell>
          <table:table-cell office:value-type="float" office:value="1.6533958" calcext:value-type="float">
            <text:p>1.6533958</text:p>
          </table:table-cell>
          <table:table-cell office:value-type="float" office:value="6.9615507" calcext:value-type="float">
            <text:p>6.9615507</text:p>
          </table:table-cell>
          <table:table-cell office:value-type="float" office:value="1.2273382" calcext:value-type="float">
            <text:p>1.2273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164014" calcext:value-type="float">
            <text:p>3.1164014</text:p>
          </table:table-cell>
          <table:table-cell office:value-type="float" office:value="0" calcext:value-type="float">
            <text:p>0</text:p>
          </table:table-cell>
          <table:table-cell office:value-type="float" office:value="0.07148139" calcext:value-type="float">
            <text:p>0.07148139</text:p>
          </table:table-cell>
          <table:table-cell office:value-type="float" office:value="0" calcext:value-type="float">
            <text:p>0</text:p>
          </table:table-cell>
          <table:table-cell office:value-type="float" office:value="0.4670983" calcext:value-type="float">
            <text:p>0.4670983</text:p>
          </table:table-cell>
          <table:table-cell office:value-type="float" office:value="1.2960774" calcext:value-type="float">
            <text:p>1.2960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79116" calcext:value-type="float">
            <text:p>1.5879116</text:p>
          </table:table-cell>
          <table:table-cell office:value-type="float" office:value="0" calcext:value-type="float">
            <text:p>0</text:p>
          </table:table-cell>
          <table:table-cell office:value-type="float" office:value="2.3482575" calcext:value-type="float">
            <text:p>2.3482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612156" calcext:value-type="float">
            <text:p>6.8612156</text:p>
          </table:table-cell>
          <table:table-cell office:value-type="float" office:value="0" calcext:value-type="float">
            <text:p>0</text:p>
          </table:table-cell>
          <table:table-cell office:value-type="float" office:value="0.6385723" calcext:value-type="float">
            <text:p>0.6385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232929" calcext:value-type="float">
            <text:p>3.9232929</text:p>
          </table:table-cell>
          <table:table-cell office:value-type="float" office:value="7.575628" calcext:value-type="float">
            <text:p>7.575628</text:p>
          </table:table-cell>
          <table:table-cell office:value-type="float" office:value="1.628302" calcext:value-type="float">
            <text:p>1.628302</text:p>
          </table:table-cell>
          <table:table-cell office:value-type="float" office:value="7.069752" calcext:value-type="float">
            <text:p>7.069752</text:p>
          </table:table-cell>
          <table:table-cell office:value-type="float" office:value="1.3516945" calcext:value-type="float">
            <text:p>1.3516945</text:p>
          </table:table-cell>
          <table:table-cell office:value-type="float" office:value="1.2925807" calcext:value-type="float">
            <text:p>1.2925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784223" calcext:value-type="float">
            <text:p>0.36784223</text:p>
          </table:table-cell>
          <table:table-cell office:value-type="float" office:value="1.1672767" calcext:value-type="float">
            <text:p>1.16727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582875" calcext:value-type="float">
            <text:p>1.1582875</text:p>
          </table:table-cell>
          <table:table-cell office:value-type="float" office:value="2.3538315" calcext:value-type="float">
            <text:p>2.3538315</text:p>
          </table:table-cell>
          <table:table-cell office:value-type="float" office:value="2.1765668" calcext:value-type="float">
            <text:p>2.1765668</text:p>
          </table:table-cell>
          <table:table-cell office:value-type="float" office:value="1.70031" calcext:value-type="float">
            <text:p>1.7003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1.5461961" calcext:value-type="float">
            <text:p>1.54619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3036" calcext:value-type="float">
            <text:p>0.883036</text:p>
          </table:table-cell>
          <table:table-cell office:value-type="float" office:value="0" calcext:value-type="float">
            <text:p>0</text:p>
          </table:table-cell>
          <table:table-cell office:value-type="float" office:value="3.0766678" calcext:value-type="float">
            <text:p>3.0766678</text:p>
          </table:table-cell>
          <table:table-cell office:value-type="float" office:value="0.040634125" calcext:value-type="float">
            <text:p>0.040634125</text:p>
          </table:table-cell>
          <table:table-cell office:value-type="float" office:value="2.1866665" calcext:value-type="float">
            <text:p>2.1866665</text:p>
          </table:table-cell>
          <table:table-cell office:value-type="float" office:value="5.4451404" calcext:value-type="float">
            <text:p>5.44514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107681" calcext:value-type="float">
            <text:p>0.24107681</text:p>
          </table:table-cell>
          <table:table-cell office:value-type="float" office:value="2.1495578" calcext:value-type="float">
            <text:p>2.1495578</text:p>
          </table:table-cell>
          <table:table-cell office:value-type="float" office:value="6.022304" calcext:value-type="float">
            <text:p>6.022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621342" calcext:value-type="float">
            <text:p>3.3621342</text:p>
          </table:table-cell>
          <table:table-cell office:value-type="float" office:value="2.6828997" calcext:value-type="float">
            <text:p>2.6828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2955" calcext:value-type="float">
            <text:p>1.522955</text:p>
          </table:table-cell>
          <table:table-cell office:value-type="float" office:value="8.504805" calcext:value-type="float">
            <text:p>8.504805</text:p>
          </table:table-cell>
          <table:table-cell office:value-type="float" office:value="0" calcext:value-type="float">
            <text:p>0</text:p>
          </table:table-cell>
          <table:table-cell office:value-type="float" office:value="1.2044295" calcext:value-type="float">
            <text:p>1.2044295</text:p>
          </table:table-cell>
          <table:table-cell office:value-type="float" office:value="0" calcext:value-type="float">
            <text:p>0</text:p>
          </table:table-cell>
          <table:table-cell office:value-type="float" office:value="0.51293266" calcext:value-type="float">
            <text:p>0.51293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21947" calcext:value-type="float">
            <text:p>2.621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48283" calcext:value-type="float">
            <text:p>2.1748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1417817" calcext:value-type="float">
            <text:p>0.3141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552944" calcext:value-type="float">
            <text:p>5.1552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59105" calcext:value-type="float">
            <text:p>8.759105</text:p>
          </table:table-cell>
          <table:table-cell office:value-type="float" office:value="3.2689366" calcext:value-type="float">
            <text:p>3.2689366</text:p>
          </table:table-cell>
          <table:table-cell office:value-type="float" office:value="0.23188716" calcext:value-type="float">
            <text:p>0.2318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7962" calcext:value-type="float">
            <text:p>3.207962</text:p>
          </table:table-cell>
          <table:table-cell office:value-type="float" office:value="0.22002716" calcext:value-type="float">
            <text:p>0.22002716</text:p>
          </table:table-cell>
          <table:table-cell office:value-type="float" office:value="0" calcext:value-type="float">
            <text:p>0</text:p>
          </table:table-cell>
          <table:table-cell office:value-type="float" office:value="4.4372215" calcext:value-type="float">
            <text:p>4.4372215</text:p>
          </table:table-cell>
          <table:table-cell office:value-type="float" office:value="0.25489044" calcext:value-type="float">
            <text:p>0.25489044</text:p>
          </table:table-cell>
          <table:table-cell office:value-type="float" office:value="0" calcext:value-type="float">
            <text:p>0</text:p>
          </table:table-cell>
          <table:table-cell office:value-type="float" office:value="1.9591489" calcext:value-type="float">
            <text:p>1.9591489</text:p>
          </table:table-cell>
          <table:table-cell office:value-type="float" office:value="1.7285373" calcext:value-type="float">
            <text:p>1.7285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1.2432959" calcext:value-type="float">
            <text:p>1.2432959</text:p>
          </table:table-cell>
          <table:table-cell office:value-type="float" office:value="0" calcext:value-type="float">
            <text:p>0</text:p>
          </table:table-cell>
          <table:table-cell office:value-type="float" office:value="1.1597568" calcext:value-type="float">
            <text:p>1.1597568</text:p>
          </table:table-cell>
          <table:table-cell office:value-type="float" office:value="3.296364" calcext:value-type="float">
            <text:p>3.296364</text:p>
          </table:table-cell>
          <table:table-cell office:value-type="float" office:value="0.7629545" calcext:value-type="float">
            <text:p>0.7629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804634" calcext:value-type="float">
            <text:p>4.0804634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0.086267516" calcext:value-type="float">
            <text:p>0.086267516</text:p>
          </table:table-cell>
          <table:table-cell office:value-type="float" office:value="0.29005492" calcext:value-type="float">
            <text:p>0.29005492</text:p>
          </table:table-cell>
          <table:table-cell office:value-type="float" office:value="0" calcext:value-type="float">
            <text:p>0</text:p>
          </table:table-cell>
          <table:table-cell office:value-type="float" office:value="2.075325" calcext:value-type="float">
            <text:p>2.075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6701" calcext:value-type="float">
            <text:p>2.066701</text:p>
          </table:table-cell>
          <table:table-cell office:value-type="float" office:value="0" calcext:value-type="float">
            <text:p>0</text:p>
          </table:table-cell>
          <table:table-cell office:value-type="float" office:value="6.6307125" calcext:value-type="float">
            <text:p>6.6307125</text:p>
          </table:table-cell>
          <table:table-cell office:value-type="float" office:value="6.1493526" calcext:value-type="float">
            <text:p>6.1493526</text:p>
          </table:table-cell>
          <table:table-cell office:value-type="float" office:value="0.7610572" calcext:value-type="float">
            <text:p>0.7610572</text:p>
          </table:table-cell>
          <table:table-cell office:value-type="float" office:value="9.67725" calcext:value-type="float">
            <text:p>9.67725</text:p>
          </table:table-cell>
          <table:table-cell office:value-type="float" office:value="0" calcext:value-type="float">
            <text:p>0</text:p>
          </table:table-cell>
          <table:table-cell office:value-type="float" office:value="3.5216057" calcext:value-type="float">
            <text:p>3.5216057</text:p>
          </table:table-cell>
          <table:table-cell office:value-type="float" office:value="2.112127" calcext:value-type="float">
            <text:p>2.112127</text:p>
          </table:table-cell>
          <table:table-cell office:value-type="float" office:value="2.791693" calcext:value-type="float">
            <text:p>2.791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7887" calcext:value-type="float">
            <text:p>2.077887</text:p>
          </table:table-cell>
          <table:table-cell office:value-type="float" office:value="0" calcext:value-type="float">
            <text:p>0</text:p>
          </table:table-cell>
          <table:table-cell office:value-type="float" office:value="1.7396598" calcext:value-type="float">
            <text:p>1.7396598</text:p>
          </table:table-cell>
          <table:table-cell office:value-type="float" office:value="2.1930382" calcext:value-type="float">
            <text:p>2.1930382</text:p>
          </table:table-cell>
          <table:table-cell office:value-type="float" office:value="2.461121" calcext:value-type="float">
            <text:p>2.461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1.1007578" calcext:value-type="float">
            <text:p>1.1007578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.08932121" calcext:value-type="float">
            <text:p>0.08932121</text:p>
          </table:table-cell>
          <table:table-cell office:value-type="float" office:value="1.0572578" calcext:value-type="float">
            <text:p>1.0572578</text:p>
          </table:table-cell>
          <table:table-cell office:value-type="float" office:value="0.18737425" calcext:value-type="float">
            <text:p>0.1873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office:value-type="float" office:value="0.36065027" calcext:value-type="float">
            <text:p>0.36065027</text:p>
          </table:table-cell>
          <table:table-cell office:value-type="float" office:value="0.0029348135" calcext:value-type="float">
            <text:p>0.0029348135</text:p>
          </table:table-cell>
          <table:table-cell office:value-type="float" office:value="0.11862676" calcext:value-type="float">
            <text:p>0.11862676</text:p>
          </table:table-cell>
          <table:table-cell office:value-type="float" office:value="1.6029936" calcext:value-type="float">
            <text:p>1.6029936</text:p>
          </table:table-cell>
          <table:table-cell office:value-type="float" office:value="0" calcext:value-type="float">
            <text:p>0</text:p>
          </table:table-cell>
          <table:table-cell office:value-type="float" office:value="0.3172263" calcext:value-type="float">
            <text:p>0.3172263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8943" calcext:value-type="float">
            <text:p>0.4178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52016" calcext:value-type="float">
            <text:p>1.6552016</text:p>
          </table:table-cell>
          <table:table-cell office:value-type="float" office:value="3.7908568" calcext:value-type="float">
            <text:p>3.7908568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3.145739" calcext:value-type="float">
            <text:p>3.145739</text:p>
          </table:table-cell>
          <table:table-cell office:value-type="float" office:value="2.2011049" calcext:value-type="float">
            <text:p>2.2011049</text:p>
          </table:table-cell>
          <table:table-cell office:value-type="float" office:value="1.4196411" calcext:value-type="float">
            <text:p>1.4196411</text:p>
          </table:table-cell>
          <table:table-cell office:value-type="float" office:value="0" calcext:value-type="float">
            <text:p>0</text:p>
          </table:table-cell>
          <table:table-cell office:value-type="float" office:value="0.19638109" calcext:value-type="float">
            <text:p>0.19638109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1.6557792" calcext:value-type="float">
            <text:p>1.6557792</text:p>
          </table:table-cell>
          <table:table-cell office:value-type="float" office:value="0" calcext:value-type="float">
            <text:p>0</text:p>
          </table:table-cell>
          <table:table-cell office:value-type="float" office:value="5.7708488" calcext:value-type="float">
            <text:p>5.7708488</text:p>
          </table:table-cell>
          <table:table-cell office:value-type="float" office:value="13.630623" calcext:value-type="float">
            <text:p>13.630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1925" calcext:value-type="float">
            <text:p>1.0361925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0.03556481" calcext:value-type="float">
            <text:p>0.03556481</text:p>
          </table:table-cell>
          <table:table-cell office:value-type="float" office:value="0" calcext:value-type="float">
            <text:p>0</text:p>
          </table:table-cell>
          <table:table-cell office:value-type="float" office:value="9.364333" calcext:value-type="float">
            <text:p>9.364333</text:p>
          </table:table-cell>
          <table:table-cell office:value-type="float" office:value="3.3968937" calcext:value-type="float">
            <text:p>3.3968937</text:p>
          </table:table-cell>
          <table:table-cell office:value-type="float" office:value="0.057672426" calcext:value-type="float">
            <text:p>0.057672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99499" calcext:value-type="float">
            <text:p>0.7699499</text:p>
          </table:table-cell>
          <table:table-cell office:value-type="float" office:value="2.8878334" calcext:value-type="float">
            <text:p>2.8878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735" calcext:value-type="float">
            <text:p>2.80735</text:p>
          </table:table-cell>
          <table:table-cell office:value-type="float" office:value="0" calcext:value-type="float">
            <text:p>0</text:p>
          </table:table-cell>
          <table:table-cell office:value-type="float" office:value="1.4826823" calcext:value-type="float">
            <text:p>1.4826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682535" calcext:value-type="float">
            <text:p>0.104682535</text:p>
          </table:table-cell>
          <table:table-cell office:value-type="float" office:value="2.0523431" calcext:value-type="float">
            <text:p>2.05234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189505" calcext:value-type="float">
            <text:p>0.9189505</text:p>
          </table:table-cell>
          <table:table-cell office:value-type="float" office:value="0.8861444" calcext:value-type="float">
            <text:p>0.8861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2584" calcext:value-type="float">
            <text:p>0.02362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552655" calcext:value-type="float">
            <text:p>1.4552655</text:p>
          </table:table-cell>
          <table:table-cell office:value-type="float" office:value="3.747921" calcext:value-type="float">
            <text:p>3.747921</text:p>
          </table:table-cell>
          <table:table-cell office:value-type="float" office:value="1.2084463" calcext:value-type="float">
            <text:p>1.2084463</text:p>
          </table:table-cell>
          <table:table-cell office:value-type="float" office:value="0" calcext:value-type="float">
            <text:p>0</text:p>
          </table:table-cell>
          <table:table-cell office:value-type="float" office:value="2.299243" calcext:value-type="float">
            <text:p>2.299243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1.784443" calcext:value-type="float">
            <text:p>1.784443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3.1937237" calcext:value-type="float">
            <text:p>3.1937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8093821" calcext:value-type="float">
            <text:p>0.8093821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61605" calcext:value-type="float">
            <text:p>0.33561605</text:p>
          </table:table-cell>
          <table:table-cell office:value-type="float" office:value="0" calcext:value-type="float">
            <text:p>0</text:p>
          </table:table-cell>
          <table:table-cell office:value-type="float" office:value="0.34185612" calcext:value-type="float">
            <text:p>0.34185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400233" calcext:value-type="float">
            <text:p>0.94400233</text:p>
          </table:table-cell>
          <table:table-cell office:value-type="float" office:value="2.9230156" calcext:value-type="float">
            <text:p>2.9230156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1.0750715" calcext:value-type="float">
            <text:p>1.0750715</text:p>
          </table:table-cell>
          <table:table-cell office:value-type="float" office:value="0" calcext:value-type="float">
            <text:p>0</text:p>
          </table:table-cell>
          <table:table-cell office:value-type="float" office:value="0.7627741" calcext:value-type="float">
            <text:p>0.7627741</text:p>
          </table:table-cell>
          <table:table-cell office:value-type="float" office:value="4.1751328" calcext:value-type="float">
            <text:p>4.1751328</text:p>
          </table:table-cell>
          <table:table-cell office:value-type="float" office:value="0" calcext:value-type="float">
            <text:p>0</text:p>
          </table:table-cell>
          <table:table-cell office:value-type="float" office:value="3.1621861" calcext:value-type="float">
            <text:p>3.1621861</text:p>
          </table:table-cell>
          <table:table-cell office:value-type="float" office:value="1.9020643" calcext:value-type="float">
            <text:p>1.9020643</text:p>
          </table:table-cell>
          <table:table-cell office:value-type="float" office:value="0" calcext:value-type="float">
            <text:p>0</text:p>
          </table:table-cell>
          <table:table-cell office:value-type="float" office:value="0.09533422" calcext:value-type="float">
            <text:p>0.09533422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2.7695436" calcext:value-type="float">
            <text:p>2.7695436</text:p>
          </table:table-cell>
          <table:table-cell office:value-type="float" office:value="0" calcext:value-type="float">
            <text:p>0</text:p>
          </table:table-cell>
          <table:table-cell office:value-type="float" office:value="6.8617363" calcext:value-type="float">
            <text:p>6.8617363</text:p>
          </table:table-cell>
          <table:table-cell office:value-type="float" office:value="0.5297674" calcext:value-type="float">
            <text:p>0.5297674</text:p>
          </table:table-cell>
          <table:table-cell office:value-type="float" office:value="0.71975744" calcext:value-type="float">
            <text:p>0.71975744</text:p>
          </table:table-cell>
          <table:table-cell office:value-type="float" office:value="0" calcext:value-type="float">
            <text:p>0</text:p>
          </table:table-cell>
          <table:table-cell office:value-type="float" office:value="1.2622807" calcext:value-type="float">
            <text:p>1.26228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665889" calcext:value-type="float">
            <text:p>0.4665889</text:p>
          </table:table-cell>
          <table:table-cell office:value-type="float" office:value="0" calcext:value-type="float">
            <text:p>0</text:p>
          </table:table-cell>
          <table:table-cell office:value-type="float" office:value="0.030504346" calcext:value-type="float">
            <text:p>0.030504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2899479" calcext:value-type="float">
            <text:p>0.2899479</text:p>
          </table:table-cell>
          <table:table-cell office:value-type="float" office:value="10.947793" calcext:value-type="float">
            <text:p>10.947793</text:p>
          </table:table-cell>
          <table:table-cell office:value-type="float" office:value="1.1087599" calcext:value-type="float">
            <text:p>1.10875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819744" calcext:value-type="float">
            <text:p>0.98197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571525" calcext:value-type="float">
            <text:p>1.55715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78315" calcext:value-type="float">
            <text:p>0.6078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006036" calcext:value-type="float">
            <text:p>0.09006036</text:p>
          </table:table-cell>
          <table:table-cell office:value-type="float" office:value="0" calcext:value-type="float">
            <text:p>0</text:p>
          </table:table-cell>
          <table:table-cell office:value-type="float" office:value="3.3708494" calcext:value-type="float">
            <text:p>3.3708494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0.7609131" calcext:value-type="float">
            <text:p>0.7609131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681428" calcext:value-type="float">
            <text:p>1.5681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7316403" calcext:value-type="float">
            <text:p>3.73164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4795596" calcext:value-type="float">
            <text:p>0.004795596</text:p>
          </table:table-cell>
          <table:table-cell office:value-type="float" office:value="2.0023208" calcext:value-type="float">
            <text:p>2.00232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624911" calcext:value-type="float">
            <text:p>5.624911</text:p>
          </table:table-cell>
          <table:table-cell office:value-type="float" office:value="0.109613" calcext:value-type="float">
            <text:p>0.109613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15966" calcext:value-type="float">
            <text:p>0.21015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267522" calcext:value-type="float">
            <text:p>0.49267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040002342" calcext:value-type="float">
            <text:p>0.0400023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0.008940055" calcext:value-type="float">
            <text:p>0.0089400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69692" calcext:value-type="float">
            <text:p>2.2469692</text:p>
          </table:table-cell>
          <table:table-cell office:value-type="float" office:value="0.109228484" calcext:value-type="float">
            <text:p>0.10922848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7528" calcext:value-type="float">
            <text:p>0.3167528</text:p>
          </table:table-cell>
          <table:table-cell office:value-type="float" office:value="0.09601773" calcext:value-type="float">
            <text:p>0.096017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9.555726" calcext:value-type="float">
            <text:p>9.555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05577" calcext:value-type="float">
            <text:p>2.4405577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126245" calcext:value-type="float">
            <text:p>0.11126245</text:p>
          </table:table-cell>
          <table:table-cell office:value-type="float" office:value="3.160932" calcext:value-type="float">
            <text:p>3.160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349117" calcext:value-type="float">
            <text:p>5.93491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1.2795863" calcext:value-type="float">
            <text:p>1.2795863</text:p>
          </table:table-cell>
          <table:table-cell office:value-type="float" office:value="0.18750252" calcext:value-type="float">
            <text:p>0.1875025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437825" calcext:value-type="float">
            <text:p>0.45437825</text:p>
          </table:table-cell>
          <table:table-cell office:value-type="float" office:value="3.4927597" calcext:value-type="float">
            <text:p>3.49275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790837" calcext:value-type="float">
            <text:p>0.37908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8409662" calcext:value-type="float">
            <text:p>0.84096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753222" calcext:value-type="float">
            <text:p>0.47532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03484" calcext:value-type="float">
            <text:p>3.70348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37202" calcext:value-type="float">
            <text:p>1.2237202</text:p>
          </table:table-cell>
          <table:table-cell office:value-type="float" office:value="8.822783" calcext:value-type="float">
            <text:p>8.822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3.3654437" calcext:value-type="float">
            <text:p>3.3654437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10.134832" calcext:value-type="float">
            <text:p>10.134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801582" calcext:value-type="float">
            <text:p>1.0801582</text:p>
          </table:table-cell>
          <table:table-cell office:value-type="float" office:value="0" calcext:value-type="float">
            <text:p>0</text:p>
          </table:table-cell>
          <table:table-cell office:value-type="float" office:value="9.638523" calcext:value-type="float">
            <text:p>9.638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767572" calcext:value-type="float">
            <text:p>6.2767572</text:p>
          </table:table-cell>
          <table:table-cell office:value-type="float" office:value="0.0737977" calcext:value-type="float">
            <text:p>0.0737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35465" calcext:value-type="float">
            <text:p>1.7035465</text:p>
          </table:table-cell>
          <table:table-cell office:value-type="float" office:value="5.437169" calcext:value-type="float">
            <text:p>5.437169</text:p>
          </table:table-cell>
          <table:table-cell office:value-type="float" office:value="1.6808606" calcext:value-type="float">
            <text:p>1.68086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.84447" calcext:value-type="float">
            <text:p>6.84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5266" calcext:value-type="float">
            <text:p>2.2575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130274" calcext:value-type="float">
            <text:p>0.20130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6.600253" calcext:value-type="float">
            <text:p>6.600253</text:p>
          </table:table-cell>
          <table:table-cell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0" calcext:value-type="float">
            <text:p>0</text:p>
          </table:table-cell>
          <table:table-cell office:value-type="float" office:value="1.3381747" calcext:value-type="float">
            <text:p>1.3381747</text:p>
          </table:table-cell>
          <table:table-cell office:value-type="float" office:value="0" calcext:value-type="float">
            <text:p>0</text:p>
          </table:table-cell>
          <table:table-cell office:value-type="float" office:value="6.342069" calcext:value-type="float">
            <text:p>6.342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0.008940055" calcext:value-type="float">
            <text:p>0.008940055</text:p>
          </table:table-cell>
          <table:table-cell office:value-type="float" office:value="11.897049" calcext:value-type="float">
            <text:p>11.897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0131" calcext:value-type="float">
            <text:p>0.1220131</text:p>
          </table:table-cell>
          <table:table-cell office:value-type="float" office:value="0" calcext:value-type="float">
            <text:p>0</text:p>
          </table:table-cell>
          <table:table-cell office:value-type="float" office:value="2.3328671" calcext:value-type="float">
            <text:p>2.3328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1268" calcext:value-type="float">
            <text:p>1.841268</text:p>
          </table:table-cell>
          <table:table-cell office:value-type="float" office:value="9.831227" calcext:value-type="float">
            <text:p>9.83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7793" calcext:value-type="float">
            <text:p>0.3457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101982" calcext:value-type="float">
            <text:p>0.39101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45269" calcext:value-type="float">
            <text:p>10.845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4.737025" calcext:value-type="float">
            <text:p>4.7370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357762" calcext:value-type="float">
            <text:p>2.93577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40024" calcext:value-type="float">
            <text:p>0.1754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90385" calcext:value-type="float">
            <text:p>13.190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29817" calcext:value-type="float">
            <text:p>13.129817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1.1298242" calcext:value-type="float">
            <text:p>1.12982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2.1808908" calcext:value-type="float">
            <text:p>2.1808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85406" calcext:value-type="float">
            <text:p>0.44885406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5485854" calcext:value-type="float">
            <text:p>0.454858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145413" calcext:value-type="float">
            <text:p>1.6145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92362" calcext:value-type="float">
            <text:p>2.1592362</text:p>
          </table:table-cell>
          <table:table-cell office:value-type="float" office:value="8.420155" calcext:value-type="float">
            <text:p>8.420155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15138" calcext:value-type="float">
            <text:p>2.42151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.862144" calcext:value-type="float">
            <text:p>16.862144</text:p>
          </table:table-cell>
          <table:table-cell office:value-type="float" office:value="6.721001" calcext:value-type="float">
            <text:p>6.721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69173" calcext:value-type="float">
            <text:p>16.269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834217" calcext:value-type="float">
            <text:p>9.834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738925" calcext:value-type="float">
            <text:p>2.6738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6159735" calcext:value-type="float">
            <text:p>5.6159735</text:p>
          </table:table-cell>
          <table:table-cell office:value-type="float" office:value="0.75882477" calcext:value-type="float">
            <text:p>0.758824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2899479" calcext:value-type="float">
            <text:p>0.2899479</text:p>
          </table:table-cell>
          <table:table-cell office:value-type="float" office:value="0.16877809" calcext:value-type="float">
            <text:p>0.16877809</text:p>
          </table:table-cell>
          <table:table-cell office:value-type="float" office:value="0.8357486" calcext:value-type="float">
            <text:p>0.83574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08927" calcext:value-type="float">
            <text:p>2.2208927</text:p>
          </table:table-cell>
          <table:table-cell office:value-type="float" office:value="8.141413" calcext:value-type="float">
            <text:p>8.14141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10.250051" calcext:value-type="float">
            <text:p>10.250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51708" calcext:value-type="float">
            <text:p>1.055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89295" calcext:value-type="float">
            <text:p>0.6989295</text:p>
          </table:table-cell>
          <table:table-cell office:value-type="float" office:value="0.7643273" calcext:value-type="float">
            <text:p>0.76432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501243" calcext:value-type="float">
            <text:p>0.46501243</text:p>
          </table:table-cell>
          <table:table-cell office:value-type="float" office:value="0.74546367" calcext:value-type="float">
            <text:p>0.74546367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3.5559769" calcext:value-type="float">
            <text:p>3.5559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676112" calcext:value-type="float">
            <text:p>0.26676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16971" calcext:value-type="float">
            <text:p>2.1816971</text:p>
          </table:table-cell>
          <table:table-cell office:value-type="float" office:value="0" calcext:value-type="float">
            <text:p>0</text:p>
          </table:table-cell>
          <table:table-cell office:value-type="float" office:value="6.5730033" calcext:value-type="float">
            <text:p>6.573003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7210404" calcext:value-type="float">
            <text:p>0.7210404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24972" calcext:value-type="float">
            <text:p>6.224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81002" calcext:value-type="float">
            <text:p>1.2581002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67957" calcext:value-type="float">
            <text:p>0.25167957</text:p>
          </table:table-cell>
          <table:table-cell office:value-type="float" office:value="0.008209109" calcext:value-type="float">
            <text:p>0.008209109</text:p>
          </table:table-cell>
          <table:table-cell office:value-type="float" office:value="0" calcext:value-type="float">
            <text:p>0</text:p>
          </table:table-cell>
          <table:table-cell office:value-type="float" office:value="6.905904" calcext:value-type="float">
            <text:p>6.905904</text:p>
          </table:table-cell>
          <table:table-cell office:value-type="float" office:value="4.335057" calcext:value-type="float">
            <text:p>4.335057</text:p>
          </table:table-cell>
          <table:table-cell office:value-type="float" office:value="0.040002342" calcext:value-type="float">
            <text:p>0.040002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18066" calcext:value-type="float">
            <text:p>0.32918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3.7429752" calcext:value-type="float">
            <text:p>3.7429752</text:p>
          </table:table-cell>
          <table:table-cell office:value-type="float" office:value="3.7879152" calcext:value-type="float">
            <text:p>3.7879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273932" calcext:value-type="float">
            <text:p>2.12739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185358" calcext:value-type="float">
            <text:p>8.185358</text:p>
          </table:table-cell>
          <table:table-cell office:value-type="float" office:value="2.094836" calcext:value-type="float">
            <text:p>2.094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.652001" calcext:value-type="float">
            <text:p>9.652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" calcext:value-type="float">
            <text:p>0</text:p>
          </table:table-cell>
          <table:table-cell office:value-type="float" office:value="3.335421" calcext:value-type="float">
            <text:p>3.3354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8217835" calcext:value-type="float">
            <text:p>5.8217835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.33359095" calcext:value-type="float">
            <text:p>0.33359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2511" calcext:value-type="float">
            <text:p>2.042511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0.5811569" calcext:value-type="float">
            <text:p>0.5811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126245" calcext:value-type="float">
            <text:p>0.11126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96246" calcext:value-type="float">
            <text:p>10.796246</text:p>
          </table:table-cell>
          <table:table-cell office:value-type="float" office:value="0.46380097" calcext:value-type="float">
            <text:p>0.46380097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4.008665" calcext:value-type="float">
            <text:p>4.008665</text:p>
          </table:table-cell>
          <table:table-cell office:value-type="float" office:value="0" calcext:value-type="float">
            <text:p>0</text:p>
          </table:table-cell>
          <table:table-cell office:value-type="float" office:value="4.051461" calcext:value-type="float">
            <text:p>4.051461</text:p>
          </table:table-cell>
          <table:table-cell office:value-type="float" office:value="1.6618521" calcext:value-type="float">
            <text:p>1.6618521</text:p>
          </table:table-cell>
          <table:table-cell office:value-type="float" office:value="11.094151" calcext:value-type="float">
            <text:p>11.094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01595" calcext:value-type="float">
            <text:p>9.4015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6040144" calcext:value-type="float">
            <text:p>2.6040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303332" calcext:value-type="float">
            <text:p>0.15303332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0.16791347" calcext:value-type="float">
            <text:p>0.1679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04827" calcext:value-type="float">
            <text:p>2.1504827</text:p>
          </table:table-cell>
          <table:table-cell office:value-type="float" office:value="3.0039794" calcext:value-type="float">
            <text:p>3.00397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3627584" calcext:value-type="float">
            <text:p>3.3627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1.0598717" calcext:value-type="float">
            <text:p>1.05987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0732604" calcext:value-type="float">
            <text:p>0.4073260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2923585" calcext:value-type="float">
            <text:p>1.2923585</text:p>
          </table:table-cell>
          <table:table-cell office:value-type="float" office:value="0.30793834" calcext:value-type="float">
            <text:p>0.307938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42687" calcext:value-type="float">
            <text:p>0.3342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02155" calcext:value-type="float">
            <text:p>0.8302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006036" calcext:value-type="float">
            <text:p>0.09006036</text:p>
          </table:table-cell>
          <table:table-cell office:value-type="float" office:value="10.527935" calcext:value-type="float">
            <text:p>10.527935</text:p>
          </table:table-cell>
          <table:table-cell office:value-type="float" office:value="0" calcext:value-type="float">
            <text:p>0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1.3008194" calcext:value-type="float">
            <text:p>1.3008194</text:p>
          </table:table-cell>
          <table:table-cell office:value-type="float" office:value="0" calcext:value-type="float">
            <text:p>0</text:p>
          </table:table-cell>
          <table:table-cell office:value-type="float" office:value="0.36348778" calcext:value-type="float">
            <text:p>0.36348778</text:p>
          </table:table-cell>
          <table:table-cell office:value-type="float" office:value="0.62182623" calcext:value-type="float">
            <text:p>0.62182623</text:p>
          </table:table-cell>
          <table:table-cell office:value-type="float" office:value="3.05581" calcext:value-type="float">
            <text:p>3.05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468762" calcext:value-type="float">
            <text:p>1.0468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093694" calcext:value-type="float">
            <text:p>3.7093694</text:p>
          </table:table-cell>
          <table:table-cell office:value-type="float" office:value="0.008116627" calcext:value-type="float">
            <text:p>0.008116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431133" calcext:value-type="float">
            <text:p>5.9431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13446" calcext:value-type="float">
            <text:p>2.0413446</text:p>
          </table:table-cell>
          <table:table-cell office:value-type="float" office:value="0" calcext:value-type="float">
            <text:p>0</text:p>
          </table:table-cell>
          <table:table-cell office:value-type="float" office:value="3.2999408" calcext:value-type="float">
            <text:p>3.2999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876184" calcext:value-type="float">
            <text:p>0.67876184</text:p>
          </table:table-cell>
          <table:table-cell office:value-type="float" office:value="0.032312036" calcext:value-type="float">
            <text:p>0.032312036</text:p>
          </table:table-cell>
          <table:table-cell office:value-type="float" office:value="1.1561182" calcext:value-type="float">
            <text:p>1.1561182</text:p>
          </table:table-cell>
          <table:table-cell office:value-type="float" office:value="0" calcext:value-type="float">
            <text:p>0</text:p>
          </table:table-cell>
          <table:table-cell office:value-type="float" office:value="0.15595432" calcext:value-type="float">
            <text:p>0.15595432</text:p>
          </table:table-cell>
          <table:table-cell office:value-type="float" office:value="2.2611082" calcext:value-type="float">
            <text:p>2.2611082</text:p>
          </table:table-cell>
          <table:table-cell office:value-type="float" office:value="0.4513408" calcext:value-type="float">
            <text:p>0.4513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441235" calcext:value-type="float">
            <text:p>0.69441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14618711" calcext:value-type="float">
            <text:p>0.14618711</text:p>
          </table:table-cell>
          <table:table-cell office:value-type="float" office:value="5.939603" calcext:value-type="float">
            <text:p>5.939603</text:p>
          </table:table-cell>
          <table:table-cell office:value-type="float" office:value="0.56311953" calcext:value-type="float">
            <text:p>0.56311953</text:p>
          </table:table-cell>
          <table:table-cell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5811" calcext:value-type="float">
            <text:p>4.935811</text:p>
          </table:table-cell>
          <table:table-cell office:value-type="float" office:value="5.5331182" calcext:value-type="float">
            <text:p>5.5331182</text:p>
          </table:table-cell>
          <table:table-cell office:value-type="float" office:value="0" calcext:value-type="float">
            <text:p>0</text:p>
          </table:table-cell>
          <table:table-cell office:value-type="float" office:value="5.1298485" calcext:value-type="float">
            <text:p>5.1298485</text:p>
          </table:table-cell>
          <table:table-cell office:value-type="float" office:value="1.8501805" calcext:value-type="float">
            <text:p>1.8501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.23389426" calcext:value-type="float">
            <text:p>0.23389426</text:p>
          </table:table-cell>
          <table:table-cell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0.6209028" calcext:value-type="float">
            <text:p>0.6209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52205" calcext:value-type="float">
            <text:p>7.252205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77030647" calcext:value-type="float">
            <text:p>0.77030647</text:p>
          </table:table-cell>
          <table:table-cell office:value-type="float" office:value="0" calcext:value-type="float">
            <text:p>0</text:p>
          </table:table-cell>
          <table:table-cell office:value-type="float" office:value="0.22653675" calcext:value-type="float">
            <text:p>0.22653675</text:p>
          </table:table-cell>
          <table:table-cell office:value-type="float" office:value="0.28287426" calcext:value-type="float">
            <text:p>0.282874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71292" calcext:value-type="float">
            <text:p>11.5712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820144" calcext:value-type="float">
            <text:p>0.8820144</text:p>
          </table:table-cell>
          <table:table-cell office:value-type="float" office:value="3.9004414" calcext:value-type="float">
            <text:p>3.90044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5730767" calcext:value-type="float">
            <text:p>4.573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14635" calcext:value-type="float">
            <text:p>5.65146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9203974" calcext:value-type="float">
            <text:p>0.099203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19794" calcext:value-type="float">
            <text:p>1.50197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541766" calcext:value-type="float">
            <text:p>0.67541766</text:p>
          </table:table-cell>
          <table:table-cell office:value-type="float" office:value="0.09601773" calcext:value-type="float">
            <text:p>0.0960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31403" calcext:value-type="float">
            <text:p>0.34031403</text:p>
          </table:table-cell>
          <table:table-cell office:value-type="float" office:value="0.6628375" calcext:value-type="float">
            <text:p>0.6628375</text:p>
          </table:table-cell>
          <table:table-cell office:value-type="float" office:value="1.8376609" calcext:value-type="float">
            <text:p>1.8376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319798" calcext:value-type="float">
            <text:p>2.5319798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77912" calcext:value-type="float">
            <text:p>2.1077912</text:p>
          </table:table-cell>
          <table:table-cell office:value-type="float" office:value="0" calcext:value-type="float">
            <text:p>0</text:p>
          </table:table-cell>
          <table:table-cell office:value-type="float" office:value="3.5863378" calcext:value-type="float">
            <text:p>3.58633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763612" calcext:value-type="float">
            <text:p>2.0763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.1915958" calcext:value-type="float">
            <text:p>0.1915958</text:p>
          </table:table-cell>
          <table:table-cell office:value-type="float" office:value="4.9695764" calcext:value-type="float">
            <text:p>4.96957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0.40833092" calcext:value-type="float">
            <text:p>0.40833092</text:p>
          </table:table-cell>
          <table:table-cell office:value-type="float" office:value="0.4918778" calcext:value-type="float">
            <text:p>0.49187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482522" calcext:value-type="float">
            <text:p>1.24825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9466928" calcext:value-type="float">
            <text:p>0.19466928</text:p>
          </table:table-cell>
          <table:table-cell office:value-type="float" office:value="0.12697193" calcext:value-type="float">
            <text:p>0.12697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0.8643187" calcext:value-type="float">
            <text:p>0.8643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95528" calcext:value-type="float">
            <text:p>1.0195528</text:p>
          </table:table-cell>
          <table:table-cell office:value-type="float" office:value="1.8017529" calcext:value-type="float">
            <text:p>1.8017529</text:p>
          </table:table-cell>
          <table:table-cell office:value-type="float" office:value="2.5305626" calcext:value-type="float">
            <text:p>2.53056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850073" calcext:value-type="float">
            <text:p>2.6850073</text:p>
          </table:table-cell>
          <table:table-cell office:value-type="float" office:value="0.8066325" calcext:value-type="float">
            <text:p>0.8066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1.8371538" calcext:value-type="float">
            <text:p>1.83715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39592" calcext:value-type="float">
            <text:p>1.1395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8570096" calcext:value-type="float">
            <text:p>0.048570096</text:p>
          </table:table-cell>
          <table:table-cell office:value-type="float" office:value="0" calcext:value-type="float">
            <text:p>0</text:p>
          </table:table-cell>
          <table:table-cell office:value-type="float" office:value="0.2744684" calcext:value-type="float">
            <text:p>0.2744684</text:p>
          </table:table-cell>
          <table:table-cell office:value-type="float" office:value="0" calcext:value-type="float">
            <text:p>0</text:p>
          </table:table-cell>
          <table:table-cell office:value-type="float" office:value="0.8376892" calcext:value-type="float">
            <text:p>0.8376892</text:p>
          </table:table-cell>
          <table:table-cell office:value-type="float" office:value="0.08860325" calcext:value-type="float">
            <text:p>0.088603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575204" calcext:value-type="float">
            <text:p>0.13575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045556" calcext:value-type="float">
            <text:p>0.31045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006036" calcext:value-type="float">
            <text:p>0.09006036</text:p>
          </table:table-cell>
          <table:table-cell office:value-type="float" office:value="10.76992" calcext:value-type="float">
            <text:p>10.76992</text:p>
          </table:table-cell>
          <table:table-cell office:value-type="float" office:value="0" calcext:value-type="float">
            <text:p>0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3.1487112" calcext:value-type="float">
            <text:p>3.1487112</text:p>
          </table:table-cell>
          <table:table-cell office:value-type="float" office:value="0" calcext:value-type="float">
            <text:p>0</text:p>
          </table:table-cell>
          <table:table-cell office:value-type="float" office:value="1.4195169" calcext:value-type="float">
            <text:p>1.4195169</text:p>
          </table:table-cell>
          <table:table-cell office:value-type="float" office:value="0" calcext:value-type="float">
            <text:p>0</text:p>
          </table:table-cell>
          <table:table-cell office:value-type="float" office:value="1.091512" calcext:value-type="float">
            <text:p>1.091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258587" calcext:value-type="float">
            <text:p>5.2258587</text:p>
          </table:table-cell>
          <table:table-cell office:value-type="float" office:value="0.008116627" calcext:value-type="float">
            <text:p>0.008116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434863" calcext:value-type="float">
            <text:p>4.3434863</text:p>
          </table:table-cell>
          <table:table-cell office:value-type="float" office:value="0.029994205" calcext:value-type="float">
            <text:p>0.029994205</text:p>
          </table:table-cell>
          <table:table-cell office:value-type="float" office:value="0" calcext:value-type="float">
            <text:p>0</text:p>
          </table:table-cell>
          <table:table-cell office:value-type="float" office:value="2.6733422" calcext:value-type="float">
            <text:p>2.6733422</text:p>
          </table:table-cell>
          <table:table-cell office:value-type="float" office:value="0" calcext:value-type="float">
            <text:p>0</text:p>
          </table:table-cell>
          <table:table-cell office:value-type="float" office:value="3.932382" calcext:value-type="float">
            <text:p>3.932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89848" calcext:value-type="float">
            <text:p>1.6789848</text:p>
          </table:table-cell>
          <table:table-cell office:value-type="float" office:value="0" calcext:value-type="float">
            <text:p>0</text:p>
          </table:table-cell>
          <table:table-cell office:value-type="float" office:value="1.0459237" calcext:value-type="float">
            <text:p>1.0459237</text:p>
          </table:table-cell>
          <table:table-cell office:value-type="float" office:value="0" calcext:value-type="float">
            <text:p>0</text:p>
          </table:table-cell>
          <table:table-cell office:value-type="float" office:value="0.90535456" calcext:value-type="float">
            <text:p>0.90535456</text:p>
          </table:table-cell>
          <table:table-cell office:value-type="float" office:value="1.246278" calcext:value-type="float">
            <text:p>1.246278</text:p>
          </table:table-cell>
          <table:table-cell office:value-type="float" office:value="0.09767526" calcext:value-type="float">
            <text:p>0.09767526</text:p>
          </table:table-cell>
          <table:table-cell office:value-type="float" office:value="0.29589003" calcext:value-type="float">
            <text:p>0.29589003</text:p>
          </table:table-cell>
          <table:table-cell office:value-type="float" office:value="0" calcext:value-type="float">
            <text:p>0</text:p>
          </table:table-cell>
          <table:table-cell office:value-type="float" office:value="0.02970247" calcext:value-type="float">
            <text:p>0.02970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5.4450674" calcext:value-type="float">
            <text:p>5.4450674</text:p>
          </table:table-cell>
          <table:table-cell office:value-type="float" office:value="1.6695473" calcext:value-type="float">
            <text:p>1.6695473</text:p>
          </table:table-cell>
          <table:table-cell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office:value-type="float" office:value="0.008593975" calcext:value-type="float">
            <text:p>0.008593975</text:p>
          </table:table-cell>
          <table:table-cell office:value-type="float" office:value="0" calcext:value-type="float">
            <text:p>0</text:p>
          </table:table-cell>
          <table:table-cell office:value-type="float" office:value="0.013417702" calcext:value-type="float">
            <text:p>0.013417702</text:p>
          </table:table-cell>
          <table:table-cell office:value-type="float" office:value="2.62972" calcext:value-type="float">
            <text:p>2.62972</text:p>
          </table:table-cell>
          <table:table-cell office:value-type="float" office:value="4.0486174" calcext:value-type="float">
            <text:p>4.0486174</text:p>
          </table:table-cell>
          <table:table-cell office:value-type="float" office:value="0" calcext:value-type="float">
            <text:p>0</text:p>
          </table:table-cell>
          <table:table-cell office:value-type="float" office:value="4.6696744" calcext:value-type="float">
            <text:p>4.6696744</text:p>
          </table:table-cell>
          <table:table-cell office:value-type="float" office:value="2.4103754" calcext:value-type="float">
            <text:p>2.4103754</text:p>
          </table:table-cell>
          <table:table-cell office:value-type="float" office:value="0" calcext:value-type="float">
            <text:p>0</text:p>
          </table:table-cell>
          <table:table-cell office:value-type="float" office:value="0.34961456" calcext:value-type="float">
            <text:p>0.34961456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.45186326" calcext:value-type="float">
            <text:p>0.45186326</text:p>
          </table:table-cell>
          <table:table-cell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1.1165346" calcext:value-type="float">
            <text:p>1.1165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43394" calcext:value-type="float">
            <text:p>7.943394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2.3666494" calcext:value-type="float">
            <text:p>2.3666494</text:p>
          </table:table-cell>
          <table:table-cell office:value-type="float" office:value="0" calcext:value-type="float">
            <text:p>0</text:p>
          </table:table-cell>
          <table:table-cell office:value-type="float" office:value="0.76105255" calcext:value-type="float">
            <text:p>0.76105255</text:p>
          </table:table-cell>
          <table:table-cell office:value-type="float" office:value="1.6655618" calcext:value-type="float">
            <text:p>1.6655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92595" calcext:value-type="float">
            <text:p>0.15292595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55735" calcext:value-type="float">
            <text:p>11.555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03764" calcext:value-type="float">
            <text:p>0.52103764</text:p>
          </table:table-cell>
          <table:table-cell office:value-type="float" office:value="0" calcext:value-type="float">
            <text:p>0</text:p>
          </table:table-cell>
          <table:table-cell office:value-type="float" office:value="1.0385362" calcext:value-type="float">
            <text:p>1.0385362</text:p>
          </table:table-cell>
          <table:table-cell office:value-type="float" office:value="2.0668085" calcext:value-type="float">
            <text:p>2.06680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6427882" calcext:value-type="float">
            <text:p>3.6427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0455" calcext:value-type="float">
            <text:p>6.5104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405317" calcext:value-type="float">
            <text:p>1.1405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77256" calcext:value-type="float">
            <text:p>1.1277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73986" calcext:value-type="float">
            <text:p>0.31673986</text:p>
          </table:table-cell>
          <table:table-cell office:value-type="float" office:value="0.09601773" calcext:value-type="float">
            <text:p>0.0960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33829" calcext:value-type="float">
            <text:p>1.5333829</text:p>
          </table:table-cell>
          <table:table-cell office:value-type="float" office:value="1.2237569" calcext:value-type="float">
            <text:p>1.2237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034437" calcext:value-type="float">
            <text:p>2.0034437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76735" calcext:value-type="float">
            <text:p>1.8376735</text:p>
          </table:table-cell>
          <table:table-cell office:value-type="float" office:value="0" calcext:value-type="float">
            <text:p>0</text:p>
          </table:table-cell>
          <table:table-cell office:value-type="float" office:value="5.2741947" calcext:value-type="float">
            <text:p>5.2741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436985" calcext:value-type="float">
            <text:p>1.3436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5.3821564" calcext:value-type="float">
            <text:p>5.38215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0.39398792" calcext:value-type="float">
            <text:p>0.39398792</text:p>
          </table:table-cell>
          <table:table-cell office:value-type="float" office:value="0.25485456" calcext:value-type="float">
            <text:p>0.25485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926527" calcext:value-type="float">
            <text:p>1.59265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8172629" calcext:value-type="float">
            <text:p>0.817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200231" calcext:value-type="float">
            <text:p>0.5200231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6.4126763" calcext:value-type="float">
            <text:p>6.4126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388708" calcext:value-type="float">
            <text:p>2.5388708</text:p>
          </table:table-cell>
          <table:table-cell office:value-type="float" office:value="0" calcext:value-type="float">
            <text:p>0</text:p>
          </table:table-cell>
          <table:table-cell office:value-type="float" office:value="0.042751133" calcext:value-type="float">
            <text:p>0.042751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5805" calcext:value-type="float">
            <text:p>0.8985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728994" calcext:value-type="float">
            <text:p>0.57728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442721" calcext:value-type="float">
            <text:p>0.442721</text:p>
          </table:table-cell>
          <table:table-cell office:value-type="float" office:value="5.3044224" calcext:value-type="float">
            <text:p>5.3044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185023" calcext:value-type="float">
            <text:p>4.91850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683065" calcext:value-type="float">
            <text:p>1.683065</text:p>
          </table:table-cell>
          <table:table-cell office:value-type="float" office:value="1.6032411" calcext:value-type="float">
            <text:p>1.6032411</text:p>
          </table:table-cell>
          <table:table-cell office:value-type="float" office:value="3.7420278" calcext:value-type="float">
            <text:p>3.742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28613" calcext:value-type="float">
            <text:p>0.80286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7793416" calcext:value-type="float">
            <text:p>0.87793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728847" calcext:value-type="float">
            <text:p>5.4728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79325" calcext:value-type="float">
            <text:p>0.8179325</text:p>
          </table:table-cell>
          <table:table-cell office:value-type="float" office:value="1.3454163" calcext:value-type="float">
            <text:p>1.3454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584806" calcext:value-type="float">
            <text:p>0.005584806</text:p>
          </table:table-cell>
          <table:table-cell office:value-type="float" office:value="0.09006036" calcext:value-type="float">
            <text:p>0.09006036</text:p>
          </table:table-cell>
          <table:table-cell office:value-type="float" office:value="5.7476883" calcext:value-type="float">
            <text:p>5.7476883</text:p>
          </table:table-cell>
          <table:table-cell office:value-type="float" office:value="2.1014507" calcext:value-type="float">
            <text:p>2.1014507</text:p>
          </table:table-cell>
          <table:table-cell office:value-type="float" office:value="1.2178706" calcext:value-type="float">
            <text:p>1.2178706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3.7176967" calcext:value-type="float">
            <text:p>3.7176967</text:p>
          </table:table-cell>
          <table:table-cell office:value-type="float" office:value="0" calcext:value-type="float">
            <text:p>0</text:p>
          </table:table-cell>
          <table:table-cell office:value-type="float" office:value="1.9645106" calcext:value-type="float">
            <text:p>1.9645106</text:p>
          </table:table-cell>
          <table:table-cell office:value-type="float" office:value="0.09536825" calcext:value-type="float">
            <text:p>0.09536825</text:p>
          </table:table-cell>
          <table:table-cell office:value-type="float" office:value="0.5926028" calcext:value-type="float">
            <text:p>0.5926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0" calcext:value-type="float">
            <text:p>0</text:p>
          </table:table-cell>
          <table:table-cell office:value-type="float" office:value="1.0677958" calcext:value-type="float">
            <text:p>1.0677958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1.26015" calcext:value-type="float">
            <text:p>1.26015</text:p>
          </table:table-cell>
          <table:table-cell office:value-type="float" office:value="0.80516315" calcext:value-type="float">
            <text:p>0.80516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34967" calcext:value-type="float">
            <text:p>5.6534967</text:p>
          </table:table-cell>
          <table:table-cell office:value-type="float" office:value="0.4231587" calcext:value-type="float">
            <text:p>0.4231587</text:p>
          </table:table-cell>
          <table:table-cell office:value-type="float" office:value="0.5071357" calcext:value-type="float">
            <text:p>0.5071357</text:p>
          </table:table-cell>
          <table:table-cell office:value-type="float" office:value="0.14576238" calcext:value-type="float">
            <text:p>0.14576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22227" calcext:value-type="float">
            <text:p>2.622227</text:p>
          </table:table-cell>
          <table:table-cell office:value-type="float" office:value="2.9495783" calcext:value-type="float">
            <text:p>2.9495783</text:p>
          </table:table-cell>
          <table:table-cell office:value-type="float" office:value="0" calcext:value-type="float">
            <text:p>0</text:p>
          </table:table-cell>
          <table:table-cell office:value-type="float" office:value="4.0947948" calcext:value-type="float">
            <text:p>4.0947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93733" calcext:value-type="float">
            <text:p>8.993733</text:p>
          </table:table-cell>
          <table:table-cell office:value-type="float" office:value="0" calcext:value-type="float">
            <text:p>0</text:p>
          </table:table-cell>
          <table:table-cell office:value-type="float" office:value="2.8216076" calcext:value-type="float">
            <text:p>2.8216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507815" calcext:value-type="float">
            <text:p>1.1507815</text:p>
          </table:table-cell>
          <table:table-cell office:value-type="float" office:value="1.1936936" calcext:value-type="float">
            <text:p>1.1936936</text:p>
          </table:table-cell>
          <table:table-cell office:value-type="float" office:value="0" calcext:value-type="float">
            <text:p>0</text:p>
          </table:table-cell>
          <table:table-cell office:value-type="float" office:value="0.7493873" calcext:value-type="float">
            <text:p>0.7493873</text:p>
          </table:table-cell>
          <table:table-cell office:value-type="float" office:value="1.7380044" calcext:value-type="float">
            <text:p>1.7380044</text:p>
          </table:table-cell>
          <table:table-cell office:value-type="float" office:value="2.5116262" calcext:value-type="float">
            <text:p>2.5116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65196896" calcext:value-type="float">
            <text:p>0.65196896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" calcext:value-type="float">
            <text:p>0</text:p>
          </table:table-cell>
          <table:table-cell office:value-type="float" office:value="1.586719" calcext:value-type="float">
            <text:p>1.586719</text:p>
          </table:table-cell>
          <table:table-cell office:value-type="float" office:value="1.1484994" calcext:value-type="float">
            <text:p>1.1484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35064" calcext:value-type="float">
            <text:p>0.8535064</text:p>
          </table:table-cell>
          <table:table-cell office:value-type="float" office:value="4.3798504" calcext:value-type="float">
            <text:p>4.3798504</text:p>
          </table:table-cell>
          <table:table-cell office:value-type="float" office:value="5.0497165" calcext:value-type="float">
            <text:p>5.0497165</text:p>
          </table:table-cell>
          <table:table-cell office:value-type="float" office:value="0" calcext:value-type="float">
            <text:p>0</text:p>
          </table:table-cell>
          <table:table-cell office:value-type="float" office:value="1.6866622" calcext:value-type="float">
            <text:p>1.6866622</text:p>
          </table:table-cell>
          <table:table-cell office:value-type="float" office:value="2.2476513" calcext:value-type="float">
            <text:p>2.2476513</text:p>
          </table:table-cell>
          <table:table-cell office:value-type="float" office:value="0" calcext:value-type="float">
            <text:p>0</text:p>
          </table:table-cell>
          <table:table-cell office:value-type="float" office:value="0.400061" calcext:value-type="float">
            <text:p>0.400061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1.2476944" calcext:value-type="float">
            <text:p>1.2476944</text:p>
          </table:table-cell>
          <table:table-cell office:value-type="float" office:value="0.6374694" calcext:value-type="float">
            <text:p>0.6374694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.89803267" calcext:value-type="float">
            <text:p>0.89803267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6.6764283" calcext:value-type="float">
            <text:p>6.6764283</text:p>
          </table:table-cell>
          <table:table-cell office:value-type="float" office:value="0" calcext:value-type="float">
            <text:p>0</text:p>
          </table:table-cell>
          <table:table-cell office:value-type="float" office:value="1.0760614" calcext:value-type="float">
            <text:p>1.0760614</text:p>
          </table:table-cell>
          <table:table-cell office:value-type="float" office:value="0" calcext:value-type="float">
            <text:p>0</text:p>
          </table:table-cell>
          <table:table-cell office:value-type="float" office:value="1.8123031" calcext:value-type="float">
            <text:p>1.8123031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5.094451" calcext:value-type="float">
            <text:p>5.094451</text:p>
          </table:table-cell>
          <table:table-cell office:value-type="float" office:value="0.6459742" calcext:value-type="float">
            <text:p>0.6459742</text:p>
          </table:table-cell>
          <table:table-cell office:value-type="float" office:value="4.2966213" calcext:value-type="float">
            <text:p>4.2966213</text:p>
          </table:table-cell>
          <table:table-cell office:value-type="float" office:value="11.394849" calcext:value-type="float">
            <text:p>11.394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57522" calcext:value-type="float">
            <text:p>1.5257522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0.8043255" calcext:value-type="float">
            <text:p>0.8043255</text:p>
          </table:table-cell>
          <table:table-cell office:value-type="float" office:value="0" calcext:value-type="float">
            <text:p>0</text:p>
          </table:table-cell>
          <table:table-cell office:value-type="float" office:value="10.712417" calcext:value-type="float">
            <text:p>10.7124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435377" calcext:value-type="float">
            <text:p>0.03435377</text:p>
          </table:table-cell>
          <table:table-cell office:value-type="float" office:value="6.7002344" calcext:value-type="float">
            <text:p>6.7002344</text:p>
          </table:table-cell>
          <table:table-cell office:value-type="float" office:value="2.3712833" calcext:value-type="float">
            <text:p>2.3712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450634" calcext:value-type="float">
            <text:p>1.2450634</text:p>
          </table:table-cell>
          <table:table-cell office:value-type="float" office:value="0" calcext:value-type="float">
            <text:p>0</text:p>
          </table:table-cell>
          <table:table-cell office:value-type="float" office:value="1.3179798" calcext:value-type="float">
            <text:p>1.3179798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9.152406" calcext:value-type="float">
            <text:p>9.152406</text:p>
          </table:table-cell>
          <table:table-cell office:value-type="float" office:value="0" calcext:value-type="float">
            <text:p>0</text:p>
          </table:table-cell>
          <table:table-cell office:value-type="float" office:value="2.8591938" calcext:value-type="float">
            <text:p>2.85919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350414" calcext:value-type="float">
            <text:p>2.7350414</text:p>
          </table:table-cell>
          <table:table-cell office:value-type="float" office:value="0" calcext:value-type="float">
            <text:p>0</text:p>
          </table:table-cell>
          <table:table-cell office:value-type="float" office:value="0.5354167" calcext:value-type="float">
            <text:p>0.5354167</text:p>
          </table:table-cell>
          <table:table-cell office:value-type="float" office:value="1.919873" calcext:value-type="float">
            <text:p>1.919873</text:p>
          </table:table-cell>
          <table:table-cell office:value-type="float" office:value="1.6737666" calcext:value-type="float">
            <text:p>1.673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1.2398709" calcext:value-type="float">
            <text:p>1.2398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30782" calcext:value-type="float">
            <text:p>5.430782</text:p>
          </table:table-cell>
          <table:table-cell office:value-type="float" office:value="10.099092" calcext:value-type="float">
            <text:p>10.099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910456" calcext:value-type="float">
            <text:p>0.55910456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1.95614" calcext:value-type="float">
            <text:p>1.95614</text:p>
          </table:table-cell>
          <table:table-cell office:value-type="float" office:value="0.5335481" calcext:value-type="float">
            <text:p>0.5335481</text:p>
          </table:table-cell>
          <table:table-cell office:value-type="float" office:value="0" calcext:value-type="float">
            <text:p>0</text:p>
          </table:table-cell>
          <table:table-cell office:value-type="float" office:value="0.16871312" calcext:value-type="float">
            <text:p>0.16871312</text:p>
          </table:table-cell>
          <table:table-cell office:value-type="float" office:value="0.8496969" calcext:value-type="float">
            <text:p>0.8496969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1.4156407" calcext:value-type="float">
            <text:p>1.4156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585335" calcext:value-type="float">
            <text:p>0.51585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19397" calcext:value-type="float">
            <text:p>0.12419397</text:p>
          </table:table-cell>
          <table:table-cell office:value-type="float" office:value="0.049703367" calcext:value-type="float">
            <text:p>0.049703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25927" calcext:value-type="float">
            <text:p>2.3125927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24188" calcext:value-type="float">
            <text:p>0.19924188</text:p>
          </table:table-cell>
          <table:table-cell office:value-type="float" office:value="0" calcext:value-type="float">
            <text:p>0</text:p>
          </table:table-cell>
          <table:table-cell office:value-type="float" office:value="0.72248673" calcext:value-type="float">
            <text:p>0.72248673</text:p>
          </table:table-cell>
          <table:table-cell office:value-type="float" office:value="0" calcext:value-type="float">
            <text:p>0</text:p>
          </table:table-cell>
          <table:table-cell office:value-type="float" office:value="3.5151038" calcext:value-type="float">
            <text:p>3.515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03487" calcext:value-type="float">
            <text:p>1.3403487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2.4015472" calcext:value-type="float">
            <text:p>2.4015472</text:p>
          </table:table-cell>
          <table:table-cell office:value-type="float" office:value="3.7478626" calcext:value-type="float">
            <text:p>3.7478626</text:p>
          </table:table-cell>
          <table:table-cell office:value-type="float" office:value="0.60241747" calcext:value-type="float">
            <text:p>0.60241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692057" calcext:value-type="float">
            <text:p>1.469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753292" calcext:value-type="float">
            <text:p>1.0753292</text:p>
          </table:table-cell>
          <table:table-cell office:value-type="float" office:value="1.4334223" calcext:value-type="float">
            <text:p>1.4334223</text:p>
          </table:table-cell>
          <table:table-cell office:value-type="float" office:value="1.9244739" calcext:value-type="float">
            <text:p>1.9244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27372712" calcext:value-type="float">
            <text:p>0.027372712</text:p>
          </table:table-cell>
          <table:table-cell office:value-type="float" office:value="0" calcext:value-type="float">
            <text:p>0</text:p>
          </table:table-cell>
          <table:table-cell office:value-type="float" office:value="0.33766153" calcext:value-type="float">
            <text:p>0.33766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432595" calcext:value-type="float">
            <text:p>6.1432595</text:p>
          </table:table-cell>
          <table:table-cell office:value-type="float" office:value="0" calcext:value-type="float">
            <text:p>0</text:p>
          </table:table-cell>
          <table:table-cell office:value-type="float" office:value="0.18484136" calcext:value-type="float">
            <text:p>0.18484136</text:p>
          </table:table-cell>
          <table:table-cell office:value-type="float" office:value="1.3006433" calcext:value-type="float">
            <text:p>1.3006433</text:p>
          </table:table-cell>
          <table:table-cell office:value-type="float" office:value="0" calcext:value-type="float">
            <text:p>0</text:p>
          </table:table-cell>
          <table:table-cell office:value-type="float" office:value="0.023080707" calcext:value-type="float">
            <text:p>0.023080707</text:p>
          </table:table-cell>
          <table:table-cell office:value-type="float" office:value="3.2648473" calcext:value-type="float">
            <text:p>3.2648473</text:p>
          </table:table-cell>
          <table:table-cell office:value-type="float" office:value="0" calcext:value-type="float">
            <text:p>0</text:p>
          </table:table-cell>
          <table:table-cell office:value-type="float" office:value="0.22447753" calcext:value-type="float">
            <text:p>0.22447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048116" calcext:value-type="float">
            <text:p>3.4048116</text:p>
          </table:table-cell>
          <table:table-cell office:value-type="float" office:value="0.31259042" calcext:value-type="float">
            <text:p>0.31259042</text:p>
          </table:table-cell>
          <table:table-cell office:value-type="float" office:value="9.348967" calcext:value-type="float">
            <text:p>9.348967</text:p>
          </table:table-cell>
          <table:table-cell office:value-type="float" office:value="5.3633323" calcext:value-type="float">
            <text:p>5.3633323</text:p>
          </table:table-cell>
          <table:table-cell office:value-type="float" office:value="0.66605866" calcext:value-type="float">
            <text:p>0.66605866</text:p>
          </table:table-cell>
          <table:table-cell office:value-type="float" office:value="0" calcext:value-type="float">
            <text:p>0</text:p>
          </table:table-cell>
          <table:table-cell office:value-type="float" office:value="1.245766" calcext:value-type="float">
            <text:p>1.245766</text:p>
          </table:table-cell>
          <table:table-cell office:value-type="float" office:value="0" calcext:value-type="float">
            <text:p>0</text:p>
          </table:table-cell>
          <table:table-cell office:value-type="float" office:value="1.323667" calcext:value-type="float">
            <text:p>1.323667</text:p>
          </table:table-cell>
          <table:table-cell office:value-type="float" office:value="0" calcext:value-type="float">
            <text:p>0</text:p>
          </table:table-cell>
          <table:table-cell office:value-type="float" office:value="3.1514435" calcext:value-type="float">
            <text:p>3.1514435</text:p>
          </table:table-cell>
          <table:table-cell office:value-type="float" office:value="0" calcext:value-type="float">
            <text:p>0</text:p>
          </table:table-cell>
          <table:table-cell office:value-type="float" office:value="5.8534274" calcext:value-type="float">
            <text:p>5.8534274</text:p>
          </table:table-cell>
          <table:table-cell office:value-type="float" office:value="1.562595" calcext:value-type="float">
            <text:p>1.562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13945" calcext:value-type="float">
            <text:p>0.28413945</text:p>
          </table:table-cell>
          <table:table-cell office:value-type="float" office:value="1.6470265" calcext:value-type="float">
            <text:p>1.6470265</text:p>
          </table:table-cell>
          <table:table-cell office:value-type="float" office:value="4.1010947" calcext:value-type="float">
            <text:p>4.1010947</text:p>
          </table:table-cell>
          <table:table-cell office:value-type="float" office:value="5.377477" calcext:value-type="float">
            <text:p>5.377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81694" calcext:value-type="float">
            <text:p>2.0681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266666" calcext:value-type="float">
            <text:p>1.4266666</text:p>
          </table:table-cell>
          <table:table-cell office:value-type="float" office:value="3.9026396" calcext:value-type="float">
            <text:p>3.9026396</text:p>
          </table:table-cell>
          <table:table-cell office:value-type="float" office:value="1.4324219" calcext:value-type="float">
            <text:p>1.4324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06795" calcext:value-type="float">
            <text:p>2.7706795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445735" calcext:value-type="float">
            <text:p>4.8445735</text:p>
          </table:table-cell>
          <table:table-cell office:value-type="float" office:value="0.6410651" calcext:value-type="float">
            <text:p>0.6410651</text:p>
          </table:table-cell>
          <table:table-cell office:value-type="float" office:value="0" calcext:value-type="float">
            <text:p>0</text:p>
          </table:table-cell>
          <table:table-cell office:value-type="float" office:value="0.35544112" calcext:value-type="float">
            <text:p>0.35544112</text:p>
          </table:table-cell>
          <table:table-cell office:value-type="float" office:value="0.2826704" calcext:value-type="float">
            <text:p>0.2826704</text:p>
          </table:table-cell>
          <table:table-cell office:value-type="float" office:value="0" calcext:value-type="float">
            <text:p>0</text:p>
          </table:table-cell>
          <table:table-cell office:value-type="float" office:value="1.2188258" calcext:value-type="float">
            <text:p>1.218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000963" calcext:value-type="float">
            <text:p>5.0000963</text:p>
          </table:table-cell>
          <table:table-cell office:value-type="float" office:value="0" calcext:value-type="float">
            <text:p>0</text:p>
          </table:table-cell>
          <table:table-cell office:value-type="float" office:value="5.459064" calcext:value-type="float">
            <text:p>5.459064</text:p>
          </table:table-cell>
          <table:table-cell office:value-type="float" office:value="0.47241044" calcext:value-type="float">
            <text:p>0.47241044</text:p>
          </table:table-cell>
          <table:table-cell office:value-type="float" office:value="0.8258576" calcext:value-type="float">
            <text:p>0.8258576</text:p>
          </table:table-cell>
          <table:table-cell office:value-type="float" office:value="0" calcext:value-type="float">
            <text:p>0</text:p>
          </table:table-cell>
          <table:table-cell office:value-type="float" office:value="1.2565653" calcext:value-type="float">
            <text:p>1.2565653</text:p>
          </table:table-cell>
          <table:table-cell office:value-type="float" office:value="0" calcext:value-type="float">
            <text:p>0</text:p>
          </table:table-cell>
          <table:table-cell office:value-type="float" office:value="2.394878" calcext:value-type="float">
            <text:p>2.394878</text:p>
          </table:table-cell>
          <table:table-cell office:value-type="float" office:value="0.079818234" calcext:value-type="float">
            <text:p>0.079818234</text:p>
          </table:table-cell>
          <table:table-cell office:value-type="float" office:value="1.8582284" calcext:value-type="float">
            <text:p>1.8582284</text:p>
          </table:table-cell>
          <table:table-cell office:value-type="float" office:value="0" calcext:value-type="float">
            <text:p>0</text:p>
          </table:table-cell>
          <table:table-cell office:value-type="float" office:value="1.6319788" calcext:value-type="float">
            <text:p>1.6319788</text:p>
          </table:table-cell>
          <table:table-cell office:value-type="float" office:value="0" calcext:value-type="float">
            <text:p>0</text:p>
          </table:table-cell>
          <table:table-cell office:value-type="float" office:value="4.8807054" calcext:value-type="float">
            <text:p>4.8807054</text:p>
          </table:table-cell>
          <table:table-cell office:value-type="float" office:value="0.26480567" calcext:value-type="float">
            <text:p>0.26480567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1.5174818" calcext:value-type="float">
            <text:p>1.5174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686398" calcext:value-type="float">
            <text:p>0.058686398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2.7451785" calcext:value-type="float">
            <text:p>2.7451785</text:p>
          </table:table-cell>
          <table:table-cell office:value-type="float" office:value="0.5098738" calcext:value-type="float">
            <text:p>0.5098738</text:p>
          </table:table-cell>
          <table:table-cell office:value-type="float" office:value="0" calcext:value-type="float">
            <text:p>0</text:p>
          </table:table-cell>
          <table:table-cell office:value-type="float" office:value="3.6743279" calcext:value-type="float">
            <text:p>3.6743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190827" calcext:value-type="float">
            <text:p>7.8190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29312" calcext:value-type="float">
            <text:p>8.929312</text:p>
          </table:table-cell>
          <table:table-cell office:value-type="float" office:value="2.9857306" calcext:value-type="float">
            <text:p>2.9857306</text:p>
          </table:table-cell>
          <table:table-cell office:value-type="float" office:value="1.6515061" calcext:value-type="float">
            <text:p>1.6515061</text:p>
          </table:table-cell>
          <table:table-cell office:value-type="float" office:value="2.338801" calcext:value-type="float">
            <text:p>2.338801</text:p>
          </table:table-cell>
          <table:table-cell office:value-type="float" office:value="0" calcext:value-type="float">
            <text:p>0</text:p>
          </table:table-cell>
          <table:table-cell office:value-type="float" office:value="1.4480065" calcext:value-type="float">
            <text:p>1.4480065</text:p>
          </table:table-cell>
          <table:table-cell office:value-type="float" office:value="0.12366523" calcext:value-type="float">
            <text:p>0.12366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4213" calcext:value-type="float">
            <text:p>1.134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37557" calcext:value-type="float">
            <text:p>0.05037557</text:p>
          </table:table-cell>
          <table:table-cell office:value-type="float" office:value="0.6241181" calcext:value-type="float">
            <text:p>0.6241181</text:p>
          </table:table-cell>
          <table:table-cell office:value-type="float" office:value="2.1937053" calcext:value-type="float">
            <text:p>2.1937053</text:p>
          </table:table-cell>
          <table:table-cell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1.8502166" calcext:value-type="float">
            <text:p>1.8502166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.16441071" calcext:value-type="float">
            <text:p>0.16441071</text:p>
          </table:table-cell>
          <table:table-cell office:value-type="float" office:value="0" calcext:value-type="float">
            <text:p>0</text:p>
          </table:table-cell>
          <table:table-cell office:value-type="float" office:value="5.375681" calcext:value-type="float">
            <text:p>5.375681</text:p>
          </table:table-cell>
          <table:table-cell office:value-type="float" office:value="0.93057424" calcext:value-type="float">
            <text:p>0.9305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28489" calcext:value-type="float">
            <text:p>1.3628489</text:p>
          </table:table-cell>
          <table:table-cell office:value-type="float" office:value="0" calcext:value-type="float">
            <text:p>0</text:p>
          </table:table-cell>
          <table:table-cell office:value-type="float" office:value="4.5287547" calcext:value-type="float">
            <text:p>4.5287547</text:p>
          </table:table-cell>
          <table:table-cell office:value-type="float" office:value="5.101144" calcext:value-type="float">
            <text:p>5.101144</text:p>
          </table:table-cell>
          <table:table-cell office:value-type="float" office:value="4.079742" calcext:value-type="float">
            <text:p>4.079742</text:p>
          </table:table-cell>
          <table:table-cell office:value-type="float" office:value="0" calcext:value-type="float">
            <text:p>0</text:p>
          </table:table-cell>
          <table:table-cell office:value-type="float" office:value="0.61851186" calcext:value-type="float">
            <text:p>0.61851186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45778" calcext:value-type="float">
            <text:p>1.0345778</text:p>
          </table:table-cell>
          <table:table-cell office:value-type="float" office:value="0" calcext:value-type="float">
            <text:p>0</text:p>
          </table:table-cell>
          <table:table-cell office:value-type="float" office:value="15.495023" calcext:value-type="float">
            <text:p>15.495023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4.6100307" calcext:value-type="float">
            <text:p>4.6100307</text:p>
          </table:table-cell>
          <table:table-cell office:value-type="float" office:value="2.6334152" calcext:value-type="float">
            <text:p>2.6334152</text:p>
          </table:table-cell>
          <table:table-cell office:value-type="float" office:value="5.1459937" calcext:value-type="float">
            <text:p>5.1459937</text:p>
          </table:table-cell>
          <table:table-cell office:value-type="float" office:value="6.43602" calcext:value-type="float">
            <text:p>6.43602</text:p>
          </table:table-cell>
          <table:table-cell office:value-type="float" office:value="1.5206493" calcext:value-type="float">
            <text:p>1.520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3.0507371" calcext:value-type="float">
            <text:p>3.0507371</text:p>
          </table:table-cell>
          <table:table-cell office:value-type="float" office:value="0.8575123" calcext:value-type="float">
            <text:p>0.8575123</text:p>
          </table:table-cell>
          <table:table-cell office:value-type="float" office:value="7.5422306" calcext:value-type="float">
            <text:p>7.5422306</text:p>
          </table:table-cell>
          <table:table-cell office:value-type="float" office:value="1.3004897" calcext:value-type="float">
            <text:p>1.3004897</text:p>
          </table:table-cell>
          <table:table-cell office:value-type="float" office:value="5.302668" calcext:value-type="float">
            <text:p>5.302668</text:p>
          </table:table-cell>
          <table:table-cell office:value-type="float" office:value="0" calcext:value-type="float">
            <text:p>0</text:p>
          </table:table-cell>
          <table:table-cell office:value-type="float" office:value="7.8505306" calcext:value-type="float">
            <text:p>7.8505306</text:p>
          </table:table-cell>
          <table:table-cell office:value-type="float" office:value="4.994222" calcext:value-type="float">
            <text:p>4.994222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019743" calcext:value-type="float">
            <text:p>4.8019743</text:p>
          </table:table-cell>
          <table:table-cell office:value-type="float" office:value="0.47535998" calcext:value-type="float">
            <text:p>0.47535998</text:p>
          </table:table-cell>
          <table:table-cell office:value-type="float" office:value="4.563197" calcext:value-type="float">
            <text:p>4.563197</text:p>
          </table:table-cell>
          <table:table-cell office:value-type="float" office:value="0.13237393" calcext:value-type="float">
            <text:p>0.132373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561537" calcext:value-type="float">
            <text:p>0.8561537</text:p>
          </table:table-cell>
          <table:table-cell office:value-type="float" office:value="0.51262164" calcext:value-type="float">
            <text:p>0.51262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331914" calcext:value-type="float">
            <text:p>0.63331914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7.33745" calcext:value-type="float">
            <text:p>7.33745</text:p>
          </table:table-cell>
          <table:table-cell office:value-type="float" office:value="4.0995893" calcext:value-type="float">
            <text:p>4.0995893</text:p>
          </table:table-cell>
          <table:table-cell office:value-type="float" office:value="3.5699255" calcext:value-type="float">
            <text:p>3.5699255</text:p>
          </table:table-cell>
          <table:table-cell office:value-type="float" office:value="0.26522958" calcext:value-type="float">
            <text:p>0.26522958</text:p>
          </table:table-cell>
          <table:table-cell office:value-type="float" office:value="0" calcext:value-type="float">
            <text:p>0</text:p>
          </table:table-cell>
          <table:table-cell office:value-type="float" office:value="3.8981771" calcext:value-type="float">
            <text:p>3.8981771</text:p>
          </table:table-cell>
          <table:table-cell office:value-type="float" office:value="5.4442067" calcext:value-type="float">
            <text:p>5.4442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0284505" calcext:value-type="float">
            <text:p>3.0284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67292" calcext:value-type="float">
            <text:p>2.666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035965" calcext:value-type="float">
            <text:p>12.8035965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25684026" calcext:value-type="float">
            <text:p>0.25684026</text:p>
          </table:table-cell>
          <table:table-cell office:value-type="float" office:value="0" calcext:value-type="float">
            <text:p>0</text:p>
          </table:table-cell>
          <table:table-cell office:value-type="float" office:value="8.285223" calcext:value-type="float">
            <text:p>8.285223</text:p>
          </table:table-cell>
          <table:table-cell office:value-type="float" office:value="0" calcext:value-type="float">
            <text:p>0</text:p>
          </table:table-cell>
          <table:table-cell office:value-type="float" office:value="0.59290344" calcext:value-type="float">
            <text:p>0.59290344</text:p>
          </table:table-cell>
          <table:table-cell office:value-type="float" office:value="1.3385787" calcext:value-type="float">
            <text:p>1.3385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3.239055" calcext:value-type="float">
            <text:p>3.239055</text:p>
          </table:table-cell>
          <table:table-cell office:value-type="float" office:value="5.3409796" calcext:value-type="float">
            <text:p>5.3409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.3102493" calcext:value-type="float">
            <text:p>0.3102493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3.1455743" calcext:value-type="float">
            <text:p>3.1455743</text:p>
          </table:table-cell>
          <table:table-cell office:value-type="float" office:value="4.4335723" calcext:value-type="float">
            <text:p>4.4335723</text:p>
          </table:table-cell>
          <table:table-cell office:value-type="float" office:value="0.4416258" calcext:value-type="float">
            <text:p>0.4416258</text:p>
          </table:table-cell>
          <table:table-cell office:value-type="float" office:value="1.8793972" calcext:value-type="float">
            <text:p>1.8793972</text:p>
          </table:table-cell>
          <table:table-cell office:value-type="float" office:value="0.621863" calcext:value-type="float">
            <text:p>0.621863</text:p>
          </table:table-cell>
          <table:table-cell office:value-type="float" office:value="0" calcext:value-type="float">
            <text:p>0</text:p>
          </table:table-cell>
          <table:table-cell office:value-type="float" office:value="0.026937634" calcext:value-type="float">
            <text:p>0.026937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7.17537" calcext:value-type="float">
            <text:p>7.17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02779" calcext:value-type="float">
            <text:p>0.9602779</text:p>
          </table:table-cell>
          <table:table-cell office:value-type="float" office:value="0.45159236" calcext:value-type="float">
            <text:p>0.4515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3897" calcext:value-type="float">
            <text:p>1.433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53355" calcext:value-type="float">
            <text:p>2.8653355</text:p>
          </table:table-cell>
          <table:table-cell office:value-type="float" office:value="1.18887" calcext:value-type="float">
            <text:p>1.18887</text:p>
          </table:table-cell>
          <table:table-cell office:value-type="float" office:value="12.721343" calcext:value-type="float">
            <text:p>12.721343</text:p>
          </table:table-cell>
          <table:table-cell office:value-type="float" office:value="4.602698" calcext:value-type="float">
            <text:p>4.602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0332" calcext:value-type="float">
            <text:p>0.9530332</text:p>
          </table:table-cell>
          <table:table-cell office:value-type="float" office:value="0" calcext:value-type="float">
            <text:p>0</text:p>
          </table:table-cell>
          <table:table-cell office:value-type="float" office:value="2.3293562" calcext:value-type="float">
            <text:p>2.3293562</text:p>
          </table:table-cell>
          <table:table-cell office:value-type="float" office:value="5.3318744" calcext:value-type="float">
            <text:p>5.3318744</text:p>
          </table:table-cell>
          <table:table-cell office:value-type="float" office:value="2.9799955" calcext:value-type="float">
            <text:p>2.9799955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0" calcext:value-type="float">
            <text:p>0</text:p>
          </table:table-cell>
          <table:table-cell office:value-type="float" office:value="0.9638112" calcext:value-type="float">
            <text:p>0.9638112</text:p>
          </table:table-cell>
          <table:table-cell office:value-type="float" office:value="0" calcext:value-type="float">
            <text:p>0</text:p>
          </table:table-cell>
          <table:table-cell office:value-type="float" office:value="0.6641607" calcext:value-type="float">
            <text:p>0.6641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357485" calcext:value-type="float">
            <text:p>4.53574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8071156" calcext:value-type="float">
            <text:p>5.8071156</text:p>
          </table:table-cell>
          <table:table-cell office:value-type="float" office:value="0" calcext:value-type="float">
            <text:p>0</text:p>
          </table:table-cell>
          <table:table-cell office:value-type="float" office:value="2.4565682" calcext:value-type="float">
            <text:p>2.4565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8401723" calcext:value-type="float">
            <text:p>0.38401723</text:p>
          </table:table-cell>
          <table:table-cell office:value-type="float" office:value="0.75795925" calcext:value-type="float">
            <text:p>0.75795925</text:p>
          </table:table-cell>
          <table:table-cell office:value-type="float" office:value="0.08227599" calcext:value-type="float">
            <text:p>0.082275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624585" calcext:value-type="float">
            <text:p>7.624585</text:p>
          </table:table-cell>
          <table:table-cell office:value-type="float" office:value="0.9532596" calcext:value-type="float">
            <text:p>0.95325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97065" calcext:value-type="float">
            <text:p>0.3397065</text:p>
          </table:table-cell>
          <table:table-cell office:value-type="float" office:value="1.0053462" calcext:value-type="float">
            <text:p>1.0053462</text:p>
          </table:table-cell>
          <table:table-cell office:value-type="float" office:value="0" calcext:value-type="float">
            <text:p>0</text:p>
          </table:table-cell>
          <table:table-cell office:value-type="float" office:value="2.486724" calcext:value-type="float">
            <text:p>2.486724</text:p>
          </table:table-cell>
          <table:table-cell office:value-type="float" office:value="0.63954407" calcext:value-type="float">
            <text:p>0.63954407</text:p>
          </table:table-cell>
          <table:table-cell office:value-type="float" office:value="7.886738" calcext:value-type="float">
            <text:p>7.886738</text:p>
          </table:table-cell>
          <table:table-cell office:value-type="float" office:value="0.16387519" calcext:value-type="float">
            <text:p>0.16387519</text:p>
          </table:table-cell>
          <table:table-cell office:value-type="float" office:value="0.23373538" calcext:value-type="float">
            <text:p>0.23373538</text:p>
          </table:table-cell>
          <table:table-cell office:value-type="float" office:value="0.638004" calcext:value-type="float">
            <text:p>0.638004</text:p>
          </table:table-cell>
          <table:table-cell office:value-type="float" office:value="2.9550092" calcext:value-type="float">
            <text:p>2.9550092</text:p>
          </table:table-cell>
          <table:table-cell office:value-type="float" office:value="0" calcext:value-type="float">
            <text:p>0</text:p>
          </table:table-cell>
          <table:table-cell office:value-type="float" office:value="3.4486945" calcext:value-type="float">
            <text:p>3.4486945</text:p>
          </table:table-cell>
          <table:table-cell office:value-type="float" office:value="0.5178261" calcext:value-type="float">
            <text:p>0.5178261</text:p>
          </table:table-cell>
          <table:table-cell office:value-type="float" office:value="0" calcext:value-type="float">
            <text:p>0</text:p>
          </table:table-cell>
          <table:table-cell office:value-type="float" office:value="0.25730827" calcext:value-type="float">
            <text:p>0.25730827</text:p>
          </table:table-cell>
          <table:table-cell office:value-type="float" office:value="1.0305121" calcext:value-type="float">
            <text:p>1.0305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0319374" calcext:value-type="float">
            <text:p>0.40319374</text:p>
          </table:table-cell>
          <table:table-cell office:value-type="float" office:value="1.4963412" calcext:value-type="float">
            <text:p>1.4963412</text:p>
          </table:table-cell>
          <table:table-cell office:value-type="float" office:value="5.338023" calcext:value-type="float">
            <text:p>5.338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60573" calcext:value-type="float">
            <text:p>0.12660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531136" calcext:value-type="float">
            <text:p>1.0531136</text:p>
          </table:table-cell>
          <table:table-cell office:value-type="float" office:value="4.8209667" calcext:value-type="float">
            <text:p>4.8209667</text:p>
          </table:table-cell>
          <table:table-cell office:value-type="float" office:value="5.1288004" calcext:value-type="float">
            <text:p>5.128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69012" calcext:value-type="float">
            <text:p>3.0469012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602826" calcext:value-type="float">
            <text:p>5.1602826</text:p>
          </table:table-cell>
          <table:table-cell office:value-type="float" office:value="0.05633363" calcext:value-type="float">
            <text:p>0.05633363</text:p>
          </table:table-cell>
          <table:table-cell office:value-type="float" office:value="0" calcext:value-type="float">
            <text:p>0</text:p>
          </table:table-cell>
          <table:table-cell office:value-type="float" office:value="4.366233" calcext:value-type="float">
            <text:p>4.366233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.2636174" calcext:value-type="float">
            <text:p>0.2636174</text:p>
          </table:table-cell>
          <table:table-cell office:value-type="float" office:value="3.559737" calcext:value-type="float">
            <text:p>3.559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4003" calcext:value-type="float">
            <text:p>1.054003</text:p>
          </table:table-cell>
          <table:table-cell office:value-type="float" office:value="0" calcext:value-type="float">
            <text:p>0</text:p>
          </table:table-cell>
          <table:table-cell office:value-type="float" office:value="7.0170264" calcext:value-type="float">
            <text:p>7.0170264</text:p>
          </table:table-cell>
          <table:table-cell office:value-type="float" office:value="4.1660857" calcext:value-type="float">
            <text:p>4.1660857</text:p>
          </table:table-cell>
          <table:table-cell office:value-type="float" office:value="0.13042057" calcext:value-type="float">
            <text:p>0.13042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301193" calcext:value-type="float">
            <text:p>0.17301193</text:p>
          </table:table-cell>
          <table:table-cell office:value-type="float" office:value="0.18666168" calcext:value-type="float">
            <text:p>0.18666168</text:p>
          </table:table-cell>
          <table:table-cell office:value-type="float" office:value="2.8837883" calcext:value-type="float">
            <text:p>2.8837883</text:p>
          </table:table-cell>
          <table:table-cell office:value-type="float" office:value="0" calcext:value-type="float">
            <text:p>0</text:p>
          </table:table-cell>
          <table:table-cell office:value-type="float" office:value="0.3389582" calcext:value-type="float">
            <text:p>0.3389582</text:p>
          </table:table-cell>
          <table:table-cell office:value-type="float" office:value="0" calcext:value-type="float">
            <text:p>0</text:p>
          </table:table-cell>
          <table:table-cell office:value-type="float" office:value="5.8601875" calcext:value-type="float">
            <text:p>5.8601875</text:p>
          </table:table-cell>
          <table:table-cell office:value-type="float" office:value="3.0138674" calcext:value-type="float">
            <text:p>3.0138674</text:p>
          </table:table-cell>
          <table:table-cell office:value-type="float" office:value="0" calcext:value-type="float">
            <text:p>0</text:p>
          </table:table-cell>
          <table:table-cell office:value-type="float" office:value="4.01154" calcext:value-type="float">
            <text:p>4.01154</text:p>
          </table:table-cell>
          <table:table-cell office:value-type="float" office:value="0" calcext:value-type="float">
            <text:p>0</text:p>
          </table:table-cell>
          <table:table-cell office:value-type="float" office:value="1.2185378" calcext:value-type="float">
            <text:p>1.218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032635" calcext:value-type="float">
            <text:p>5.0032635</text:p>
          </table:table-cell>
          <table:table-cell office:value-type="float" office:value="4.2527876" calcext:value-type="float">
            <text:p>4.2527876</text:p>
          </table:table-cell>
          <table:table-cell office:value-type="float" office:value="6.885005" calcext:value-type="float">
            <text:p>6.885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589747" calcext:value-type="float">
            <text:p>5.5589747</text:p>
          </table:table-cell>
          <table:table-cell office:value-type="float" office:value="1.2139907" calcext:value-type="float">
            <text:p>1.2139907</text:p>
          </table:table-cell>
          <table:table-cell office:value-type="float" office:value="0" calcext:value-type="float">
            <text:p>0</text:p>
          </table:table-cell>
          <table:table-cell office:value-type="float" office:value="9.038439" calcext:value-type="float">
            <text:p>9.038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584483" calcext:value-type="float">
            <text:p>6.0584483</text:p>
          </table:table-cell>
          <table:table-cell office:value-type="float" office:value="9.101568" calcext:value-type="float">
            <text:p>9.101568</text:p>
          </table:table-cell>
          <table:table-cell office:value-type="float" office:value="0.025563661" calcext:value-type="float">
            <text:p>0.025563661</text:p>
          </table:table-cell>
          <table:table-cell office:value-type="float" office:value="3.9256358" calcext:value-type="float">
            <text:p>3.9256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82309" calcext:value-type="float">
            <text:p>1.7982309</text:p>
          </table:table-cell>
          <table:table-cell office:value-type="float" office:value="0.93115985" calcext:value-type="float">
            <text:p>0.931159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607644" calcext:value-type="float">
            <text:p>2.7607644</text:p>
          </table:table-cell>
          <table:table-cell office:value-type="float" office:value="1.6096871" calcext:value-type="float">
            <text:p>1.6096871</text:p>
          </table:table-cell>
          <table:table-cell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5.097909" calcext:value-type="float">
            <text:p>5.097909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" calcext:value-type="float">
            <text:p>0</text:p>
          </table:table-cell>
          <table:table-cell office:value-type="float" office:value="1.4635836" calcext:value-type="float">
            <text:p>1.4635836</text:p>
          </table:table-cell>
          <table:table-cell office:value-type="float" office:value="0.18737425" calcext:value-type="float">
            <text:p>0.18737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3196" calcext:value-type="float">
            <text:p>1.653196</text:p>
          </table:table-cell>
          <table:table-cell office:value-type="float" office:value="1.0942944" calcext:value-type="float">
            <text:p>1.0942944</text:p>
          </table:table-cell>
          <table:table-cell office:value-type="float" office:value="0" calcext:value-type="float">
            <text:p>0</text:p>
          </table:table-cell>
          <table:table-cell office:value-type="float" office:value="1.5494609" calcext:value-type="float">
            <text:p>1.5494609</text:p>
          </table:table-cell>
          <table:table-cell office:value-type="float" office:value="3.1795194" calcext:value-type="float">
            <text:p>3.1795194</text:p>
          </table:table-cell>
          <table:table-cell office:value-type="float" office:value="5.51179" calcext:value-type="float">
            <text:p>5.51179</text:p>
          </table:table-cell>
          <table:table-cell office:value-type="float" office:value="0" calcext:value-type="float">
            <text:p>0</text:p>
          </table:table-cell>
          <table:table-cell office:value-type="float" office:value="2.3462899" calcext:value-type="float">
            <text:p>2.3462899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587011" calcext:value-type="float">
            <text:p>3.9587011</text:p>
          </table:table-cell>
          <table:table-cell office:value-type="float" office:value="0" calcext:value-type="float">
            <text:p>0</text:p>
          </table:table-cell>
          <table:table-cell office:value-type="float" office:value="5.3719416" calcext:value-type="float">
            <text:p>5.3719416</text:p>
          </table:table-cell>
          <table:table-cell office:value-type="float" office:value="2.1769683" calcext:value-type="float">
            <text:p>2.1769683</text:p>
          </table:table-cell>
          <table:table-cell office:value-type="float" office:value="0" calcext:value-type="float">
            <text:p>0</text:p>
          </table:table-cell>
          <table:table-cell office:value-type="float" office:value="2.3789287" calcext:value-type="float">
            <text:p>2.3789287</text:p>
          </table:table-cell>
          <table:table-cell office:value-type="float" office:value="9.523032" calcext:value-type="float">
            <text:p>9.523032</text:p>
          </table:table-cell>
          <table:table-cell office:value-type="float" office:value="4.237101" calcext:value-type="float">
            <text:p>4.237101</text:p>
          </table:table-cell>
          <table:table-cell office:value-type="float" office:value="5.1227174" calcext:value-type="float">
            <text:p>5.1227174</text:p>
          </table:table-cell>
          <table:table-cell office:value-type="float" office:value="0" calcext:value-type="float">
            <text:p>0</text:p>
          </table:table-cell>
          <table:table-cell office:value-type="float" office:value="1.7201912" calcext:value-type="float">
            <text:p>1.7201912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5.913936" calcext:value-type="float">
            <text:p>5.913936</text:p>
          </table:table-cell>
          <table:table-cell office:value-type="float" office:value="2.838672" calcext:value-type="float">
            <text:p>2.838672</text:p>
          </table:table-cell>
          <table:table-cell office:value-type="float" office:value="9.961016" calcext:value-type="float">
            <text:p>9.961016</text:p>
          </table:table-cell>
          <table:table-cell office:value-type="float" office:value="1.9450666" calcext:value-type="float">
            <text:p>1.9450666</text:p>
          </table:table-cell>
          <table:table-cell office:value-type="float" office:value="3.306837" calcext:value-type="float">
            <text:p>3.306837</text:p>
          </table:table-cell>
          <table:table-cell office:value-type="float" office:value="0" calcext:value-type="float">
            <text:p>0</text:p>
          </table:table-cell>
          <table:table-cell office:value-type="float" office:value="1.902512" calcext:value-type="float">
            <text:p>1.902512</text:p>
          </table:table-cell>
          <table:table-cell office:value-type="float" office:value="7.610307" calcext:value-type="float">
            <text:p>7.610307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84215" calcext:value-type="float">
            <text:p>6.584215</text:p>
          </table:table-cell>
          <table:table-cell office:value-type="float" office:value="0" calcext:value-type="float">
            <text:p>0</text:p>
          </table:table-cell>
          <table:table-cell office:value-type="float" office:value="5.791682" calcext:value-type="float">
            <text:p>5.791682</text:p>
          </table:table-cell>
          <table:table-cell office:value-type="float" office:value="7.832052" calcext:value-type="float">
            <text:p>7.832052</text:p>
          </table:table-cell>
          <table:table-cell office:value-type="float" office:value="0" calcext:value-type="float">
            <text:p>0</text:p>
          </table:table-cell>
          <table:table-cell office:value-type="float" office:value="3.4127676" calcext:value-type="float">
            <text:p>3.4127676</text:p>
          </table:table-cell>
          <table:table-cell office:value-type="float" office:value="0.5946271" calcext:value-type="float">
            <text:p>0.5946271</text:p>
          </table:table-cell>
          <table:table-cell office:value-type="float" office:value="0.84296644" calcext:value-type="float">
            <text:p>0.84296644</text:p>
          </table:table-cell>
          <table:table-cell office:value-type="float" office:value="1.2559032" calcext:value-type="float">
            <text:p>1.2559032</text:p>
          </table:table-cell>
          <table:table-cell office:value-type="float" office:value="5.3718996" calcext:value-type="float">
            <text:p>5.3718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04162" calcext:value-type="float">
            <text:p>4.204162</text:p>
          </table:table-cell>
          <table:table-cell office:value-type="float" office:value="0.57094574" calcext:value-type="float">
            <text:p>0.57094574</text:p>
          </table:table-cell>
          <table:table-cell office:value-type="float" office:value="6.538779" calcext:value-type="float">
            <text:p>6.538779</text:p>
          </table:table-cell>
          <table:table-cell office:value-type="float" office:value="4.9104743" calcext:value-type="float">
            <text:p>4.9104743</text:p>
          </table:table-cell>
          <table:table-cell office:value-type="float" office:value="5.504959" calcext:value-type="float">
            <text:p>5.504959</text:p>
          </table:table-cell>
          <table:table-cell office:value-type="float" office:value="1.8615785" calcext:value-type="float">
            <text:p>1.8615785</text:p>
          </table:table-cell>
          <table:table-cell office:value-type="float" office:value="0" calcext:value-type="float">
            <text:p>0</text:p>
          </table:table-cell>
          <table:table-cell office:value-type="float" office:value="2.0078282" calcext:value-type="float">
            <text:p>2.0078282</text:p>
          </table:table-cell>
          <table:table-cell office:value-type="float" office:value="1.116145" calcext:value-type="float">
            <text:p>1.116145</text:p>
          </table:table-cell>
          <table:table-cell office:value-type="float" office:value="0.19083075" calcext:value-type="float">
            <text:p>0.19083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063574" calcext:value-type="float">
            <text:p>5.8063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7573" calcext:value-type="float">
            <text:p>7.17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21907" calcext:value-type="float">
            <text:p>5.021907</text:p>
          </table:table-cell>
          <table:table-cell office:value-type="float" office:value="0.09601773" calcext:value-type="float">
            <text:p>0.0960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390335" calcext:value-type="float">
            <text:p>5.4390335</text:p>
          </table:table-cell>
          <table:table-cell office:value-type="float" office:value="1.8000659" calcext:value-type="float">
            <text:p>1.8000659</text:p>
          </table:table-cell>
          <table:table-cell office:value-type="float" office:value="6.592209" calcext:value-type="float">
            <text:p>6.592209</text:p>
          </table:table-cell>
          <table:table-cell office:value-type="float" office:value="0.09101391" calcext:value-type="float">
            <text:p>0.09101391</text:p>
          </table:table-cell>
          <table:table-cell office:value-type="float" office:value="0" calcext:value-type="float">
            <text:p>0</text:p>
          </table:table-cell>
          <table:table-cell office:value-type="float" office:value="0.0055793365" calcext:value-type="float">
            <text:p>0.0055793365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.53901863" calcext:value-type="float">
            <text:p>0.53901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55901" calcext:value-type="float">
            <text:p>1.5855901</text:p>
          </table:table-cell>
          <table:table-cell office:value-type="float" office:value="2.013472" calcext:value-type="float">
            <text:p>2.013472</text:p>
          </table:table-cell>
          <table:table-cell office:value-type="float" office:value="2.9785748" calcext:value-type="float">
            <text:p>2.9785748</text:p>
          </table:table-cell>
          <table:table-cell office:value-type="float" office:value="1.396662" calcext:value-type="float">
            <text:p>1.396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988681" calcext:value-type="float">
            <text:p>0.7988681</text:p>
          </table:table-cell>
          <table:table-cell office:value-type="float" office:value="8.439381" calcext:value-type="float">
            <text:p>8.439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79887" calcext:value-type="float">
            <text:p>2.0379887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539943" calcext:value-type="float">
            <text:p>0.4539943</text:p>
          </table:table-cell>
          <table:table-cell office:value-type="float" office:value="4.1409736" calcext:value-type="float">
            <text:p>4.1409736</text:p>
          </table:table-cell>
          <table:table-cell office:value-type="float" office:value="0" calcext:value-type="float">
            <text:p>0</text:p>
          </table:table-cell>
          <table:table-cell office:value-type="float" office:value="0.073677406" calcext:value-type="float">
            <text:p>0.073677406</text:p>
          </table:table-cell>
          <table:table-cell office:value-type="float" office:value="5.8408337" calcext:value-type="float">
            <text:p>5.8408337</text:p>
          </table:table-cell>
          <table:table-cell office:value-type="float" office:value="0.16845518" calcext:value-type="float">
            <text:p>0.16845518</text:p>
          </table:table-cell>
          <table:table-cell office:value-type="float" office:value="2.9459698" calcext:value-type="float">
            <text:p>2.9459698</text:p>
          </table:table-cell>
          <table:table-cell office:value-type="float" office:value="2.388616" calcext:value-type="float">
            <text:p>2.38861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0" calcext:value-type="float">
            <text:p>0</text:p>
          </table:table-cell>
          <table:table-cell office:value-type="float" office:value="5.0376806" calcext:value-type="float">
            <text:p>5.0376806</text:p>
          </table:table-cell>
          <table:table-cell office:value-type="float" office:value="1.1727715" calcext:value-type="float">
            <text:p>1.1727715</text:p>
          </table:table-cell>
          <table:table-cell office:value-type="float" office:value="3.827294" calcext:value-type="float">
            <text:p>3.827294</text:p>
          </table:table-cell>
          <table:table-cell office:value-type="float" office:value="0.4060731" calcext:value-type="float">
            <text:p>0.4060731</text:p>
          </table:table-cell>
          <table:table-cell office:value-type="float" office:value="0" calcext:value-type="float">
            <text:p>0</text:p>
          </table:table-cell>
          <table:table-cell office:value-type="float" office:value="0.82224274" calcext:value-type="float">
            <text:p>0.82224274</text:p>
          </table:table-cell>
          <table:table-cell office:value-type="float" office:value="0.032290235" calcext:value-type="float">
            <text:p>0.032290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3647" calcext:value-type="float">
            <text:p>1.7223647</text:p>
          </table:table-cell>
          <table:table-cell office:value-type="float" office:value="0.31878403" calcext:value-type="float">
            <text:p>0.31878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3652835" calcext:value-type="float">
            <text:p>0.43652835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.756584" calcext:value-type="float">
            <text:p>12.756584</text:p>
          </table:table-cell>
          <table:table-cell office:value-type="float" office:value="2.9416938" calcext:value-type="float">
            <text:p>2.9416938</text:p>
          </table:table-cell>
          <table:table-cell office:value-type="float" office:value="0.6742964" calcext:value-type="float">
            <text:p>0.6742964</text:p>
          </table:table-cell>
          <table:table-cell office:value-type="float" office:value="1.0341365" calcext:value-type="float">
            <text:p>1.0341365</text:p>
          </table:table-cell>
          <table:table-cell office:value-type="float" office:value="1.0473037" calcext:value-type="float">
            <text:p>1.04730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6495076" calcext:value-type="float">
            <text:p>0.56495076</text:p>
          </table:table-cell>
          <table:table-cell office:value-type="float" office:value="8.794668" calcext:value-type="float">
            <text:p>8.794668</text:p>
          </table:table-cell>
          <table:table-cell office:value-type="float" office:value="0.2680423" calcext:value-type="float">
            <text:p>0.2680423</text:p>
          </table:table-cell>
          <table:table-cell office:value-type="float" office:value="0" calcext:value-type="float">
            <text:p>0</text:p>
          </table:table-cell>
          <table:table-cell office:value-type="float" office:value="0.9437492" calcext:value-type="float">
            <text:p>0.9437492</text:p>
          </table:table-cell>
          <table:table-cell office:value-type="float" office:value="0.34614837" calcext:value-type="float">
            <text:p>0.34614837</text:p>
          </table:table-cell>
          <table:table-cell office:value-type="float" office:value="0" calcext:value-type="float">
            <text:p>0</text:p>
          </table:table-cell>
          <table:table-cell office:value-type="float" office:value="6.396197" calcext:value-type="float">
            <text:p>6.396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43192" calcext:value-type="float">
            <text:p>2.2543192</text:p>
          </table:table-cell>
          <table:table-cell office:value-type="float" office:value="6.604076" calcext:value-type="float">
            <text:p>6.6040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851057" calcext:value-type="float">
            <text:p>1.5851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07815" calcext:value-type="float">
            <text:p>0.56078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8572555" calcext:value-type="float">
            <text:p>3.8572555</text:p>
          </table:table-cell>
          <table:table-cell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58496" calcext:value-type="float">
            <text:p>4.458496</text:p>
          </table:table-cell>
          <table:table-cell office:value-type="float" office:value="2.9833832" calcext:value-type="float">
            <text:p>2.9833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76496" calcext:value-type="float">
            <text:p>2.0976496</text:p>
          </table:table-cell>
          <table:table-cell office:value-type="float" office:value="0.7080442" calcext:value-type="float">
            <text:p>0.7080442</text:p>
          </table:table-cell>
          <table:table-cell office:value-type="float" office:value="0.96496606" calcext:value-type="float">
            <text:p>0.9649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60181" calcext:value-type="float">
            <text:p>1.6660181</text:p>
          </table:table-cell>
          <table:table-cell office:value-type="float" office:value="0.7405541" calcext:value-type="float">
            <text:p>0.7405541</text:p>
          </table:table-cell>
          <table:table-cell office:value-type="float" office:value="0" calcext:value-type="float">
            <text:p>0</text:p>
          </table:table-cell>
          <table:table-cell office:value-type="float" office:value="5.013127" calcext:value-type="float">
            <text:p>5.013127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2.9820712" calcext:value-type="float">
            <text:p>2.9820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265043" calcext:value-type="float">
            <text:p>5.2265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59323" calcext:value-type="float">
            <text:p>1.7059323</text:p>
          </table:table-cell>
          <table:table-cell office:value-type="float" office:value="0.9696857" calcext:value-type="float">
            <text:p>0.9696857</text:p>
          </table:table-cell>
          <table:table-cell office:value-type="float" office:value="5.3091707" calcext:value-type="float">
            <text:p>5.3091707</text:p>
          </table:table-cell>
          <table:table-cell office:value-type="float" office:value="0" calcext:value-type="float">
            <text:p>0</text:p>
          </table:table-cell>
          <table:table-cell office:value-type="float" office:value="5.288407" calcext:value-type="float">
            <text:p>5.288407</text:p>
          </table:table-cell>
          <table:table-cell office:value-type="float" office:value="4.7214856" calcext:value-type="float">
            <text:p>4.7214856</text:p>
          </table:table-cell>
          <table:table-cell office:value-type="float" office:value="2.3514495" calcext:value-type="float">
            <text:p>2.3514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35961" calcext:value-type="float">
            <text:p>5.235961</text:p>
          </table:table-cell>
          <table:table-cell office:value-type="float" office:value="11.044885" calcext:value-type="float">
            <text:p>11.0448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0009966" calcext:value-type="float">
            <text:p>5.0009966</text:p>
          </table:table-cell>
          <table:table-cell office:value-type="float" office:value="0" calcext:value-type="float">
            <text:p>0</text:p>
          </table:table-cell>
          <table:table-cell office:value-type="float" office:value="5.0061264" calcext:value-type="float">
            <text:p>5.0061264</text:p>
          </table:table-cell>
          <table:table-cell office:value-type="float" office:value="5.4903603" calcext:value-type="float">
            <text:p>5.4903603</text:p>
          </table:table-cell>
          <table:table-cell office:value-type="float" office:value="1.0862507" calcext:value-type="float">
            <text:p>1.0862507</text:p>
          </table:table-cell>
          <table:table-cell office:value-type="float" office:value="8.199142" calcext:value-type="float">
            <text:p>8.199142</text:p>
          </table:table-cell>
          <table:table-cell office:value-type="float" office:value="0" calcext:value-type="float">
            <text:p>0</text:p>
          </table:table-cell>
          <table:table-cell office:value-type="float" office:value="2.9729536" calcext:value-type="float">
            <text:p>2.9729536</text:p>
          </table:table-cell>
          <table:table-cell office:value-type="float" office:value="2.2526653" calcext:value-type="float">
            <text:p>2.2526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099915" calcext:value-type="float">
            <text:p>1.2099915</text:p>
          </table:table-cell>
          <table:table-cell office:value-type="float" office:value="0" calcext:value-type="float">
            <text:p>0</text:p>
          </table:table-cell>
          <table:table-cell office:value-type="float" office:value="3.6808052" calcext:value-type="float">
            <text:p>3.6808052</text:p>
          </table:table-cell>
          <table:table-cell office:value-type="float" office:value="0" calcext:value-type="float">
            <text:p>0</text:p>
          </table:table-cell>
          <table:table-cell office:value-type="float" office:value="6.0638237" calcext:value-type="float">
            <text:p>6.0638237</text:p>
          </table:table-cell>
          <table:table-cell office:value-type="float" office:value="0" calcext:value-type="float">
            <text:p>0</text:p>
          </table:table-cell>
          <table:table-cell office:value-type="float" office:value="0.65544933" calcext:value-type="float">
            <text:p>0.65544933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9.718456" calcext:value-type="float">
            <text:p>9.718456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.7110299" calcext:value-type="float">
            <text:p>0.7110299</text:p>
          </table:table-cell>
          <table:table-cell office:value-type="float" office:value="6.479999" calcext:value-type="float">
            <text:p>6.479999</text:p>
          </table:table-cell>
          <table:table-cell office:value-type="float" office:value="0.30473095" calcext:value-type="float">
            <text:p>0.30473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office:value-type="float" office:value="1.9551967" calcext:value-type="float">
            <text:p>1.9551967</text:p>
          </table:table-cell>
          <table:table-cell office:value-type="float" office:value="0.38734663" calcext:value-type="float">
            <text:p>0.38734663</text:p>
          </table:table-cell>
          <table:table-cell office:value-type="float" office:value="0.6666895" calcext:value-type="float">
            <text:p>0.6666895</text:p>
          </table:table-cell>
          <table:table-cell office:value-type="float" office:value="5.2340903" calcext:value-type="float">
            <text:p>5.2340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3337" calcext:value-type="float">
            <text:p>4.333337</text:p>
          </table:table-cell>
          <table:table-cell office:value-type="float" office:value="9.022919" calcext:value-type="float">
            <text:p>9.022919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0.99844897" calcext:value-type="float">
            <text:p>0.99844897</text:p>
          </table:table-cell>
          <table:table-cell office:value-type="float" office:value="4.973954" calcext:value-type="float">
            <text:p>4.973954</text:p>
          </table:table-cell>
          <table:table-cell office:value-type="float" office:value="7.032665" calcext:value-type="float">
            <text:p>7.032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1.6939751" calcext:value-type="float">
            <text:p>1.6939751</text:p>
          </table:table-cell>
          <table:table-cell office:value-type="float" office:value="0" calcext:value-type="float">
            <text:p>0</text:p>
          </table:table-cell>
          <table:table-cell office:value-type="float" office:value="5.748364" calcext:value-type="float">
            <text:p>5.748364</text:p>
          </table:table-cell>
          <table:table-cell office:value-type="float" office:value="11.188413" calcext:value-type="float">
            <text:p>11.188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06109" calcext:value-type="float">
            <text:p>1.1006109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0.2501777" calcext:value-type="float">
            <text:p>0.2501777</text:p>
          </table:table-cell>
          <table:table-cell office:value-type="float" office:value="0" calcext:value-type="float">
            <text:p>0</text:p>
          </table:table-cell>
          <table:table-cell office:value-type="float" office:value="7.998822" calcext:value-type="float">
            <text:p>7.998822</text:p>
          </table:table-cell>
          <table:table-cell office:value-type="float" office:value="0" calcext:value-type="float">
            <text:p>0</text:p>
          </table:table-cell>
          <table:table-cell office:value-type="float" office:value="0.827703" calcext:value-type="float">
            <text:p>0.827703</text:p>
          </table:table-cell>
          <table:table-cell office:value-type="float" office:value="0" calcext:value-type="float">
            <text:p>0</text:p>
          </table:table-cell>
          <table:table-cell office:value-type="float" office:value="0.67757654" calcext:value-type="float">
            <text:p>0.67757654</text:p>
          </table:table-cell>
          <table:table-cell office:value-type="float" office:value="7.282391" calcext:value-type="float">
            <text:p>7.282391</text:p>
          </table:table-cell>
          <table:table-cell office:value-type="float" office:value="3.4227786" calcext:value-type="float">
            <text:p>3.4227786</text:p>
          </table:table-cell>
          <table:table-cell office:value-type="float" office:value="0" calcext:value-type="float">
            <text:p>0</text:p>
          </table:table-cell>
          <table:table-cell office:value-type="float" office:value="3.5756276" calcext:value-type="float">
            <text:p>3.5756276</text:p>
          </table:table-cell>
          <table:table-cell office:value-type="float" office:value="9.845889" calcext:value-type="float">
            <text:p>9.845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19537" calcext:value-type="float">
            <text:p>1.6619537</text:p>
          </table:table-cell>
          <table:table-cell office:value-type="float" office:value="3.6876535" calcext:value-type="float">
            <text:p>3.6876535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3.1183095" calcext:value-type="float">
            <text:p>3.1183095</text:p>
          </table:table-cell>
          <table:table-cell office:value-type="float" office:value="0.825389" calcext:value-type="float">
            <text:p>0.825389</text:p>
          </table:table-cell>
          <table:table-cell office:value-type="float" office:value="5.6531324" calcext:value-type="float">
            <text:p>5.6531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7349" calcext:value-type="float">
            <text:p>1.417349</text:p>
          </table:table-cell>
          <table:table-cell office:value-type="float" office:value="0.16933602" calcext:value-type="float">
            <text:p>0.16933602</text:p>
          </table:table-cell>
          <table:table-cell office:value-type="float" office:value="0.055006158" calcext:value-type="float">
            <text:p>0.055006158</text:p>
          </table:table-cell>
          <table:table-cell office:value-type="float" office:value="0" calcext:value-type="float">
            <text:p>0</text:p>
          </table:table-cell>
          <table:table-cell office:value-type="float" office:value="1.2893089" calcext:value-type="float">
            <text:p>1.2893089</text:p>
          </table:table-cell>
          <table:table-cell office:value-type="float" office:value="1.7437901" calcext:value-type="float">
            <text:p>1.7437901</text:p>
          </table:table-cell>
          <table:table-cell office:value-type="float" office:value="2.6486595" calcext:value-type="float">
            <text:p>2.648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676947" calcext:value-type="float">
            <text:p>4.0676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6738" calcext:value-type="float">
            <text:p>2.06738</text:p>
          </table:table-cell>
          <table:table-cell office:value-type="float" office:value="0.49977592" calcext:value-type="float">
            <text:p>0.4997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5617" calcext:value-type="float">
            <text:p>5.95617</text:p>
          </table:table-cell>
          <table:table-cell office:value-type="float" office:value="6.2227254" calcext:value-type="float">
            <text:p>6.2227254</text:p>
          </table:table-cell>
          <table:table-cell office:value-type="float" office:value="0.40645003" calcext:value-type="float">
            <text:p>0.40645003</text:p>
          </table:table-cell>
          <table:table-cell office:value-type="float" office:value="1.0228786" calcext:value-type="float">
            <text:p>1.0228786</text:p>
          </table:table-cell>
          <table:table-cell office:value-type="float" office:value="0.46722698" calcext:value-type="float">
            <text:p>0.46722698</text:p>
          </table:table-cell>
          <table:table-cell office:value-type="float" office:value="2.2427175" calcext:value-type="float">
            <text:p>2.2427175</text:p>
          </table:table-cell>
          <table:table-cell office:value-type="float" office:value="0.022897933" calcext:value-type="float">
            <text:p>0.022897933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4.4289255" calcext:value-type="float">
            <text:p>4.4289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3.5327303" calcext:value-type="float">
            <text:p>3.5327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9890733" calcext:value-type="float">
            <text:p>0.49890733</text:p>
          </table:table-cell>
          <table:table-cell office:value-type="float" office:value="1.5487173" calcext:value-type="float">
            <text:p>1.5487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16209" calcext:value-type="float">
            <text:p>4.916209</text:p>
          </table:table-cell>
          <table:table-cell office:value-type="float" office:value="2.661972" calcext:value-type="float">
            <text:p>2.661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128034" calcext:value-type="float">
            <text:p>0.53128034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0.710905" calcext:value-type="float">
            <text:p>0.710905</text:p>
          </table:table-cell>
          <table:table-cell office:value-type="float" office:value="0.4022163" calcext:value-type="float">
            <text:p>0.4022163</text:p>
          </table:table-cell>
          <table:table-cell office:value-type="float" office:value="0" calcext:value-type="float">
            <text:p>0</text:p>
          </table:table-cell>
          <table:table-cell office:value-type="float" office:value="4.6001487" calcext:value-type="float">
            <text:p>4.6001487</text:p>
          </table:table-cell>
          <table:table-cell office:value-type="float" office:value="0.32090002" calcext:value-type="float">
            <text:p>0.32090002</text:p>
          </table:table-cell>
          <table:table-cell office:value-type="float" office:value="1.115145" calcext:value-type="float">
            <text:p>1.115145</text:p>
          </table:table-cell>
          <table:table-cell office:value-type="float" office:value="0" calcext:value-type="float">
            <text:p>0</text:p>
          </table:table-cell>
          <table:table-cell office:value-type="float" office:value="0.80112994" calcext:value-type="float">
            <text:p>0.80112994</text:p>
          </table:table-cell>
          <table:table-cell office:value-type="float" office:value="0" calcext:value-type="float">
            <text:p>0</text:p>
          </table:table-cell>
          <table:table-cell office:value-type="float" office:value="4.582649" calcext:value-type="float">
            <text:p>4.582649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56306" calcext:value-type="float">
            <text:p>11.156306</text:p>
          </table:table-cell>
          <table:table-cell office:value-type="float" office:value="0.6993487" calcext:value-type="float">
            <text:p>0.69934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5212842" calcext:value-type="float">
            <text:p>0.25212842</text:p>
          </table:table-cell>
          <table:table-cell office:value-type="float" office:value="0" calcext:value-type="float">
            <text:p>0</text:p>
          </table:table-cell>
          <table:table-cell office:value-type="float" office:value="0.8673699" calcext:value-type="float">
            <text:p>0.8673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706682" calcext:value-type="float">
            <text:p>0.5706682</text:p>
          </table:table-cell>
          <table:table-cell office:value-type="float" office:value="0.8139807" calcext:value-type="float">
            <text:p>0.8139807</text:p>
          </table:table-cell>
          <table:table-cell office:value-type="float" office:value="0.08227599" calcext:value-type="float">
            <text:p>0.08227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63335" calcext:value-type="float">
            <text:p>0.2763335</text:p>
          </table:table-cell>
          <table:table-cell office:value-type="float" office:value="0.8018174" calcext:value-type="float">
            <text:p>0.8018174</text:p>
          </table:table-cell>
          <table:table-cell office:value-type="float" office:value="3.6984243" calcext:value-type="float">
            <text:p>3.6984243</text:p>
          </table:table-cell>
          <table:table-cell office:value-type="float" office:value="0.5693165" calcext:value-type="float">
            <text:p>0.5693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194344" calcext:value-type="float">
            <text:p>4.1194344</text:p>
          </table:table-cell>
          <table:table-cell office:value-type="float" office:value="0" calcext:value-type="float">
            <text:p>0</text:p>
          </table:table-cell>
          <table:table-cell office:value-type="float" office:value="4.5117273" calcext:value-type="float">
            <text:p>4.5117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9.205219" calcext:value-type="float">
            <text:p>9.205219</text:p>
          </table:table-cell>
          <table:table-cell office:value-type="float" office:value="0" calcext:value-type="float">
            <text:p>0</text:p>
          </table:table-cell>
          <table:table-cell office:value-type="float" office:value="1.0776615" calcext:value-type="float">
            <text:p>1.0776615</text:p>
          </table:table-cell>
          <table:table-cell office:value-type="float" office:value="1.0232061" calcext:value-type="float">
            <text:p>1.0232061</text:p>
          </table:table-cell>
          <table:table-cell office:value-type="float" office:value="0.36900353" calcext:value-type="float">
            <text:p>0.36900353</text:p>
          </table:table-cell>
          <table:table-cell office:value-type="float" office:value="0" calcext:value-type="float">
            <text:p>0</text:p>
          </table:table-cell>
          <table:table-cell office:value-type="float" office:value="2.0218127" calcext:value-type="float">
            <text:p>2.0218127</text:p>
          </table:table-cell>
          <table:table-cell office:value-type="float" office:value="1.465846" calcext:value-type="float">
            <text:p>1.465846</text:p>
          </table:table-cell>
          <table:table-cell office:value-type="float" office:value="2.4600577" calcext:value-type="float">
            <text:p>2.4600577</text:p>
          </table:table-cell>
          <table:table-cell office:value-type="float" office:value="1.8168145" calcext:value-type="float">
            <text:p>1.8168145</text:p>
          </table:table-cell>
          <table:table-cell office:value-type="float" office:value="2.4126167" calcext:value-type="float">
            <text:p>2.4126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509445" calcext:value-type="float">
            <text:p>0.58509445</text:p>
          </table:table-cell>
          <table:table-cell office:value-type="float" office:value="0" calcext:value-type="float">
            <text:p>0</text:p>
          </table:table-cell>
          <table:table-cell office:value-type="float" office:value="11.316074" calcext:value-type="float">
            <text:p>11.316074</text:p>
          </table:table-cell>
          <table:table-cell office:value-type="float" office:value="4.422443" calcext:value-type="float">
            <text:p>4.422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61407" calcext:value-type="float">
            <text:p>1.6261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311714" calcext:value-type="float">
            <text:p>1.4311714</text:p>
          </table:table-cell>
          <table:table-cell office:value-type="float" office:value="4.2805147" calcext:value-type="float">
            <text:p>4.2805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86008" calcext:value-type="float">
            <text:p>0.19186008</text:p>
          </table:table-cell>
          <table:table-cell office:value-type="float" office:value="3.1128864" calcext:value-type="float">
            <text:p>3.1128864</text:p>
          </table:table-cell>
          <table:table-cell office:value-type="float" office:value="0.30861604" calcext:value-type="float">
            <text:p>0.30861604</text:p>
          </table:table-cell>
          <table:table-cell office:value-type="float" office:value="0" calcext:value-type="float">
            <text:p>0</text:p>
          </table:table-cell>
          <table:table-cell office:value-type="float" office:value="1.575313" calcext:value-type="float">
            <text:p>1.575313</text:p>
          </table:table-cell>
          <table:table-cell office:value-type="float" office:value="7.780432" calcext:value-type="float">
            <text:p>7.780432</text:p>
          </table:table-cell>
          <table:table-cell office:value-type="float" office:value="0" calcext:value-type="float">
            <text:p>0</text:p>
          </table:table-cell>
          <table:table-cell office:value-type="float" office:value="0.2866948" calcext:value-type="float">
            <text:p>0.2866948</text:p>
          </table:table-cell>
          <table:table-cell office:value-type="float" office:value="1.2253189" calcext:value-type="float">
            <text:p>1.2253189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1.9089394" calcext:value-type="float">
            <text:p>1.9089394</text:p>
          </table:table-cell>
          <table:table-cell office:value-type="float" office:value="0" calcext:value-type="float">
            <text:p>0</text:p>
          </table:table-cell>
          <table:table-cell office:value-type="float" office:value="0.63180983" calcext:value-type="float">
            <text:p>0.63180983</text:p>
          </table:table-cell>
          <table:table-cell office:value-type="float" office:value="4.8829393" calcext:value-type="float">
            <text:p>4.8829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08558" calcext:value-type="float">
            <text:p>2.3508558</text:p>
          </table:table-cell>
          <table:table-cell office:value-type="float" office:value="0.8610442" calcext:value-type="float">
            <text:p>0.8610442</text:p>
          </table:table-cell>
          <table:table-cell office:value-type="float" office:value="0" calcext:value-type="float">
            <text:p>0</text:p>
          </table:table-cell>
          <table:table-cell office:value-type="float" office:value="4.6168327" calcext:value-type="float">
            <text:p>4.6168327</text:p>
          </table:table-cell>
          <table:table-cell office:value-type="float" office:value="0" calcext:value-type="float">
            <text:p>0</text:p>
          </table:table-cell>
          <table:table-cell office:value-type="float" office:value="1.7429057" calcext:value-type="float">
            <text:p>1.7429057</text:p>
          </table:table-cell>
          <table:table-cell office:value-type="float" office:value="0" calcext:value-type="float">
            <text:p>0</text:p>
          </table:table-cell>
          <table:table-cell office:value-type="float" office:value="5.7033033" calcext:value-type="float">
            <text:p>5.7033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94897" calcext:value-type="float">
            <text:p>2.2994897</text:p>
          </table:table-cell>
          <table:table-cell office:value-type="float" office:value="0.83685917" calcext:value-type="float">
            <text:p>0.83685917</text:p>
          </table:table-cell>
          <table:table-cell office:value-type="float" office:value="4.5385838" calcext:value-type="float">
            <text:p>4.5385838</text:p>
          </table:table-cell>
          <table:table-cell office:value-type="float" office:value="0.14361067" calcext:value-type="float">
            <text:p>0.1436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70349" calcext:value-type="float">
            <text:p>1.1570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15547" calcext:value-type="float">
            <text:p>2.3215547</text:p>
          </table:table-cell>
          <table:table-cell office:value-type="float" office:value="2.3011496" calcext:value-type="float">
            <text:p>2.3011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01866" calcext:value-type="float">
            <text:p>2.8601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99949" calcext:value-type="float">
            <text:p>1.2199949</text:p>
          </table:table-cell>
          <table:table-cell office:value-type="float" office:value="0" calcext:value-type="float">
            <text:p>0</text:p>
          </table:table-cell>
          <table:table-cell office:value-type="float" office:value="0.75234884" calcext:value-type="float">
            <text:p>0.75234884</text:p>
          </table:table-cell>
          <table:table-cell office:value-type="float" office:value="0.18772465" calcext:value-type="float">
            <text:p>0.18772465</text:p>
          </table:table-cell>
          <table:table-cell office:value-type="float" office:value="0.3903646" calcext:value-type="float">
            <text:p>0.3903646</text:p>
          </table:table-cell>
          <table:table-cell office:value-type="float" office:value="2.3929462" calcext:value-type="float">
            <text:p>2.3929462</text:p>
          </table:table-cell>
          <table:table-cell office:value-type="float" office:value="2.337137" calcext:value-type="float">
            <text:p>2.337137</text:p>
          </table:table-cell>
          <table:table-cell office:value-type="float" office:value="3.4178429" calcext:value-type="float">
            <text:p>3.41784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1316989" calcext:value-type="float">
            <text:p>0.21316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52365" calcext:value-type="float">
            <text:p>0.67952365</text:p>
          </table:table-cell>
          <table:table-cell office:value-type="float" office:value="0" calcext:value-type="float">
            <text:p>0</text:p>
          </table:table-cell>
          <table:table-cell office:value-type="float" office:value="0.34403425" calcext:value-type="float">
            <text:p>0.34403425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8.172225" calcext:value-type="float">
            <text:p>8.172225</text:p>
          </table:table-cell>
          <table:table-cell office:value-type="float" office:value="0.43032905" calcext:value-type="float">
            <text:p>0.43032905</text:p>
          </table:table-cell>
          <table:table-cell office:value-type="float" office:value="0" calcext:value-type="float">
            <text:p>0</text:p>
          </table:table-cell>
          <table:table-cell office:value-type="float" office:value="3.2846751" calcext:value-type="float">
            <text:p>3.2846751</text:p>
          </table:table-cell>
          <table:table-cell office:value-type="float" office:value="11.0709095" calcext:value-type="float">
            <text:p>11.0709095</text:p>
          </table:table-cell>
          <table:table-cell office:value-type="float" office:value="0.5905995" calcext:value-type="float">
            <text:p>0.5905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70875" calcext:value-type="float">
            <text:p>3.970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40513" calcext:value-type="float">
            <text:p>2.4540513</text:p>
          </table:table-cell>
          <table:table-cell office:value-type="float" office:value="10.58429" calcext:value-type="float">
            <text:p>10.58429</text:p>
          </table:table-cell>
          <table:table-cell office:value-type="float" office:value="0" calcext:value-type="float">
            <text:p>0</text:p>
          </table:table-cell>
          <table:table-cell office:value-type="float" office:value="1.4571645" calcext:value-type="float">
            <text:p>1.4571645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236985" calcext:value-type="float">
            <text:p>0.84236985</text:p>
          </table:table-cell>
          <table:table-cell office:value-type="float" office:value="0" calcext:value-type="float">
            <text:p>0</text:p>
          </table:table-cell>
          <table:table-cell office:value-type="float" office:value="2.5238252" calcext:value-type="float">
            <text:p>2.5238252</text:p>
          </table:table-cell>
          <table:table-cell office:value-type="float" office:value="0.39461437" calcext:value-type="float">
            <text:p>0.39461437</text:p>
          </table:table-cell>
          <table:table-cell office:value-type="float" office:value="0.6102998" calcext:value-type="float">
            <text:p>0.6102998</text:p>
          </table:table-cell>
          <table:table-cell office:value-type="float" office:value="0.3453756" calcext:value-type="float">
            <text:p>0.3453756</text:p>
          </table:table-cell>
          <table:table-cell office:value-type="float" office:value="0.21225497" calcext:value-type="float">
            <text:p>0.21225497</text:p>
          </table:table-cell>
          <table:table-cell office:value-type="float" office:value="4.8469663" calcext:value-type="float">
            <text:p>4.8469663</text:p>
          </table:table-cell>
          <table:table-cell office:value-type="float" office:value="1.3061591" calcext:value-type="float">
            <text:p>1.3061591</text:p>
          </table:table-cell>
          <table:table-cell office:value-type="float" office:value="5.0876517" calcext:value-type="float">
            <text:p>5.0876517</text:p>
          </table:table-cell>
          <table:table-cell office:value-type="float" office:value="2.8077366" calcext:value-type="float">
            <text:p>2.8077366</text:p>
          </table:table-cell>
          <table:table-cell office:value-type="float" office:value="0" calcext:value-type="float">
            <text:p>0</text:p>
          </table:table-cell>
          <table:table-cell office:value-type="float" office:value="0.3831535" calcext:value-type="float">
            <text:p>0.3831535</text:p>
          </table:table-cell>
          <table:table-cell office:value-type="float" office:value="0" calcext:value-type="float">
            <text:p>0</text:p>
          </table:table-cell>
          <table:table-cell office:value-type="float" office:value="9.209665" calcext:value-type="float">
            <text:p>9.209665</text:p>
          </table:table-cell>
          <table:table-cell office:value-type="float" office:value="0" calcext:value-type="float">
            <text:p>0</text:p>
          </table:table-cell>
          <table:table-cell office:value-type="float" office:value="4.1242104" calcext:value-type="float">
            <text:p>4.1242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27514" calcext:value-type="float">
            <text:p>6.527514</text:p>
          </table:table-cell>
          <table:table-cell office:value-type="float" office:value="6.4804482" calcext:value-type="float">
            <text:p>6.4804482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727715" calcext:value-type="float">
            <text:p>6.0727715</text:p>
          </table:table-cell>
          <table:table-cell office:value-type="float" office:value="0" calcext:value-type="float">
            <text:p>0</text:p>
          </table:table-cell>
          <table:table-cell office:value-type="float" office:value="2.047956" calcext:value-type="float">
            <text:p>2.047956</text:p>
          </table:table-cell>
          <table:table-cell office:value-type="float" office:value="0.016099937" calcext:value-type="float">
            <text:p>0.016099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51226" calcext:value-type="float">
            <text:p>0.5451226</text:p>
          </table:table-cell>
          <table:table-cell office:value-type="float" office:value="8.2435" calcext:value-type="float">
            <text:p>8.2435</text:p>
          </table:table-cell>
          <table:table-cell office:value-type="float" office:value="1.9734755" calcext:value-type="float">
            <text:p>1.9734755</text:p>
          </table:table-cell>
          <table:table-cell office:value-type="float" office:value="0.28931907" calcext:value-type="float">
            <text:p>0.28931907</text:p>
          </table:table-cell>
          <table:table-cell office:value-type="float" office:value="0" calcext:value-type="float">
            <text:p>0</text:p>
          </table:table-cell>
          <table:table-cell office:value-type="float" office:value="3.512156" calcext:value-type="float">
            <text:p>3.512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324646" calcext:value-type="float">
            <text:p>0.46324646</text:p>
          </table:table-cell>
          <table:table-cell office:value-type="float" office:value="0.6184809" calcext:value-type="float">
            <text:p>0.6184809</text:p>
          </table:table-cell>
          <table:table-cell office:value-type="float" office:value="3.682387" calcext:value-type="float">
            <text:p>3.682387</text:p>
          </table:table-cell>
          <table:table-cell office:value-type="float" office:value="2.0308256" calcext:value-type="float">
            <text:p>2.0308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19013" calcext:value-type="float">
            <text:p>1.4219013</text:p>
          </table:table-cell>
          <table:table-cell office:value-type="float" office:value="0.37259337" calcext:value-type="float">
            <text:p>0.37259337</text:p>
          </table:table-cell>
          <table:table-cell office:value-type="float" office:value="0.4957111" calcext:value-type="float">
            <text:p>0.4957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723443" calcext:value-type="float">
            <text:p>6.0723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8208" calcext:value-type="float">
            <text:p>2.478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67695" calcext:value-type="float">
            <text:p>8.967695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4.997762" calcext:value-type="float">
            <text:p>4.997762</text:p>
          </table:table-cell>
          <table:table-cell office:value-type="float" office:value="2.0222063" calcext:value-type="float">
            <text:p>2.0222063</text:p>
          </table:table-cell>
          <table:table-cell office:value-type="float" office:value="0" calcext:value-type="float">
            <text:p>0</text:p>
          </table:table-cell>
          <table:table-cell office:value-type="float" office:value="0.22245552" calcext:value-type="float">
            <text:p>0.22245552</text:p>
          </table:table-cell>
          <table:table-cell office:value-type="float" office:value="1.9587682" calcext:value-type="float">
            <text:p>1.95876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638496" calcext:value-type="float">
            <text:p>1.1638496</text:p>
          </table:table-cell>
          <table:table-cell office:value-type="float" office:value="0" calcext:value-type="float">
            <text:p>0</text:p>
          </table:table-cell>
          <table:table-cell office:value-type="float" office:value="1.2987719" calcext:value-type="float">
            <text:p>1.2987719</text:p>
          </table:table-cell>
          <table:table-cell office:value-type="float" office:value="1.0212353" calcext:value-type="float">
            <text:p>1.0212353</text:p>
          </table:table-cell>
          <table:table-cell office:value-type="float" office:value="3.2158628" calcext:value-type="float">
            <text:p>3.2158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32586" calcext:value-type="float">
            <text:p>1.2132586</text:p>
          </table:table-cell>
          <table:table-cell office:value-type="float" office:value="0" calcext:value-type="float">
            <text:p>0</text:p>
          </table:table-cell>
          <table:table-cell office:value-type="float" office:value="5.1549215" calcext:value-type="float">
            <text:p>5.1549215</text:p>
          </table:table-cell>
          <table:table-cell office:value-type="float" office:value="0" calcext:value-type="float">
            <text:p>0</text:p>
          </table:table-cell>
          <table:table-cell office:value-type="float" office:value="2.114895" calcext:value-type="float">
            <text:p>2.114895</text:p>
          </table:table-cell>
          <table:table-cell office:value-type="float" office:value="0" calcext:value-type="float">
            <text:p>0</text:p>
          </table:table-cell>
          <table:table-cell office:value-type="float" office:value="2.4480577" calcext:value-type="float">
            <text:p>2.4480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143985" calcext:value-type="float">
            <text:p>0.46143985</text:p>
          </table:table-cell>
          <table:table-cell office:value-type="float" office:value="5.5680504" calcext:value-type="float">
            <text:p>5.5680504</text:p>
          </table:table-cell>
          <table:table-cell office:value-type="float" office:value="1.049566" calcext:value-type="float">
            <text:p>1.049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6.1070004" calcext:value-type="float">
            <text:p>6.10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25177" calcext:value-type="float">
            <text:p>0.24125177</text:p>
          </table:table-cell>
          <table:table-cell office:value-type="float" office:value="4.357156" calcext:value-type="float">
            <text:p>4.357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57068" calcext:value-type="float">
            <text:p>1.2757068</text:p>
          </table:table-cell>
          <table:table-cell office:value-type="float" office:value="0" calcext:value-type="float">
            <text:p>0</text:p>
          </table:table-cell>
          <table:table-cell office:value-type="float" office:value="11.130739" calcext:value-type="float">
            <text:p>11.130739</text:p>
          </table:table-cell>
          <table:table-cell office:value-type="float" office:value="5.510068" calcext:value-type="float">
            <text:p>5.510068</text:p>
          </table:table-cell>
          <table:table-cell office:value-type="float" office:value="0.90482956" calcext:value-type="float">
            <text:p>0.90482956</text:p>
          </table:table-cell>
          <table:table-cell office:value-type="float" office:value="3.3020966" calcext:value-type="float">
            <text:p>3.3020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9251" calcext:value-type="float">
            <text:p>1.9789251</text:p>
          </table:table-cell>
          <table:table-cell office:value-type="float" office:value="2.473316" calcext:value-type="float">
            <text:p>2.473316</text:p>
          </table:table-cell>
          <table:table-cell office:value-type="float" office:value="2.8051412" calcext:value-type="float">
            <text:p>2.8051412</text:p>
          </table:table-cell>
          <table:table-cell office:value-type="float" office:value="2.410013" calcext:value-type="float">
            <text:p>2.410013</text:p>
          </table:table-cell>
          <table:table-cell office:value-type="float" office:value="0" calcext:value-type="float">
            <text:p>0</text:p>
          </table:table-cell>
          <table:table-cell office:value-type="float" office:value="0.2943493" calcext:value-type="float">
            <text:p>0.2943493</text:p>
          </table:table-cell>
          <table:table-cell office:value-type="float" office:value="4.385957" calcext:value-type="float">
            <text:p>4.385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527517" calcext:value-type="float">
            <text:p>2.8527517</text:p>
          </table:table-cell>
          <table:table-cell office:value-type="float" office:value="1.0406694" calcext:value-type="float">
            <text:p>1.04066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790478" calcext:value-type="float">
            <text:p>2.6790478</text:p>
          </table:table-cell>
          <table:table-cell office:value-type="float" office:value="1.2098922" calcext:value-type="float">
            <text:p>1.2098922</text:p>
          </table:table-cell>
          <table:table-cell office:value-type="float" office:value="0.110449225" calcext:value-type="float">
            <text:p>0.110449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69117415" calcext:value-type="float">
            <text:p>0.69117415</text:p>
          </table:table-cell>
          <table:table-cell office:value-type="float" office:value="0.08227599" calcext:value-type="float">
            <text:p>0.08227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8295219" calcext:value-type="float">
            <text:p>0.028295219</text:p>
          </table:table-cell>
          <table:table-cell office:value-type="float" office:value="2.9887552" calcext:value-type="float">
            <text:p>2.9887552</text:p>
          </table:table-cell>
          <table:table-cell office:value-type="float" office:value="0.3575363" calcext:value-type="float">
            <text:p>0.3575363</text:p>
          </table:table-cell>
          <table:table-cell office:value-type="float" office:value="0.15969667" calcext:value-type="float">
            <text:p>0.15969667</text:p>
          </table:table-cell>
          <table:table-cell office:value-type="float" office:value="0" calcext:value-type="float">
            <text:p>0</text:p>
          </table:table-cell>
          <table:table-cell office:value-type="float" office:value="3.4906025" calcext:value-type="float">
            <text:p>3.4906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03742" calcext:value-type="float">
            <text:p>2.903742</text:p>
          </table:table-cell>
          <table:table-cell office:value-type="float" office:value="1.2694238" calcext:value-type="float">
            <text:p>1.2694238</text:p>
          </table:table-cell>
          <table:table-cell office:value-type="float" office:value="14.10522" calcext:value-type="float">
            <text:p>14.10522</text:p>
          </table:table-cell>
          <table:table-cell office:value-type="float" office:value="0.57140875" calcext:value-type="float">
            <text:p>0.571408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77178" calcext:value-type="float">
            <text:p>0.3577178</text:p>
          </table:table-cell>
          <table:table-cell office:value-type="float" office:value="0" calcext:value-type="float">
            <text:p>0</text:p>
          </table:table-cell>
          <table:table-cell office:value-type="float" office:value="0.35412678" calcext:value-type="float">
            <text:p>0.35412678</text:p>
          </table:table-cell>
          <table:table-cell office:value-type="float" office:value="3.1101139" calcext:value-type="float">
            <text:p>3.1101139</text:p>
          </table:table-cell>
          <table:table-cell office:value-type="float" office:value="1.0170074" calcext:value-type="float">
            <text:p>1.0170074</text:p>
          </table:table-cell>
          <table:table-cell office:value-type="float" office:value="7.0027595" calcext:value-type="float">
            <text:p>7.0027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29469" calcext:value-type="float">
            <text:p>0.09229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48765" calcext:value-type="float">
            <text:p>3.3548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57156" calcext:value-type="float">
            <text:p>1.8057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247993" calcext:value-type="float">
            <text:p>1.3247993</text:p>
          </table:table-cell>
          <table:table-cell office:value-type="float" office:value="2.6820238" calcext:value-type="float">
            <text:p>2.6820238</text:p>
          </table:table-cell>
          <table:table-cell office:value-type="float" office:value="1.4939054" calcext:value-type="float">
            <text:p>1.4939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27275" calcext:value-type="float">
            <text:p>4.2527275</text:p>
          </table:table-cell>
          <table:table-cell office:value-type="float" office:value="0.5397315" calcext:value-type="float">
            <text:p>0.5397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663175" calcext:value-type="float">
            <text:p>5.1663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89255" calcext:value-type="float">
            <text:p>6.589255</text:p>
          </table:table-cell>
          <table:table-cell office:value-type="float" office:value="3.7551024" calcext:value-type="float">
            <text:p>3.7551024</text:p>
          </table:table-cell>
          <table:table-cell office:value-type="float" office:value="2.0904067" calcext:value-type="float">
            <text:p>2.0904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23601" calcext:value-type="float">
            <text:p>6.423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083911" calcext:value-type="float">
            <text:p>2.0083911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7.5747895" calcext:value-type="float">
            <text:p>7.5747895</text:p>
          </table:table-cell>
          <table:table-cell office:value-type="float" office:value="0.85742074" calcext:value-type="float">
            <text:p>0.85742074</text:p>
          </table:table-cell>
          <table:table-cell office:value-type="float" office:value="0" calcext:value-type="float">
            <text:p>0</text:p>
          </table:table-cell>
          <table:table-cell office:value-type="float" office:value="0.12638845" calcext:value-type="float">
            <text:p>0.12638845</text:p>
          </table:table-cell>
          <table:table-cell office:value-type="float" office:value="7.33949" calcext:value-type="float">
            <text:p>7.33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035134" calcext:value-type="float">
            <text:p>3.2035134</text:p>
          </table:table-cell>
          <table:table-cell office:value-type="float" office:value="0" calcext:value-type="float">
            <text:p>0</text:p>
          </table:table-cell>
          <table:table-cell office:value-type="float" office:value="0.9317664" calcext:value-type="float">
            <text:p>0.9317664</text:p>
          </table:table-cell>
          <table:table-cell office:value-type="float" office:value="1.712668" calcext:value-type="float">
            <text:p>1.712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90429" calcext:value-type="float">
            <text:p>1.3790429</text:p>
          </table:table-cell>
          <table:table-cell office:value-type="float" office:value="0" calcext:value-type="float">
            <text:p>0</text:p>
          </table:table-cell>
          <table:table-cell office:value-type="float" office:value="0.77051824" calcext:value-type="float">
            <text:p>0.77051824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3.2247624" calcext:value-type="float">
            <text:p>3.2247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7498" calcext:value-type="float">
            <text:p>0.3967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80144" calcext:value-type="float">
            <text:p>0.15380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782194" calcext:value-type="float">
            <text:p>0.60782194</text:p>
          </table:table-cell>
          <table:table-cell office:value-type="float" office:value="0" calcext:value-type="float">
            <text:p>0</text:p>
          </table:table-cell>
          <table:table-cell office:value-type="float" office:value="3.463499" calcext:value-type="float">
            <text:p>3.463499</text:p>
          </table:table-cell>
          <table:table-cell office:value-type="float" office:value="1.471313" calcext:value-type="float">
            <text:p>1.471313</text:p>
          </table:table-cell>
          <table:table-cell office:value-type="float" office:value="0" calcext:value-type="float">
            <text:p>0</text:p>
          </table:table-cell>
          <table:table-cell office:value-type="float" office:value="0.31316918" calcext:value-type="float">
            <text:p>0.31316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26308" calcext:value-type="float">
            <text:p>1.4326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01364" calcext:value-type="float">
            <text:p>1.2401364</text:p>
          </table:table-cell>
          <table:table-cell office:value-type="float" office:value="0" calcext:value-type="float">
            <text:p>0</text:p>
          </table:table-cell>
          <table:table-cell office:value-type="float" office:value="0.051320016" calcext:value-type="float">
            <text:p>0.051320016</text:p>
          </table:table-cell>
          <table:table-cell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7.27309" calcext:value-type="float">
            <text:p>7.27309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30318" calcext:value-type="float">
            <text:p>8.23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23333" calcext:value-type="float">
            <text:p>9.52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61293" calcext:value-type="float">
            <text:p>2.2461293</text:p>
          </table:table-cell>
          <table:table-cell office:value-type="float" office:value="2.5865147" calcext:value-type="float">
            <text:p>2.5865147</text:p>
          </table:table-cell>
          <table:table-cell office:value-type="float" office:value="0" calcext:value-type="float">
            <text:p>0</text:p>
          </table:table-cell>
          <table:table-cell office:value-type="float" office:value="4.3226833" calcext:value-type="float">
            <text:p>4.3226833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" calcext:value-type="float">
            <text:p>0</text:p>
          </table:table-cell>
          <table:table-cell office:value-type="float" office:value="1.0465558" calcext:value-type="float">
            <text:p>1.0465558</text:p>
          </table:table-cell>
          <table:table-cell office:value-type="float" office:value="0.8169866" calcext:value-type="float">
            <text:p>0.8169866</text:p>
          </table:table-cell>
          <table:table-cell office:value-type="float" office:value="0.34428105" calcext:value-type="float">
            <text:p>0.34428105</text:p>
          </table:table-cell>
          <table:table-cell office:value-type="float" office:value="0.09392336" calcext:value-type="float">
            <text:p>0.09392336</text:p>
          </table:table-cell>
          <table:table-cell office:value-type="float" office:value="0.047117315" calcext:value-type="float">
            <text:p>0.047117315</text:p>
          </table:table-cell>
          <table:table-cell office:value-type="float" office:value="0.61841154" calcext:value-type="float">
            <text:p>0.61841154</text:p>
          </table:table-cell>
          <table:table-cell office:value-type="float" office:value="6.687715" calcext:value-type="float">
            <text:p>6.687715</text:p>
          </table:table-cell>
          <table:table-cell office:value-type="float" office:value="0.47420934" calcext:value-type="float">
            <text:p>0.47420934</text:p>
          </table:table-cell>
          <table:table-cell office:value-type="float" office:value="5.698871" calcext:value-type="float">
            <text:p>5.698871</text:p>
          </table:table-cell>
          <table:table-cell office:value-type="float" office:value="0" calcext:value-type="float">
            <text:p>0</text:p>
          </table:table-cell>
          <table:table-cell office:value-type="float" office:value="1.3354962" calcext:value-type="float">
            <text:p>1.3354962</text:p>
          </table:table-cell>
          <table:table-cell office:value-type="float" office:value="0" calcext:value-type="float">
            <text:p>0</text:p>
          </table:table-cell>
          <table:table-cell office:value-type="float" office:value="7.2340097" calcext:value-type="float">
            <text:p>7.2340097</text:p>
          </table:table-cell>
          <table:table-cell office:value-type="float" office:value="0" calcext:value-type="float">
            <text:p>0</text:p>
          </table:table-cell>
          <table:table-cell office:value-type="float" office:value="3.9420555" calcext:value-type="float">
            <text:p>3.9420555</text:p>
          </table:table-cell>
          <table:table-cell office:value-type="float" office:value="0.5491121" calcext:value-type="float">
            <text:p>0.5491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25953" calcext:value-type="float">
            <text:p>2.6125953</text:p>
          </table:table-cell>
          <table:table-cell office:value-type="float" office:value="3.937943" calcext:value-type="float">
            <text:p>3.937943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26473" calcext:value-type="float">
            <text:p>3.3126473</text:p>
          </table:table-cell>
          <table:table-cell office:value-type="float" office:value="0" calcext:value-type="float">
            <text:p>0</text:p>
          </table:table-cell>
          <table:table-cell office:value-type="float" office:value="0.37303978" calcext:value-type="float">
            <text:p>0.37303978</text:p>
          </table:table-cell>
          <table:table-cell office:value-type="float" office:value="0.063553855" calcext:value-type="float">
            <text:p>0.063553855</text:p>
          </table:table-cell>
          <table:table-cell office:value-type="float" office:value="0" calcext:value-type="float">
            <text:p>0</text:p>
          </table:table-cell>
          <table:table-cell office:value-type="float" office:value="12.2458515" calcext:value-type="float">
            <text:p>12.2458515</text:p>
          </table:table-cell>
          <table:table-cell office:value-type="float" office:value="0.89585334" calcext:value-type="float">
            <text:p>0.89585334</text:p>
          </table:table-cell>
          <table:table-cell office:value-type="float" office:value="1.0063454" calcext:value-type="float">
            <text:p>1.0063454</text:p>
          </table:table-cell>
          <table:table-cell office:value-type="float" office:value="0.6799022" calcext:value-type="float">
            <text:p>0.6799022</text:p>
          </table:table-cell>
          <table:table-cell office:value-type="float" office:value="0.8674378" calcext:value-type="float">
            <text:p>0.8674378</text:p>
          </table:table-cell>
          <table:table-cell office:value-type="float" office:value="0" calcext:value-type="float">
            <text:p>0</text:p>
          </table:table-cell>
          <table:table-cell office:value-type="float" office:value="3.3486166" calcext:value-type="float">
            <text:p>3.3486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0.005301714" calcext:value-type="float">
            <text:p>0.005301714</text:p>
          </table:table-cell>
          <table:table-cell office:value-type="float" office:value="2.938782" calcext:value-type="float">
            <text:p>2.938782</text:p>
          </table:table-cell>
          <table:table-cell office:value-type="float" office:value="1.5794113" calcext:value-type="float">
            <text:p>1.5794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03854" calcext:value-type="float">
            <text:p>0.6303854</text:p>
          </table:table-cell>
          <table:table-cell office:value-type="float" office:value="12.186166" calcext:value-type="float">
            <text:p>12.1861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756648" calcext:value-type="float">
            <text:p>6.756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46092" calcext:value-type="float">
            <text:p>2.1846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00033" calcext:value-type="float">
            <text:p>7.7700033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06496343" calcext:value-type="float">
            <text:p>0.06496343</text:p>
          </table:table-cell>
          <table:table-cell office:value-type="float" office:value="0" calcext:value-type="float">
            <text:p>0</text:p>
          </table:table-cell>
          <table:table-cell office:value-type="float" office:value="6.5654073" calcext:value-type="float">
            <text:p>6.5654073</text:p>
          </table:table-cell>
          <table:table-cell office:value-type="float" office:value="0.8801757" calcext:value-type="float">
            <text:p>0.8801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31143" calcext:value-type="float">
            <text:p>3.8831143</text:p>
          </table:table-cell>
          <table:table-cell office:value-type="float" office:value="0" calcext:value-type="float">
            <text:p>0</text:p>
          </table:table-cell>
          <table:table-cell office:value-type="float" office:value="3.5331378" calcext:value-type="float">
            <text:p>3.5331378</text:p>
          </table:table-cell>
          <table:table-cell office:value-type="float" office:value="0" calcext:value-type="float">
            <text:p>0</text:p>
          </table:table-cell>
          <table:table-cell office:value-type="float" office:value="2.5585005" calcext:value-type="float">
            <text:p>2.5585005</text:p>
          </table:table-cell>
          <table:table-cell office:value-type="float" office:value="1.4807549" calcext:value-type="float">
            <text:p>1.4807549</text:p>
          </table:table-cell>
          <table:table-cell office:value-type="float" office:value="7.4483533" calcext:value-type="float">
            <text:p>7.4483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5158" calcext:value-type="float">
            <text:p>1.515158</text:p>
          </table:table-cell>
          <table:table-cell office:value-type="float" office:value="0" calcext:value-type="float">
            <text:p>0</text:p>
          </table:table-cell>
          <table:table-cell office:value-type="float" office:value="0.7417748" calcext:value-type="float">
            <text:p>0.7417748</text:p>
          </table:table-cell>
          <table:table-cell office:value-type="float" office:value="1.493022" calcext:value-type="float">
            <text:p>1.493022</text:p>
          </table:table-cell>
          <table:table-cell office:value-type="float" office:value="3.543329" calcext:value-type="float">
            <text:p>3.543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3.3747063" calcext:value-type="float">
            <text:p>3.3747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75156" calcext:value-type="float">
            <text:p>1.9075156</text:p>
          </table:table-cell>
          <table:table-cell office:value-type="float" office:value="2.1710062" calcext:value-type="float">
            <text:p>2.1710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4062" calcext:value-type="float">
            <text:p>0.4784062</text:p>
          </table:table-cell>
          <table:table-cell office:value-type="float" office:value="0.5847397" calcext:value-type="float">
            <text:p>0.5847397</text:p>
          </table:table-cell>
          <table:table-cell office:value-type="float" office:value="4.6175866" calcext:value-type="float">
            <text:p>4.6175866</text:p>
          </table:table-cell>
          <table:table-cell office:value-type="float" office:value="1.0055252" calcext:value-type="float">
            <text:p>1.0055252</text:p>
          </table:table-cell>
          <table:table-cell office:value-type="float" office:value="3.3857741" calcext:value-type="float">
            <text:p>3.3857741</text:p>
          </table:table-cell>
          <table:table-cell office:value-type="float" office:value="2.042936" calcext:value-type="float">
            <text:p>2.04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39286" calcext:value-type="float">
            <text:p>3.0739286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4.644307" calcext:value-type="float">
            <text:p>4.644307</text:p>
          </table:table-cell>
          <table:table-cell office:value-type="float" office:value="1.2682992" calcext:value-type="float">
            <text:p>1.2682992</text:p>
          </table:table-cell>
          <table:table-cell office:value-type="float" office:value="0" calcext:value-type="float">
            <text:p>0</text:p>
          </table:table-cell>
          <table:table-cell office:value-type="float" office:value="0.2028312" calcext:value-type="float">
            <text:p>0.2028312</text:p>
          </table:table-cell>
          <table:table-cell office:value-type="float" office:value="4.0376925" calcext:value-type="float">
            <text:p>4.0376925</text:p>
          </table:table-cell>
          <table:table-cell office:value-type="float" office:value="0" calcext:value-type="float">
            <text:p>0</text:p>
          </table:table-cell>
          <table:table-cell office:value-type="float" office:value="0.11007549" calcext:value-type="float">
            <text:p>0.11007549</text:p>
          </table:table-cell>
          <table:table-cell office:value-type="float" office:value="0" calcext:value-type="float">
            <text:p>0</text:p>
          </table:table-cell>
          <table:table-cell office:value-type="float" office:value="2.540799" calcext:value-type="float">
            <text:p>2.5407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226065" calcext:value-type="float">
            <text:p>1.2226065</text:p>
          </table:table-cell>
          <table:table-cell office:value-type="float" office:value="0.36072382" calcext:value-type="float">
            <text:p>0.36072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274219" calcext:value-type="float">
            <text:p>1.9274219</text:p>
          </table:table-cell>
          <table:table-cell office:value-type="float" office:value="11.4509735" calcext:value-type="float">
            <text:p>11.4509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024905" calcext:value-type="float">
            <text:p>0.66024905</text:p>
          </table:table-cell>
          <table:table-cell office:value-type="float" office:value="0" calcext:value-type="float">
            <text:p>0</text:p>
          </table:table-cell>
          <table:table-cell office:value-type="float" office:value="3.3885539" calcext:value-type="float">
            <text:p>3.38855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2899479" calcext:value-type="float">
            <text:p>0.2899479</text:p>
          </table:table-cell>
          <table:table-cell office:value-type="float" office:value="1.2497039" calcext:value-type="float">
            <text:p>1.24970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783187" calcext:value-type="float">
            <text:p>3.97831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3424227" calcext:value-type="float">
            <text:p>0.13424227</text:p>
          </table:table-cell>
          <table:table-cell office:value-type="float" office:value="0" calcext:value-type="float">
            <text:p>0</text:p>
          </table:table-cell>
          <table:table-cell office:value-type="float" office:value="0.28408366" calcext:value-type="float">
            <text:p>0.28408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47876" calcext:value-type="float">
            <text:p>6.547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504064" calcext:value-type="float">
            <text:p>3.15040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6382203" calcext:value-type="float">
            <text:p>1.6382203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983893" calcext:value-type="float">
            <text:p>6.89838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947086" calcext:value-type="float">
            <text:p>3.19470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22575" calcext:value-type="float">
            <text:p>4.422575</text:p>
          </table:table-cell>
          <table:table-cell office:value-type="float" office:value="0" calcext:value-type="float">
            <text:p>0</text:p>
          </table:table-cell>
          <table:table-cell office:value-type="float" office:value="3.3142498" calcext:value-type="float">
            <text:p>3.3142498</text:p>
          </table:table-cell>
          <table:table-cell office:value-type="float" office:value="5.179524" calcext:value-type="float">
            <text:p>5.179524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629018" calcext:value-type="float">
            <text:p>5.629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65875" calcext:value-type="float">
            <text:p>3.5065875</text:p>
          </table:table-cell>
          <table:table-cell office:value-type="float" office:value="1.8039086" calcext:value-type="float">
            <text:p>1.8039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7.2827697" calcext:value-type="float">
            <text:p>7.28276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965495" calcext:value-type="float">
            <text:p>4.5965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23" calcext:value-type="float">
            <text:p>1.9923</text:p>
          </table:table-cell>
          <table:table-cell office:value-type="float" office:value="0.8280918" calcext:value-type="float">
            <text:p>0.8280918</text:p>
          </table:table-cell>
          <table:table-cell office:value-type="float" office:value="6.025406" calcext:value-type="float">
            <text:p>6.0254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208751" calcext:value-type="float">
            <text:p>0.5208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44497" calcext:value-type="float">
            <text:p>1.8544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8.98656" calcext:value-type="float">
            <text:p>8.98656</text:p>
          </table:table-cell>
          <table:table-cell office:value-type="float" office:value="1.158936" calcext:value-type="float">
            <text:p>1.158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64635" calcext:value-type="float">
            <text:p>3.7864635</text:p>
          </table:table-cell>
          <table:table-cell office:value-type="float" office:value="0.052363485" calcext:value-type="float">
            <text:p>0.05236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752995" calcext:value-type="float">
            <text:p>6.3752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50238" calcext:value-type="float">
            <text:p>1.3050238</text:p>
          </table:table-cell>
          <table:table-cell office:value-type="float" office:value="0.65748614" calcext:value-type="float">
            <text:p>0.65748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20064" calcext:value-type="float">
            <text:p>5.1220064</text:p>
          </table:table-cell>
          <table:table-cell office:value-type="float" office:value="1.4231184" calcext:value-type="float">
            <text:p>1.4231184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1.3341681" calcext:value-type="float">
            <text:p>1.3341681</text:p>
          </table:table-cell>
          <table:table-cell office:value-type="float" office:value="0" calcext:value-type="float">
            <text:p>0</text:p>
          </table:table-cell>
          <table:table-cell office:value-type="float" office:value="0.28615516" calcext:value-type="float">
            <text:p>0.28615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6.185436" calcext:value-type="float">
            <text:p>6.185436</text:p>
          </table:table-cell>
          <table:table-cell office:value-type="float" office:value="0.074601136" calcext:value-type="float">
            <text:p>0.074601136</text:p>
          </table:table-cell>
          <table:table-cell office:value-type="float" office:value="6.2582064" calcext:value-type="float">
            <text:p>6.2582064</text:p>
          </table:table-cell>
          <table:table-cell office:value-type="float" office:value="2.8678298" calcext:value-type="float">
            <text:p>2.8678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70849" calcext:value-type="float">
            <text:p>3.2270849</text:p>
          </table:table-cell>
          <table:table-cell office:value-type="float" office:value="4.3831925" calcext:value-type="float">
            <text:p>4.3831925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04741" calcext:value-type="float">
            <text:p>12.104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331226" calcext:value-type="float">
            <text:p>2.9331226</text:p>
          </table:table-cell>
          <table:table-cell office:value-type="float" office:value="0" calcext:value-type="float">
            <text:p>0</text:p>
          </table:table-cell>
          <table:table-cell office:value-type="float" office:value="2.4833858" calcext:value-type="float">
            <text:p>2.4833858</text:p>
          </table:table-cell>
          <table:table-cell office:value-type="float" office:value="0" calcext:value-type="float">
            <text:p>0</text:p>
          </table:table-cell>
          <table:table-cell office:value-type="float" office:value="1.6182878" calcext:value-type="float">
            <text:p>1.6182878</text:p>
          </table:table-cell>
          <table:table-cell office:value-type="float" office:value="13.829731" calcext:value-type="float">
            <text:p>13.829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8898634" calcext:value-type="float">
            <text:p>0.098898634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2.8865023" calcext:value-type="float">
            <text:p>2.8865023</text:p>
          </table:table-cell>
          <table:table-cell office:value-type="float" office:value="0" calcext:value-type="float">
            <text:p>0</text:p>
          </table:table-cell>
          <table:table-cell office:value-type="float" office:value="4.33721" calcext:value-type="float">
            <text:p>4.337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498534" calcext:value-type="float">
            <text:p>2.7498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69159" calcext:value-type="float">
            <text:p>5.169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" calcext:value-type="float">
            <text:p>0</text:p>
          </table:table-cell>
          <table:table-cell office:value-type="float" office:value="1.607585" calcext:value-type="float">
            <text:p>1.607585</text:p>
          </table:table-cell>
          <table:table-cell office:value-type="float" office:value="1.1376379" calcext:value-type="float">
            <text:p>1.1376379</text:p>
          </table:table-cell>
          <table:table-cell office:value-type="float" office:value="0" calcext:value-type="float">
            <text:p>0</text:p>
          </table:table-cell>
          <table:table-cell office:value-type="float" office:value="5.211843" calcext:value-type="float">
            <text:p>5.211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.16251191" calcext:value-type="float">
            <text:p>0.16251191</text:p>
          </table:table-cell>
          <table:table-cell office:value-type="float" office:value="4.3775496" calcext:value-type="float">
            <text:p>4.3775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5695" calcext:value-type="float">
            <text:p>0.4365695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0.43276852" calcext:value-type="float">
            <text:p>0.43276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386705" calcext:value-type="float">
            <text:p>0.60386705</text:p>
          </table:table-cell>
          <table:table-cell office:value-type="float" office:value="1.5543921" calcext:value-type="float">
            <text:p>1.5543921</text:p>
          </table:table-cell>
          <table:table-cell office:value-type="float" office:value="4.093148" calcext:value-type="float">
            <text:p>4.093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87613" calcext:value-type="float">
            <text:p>6.287613</text:p>
          </table:table-cell>
          <table:table-cell office:value-type="float" office:value="1.134438" calcext:value-type="float">
            <text:p>1.1344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41304" calcext:value-type="float">
            <text:p>0.4641304</text:p>
          </table:table-cell>
          <table:table-cell office:value-type="float" office:value="0" calcext:value-type="float">
            <text:p>0</text:p>
          </table:table-cell>
          <table:table-cell office:value-type="float" office:value="8.041318" calcext:value-type="float">
            <text:p>8.041318</text:p>
          </table:table-cell>
          <table:table-cell office:value-type="float" office:value="0" calcext:value-type="float">
            <text:p>0</text:p>
          </table:table-cell>
          <table:table-cell office:value-type="float" office:value="0.52561957" calcext:value-type="float">
            <text:p>0.5256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808526" calcext:value-type="float">
            <text:p>2.4808526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41224" calcext:value-type="float">
            <text:p>17.541224</text:p>
          </table:table-cell>
          <table:table-cell office:value-type="float" office:value="3.8916843" calcext:value-type="float">
            <text:p>3.8916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23534" calcext:value-type="float">
            <text:p>1.49235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488767" calcext:value-type="float">
            <text:p>0.16488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7812463" calcext:value-type="float">
            <text:p>0.07812463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802391" calcext:value-type="float">
            <text:p>8.8023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933031" calcext:value-type="float">
            <text:p>1.49330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1.6920983" calcext:value-type="float">
            <text:p>1.69209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105923" calcext:value-type="float">
            <text:p>2.71059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314504" calcext:value-type="float">
            <text:p>0.731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53112" calcext:value-type="float">
            <text:p>1.1053112</text:p>
          </table:table-cell>
          <table:table-cell office:value-type="float" office:value="0.17531076" calcext:value-type="float">
            <text:p>0.17531076</text:p>
          </table:table-cell>
          <table:table-cell office:value-type="float" office:value="10.8986225" calcext:value-type="float">
            <text:p>10.8986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016405" calcext:value-type="float">
            <text:p>0.54016405</text:p>
          </table:table-cell>
          <table:table-cell office:value-type="float" office:value="1.8910493" calcext:value-type="float">
            <text:p>1.8910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676398" calcext:value-type="float">
            <text:p>0.12676398</text:p>
          </table:table-cell>
          <table:table-cell office:value-type="float" office:value="0.027492031" calcext:value-type="float">
            <text:p>0.02749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943696" calcext:value-type="float">
            <text:p>5.8943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488495" calcext:value-type="float">
            <text:p>2.34884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633364" calcext:value-type="float">
            <text:p>2.7633364</text:p>
          </table:table-cell>
          <table:table-cell office:value-type="float" office:value="0" calcext:value-type="float">
            <text:p>0</text:p>
          </table:table-cell>
          <table:table-cell office:value-type="float" office:value="1.7310019" calcext:value-type="float">
            <text:p>1.7310019</text:p>
          </table:table-cell>
          <table:table-cell office:value-type="float" office:value="5.7189407" calcext:value-type="float">
            <text:p>5.7189407</text:p>
          </table:table-cell>
          <table:table-cell office:value-type="float" office:value="0.13042057" calcext:value-type="float">
            <text:p>0.13042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217444" calcext:value-type="float">
            <text:p>0.018217444</text:p>
          </table:table-cell>
          <table:table-cell office:value-type="float" office:value="0" calcext:value-type="float">
            <text:p>0</text:p>
          </table:table-cell>
          <table:table-cell office:value-type="float" office:value="6.3059893" calcext:value-type="float">
            <text:p>6.3059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3099" calcext:value-type="float">
            <text:p>1.803099</text:p>
          </table:table-cell>
          <table:table-cell office:value-type="float" office:value="0.20928533" calcext:value-type="float">
            <text:p>0.2092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7.430541" calcext:value-type="float">
            <text:p>7.4305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2281666" calcext:value-type="float">
            <text:p>4.2281666</text:p>
          </table:table-cell>
          <table:table-cell office:value-type="float" office:value="0" calcext:value-type="float">
            <text:p>0</text:p>
          </table:table-cell>
          <table:table-cell office:value-type="float" office:value="0.1585096" calcext:value-type="float">
            <text:p>0.1585096</text:p>
          </table:table-cell>
          <table:table-cell office:value-type="float" office:value="1.9135838" calcext:value-type="float">
            <text:p>1.9135838</text:p>
          </table:table-cell>
          <table:table-cell office:value-type="float" office:value="0.38972723" calcext:value-type="float">
            <text:p>0.38972723</text:p>
          </table:table-cell>
          <table:table-cell office:value-type="float" office:value="1.7619804" calcext:value-type="float">
            <text:p>1.76198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485485" calcext:value-type="float">
            <text:p>0.57485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68421" calcext:value-type="float">
            <text:p>1.4968421</text:p>
          </table:table-cell>
          <table:table-cell office:value-type="float" office:value="0.5123779" calcext:value-type="float">
            <text:p>0.5123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7.2780285" calcext:value-type="float">
            <text:p>7.2780285</text:p>
          </table:table-cell>
          <table:table-cell office:value-type="float" office:value="4.048168" calcext:value-type="float">
            <text:p>4.048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50104" calcext:value-type="float">
            <text:p>2.4250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858035" calcext:value-type="float">
            <text:p>3.3858035</text:p>
          </table:table-cell>
          <table:table-cell office:value-type="float" office:value="0.13812998" calcext:value-type="float">
            <text:p>0.13812998</text:p>
          </table:table-cell>
          <table:table-cell office:value-type="float" office:value="0" calcext:value-type="float">
            <text:p>0</text:p>
          </table:table-cell>
          <table:table-cell office:value-type="float" office:value="1.0308032" calcext:value-type="float">
            <text:p>1.0308032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18328" calcext:value-type="float">
            <text:p>0.981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62798" calcext:value-type="float">
            <text:p>1.3962798</text:p>
          </table:table-cell>
          <table:table-cell office:value-type="float" office:value="0.19582911" calcext:value-type="float">
            <text:p>0.19582911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2.517446" calcext:value-type="float">
            <text:p>2.517446</text:p>
          </table:table-cell>
          <table:table-cell office:value-type="float" office:value="0" calcext:value-type="float">
            <text:p>0</text:p>
          </table:table-cell>
          <table:table-cell office:value-type="float" office:value="0.86075443" calcext:value-type="float">
            <text:p>0.86075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2.0729775" calcext:value-type="float">
            <text:p>2.0729775</text:p>
          </table:table-cell>
          <table:table-cell office:value-type="float" office:value="0" calcext:value-type="float">
            <text:p>0</text:p>
          </table:table-cell>
          <table:table-cell office:value-type="float" office:value="4.189691" calcext:value-type="float">
            <text:p>4.189691</text:p>
          </table:table-cell>
          <table:table-cell office:value-type="float" office:value="1.9573523" calcext:value-type="float">
            <text:p>1.9573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05077" calcext:value-type="float">
            <text:p>3.0905077</text:p>
          </table:table-cell>
          <table:table-cell office:value-type="float" office:value="0.79771024" calcext:value-type="float">
            <text:p>0.79771024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05102" calcext:value-type="float">
            <text:p>12.1051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258787" calcext:value-type="float">
            <text:p>0.9258787</text:p>
          </table:table-cell>
          <table:table-cell office:value-type="float" office:value="0.44067067" calcext:value-type="float">
            <text:p>0.44067067</text:p>
          </table:table-cell>
          <table:table-cell office:value-type="float" office:value="0.47571945" calcext:value-type="float">
            <text:p>0.47571945</text:p>
          </table:table-cell>
          <table:table-cell office:value-type="float" office:value="9.112377" calcext:value-type="float">
            <text:p>9.1123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743884" calcext:value-type="float">
            <text:p>1.1743884</text:p>
          </table:table-cell>
          <table:table-cell office:value-type="float" office:value="2.8475072" calcext:value-type="float">
            <text:p>2.8475072</text:p>
          </table:table-cell>
          <table:table-cell office:value-type="float" office:value="0.9760548" calcext:value-type="float">
            <text:p>0.9760548</text:p>
          </table:table-cell>
          <table:table-cell office:value-type="float" office:value="1.8468645" calcext:value-type="float">
            <text:p>1.8468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427586" calcext:value-type="float">
            <text:p>0.564275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8807628" calcext:value-type="float">
            <text:p>2.8807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25948" calcext:value-type="float">
            <text:p>2.1525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" calcext:value-type="float">
            <text:p>0</text:p>
          </table:table-cell>
          <table:table-cell office:value-type="float" office:value="2.7708547" calcext:value-type="float">
            <text:p>2.7708547</text:p>
          </table:table-cell>
          <table:table-cell office:value-type="float" office:value="1.0915805" calcext:value-type="float">
            <text:p>1.0915805</text:p>
          </table:table-cell>
          <table:table-cell office:value-type="float" office:value="0.13615859" calcext:value-type="float">
            <text:p>0.13615859</text:p>
          </table:table-cell>
          <table:table-cell office:value-type="float" office:value="4.711922" calcext:value-type="float">
            <text:p>4.711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3.7647634" calcext:value-type="float">
            <text:p>3.7647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39935" calcext:value-type="float">
            <text:p>1.7939935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96366" calcext:value-type="float">
            <text:p>0.16596366</text:p>
          </table:table-cell>
          <table:table-cell office:value-type="float" office:value="2.184704" calcext:value-type="float">
            <text:p>2.184704</text:p>
          </table:table-cell>
          <table:table-cell office:value-type="float" office:value="0.11126245" calcext:value-type="float">
            <text:p>0.11126245</text:p>
          </table:table-cell>
          <table:table-cell office:value-type="float" office:value="3.2455235" calcext:value-type="float">
            <text:p>3.2455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140985" calcext:value-type="float">
            <text:p>4.1140985</text:p>
          </table:table-cell>
          <table:table-cell office:value-type="float" office:value="0.28131306" calcext:value-type="float">
            <text:p>0.281313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65959" calcext:value-type="float">
            <text:p>6.65959</text:p>
          </table:table-cell>
          <table:table-cell office:value-type="float" office:value="0" calcext:value-type="float">
            <text:p>0</text:p>
          </table:table-cell>
          <table:table-cell office:value-type="float" office:value="2.114044" calcext:value-type="float">
            <text:p>2.114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32975" calcext:value-type="float">
            <text:p>0.10932975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56676" calcext:value-type="float">
            <text:p>14.456676</text:p>
          </table:table-cell>
          <table:table-cell office:value-type="float" office:value="3.5631" calcext:value-type="float">
            <text:p>3.5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602416" calcext:value-type="float">
            <text:p>0.596024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9848714" calcext:value-type="float">
            <text:p>0.079848714</text:p>
          </table:table-cell>
          <table:table-cell office:value-type="float" office:value="0.76595235" calcext:value-type="float">
            <text:p>0.76595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6203" calcext:value-type="float">
            <text:p>4.476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727597" calcext:value-type="float">
            <text:p>0.47727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15432" calcext:value-type="float">
            <text:p>0.38615432</text:p>
          </table:table-cell>
          <table:table-cell office:value-type="float" office:value="5.4581933" calcext:value-type="float">
            <text:p>5.4581933</text:p>
          </table:table-cell>
          <table:table-cell office:value-type="float" office:value="5.3393607" calcext:value-type="float">
            <text:p>5.3393607</text:p>
          </table:table-cell>
          <table:table-cell office:value-type="float" office:value="0" calcext:value-type="float">
            <text:p>0</text:p>
          </table:table-cell>
          <table:table-cell office:value-type="float" office:value="1.8495905" calcext:value-type="float">
            <text:p>1.8495905</text:p>
          </table:table-cell>
          <table:table-cell office:value-type="float" office:value="0" calcext:value-type="float">
            <text:p>0</text:p>
          </table:table-cell>
          <table:table-cell office:value-type="float" office:value="1.4776853" calcext:value-type="float">
            <text:p>1.4776853</text:p>
          </table:table-cell>
          <table:table-cell office:value-type="float" office:value="0.088820875" calcext:value-type="float">
            <text:p>0.088820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77398" calcext:value-type="float">
            <text:p>7.277398</text:p>
          </table:table-cell>
          <table:table-cell office:value-type="float" office:value="0.451512" calcext:value-type="float">
            <text:p>0.451512</text:p>
          </table:table-cell>
          <table:table-cell office:value-type="float" office:value="1.2724811" calcext:value-type="float">
            <text:p>1.2724811</text:p>
          </table:table-cell>
          <table:table-cell office:value-type="float" office:value="0" calcext:value-type="float">
            <text:p>0</text:p>
          </table:table-cell>
          <table:table-cell office:value-type="float" office:value="0.1957642" calcext:value-type="float">
            <text:p>0.1957642</text:p>
          </table:table-cell>
          <table:table-cell office:value-type="float" office:value="0.6465682" calcext:value-type="float">
            <text:p>0.6465682</text:p>
          </table:table-cell>
          <table:table-cell office:value-type="float" office:value="0.55301607" calcext:value-type="float">
            <text:p>0.553016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287127" calcext:value-type="float">
            <text:p>3.1287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612975" calcext:value-type="float">
            <text:p>0.80612975</text:p>
          </table:table-cell>
          <table:table-cell office:value-type="float" office:value="0" calcext:value-type="float">
            <text:p>0</text:p>
          </table:table-cell>
          <table:table-cell office:value-type="float" office:value="1.0434545" calcext:value-type="float">
            <text:p>1.043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174559" calcext:value-type="float">
            <text:p>0.317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1522" calcext:value-type="float">
            <text:p>2.291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198419" calcext:value-type="float">
            <text:p>2.8198419</text:p>
          </table:table-cell>
          <table:table-cell office:value-type="float" office:value="2.466448" calcext:value-type="float">
            <text:p>2.46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44252" calcext:value-type="float">
            <text:p>0.31444252</text:p>
          </table:table-cell>
          <table:table-cell office:value-type="float" office:value="6.6614876" calcext:value-type="float">
            <text:p>6.6614876</text:p>
          </table:table-cell>
          <table:table-cell office:value-type="float" office:value="2.9839096" calcext:value-type="float">
            <text:p>2.9839096</text:p>
          </table:table-cell>
          <table:table-cell office:value-type="float" office:value="2.5846095" calcext:value-type="float">
            <text:p>2.5846095</text:p>
          </table:table-cell>
          <table:table-cell office:value-type="float" office:value="8.888349" calcext:value-type="float">
            <text:p>8.888349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1.2169636" calcext:value-type="float">
            <text:p>1.2169636</text:p>
          </table:table-cell>
          <table:table-cell office:value-type="float" office:value="6.2353573" calcext:value-type="float">
            <text:p>6.2353573</text:p>
          </table:table-cell>
          <table:table-cell office:value-type="float" office:value="0.030998573" calcext:value-type="float">
            <text:p>0.030998573</text:p>
          </table:table-cell>
          <table:table-cell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office:value-type="float" office:value="0" calcext:value-type="float">
            <text:p>0</text:p>
          </table:table-cell>
          <table:table-cell office:value-type="float" office:value="4.217674" calcext:value-type="float">
            <text:p>4.217674</text:p>
          </table:table-cell>
          <table:table-cell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0.04363209" calcext:value-type="float">
            <text:p>0.04363209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8281975" calcext:value-type="float">
            <text:p>9.8281975</text:p>
          </table:table-cell>
          <table:table-cell office:value-type="float" office:value="0.008116627" calcext:value-type="float">
            <text:p>0.0081166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338386" calcext:value-type="float">
            <text:p>1.2338386</text:p>
          </table:table-cell>
          <table:table-cell office:value-type="float" office:value="1.5883412" calcext:value-type="float">
            <text:p>1.5883412</text:p>
          </table:table-cell>
          <table:table-cell office:value-type="float" office:value="0" calcext:value-type="float">
            <text:p>0</text:p>
          </table:table-cell>
          <table:table-cell office:value-type="float" office:value="8.643593" calcext:value-type="float">
            <text:p>8.643593</text:p>
          </table:table-cell>
          <table:table-cell office:value-type="float" office:value="4.2349887" calcext:value-type="float">
            <text:p>4.2349887</text:p>
          </table:table-cell>
          <table:table-cell office:value-type="float" office:value="0" calcext:value-type="float">
            <text:p>0</text:p>
          </table:table-cell>
          <table:table-cell office:value-type="float" office:value="2.243859" calcext:value-type="float">
            <text:p>2.243859</text:p>
          </table:table-cell>
          <table:table-cell office:value-type="float" office:value="0" calcext:value-type="float">
            <text:p>0</text:p>
          </table:table-cell>
          <table:table-cell office:value-type="float" office:value="1.035325" calcext:value-type="float">
            <text:p>1.035325</text:p>
          </table:table-cell>
          <table:table-cell office:value-type="float" office:value="0" calcext:value-type="float">
            <text:p>0</text:p>
          </table:table-cell>
          <table:table-cell office:value-type="float" office:value="2.5980504" calcext:value-type="float">
            <text:p>2.5980504</text:p>
          </table:table-cell>
          <table:table-cell office:value-type="float" office:value="0" calcext:value-type="float">
            <text:p>0</text:p>
          </table:table-cell>
          <table:table-cell office:value-type="float" office:value="0.26680332" calcext:value-type="float">
            <text:p>0.26680332</text:p>
          </table:table-cell>
          <table:table-cell office:value-type="float" office:value="3.519953" calcext:value-type="float">
            <text:p>3.519953</text:p>
          </table:table-cell>
          <table:table-cell office:value-type="float" office:value="3.4386413" calcext:value-type="float">
            <text:p>3.4386413</text:p>
          </table:table-cell>
          <table:table-cell office:value-type="float" office:value="0.1119408" calcext:value-type="float">
            <text:p>0.1119408</text:p>
          </table:table-cell>
          <table:table-cell office:value-type="float" office:value="2.8335545" calcext:value-type="float">
            <text:p>2.8335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5.119712" calcext:value-type="float">
            <text:p>5.119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14226" calcext:value-type="float">
            <text:p>3.0114226</text:p>
          </table:table-cell>
          <table:table-cell office:value-type="float" office:value="5.542921" calcext:value-type="float">
            <text:p>5.542921</text:p>
          </table:table-cell>
          <table:table-cell office:value-type="float" office:value="6.1150975" calcext:value-type="float">
            <text:p>6.1150975</text:p>
          </table:table-cell>
          <table:table-cell office:value-type="float" office:value="9.038897" calcext:value-type="float">
            <text:p>9.038897</text:p>
          </table:table-cell>
          <table:table-cell office:value-type="float" office:value="0.47587904" calcext:value-type="float">
            <text:p>0.47587904</text:p>
          </table:table-cell>
          <table:table-cell office:value-type="float" office:value="0.0011523583" calcext:value-type="float">
            <text:p>0.0011523583</text:p>
          </table:table-cell>
          <table:table-cell office:value-type="float" office:value="0" calcext:value-type="float">
            <text:p>0</text:p>
          </table:table-cell>
          <table:table-cell office:value-type="float" office:value="3.0243235" calcext:value-type="float">
            <text:p>3.0243235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" calcext:value-type="float">
            <text:p>0</text:p>
          </table:table-cell>
          <table:table-cell office:value-type="float" office:value="0.67488647" calcext:value-type="float">
            <text:p>0.67488647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4.49091" calcext:value-type="float">
            <text:p>4.49091</text:p>
          </table:table-cell>
          <table:table-cell office:value-type="float" office:value="1.6757268" calcext:value-type="float">
            <text:p>1.6757268</text:p>
          </table:table-cell>
          <table:table-cell office:value-type="float" office:value="2.1875694" calcext:value-type="float">
            <text:p>2.1875694</text:p>
          </table:table-cell>
          <table:table-cell office:value-type="float" office:value="1.6881576" calcext:value-type="float">
            <text:p>1.6881576</text:p>
          </table:table-cell>
          <table:table-cell office:value-type="float" office:value="0.3152887" calcext:value-type="float">
            <text:p>0.31528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6949" calcext:value-type="float">
            <text:p>0.316949</text:p>
          </table:table-cell>
          <table:table-cell office:value-type="float" office:value="0" calcext:value-type="float">
            <text:p>0</text:p>
          </table:table-cell>
          <table:table-cell office:value-type="float" office:value="0.5963407" calcext:value-type="float">
            <text:p>0.5963407</text:p>
          </table:table-cell>
          <table:table-cell office:value-type="float" office:value="0" calcext:value-type="float">
            <text:p>0</text:p>
          </table:table-cell>
          <table:table-cell office:value-type="float" office:value="7.3464293" calcext:value-type="float">
            <text:p>7.3464293</text:p>
          </table:table-cell>
          <table:table-cell office:value-type="float" office:value="11.567063" calcext:value-type="float">
            <text:p>11.567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2219" calcext:value-type="float">
            <text:p>5.62219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1.1786993" calcext:value-type="float">
            <text:p>1.1786993</text:p>
          </table:table-cell>
          <table:table-cell office:value-type="float" office:value="0" calcext:value-type="float">
            <text:p>0</text:p>
          </table:table-cell>
          <table:table-cell office:value-type="float" office:value="11.516292" calcext:value-type="float">
            <text:p>11.516292</text:p>
          </table:table-cell>
          <table:table-cell office:value-type="float" office:value="0.5289985" calcext:value-type="float">
            <text:p>0.5289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6777" calcext:value-type="float">
            <text:p>3.266777</text:p>
          </table:table-cell>
          <table:table-cell office:value-type="float" office:value="1.3248363" calcext:value-type="float">
            <text:p>1.3248363</text:p>
          </table:table-cell>
          <table:table-cell office:value-type="float" office:value="4.429684" calcext:value-type="float">
            <text:p>4.429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11693" calcext:value-type="float">
            <text:p>0.07611693</text:p>
          </table:table-cell>
          <table:table-cell office:value-type="float" office:value="0" calcext:value-type="float">
            <text:p>0</text:p>
          </table:table-cell>
          <table:table-cell office:value-type="float" office:value="0.37168303" calcext:value-type="float">
            <text:p>0.37168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424173" calcext:value-type="float">
            <text:p>6.2424173</text:p>
          </table:table-cell>
          <table:table-cell office:value-type="float" office:value="1.8848656" calcext:value-type="float">
            <text:p>1.88486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341347" calcext:value-type="float">
            <text:p>4.34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733078" calcext:value-type="float">
            <text:p>3.0733078</text:p>
          </table:table-cell>
          <table:table-cell office:value-type="float" office:value="6.5854692" calcext:value-type="float">
            <text:p>6.5854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0.5672034" calcext:value-type="float">
            <text:p>0.5672034</text:p>
          </table:table-cell>
          <table:table-cell office:value-type="float" office:value="0" calcext:value-type="float">
            <text:p>0</text:p>
          </table:table-cell>
          <table:table-cell office:value-type="float" office:value="0.2034619" calcext:value-type="float">
            <text:p>0.2034619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.29581186" calcext:value-type="float">
            <text:p>0.29581186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24567" calcext:value-type="float">
            <text:p>1.8724567</text:p>
          </table:table-cell>
          <table:table-cell office:value-type="float" office:value="0" calcext:value-type="float">
            <text:p>0</text:p>
          </table:table-cell>
          <table:table-cell office:value-type="float" office:value="4.4368696" calcext:value-type="float">
            <text:p>4.4368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263894" calcext:value-type="float">
            <text:p>0.15263894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0.50212044" calcext:value-type="float">
            <text:p>0.5021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97562" calcext:value-type="float">
            <text:p>0.7497562</text:p>
          </table:table-cell>
          <table:table-cell office:value-type="float" office:value="5.7517147" calcext:value-type="float">
            <text:p>5.7517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641482" calcext:value-type="float">
            <text:p>0.42641482</text:p>
          </table:table-cell>
          <table:table-cell office:value-type="float" office:value="2.5288808" calcext:value-type="float">
            <text:p>2.5288808</text:p>
          </table:table-cell>
          <table:table-cell office:value-type="float" office:value="0" calcext:value-type="float">
            <text:p>0</text:p>
          </table:table-cell>
          <table:table-cell office:value-type="float" office:value="3.5512729" calcext:value-type="float">
            <text:p>3.5512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62662" calcext:value-type="float">
            <text:p>2.3962662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5.7112155" calcext:value-type="float">
            <text:p>5.7112155</text:p>
          </table:table-cell>
          <table:table-cell office:value-type="float" office:value="0" calcext:value-type="float">
            <text:p>0</text:p>
          </table:table-cell>
          <table:table-cell office:value-type="float" office:value="6.6258883" calcext:value-type="float">
            <text:p>6.6258883</text:p>
          </table:table-cell>
          <table:table-cell office:value-type="float" office:value="0.91922283" calcext:value-type="float">
            <text:p>0.91922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688978" calcext:value-type="float">
            <text:p>0.0486889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672061" calcext:value-type="float">
            <text:p>0.8672061</text:p>
          </table:table-cell>
          <table:table-cell office:value-type="float" office:value="0" calcext:value-type="float">
            <text:p>0</text:p>
          </table:table-cell>
          <table:table-cell office:value-type="float" office:value="2.4315484" calcext:value-type="float">
            <text:p>2.43154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03195" calcext:value-type="float">
            <text:p>2.2303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408247" calcext:value-type="float">
            <text:p>5.7408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446489" calcext:value-type="float">
            <text:p>0.19446489</text:p>
          </table:table-cell>
          <table:table-cell office:value-type="float" office:value="0.5415515" calcext:value-type="float">
            <text:p>0.5415515</text:p>
          </table:table-cell>
          <table:table-cell office:value-type="float" office:value="7.1873074" calcext:value-type="float">
            <text:p>7.1873074</text:p>
          </table:table-cell>
          <table:table-cell office:value-type="float" office:value="2.4340498" calcext:value-type="float">
            <text:p>2.4340498</text:p>
          </table:table-cell>
          <table:table-cell office:value-type="float" office:value="0" calcext:value-type="float">
            <text:p>0</text:p>
          </table:table-cell>
          <table:table-cell office:value-type="float" office:value="0.8485271" calcext:value-type="float">
            <text:p>0.8485271</text:p>
          </table:table-cell>
          <table:table-cell office:value-type="float" office:value="0" calcext:value-type="float">
            <text:p>0</text:p>
          </table:table-cell>
          <table:table-cell office:value-type="float" office:value="2.973297" calcext:value-type="float">
            <text:p>2.973297</text:p>
          </table:table-cell>
          <table:table-cell office:value-type="float" office:value="0.5231821" calcext:value-type="float">
            <text:p>0.5231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042216" calcext:value-type="float">
            <text:p>6.3042216</text:p>
          </table:table-cell>
          <table:table-cell office:value-type="float" office:value="0.10622398" calcext:value-type="float">
            <text:p>0.10622398</text:p>
          </table:table-cell>
          <table:table-cell office:value-type="float" office:value="3.332344" calcext:value-type="float">
            <text:p>3.332344</text:p>
          </table:table-cell>
          <table:table-cell office:value-type="float" office:value="0" calcext:value-type="float">
            <text:p>0</text:p>
          </table:table-cell>
          <table:table-cell office:value-type="float" office:value="1.0183433" calcext:value-type="float">
            <text:p>1.0183433</text:p>
          </table:table-cell>
          <table:table-cell office:value-type="float" office:value="0.9429561" calcext:value-type="float">
            <text:p>0.9429561</text:p>
          </table:table-cell>
          <table:table-cell office:value-type="float" office:value="0.34581622" calcext:value-type="float">
            <text:p>0.34581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21718" calcext:value-type="float">
            <text:p>0.38621718</text:p>
          </table:table-cell>
          <table:table-cell office:value-type="float" office:value="1.6761379" calcext:value-type="float">
            <text:p>1.6761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066815" calcext:value-type="float">
            <text:p>1.7066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974" calcext:value-type="float">
            <text:p>2.96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437977" calcext:value-type="float">
            <text:p>1.7437977</text:p>
          </table:table-cell>
          <table:table-cell office:value-type="float" office:value="2.1876514" calcext:value-type="float">
            <text:p>2.1876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5762" calcext:value-type="float">
            <text:p>0.4445762</text:p>
          </table:table-cell>
          <table:table-cell office:value-type="float" office:value="7.455124" calcext:value-type="float">
            <text:p>7.455124</text:p>
          </table:table-cell>
          <table:table-cell office:value-type="float" office:value="4.088078" calcext:value-type="float">
            <text:p>4.088078</text:p>
          </table:table-cell>
          <table:table-cell office:value-type="float" office:value="2.3472288" calcext:value-type="float">
            <text:p>2.3472288</text:p>
          </table:table-cell>
          <table:table-cell office:value-type="float" office:value="8.955398" calcext:value-type="float">
            <text:p>8.955398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0.08461356" calcext:value-type="float">
            <text:p>0.08461356</text:p>
          </table:table-cell>
          <table:table-cell office:value-type="float" office:value="4.536149" calcext:value-type="float">
            <text:p>4.536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office:value-type="float" office:value="0" calcext:value-type="float">
            <text:p>0</text:p>
          </table:table-cell>
          <table:table-cell office:value-type="float" office:value="1.4682223" calcext:value-type="float">
            <text:p>1.4682223</text:p>
          </table:table-cell>
          <table:table-cell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9255" calcext:value-type="float">
            <text:p>5.49255</text:p>
          </table:table-cell>
          <table:table-cell office:value-type="float" office:value="0.008116627" calcext:value-type="float">
            <text:p>0.008116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033922" calcext:value-type="float">
            <text:p>0.033033922</text:p>
          </table:table-cell>
          <table:table-cell office:value-type="float" office:value="0" calcext:value-type="float">
            <text:p>0</text:p>
          </table:table-cell>
          <table:table-cell office:value-type="float" office:value="0.90959424" calcext:value-type="float">
            <text:p>0.90959424</text:p>
          </table:table-cell>
          <table:table-cell office:value-type="float" office:value="1.5482018" calcext:value-type="float">
            <text:p>1.5482018</text:p>
          </table:table-cell>
          <table:table-cell office:value-type="float" office:value="0" calcext:value-type="float">
            <text:p>0</text:p>
          </table:table-cell>
          <table:table-cell office:value-type="float" office:value="8.890938" calcext:value-type="float">
            <text:p>8.890938</text:p>
          </table:table-cell>
          <table:table-cell office:value-type="float" office:value="3.5586243" calcext:value-type="float">
            <text:p>3.5586243</text:p>
          </table:table-cell>
          <table:table-cell office:value-type="float" office:value="0" calcext:value-type="float">
            <text:p>0</text:p>
          </table:table-cell>
          <table:table-cell office:value-type="float" office:value="2.29428" calcext:value-type="float">
            <text:p>2.29428</text:p>
          </table:table-cell>
          <table:table-cell office:value-type="float" office:value="0" calcext:value-type="float">
            <text:p>0</text:p>
          </table:table-cell>
          <table:table-cell office:value-type="float" office:value="0.58487576" calcext:value-type="float">
            <text:p>0.58487576</text:p>
          </table:table-cell>
          <table:table-cell office:value-type="float" office:value="0" calcext:value-type="float">
            <text:p>0</text:p>
          </table:table-cell>
          <table:table-cell office:value-type="float" office:value="3.1896195" calcext:value-type="float">
            <text:p>3.1896195</text:p>
          </table:table-cell>
          <table:table-cell office:value-type="float" office:value="0" calcext:value-type="float">
            <text:p>0</text:p>
          </table:table-cell>
          <table:table-cell office:value-type="float" office:value="0.4833657" calcext:value-type="float">
            <text:p>0.4833657</text:p>
          </table:table-cell>
          <table:table-cell office:value-type="float" office:value="1.8168421" calcext:value-type="float">
            <text:p>1.8168421</text:p>
          </table:table-cell>
          <table:table-cell office:value-type="float" office:value="2.6295037" calcext:value-type="float">
            <text:p>2.6295037</text:p>
          </table:table-cell>
          <table:table-cell office:value-type="float" office:value="0.59307915" calcext:value-type="float">
            <text:p>0.59307915</text:p>
          </table:table-cell>
          <table:table-cell office:value-type="float" office:value="4.7088385" calcext:value-type="float">
            <text:p>4.7088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5800739" calcext:value-type="float">
            <text:p>0.5800739</text:p>
          </table:table-cell>
          <table:table-cell office:value-type="float" office:value="2.3236864" calcext:value-type="float">
            <text:p>2.3236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19137" calcext:value-type="float">
            <text:p>1.4719137</text:p>
          </table:table-cell>
          <table:table-cell office:value-type="float" office:value="3.5041447" calcext:value-type="float">
            <text:p>3.5041447</text:p>
          </table:table-cell>
          <table:table-cell office:value-type="float" office:value="1.8336047" calcext:value-type="float">
            <text:p>1.8336047</text:p>
          </table:table-cell>
          <table:table-cell office:value-type="float" office:value="6.9467235" calcext:value-type="float">
            <text:p>6.9467235</text:p>
          </table:table-cell>
          <table:table-cell office:value-type="float" office:value="2.1793752" calcext:value-type="float">
            <text:p>2.1793752</text:p>
          </table:table-cell>
          <table:table-cell office:value-type="float" office:value="0.0011523583" calcext:value-type="float">
            <text:p>0.0011523583</text:p>
          </table:table-cell>
          <table:table-cell office:value-type="float" office:value="0" calcext:value-type="float">
            <text:p>0</text:p>
          </table:table-cell>
          <table:table-cell office:value-type="float" office:value="2.9996586" calcext:value-type="float">
            <text:p>2.9996586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" calcext:value-type="float">
            <text:p>0</text:p>
          </table:table-cell>
          <table:table-cell office:value-type="float" office:value="0.03798759" calcext:value-type="float">
            <text:p>0.03798759</text:p>
          </table:table-cell>
          <table:table-cell office:value-type="float" office:value="0.8702653" calcext:value-type="float">
            <text:p>0.8702653</text:p>
          </table:table-cell>
          <table:table-cell office:value-type="float" office:value="5.898752" calcext:value-type="float">
            <text:p>5.898752</text:p>
          </table:table-cell>
          <table:table-cell office:value-type="float" office:value="0.10810849" calcext:value-type="float">
            <text:p>0.10810849</text:p>
          </table:table-cell>
          <table:table-cell office:value-type="float" office:value="1.6199638" calcext:value-type="float">
            <text:p>1.6199638</text:p>
          </table:table-cell>
          <table:table-cell office:value-type="float" office:value="3.5098658" calcext:value-type="float">
            <text:p>3.5098658</text:p>
          </table:table-cell>
          <table:table-cell office:value-type="float" office:value="2.1183703" calcext:value-type="float">
            <text:p>2.1183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66281" calcext:value-type="float">
            <text:p>0.6966281</text:p>
          </table:table-cell>
          <table:table-cell office:value-type="float" office:value="0" calcext:value-type="float">
            <text:p>0</text:p>
          </table:table-cell>
          <table:table-cell office:value-type="float" office:value="0.22234295" calcext:value-type="float">
            <text:p>0.22234295</text:p>
          </table:table-cell>
          <table:table-cell office:value-type="float" office:value="0" calcext:value-type="float">
            <text:p>0</text:p>
          </table:table-cell>
          <table:table-cell office:value-type="float" office:value="6.7253957" calcext:value-type="float">
            <text:p>6.7253957</text:p>
          </table:table-cell>
          <table:table-cell office:value-type="float" office:value="11.00992" calcext:value-type="float">
            <text:p>11.00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72627" calcext:value-type="float">
            <text:p>6.972627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1.3411719" calcext:value-type="float">
            <text:p>1.3411719</text:p>
          </table:table-cell>
          <table:table-cell office:value-type="float" office:value="0" calcext:value-type="float">
            <text:p>0</text:p>
          </table:table-cell>
          <table:table-cell office:value-type="float" office:value="7.7233305" calcext:value-type="float">
            <text:p>7.7233305</text:p>
          </table:table-cell>
          <table:table-cell office:value-type="float" office:value="0.79818404" calcext:value-type="float">
            <text:p>0.79818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27462" calcext:value-type="float">
            <text:p>2.3927462</text:p>
          </table:table-cell>
          <table:table-cell office:value-type="float" office:value="3.4633574" calcext:value-type="float">
            <text:p>3.4633574</text:p>
          </table:table-cell>
          <table:table-cell office:value-type="float" office:value="6.095606" calcext:value-type="float">
            <text:p>6.095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78884" calcext:value-type="float">
            <text:p>0.46578884</text:p>
          </table:table-cell>
          <table:table-cell office:value-type="float" office:value="0" calcext:value-type="float">
            <text:p>0</text:p>
          </table:table-cell>
          <table:table-cell office:value-type="float" office:value="0.7943466" calcext:value-type="float">
            <text:p>0.7943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374255" calcext:value-type="float">
            <text:p>5.5374255</text:p>
          </table:table-cell>
          <table:table-cell office:value-type="float" office:value="2.4918134" calcext:value-type="float">
            <text:p>2.49181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4691405" calcext:value-type="float">
            <text:p>0.44691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948583" calcext:value-type="float">
            <text:p>7.4948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28313" calcext:value-type="float">
            <text:p>3.528313</text:p>
          </table:table-cell>
          <table:table-cell office:value-type="float" office:value="6.820211" calcext:value-type="float">
            <text:p>6.820211</text:p>
          </table:table-cell>
          <table:table-cell office:value-type="float" office:value="1.530037" calcext:value-type="float">
            <text:p>1.53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.7191316" calcext:value-type="float">
            <text:p>0.7191316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0.40506905" calcext:value-type="float">
            <text:p>0.40506905</text:p>
          </table:table-cell>
          <table:table-cell office:value-type="float" office:value="0" calcext:value-type="float">
            <text:p>0</text:p>
          </table:table-cell>
          <table:table-cell office:value-type="float" office:value="0.30872068" calcext:value-type="float">
            <text:p>0.30872068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2.0247593" calcext:value-type="float">
            <text:p>2.0247593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40852" calcext:value-type="float">
            <text:p>1.7140852</text:p>
          </table:table-cell>
          <table:table-cell office:value-type="float" office:value="0" calcext:value-type="float">
            <text:p>0</text:p>
          </table:table-cell>
          <table:table-cell office:value-type="float" office:value="3.1338954" calcext:value-type="float">
            <text:p>3.1338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408606" calcext:value-type="float">
            <text:p>1.1408606</text:p>
          </table:table-cell>
          <table:table-cell office:value-type="float" office:value="0.049703367" calcext:value-type="float">
            <text:p>0.049703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944385" calcext:value-type="float">
            <text:p>0.66944385</text:p>
          </table:table-cell>
          <table:table-cell office:value-type="float" office:value="6.9550633" calcext:value-type="float">
            <text:p>6.9550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75789" calcext:value-type="float">
            <text:p>0.1075789</text:p>
          </table:table-cell>
          <table:table-cell office:value-type="float" office:value="1.3808646" calcext:value-type="float">
            <text:p>1.3808646</text:p>
          </table:table-cell>
          <table:table-cell office:value-type="float" office:value="0" calcext:value-type="float">
            <text:p>0</text:p>
          </table:table-cell>
          <table:table-cell office:value-type="float" office:value="4.814534" calcext:value-type="float">
            <text:p>4.814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74018" calcext:value-type="float">
            <text:p>0.7774018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6.9039125" calcext:value-type="float">
            <text:p>6.9039125</text:p>
          </table:table-cell>
          <table:table-cell office:value-type="float" office:value="0" calcext:value-type="float">
            <text:p>0</text:p>
          </table:table-cell>
          <table:table-cell office:value-type="float" office:value="6.777868" calcext:value-type="float">
            <text:p>6.777868</text:p>
          </table:table-cell>
          <table:table-cell office:value-type="float" office:value="0.5190166" calcext:value-type="float">
            <text:p>0.51901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.1206436" calcext:value-type="float">
            <text:p>3.1206436</text:p>
          </table:table-cell>
        </table:table-row>
        <table:table-row table:style-name="ro1">
          <table:table-cell/>
          <table:table-cell office:value-type="float" office:value="1.3340439" calcext:value-type="float">
            <text:p>1.3340439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559744" calcext:value-type="float">
            <text:p>2.3559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834317" calcext:value-type="float">
            <text:p>2.5834317</text:p>
          </table:table-cell>
          <table:table-cell office:value-type="float" office:value="0" calcext:value-type="float">
            <text:p>0</text:p>
          </table:table-cell>
          <table:table-cell office:value-type="float" office:value="0.1698406" calcext:value-type="float">
            <text:p>0.1698406</text:p>
          </table:table-cell>
          <table:table-cell office:value-type="float" office:value="1.0000732" calcext:value-type="float">
            <text:p>1.0000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4425" calcext:value-type="float">
            <text:p>1.564425</text:p>
          </table:table-cell>
          <table:table-cell office:value-type="float" office:value="10.767473" calcext:value-type="float">
            <text:p>10.767473</text:p>
          </table:table-cell>
          <table:table-cell office:value-type="float" office:value="1.0379226" calcext:value-type="float">
            <text:p>1.0379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7179" calcext:value-type="float">
            <text:p>0.4517179</text:p>
          </table:table-cell>
          <table:table-cell office:value-type="float" office:value="0" calcext:value-type="float">
            <text:p>0</text:p>
          </table:table-cell>
          <table:table-cell office:value-type="float" office:value="0.09845382" calcext:value-type="float">
            <text:p>0.09845382</text:p>
          </table:table-cell>
          <table:table-cell office:value-type="float" office:value="0" calcext:value-type="float">
            <text:p>0</text:p>
          </table:table-cell>
          <table:table-cell office:value-type="float" office:value="1.3379256" calcext:value-type="float">
            <text:p>1.3379256</text:p>
          </table:table-cell>
          <table:table-cell office:value-type="float" office:value="1.5837748" calcext:value-type="float">
            <text:p>1.5837748</text:p>
          </table:table-cell>
          <table:table-cell office:value-type="float" office:value="0" calcext:value-type="float">
            <text:p>0</text:p>
          </table:table-cell>
          <table:table-cell office:value-type="float" office:value="4.5422726" calcext:value-type="float">
            <text:p>4.5422726</text:p>
          </table:table-cell>
          <table:table-cell office:value-type="float" office:value="0.6696342" calcext:value-type="float">
            <text:p>0.6696342</text:p>
          </table:table-cell>
          <table:table-cell office:value-type="float" office:value="0" calcext:value-type="float">
            <text:p>0</text:p>
          </table:table-cell>
          <table:table-cell office:value-type="float" office:value="0.9691299" calcext:value-type="float">
            <text:p>0.9691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57973" calcext:value-type="float">
            <text:p>9.057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72401" calcext:value-type="float">
            <text:p>0.4972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930665" calcext:value-type="float">
            <text:p>1.3930665</text:p>
          </table:table-cell>
          <table:table-cell office:value-type="float" office:value="4.406829" calcext:value-type="float">
            <text:p>4.406829</text:p>
          </table:table-cell>
          <table:table-cell office:value-type="float" office:value="0.08516212" calcext:value-type="float">
            <text:p>0.08516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97047" calcext:value-type="float">
            <text:p>1.9997047</text:p>
          </table:table-cell>
          <table:table-cell office:value-type="float" office:value="0.77292013" calcext:value-type="float">
            <text:p>0.7729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011676" calcext:value-type="float">
            <text:p>4.2011676</text:p>
          </table:table-cell>
          <table:table-cell office:value-type="float" office:value="0" calcext:value-type="float">
            <text:p>0</text:p>
          </table:table-cell>
          <table:table-cell office:value-type="float" office:value="0.5909989" calcext:value-type="float">
            <text:p>0.5909989</text:p>
          </table:table-cell>
          <table:table-cell office:value-type="float" office:value="0" calcext:value-type="float">
            <text:p>0</text:p>
          </table:table-cell>
          <table:table-cell office:value-type="float" office:value="5.5682297" calcext:value-type="float">
            <text:p>5.5682297</text:p>
          </table:table-cell>
          <table:table-cell office:value-type="float" office:value="1.0802898" calcext:value-type="float">
            <text:p>1.0802898</text:p>
          </table:table-cell>
          <table:table-cell office:value-type="float" office:value="0.7753674" calcext:value-type="float">
            <text:p>0.7753674</text:p>
          </table:table-cell>
          <table:table-cell office:value-type="float" office:value="0" calcext:value-type="float">
            <text:p>0</text:p>
          </table:table-cell>
          <table:table-cell office:value-type="float" office:value="0.18441689" calcext:value-type="float">
            <text:p>0.18441689</text:p>
          </table:table-cell>
          <table:table-cell office:value-type="float" office:value="6.6374917" calcext:value-type="float">
            <text:p>6.6374917</text:p>
          </table:table-cell>
          <table:table-cell office:value-type="float" office:value="0" calcext:value-type="float">
            <text:p>0</text:p>
          </table:table-cell>
          <table:table-cell office:value-type="float" office:value="1.6597444" calcext:value-type="float">
            <text:p>1.6597444</text:p>
          </table:table-cell>
          <table:table-cell office:value-type="float" office:value="2.3698306" calcext:value-type="float">
            <text:p>2.3698306</text:p>
          </table:table-cell>
          <table:table-cell office:value-type="float" office:value="0.31164572" calcext:value-type="float">
            <text:p>0.31164572</text:p>
          </table:table-cell>
          <table:table-cell office:value-type="float" office:value="0" calcext:value-type="float">
            <text:p>0</text:p>
          </table:table-cell>
          <table:table-cell office:value-type="float" office:value="3.945726" calcext:value-type="float">
            <text:p>3.945726</text:p>
          </table:table-cell>
          <table:table-cell office:value-type="float" office:value="1.3286586" calcext:value-type="float">
            <text:p>1.3286586</text:p>
          </table:table-cell>
          <table:table-cell office:value-type="float" office:value="1.6122361" calcext:value-type="float">
            <text:p>1.6122361</text:p>
          </table:table-cell>
          <table:table-cell office:value-type="float" office:value="0" calcext:value-type="float">
            <text:p>0</text:p>
          </table:table-cell>
          <table:table-cell office:value-type="float" office:value="4.379471" calcext:value-type="float">
            <text:p>4.379471</text:p>
          </table:table-cell>
          <table:table-cell office:value-type="float" office:value="0" calcext:value-type="float">
            <text:p>0</text:p>
          </table:table-cell>
          <table:table-cell office:value-type="float" office:value="2.6149945" calcext:value-type="float">
            <text:p>2.6149945</text:p>
          </table:table-cell>
          <table:table-cell office:value-type="float" office:value="0" calcext:value-type="float">
            <text:p>0</text:p>
          </table:table-cell>
          <table:table-cell office:value-type="float" office:value="5.4758997" calcext:value-type="float">
            <text:p>5.4758997</text:p>
          </table:table-cell>
          <table:table-cell office:value-type="float" office:value="3.1518583" calcext:value-type="float">
            <text:p>3.1518583</text:p>
          </table:table-cell>
          <table:table-cell office:value-type="float" office:value="2.1076527" calcext:value-type="float">
            <text:p>2.1076527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.25774014" calcext:value-type="float">
            <text:p>0.25774014</text:p>
          </table:table-cell>
          <table:table-cell office:value-type="float" office:value="0" calcext:value-type="float">
            <text:p>0</text:p>
          </table:table-cell>
          <table:table-cell office:value-type="float" office:value="5.7716455" calcext:value-type="float">
            <text:p>5.7716455</text:p>
          </table:table-cell>
          <table:table-cell office:value-type="float" office:value="0" calcext:value-type="float">
            <text:p>0</text:p>
          </table:table-cell>
          <table:table-cell office:value-type="float" office:value="1.6490649" calcext:value-type="float">
            <text:p>1.6490649</text:p>
          </table:table-cell>
          <table:table-cell office:value-type="float" office:value="1.8470876" calcext:value-type="float">
            <text:p>1.8470876</text:p>
          </table:table-cell>
          <table:table-cell office:value-type="float" office:value="3.1155546" calcext:value-type="float">
            <text:p>3.11555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92211" calcext:value-type="float">
            <text:p>2.392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049945" calcext:value-type="float">
            <text:p>4.9049945</text:p>
          </table:table-cell>
          <table:table-cell office:value-type="float" office:value="3.1318417" calcext:value-type="float">
            <text:p>3.1318417</text:p>
          </table:table-cell>
          <table:table-cell office:value-type="float" office:value="0" calcext:value-type="float">
            <text:p>0</text:p>
          </table:table-cell>
          <table:table-cell office:value-type="float" office:value="1.3003192" calcext:value-type="float">
            <text:p>1.3003192</text:p>
          </table:table-cell>
          <table:table-cell office:value-type="float" office:value="2.3249097" calcext:value-type="float">
            <text:p>2.3249097</text:p>
          </table:table-cell>
          <table:table-cell office:value-type="float" office:value="0" calcext:value-type="float">
            <text:p>0</text:p>
          </table:table-cell>
          <table:table-cell office:value-type="float" office:value="0.17639595" calcext:value-type="float">
            <text:p>0.17639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3453" calcext:value-type="float">
            <text:p>0.3303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794" calcext:value-type="float">
            <text:p>1.013794</text:p>
          </table:table-cell>
          <table:table-cell office:value-type="float" office:value="0.9986518" calcext:value-type="float">
            <text:p>0.9986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5.7992406" calcext:value-type="float">
            <text:p>5.7992406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45914" calcext:value-type="float">
            <text:p>4.2945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06563" calcext:value-type="float">
            <text:p>5.706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1088" calcext:value-type="float">
            <text:p>2.231088</text:p>
          </table:table-cell>
          <table:table-cell office:value-type="float" office:value="2.5110834" calcext:value-type="float">
            <text:p>2.5110834</text:p>
          </table:table-cell>
          <table:table-cell office:value-type="float" office:value="0" calcext:value-type="float">
            <text:p>0</text:p>
          </table:table-cell>
          <table:table-cell office:value-type="float" office:value="4.5634885" calcext:value-type="float">
            <text:p>4.5634885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" calcext:value-type="float">
            <text:p>0</text:p>
          </table:table-cell>
          <table:table-cell office:value-type="float" office:value="2.065137" calcext:value-type="float">
            <text:p>2.065137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1.3420712" calcext:value-type="float">
            <text:p>1.3420712</text:p>
          </table:table-cell>
          <table:table-cell office:value-type="float" office:value="2.9251401" calcext:value-type="float">
            <text:p>2.9251401</text:p>
          </table:table-cell>
          <table:table-cell office:value-type="float" office:value="0" calcext:value-type="float">
            <text:p>0</text:p>
          </table:table-cell>
          <table:table-cell office:value-type="float" office:value="5.6533837" calcext:value-type="float">
            <text:p>5.6533837</text:p>
          </table:table-cell>
          <table:table-cell office:value-type="float" office:value="3.4571927" calcext:value-type="float">
            <text:p>3.4571927</text:p>
          </table:table-cell>
          <table:table-cell office:value-type="float" office:value="3.189111" calcext:value-type="float">
            <text:p>3.189111</text:p>
          </table:table-cell>
          <table:table-cell office:value-type="float" office:value="2.0904746" calcext:value-type="float">
            <text:p>2.0904746</text:p>
          </table:table-cell>
          <table:table-cell office:value-type="float" office:value="0" calcext:value-type="float">
            <text:p>0</text:p>
          </table:table-cell>
          <table:table-cell office:value-type="float" office:value="1.3551087" calcext:value-type="float">
            <text:p>1.3551087</text:p>
          </table:table-cell>
          <table:table-cell office:value-type="float" office:value="0" calcext:value-type="float">
            <text:p>0</text:p>
          </table:table-cell>
          <table:table-cell office:value-type="float" office:value="10.518398" calcext:value-type="float">
            <text:p>10.518398</text:p>
          </table:table-cell>
          <table:table-cell office:value-type="float" office:value="0" calcext:value-type="float">
            <text:p>0</text:p>
          </table:table-cell>
          <table:table-cell office:value-type="float" office:value="8.515539" calcext:value-type="float">
            <text:p>8.515539</text:p>
          </table:table-cell>
          <table:table-cell office:value-type="float" office:value="0" calcext:value-type="float">
            <text:p>0</text:p>
          </table:table-cell>
          <table:table-cell office:value-type="float" office:value="2.2907934" calcext:value-type="float">
            <text:p>2.2907934</text:p>
          </table:table-cell>
          <table:table-cell office:value-type="float" office:value="0.47155818" calcext:value-type="float">
            <text:p>0.47155818</text:p>
          </table:table-cell>
          <table:table-cell office:value-type="float" office:value="1.2285309" calcext:value-type="float">
            <text:p>1.2285309</text:p>
          </table:table-cell>
          <table:table-cell office:value-type="float" office:value="7.1839137" calcext:value-type="float">
            <text:p>7.1839137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1607" calcext:value-type="float">
            <text:p>2.561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905368" calcext:value-type="float">
            <text:p>3.5905368</text:p>
          </table:table-cell>
          <table:table-cell office:value-type="float" office:value="0" calcext:value-type="float">
            <text:p>0</text:p>
          </table:table-cell>
          <table:table-cell office:value-type="float" office:value="8.813387" calcext:value-type="float">
            <text:p>8.813387</text:p>
          </table:table-cell>
          <table:table-cell office:value-type="float" office:value="0.4663578" calcext:value-type="float">
            <text:p>0.4663578</text:p>
          </table:table-cell>
          <table:table-cell office:value-type="float" office:value="9.899439" calcext:value-type="float">
            <text:p>9.899439</text:p>
          </table:table-cell>
          <table:table-cell office:value-type="float" office:value="5.1000695" calcext:value-type="float">
            <text:p>5.1000695</text:p>
          </table:table-cell>
          <table:table-cell office:value-type="float" office:value="4.855413" calcext:value-type="float">
            <text:p>4.855413</text:p>
          </table:table-cell>
          <table:table-cell office:value-type="float" office:value="0" calcext:value-type="float">
            <text:p>0</text:p>
          </table:table-cell>
          <table:table-cell office:value-type="float" office:value="3.1049452" calcext:value-type="float">
            <text:p>3.1049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6.063975" calcext:value-type="float">
            <text:p>6.063975</text:p>
          </table:table-cell>
          <table:table-cell office:value-type="float" office:value="0.009672016" calcext:value-type="float">
            <text:p>0.009672016</text:p>
          </table:table-cell>
          <table:table-cell office:value-type="float" office:value="1.5895135" calcext:value-type="float">
            <text:p>1.5895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4433" calcext:value-type="float">
            <text:p>1.784433</text:p>
          </table:table-cell>
          <table:table-cell office:value-type="float" office:value="9.288953" calcext:value-type="float">
            <text:p>9.2889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1573715" calcext:value-type="float">
            <text:p>9.1573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362124" calcext:value-type="float">
            <text:p>4.5362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104165" calcext:value-type="float">
            <text:p>3.8104165</text:p>
          </table:table-cell>
          <table:table-cell office:value-type="float" office:value="0.09601773" calcext:value-type="float">
            <text:p>0.0960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87016" calcext:value-type="float">
            <text:p>3.9487016</text:p>
          </table:table-cell>
          <table:table-cell office:value-type="float" office:value="1.0636009" calcext:value-type="float">
            <text:p>1.0636009</text:p>
          </table:table-cell>
          <table:table-cell office:value-type="float" office:value="4.8461304" calcext:value-type="float">
            <text:p>4.8461304</text:p>
          </table:table-cell>
          <table:table-cell office:value-type="float" office:value="0" calcext:value-type="float">
            <text:p>0</text:p>
          </table:table-cell>
          <table:table-cell office:value-type="float" office:value="3.9327083" calcext:value-type="float">
            <text:p>3.9327083</text:p>
          </table:table-cell>
          <table:table-cell office:value-type="float" office:value="2.041874" calcext:value-type="float">
            <text:p>2.041874</text:p>
          </table:table-cell>
          <table:table-cell office:value-type="float" office:value="1.7980734" calcext:value-type="float">
            <text:p>1.7980734</text:p>
          </table:table-cell>
          <table:table-cell office:value-type="float" office:value="0" calcext:value-type="float">
            <text:p>0</text:p>
          </table:table-cell>
          <table:table-cell office:value-type="float" office:value="3.2646308" calcext:value-type="float">
            <text:p>3.2646308</text:p>
          </table:table-cell>
          <table:table-cell office:value-type="float" office:value="4.70535" calcext:value-type="float">
            <text:p>4.70535</text:p>
          </table:table-cell>
          <table:table-cell office:value-type="float" office:value="2.7628288" calcext:value-type="float">
            <text:p>2.76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48654" calcext:value-type="float">
            <text:p>4.7248654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94583" calcext:value-type="float">
            <text:p>1.7794583</text:p>
          </table:table-cell>
          <table:table-cell office:value-type="float" office:value="3.407087" calcext:value-type="float">
            <text:p>3.407087</text:p>
          </table:table-cell>
          <table:table-cell office:value-type="float" office:value="3.6813002" calcext:value-type="float">
            <text:p>3.6813002</text:p>
          </table:table-cell>
          <table:table-cell office:value-type="float" office:value="1.8196218" calcext:value-type="float">
            <text:p>1.8196218</text:p>
          </table:table-cell>
          <table:table-cell office:value-type="float" office:value="0.69871515" calcext:value-type="float">
            <text:p>0.69871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6.356248" calcext:value-type="float">
            <text:p>6.356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969007" calcext:value-type="float">
            <text:p>2.7969007</text:p>
          </table:table-cell>
          <table:table-cell office:value-type="float" office:value="1.4475806" calcext:value-type="float">
            <text:p>1.4475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615364" calcext:value-type="float">
            <text:p>3.7615364</text:p>
          </table:table-cell>
          <table:table-cell office:value-type="float" office:value="1.0592185" calcext:value-type="float">
            <text:p>1.0592185</text:p>
          </table:table-cell>
          <table:table-cell office:value-type="float" office:value="2.5386806" calcext:value-type="float">
            <text:p>2.5386806</text:p>
          </table:table-cell>
          <table:table-cell office:value-type="float" office:value="0.09935413" calcext:value-type="float">
            <text:p>0.09935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450484" calcext:value-type="float">
            <text:p>5.3450484</text:p>
          </table:table-cell>
          <table:table-cell office:value-type="float" office:value="0.18109524" calcext:value-type="float">
            <text:p>0.18109524</text:p>
          </table:table-cell>
          <table:table-cell office:value-type="float" office:value="5.351996" calcext:value-type="float">
            <text:p>5.351996</text:p>
          </table:table-cell>
          <table:table-cell office:value-type="float" office:value="2.507006" calcext:value-type="float">
            <text:p>2.507006</text:p>
          </table:table-cell>
          <table:table-cell office:value-type="float" office:value="0.42209417" calcext:value-type="float">
            <text:p>0.42209417</text:p>
          </table:table-cell>
          <table:table-cell office:value-type="float" office:value="2.4479942" calcext:value-type="float">
            <text:p>2.4479942</text:p>
          </table:table-cell>
          <table:table-cell office:value-type="float" office:value="5.9555597" calcext:value-type="float">
            <text:p>5.9555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58605" calcext:value-type="float">
            <text:p>0.8258605</text:p>
          </table:table-cell>
          <table:table-cell office:value-type="float" office:value="3.7063313" calcext:value-type="float">
            <text:p>3.70633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586179" calcext:value-type="float">
            <text:p>3.2586179</text:p>
          </table:table-cell>
          <table:table-cell office:value-type="float" office:value="0.41537067" calcext:value-type="float">
            <text:p>0.41537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8349426" calcext:value-type="float">
            <text:p>0.38349426</text:p>
          </table:table-cell>
          <table:table-cell office:value-type="float" office:value="6.664059" calcext:value-type="float">
            <text:p>6.664059</text:p>
          </table:table-cell>
          <table:table-cell office:value-type="float" office:value="0.18758368" calcext:value-type="float">
            <text:p>0.18758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358094" calcext:value-type="float">
            <text:p>3.6358094</text:p>
          </table:table-cell>
          <table:table-cell office:value-type="float" office:value="0.3942108" calcext:value-type="float">
            <text:p>0.3942108</text:p>
          </table:table-cell>
          <table:table-cell office:value-type="float" office:value="1.7825162" calcext:value-type="float">
            <text:p>1.78251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119232" calcext:value-type="float">
            <text:p>3.1119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435414" calcext:value-type="float">
            <text:p>0.45435414</text:p>
          </table:table-cell>
          <table:table-cell office:value-type="float" office:value="2.7499719" calcext:value-type="float">
            <text:p>2.7499719</text:p>
          </table:table-cell>
          <table:table-cell office:value-type="float" office:value="5.5181727" calcext:value-type="float">
            <text:p>5.5181727</text:p>
          </table:table-cell>
          <table:table-cell office:value-type="float" office:value="1.6519039" calcext:value-type="float">
            <text:p>1.65190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1975821" calcext:value-type="float">
            <text:p>1.1975821</text:p>
          </table:table-cell>
          <table:table-cell office:value-type="float" office:value="0.52816737" calcext:value-type="float">
            <text:p>0.52816737</text:p>
          </table:table-cell>
          <table:table-cell office:value-type="float" office:value="6.44745" calcext:value-type="float">
            <text:p>6.44745</text:p>
          </table:table-cell>
          <table:table-cell office:value-type="float" office:value="0" calcext:value-type="float">
            <text:p>0</text:p>
          </table:table-cell>
          <table:table-cell office:value-type="float" office:value="1.9910076" calcext:value-type="float">
            <text:p>1.99100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291039" calcext:value-type="float">
            <text:p>1.42910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488358" calcext:value-type="float">
            <text:p>1.4488358</text:p>
          </table:table-cell>
          <table:table-cell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18904" calcext:value-type="float">
            <text:p>3.5018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10487" calcext:value-type="float">
            <text:p>5.8210487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.34878105" calcext:value-type="float">
            <text:p>0.34878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95853" calcext:value-type="float">
            <text:p>0.5495853</text:p>
          </table:table-cell>
          <table:table-cell office:value-type="float" office:value="7.289907" calcext:value-type="float">
            <text:p>7.289907</text:p>
          </table:table-cell>
          <table:table-cell office:value-type="float" office:value="0.80970514" calcext:value-type="float">
            <text:p>0.80970514</text:p>
          </table:table-cell>
          <table:table-cell office:value-type="float" office:value="0" calcext:value-type="float">
            <text:p>0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1.6205748" calcext:value-type="float">
            <text:p>1.62057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730223" calcext:value-type="float">
            <text:p>1.6730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387723" calcext:value-type="float">
            <text:p>0.55387723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7.9367065" calcext:value-type="float">
            <text:p>7.9367065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2.1143072" calcext:value-type="float">
            <text:p>2.1143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326899" calcext:value-type="float">
            <text:p>0.05326899</text:p>
          </table:table-cell>
          <table:table-cell office:value-type="float" office:value="3.451003" calcext:value-type="float">
            <text:p>3.451003</text:p>
          </table:table-cell>
          <table:table-cell office:value-type="float" office:value="2.0112877" calcext:value-type="float">
            <text:p>2.0112877</text:p>
          </table:table-cell>
          <table:table-cell office:value-type="float" office:value="0" calcext:value-type="float">
            <text:p>0</text:p>
          </table:table-cell>
          <table:table-cell office:value-type="float" office:value="0.8073021" calcext:value-type="float">
            <text:p>0.8073021</text:p>
          </table:table-cell>
          <table:table-cell office:value-type="float" office:value="0" calcext:value-type="float">
            <text:p>0</text:p>
          </table:table-cell>
          <table:table-cell office:value-type="float" office:value="0.1307702" calcext:value-type="float">
            <text:p>0.1307702</text:p>
          </table:table-cell>
          <table:table-cell office:value-type="float" office:value="4.230882" calcext:value-type="float">
            <text:p>4.230882</text:p>
          </table:table-cell>
          <table:table-cell office:value-type="float" office:value="0" calcext:value-type="float">
            <text:p>0</text:p>
          </table:table-cell>
          <table:table-cell office:value-type="float" office:value="2.3385746" calcext:value-type="float">
            <text:p>2.3385746</text:p>
          </table:table-cell>
          <table:table-cell office:value-type="float" office:value="2.9074116" calcext:value-type="float">
            <text:p>2.9074116</text:p>
          </table:table-cell>
          <table:table-cell office:value-type="float" office:value="0" calcext:value-type="float">
            <text:p>0</text:p>
          </table:table-cell>
          <table:table-cell office:value-type="float" office:value="4.4235144" calcext:value-type="float">
            <text:p>4.4235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181616" calcext:value-type="float">
            <text:p>4.21816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919184" calcext:value-type="float">
            <text:p>6.6919184</text:p>
          </table:table-cell>
          <table:table-cell office:value-type="float" office:value="0" calcext:value-type="float">
            <text:p>0</text:p>
          </table:table-cell>
          <table:table-cell office:value-type="float" office:value="2.3019736" calcext:value-type="float">
            <text:p>2.3019736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0.7833337" calcext:value-type="float">
            <text:p>0.7833337</text:p>
          </table:table-cell>
          <table:table-cell office:value-type="float" office:value="0" calcext:value-type="float">
            <text:p>0</text:p>
          </table:table-cell>
          <table:table-cell office:value-type="float" office:value="7.2651744" calcext:value-type="float">
            <text:p>7.2651744</text:p>
          </table:table-cell>
          <table:table-cell office:value-type="float" office:value="0.18737425" calcext:value-type="float">
            <text:p>0.18737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4942" calcext:value-type="float">
            <text:p>1.624942</text:p>
          </table:table-cell>
          <table:table-cell office:value-type="float" office:value="3.2631645" calcext:value-type="float">
            <text:p>3.2631645</text:p>
          </table:table-cell>
          <table:table-cell office:value-type="float" office:value="9.361146" calcext:value-type="float">
            <text:p>9.361146</text:p>
          </table:table-cell>
          <table:table-cell office:value-type="float" office:value="8.632441" calcext:value-type="float">
            <text:p>8.632441</text:p>
          </table:table-cell>
          <table:table-cell office:value-type="float" office:value="1.4413369" calcext:value-type="float">
            <text:p>1.4413369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573846" calcext:value-type="float">
            <text:p>4.9573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5.1683974" calcext:value-type="float">
            <text:p>5.1683974</text:p>
          </table:table-cell>
          <table:table-cell office:value-type="float" office:value="0.83444226" calcext:value-type="float">
            <text:p>0.83444226</text:p>
          </table:table-cell>
          <table:table-cell office:value-type="float" office:value="3.5382943" calcext:value-type="float">
            <text:p>3.5382943</text:p>
          </table:table-cell>
          <table:table-cell office:value-type="float" office:value="0.7300112" calcext:value-type="float">
            <text:p>0.7300112</text:p>
          </table:table-cell>
          <table:table-cell office:value-type="float" office:value="0" calcext:value-type="float">
            <text:p>0</text:p>
          </table:table-cell>
          <table:table-cell office:value-type="float" office:value="2.5416005" calcext:value-type="float">
            <text:p>2.5416005</text:p>
          </table:table-cell>
          <table:table-cell office:value-type="float" office:value="1.5920604" calcext:value-type="float">
            <text:p>1.5920604</text:p>
          </table:table-cell>
          <table:table-cell office:value-type="float" office:value="0" calcext:value-type="float">
            <text:p>0</text:p>
          </table:table-cell>
          <table:table-cell office:value-type="float" office:value="0.95345676" calcext:value-type="float">
            <text:p>0.95345676</text:p>
          </table:table-cell>
          <table:table-cell office:value-type="float" office:value="0" calcext:value-type="float">
            <text:p>0</text:p>
          </table:table-cell>
          <table:table-cell office:value-type="float" office:value="3.3245125" calcext:value-type="float">
            <text:p>3.3245125</text:p>
          </table:table-cell>
          <table:table-cell office:value-type="float" office:value="0" calcext:value-type="float">
            <text:p>0</text:p>
          </table:table-cell>
          <table:table-cell office:value-type="float" office:value="5.1076636" calcext:value-type="float">
            <text:p>5.1076636</text:p>
          </table:table-cell>
          <table:table-cell office:value-type="float" office:value="10.849357" calcext:value-type="float">
            <text:p>10.849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4664" calcext:value-type="float">
            <text:p>2.644664</text:p>
          </table:table-cell>
          <table:table-cell office:value-type="float" office:value="0" calcext:value-type="float">
            <text:p>0</text:p>
          </table:table-cell>
          <table:table-cell office:value-type="float" office:value="1.2300036" calcext:value-type="float">
            <text:p>1.230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04373" calcext:value-type="float">
            <text:p>15.104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996074" calcext:value-type="float">
            <text:p>0.22996074</text:p>
          </table:table-cell>
          <table:table-cell office:value-type="float" office:value="0" calcext:value-type="float">
            <text:p>0</text:p>
          </table:table-cell>
          <table:table-cell office:value-type="float" office:value="5.0765676" calcext:value-type="float">
            <text:p>5.0765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98074" calcext:value-type="float">
            <text:p>2.4098074</text:p>
          </table:table-cell>
          <table:table-cell office:value-type="float" office:value="0" calcext:value-type="float">
            <text:p>0</text:p>
          </table:table-cell>
          <table:table-cell office:value-type="float" office:value="2.436379" calcext:value-type="float">
            <text:p>2.436379</text:p>
          </table:table-cell>
          <table:table-cell office:value-type="float" office:value="3.2724395" calcext:value-type="float">
            <text:p>3.2724395</text:p>
          </table:table-cell>
          <table:table-cell office:value-type="float" office:value="0" calcext:value-type="float">
            <text:p>0</text:p>
          </table:table-cell>
          <table:table-cell office:value-type="float" office:value="8.546245" calcext:value-type="float">
            <text:p>8.546245</text:p>
          </table:table-cell>
          <table:table-cell office:value-type="float" office:value="9.442171" calcext:value-type="float">
            <text:p>9.442171</text:p>
          </table:table-cell>
          <table:table-cell office:value-type="float" office:value="0" calcext:value-type="float">
            <text:p>0</text:p>
          </table:table-cell>
          <table:table-cell office:value-type="float" office:value="5.1554346" calcext:value-type="float">
            <text:p>5.1554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1347" calcext:value-type="float">
            <text:p>1.901347</text:p>
          </table:table-cell>
          <table:table-cell office:value-type="float" office:value="0" calcext:value-type="float">
            <text:p>0</text:p>
          </table:table-cell>
          <table:table-cell office:value-type="float" office:value="4.22396" calcext:value-type="float">
            <text:p>4.22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16047" calcext:value-type="float">
            <text:p>6.116047</text:p>
          </table:table-cell>
          <table:table-cell office:value-type="float" office:value="0.098519" calcext:value-type="float">
            <text:p>0.09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03215" calcext:value-type="float">
            <text:p>2.1403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714806" calcext:value-type="float">
            <text:p>5.7714806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6.0221024" calcext:value-type="float">
            <text:p>6.022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16093" calcext:value-type="float">
            <text:p>0.37516093</text:p>
          </table:table-cell>
          <table:table-cell office:value-type="float" office:value="12.167133" calcext:value-type="float">
            <text:p>12.167133</text:p>
          </table:table-cell>
          <table:table-cell office:value-type="float" office:value="0" calcext:value-type="float">
            <text:p>0</text:p>
          </table:table-cell>
          <table:table-cell office:value-type="float" office:value="5.6877313" calcext:value-type="float">
            <text:p>5.6877313</text:p>
          </table:table-cell>
          <table:table-cell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2.257538" calcext:value-type="float">
            <text:p>2.257538</text:p>
          </table:table-cell>
          <table:table-cell office:value-type="float" office:value="1.8438135" calcext:value-type="float">
            <text:p>1.8438135</text:p>
          </table:table-cell>
          <table:table-cell office:value-type="float" office:value="0.41940644" calcext:value-type="float">
            <text:p>0.41940644</text:p>
          </table:table-cell>
          <table:table-cell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.1959334" calcext:value-type="float">
            <text:p>0.1959334</text:p>
          </table:table-cell>
          <table:table-cell office:value-type="float" office:value="0.52053064" calcext:value-type="float">
            <text:p>0.52053064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35716" calcext:value-type="float">
            <text:p>6.535716</text:p>
          </table:table-cell>
          <table:table-cell office:value-type="float" office:value="0" calcext:value-type="float">
            <text:p>0</text:p>
          </table:table-cell>
          <table:table-cell office:value-type="float" office:value="3.0203855" calcext:value-type="float">
            <text:p>3.0203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35257" calcext:value-type="float">
            <text:p>1.3635257</text:p>
          </table:table-cell>
          <table:table-cell office:value-type="float" office:value="2.7826724" calcext:value-type="float">
            <text:p>2.7826724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office:value-type="float" office:value="0" calcext:value-type="float">
            <text:p>0</text:p>
          </table:table-cell>
          <table:table-cell office:value-type="float" office:value="2.239353" calcext:value-type="float">
            <text:p>2.239353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5.0337462" calcext:value-type="float">
            <text:p>5.0337462</text:p>
          </table:table-cell>
          <table:table-cell office:value-type="float" office:value="0" calcext:value-type="float">
            <text:p>0</text:p>
          </table:table-cell>
          <table:table-cell office:value-type="float" office:value="4.9935613" calcext:value-type="float">
            <text:p>4.9935613</text:p>
          </table:table-cell>
          <table:table-cell office:value-type="float" office:value="3.9115665" calcext:value-type="float">
            <text:p>3.9115665</text:p>
          </table:table-cell>
          <table:table-cell office:value-type="float" office:value="0" calcext:value-type="float">
            <text:p>0</text:p>
          </table:table-cell>
          <table:table-cell office:value-type="float" office:value="0.958144" calcext:value-type="float">
            <text:p>0.958144</text:p>
          </table:table-cell>
          <table:table-cell office:value-type="float" office:value="1.202837" calcext:value-type="float">
            <text:p>1.202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55305" calcext:value-type="float">
            <text:p>0.5255305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14.16265" calcext:value-type="float">
            <text:p>14.16265</text:p>
          </table:table-cell>
          <table:table-cell office:value-type="float" office:value="0" calcext:value-type="float">
            <text:p>0</text:p>
          </table:table-cell>
          <table:table-cell office:value-type="float" office:value="6.339381" calcext:value-type="float">
            <text:p>6.339381</text:p>
          </table:table-cell>
          <table:table-cell office:value-type="float" office:value="0.023123384" calcext:value-type="float">
            <text:p>0.023123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29085" calcext:value-type="float">
            <text:p>0.43929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002817" calcext:value-type="float">
            <text:p>3.00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61354" calcext:value-type="float">
            <text:p>0.406135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0.11999926" calcext:value-type="float">
            <text:p>0.119999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560891" calcext:value-type="float">
            <text:p>1.2560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90412" calcext:value-type="float">
            <text:p>3.58904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2.7199788" calcext:value-type="float">
            <text:p>2.7199788</text:p>
          </table:table-cell>
          <table:table-cell office:value-type="float" office:value="3.1711404" calcext:value-type="float">
            <text:p>3.171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783967" calcext:value-type="float">
            <text:p>0.76783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112167" calcext:value-type="float">
            <text:p>4.9112167</text:p>
          </table:table-cell>
          <table:table-cell office:value-type="float" office:value="0.28493574" calcext:value-type="float">
            <text:p>0.28493574</text:p>
          </table:table-cell>
          <table:table-cell office:value-type="float" office:value="1.3315735" calcext:value-type="float">
            <text:p>1.3315735</text:p>
          </table:table-cell>
          <table:table-cell office:value-type="float" office:value="0" calcext:value-type="float">
            <text:p>0</text:p>
          </table:table-cell>
          <table:table-cell office:value-type="float" office:value="0.08517696" calcext:value-type="float">
            <text:p>0.08517696</text:p>
          </table:table-cell>
          <table:table-cell office:value-type="float" office:value="1.497491" calcext:value-type="float">
            <text:p>1.497491</text:p>
          </table:table-cell>
          <table:table-cell office:value-type="float" office:value="0.22232738" calcext:value-type="float">
            <text:p>0.222327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8888" calcext:value-type="float">
            <text:p>2.88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8961" calcext:value-type="float">
            <text:p>0.2398961</text:p>
          </table:table-cell>
          <table:table-cell office:value-type="float" office:value="0" calcext:value-type="float">
            <text:p>0</text:p>
          </table:table-cell>
          <table:table-cell office:value-type="float" office:value="0.16691937" calcext:value-type="float">
            <text:p>0.16691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302114" calcext:value-type="float">
            <text:p>0.67302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4546" calcext:value-type="float">
            <text:p>3.6664546</text:p>
          </table:table-cell>
          <table:table-cell office:value-type="float" office:value="1.9589427" calcext:value-type="float">
            <text:p>1.9589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17228" calcext:value-type="float">
            <text:p>7.517228</text:p>
          </table:table-cell>
          <table:table-cell office:value-type="float" office:value="3.4159098" calcext:value-type="float">
            <text:p>3.4159098</text:p>
          </table:table-cell>
          <table:table-cell office:value-type="float" office:value="0.6729095" calcext:value-type="float">
            <text:p>0.6729095</text:p>
          </table:table-cell>
          <table:table-cell office:value-type="float" office:value="6.384722" calcext:value-type="float">
            <text:p>6.384722</text:p>
          </table:table-cell>
          <table:table-cell office:value-type="float" office:value="0.33426183" calcext:value-type="float">
            <text:p>0.33426183</text:p>
          </table:table-cell>
          <table:table-cell office:value-type="float" office:value="0" calcext:value-type="float">
            <text:p>0</text:p>
          </table:table-cell>
          <table:table-cell office:value-type="float" office:value="0.20117408" calcext:value-type="float">
            <text:p>0.20117408</text:p>
          </table:table-cell>
          <table:table-cell office:value-type="float" office:value="3.3319955" calcext:value-type="float">
            <text:p>3.3319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office:value-type="float" office:value="0" calcext:value-type="float">
            <text:p>0</text:p>
          </table:table-cell>
          <table:table-cell office:value-type="float" office:value="4.071455" calcext:value-type="float">
            <text:p>4.071455</text:p>
          </table:table-cell>
          <table:table-cell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950324" calcext:value-type="float">
            <text:p>7.8950324</text:p>
          </table:table-cell>
          <table:table-cell office:value-type="float" office:value="0.2571973" calcext:value-type="float">
            <text:p>0.25719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3563787" calcext:value-type="float">
            <text:p>0.83563787</text:p>
          </table:table-cell>
          <table:table-cell office:value-type="float" office:value="0.9888859" calcext:value-type="float">
            <text:p>0.9888859</text:p>
          </table:table-cell>
          <table:table-cell office:value-type="float" office:value="0" calcext:value-type="float">
            <text:p>0</text:p>
          </table:table-cell>
          <table:table-cell office:value-type="float" office:value="7.9021735" calcext:value-type="float">
            <text:p>7.9021735</text:p>
          </table:table-cell>
          <table:table-cell office:value-type="float" office:value="2.444476" calcext:value-type="float">
            <text:p>2.444476</text:p>
          </table:table-cell>
          <table:table-cell office:value-type="float" office:value="0.1793668" calcext:value-type="float">
            <text:p>0.1793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10141" calcext:value-type="float">
            <text:p>1.6210141</text:p>
          </table:table-cell>
          <table:table-cell office:value-type="float" office:value="0" calcext:value-type="float">
            <text:p>0</text:p>
          </table:table-cell>
          <table:table-cell office:value-type="float" office:value="2.6884973" calcext:value-type="float">
            <text:p>2.6884973</text:p>
          </table:table-cell>
          <table:table-cell office:value-type="float" office:value="0" calcext:value-type="float">
            <text:p>0</text:p>
          </table:table-cell>
          <table:table-cell office:value-type="float" office:value="0.5045732" calcext:value-type="float">
            <text:p>0.5045732</text:p>
          </table:table-cell>
          <table:table-cell office:value-type="float" office:value="3.7432888" calcext:value-type="float">
            <text:p>3.7432888</text:p>
          </table:table-cell>
          <table:table-cell office:value-type="float" office:value="1.7711929" calcext:value-type="float">
            <text:p>1.7711929</text:p>
          </table:table-cell>
          <table:table-cell office:value-type="float" office:value="0" calcext:value-type="float">
            <text:p>0</text:p>
          </table:table-cell>
          <table:table-cell office:value-type="float" office:value="2.5269625" calcext:value-type="float">
            <text:p>2.5269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3.668819" calcext:value-type="float">
            <text:p>3.668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52355" calcext:value-type="float">
            <text:p>1.3552355</text:p>
          </table:table-cell>
          <table:table-cell office:value-type="float" office:value="4.0297594" calcext:value-type="float">
            <text:p>4.0297594</text:p>
          </table:table-cell>
          <table:table-cell office:value-type="float" office:value="2.7903292" calcext:value-type="float">
            <text:p>2.7903292</text:p>
          </table:table-cell>
          <table:table-cell office:value-type="float" office:value="6.3079715" calcext:value-type="float">
            <text:p>6.3079715</text:p>
          </table:table-cell>
          <table:table-cell office:value-type="float" office:value="1.1389061" calcext:value-type="float">
            <text:p>1.1389061</text:p>
          </table:table-cell>
          <table:table-cell office:value-type="float" office:value="0.0011523583" calcext:value-type="float">
            <text:p>0.0011523583</text:p>
          </table:table-cell>
          <table:table-cell office:value-type="float" office:value="0" calcext:value-type="float">
            <text:p>0</text:p>
          </table:table-cell>
          <table:table-cell office:value-type="float" office:value="2.5747185" calcext:value-type="float">
            <text:p>2.5747185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63688" calcext:value-type="float">
            <text:p>0.08563688</text:p>
          </table:table-cell>
          <table:table-cell office:value-type="float" office:value="3.1144955" calcext:value-type="float">
            <text:p>3.1144955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0.7551015" calcext:value-type="float">
            <text:p>0.7551015</text:p>
          </table:table-cell>
          <table:table-cell office:value-type="float" office:value="1.0252746" calcext:value-type="float">
            <text:p>1.0252746</text:p>
          </table:table-cell>
          <table:table-cell office:value-type="float" office:value="0.97055215" calcext:value-type="float">
            <text:p>0.97055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401365" calcext:value-type="float">
            <text:p>1.0401365</text:p>
          </table:table-cell>
          <table:table-cell office:value-type="float" office:value="0" calcext:value-type="float">
            <text:p>0</text:p>
          </table:table-cell>
          <table:table-cell office:value-type="float" office:value="1.6205534" calcext:value-type="float">
            <text:p>1.6205534</text:p>
          </table:table-cell>
          <table:table-cell office:value-type="float" office:value="0" calcext:value-type="float">
            <text:p>0</text:p>
          </table:table-cell>
          <table:table-cell office:value-type="float" office:value="6.390123" calcext:value-type="float">
            <text:p>6.390123</text:p>
          </table:table-cell>
          <table:table-cell office:value-type="float" office:value="10.997466" calcext:value-type="float">
            <text:p>10.997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91314" calcext:value-type="float">
            <text:p>4.0091314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0.9572207" calcext:value-type="float">
            <text:p>0.9572207</text:p>
          </table:table-cell>
          <table:table-cell office:value-type="float" office:value="0" calcext:value-type="float">
            <text:p>0</text:p>
          </table:table-cell>
          <table:table-cell office:value-type="float" office:value="8.640135" calcext:value-type="float">
            <text:p>8.640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989518" calcext:value-type="float">
            <text:p>2.3989518</text:p>
          </table:table-cell>
          <table:table-cell office:value-type="float" office:value="0.5446174" calcext:value-type="float">
            <text:p>0.5446174</text:p>
          </table:table-cell>
          <table:table-cell office:value-type="float" office:value="2.3857737" calcext:value-type="float">
            <text:p>2.3857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89655" calcext:value-type="float">
            <text:p>0.042489655</text:p>
          </table:table-cell>
          <table:table-cell office:value-type="float" office:value="0" calcext:value-type="float">
            <text:p>0</text:p>
          </table:table-cell>
          <table:table-cell office:value-type="float" office:value="0.5580324" calcext:value-type="float">
            <text:p>0.5580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97922" calcext:value-type="float">
            <text:p>3.8697922</text:p>
          </table:table-cell>
          <table:table-cell office:value-type="float" office:value="1.6232182" calcext:value-type="float">
            <text:p>1.62321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8062444" calcext:value-type="float">
            <text:p>5.8062444</text:p>
          </table:table-cell>
          <table:table-cell office:value-type="float" office:value="1.5674672" calcext:value-type="float">
            <text:p>1.5674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569793" calcext:value-type="float">
            <text:p>2.6569793</text:p>
          </table:table-cell>
          <table:table-cell office:value-type="float" office:value="5.64765" calcext:value-type="float">
            <text:p>5.64765</text:p>
          </table:table-cell>
          <table:table-cell office:value-type="float" office:value="0" calcext:value-type="float">
            <text:p>0</text:p>
          </table:table-cell>
          <table:table-cell office:value-type="float" office:value="0.33707505" calcext:value-type="float">
            <text:p>0.33707505</text:p>
          </table:table-cell>
          <table:table-cell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.7460531" calcext:value-type="float">
            <text:p>0.7460531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0.17478019" calcext:value-type="float">
            <text:p>0.17478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.74603355" calcext:value-type="float">
            <text:p>0.74603355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10701" calcext:value-type="float">
            <text:p>2.1210701</text:p>
          </table:table-cell>
          <table:table-cell office:value-type="float" office:value="0" calcext:value-type="float">
            <text:p>0</text:p>
          </table:table-cell>
          <table:table-cell office:value-type="float" office:value="3.6937673" calcext:value-type="float">
            <text:p>3.6937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130067" calcext:value-type="float">
            <text:p>1.2130067</text:p>
          </table:table-cell>
          <table:table-cell office:value-type="float" office:value="0.049703367" calcext:value-type="float">
            <text:p>0.049703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31865" calcext:value-type="float">
            <text:p>0.8131865</text:p>
          </table:table-cell>
          <table:table-cell office:value-type="float" office:value="5.329128" calcext:value-type="float">
            <text:p>5.329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8579" calcext:value-type="float">
            <text:p>0.1248579</text:p>
          </table:table-cell>
          <table:table-cell office:value-type="float" office:value="1.6088898" calcext:value-type="float">
            <text:p>1.6088898</text:p>
          </table:table-cell>
          <table:table-cell office:value-type="float" office:value="0" calcext:value-type="float">
            <text:p>0</text:p>
          </table:table-cell>
          <table:table-cell office:value-type="float" office:value="4.0637064" calcext:value-type="float">
            <text:p>4.0637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07164" calcext:value-type="float">
            <text:p>0.5607164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6.7802215" calcext:value-type="float">
            <text:p>6.7802215</text:p>
          </table:table-cell>
          <table:table-cell office:value-type="float" office:value="0" calcext:value-type="float">
            <text:p>0</text:p>
          </table:table-cell>
          <table:table-cell office:value-type="float" office:value="6.885346" calcext:value-type="float">
            <text:p>6.885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976216" calcext:value-type="float">
            <text:p>0.769762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0260702" calcext:value-type="float">
            <text:p>0.040260702</text:p>
          </table:table-cell>
          <table:table-cell office:value-type="float" office:value="0" calcext:value-type="float">
            <text:p>0</text:p>
          </table:table-cell>
          <table:table-cell office:value-type="float" office:value="2.1085029" calcext:value-type="float">
            <text:p>2.108502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1.6270752" calcext:value-type="float">
            <text:p>1.6270752</text:p>
          </table:table-cell>
          <table:table-cell office:value-type="float" office:value="0.6076858" calcext:value-type="float">
            <text:p>0.60768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03358" calcext:value-type="float">
            <text:p>1.03358</text:p>
          </table:table-cell>
          <table:table-cell office:value-type="float" office:value="8.344907" calcext:value-type="float">
            <text:p>8.34490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5779555" calcext:value-type="float">
            <text:p>1.5779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.8348824" calcext:value-type="float">
            <text:p>0.8348824</text:p>
          </table:table-cell>
          <table:table-cell office:value-type="float" office:value="8.904283" calcext:value-type="float">
            <text:p>8.904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92933" calcext:value-type="float">
            <text:p>3.5792933</text:p>
          </table:table-cell>
          <table:table-cell office:value-type="float" office:value="0" calcext:value-type="float">
            <text:p>0</text:p>
          </table:table-cell>
          <table:table-cell office:value-type="float" office:value="3.367974" calcext:value-type="float">
            <text:p>3.367974</text:p>
          </table:table-cell>
          <table:table-cell office:value-type="float" office:value="2.745014" calcext:value-type="float">
            <text:p>2.745014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.20615475" calcext:value-type="float">
            <text:p>0.20615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943856" calcext:value-type="float">
            <text:p>3.5943856</text:p>
          </table:table-cell>
          <table:table-cell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1.3047717" calcext:value-type="float">
            <text:p>1.3047717</text:p>
          </table:table-cell>
          <table:table-cell office:value-type="float" office:value="0" calcext:value-type="float">
            <text:p>0</text:p>
          </table:table-cell>
          <table:table-cell office:value-type="float" office:value="1.3380272" calcext:value-type="float">
            <text:p>1.3380272</text:p>
          </table:table-cell>
          <table:table-cell office:value-type="float" office:value="0.0041797757" calcext:value-type="float">
            <text:p>0.0041797757</text:p>
          </table:table-cell>
          <table:table-cell office:value-type="float" office:value="0" calcext:value-type="float">
            <text:p>0</text:p>
          </table:table-cell>
          <table:table-cell office:value-type="float" office:value="2.195764" calcext:value-type="float">
            <text:p>2.195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1.9514399" calcext:value-type="float">
            <text:p>1.9514399</text:p>
          </table:table-cell>
          <table:table-cell office:value-type="float" office:value="1.2101476" calcext:value-type="float">
            <text:p>1.2101476</text:p>
          </table:table-cell>
          <table:table-cell office:value-type="float" office:value="0" calcext:value-type="float">
            <text:p>0</text:p>
          </table:table-cell>
          <table:table-cell office:value-type="float" office:value="5.4120445" calcext:value-type="float">
            <text:p>5.41204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175255" calcext:value-type="float">
            <text:p>2.9175255</text:p>
          </table:table-cell>
          <table:table-cell office:value-type="float" office:value="0" calcext:value-type="float">
            <text:p>0</text:p>
          </table:table-cell>
          <table:table-cell office:value-type="float" office:value="0.2526001" calcext:value-type="float">
            <text:p>0.25260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2408242" calcext:value-type="float">
            <text:p>0.12408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668024" calcext:value-type="float">
            <text:p>0.45668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1.444479" calcext:value-type="float">
            <text:p>1.444479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1.4309993" calcext:value-type="float">
            <text:p>1.4309993</text:p>
          </table:table-cell>
          <table:table-cell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office:value-type="float" office:value="0.14785857" calcext:value-type="float">
            <text:p>0.14785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36336" calcext:value-type="float">
            <text:p>1.3636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15186" calcext:value-type="float">
            <text:p>1.1715186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99025" calcext:value-type="float">
            <text:p>0.5399025</text:p>
          </table:table-cell>
          <table:table-cell office:value-type="float" office:value="0" calcext:value-type="float">
            <text:p>0</text:p>
          </table:table-cell>
          <table:table-cell office:value-type="float" office:value="4.363191" calcext:value-type="float">
            <text:p>4.363191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4.672357" calcext:value-type="float">
            <text:p>4.672357</text:p>
          </table:table-cell>
          <table:table-cell office:value-type="float" office:value="0" calcext:value-type="float">
            <text:p>0</text:p>
          </table:table-cell>
          <table:table-cell office:value-type="float" office:value="3.1169224" calcext:value-type="float">
            <text:p>3.1169224</text:p>
          </table:table-cell>
          <table:table-cell office:value-type="float" office:value="2.9105647" calcext:value-type="float">
            <text:p>2.9105647</text:p>
          </table:table-cell>
          <table:table-cell office:value-type="float" office:value="0.57581246" calcext:value-type="float">
            <text:p>0.5758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72618" calcext:value-type="float">
            <text:p>1.9272618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5.0979667" calcext:value-type="float">
            <text:p>5.0979667</text:p>
          </table:table-cell>
          <table:table-cell office:value-type="float" office:value="0" calcext:value-type="float">
            <text:p>0</text:p>
          </table:table-cell>
          <table:table-cell office:value-type="float" office:value="4.459349" calcext:value-type="float">
            <text:p>4.459349</text:p>
          </table:table-cell>
          <table:table-cell office:value-type="float" office:value="0" calcext:value-type="float">
            <text:p>0</text:p>
          </table:table-cell>
          <table:table-cell office:value-type="float" office:value="2.7129219" calcext:value-type="float">
            <text:p>2.7129219</text:p>
          </table:table-cell>
          <table:table-cell office:value-type="float" office:value="0.2260558" calcext:value-type="float">
            <text:p>0.2260558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61966" calcext:value-type="float">
            <text:p>0.147619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978876" calcext:value-type="float">
            <text:p>2.4978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17887" calcext:value-type="float">
            <text:p>1.0517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0" calcext:value-type="float">
            <text:p>0</text:p>
          </table:table-cell>
          <table:table-cell office:value-type="float" office:value="0.7698438" calcext:value-type="float">
            <text:p>0.7698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089004" calcext:value-type="float">
            <text:p>4.8089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754786" calcext:value-type="float">
            <text:p>1.8754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732824" calcext:value-type="float">
            <text:p>5.8732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1.0412993" calcext:value-type="float">
            <text:p>1.0412993</text:p>
          </table:table-cell>
          <table:table-cell office:value-type="float" office:value="0" calcext:value-type="float">
            <text:p>0</text:p>
          </table:table-cell>
          <table:table-cell office:value-type="float" office:value="5.0901804" calcext:value-type="float">
            <text:p>5.0901804</text:p>
          </table:table-cell>
          <table:table-cell office:value-type="float" office:value="2.687268" calcext:value-type="float">
            <text:p>2.687268</text:p>
          </table:table-cell>
          <table:table-cell office:value-type="float" office:value="0.024695218" calcext:value-type="float">
            <text:p>0.024695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3.1748364" calcext:value-type="float">
            <text:p>3.1748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126245" calcext:value-type="float">
            <text:p>0.11126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7.4122496" calcext:value-type="float">
            <text:p>7.4122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29385" calcext:value-type="float">
            <text:p>1.2429385</text:p>
          </table:table-cell>
          <table:table-cell office:value-type="float" office:value="1.169405" calcext:value-type="float">
            <text:p>1.169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248444" calcext:value-type="float">
            <text:p>0.9248444</text:p>
          </table:table-cell>
          <table:table-cell office:value-type="float" office:value="0" calcext:value-type="float">
            <text:p>0</text:p>
          </table:table-cell>
          <table:table-cell office:value-type="float" office:value="8.279594" calcext:value-type="float">
            <text:p>8.2795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96566" calcext:value-type="float">
            <text:p>1.4396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016704" calcext:value-type="float">
            <text:p>5.00167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87443" calcext:value-type="float">
            <text:p>0.887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34657" calcext:value-type="float">
            <text:p>1.534657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5.859082" calcext:value-type="float">
            <text:p>5.859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228014" calcext:value-type="float">
            <text:p>3.0228014</text:p>
          </table:table-cell>
          <table:table-cell office:value-type="float" office:value="0.13271832" calcext:value-type="float">
            <text:p>0.13271832</text:p>
          </table:table-cell>
          <table:table-cell office:value-type="float" office:value="3.5752954" calcext:value-type="float">
            <text:p>3.5752954</text:p>
          </table:table-cell>
          <table:table-cell office:value-type="float" office:value="0.60497797" calcext:value-type="float">
            <text:p>0.60497797</text:p>
          </table:table-cell>
          <table:table-cell office:value-type="float" office:value="0.01608628" calcext:value-type="float">
            <text:p>0.01608628</text:p>
          </table:table-cell>
          <table:table-cell office:value-type="float" office:value="3.7320838" calcext:value-type="float">
            <text:p>3.7320838</text:p>
          </table:table-cell>
          <table:table-cell office:value-type="float" office:value="0.2216948" calcext:value-type="float">
            <text:p>0.2216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0497277" calcext:value-type="float">
            <text:p>0.80497277</text:p>
          </table:table-cell>
          <table:table-cell office:value-type="float" office:value="1.2345979" calcext:value-type="float">
            <text:p>1.2345979</text:p>
          </table:table-cell>
          <table:table-cell office:value-type="float" office:value="7.6468863" calcext:value-type="float">
            <text:p>7.6468863</text:p>
          </table:table-cell>
          <table:table-cell office:value-type="float" office:value="0" calcext:value-type="float">
            <text:p>0</text:p>
          </table:table-cell>
          <table:table-cell office:value-type="float" office:value="1.0136629" calcext:value-type="float">
            <text:p>1.0136629</text:p>
          </table:table-cell>
          <table:table-cell office:value-type="float" office:value="0.16555555" calcext:value-type="float">
            <text:p>0.16555555</text:p>
          </table:table-cell>
          <table:table-cell office:value-type="float" office:value="0.6324191" calcext:value-type="float">
            <text:p>0.6324191</text:p>
          </table:table-cell>
          <table:table-cell office:value-type="float" office:value="2.026762" calcext:value-type="float">
            <text:p>2.026762</text:p>
          </table:table-cell>
          <table:table-cell office:value-type="float" office:value="0.2632849" calcext:value-type="float">
            <text:p>0.2632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56316" calcext:value-type="float">
            <text:p>1.6356316</text:p>
          </table:table-cell>
          <table:table-cell office:value-type="float" office:value="4.821466" calcext:value-type="float">
            <text:p>4.821466</text:p>
          </table:table-cell>
          <table:table-cell office:value-type="float" office:value="0" calcext:value-type="float">
            <text:p>0</text:p>
          </table:table-cell>
          <table:table-cell office:value-type="float" office:value="0.68453044" calcext:value-type="float">
            <text:p>0.68453044</text:p>
          </table:table-cell>
          <table:table-cell office:value-type="float" office:value="1.1456043" calcext:value-type="float">
            <text:p>1.1456043</text:p>
          </table:table-cell>
          <table:table-cell office:value-type="float" office:value="0.055565357" calcext:value-type="float">
            <text:p>0.055565357</text:p>
          </table:table-cell>
          <table:table-cell office:value-type="float" office:value="1.0262026" calcext:value-type="float">
            <text:p>1.0262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69247" calcext:value-type="float">
            <text:p>2.6369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480988" calcext:value-type="float">
            <text:p>0.15480988</text:p>
          </table:table-cell>
          <table:table-cell office:value-type="float" office:value="0" calcext:value-type="float">
            <text:p>0</text:p>
          </table:table-cell>
          <table:table-cell office:value-type="float" office:value="0.7165473" calcext:value-type="float">
            <text:p>0.7165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60684" calcext:value-type="float">
            <text:p>5.860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5739" calcext:value-type="float">
            <text:p>3.957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106445" calcext:value-type="float">
            <text:p>0.6106445</text:p>
          </table:table-cell>
          <table:table-cell office:value-type="float" office:value="1.0727866" calcext:value-type="float">
            <text:p>1.0727866</text:p>
          </table:table-cell>
          <table:table-cell office:value-type="float" office:value="0" calcext:value-type="float">
            <text:p>0</text:p>
          </table:table-cell>
          <table:table-cell office:value-type="float" office:value="4.6794205" calcext:value-type="float">
            <text:p>4.6794205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3.7726517" calcext:value-type="float">
            <text:p>3.7726517</text:p>
          </table:table-cell>
          <table:table-cell office:value-type="float" office:value="0.4209286" calcext:value-type="float">
            <text:p>0.4209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1.1723812" calcext:value-type="float">
            <text:p>1.1723812</text:p>
          </table:table-cell>
          <table:table-cell office:value-type="float" office:value="0" calcext:value-type="float">
            <text:p>0</text:p>
          </table:table-cell>
          <table:table-cell office:value-type="float" office:value="2.163349" calcext:value-type="float">
            <text:p>2.163349</text:p>
          </table:table-cell>
          <table:table-cell office:value-type="float" office:value="2.5946968" calcext:value-type="float">
            <text:p>2.5946968</text:p>
          </table:table-cell>
          <table:table-cell office:value-type="float" office:value="0.25146967" calcext:value-type="float">
            <text:p>0.25146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4912" calcext:value-type="float">
            <text:p>2.654912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2.5386243" calcext:value-type="float">
            <text:p>2.5386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1901" calcext:value-type="float">
            <text:p>0.9961901</text:p>
          </table:table-cell>
          <table:table-cell office:value-type="float" office:value="0" calcext:value-type="float">
            <text:p>0</text:p>
          </table:table-cell>
          <table:table-cell office:value-type="float" office:value="1.1163301" calcext:value-type="float">
            <text:p>1.1163301</text:p>
          </table:table-cell>
          <table:table-cell office:value-type="float" office:value="3.2256732" calcext:value-type="float">
            <text:p>3.2256732</text:p>
          </table:table-cell>
          <table:table-cell office:value-type="float" office:value="0" calcext:value-type="float">
            <text:p>0</text:p>
          </table:table-cell>
          <table:table-cell office:value-type="float" office:value="4.477354" calcext:value-type="float">
            <text:p>4.477354</text:p>
          </table:table-cell>
          <table:table-cell office:value-type="float" office:value="2.1823692" calcext:value-type="float">
            <text:p>2.1823692</text:p>
          </table:table-cell>
          <table:table-cell office:value-type="float" office:value="0.5288194" calcext:value-type="float">
            <text:p>0.5288194</text:p>
          </table:table-cell>
          <table:table-cell office:value-type="float" office:value="9.595785" calcext:value-type="float">
            <text:p>9.595785</text:p>
          </table:table-cell>
          <table:table-cell office:value-type="float" office:value="0" calcext:value-type="float">
            <text:p>0</text:p>
          </table:table-cell>
          <table:table-cell office:value-type="float" office:value="1.7765042" calcext:value-type="float">
            <text:p>1.7765042</text:p>
          </table:table-cell>
          <table:table-cell office:value-type="float" office:value="0.86615765" calcext:value-type="float">
            <text:p>0.86615765</text:p>
          </table:table-cell>
          <table:table-cell office:value-type="float" office:value="2.219361" calcext:value-type="float">
            <text:p>2.2193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03417" calcext:value-type="float">
            <text:p>2.903417</text:p>
          </table:table-cell>
          <table:table-cell office:value-type="float" office:value="0" calcext:value-type="float">
            <text:p>0</text:p>
          </table:table-cell>
          <table:table-cell office:value-type="float" office:value="5.490762" calcext:value-type="float">
            <text:p>5.490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2.0159883" calcext:value-type="float">
            <text:p>2.0159883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" calcext:value-type="float">
            <text:p>0</text:p>
          </table:table-cell>
          <table:table-cell office:value-type="float" office:value="1.8115705" calcext:value-type="float">
            <text:p>1.8115705</text:p>
          </table:table-cell>
          <table:table-cell office:value-type="float" office:value="0.18737425" calcext:value-type="float">
            <text:p>0.1873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office:value-type="float" office:value="3.1928759" calcext:value-type="float">
            <text:p>3.1928759</text:p>
          </table:table-cell>
          <table:table-cell office:value-type="float" office:value="0" calcext:value-type="float">
            <text:p>0</text:p>
          </table:table-cell>
          <table:table-cell office:value-type="float" office:value="0.50141025" calcext:value-type="float">
            <text:p>0.50141025</text:p>
          </table:table-cell>
          <table:table-cell office:value-type="float" office:value="4.1891804" calcext:value-type="float">
            <text:p>4.1891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office:value-type="float" office:value="0" calcext:value-type="float">
            <text:p>0</text:p>
          </table:table-cell>
          <table:table-cell office:value-type="float" office:value="0.836513" calcext:value-type="float">
            <text:p>0.836513</text:p>
          </table:table-cell>
          <table:table-cell office:value-type="float" office:value="1.2584999" calcext:value-type="float">
            <text:p>1.258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39505" calcext:value-type="float">
            <text:p>0.5439505</text:p>
          </table:table-cell>
          <table:table-cell office:value-type="float" office:value="1.519956" calcext:value-type="float">
            <text:p>1.519956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6.8660693" calcext:value-type="float">
            <text:p>6.8660693</text:p>
          </table:table-cell>
          <table:table-cell office:value-type="float" office:value="4.289268" calcext:value-type="float">
            <text:p>4.289268</text:p>
          </table:table-cell>
          <table:table-cell office:value-type="float" office:value="2.470339" calcext:value-type="float">
            <text:p>2.470339</text:p>
          </table:table-cell>
          <table:table-cell office:value-type="float" office:value="0" calcext:value-type="float">
            <text:p>0</text:p>
          </table:table-cell>
          <table:table-cell office:value-type="float" office:value="1.178533" calcext:value-type="float">
            <text:p>1.178533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1.7833766" calcext:value-type="float">
            <text:p>1.7833766</text:p>
          </table:table-cell>
          <table:table-cell office:value-type="float" office:value="0" calcext:value-type="float">
            <text:p>0</text:p>
          </table:table-cell>
          <table:table-cell office:value-type="float" office:value="6.2974606" calcext:value-type="float">
            <text:p>6.2974606</text:p>
          </table:table-cell>
          <table:table-cell office:value-type="float" office:value="14.040669" calcext:value-type="float">
            <text:p>14.040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13609" calcext:value-type="float">
            <text:p>1.1613609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0.6856972" calcext:value-type="float">
            <text:p>0.6856972</text:p>
          </table:table-cell>
          <table:table-cell office:value-type="float" office:value="0" calcext:value-type="float">
            <text:p>0</text:p>
          </table:table-cell>
          <table:table-cell office:value-type="float" office:value="11.012876" calcext:value-type="float">
            <text:p>11.012876</text:p>
          </table:table-cell>
          <table:table-cell office:value-type="float" office:value="4.2536" calcext:value-type="float">
            <text:p>4.2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490034" calcext:value-type="float">
            <text:p>0.34490034</text:p>
          </table:table-cell>
          <table:table-cell office:value-type="float" office:value="3.6592844" calcext:value-type="float">
            <text:p>3.6592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07347" calcext:value-type="float">
            <text:p>2.3407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884152" calcext:value-type="float">
            <text:p>0.46884152</text:p>
          </table:table-cell>
          <table:table-cell office:value-type="float" office:value="0.19038168" calcext:value-type="float">
            <text:p>0.19038168</text:p>
          </table:table-cell>
          <table:table-cell office:value-type="float" office:value="2.5893571" calcext:value-type="float">
            <text:p>2.5893571</text:p>
          </table:table-cell>
          <table:table-cell office:value-type="float" office:value="0" calcext:value-type="float">
            <text:p>0</text:p>
          </table:table-cell>
          <table:table-cell office:value-type="float" office:value="1.2769091" calcext:value-type="float">
            <text:p>1.27690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529402" calcext:value-type="float">
            <text:p>0.3529402</text:p>
          </table:table-cell>
          <table:table-cell office:value-type="float" office:value="0.6140683" calcext:value-type="float">
            <text:p>0.6140683</text:p>
          </table:table-cell>
          <table:table-cell office:value-type="float" office:value="0.9218703" calcext:value-type="float">
            <text:p>0.9218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39951" calcext:value-type="float">
            <text:p>0.07939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24434" calcext:value-type="float">
            <text:p>0.25824434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043563724" calcext:value-type="float">
            <text:p>0.043563724</text:p>
          </table:table-cell>
          <table:table-cell office:value-type="float" office:value="0" calcext:value-type="float">
            <text:p>0</text:p>
          </table:table-cell>
          <table:table-cell office:value-type="float" office:value="0.10040084" calcext:value-type="float">
            <text:p>0.10040084</text:p>
          </table:table-cell>
          <table:table-cell office:value-type="float" office:value="1.9087076" calcext:value-type="float">
            <text:p>1.9087076</text:p>
          </table:table-cell>
          <table:table-cell office:value-type="float" office:value="4.7790284" calcext:value-type="float">
            <text:p>4.7790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02165" calcext:value-type="float">
            <text:p>0.9802165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1.6166548" calcext:value-type="float">
            <text:p>1.6166548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1.7013592" calcext:value-type="float">
            <text:p>1.7013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4717" calcext:value-type="float">
            <text:p>0.534717</text:p>
          </table:table-cell>
          <table:table-cell office:value-type="float" office:value="0" calcext:value-type="float">
            <text:p>0</text:p>
          </table:table-cell>
          <table:table-cell office:value-type="float" office:value="2.9002204" calcext:value-type="float">
            <text:p>2.9002204</text:p>
          </table:table-cell>
          <table:table-cell office:value-type="float" office:value="0" calcext:value-type="float">
            <text:p>0</text:p>
          </table:table-cell>
          <table:table-cell office:value-type="float" office:value="0.5472302" calcext:value-type="float">
            <text:p>0.5472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85487" calcext:value-type="float">
            <text:p>0.19585487</text:p>
          </table:table-cell>
          <table:table-cell office:value-type="float" office:value="0" calcext:value-type="float">
            <text:p>0</text:p>
          </table:table-cell>
          <table:table-cell office:value-type="float" office:value="1.2995087" calcext:value-type="float">
            <text:p>1.2995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71943" calcext:value-type="float">
            <text:p>1.0171943</text:p>
          </table:table-cell>
          <table:table-cell office:value-type="float" office:value="0.049703367" calcext:value-type="float">
            <text:p>0.049703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37015" calcext:value-type="float">
            <text:p>0.7337015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.025087148" calcext:value-type="float">
            <text:p>0.025087148</text:p>
          </table:table-cell>
          <table:table-cell office:value-type="float" office:value="0.0628441" calcext:value-type="float">
            <text:p>0.0628441</text:p>
          </table:table-cell>
          <table:table-cell office:value-type="float" office:value="0" calcext:value-type="float">
            <text:p>0</text:p>
          </table:table-cell>
          <table:table-cell office:value-type="float" office:value="0.09625451" calcext:value-type="float">
            <text:p>0.09625451</text:p>
          </table:table-cell>
          <table:table-cell office:value-type="float" office:value="2.6381319" calcext:value-type="float">
            <text:p>2.6381319</text:p>
          </table:table-cell>
          <table:table-cell office:value-type="float" office:value="0" calcext:value-type="float">
            <text:p>0</text:p>
          </table:table-cell>
          <table:table-cell office:value-type="float" office:value="1.1788161" calcext:value-type="float">
            <text:p>1.1788161</text:p>
          </table:table-cell>
          <table:table-cell office:value-type="float" office:value="1.5195081" calcext:value-type="float">
            <text:p>1.5195081</text:p>
          </table:table-cell>
          <table:table-cell office:value-type="float" office:value="0" calcext:value-type="float">
            <text:p>0</text:p>
          </table:table-cell>
          <table:table-cell office:value-type="float" office:value="0.1267871" calcext:value-type="float">
            <text:p>0.1267871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4.655659" calcext:value-type="float">
            <text:p>4.655659</text:p>
          </table:table-cell>
          <table:table-cell office:value-type="float" office:value="0" calcext:value-type="float">
            <text:p>0</text:p>
          </table:table-cell>
          <table:table-cell office:value-type="float" office:value="4.1270843" calcext:value-type="float">
            <text:p>4.1270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010373" calcext:value-type="float">
            <text:p>3.30103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220282" calcext:value-type="float">
            <text:p>0.3220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539356" calcext:value-type="float">
            <text:p>0.9539356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0" calcext:value-type="float">
            <text:p>0</text:p>
          </table:table-cell>
          <table:table-cell office:value-type="float" office:value="0.54440624" calcext:value-type="float">
            <text:p>0.54440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640932" calcext:value-type="float">
            <text:p>0.17640932</text:p>
          </table:table-cell>
          <table:table-cell office:value-type="float" office:value="1.2889665" calcext:value-type="float">
            <text:p>1.2889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92857" calcext:value-type="float">
            <text:p>0.452928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14.165007" calcext:value-type="float">
            <text:p>14.165007</text:p>
          </table:table-cell>
          <table:table-cell office:value-type="float" office:value="0.9712813" calcext:value-type="float">
            <text:p>0.9712813</text:p>
          </table:table-cell>
          <table:table-cell office:value-type="float" office:value="0" calcext:value-type="float">
            <text:p>0</text:p>
          </table:table-cell>
          <table:table-cell office:value-type="float" office:value="0.20529065" calcext:value-type="float">
            <text:p>0.20529065</text:p>
          </table:table-cell>
          <table:table-cell office:value-type="float" office:value="0.7502237" calcext:value-type="float">
            <text:p>0.7502237</text:p>
          </table:table-cell>
          <table:table-cell office:value-type="float" office:value="0" calcext:value-type="float">
            <text:p>0</text:p>
          </table:table-cell>
          <table:table-cell office:value-type="float" office:value="3.9332938" calcext:value-type="float">
            <text:p>3.93329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903799" calcext:value-type="float">
            <text:p>1.8903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66279" calcext:value-type="float">
            <text:p>1.6966279</text:p>
          </table:table-cell>
          <table:table-cell office:value-type="float" office:value="0" calcext:value-type="float">
            <text:p>0</text:p>
          </table:table-cell>
          <table:table-cell office:value-type="float" office:value="2.9225452" calcext:value-type="float">
            <text:p>2.922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79859" calcext:value-type="float">
            <text:p>1.0579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613905" calcext:value-type="float">
            <text:p>0.68613905</text:p>
          </table:table-cell>
          <table:table-cell office:value-type="float" office:value="0" calcext:value-type="float">
            <text:p>0</text:p>
          </table:table-cell>
          <table:table-cell office:value-type="float" office:value="3.6938343" calcext:value-type="float">
            <text:p>3.6938343</text:p>
          </table:table-cell>
          <table:table-cell office:value-type="float" office:value="0" calcext:value-type="float">
            <text:p>0</text:p>
          </table:table-cell>
          <table:table-cell office:value-type="float" office:value="7.620437" calcext:value-type="float">
            <text:p>7.620437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1321" calcext:value-type="float">
            <text:p>3.621321</text:p>
          </table:table-cell>
          <table:table-cell office:value-type="float" office:value="2.357246" calcext:value-type="float">
            <text:p>2.357246</text:p>
          </table:table-cell>
          <table:table-cell office:value-type="float" office:value="1.3700701" calcext:value-type="float">
            <text:p>1.3700701</text:p>
          </table:table-cell>
          <table:table-cell office:value-type="float" office:value="5.252604" calcext:value-type="float">
            <text:p>5.252604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0.7880722" calcext:value-type="float">
            <text:p>0.7880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40379" calcext:value-type="float">
            <text:p>1.3240379</text:p>
          </table:table-cell>
          <table:table-cell office:value-type="float" office:value="0" calcext:value-type="float">
            <text:p>0</text:p>
          </table:table-cell>
          <table:table-cell office:value-type="float" office:value="7.9131246" calcext:value-type="float">
            <text:p>7.9131246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1.144028" calcext:value-type="float">
            <text:p>1.144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8302137" calcext:value-type="float">
            <text:p>0.68302137</text:p>
          </table:table-cell>
          <table:table-cell office:value-type="float" office:value="1.4853513" calcext:value-type="float">
            <text:p>1.4853513</text:p>
          </table:table-cell>
          <table:table-cell office:value-type="float" office:value="0" calcext:value-type="float">
            <text:p>0</text:p>
          </table:table-cell>
          <table:table-cell office:value-type="float" office:value="2.4833956" calcext:value-type="float">
            <text:p>2.4833956</text:p>
          </table:table-cell>
          <table:table-cell office:value-type="float" office:value="0" calcext:value-type="float">
            <text:p>0</text:p>
          </table:table-cell>
          <table:table-cell office:value-type="float" office:value="1.4860421" calcext:value-type="float">
            <text:p>1.4860421</text:p>
          </table:table-cell>
          <table:table-cell office:value-type="float" office:value="2.8257575" calcext:value-type="float">
            <text:p>2.8257575</text:p>
          </table:table-cell>
          <table:table-cell office:value-type="float" office:value="0" calcext:value-type="float">
            <text:p>0</text:p>
          </table:table-cell>
          <table:table-cell office:value-type="float" office:value="1.1331576" calcext:value-type="float">
            <text:p>1.1331576</text:p>
          </table:table-cell>
          <table:table-cell office:value-type="float" office:value="0" calcext:value-type="float">
            <text:p>0</text:p>
          </table:table-cell>
          <table:table-cell office:value-type="float" office:value="3.0381362" calcext:value-type="float">
            <text:p>3.0381362</text:p>
          </table:table-cell>
          <table:table-cell office:value-type="float" office:value="0.45358944" calcext:value-type="float">
            <text:p>0.45358944</text:p>
          </table:table-cell>
          <table:table-cell office:value-type="float" office:value="0" calcext:value-type="float">
            <text:p>0</text:p>
          </table:table-cell>
          <table:table-cell office:value-type="float" office:value="5.1740894" calcext:value-type="float">
            <text:p>5.1740894</text:p>
          </table:table-cell>
          <table:table-cell office:value-type="float" office:value="1.1045991" calcext:value-type="float">
            <text:p>1.1045991</text:p>
          </table:table-cell>
          <table:table-cell office:value-type="float" office:value="5.26082" calcext:value-type="float">
            <text:p>5.26082</text:p>
          </table:table-cell>
          <table:table-cell office:value-type="float" office:value="2.8780954" calcext:value-type="float">
            <text:p>2.8780954</text:p>
          </table:table-cell>
          <table:table-cell office:value-type="float" office:value="0" calcext:value-type="float">
            <text:p>0</text:p>
          </table:table-cell>
          <table:table-cell office:value-type="float" office:value="11.854118" calcext:value-type="float">
            <text:p>11.854118</text:p>
          </table:table-cell>
          <table:table-cell office:value-type="float" office:value="0.20011783" calcext:value-type="float">
            <text:p>0.20011783</text:p>
          </table:table-cell>
          <table:table-cell office:value-type="float" office:value="0" calcext:value-type="float">
            <text:p>0</text:p>
          </table:table-cell>
          <table:table-cell office:value-type="float" office:value="7.4259744" calcext:value-type="float">
            <text:p>7.4259744</text:p>
          </table:table-cell>
          <table:table-cell office:value-type="float" office:value="0" calcext:value-type="float">
            <text:p>0</text:p>
          </table:table-cell>
          <table:table-cell office:value-type="float" office:value="0.17418034" calcext:value-type="float">
            <text:p>0.17418034</text:p>
          </table:table-cell>
          <table:table-cell office:value-type="float" office:value="6.571811" calcext:value-type="float">
            <text:p>6.571811</text:p>
          </table:table-cell>
          <table:table-cell office:value-type="float" office:value="6.391628" calcext:value-type="float">
            <text:p>6.391628</text:p>
          </table:table-cell>
          <table:table-cell office:value-type="float" office:value="7.0411515" calcext:value-type="float">
            <text:p>7.0411515</text:p>
          </table:table-cell>
          <table:table-cell office:value-type="float" office:value="1.2346623" calcext:value-type="float">
            <text:p>1.2346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27605" calcext:value-type="float">
            <text:p>2.1227605</text:p>
          </table:table-cell>
          <table:table-cell office:value-type="float" office:value="3.5285418" calcext:value-type="float">
            <text:p>3.5285418</text:p>
          </table:table-cell>
          <table:table-cell office:value-type="float" office:value="0" calcext:value-type="float">
            <text:p>0</text:p>
          </table:table-cell>
          <table:table-cell office:value-type="float" office:value="0.30990455" calcext:value-type="float">
            <text:p>0.30990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027729" calcext:value-type="float">
            <text:p>1.3027729</text:p>
          </table:table-cell>
          <table:table-cell office:value-type="float" office:value="1.1160415" calcext:value-type="float">
            <text:p>1.1160415</text:p>
          </table:table-cell>
          <table:table-cell office:value-type="float" office:value="0.33787572" calcext:value-type="float">
            <text:p>0.33787572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2.277584" calcext:value-type="float">
            <text:p>2.277584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.01365155" calcext:value-type="float">
            <text:p>0.01365155</text:p>
          </table:table-cell>
          <table:table-cell office:value-type="float" office:value="3.2066886" calcext:value-type="float">
            <text:p>3.2066886</text:p>
          </table:table-cell>
          <table:table-cell office:value-type="float" office:value="0.18737425" calcext:value-type="float">
            <text:p>0.18737425</text:p>
          </table:table-cell>
          <table:table-cell office:value-type="float" office:value="0.13011661" calcext:value-type="float">
            <text:p>0.13011661</text:p>
          </table:table-cell>
          <table:table-cell office:value-type="float" office:value="0" calcext:value-type="float">
            <text:p>0</text:p>
          </table:table-cell>
          <table:table-cell office:value-type="float" office:value="3.0144029" calcext:value-type="float">
            <text:p>3.0144029</text:p>
          </table:table-cell>
          <table:table-cell office:value-type="float" office:value="0.35167307" calcext:value-type="float">
            <text:p>0.35167307</text:p>
          </table:table-cell>
          <table:table-cell office:value-type="float" office:value="0" calcext:value-type="float">
            <text:p>0</text:p>
          </table:table-cell>
          <table:table-cell office:value-type="float" office:value="0.27985644" calcext:value-type="float">
            <text:p>0.27985644</text:p>
          </table:table-cell>
          <table:table-cell office:value-type="float" office:value="1.5891252" calcext:value-type="float">
            <text:p>1.5891252</text:p>
          </table:table-cell>
          <table:table-cell office:value-type="float" office:value="1.5336071" calcext:value-type="float">
            <text:p>1.5336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13971" calcext:value-type="float">
            <text:p>1.3013971</text:p>
          </table:table-cell>
          <table:table-cell office:value-type="float" office:value="0" calcext:value-type="float">
            <text:p>0</text:p>
          </table:table-cell>
          <table:table-cell office:value-type="float" office:value="7.2338376" calcext:value-type="float">
            <text:p>7.2338376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7.868319" calcext:value-type="float">
            <text:p>7.868319</text:p>
          </table:table-cell>
          <table:table-cell office:value-type="float" office:value="5.9397135" calcext:value-type="float">
            <text:p>5.9397135</text:p>
          </table:table-cell>
          <table:table-cell office:value-type="float" office:value="4.4539337" calcext:value-type="float">
            <text:p>4.4539337</text:p>
          </table:table-cell>
          <table:table-cell office:value-type="float" office:value="6.194885" calcext:value-type="float">
            <text:p>6.194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5.944964" calcext:value-type="float">
            <text:p>5.944964</text:p>
          </table:table-cell>
          <table:table-cell office:value-type="float" office:value="4.179449" calcext:value-type="float">
            <text:p>4.179449</text:p>
          </table:table-cell>
          <table:table-cell office:value-type="float" office:value="9.01694" calcext:value-type="float">
            <text:p>9.01694</text:p>
          </table:table-cell>
          <table:table-cell office:value-type="float" office:value="1.823306" calcext:value-type="float">
            <text:p>1.823306</text:p>
          </table:table-cell>
          <table:table-cell office:value-type="float" office:value="1.0595019" calcext:value-type="float">
            <text:p>1.0595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763286" calcext:value-type="float">
            <text:p>6.2763286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0.5786598" calcext:value-type="float">
            <text:p>0.5786598</text:p>
          </table:table-cell>
          <table:table-cell office:value-type="float" office:value="0" calcext:value-type="float">
            <text:p>0</text:p>
          </table:table-cell>
          <table:table-cell office:value-type="float" office:value="2.642599" calcext:value-type="float">
            <text:p>2.642599</text:p>
          </table:table-cell>
          <table:table-cell office:value-type="float" office:value="0.041175637" calcext:value-type="float">
            <text:p>0.041175637</text:p>
          </table:table-cell>
          <table:table-cell office:value-type="float" office:value="8.744486" calcext:value-type="float">
            <text:p>8.744486</text:p>
          </table:table-cell>
          <table:table-cell office:value-type="float" office:value="8.717953" calcext:value-type="float">
            <text:p>8.717953</text:p>
          </table:table-cell>
          <table:table-cell office:value-type="float" office:value="0.71616507" calcext:value-type="float">
            <text:p>0.71616507</text:p>
          </table:table-cell>
          <table:table-cell office:value-type="float" office:value="1.2797501" calcext:value-type="float">
            <text:p>1.27975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055779" calcext:value-type="float">
            <text:p>0.9055779</text:p>
          </table:table-cell>
          <table:table-cell office:value-type="float" office:value="2.3542504" calcext:value-type="float">
            <text:p>2.3542504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9.750156" calcext:value-type="float">
            <text:p>9.750156</text:p>
          </table:table-cell>
          <table:table-cell office:value-type="float" office:value="0.51429975" calcext:value-type="float">
            <text:p>0.51429975</text:p>
          </table:table-cell>
          <table:table-cell office:value-type="float" office:value="8.53536" calcext:value-type="float">
            <text:p>8.53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22618" calcext:value-type="float">
            <text:p>3.5322618</text:p>
          </table:table-cell>
          <table:table-cell office:value-type="float" office:value="1.1389043" calcext:value-type="float">
            <text:p>1.13890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48208" calcext:value-type="float">
            <text:p>5.248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65362" calcext:value-type="float">
            <text:p>2.0465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6719" calcext:value-type="float">
            <text:p>1.8976719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7429116" calcext:value-type="float">
            <text:p>0.7429116</text:p>
          </table:table-cell>
          <table:table-cell office:value-type="float" office:value="0" calcext:value-type="float">
            <text:p>0</text:p>
          </table:table-cell>
          <table:table-cell office:value-type="float" office:value="3.5131361" calcext:value-type="float">
            <text:p>3.5131361</text:p>
          </table:table-cell>
          <table:table-cell office:value-type="float" office:value="0" calcext:value-type="float">
            <text:p>0</text:p>
          </table:table-cell>
          <table:table-cell office:value-type="float" office:value="0.6712919" calcext:value-type="float">
            <text:p>0.6712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32861" calcext:value-type="float">
            <text:p>2.7432861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1.459121" calcext:value-type="float">
            <text:p>1.459121</text:p>
          </table:table-cell>
          <table:table-cell office:value-type="float" office:value="3.433957" calcext:value-type="float">
            <text:p>3.433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93540967" calcext:value-type="float">
            <text:p>0.93540967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8816" calcext:value-type="float">
            <text:p>0.8628816</text:p>
          </table:table-cell>
          <table:table-cell office:value-type="float" office:value="0.3688278" calcext:value-type="float">
            <text:p>0.3688278</text:p>
          </table:table-cell>
          <table:table-cell office:value-type="float" office:value="0.33534425" calcext:value-type="float">
            <text:p>0.33534425</text:p>
          </table:table-cell>
          <table:table-cell office:value-type="float" office:value="0" calcext:value-type="float">
            <text:p>0</text:p>
          </table:table-cell>
          <table:table-cell office:value-type="float" office:value="2.6322346" calcext:value-type="float">
            <text:p>2.6322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25657" calcext:value-type="float">
            <text:p>2.4225657</text:p>
          </table:table-cell>
          <table:table-cell office:value-type="float" office:value="6.0617485" calcext:value-type="float">
            <text:p>6.0617485</text:p>
          </table:table-cell>
          <table:table-cell office:value-type="float" office:value="1.8680284" calcext:value-type="float">
            <text:p>1.8680284</text:p>
          </table:table-cell>
          <table:table-cell office:value-type="float" office:value="0" calcext:value-type="float">
            <text:p>0</text:p>
          </table:table-cell>
          <table:table-cell office:value-type="float" office:value="4.317948" calcext:value-type="float">
            <text:p>4.317948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59919" calcext:value-type="float">
            <text:p>4.259919</text:p>
          </table:table-cell>
          <table:table-cell office:value-type="float" office:value="1.4647928" calcext:value-type="float">
            <text:p>1.4647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2349" calcext:value-type="float">
            <text:p>8.432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122735" calcext:value-type="float">
            <text:p>7.8122735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1.3075614" calcext:value-type="float">
            <text:p>1.3075614</text:p>
          </table:table-cell>
          <table:table-cell office:value-type="float" office:value="0.33185852" calcext:value-type="float">
            <text:p>0.33185852</text:p>
          </table:table-cell>
          <table:table-cell office:value-type="float" office:value="0" calcext:value-type="float">
            <text:p>0</text:p>
          </table:table-cell>
          <table:table-cell office:value-type="float" office:value="1.7848136" calcext:value-type="float">
            <text:p>1.7848136</text:p>
          </table:table-cell>
          <table:table-cell office:value-type="float" office:value="0" calcext:value-type="float">
            <text:p>0</text:p>
          </table:table-cell>
          <table:table-cell office:value-type="float" office:value="4.1303525" calcext:value-type="float">
            <text:p>4.1303525</text:p>
          </table:table-cell>
          <table:table-cell office:value-type="float" office:value="0.33157516" calcext:value-type="float">
            <text:p>0.331575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939609" calcext:value-type="float">
            <text:p>2.939609</text:p>
          </table:table-cell>
          <table:table-cell office:value-type="float" office:value="0.13147771" calcext:value-type="float">
            <text:p>0.13147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0513964" calcext:value-type="float">
            <text:p>3.0513964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869995" calcext:value-type="float">
            <text:p>3.9869995</text:p>
          </table:table-cell>
          <table:table-cell office:value-type="float" office:value="1.0583915" calcext:value-type="float">
            <text:p>1.0583915</text:p>
          </table:table-cell>
          <table:table-cell office:value-type="float" office:value="2.940857" calcext:value-type="float">
            <text:p>2.940857</text:p>
          </table:table-cell>
          <table:table-cell office:value-type="float" office:value="0.26109755" calcext:value-type="float">
            <text:p>0.26109755</text:p>
          </table:table-cell>
          <table:table-cell office:value-type="float" office:value="0" calcext:value-type="float">
            <text:p>0</text:p>
          </table:table-cell>
          <table:table-cell office:value-type="float" office:value="2.2320843" calcext:value-type="float">
            <text:p>2.2320843</text:p>
          </table:table-cell>
          <table:table-cell office:value-type="float" office:value="1.177504" calcext:value-type="float">
            <text:p>1.177504</text:p>
          </table:table-cell>
          <table:table-cell office:value-type="float" office:value="0.5966775" calcext:value-type="float">
            <text:p>0.59667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9.4987335" calcext:value-type="float">
            <text:p>9.4987335</text:p>
          </table:table-cell>
          <table:table-cell office:value-type="float" office:value="2.3965793" calcext:value-type="float">
            <text:p>2.3965793</text:p>
          </table:table-cell>
          <table:table-cell office:value-type="float" office:value="1.9505262" calcext:value-type="float">
            <text:p>1.95052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4717083" calcext:value-type="float">
            <text:p>5.4717083</text:p>
          </table:table-cell>
          <table:table-cell office:value-type="float" office:value="3.5185952" calcext:value-type="float">
            <text:p>3.5185952</text:p>
          </table:table-cell>
          <table:table-cell office:value-type="float" office:value="0.038771056" calcext:value-type="float">
            <text:p>0.038771056</text:p>
          </table:table-cell>
          <table:table-cell office:value-type="float" office:value="0.48854312" calcext:value-type="float">
            <text:p>0.48854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67026" calcext:value-type="float">
            <text:p>1.7867026</text:p>
          </table:table-cell>
          <table:table-cell office:value-type="float" office:value="0" calcext:value-type="float">
            <text:p>0</text:p>
          </table:table-cell>
          <table:table-cell office:value-type="float" office:value="9.121995" calcext:value-type="float">
            <text:p>9.12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5814" calcext:value-type="float">
            <text:p>3.455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294763" calcext:value-type="float">
            <text:p>0.87294763</text:p>
          </table:table-cell>
          <table:table-cell office:value-type="float" office:value="0.66945404" calcext:value-type="float">
            <text:p>0.66945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30652" calcext:value-type="float">
            <text:p>1.8730652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603195" calcext:value-type="float">
            <text:p>11.4603195</text:p>
          </table:table-cell>
          <table:table-cell office:value-type="float" office:value="1.8036518" calcext:value-type="float">
            <text:p>1.8036518</text:p>
          </table:table-cell>
          <table:table-cell office:value-type="float" office:value="0.33384788" calcext:value-type="float">
            <text:p>0.33384788</text:p>
          </table:table-cell>
          <table:table-cell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3.888712" calcext:value-type="float">
            <text:p>3.888712</text:p>
          </table:table-cell>
          <table:table-cell office:value-type="float" office:value="0" calcext:value-type="float">
            <text:p>0</text:p>
          </table:table-cell>
          <table:table-cell office:value-type="float" office:value="1.2542602" calcext:value-type="float">
            <text:p>1.2542602</text:p>
          </table:table-cell>
          <table:table-cell office:value-type="float" office:value="4.9261694" calcext:value-type="float">
            <text:p>4.9261694</text:p>
          </table:table-cell>
          <table:table-cell office:value-type="float" office:value="0" calcext:value-type="float">
            <text:p>0</text:p>
          </table:table-cell>
          <table:table-cell office:value-type="float" office:value="11.262943" calcext:value-type="float">
            <text:p>11.262943</text:p>
          </table:table-cell>
          <table:table-cell office:value-type="float" office:value="1.1600531" calcext:value-type="float">
            <text:p>1.1600531</text:p>
          </table:table-cell>
          <table:table-cell office:value-type="float" office:value="2.9784145" calcext:value-type="float">
            <text:p>2.9784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692872" calcext:value-type="float">
            <text:p>0.27692872</text:p>
          </table:table-cell>
          <table:table-cell office:value-type="float" office:value="3.4610298" calcext:value-type="float">
            <text:p>3.4610298</text:p>
          </table:table-cell>
          <table:table-cell office:value-type="float" office:value="0" calcext:value-type="float">
            <text:p>0</text:p>
          </table:table-cell>
          <table:table-cell office:value-type="float" office:value="3.806861" calcext:value-type="float">
            <text:p>3.806861</text:p>
          </table:table-cell>
          <table:table-cell office:value-type="float" office:value="0" calcext:value-type="float">
            <text:p>0</text:p>
          </table:table-cell>
          <table:table-cell office:value-type="float" office:value="4.9188704" calcext:value-type="float">
            <text:p>4.9188704</text:p>
          </table:table-cell>
          <table:table-cell office:value-type="float" office:value="4.9010334" calcext:value-type="float">
            <text:p>4.9010334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1.196854" calcext:value-type="float">
            <text:p>1.196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922692" calcext:value-type="float">
            <text:p>1.1922692</text:p>
          </table:table-cell>
          <table:table-cell office:value-type="float" office:value="2.6570184" calcext:value-type="float">
            <text:p>2.6570184</text:p>
          </table:table-cell>
          <table:table-cell office:value-type="float" office:value="4.3221993" calcext:value-type="float">
            <text:p>4.3221993</text:p>
          </table:table-cell>
          <table:table-cell office:value-type="float" office:value="0" calcext:value-type="float">
            <text:p>0</text:p>
          </table:table-cell>
          <table:table-cell office:value-type="float" office:value="0.93494236" calcext:value-type="float">
            <text:p>0.93494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61395" calcext:value-type="float">
            <text:p>12.361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898945" calcext:value-type="float">
            <text:p>9.3898945</text:p>
          </table:table-cell>
          <table:table-cell office:value-type="float" office:value="2.4004164" calcext:value-type="float">
            <text:p>2.4004164</text:p>
          </table:table-cell>
          <table:table-cell office:value-type="float" office:value="0" calcext:value-type="float">
            <text:p>0</text:p>
          </table:table-cell>
          <table:table-cell office:value-type="float" office:value="1.9020458" calcext:value-type="float">
            <text:p>1.90204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9445996" calcext:value-type="float">
            <text:p>0.4944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446514" calcext:value-type="float">
            <text:p>0.77446514</text:p>
          </table:table-cell>
          <table:table-cell office:value-type="float" office:value="2.6369398" calcext:value-type="float">
            <text:p>2.6369398</text:p>
          </table:table-cell>
          <table:table-cell office:value-type="float" office:value="0.063758" calcext:value-type="float">
            <text:p>0.063758</text:p>
          </table:table-cell>
          <table:table-cell office:value-type="float" office:value="1.7342278" calcext:value-type="float">
            <text:p>1.7342278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3.251225" calcext:value-type="float">
            <text:p>3.251225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" calcext:value-type="float">
            <text:p>0</text:p>
          </table:table-cell>
          <table:table-cell office:value-type="float" office:value="0.994278" calcext:value-type="float">
            <text:p>0.994278</text:p>
          </table:table-cell>
          <table:table-cell office:value-type="float" office:value="1.6614336" calcext:value-type="float">
            <text:p>1.6614336</text:p>
          </table:table-cell>
          <table:table-cell office:value-type="float" office:value="0.042698406" calcext:value-type="float">
            <text:p>0.042698406</text:p>
          </table:table-cell>
          <table:table-cell office:value-type="float" office:value="0" calcext:value-type="float">
            <text:p>0</text:p>
          </table:table-cell>
          <table:table-cell office:value-type="float" office:value="3.134156" calcext:value-type="float">
            <text:p>3.134156</text:p>
          </table:table-cell>
          <table:table-cell office:value-type="float" office:value="7.6133523" calcext:value-type="float">
            <text:p>7.6133523</text:p>
          </table:table-cell>
          <table:table-cell office:value-type="float" office:value="0" calcext:value-type="float">
            <text:p>0</text:p>
          </table:table-cell>
          <table:table-cell office:value-type="float" office:value="0.33113116" calcext:value-type="float">
            <text:p>0.33113116</text:p>
          </table:table-cell>
          <table:table-cell office:value-type="float" office:value="1.6857698" calcext:value-type="float">
            <text:p>1.6857698</text:p>
          </table:table-cell>
          <table:table-cell office:value-type="float" office:value="0.9519384" calcext:value-type="float">
            <text:p>0.9519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" calcext:value-type="float">
            <text:p>0</text:p>
          </table:table-cell>
          <table:table-cell office:value-type="float" office:value="5.6941977" calcext:value-type="float">
            <text:p>5.6941977</text:p>
          </table:table-cell>
          <table:table-cell office:value-type="float" office:value="0.54165524" calcext:value-type="float">
            <text:p>0.54165524</text:p>
          </table:table-cell>
          <table:table-cell office:value-type="float" office:value="0.63393736" calcext:value-type="float">
            <text:p>0.63393736</text:p>
          </table:table-cell>
          <table:table-cell office:value-type="float" office:value="6.10216" calcext:value-type="float">
            <text:p>6.10216</text:p>
          </table:table-cell>
          <table:table-cell office:value-type="float" office:value="2.5527766" calcext:value-type="float">
            <text:p>2.5527766</text:p>
          </table:table-cell>
          <table:table-cell office:value-type="float" office:value="11.760716" calcext:value-type="float">
            <text:p>11.760716</text:p>
          </table:table-cell>
          <table:table-cell office:value-type="float" office:value="1.1910805" calcext:value-type="float">
            <text:p>1.1910805</text:p>
          </table:table-cell>
          <table:table-cell office:value-type="float" office:value="0.032048702" calcext:value-type="float">
            <text:p>0.032048702</text:p>
          </table:table-cell>
          <table:table-cell office:value-type="float" office:value="0.58192277" calcext:value-type="float">
            <text:p>0.58192277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4.9290133" calcext:value-type="float">
            <text:p>4.9290133</text:p>
          </table:table-cell>
          <table:table-cell office:value-type="float" office:value="0" calcext:value-type="float">
            <text:p>0</text:p>
          </table:table-cell>
          <table:table-cell office:value-type="float" office:value="7.7536564" calcext:value-type="float">
            <text:p>7.7536564</text:p>
          </table:table-cell>
          <table:table-cell office:value-type="float" office:value="0" calcext:value-type="float">
            <text:p>0</text:p>
          </table:table-cell>
          <table:table-cell office:value-type="float" office:value="2.4145336" calcext:value-type="float">
            <text:p>2.4145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808534" calcext:value-type="float">
            <text:p>7.6808534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1925" calcext:value-type="float">
            <text:p>8.201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801201" calcext:value-type="float">
            <text:p>1.7801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598368" calcext:value-type="float">
            <text:p>2.859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45819" calcext:value-type="float">
            <text:p>0.16445819</text:p>
          </table:table-cell>
          <table:table-cell office:value-type="float" office:value="1.4613594" calcext:value-type="float">
            <text:p>1.4613594</text:p>
          </table:table-cell>
          <table:table-cell office:value-type="float" office:value="0.09856728" calcext:value-type="float">
            <text:p>0.09856728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13.893522" calcext:value-type="float">
            <text:p>13.893522</text:p>
          </table:table-cell>
          <table:table-cell office:value-type="float" office:value="3.8631437" calcext:value-type="float">
            <text:p>3.8631437</text:p>
          </table:table-cell>
          <table:table-cell office:value-type="float" office:value="10.024755" calcext:value-type="float">
            <text:p>10.024755</text:p>
          </table:table-cell>
          <table:table-cell office:value-type="float" office:value="5.53059" calcext:value-type="float">
            <text:p>5.53059</text:p>
          </table:table-cell>
          <table:table-cell office:value-type="float" office:value="0" calcext:value-type="float">
            <text:p>0</text:p>
          </table:table-cell>
          <table:table-cell office:value-type="float" office:value="1.0546921" calcext:value-type="float">
            <text:p>1.05469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676748" calcext:value-type="float">
            <text:p>2.6676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903686" calcext:value-type="float">
            <text:p>7.2903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83457" calcext:value-type="float">
            <text:p>12.183457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7.8001933" calcext:value-type="float">
            <text:p>7.80019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990547" calcext:value-type="float">
            <text:p>0.16990547</text:p>
          </table:table-cell>
          <table:table-cell office:value-type="float" office:value="11.163119" calcext:value-type="float">
            <text:p>11.163119</text:p>
          </table:table-cell>
          <table:table-cell office:value-type="float" office:value="2.8669949" calcext:value-type="float">
            <text:p>2.8669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7.5249057" calcext:value-type="float">
            <text:p>7.5249057</text:p>
          </table:table-cell>
          <table:table-cell office:value-type="float" office:value="0" calcext:value-type="float">
            <text:p>0</text:p>
          </table:table-cell>
          <table:table-cell office:value-type="float" office:value="10.52633" calcext:value-type="float">
            <text:p>10.52633</text:p>
          </table:table-cell>
          <table:table-cell office:value-type="float" office:value="0" calcext:value-type="float">
            <text:p>0</text:p>
          </table:table-cell>
          <table:table-cell office:value-type="float" office:value="2.671778" calcext:value-type="float">
            <text:p>2.671778</text:p>
          </table:table-cell>
          <table:table-cell office:value-type="float" office:value="0" calcext:value-type="float">
            <text:p>0</text:p>
          </table:table-cell>
          <table:table-cell office:value-type="float" office:value="1.3293515" calcext:value-type="float">
            <text:p>1.3293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1.1520114" calcext:value-type="float">
            <text:p>1.152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60326" calcext:value-type="float">
            <text:p>0.8760326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99557" calcext:value-type="float">
            <text:p>1.2199557</text:p>
          </table:table-cell>
          <table:table-cell office:value-type="float" office:value="0" calcext:value-type="float">
            <text:p>0</text:p>
          </table:table-cell>
          <table:table-cell office:value-type="float" office:value="0.5313728" calcext:value-type="float">
            <text:p>0.5313728</text:p>
          </table:table-cell>
          <table:table-cell office:value-type="float" office:value="1.6201729" calcext:value-type="float">
            <text:p>1.6201729</text:p>
          </table:table-cell>
          <table:table-cell office:value-type="float" office:value="2.6054673" calcext:value-type="float">
            <text:p>2.60546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076521" calcext:value-type="float">
            <text:p>2.9076521</text:p>
          </table:table-cell>
          <table:table-cell office:value-type="float" office:value="0" calcext:value-type="float">
            <text:p>0</text:p>
          </table:table-cell>
          <table:table-cell office:value-type="float" office:value="0.3117668" calcext:value-type="float">
            <text:p>0.31176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1636686" calcext:value-type="float">
            <text:p>4.1636686</text:p>
          </table:table-cell>
          <table:table-cell office:value-type="float" office:value="4.2350307" calcext:value-type="float">
            <text:p>4.2350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111319" calcext:value-type="float">
            <text:p>0.8111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858526" calcext:value-type="float">
            <text:p>0.2858526</text:p>
          </table:table-cell>
          <table:table-cell office:value-type="float" office:value="0.7282672" calcext:value-type="float">
            <text:p>0.7282672</text:p>
          </table:table-cell>
          <table:table-cell office:value-type="float" office:value="0.12342565" calcext:value-type="float">
            <text:p>0.123425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160587" calcext:value-type="float">
            <text:p>8.160587</text:p>
          </table:table-cell>
          <table:table-cell office:value-type="float" office:value="0.09359038" calcext:value-type="float">
            <text:p>0.093590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529725" calcext:value-type="float">
            <text:p>1.7529725</text:p>
          </table:table-cell>
          <table:table-cell office:value-type="float" office:value="1.183527" calcext:value-type="float">
            <text:p>1.183527</text:p>
          </table:table-cell>
          <table:table-cell office:value-type="float" office:value="13.56164" calcext:value-type="float">
            <text:p>13.56164</text:p>
          </table:table-cell>
          <table:table-cell office:value-type="float" office:value="2.7622664" calcext:value-type="float">
            <text:p>2.7622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13572" calcext:value-type="float">
            <text:p>0.019213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88115" calcext:value-type="float">
            <text:p>0.13188115</text:p>
          </table:table-cell>
          <table:table-cell office:value-type="float" office:value="0.30521294" calcext:value-type="float">
            <text:p>0.3052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628637" calcext:value-type="float">
            <text:p>0.89628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1569" calcext:value-type="float">
            <text:p>0.821569</text:p>
          </table:table-cell>
          <table:table-cell office:value-type="float" office:value="7.5507507" calcext:value-type="float">
            <text:p>7.5507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63277" calcext:value-type="float">
            <text:p>1.79632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579784" calcext:value-type="float">
            <text:p>10.579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005856" calcext:value-type="float">
            <text:p>1.5005856</text:p>
          </table:table-cell>
          <table:table-cell office:value-type="float" office:value="2.8662019" calcext:value-type="float">
            <text:p>2.866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617354" calcext:value-type="float">
            <text:p>7.7617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0.6045367" calcext:value-type="float">
            <text:p>0.6045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1786" calcext:value-type="float">
            <text:p>4.711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5.448194" calcext:value-type="float">
            <text:p>5.448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81006" calcext:value-type="float">
            <text:p>2.781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48764" calcext:value-type="float">
            <text:p>0.219487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55726" calcext:value-type="float">
            <text:p>1.9855726</text:p>
          </table:table-cell>
          <table:table-cell office:value-type="float" office:value="0.37838715" calcext:value-type="float">
            <text:p>0.37838715</text:p>
          </table:table-cell>
          <table:table-cell office:value-type="float" office:value="0.42719388" calcext:value-type="float">
            <text:p>0.42719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81446" calcext:value-type="float">
            <text:p>1.1281446</text:p>
          </table:table-cell>
          <table:table-cell office:value-type="float" office:value="0.14443535" calcext:value-type="float">
            <text:p>0.14443535</text:p>
          </table:table-cell>
          <table:table-cell office:value-type="float" office:value="0" calcext:value-type="float">
            <text:p>0</text:p>
          </table:table-cell>
          <table:table-cell office:value-type="float" office:value="0.4067818" calcext:value-type="float">
            <text:p>0.40678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400901" calcext:value-type="float">
            <text:p>1.1400901</text:p>
          </table:table-cell>
          <table:table-cell office:value-type="float" office:value="3.6497507" calcext:value-type="float">
            <text:p>3.6497507</text:p>
          </table:table-cell>
          <table:table-cell office:value-type="float" office:value="0" calcext:value-type="float">
            <text:p>0</text:p>
          </table:table-cell>
          <table:table-cell office:value-type="float" office:value="2.260691" calcext:value-type="float">
            <text:p>2.260691</text:p>
          </table:table-cell>
          <table:table-cell office:value-type="float" office:value="1.4254789" calcext:value-type="float">
            <text:p>1.42547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1763" calcext:value-type="float">
            <text:p>0.5211763</text:p>
          </table:table-cell>
          <table:table-cell office:value-type="float" office:value="4.945613" calcext:value-type="float">
            <text:p>4.945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4.530966" calcext:value-type="float">
            <text:p>4.530966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334146" calcext:value-type="float">
            <text:p>6.7334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70054" calcext:value-type="float">
            <text:p>0.06370054</text:p>
          </table:table-cell>
          <table:table-cell office:value-type="float" office:value="0.39830336" calcext:value-type="float">
            <text:p>0.39830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07909" calcext:value-type="float">
            <text:p>1.8007909</text:p>
          </table:table-cell>
          <table:table-cell office:value-type="float" office:value="0.99747735" calcext:value-type="float">
            <text:p>0.99747735</text:p>
          </table:table-cell>
          <table:table-cell office:value-type="float" office:value="0" calcext:value-type="float">
            <text:p>0</text:p>
          </table:table-cell>
          <table:table-cell office:value-type="float" office:value="4.2148237" calcext:value-type="float">
            <text:p>4.2148237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5486857" calcext:value-type="float">
            <text:p>0.5486857</text:p>
          </table:table-cell>
          <table:table-cell office:value-type="float" office:value="0.83691245" calcext:value-type="float">
            <text:p>0.83691245</text:p>
          </table:table-cell>
          <table:table-cell office:value-type="float" office:value="0.42316288" calcext:value-type="float">
            <text:p>0.42316288</text:p>
          </table:table-cell>
          <table:table-cell office:value-type="float" office:value="6.7958083" calcext:value-type="float">
            <text:p>6.7958083</text:p>
          </table:table-cell>
          <table:table-cell office:value-type="float" office:value="0" calcext:value-type="float">
            <text:p>0</text:p>
          </table:table-cell>
          <table:table-cell office:value-type="float" office:value="1.2455722" calcext:value-type="float">
            <text:p>1.2455722</text:p>
          </table:table-cell>
          <table:table-cell office:value-type="float" office:value="0" calcext:value-type="float">
            <text:p>0</text:p>
          </table:table-cell>
          <table:table-cell office:value-type="float" office:value="1.2839737" calcext:value-type="float">
            <text:p>1.2839737</text:p>
          </table:table-cell>
          <table:table-cell office:value-type="float" office:value="0" calcext:value-type="float">
            <text:p>0</text:p>
          </table:table-cell>
          <table:table-cell office:value-type="float" office:value="4.744219" calcext:value-type="float">
            <text:p>4.744219</text:p>
          </table:table-cell>
          <table:table-cell office:value-type="float" office:value="0" calcext:value-type="float">
            <text:p>0</text:p>
          </table:table-cell>
          <table:table-cell office:value-type="float" office:value="4.596514" calcext:value-type="float">
            <text:p>4.596514</text:p>
          </table:table-cell>
          <table:table-cell office:value-type="float" office:value="2.1171446" calcext:value-type="float">
            <text:p>2.1171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75917" calcext:value-type="float">
            <text:p>4.375917</text:p>
          </table:table-cell>
          <table:table-cell office:value-type="float" office:value="4.9874434" calcext:value-type="float">
            <text:p>4.9874434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62635" calcext:value-type="float">
            <text:p>1.61626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809862" calcext:value-type="float">
            <text:p>2.3809862</text:p>
          </table:table-cell>
          <table:table-cell office:value-type="float" office:value="0.4250208" calcext:value-type="float">
            <text:p>0.4250208</text:p>
          </table:table-cell>
          <table:table-cell office:value-type="float" office:value="1.5631278" calcext:value-type="float">
            <text:p>1.5631278</text:p>
          </table:table-cell>
          <table:table-cell office:value-type="float" office:value="5.6721044" calcext:value-type="float">
            <text:p>5.6721044</text:p>
          </table:table-cell>
          <table:table-cell office:value-type="float" office:value="10.029289" calcext:value-type="float">
            <text:p>10.029289</text:p>
          </table:table-cell>
          <table:table-cell office:value-type="float" office:value="0" calcext:value-type="float">
            <text:p>0</text:p>
          </table:table-cell>
          <table:table-cell office:value-type="float" office:value="1.1388484" calcext:value-type="float">
            <text:p>1.138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90275" calcext:value-type="float">
            <text:p>1.4090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28548" calcext:value-type="float">
            <text:p>0.8228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5804" calcext:value-type="float">
            <text:p>3.585804</text:p>
          </table:table-cell>
          <table:table-cell office:value-type="float" office:value="3.7556431" calcext:value-type="float">
            <text:p>3.7556431</text:p>
          </table:table-cell>
          <table:table-cell office:value-type="float" office:value="0.57852787" calcext:value-type="float">
            <text:p>0.578527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26615" calcext:value-type="float">
            <text:p>9.72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87699" calcext:value-type="float">
            <text:p>0.2338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03302" calcext:value-type="float">
            <text:p>2.5603302</text:p>
          </table:table-cell>
          <table:table-cell office:value-type="float" office:value="0.09601773" calcext:value-type="float">
            <text:p>0.0960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85525" calcext:value-type="float">
            <text:p>0.9385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1.2576731" calcext:value-type="float">
            <text:p>1.2576731</text:p>
          </table:table-cell>
          <table:table-cell office:value-type="float" office:value="0" calcext:value-type="float">
            <text:p>0</text:p>
          </table:table-cell>
          <table:table-cell office:value-type="float" office:value="0.4742242" calcext:value-type="float">
            <text:p>0.4742242</text:p>
          </table:table-cell>
          <table:table-cell office:value-type="float" office:value="0" calcext:value-type="float">
            <text:p>0</text:p>
          </table:table-cell>
          <table:table-cell office:value-type="float" office:value="1.0240479" calcext:value-type="float">
            <text:p>1.0240479</text:p>
          </table:table-cell>
          <table:table-cell office:value-type="float" office:value="0.67073625" calcext:value-type="float">
            <text:p>0.67073625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45821" calcext:value-type="float">
            <text:p>2.445821</text:p>
          </table:table-cell>
          <table:table-cell office:value-type="float" office:value="4.3241177" calcext:value-type="float">
            <text:p>4.3241177</text:p>
          </table:table-cell>
          <table:table-cell office:value-type="float" office:value="0.53079" calcext:value-type="float">
            <text:p>0.5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3.3790443" calcext:value-type="float">
            <text:p>3.3790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15234" calcext:value-type="float">
            <text:p>0.16515234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7586794" calcext:value-type="float">
            <text:p>5.7586794</text:p>
          </table:table-cell>
          <table:table-cell office:value-type="float" office:value="0.75732446" calcext:value-type="float">
            <text:p>0.75732446</text:p>
          </table:table-cell>
          <table:table-cell office:value-type="float" office:value="0" calcext:value-type="float">
            <text:p>0</text:p>
          </table:table-cell>
          <table:table-cell office:value-type="float" office:value="0.8176439" calcext:value-type="float">
            <text:p>0.8176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42402" calcext:value-type="float">
            <text:p>0.9442402</text:p>
          </table:table-cell>
          <table:table-cell office:value-type="float" office:value="0.5073943" calcext:value-type="float">
            <text:p>0.5073943</text:p>
          </table:table-cell>
          <table:table-cell office:value-type="float" office:value="1.2431276" calcext:value-type="float">
            <text:p>1.2431276</text:p>
          </table:table-cell>
          <table:table-cell office:value-type="float" office:value="1.4056777" calcext:value-type="float">
            <text:p>1.4056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40384" calcext:value-type="float">
            <text:p>3.2040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290284" calcext:value-type="float">
            <text:p>0.312902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853947" calcext:value-type="float">
            <text:p>2.7853947</text:p>
          </table:table-cell>
          <table:table-cell office:value-type="float" office:value="0" calcext:value-type="float">
            <text:p>0</text:p>
          </table:table-cell>
          <table:table-cell office:value-type="float" office:value="2.1987803" calcext:value-type="float">
            <text:p>2.1987803</text:p>
          </table:table-cell>
          <table:table-cell office:value-type="float" office:value="1.8815465" calcext:value-type="float">
            <text:p>1.881546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229222" calcext:value-type="float">
            <text:p>3.6229222</text:p>
          </table:table-cell>
          <table:table-cell office:value-type="float" office:value="0" calcext:value-type="float">
            <text:p>0</text:p>
          </table:table-cell>
          <table:table-cell office:value-type="float" office:value="2.0409005" calcext:value-type="float">
            <text:p>2.0409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9.290274" calcext:value-type="float">
            <text:p>9.290274</text:p>
          </table:table-cell>
          <table:table-cell office:value-type="float" office:value="9.251395" calcext:value-type="float">
            <text:p>9.251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644519" calcext:value-type="float">
            <text:p>0.05644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95286" calcext:value-type="float">
            <text:p>2.7952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804348" calcext:value-type="float">
            <text:p>1.2804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21" calcext:value-type="float">
            <text:p>2.14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186512" calcext:value-type="float">
            <text:p>1.1186512</text:p>
          </table:table-cell>
          <table:table-cell office:value-type="float" office:value="3.2063737" calcext:value-type="float">
            <text:p>3.206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55152" calcext:value-type="float">
            <text:p>1.0655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132743" calcext:value-type="float">
            <text:p>1.3132743</text:p>
          </table:table-cell>
          <table:table-cell office:value-type="float" office:value="0" calcext:value-type="float">
            <text:p>0</text:p>
          </table:table-cell>
          <table:table-cell office:value-type="float" office:value="1.6047077" calcext:value-type="float">
            <text:p>1.6047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67321" calcext:value-type="float">
            <text:p>4.667321</text:p>
          </table:table-cell>
          <table:table-cell office:value-type="float" office:value="0" calcext:value-type="float">
            <text:p>0</text:p>
          </table:table-cell>
          <table:table-cell office:value-type="float" office:value="2.9679065" calcext:value-type="float">
            <text:p>2.9679065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810857" calcext:value-type="float">
            <text:p>4.0810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3.0989344" calcext:value-type="float">
            <text:p>3.098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20014" calcext:value-type="float">
            <text:p>3.3420014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4.5367985" calcext:value-type="float">
            <text:p>4.53679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288335" calcext:value-type="float">
            <text:p>2.4288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9969" calcext:value-type="float">
            <text:p>2.49969</text:p>
          </table:table-cell>
          <table:table-cell office:value-type="float" office:value="0" calcext:value-type="float">
            <text:p>0</text:p>
          </table:table-cell>
          <table:table-cell office:value-type="float" office:value="3.6508675" calcext:value-type="float">
            <text:p>3.65086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208857" calcext:value-type="float">
            <text:p>0.3208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156716" calcext:value-type="float">
            <text:p>1.5156716</text:p>
          </table:table-cell>
          <table:table-cell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3948661" calcext:value-type="float">
            <text:p>0.3948661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03302" calcext:value-type="float">
            <text:p>1.6703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95825" calcext:value-type="float">
            <text:p>0.21695825</text:p>
          </table:table-cell>
          <table:table-cell office:value-type="float" office:value="1.1380991" calcext:value-type="float">
            <text:p>1.1380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6614" calcext:value-type="float">
            <text:p>2.736614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" calcext:value-type="float">
            <text:p>0</text:p>
          </table:table-cell>
          <table:table-cell office:value-type="float" office:value="2.900305" calcext:value-type="float">
            <text:p>2.900305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1.8532536" calcext:value-type="float">
            <text:p>1.8532536</text:p>
          </table:table-cell>
          <table:table-cell office:value-type="float" office:value="0" calcext:value-type="float">
            <text:p>0</text:p>
          </table:table-cell>
          <table:table-cell office:value-type="float" office:value="2.296183" calcext:value-type="float">
            <text:p>2.296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6554" calcext:value-type="float">
            <text:p>5.36554</text:p>
          </table:table-cell>
          <table:table-cell office:value-type="float" office:value="0" calcext:value-type="float">
            <text:p>0</text:p>
          </table:table-cell>
          <table:table-cell office:value-type="float" office:value="7.630882" calcext:value-type="float">
            <text:p>7.630882</text:p>
          </table:table-cell>
          <table:table-cell office:value-type="float" office:value="0.8043057" calcext:value-type="float">
            <text:p>0.8043057</text:p>
          </table:table-cell>
          <table:table-cell office:value-type="float" office:value="7.7542863" calcext:value-type="float">
            <text:p>7.7542863</text:p>
          </table:table-cell>
          <table:table-cell office:value-type="float" office:value="0.032114655" calcext:value-type="float">
            <text:p>0.032114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53795" calcext:value-type="float">
            <text:p>4.4753795</text:p>
          </table:table-cell>
          <table:table-cell office:value-type="float" office:value="9.523079" calcext:value-type="float">
            <text:p>9.523079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03253" calcext:value-type="float">
            <text:p>0.66032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361019" calcext:value-type="float">
            <text:p>0.8361019</text:p>
          </table:table-cell>
          <table:table-cell office:value-type="float" office:value="8.0944195" calcext:value-type="float">
            <text:p>8.0944195</text:p>
          </table:table-cell>
          <table:table-cell office:value-type="float" office:value="5.3612943" calcext:value-type="float">
            <text:p>5.36129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391177" calcext:value-type="float">
            <text:p>0.5391177</text:p>
          </table:table-cell>
          <table:table-cell office:value-type="float" office:value="3.468581" calcext:value-type="float">
            <text:p>3.468581</text:p>
          </table:table-cell>
          <table:table-cell office:value-type="float" office:value="0.11722639" calcext:value-type="float">
            <text:p>0.11722639</text:p>
          </table:table-cell>
          <table:table-cell office:value-type="float" office:value="0" calcext:value-type="float">
            <text:p>0</text:p>
          </table:table-cell>
          <table:table-cell office:value-type="float" office:value="1.6297066" calcext:value-type="float">
            <text:p>1.6297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29903" calcext:value-type="float">
            <text:p>4.21299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6210537" calcext:value-type="float">
            <text:p>6.6210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95606" calcext:value-type="float">
            <text:p>1.9195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44058" calcext:value-type="float">
            <text:p>0.6744058</text:p>
          </table:table-cell>
          <table:table-cell office:value-type="float" office:value="0.09601773" calcext:value-type="float">
            <text:p>0.096017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838889" calcext:value-type="float">
            <text:p>1.083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44683" calcext:value-type="float">
            <text:p>0.013944683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2.487026" calcext:value-type="float">
            <text:p>2.487026</text:p>
          </table:table-cell>
          <table:table-cell office:value-type="float" office:value="2.8410335" calcext:value-type="float">
            <text:p>2.8410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57284" calcext:value-type="float">
            <text:p>0.6357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7.367573" calcext:value-type="float">
            <text:p>7.367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486062" calcext:value-type="float">
            <text:p>3.24860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032461" calcext:value-type="float">
            <text:p>1.1032461</text:p>
          </table:table-cell>
          <table:table-cell office:value-type="float" office:value="0.2548009" calcext:value-type="float">
            <text:p>0.2548009</text:p>
          </table:table-cell>
          <table:table-cell office:value-type="float" office:value="2.8859165" calcext:value-type="float">
            <text:p>2.8859165</text:p>
          </table:table-cell>
          <table:table-cell office:value-type="float" office:value="1.5013791" calcext:value-type="float">
            <text:p>1.5013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01168" calcext:value-type="float">
            <text:p>2.31011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513788" calcext:value-type="float">
            <text:p>4.5137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2899479" calcext:value-type="float">
            <text:p>0.2899479</text:p>
          </table:table-cell>
          <table:table-cell office:value-type="float" office:value="4.5858645" calcext:value-type="float">
            <text:p>4.5858645</text:p>
          </table:table-cell>
          <table:table-cell office:value-type="float" office:value="5.004378" calcext:value-type="float">
            <text:p>5.0043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948033" calcext:value-type="float">
            <text:p>1.9480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6755853" calcext:value-type="float">
            <text:p>4.67558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12097" calcext:value-type="float">
            <text:p>4.912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4.0547047" calcext:value-type="float">
            <text:p>4.0547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06036" calcext:value-type="float">
            <text:p>0.09006036</text:p>
          </table:table-cell>
          <table:table-cell office:value-type="float" office:value="0" calcext:value-type="float">
            <text:p>0</text:p>
          </table:table-cell>
          <table:table-cell office:value-type="float" office:value="7.156038" calcext:value-type="float">
            <text:p>7.156038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4.9519215" calcext:value-type="float">
            <text:p>4.9519215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057838" calcext:value-type="float">
            <text:p>6.05783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.9543083" calcext:value-type="float">
            <text:p>3.95430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72253" calcext:value-type="float">
            <text:p>2.757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28652" calcext:value-type="float">
            <text:p>0.4928652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040002342" calcext:value-type="float">
            <text:p>0.0400023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001816" calcext:value-type="float">
            <text:p>2.1001816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0.008940055" calcext:value-type="float">
            <text:p>0.0089400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0813775" calcext:value-type="float">
            <text:p>7.0813775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2824" calcext:value-type="float">
            <text:p>0.82628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887463" calcext:value-type="float">
            <text:p>8.8874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550069" calcext:value-type="float">
            <text:p>1.55500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596118" calcext:value-type="float">
            <text:p>1.659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18997" calcext:value-type="float">
            <text:p>0.32818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87629" calcext:value-type="float">
            <text:p>2.7387629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" calcext:value-type="float">
            <text:p>0</text:p>
          </table:table-cell>
          <table:table-cell office:value-type="float" office:value="0.47688234" calcext:value-type="float">
            <text:p>0.476882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9.005277" calcext:value-type="float">
            <text:p>9.005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40976" calcext:value-type="float">
            <text:p>8.340976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0.36247814" calcext:value-type="float">
            <text:p>0.36247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126245" calcext:value-type="float">
            <text:p>0.11126245</text:p>
          </table:table-cell>
          <table:table-cell office:value-type="float" office:value="5.44899" calcext:value-type="float">
            <text:p>5.44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7.8695636" calcext:value-type="float">
            <text:p>7.8695636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64495" calcext:value-type="float">
            <text:p>2.44644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34939" calcext:value-type="float">
            <text:p>2.134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0.56966627" calcext:value-type="float">
            <text:p>0.56966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3071" calcext:value-type="float">
            <text:p>3.193071</text:p>
          </table:table-cell>
          <table:table-cell office:value-type="float" office:value="5.2438135" calcext:value-type="float">
            <text:p>5.2438135</text:p>
          </table:table-cell>
          <table:table-cell office:value-type="float" office:value="2.2952254" calcext:value-type="float">
            <text:p>2.2952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906674" calcext:value-type="float">
            <text:p>0.58906674</text:p>
          </table:table-cell>
          <table:table-cell office:value-type="float" office:value="0" calcext:value-type="float">
            <text:p>0</text:p>
          </table:table-cell>
          <table:table-cell office:value-type="float" office:value="1.6467901" calcext:value-type="float">
            <text:p>1.6467901</text:p>
          </table:table-cell>
          <table:table-cell office:value-type="float" office:value="0.3154533" calcext:value-type="float">
            <text:p>0.3154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4.8128247" calcext:value-type="float">
            <text:p>4.8128247</text:p>
          </table:table-cell>
          <table:table-cell office:value-type="float" office:value="3.3235536" calcext:value-type="float">
            <text:p>3.323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32341" calcext:value-type="float">
            <text:p>0.1732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24853" calcext:value-type="float">
            <text:p>0.52248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357195" calcext:value-type="float">
            <text:p>5.357195</text:p>
          </table:table-cell>
          <table:table-cell office:value-type="float" office:value="9.454413" calcext:value-type="float">
            <text:p>9.454413</text:p>
          </table:table-cell>
          <table:table-cell office:value-type="float" office:value="0.012029558" calcext:value-type="float">
            <text:p>0.012029558</text:p>
          </table:table-cell>
          <table:table-cell office:value-type="float" office:value="0" calcext:value-type="float">
            <text:p>0</text:p>
          </table:table-cell>
          <table:table-cell office:value-type="float" office:value="0.60028285" calcext:value-type="float">
            <text:p>0.60028285</text:p>
          </table:table-cell>
          <table:table-cell office:value-type="float" office:value="0.0064329877" calcext:value-type="float">
            <text:p>0.00643298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55999" calcext:value-type="float">
            <text:p>0.2755999</text:p>
          </table:table-cell>
          <table:table-cell office:value-type="float" office:value="0.12988746" calcext:value-type="float">
            <text:p>0.12988746</text:p>
          </table:table-cell>
          <table:table-cell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98303" calcext:value-type="float">
            <text:p>0.9798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250056" calcext:value-type="float">
            <text:p>0.442500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151644" calcext:value-type="float">
            <text:p>3.2151644</text:p>
          </table:table-cell>
          <table:table-cell office:value-type="float" office:value="8.20126" calcext:value-type="float">
            <text:p>8.20126</text:p>
          </table:table-cell>
          <table:table-cell office:value-type="float" office:value="0" calcext:value-type="float">
            <text:p>0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3.2371838" calcext:value-type="float">
            <text:p>3.2371838</text:p>
          </table:table-cell>
          <table:table-cell office:value-type="float" office:value="0" calcext:value-type="float">
            <text:p>0</text:p>
          </table:table-cell>
          <table:table-cell office:value-type="float" office:value="0.96428955" calcext:value-type="float">
            <text:p>0.96428955</text:p>
          </table:table-cell>
          <table:table-cell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office:value-type="float" office:value="0" calcext:value-type="float">
            <text:p>0</text:p>
          </table:table-cell>
          <table:table-cell office:value-type="float" office:value="0.014331847" calcext:value-type="float">
            <text:p>0.014331847</text:p>
          </table:table-cell>
          <table:table-cell office:value-type="float" office:value="0" calcext:value-type="float">
            <text:p>0</text:p>
          </table:table-cell>
          <table:table-cell office:value-type="float" office:value="0.24429184" calcext:value-type="float">
            <text:p>0.24429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4626603" calcext:value-type="float">
            <text:p>7.4626603</text:p>
          </table:table-cell>
          <table:table-cell office:value-type="float" office:value="0.008116627" calcext:value-type="float">
            <text:p>0.008116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71942" calcext:value-type="float">
            <text:p>0.15971942</text:p>
          </table:table-cell>
          <table:table-cell office:value-type="float" office:value="1.0718536" calcext:value-type="float">
            <text:p>1.0718536</text:p>
          </table:table-cell>
          <table:table-cell office:value-type="float" office:value="0.05313018" calcext:value-type="float">
            <text:p>0.05313018</text:p>
          </table:table-cell>
          <table:table-cell office:value-type="float" office:value="3.0968795" calcext:value-type="float">
            <text:p>3.0968795</text:p>
          </table:table-cell>
          <table:table-cell office:value-type="float" office:value="0" calcext:value-type="float">
            <text:p>0</text:p>
          </table:table-cell>
          <table:table-cell office:value-type="float" office:value="2.3488774" calcext:value-type="float">
            <text:p>2.3488774</text:p>
          </table:table-cell>
          <table:table-cell office:value-type="float" office:value="0" calcext:value-type="float">
            <text:p>0</text:p>
          </table:table-cell>
          <table:table-cell office:value-type="float" office:value="1.3030761" calcext:value-type="float">
            <text:p>1.3030761</text:p>
          </table:table-cell>
          <table:table-cell office:value-type="float" office:value="7.175742" calcext:value-type="float">
            <text:p>7.175742</text:p>
          </table:table-cell>
          <table:table-cell office:value-type="float" office:value="0" calcext:value-type="float">
            <text:p>0</text:p>
          </table:table-cell>
          <table:table-cell office:value-type="float" office:value="0.15653965" calcext:value-type="float">
            <text:p>0.15653965</text:p>
          </table:table-cell>
          <table:table-cell office:value-type="float" office:value="0" calcext:value-type="float">
            <text:p>0</text:p>
          </table:table-cell>
          <table:table-cell office:value-type="float" office:value="0.5152047" calcext:value-type="float">
            <text:p>0.5152047</text:p>
          </table:table-cell>
          <table:table-cell office:value-type="float" office:value="0" calcext:value-type="float">
            <text:p>0</text:p>
          </table:table-cell>
          <table:table-cell office:value-type="float" office:value="0.2603466" calcext:value-type="float">
            <text:p>0.2603466</text:p>
          </table:table-cell>
          <table:table-cell office:value-type="float" office:value="0.46106055" calcext:value-type="float">
            <text:p>0.46106055</text:p>
          </table:table-cell>
          <table:table-cell office:value-type="float" office:value="0.20477827" calcext:value-type="float">
            <text:p>0.20477827</text:p>
          </table:table-cell>
          <table:table-cell office:value-type="float" office:value="0" calcext:value-type="float">
            <text:p>0</text:p>
          </table:table-cell>
          <table:table-cell office:value-type="float" office:value="0.5856539" calcext:value-type="float">
            <text:p>0.5856539</text:p>
          </table:table-cell>
          <table:table-cell office:value-type="float" office:value="0.47334224" calcext:value-type="float">
            <text:p>0.4733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4.261325" calcext:value-type="float">
            <text:p>4.261325</text:p>
          </table:table-cell>
          <table:table-cell office:value-type="float" office:value="1.1142985" calcext:value-type="float">
            <text:p>1.1142985</text:p>
          </table:table-cell>
          <table:table-cell office:value-type="float" office:value="0" calcext:value-type="float">
            <text:p>0</text:p>
          </table:table-cell>
          <table:table-cell office:value-type="float" office:value="3.7762141" calcext:value-type="float">
            <text:p>3.7762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42503" calcext:value-type="float">
            <text:p>0.25342503</text:p>
          </table:table-cell>
          <table:table-cell office:value-type="float" office:value="3.3904798" calcext:value-type="float">
            <text:p>3.3904798</text:p>
          </table:table-cell>
          <table:table-cell office:value-type="float" office:value="6.3985953" calcext:value-type="float">
            <text:p>6.3985953</text:p>
          </table:table-cell>
          <table:table-cell office:value-type="float" office:value="0" calcext:value-type="float">
            <text:p>0</text:p>
          </table:table-cell>
          <table:table-cell office:value-type="float" office:value="3.5541766" calcext:value-type="float">
            <text:p>3.5541766</text:p>
          </table:table-cell>
          <table:table-cell office:value-type="float" office:value="1.8147429" calcext:value-type="float">
            <text:p>1.8147429</text:p>
          </table:table-cell>
          <table:table-cell office:value-type="float" office:value="0" calcext:value-type="float">
            <text:p>0</text:p>
          </table:table-cell>
          <table:table-cell office:value-type="float" office:value="1.4505165" calcext:value-type="float">
            <text:p>1.4505165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040002342" calcext:value-type="float">
            <text:p>0.0400023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85653" calcext:value-type="float">
            <text:p>3.785653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2.4320035" calcext:value-type="float">
            <text:p>2.4320035</text:p>
          </table:table-cell>
          <table:table-cell office:value-type="float" office:value="0" calcext:value-type="float">
            <text:p>0</text:p>
          </table:table-cell>
          <table:table-cell office:value-type="float" office:value="1.6370993" calcext:value-type="float">
            <text:p>1.6370993</text:p>
          </table:table-cell>
          <table:table-cell office:value-type="float" office:value="0.47845057" calcext:value-type="float">
            <text:p>0.47845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9975" calcext:value-type="float">
            <text:p>1.9559975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25709" calcext:value-type="float">
            <text:p>12.525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1626" calcext:value-type="float">
            <text:p>1.4916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.840966" calcext:value-type="float">
            <text:p>5.840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69993" calcext:value-type="float">
            <text:p>8.069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099552" calcext:value-type="float">
            <text:p>0.43099552</text:p>
          </table:table-cell>
          <table:table-cell office:value-type="float" office:value="2.6331484" calcext:value-type="float">
            <text:p>2.6331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10497" calcext:value-type="float">
            <text:p>1.0810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01121" calcext:value-type="float">
            <text:p>0.5501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34794" calcext:value-type="float">
            <text:p>2.1134794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64011896" calcext:value-type="float">
            <text:p>0.64011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56704" calcext:value-type="float">
            <text:p>1.4856704</text:p>
          </table:table-cell>
          <table:table-cell office:value-type="float" office:value="1.0789074" calcext:value-type="float">
            <text:p>1.0789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022058" calcext:value-type="float">
            <text:p>0.45022058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1604435" calcext:value-type="float">
            <text:p>0.91604435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0.15472122" calcext:value-type="float">
            <text:p>0.15472122</text:p>
          </table:table-cell>
          <table:table-cell office:value-type="float" office:value="0" calcext:value-type="float">
            <text:p>0</text:p>
          </table:table-cell>
          <table:table-cell office:value-type="float" office:value="1.6869324" calcext:value-type="float">
            <text:p>1.6869324</text:p>
          </table:table-cell>
          <table:table-cell office:value-type="float" office:value="0" calcext:value-type="float">
            <text:p>0</text:p>
          </table:table-cell>
          <table:table-cell office:value-type="float" office:value="5.3616014" calcext:value-type="float">
            <text:p>5.3616014</text:p>
          </table:table-cell>
          <table:table-cell office:value-type="float" office:value="0.08466464" calcext:value-type="float">
            <text:p>0.08466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44042" calcext:value-type="float">
            <text:p>1.544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.027495451" calcext:value-type="float">
            <text:p>0.027495451</text:p>
          </table:table-cell>
          <table:table-cell office:value-type="float" office:value="3.0863826" calcext:value-type="float">
            <text:p>3.0863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04939" calcext:value-type="float">
            <text:p>4.2049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4.3880816" calcext:value-type="float">
            <text:p>4.38808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4431326" calcext:value-type="float">
            <text:p>0.4431326</text:p>
          </table:table-cell>
          <table:table-cell office:value-type="float" office:value="2.178359" calcext:value-type="float">
            <text:p>2.178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472187" calcext:value-type="float">
            <text:p>2.1472187</text:p>
          </table:table-cell>
          <table:table-cell office:value-type="float" office:value="9.956393" calcext:value-type="float">
            <text:p>9.9563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364371" calcext:value-type="float">
            <text:p>6.364371</text:p>
          </table:table-cell>
          <table:table-cell office:value-type="float" office:value="0" calcext:value-type="float">
            <text:p>0</text:p>
          </table:table-cell>
          <table:table-cell office:value-type="float" office:value="0.8329917" calcext:value-type="float">
            <text:p>0.8329917</text:p>
          </table:table-cell>
          <table:table-cell office:value-type="float" office:value="0" calcext:value-type="float">
            <text:p>0</text:p>
          </table:table-cell>
          <table:table-cell office:value-type="float" office:value="0.27509603" calcext:value-type="float">
            <text:p>0.27509603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1.3398265" calcext:value-type="float">
            <text:p>1.3398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048757" calcext:value-type="float">
            <text:p>2.7048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13246" calcext:value-type="float">
            <text:p>1.1513246</text:p>
          </table:table-cell>
          <table:table-cell office:value-type="float" office:value="0" calcext:value-type="float">
            <text:p>0</text:p>
          </table:table-cell>
          <table:table-cell office:value-type="float" office:value="1.2529455" calcext:value-type="float">
            <text:p>1.2529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175938" calcext:value-type="float">
            <text:p>0.38175938</text:p>
          </table:table-cell>
          <table:table-cell office:value-type="float" office:value="2.367262" calcext:value-type="float">
            <text:p>2.367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13668" calcext:value-type="float">
            <text:p>3.3213668</text:p>
          </table:table-cell>
          <table:table-cell office:value-type="float" office:value="0.7809003" calcext:value-type="float">
            <text:p>0.78090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9319903" calcext:value-type="float">
            <text:p>0.39319903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90956" calcext:value-type="float">
            <text:p>9.49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40772" calcext:value-type="float">
            <text:p>0.15840772</text:p>
          </table:table-cell>
          <table:table-cell office:value-type="float" office:value="4.3141227" calcext:value-type="float">
            <text:p>4.3141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150861" calcext:value-type="float">
            <text:p>1.2150861</text:p>
          </table:table-cell>
          <table:table-cell office:value-type="float" office:value="0" calcext:value-type="float">
            <text:p>0</text:p>
          </table:table-cell>
          <table:table-cell office:value-type="float" office:value="5.67018" calcext:value-type="float">
            <text:p>5.67018</text:p>
          </table:table-cell>
          <table:table-cell office:value-type="float" office:value="5.310811" calcext:value-type="float">
            <text:p>5.310811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0.034089148" calcext:value-type="float">
            <text:p>0.034089148</text:p>
          </table:table-cell>
          <table:table-cell office:value-type="float" office:value="0" calcext:value-type="float">
            <text:p>0</text:p>
          </table:table-cell>
          <table:table-cell office:value-type="float" office:value="1.8753599" calcext:value-type="float">
            <text:p>1.8753599</text:p>
          </table:table-cell>
          <table:table-cell office:value-type="float" office:value="0" calcext:value-type="float">
            <text:p>0</text:p>
          </table:table-cell>
          <table:table-cell office:value-type="float" office:value="4.11082" calcext:value-type="float">
            <text:p>4.11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5079" calcext:value-type="float">
            <text:p>2.425079</text:p>
          </table:table-cell>
          <table:table-cell office:value-type="float" office:value="0.7635999" calcext:value-type="float">
            <text:p>0.7635999</text:p>
          </table:table-cell>
          <table:table-cell office:value-type="float" office:value="1.2915535" calcext:value-type="float">
            <text:p>1.2915535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0.87574923" calcext:value-type="float">
            <text:p>0.87574923</text:p>
          </table:table-cell>
          <table:table-cell office:value-type="float" office:value="0" calcext:value-type="float">
            <text:p>0</text:p>
          </table:table-cell>
          <table:table-cell office:value-type="float" office:value="0.38136363" calcext:value-type="float">
            <text:p>0.38136363</text:p>
          </table:table-cell>
          <table:table-cell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6.1182556" calcext:value-type="float">
            <text:p>6.1182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30304" calcext:value-type="float">
            <text:p>0.883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61418" calcext:value-type="float">
            <text:p>4.061418</text:p>
          </table:table-cell>
          <table:table-cell office:value-type="float" office:value="0" calcext:value-type="float">
            <text:p>0</text:p>
          </table:table-cell>
          <table:table-cell office:value-type="float" office:value="1.0789146" calcext:value-type="float">
            <text:p>1.0789146</text:p>
          </table:table-cell>
          <table:table-cell office:value-type="float" office:value="3.945166" calcext:value-type="float">
            <text:p>3.945166</text:p>
          </table:table-cell>
          <table:table-cell office:value-type="float" office:value="0" calcext:value-type="float">
            <text:p>0</text:p>
          </table:table-cell>
          <table:table-cell office:value-type="float" office:value="3.8222277" calcext:value-type="float">
            <text:p>3.82222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3756611" calcext:value-type="float">
            <text:p>0.23756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797313" calcext:value-type="float">
            <text:p>0.44797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7.3639145" calcext:value-type="float">
            <text:p>7.3639145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273805" calcext:value-type="float">
            <text:p>4.5273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0421" calcext:value-type="float">
            <text:p>3.10421</text:p>
          </table:table-cell>
          <table:table-cell office:value-type="float" office:value="2.2707064" calcext:value-type="float">
            <text:p>2.2707064</text:p>
          </table:table-cell>
          <table:table-cell office:value-type="float" office:value="0.45006323" calcext:value-type="float">
            <text:p>0.45006323</text:p>
          </table:table-cell>
          <table:table-cell office:value-type="float" office:value="1.9602474" calcext:value-type="float">
            <text:p>1.9602474</text:p>
          </table:table-cell>
          <table:table-cell office:value-type="float" office:value="0.20483278" calcext:value-type="float">
            <text:p>0.20483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865814" calcext:value-type="float">
            <text:p>0.97865814</text:p>
          </table:table-cell>
          <table:table-cell office:value-type="float" office:value="0" calcext:value-type="float">
            <text:p>0</text:p>
          </table:table-cell>
          <table:table-cell office:value-type="float" office:value="1.3370767" calcext:value-type="float">
            <text:p>1.3370767</text:p>
          </table:table-cell>
          <table:table-cell office:value-type="float" office:value="0.7144847" calcext:value-type="float">
            <text:p>0.7144847</text:p>
          </table:table-cell>
          <table:table-cell office:value-type="float" office:value="0.09925091" calcext:value-type="float">
            <text:p>0.09925091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0.47624198" calcext:value-type="float">
            <text:p>0.47624198</text:p>
          </table:table-cell>
          <table:table-cell office:value-type="float" office:value="0.09628888" calcext:value-type="float">
            <text:p>0.09628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65625" calcext:value-type="float">
            <text:p>1.7765625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2.0124216" calcext:value-type="float">
            <text:p>2.0124216</text:p>
          </table:table-cell>
          <table:table-cell office:value-type="float" office:value="0" calcext:value-type="float">
            <text:p>0</text:p>
          </table:table-cell>
          <table:table-cell office:value-type="float" office:value="5.172778" calcext:value-type="float">
            <text:p>5.172778</text:p>
          </table:table-cell>
          <table:table-cell office:value-type="float" office:value="1.5937428" calcext:value-type="float">
            <text:p>1.59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81552" calcext:value-type="float">
            <text:p>4.481552</text:p>
          </table:table-cell>
          <table:table-cell office:value-type="float" office:value="1.2332091" calcext:value-type="float">
            <text:p>1.2332091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47287" calcext:value-type="float">
            <text:p>15.7472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800714" calcext:value-type="float">
            <text:p>2.380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93705" calcext:value-type="float">
            <text:p>8.093705</text:p>
          </table:table-cell>
          <table:table-cell office:value-type="float" office:value="0" calcext:value-type="float">
            <text:p>0</text:p>
          </table:table-cell>
          <table:table-cell office:value-type="float" office:value="0.7222389" calcext:value-type="float">
            <text:p>0.7222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3.998068" calcext:value-type="float">
            <text:p>3.998068</text:p>
          </table:table-cell>
          <table:table-cell office:value-type="float" office:value="0.22368786" calcext:value-type="float">
            <text:p>0.22368786</text:p>
          </table:table-cell>
          <table:table-cell office:value-type="float" office:value="3.8430357" calcext:value-type="float">
            <text:p>3.8430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81746" calcext:value-type="float">
            <text:p>0.0111817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718706" calcext:value-type="float">
            <text:p>3.571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41776" calcext:value-type="float">
            <text:p>4.14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03161" calcext:value-type="float">
            <text:p>1.5003161</text:p>
          </table:table-cell>
          <table:table-cell office:value-type="float" office:value="0.09601773" calcext:value-type="float">
            <text:p>0.0960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3173" calcext:value-type="float">
            <text:p>0.573173</text:p>
          </table:table-cell>
          <table:table-cell office:value-type="float" office:value="0.1363509" calcext:value-type="float">
            <text:p>0.1363509</text:p>
          </table:table-cell>
          <table:table-cell office:value-type="float" office:value="3.7524197" calcext:value-type="float">
            <text:p>3.7524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2.059289" calcext:value-type="float">
            <text:p>2.059289</text:p>
          </table:table-cell>
          <table:table-cell office:value-type="float" office:value="0" calcext:value-type="float">
            <text:p>0</text:p>
          </table:table-cell>
          <table:table-cell office:value-type="float" office:value="0.8454126" calcext:value-type="float">
            <text:p>0.8454126</text:p>
          </table:table-cell>
          <table:table-cell office:value-type="float" office:value="0.43128443" calcext:value-type="float">
            <text:p>0.4312844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5607734" calcext:value-type="float">
            <text:p>0.5607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115" calcext:value-type="float">
            <text:p>0.400115</text:p>
          </table:table-cell>
          <table:table-cell office:value-type="float" office:value="0" calcext:value-type="float">
            <text:p>0</text:p>
          </table:table-cell>
          <table:table-cell office:value-type="float" office:value="4.7348666" calcext:value-type="float">
            <text:p>4.7348666</text:p>
          </table:table-cell>
          <table:table-cell office:value-type="float" office:value="4.3359194" calcext:value-type="float">
            <text:p>4.3359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44997" calcext:value-type="float">
            <text:p>2.9944997</text:p>
          </table:table-cell>
          <table:table-cell office:value-type="float" office:value="2.3425574" calcext:value-type="float">
            <text:p>2.34255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28761" calcext:value-type="float">
            <text:p>3.828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1.2341131" calcext:value-type="float">
            <text:p>1.2341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81617" calcext:value-type="float">
            <text:p>3.5881617</text:p>
          </table:table-cell>
          <table:table-cell office:value-type="float" office:value="1.0262061" calcext:value-type="float">
            <text:p>1.0262061</text:p>
          </table:table-cell>
          <table:table-cell office:value-type="float" office:value="3.100618" calcext:value-type="float">
            <text:p>3.1006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0" calcext:value-type="float">
            <text:p>0</text:p>
          </table:table-cell>
          <table:table-cell office:value-type="float" office:value="1.2660835" calcext:value-type="float">
            <text:p>1.2660835</text:p>
          </table:table-cell>
          <table:table-cell office:value-type="float" office:value="9.731563" calcext:value-type="float">
            <text:p>9.731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01297" calcext:value-type="float">
            <text:p>0.4601297</text:p>
          </table:table-cell>
          <table:table-cell office:value-type="float" office:value="0.42812186" calcext:value-type="float">
            <text:p>0.428121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287044" calcext:value-type="float">
            <text:p>0.3287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6692605" calcext:value-type="float">
            <text:p>0.26692605</text:p>
          </table:table-cell>
          <table:table-cell office:value-type="float" office:value="0" calcext:value-type="float">
            <text:p>0</text:p>
          </table:table-cell>
          <table:table-cell office:value-type="float" office:value="3.3954391" calcext:value-type="float">
            <text:p>3.39543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61028" calcext:value-type="float">
            <text:p>4.561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916393" calcext:value-type="float">
            <text:p>1.6916393</text:p>
          </table:table-cell>
          <table:table-cell office:value-type="float" office:value="0" calcext:value-type="float">
            <text:p>0</text:p>
          </table:table-cell>
          <table:table-cell office:value-type="float" office:value="2.862724" calcext:value-type="float">
            <text:p>2.86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5137856" calcext:value-type="float">
            <text:p>0.513785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3407377" calcext:value-type="float">
            <text:p>0.234073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8857278" calcext:value-type="float">
            <text:p>1.8857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326105" calcext:value-type="float">
            <text:p>10.9326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76005" calcext:value-type="float">
            <text:p>0.15076005</text:p>
          </table:table-cell>
          <table:table-cell office:value-type="float" office:value="3.3539827" calcext:value-type="float">
            <text:p>3.3539827</text:p>
          </table:table-cell>
          <table:table-cell office:value-type="float" office:value="10.522942" calcext:value-type="float">
            <text:p>10.522942</text:p>
          </table:table-cell>
          <table:table-cell office:value-type="float" office:value="0" calcext:value-type="float">
            <text:p>0</text:p>
          </table:table-cell>
          <table:table-cell office:value-type="float" office:value="3.3714492" calcext:value-type="float">
            <text:p>3.3714492</text:p>
          </table:table-cell>
          <table:table-cell office:value-type="float" office:value="0.9677069" calcext:value-type="float">
            <text:p>0.9677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140828" calcext:value-type="float">
            <text:p>1.7140828</text:p>
          </table:table-cell>
          <table:table-cell office:value-type="float" office:value="0" calcext:value-type="float">
            <text:p>0</text:p>
          </table:table-cell>
          <table:table-cell office:value-type="float" office:value="2.8229969" calcext:value-type="float">
            <text:p>2.8229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41528" calcext:value-type="float">
            <text:p>8.04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3834" calcext:value-type="float">
            <text:p>3.083834</text:p>
          </table:table-cell>
          <table:table-cell office:value-type="float" office:value="0" calcext:value-type="float">
            <text:p>0</text:p>
          </table:table-cell>
          <table:table-cell office:value-type="float" office:value="0.17321505" calcext:value-type="float">
            <text:p>0.17321505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3.9369962" calcext:value-type="float">
            <text:p>3.9369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14879" calcext:value-type="float">
            <text:p>0.9514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0437" calcext:value-type="float">
            <text:p>0.870437</text:p>
          </table:table-cell>
          <table:table-cell office:value-type="float" office:value="0" calcext:value-type="float">
            <text:p>0</text:p>
          </table:table-cell>
          <table:table-cell office:value-type="float" office:value="2.8921096" calcext:value-type="float">
            <text:p>2.8921096</text:p>
          </table:table-cell>
          <table:table-cell office:value-type="float" office:value="0" calcext:value-type="float">
            <text:p>0</text:p>
          </table:table-cell>
          <table:table-cell office:value-type="float" office:value="0.34930548" calcext:value-type="float">
            <text:p>0.34930548</text:p>
          </table:table-cell>
          <table:table-cell office:value-type="float" office:value="6.4410157" calcext:value-type="float">
            <text:p>6.4410157</text:p>
          </table:table-cell>
          <table:table-cell office:value-type="float" office:value="7.4252687" calcext:value-type="float">
            <text:p>7.4252687</text:p>
          </table:table-cell>
          <table:table-cell office:value-type="float" office:value="0.2042402" calcext:value-type="float">
            <text:p>0.2042402</text:p>
          </table:table-cell>
          <table:table-cell office:value-type="float" office:value="0" calcext:value-type="float">
            <text:p>0</text:p>
          </table:table-cell>
          <table:table-cell office:value-type="float" office:value="1.6983434" calcext:value-type="float">
            <text:p>1.69834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5646877" calcext:value-type="float">
            <text:p>0.25646877</text:p>
          </table:table-cell>
          <table:table-cell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2.335688" calcext:value-type="float">
            <text:p>2.335688</text:p>
          </table:table-cell>
          <table:table-cell office:value-type="float" office:value="1.7500546" calcext:value-type="float">
            <text:p>1.7500546</text:p>
          </table:table-cell>
          <table:table-cell office:value-type="float" office:value="0" calcext:value-type="float">
            <text:p>0</text:p>
          </table:table-cell>
          <table:table-cell office:value-type="float" office:value="0.78390104" calcext:value-type="float">
            <text:p>0.78390104</text:p>
          </table:table-cell>
          <table:table-cell office:value-type="float" office:value="1.0348817" calcext:value-type="float">
            <text:p>1.0348817</text:p>
          </table:table-cell>
          <table:table-cell office:value-type="float" office:value="0.5712855" calcext:value-type="float">
            <text:p>0.5712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05224" calcext:value-type="float">
            <text:p>2.9905224</text:p>
          </table:table-cell>
          <table:table-cell office:value-type="float" office:value="1.4904101" calcext:value-type="float">
            <text:p>1.4904101</text:p>
          </table:table-cell>
          <table:table-cell office:value-type="float" office:value="0" calcext:value-type="float">
            <text:p>0</text:p>
          </table:table-cell>
          <table:table-cell office:value-type="float" office:value="7.0026336" calcext:value-type="float">
            <text:p>7.0026336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03934" calcext:value-type="float">
            <text:p>1.0303934</text:p>
          </table:table-cell>
          <table:table-cell office:value-type="float" office:value="0.66499007" calcext:value-type="float">
            <text:p>0.66499007</text:p>
          </table:table-cell>
          <table:table-cell office:value-type="float" office:value="0" calcext:value-type="float">
            <text:p>0</text:p>
          </table:table-cell>
          <table:table-cell office:value-type="float" office:value="0.18410894" calcext:value-type="float">
            <text:p>0.18410894</text:p>
          </table:table-cell>
          <table:table-cell office:value-type="float" office:value="1.5412513" calcext:value-type="float">
            <text:p>1.5412513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1.0829746" calcext:value-type="float">
            <text:p>1.0829746</text:p>
          </table:table-cell>
          <table:table-cell office:value-type="float" office:value="0" calcext:value-type="float">
            <text:p>0</text:p>
          </table:table-cell>
          <table:table-cell office:value-type="float" office:value="1.6195244" calcext:value-type="float">
            <text:p>1.6195244</text:p>
          </table:table-cell>
          <table:table-cell office:value-type="float" office:value="1.3758384" calcext:value-type="float">
            <text:p>1.3758384</text:p>
          </table:table-cell>
          <table:table-cell office:value-type="float" office:value="3.623098" calcext:value-type="float">
            <text:p>3.623098</text:p>
          </table:table-cell>
          <table:table-cell office:value-type="float" office:value="0" calcext:value-type="float">
            <text:p>0</text:p>
          </table:table-cell>
          <table:table-cell office:value-type="float" office:value="1.2506478" calcext:value-type="float">
            <text:p>1.2506478</text:p>
          </table:table-cell>
          <table:table-cell office:value-type="float" office:value="0" calcext:value-type="float">
            <text:p>0</text:p>
          </table:table-cell>
          <table:table-cell office:value-type="float" office:value="3.8479435" calcext:value-type="float">
            <text:p>3.8479435</text:p>
          </table:table-cell>
          <table:table-cell office:value-type="float" office:value="0" calcext:value-type="float">
            <text:p>0</text:p>
          </table:table-cell>
          <table:table-cell office:value-type="float" office:value="6.873138" calcext:value-type="float">
            <text:p>6.873138</text:p>
          </table:table-cell>
          <table:table-cell office:value-type="float" office:value="0.62516236" calcext:value-type="float">
            <text:p>0.62516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25104" calcext:value-type="float">
            <text:p>3.1325104</text:p>
          </table:table-cell>
          <table:table-cell office:value-type="float" office:value="2.1129715" calcext:value-type="float">
            <text:p>2.1129715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93654" calcext:value-type="float">
            <text:p>17.893654</text:p>
          </table:table-cell>
          <table:table-cell office:value-type="float" office:value="0" calcext:value-type="float">
            <text:p>0</text:p>
          </table:table-cell>
          <table:table-cell office:value-type="float" office:value="0.78673536" calcext:value-type="float">
            <text:p>0.78673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2536" calcext:value-type="float">
            <text:p>1.132536</text:p>
          </table:table-cell>
          <table:table-cell office:value-type="float" office:value="3.6790476" calcext:value-type="float">
            <text:p>3.6790476</text:p>
          </table:table-cell>
          <table:table-cell office:value-type="float" office:value="0" calcext:value-type="float">
            <text:p>0</text:p>
          </table:table-cell>
          <table:table-cell office:value-type="float" office:value="1.8242779" calcext:value-type="float">
            <text:p>1.82427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1561985" calcext:value-type="float">
            <text:p>10.1561985</text:p>
          </table:table-cell>
          <table:table-cell office:value-type="float" office:value="1.3334353" calcext:value-type="float">
            <text:p>1.3334353</text:p>
          </table:table-cell>
          <table:table-cell office:value-type="float" office:value="0.53191745" calcext:value-type="float">
            <text:p>0.53191745</text:p>
          </table:table-cell>
          <table:table-cell office:value-type="float" office:value="5.0918612" calcext:value-type="float">
            <text:p>5.09186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029397" calcext:value-type="float">
            <text:p>1.1029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03649" calcext:value-type="float">
            <text:p>0.9603649</text:p>
          </table:table-cell>
          <table:table-cell office:value-type="float" office:value="0.097126305" calcext:value-type="float">
            <text:p>0.097126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95038" calcext:value-type="float">
            <text:p>1.529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27934" calcext:value-type="float">
            <text:p>2.4627934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3553702" calcext:value-type="float">
            <text:p>0.3553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35224" calcext:value-type="float">
            <text:p>0.7735224</text:p>
          </table:table-cell>
          <table:table-cell office:value-type="float" office:value="0.13299628" calcext:value-type="float">
            <text:p>0.13299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5.2257404" calcext:value-type="float">
            <text:p>5.2257404</text:p>
          </table:table-cell>
          <table:table-cell office:value-type="float" office:value="2.1116583" calcext:value-type="float">
            <text:p>2.1116583</text:p>
          </table:table-cell>
          <table:table-cell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1.1238389" calcext:value-type="float">
            <text:p>1.1238389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078634" calcext:value-type="float">
            <text:p>0.039078634</text:p>
          </table:table-cell>
          <table:table-cell office:value-type="float" office:value="0" calcext:value-type="float">
            <text:p>0</text:p>
          </table:table-cell>
          <table:table-cell office:value-type="float" office:value="3.6577208" calcext:value-type="float">
            <text:p>3.6577208</text:p>
          </table:table-cell>
          <table:table-cell office:value-type="float" office:value="0.10044825" calcext:value-type="float">
            <text:p>0.10044825</text:p>
          </table:table-cell>
          <table:table-cell office:value-type="float" office:value="0" calcext:value-type="float">
            <text:p>0</text:p>
          </table:table-cell>
          <table:table-cell office:value-type="float" office:value="0.46182114" calcext:value-type="float">
            <text:p>0.46182114</text:p>
          </table:table-cell>
          <table:table-cell office:value-type="float" office:value="0.016418815" calcext:value-type="float">
            <text:p>0.016418815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4.2218895" calcext:value-type="float">
            <text:p>4.2218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879834" calcext:value-type="float">
            <text:p>0.71879834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1.6384302" calcext:value-type="float">
            <text:p>1.6384302</text:p>
          </table:table-cell>
          <table:table-cell office:value-type="float" office:value="0" calcext:value-type="float">
            <text:p>0</text:p>
          </table:table-cell>
          <table:table-cell office:value-type="float" office:value="5.006365" calcext:value-type="float">
            <text:p>5.006365</text:p>
          </table:table-cell>
          <table:table-cell office:value-type="float" office:value="1.8723247" calcext:value-type="float">
            <text:p>1.8723247</text:p>
          </table:table-cell>
          <table:table-cell office:value-type="float" office:value="2.6997015" calcext:value-type="float">
            <text:p>2.6997015</text:p>
          </table:table-cell>
          <table:table-cell office:value-type="float" office:value="0" calcext:value-type="float">
            <text:p>0</text:p>
          </table:table-cell>
          <table:table-cell office:value-type="float" office:value="2.199486" calcext:value-type="float">
            <text:p>2.199486</text:p>
          </table:table-cell>
          <table:table-cell office:value-type="float" office:value="0" calcext:value-type="float">
            <text:p>0</text:p>
          </table:table-cell>
          <table:table-cell office:value-type="float" office:value="0.014970839" calcext:value-type="float">
            <text:p>0.014970839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7.431683" calcext:value-type="float">
            <text:p>7.4316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0147107" calcext:value-type="float">
            <text:p>0.0601471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7912426" calcext:value-type="float">
            <text:p>5.7912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185" calcext:value-type="float">
            <text:p>2.229185</text:p>
          </table:table-cell>
        </table:table-row>
        <table:table-row table:style-name="ro1">
          <table:table-cell/>
          <table:table-cell office:value-type="float" office:value="0.21894966" calcext:value-type="float">
            <text:p>0.21894966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818806" calcext:value-type="float">
            <text:p>5.5818806</text:p>
          </table:table-cell>
          <table:table-cell office:value-type="float" office:value="0.94234496" calcext:value-type="float">
            <text:p>0.94234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799947" calcext:value-type="float">
            <text:p>4.0799947</text:p>
          </table:table-cell>
          <table:table-cell office:value-type="float" office:value="3.1490157" calcext:value-type="float">
            <text:p>3.1490157</text:p>
          </table:table-cell>
          <table:table-cell office:value-type="float" office:value="4.393591" calcext:value-type="float">
            <text:p>4.393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4.621152" calcext:value-type="float">
            <text:p>4.621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21743" calcext:value-type="float">
            <text:p>0.721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1318" calcext:value-type="float">
            <text:p>0.3021318</text:p>
          </table:table-cell>
          <table:table-cell office:value-type="float" office:value="0.24861407" calcext:value-type="float">
            <text:p>0.248614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41617844" calcext:value-type="float">
            <text:p>0.416178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556995" calcext:value-type="float">
            <text:p>2.6556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3362" calcext:value-type="float">
            <text:p>0.5333362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074" calcext:value-type="float">
            <text:p>9.62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1.0718435" calcext:value-type="float">
            <text:p>1.0718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66838" calcext:value-type="float">
            <text:p>4.3366838</text:p>
          </table:table-cell>
          <table:table-cell office:value-type="float" office:value="8.5079775" calcext:value-type="float">
            <text:p>8.5079775</text:p>
          </table:table-cell>
          <table:table-cell office:value-type="float" office:value="0" calcext:value-type="float">
            <text:p>0</text:p>
          </table:table-cell>
          <table:table-cell office:value-type="float" office:value="0.5920988" calcext:value-type="float">
            <text:p>0.5920988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1.3695325" calcext:value-type="float">
            <text:p>1.3695325</text:p>
          </table:table-cell>
          <table:table-cell office:value-type="float" office:value="0" calcext:value-type="float">
            <text:p>0</text:p>
          </table:table-cell>
          <table:table-cell office:value-type="float" office:value="0.6804879" calcext:value-type="float">
            <text:p>0.6804879</text:p>
          </table:table-cell>
          <table:table-cell office:value-type="float" office:value="0" calcext:value-type="float">
            <text:p>0</text:p>
          </table:table-cell>
          <table:table-cell office:value-type="float" office:value="6.8815937" calcext:value-type="float">
            <text:p>6.88159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579608" calcext:value-type="float">
            <text:p>3.9579608</text:p>
          </table:table-cell>
          <table:table-cell office:value-type="float" office:value="0" calcext:value-type="float">
            <text:p>0</text:p>
          </table:table-cell>
          <table:table-cell office:value-type="float" office:value="0.00061874464" calcext:value-type="float">
            <text:p>0.00061874464</text:p>
          </table:table-cell>
          <table:table-cell office:value-type="float" office:value="1.3091516" calcext:value-type="float">
            <text:p>1.3091516</text:p>
          </table:table-cell>
          <table:table-cell office:value-type="float" office:value="0" calcext:value-type="float">
            <text:p>0</text:p>
          </table:table-cell>
          <table:table-cell office:value-type="float" office:value="0.6174673" calcext:value-type="float">
            <text:p>0.6174673</text:p>
          </table:table-cell>
          <table:table-cell office:value-type="float" office:value="4.3219004" calcext:value-type="float">
            <text:p>4.3219004</text:p>
          </table:table-cell>
          <table:table-cell office:value-type="float" office:value="0" calcext:value-type="float">
            <text:p>0</text:p>
          </table:table-cell>
          <table:table-cell office:value-type="float" office:value="4.168997" calcext:value-type="float">
            <text:p>4.168997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4.0098987" calcext:value-type="float">
            <text:p>4.009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68615" calcext:value-type="float">
            <text:p>1.2868615</text:p>
          </table:table-cell>
          <table:table-cell office:value-type="float" office:value="0" calcext:value-type="float">
            <text:p>0</text:p>
          </table:table-cell>
          <table:table-cell office:value-type="float" office:value="0.14843965" calcext:value-type="float">
            <text:p>0.14843965</text:p>
          </table:table-cell>
          <table:table-cell office:value-type="float" office:value="0.9782454" calcext:value-type="float">
            <text:p>0.9782454</text:p>
          </table:table-cell>
          <table:table-cell office:value-type="float" office:value="0" calcext:value-type="float">
            <text:p>0</text:p>
          </table:table-cell>
          <table:table-cell office:value-type="float" office:value="0.46508026" calcext:value-type="float">
            <text:p>0.46508026</text:p>
          </table:table-cell>
          <table:table-cell office:value-type="float" office:value="0" calcext:value-type="float">
            <text:p>0</text:p>
          </table:table-cell>
          <table:table-cell office:value-type="float" office:value="0.13988571" calcext:value-type="float">
            <text:p>0.13988571</text:p>
          </table:table-cell>
          <table:table-cell office:value-type="float" office:value="6.353405" calcext:value-type="float">
            <text:p>6.353405</text:p>
          </table:table-cell>
          <table:table-cell office:value-type="float" office:value="4.0321264" calcext:value-type="float">
            <text:p>4.0321264</text:p>
          </table:table-cell>
          <table:table-cell office:value-type="float" office:value="0.43782967" calcext:value-type="float">
            <text:p>0.43782967</text:p>
          </table:table-cell>
          <table:table-cell office:value-type="float" office:value="0" calcext:value-type="float">
            <text:p>0</text:p>
          </table:table-cell>
          <table:table-cell office:value-type="float" office:value="1.1880463" calcext:value-type="float">
            <text:p>1.1880463</text:p>
          </table:table-cell>
          <table:table-cell office:value-type="float" office:value="1.5767508" calcext:value-type="float">
            <text:p>1.57675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1.1876214" calcext:value-type="float">
            <text:p>1.1876214</text:p>
          </table:table-cell>
          <table:table-cell office:value-type="float" office:value="5.2147474" calcext:value-type="float">
            <text:p>5.2147474</text:p>
          </table:table-cell>
          <table:table-cell office:value-type="float" office:value="0" calcext:value-type="float">
            <text:p>0</text:p>
          </table:table-cell>
          <table:table-cell office:value-type="float" office:value="0.23246318" calcext:value-type="float">
            <text:p>0.23246318</text:p>
          </table:table-cell>
          <table:table-cell office:value-type="float" office:value="0.7696757" calcext:value-type="float">
            <text:p>0.7696757</text:p>
          </table:table-cell>
          <table:table-cell office:value-type="float" office:value="0.002596626" calcext:value-type="float">
            <text:p>0.002596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03905" calcext:value-type="float">
            <text:p>1.4203905</text:p>
          </table:table-cell>
          <table:table-cell office:value-type="float" office:value="3.635937" calcext:value-type="float">
            <text:p>3.635937</text:p>
          </table:table-cell>
          <table:table-cell office:value-type="float" office:value="0" calcext:value-type="float">
            <text:p>0</text:p>
          </table:table-cell>
          <table:table-cell office:value-type="float" office:value="4.000155" calcext:value-type="float">
            <text:p>4.000155</text:p>
          </table:table-cell>
          <table:table-cell office:value-type="float" office:value="2.8453355" calcext:value-type="float">
            <text:p>2.8453355</text:p>
          </table:table-cell>
          <table:table-cell office:value-type="float" office:value="0" calcext:value-type="float">
            <text:p>0</text:p>
          </table:table-cell>
          <table:table-cell office:value-type="float" office:value="1.4894254" calcext:value-type="float">
            <text:p>1.4894254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25848" calcext:value-type="float">
            <text:p>1.1725848</text:p>
          </table:table-cell>
          <table:table-cell office:value-type="float" office:value="3.3057275" calcext:value-type="float">
            <text:p>3.3057275</text:p>
          </table:table-cell>
          <table:table-cell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14456864" calcext:value-type="float">
            <text:p>0.14456864</text:p>
          </table:table-cell>
          <table:table-cell office:value-type="float" office:value="4.5554376" calcext:value-type="float">
            <text:p>4.5554376</text:p>
          </table:table-cell>
          <table:table-cell office:value-type="float" office:value="0" calcext:value-type="float">
            <text:p>0</text:p>
          </table:table-cell>
          <table:table-cell office:value-type="float" office:value="1.7365483" calcext:value-type="float">
            <text:p>1.7365483</text:p>
          </table:table-cell>
          <table:table-cell office:value-type="float" office:value="0" calcext:value-type="float">
            <text:p>0</text:p>
          </table:table-cell>
          <table:table-cell office:value-type="float" office:value="7.672635" calcext:value-type="float">
            <text:p>7.672635</text:p>
          </table:table-cell>
          <table:table-cell office:value-type="float" office:value="0" calcext:value-type="float">
            <text:p>0</text:p>
          </table:table-cell>
          <table:table-cell office:value-type="float" office:value="1.2165802" calcext:value-type="float">
            <text:p>1.2165802</text:p>
          </table:table-cell>
          <table:table-cell office:value-type="float" office:value="0" calcext:value-type="float">
            <text:p>0</text:p>
          </table:table-cell>
          <table:table-cell office:value-type="float" office:value="3.032126" calcext:value-type="float">
            <text:p>3.032126</text:p>
          </table:table-cell>
          <table:table-cell office:value-type="float" office:value="0" calcext:value-type="float">
            <text:p>0</text:p>
          </table:table-cell>
          <table:table-cell office:value-type="float" office:value="4.949741" calcext:value-type="float">
            <text:p>4.949741</text:p>
          </table:table-cell>
          <table:table-cell office:value-type="float" office:value="0.10186514" calcext:value-type="float">
            <text:p>0.10186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9407" calcext:value-type="float">
            <text:p>2.369407</text:p>
          </table:table-cell>
          <table:table-cell office:value-type="float" office:value="4.3681865" calcext:value-type="float">
            <text:p>4.3681865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86275" calcext:value-type="float">
            <text:p>11.986275</text:p>
          </table:table-cell>
          <table:table-cell office:value-type="float" office:value="0" calcext:value-type="float">
            <text:p>0</text:p>
          </table:table-cell>
          <table:table-cell office:value-type="float" office:value="0.73003477" calcext:value-type="float">
            <text:p>0.73003477</text:p>
          </table:table-cell>
          <table:table-cell office:value-type="float" office:value="0.14746785" calcext:value-type="float">
            <text:p>0.14746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967866" calcext:value-type="float">
            <text:p>0.25967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27646" calcext:value-type="float">
            <text:p>1.0227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04928" calcext:value-type="float">
            <text:p>7.304928</text:p>
          </table:table-cell>
          <table:table-cell office:value-type="float" office:value="1.6719257" calcext:value-type="float">
            <text:p>1.6719257</text:p>
          </table:table-cell>
          <table:table-cell office:value-type="float" office:value="0.5855744" calcext:value-type="float">
            <text:p>0.5855744</text:p>
          </table:table-cell>
          <table:table-cell office:value-type="float" office:value="6.4862356" calcext:value-type="float">
            <text:p>6.4862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822084" calcext:value-type="float">
            <text:p>2.58220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2728918" calcext:value-type="float">
            <text:p>3.2728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0046" calcext:value-type="float">
            <text:p>2.460046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07878119" calcext:value-type="float">
            <text:p>0.07878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40754" calcext:value-type="float">
            <text:p>0.438407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1.3334703" calcext:value-type="float">
            <text:p>1.3334703</text:p>
          </table:table-cell>
          <table:table-cell office:value-type="float" office:value="0" calcext:value-type="float">
            <text:p>0</text:p>
          </table:table-cell>
          <table:table-cell office:value-type="float" office:value="2.045905" calcext:value-type="float">
            <text:p>2.045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84385" calcext:value-type="float">
            <text:p>1.8084385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01105" calcext:value-type="float">
            <text:p>1.3701105</text:p>
          </table:table-cell>
          <table:table-cell office:value-type="float" office:value="0" calcext:value-type="float">
            <text:p>0</text:p>
          </table:table-cell>
          <table:table-cell office:value-type="float" office:value="3.9491074" calcext:value-type="float">
            <text:p>3.9491074</text:p>
          </table:table-cell>
          <table:table-cell office:value-type="float" office:value="0.9046681" calcext:value-type="float">
            <text:p>0.9046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31534" calcext:value-type="float">
            <text:p>0.24331534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3.5406365" calcext:value-type="float">
            <text:p>3.5406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642145" calcext:value-type="float">
            <text:p>0.40642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2.0127718" calcext:value-type="float">
            <text:p>2.0127718</text:p>
          </table:table-cell>
          <table:table-cell office:value-type="float" office:value="0" calcext:value-type="float">
            <text:p>0</text:p>
          </table:table-cell>
          <table:table-cell office:value-type="float" office:value="0.26606083" calcext:value-type="float">
            <text:p>0.26606083</text:p>
          </table:table-cell>
          <table:table-cell office:value-type="float" office:value="4.2149925" calcext:value-type="float">
            <text:p>4.2149925</text:p>
          </table:table-cell>
          <table:table-cell office:value-type="float" office:value="0.17403023" calcext:value-type="float">
            <text:p>0.17403023</text:p>
          </table:table-cell>
          <table:table-cell office:value-type="float" office:value="0" calcext:value-type="float">
            <text:p>0</text:p>
          </table:table-cell>
          <table:table-cell office:value-type="float" office:value="0.8120602" calcext:value-type="float">
            <text:p>0.8120602</text:p>
          </table:table-cell>
          <table:table-cell office:value-type="float" office:value="1.1594081" calcext:value-type="float">
            <text:p>1.1594081</text:p>
          </table:table-cell>
          <table:table-cell office:value-type="float" office:value="0" calcext:value-type="float">
            <text:p>0</text:p>
          </table:table-cell>
          <table:table-cell office:value-type="float" office:value="1.2515794" calcext:value-type="float">
            <text:p>1.2515794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8.261342" calcext:value-type="float">
            <text:p>8.261342</text:p>
          </table:table-cell>
          <table:table-cell office:value-type="float" office:value="0.464449" calcext:value-type="float">
            <text:p>0.4644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50551" calcext:value-type="float">
            <text:p>0.22505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3189251" calcext:value-type="float">
            <text:p>3.3189251</text:p>
          </table:table-cell>
          <table:table-cell office:value-type="float" office:value="0" calcext:value-type="float">
            <text:p>0</text:p>
          </table:table-cell>
          <table:table-cell office:value-type="float" office:value="0.7657951" calcext:value-type="float">
            <text:p>0.7657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323538" calcext:value-type="float">
            <text:p>11.3235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1.7539233" calcext:value-type="float">
            <text:p>1.7539233</text:p>
          </table:table-cell>
          <table:table-cell office:value-type="float" office:value="0.18491301" calcext:value-type="float">
            <text:p>0.184913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6498025" calcext:value-type="float">
            <text:p>0.164980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851169" calcext:value-type="float">
            <text:p>1.38511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.251277" calcext:value-type="float">
            <text:p>7.251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05705" calcext:value-type="float">
            <text:p>2.5305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119823" calcext:value-type="float">
            <text:p>0.56119823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5.713061" calcext:value-type="float">
            <text:p>5.713061</text:p>
          </table:table-cell>
          <table:table-cell office:value-type="float" office:value="0" calcext:value-type="float">
            <text:p>0</text:p>
          </table:table-cell>
          <table:table-cell office:value-type="float" office:value="6.501026" calcext:value-type="float">
            <text:p>6.501026</text:p>
          </table:table-cell>
          <table:table-cell office:value-type="float" office:value="4.3175325" calcext:value-type="float">
            <text:p>4.3175325</text:p>
          </table:table-cell>
          <table:table-cell office:value-type="float" office:value="0" calcext:value-type="float">
            <text:p>0</text:p>
          </table:table-cell>
          <table:table-cell office:value-type="float" office:value="0.43590695" calcext:value-type="float">
            <text:p>0.43590695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6161" calcext:value-type="float">
            <text:p>3.946161</text:p>
          </table:table-cell>
          <table:table-cell office:value-type="float" office:value="0.20928533" calcext:value-type="float">
            <text:p>0.2092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0.6295868" calcext:value-type="float">
            <text:p>0.6295868</text:p>
          </table:table-cell>
          <table:table-cell office:value-type="float" office:value="0" calcext:value-type="float">
            <text:p>0</text:p>
          </table:table-cell>
          <table:table-cell office:value-type="float" office:value="0.9807226" calcext:value-type="float">
            <text:p>0.9807226</text:p>
          </table:table-cell>
          <table:table-cell office:value-type="float" office:value="0" calcext:value-type="float">
            <text:p>0</text:p>
          </table:table-cell>
          <table:table-cell office:value-type="float" office:value="2.612873" calcext:value-type="float">
            <text:p>2.612873</text:p>
          </table:table-cell>
          <table:table-cell office:value-type="float" office:value="1.5260391" calcext:value-type="float">
            <text:p>1.52603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281476" calcext:value-type="float">
            <text:p>6.281476</text:p>
          </table:table-cell>
          <table:table-cell office:value-type="float" office:value="0" calcext:value-type="float">
            <text:p>0</text:p>
          </table:table-cell>
          <table:table-cell office:value-type="float" office:value="0.6976827" calcext:value-type="float">
            <text:p>0.6976827</text:p>
          </table:table-cell>
          <table:table-cell office:value-type="float" office:value="0" calcext:value-type="float">
            <text:p>0</text:p>
          </table:table-cell>
          <table:table-cell office:value-type="float" office:value="5.0542717" calcext:value-type="float">
            <text:p>5.05427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64944685" calcext:value-type="float">
            <text:p>0.0649446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4.19483" calcext:value-type="float">
            <text:p>4.19483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" calcext:value-type="float">
            <text:p>0</text:p>
          </table:table-cell>
          <table:table-cell office:value-type="float" office:value="0.08862048" calcext:value-type="float">
            <text:p>0.08862048</text:p>
          </table:table-cell>
          <table:table-cell office:value-type="float" office:value="0.18737425" calcext:value-type="float">
            <text:p>0.1873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52204" calcext:value-type="float">
            <text:p>1.4852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02911" calcext:value-type="float">
            <text:p>0.08102911</text:p>
          </table:table-cell>
          <table:table-cell office:value-type="float" office:value="0" calcext:value-type="float">
            <text:p>0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0" calcext:value-type="float">
            <text:p>0</text:p>
          </table:table-cell>
          <table:table-cell office:value-type="float" office:value="1.4047961" calcext:value-type="float">
            <text:p>1.40479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3.329422" calcext:value-type="float">
            <text:p>3.329422</text:p>
          </table:table-cell>
          <table:table-cell office:value-type="float" office:value="3.2849338" calcext:value-type="float">
            <text:p>3.28493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34539" calcext:value-type="float">
            <text:p>1.4334539</text:p>
          </table:table-cell>
          <table:table-cell office:value-type="float" office:value="3.8263965" calcext:value-type="float">
            <text:p>3.82639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67358" calcext:value-type="float">
            <text:p>9.667358</text:p>
          </table:table-cell>
          <table:table-cell office:value-type="float" office:value="15.293355" calcext:value-type="float">
            <text:p>15.2933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4.8628936" calcext:value-type="float">
            <text:p>4.8628936</text:p>
          </table:table-cell>
          <table:table-cell office:value-type="float" office:value="0" calcext:value-type="float">
            <text:p>0</text:p>
          </table:table-cell>
          <table:table-cell office:value-type="float" office:value="0.30886698" calcext:value-type="float">
            <text:p>0.308866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8116007" calcext:value-type="float">
            <text:p>5.8116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79532" calcext:value-type="float">
            <text:p>11.179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44683" calcext:value-type="float">
            <text:p>1.6944683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" calcext:value-type="float">
            <text:p>0</text:p>
          </table:table-cell>
          <table:table-cell office:value-type="float" office:value="1.1295027" calcext:value-type="float">
            <text:p>1.1295027</text:p>
          </table:table-cell>
          <table:table-cell office:value-type="float" office:value="0.096538596" calcext:value-type="float">
            <text:p>0.0965385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6.0560155" calcext:value-type="float">
            <text:p>6.0560155</text:p>
          </table:table-cell>
          <table:table-cell office:value-type="float" office:value="3.3286774" calcext:value-type="float">
            <text:p>3.3286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126245" calcext:value-type="float">
            <text:p>0.11126245</text:p>
          </table:table-cell>
          <table:table-cell office:value-type="float" office:value="1.5499468" calcext:value-type="float">
            <text:p>1.5499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2045503" calcext:value-type="float">
            <text:p>7.20455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506005" calcext:value-type="float">
            <text:p>6.506005</text:p>
          </table:table-cell>
          <table:table-cell office:value-type="float" office:value="0" calcext:value-type="float">
            <text:p>0</text:p>
          </table:table-cell>
          <table:table-cell office:value-type="float" office:value="0.7942265" calcext:value-type="float">
            <text:p>0.794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20509" calcext:value-type="float">
            <text:p>5.3205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.042054" calcext:value-type="float">
            <text:p>8.042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687985" calcext:value-type="float">
            <text:p>2.5687985</text:p>
          </table:table-cell>
          <table:table-cell office:value-type="float" office:value="0.07842889" calcext:value-type="float">
            <text:p>0.07842889</text:p>
          </table:table-cell>
          <table:table-cell office:value-type="float" office:value="2.8147335" calcext:value-type="float">
            <text:p>2.8147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2789" calcext:value-type="float">
            <text:p>0.2932789</text:p>
          </table:table-cell>
          <table:table-cell office:value-type="float" office:value="0.71134925" calcext:value-type="float">
            <text:p>0.71134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980545" calcext:value-type="float">
            <text:p>0.87980545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5.4125514" calcext:value-type="float">
            <text:p>5.4125514</text:p>
          </table:table-cell>
          <table:table-cell office:value-type="float" office:value="2.6278992" calcext:value-type="float">
            <text:p>2.6278992</text:p>
          </table:table-cell>
          <table:table-cell office:value-type="float" office:value="0" calcext:value-type="float">
            <text:p>0</text:p>
          </table:table-cell>
          <table:table-cell office:value-type="float" office:value="0.7121722" calcext:value-type="float">
            <text:p>0.7121722</text:p>
          </table:table-cell>
          <table:table-cell office:value-type="float" office:value="0" calcext:value-type="float">
            <text:p>0</text:p>
          </table:table-cell>
          <table:table-cell office:value-type="float" office:value="2.453943" calcext:value-type="float">
            <text:p>2.453943</text:p>
          </table:table-cell>
          <table:table-cell office:value-type="float" office:value="0.054372843" calcext:value-type="float">
            <text:p>0.054372843</text:p>
          </table:table-cell>
          <table:table-cell office:value-type="float" office:value="0.6768731" calcext:value-type="float">
            <text:p>0.6768731</text:p>
          </table:table-cell>
          <table:table-cell office:value-type="float" office:value="0" calcext:value-type="float">
            <text:p>0</text:p>
          </table:table-cell>
          <table:table-cell office:value-type="float" office:value="5.1441236" calcext:value-type="float">
            <text:p>5.1441236</text:p>
          </table:table-cell>
          <table:table-cell office:value-type="float" office:value="0.10686775" calcext:value-type="float">
            <text:p>0.10686775</text:p>
          </table:table-cell>
          <table:table-cell office:value-type="float" office:value="5.6347833" calcext:value-type="float">
            <text:p>5.6347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03863" calcext:value-type="float">
            <text:p>1.85038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5638764" calcext:value-type="float">
            <text:p>3.56387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398549" calcext:value-type="float">
            <text:p>0.9398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56547207" calcext:value-type="float">
            <text:p>0.56547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0092" calcext:value-type="float">
            <text:p>2.880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374699" calcext:value-type="float">
            <text:p>2.0374699</text:p>
          </table:table-cell>
          <table:table-cell office:value-type="float" office:value="0.81760764" calcext:value-type="float">
            <text:p>0.81760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37254" calcext:value-type="float">
            <text:p>7.437254</text:p>
          </table:table-cell>
          <table:table-cell office:value-type="float" office:value="0.6786537" calcext:value-type="float">
            <text:p>0.6786537</text:p>
          </table:table-cell>
          <table:table-cell office:value-type="float" office:value="1.9902979" calcext:value-type="float">
            <text:p>1.9902979</text:p>
          </table:table-cell>
          <table:table-cell office:value-type="float" office:value="3.9077976" calcext:value-type="float">
            <text:p>3.9077976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3.4177976" calcext:value-type="float">
            <text:p>3.4177976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.7137314" calcext:value-type="float">
            <text:p>0.7137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57272" calcext:value-type="float">
            <text:p>1.1157272</text:p>
          </table:table-cell>
          <table:table-cell office:value-type="float" office:value="4.2868547" calcext:value-type="float">
            <text:p>4.2868547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0.24957713" calcext:value-type="float">
            <text:p>0.24957713</text:p>
          </table:table-cell>
          <table:table-cell office:value-type="float" office:value="0.9253054" calcext:value-type="float">
            <text:p>0.9253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36337" calcext:value-type="float">
            <text:p>2.436337</text:p>
          </table:table-cell>
          <table:table-cell office:value-type="float" office:value="0.90422475" calcext:value-type="float">
            <text:p>0.90422475</text:p>
          </table:table-cell>
          <table:table-cell office:value-type="float" office:value="0" calcext:value-type="float">
            <text:p>0</text:p>
          </table:table-cell>
          <table:table-cell office:value-type="float" office:value="7.4234815" calcext:value-type="float">
            <text:p>7.4234815</text:p>
          </table:table-cell>
          <table:table-cell office:value-type="float" office:value="4.631838" calcext:value-type="float">
            <text:p>4.631838</text:p>
          </table:table-cell>
          <table:table-cell office:value-type="float" office:value="0.11848001" calcext:value-type="float">
            <text:p>0.11848001</text:p>
          </table:table-cell>
          <table:table-cell office:value-type="float" office:value="3.2012227" calcext:value-type="float">
            <text:p>3.2012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12913" calcext:value-type="float">
            <text:p>1.3412913</text:p>
          </table:table-cell>
          <table:table-cell office:value-type="float" office:value="0" calcext:value-type="float">
            <text:p>0</text:p>
          </table:table-cell>
          <table:table-cell office:value-type="float" office:value="0.17331052" calcext:value-type="float">
            <text:p>0.17331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7454" calcext:value-type="float">
            <text:p>2.07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3.6813586" calcext:value-type="float">
            <text:p>3.6813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28132" calcext:value-type="float">
            <text:p>0.28828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73416" calcext:value-type="float">
            <text:p>2.5673416</text:p>
          </table:table-cell>
          <table:table-cell office:value-type="float" office:value="4.4036303" calcext:value-type="float">
            <text:p>4.4036303</text:p>
          </table:table-cell>
          <table:table-cell office:value-type="float" office:value="3.7235205" calcext:value-type="float">
            <text:p>3.7235205</text:p>
          </table:table-cell>
          <table:table-cell office:value-type="float" office:value="7.987064" calcext:value-type="float">
            <text:p>7.987064</text:p>
          </table:table-cell>
          <table:table-cell office:value-type="float" office:value="0.75640464" calcext:value-type="float">
            <text:p>0.75640464</text:p>
          </table:table-cell>
          <table:table-cell office:value-type="float" office:value="0.0011523583" calcext:value-type="float">
            <text:p>0.0011523583</text:p>
          </table:table-cell>
          <table:table-cell office:value-type="float" office:value="0" calcext:value-type="float">
            <text:p>0</text:p>
          </table:table-cell>
          <table:table-cell office:value-type="float" office:value="0.016062055" calcext:value-type="float">
            <text:p>0.016062055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77702" calcext:value-type="float">
            <text:p>1.3177702</text:p>
          </table:table-cell>
          <table:table-cell office:value-type="float" office:value="0" calcext:value-type="float">
            <text:p>0</text:p>
          </table:table-cell>
          <table:table-cell office:value-type="float" office:value="1.2829952" calcext:value-type="float">
            <text:p>1.2829952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7.6509576" calcext:value-type="float">
            <text:p>7.6509576</text:p>
          </table:table-cell>
          <table:table-cell office:value-type="float" office:value="0.058659524" calcext:value-type="float">
            <text:p>0.058659524</text:p>
          </table:table-cell>
          <table:table-cell office:value-type="float" office:value="2.6448252" calcext:value-type="float">
            <text:p>2.6448252</text:p>
          </table:table-cell>
          <table:table-cell office:value-type="float" office:value="3.1930313" calcext:value-type="float">
            <text:p>3.1930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728204" calcext:value-type="float">
            <text:p>0.60728204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6.7459683" calcext:value-type="float">
            <text:p>6.7459683</text:p>
          </table:table-cell>
          <table:table-cell office:value-type="float" office:value="12.58671" calcext:value-type="float">
            <text:p>12.58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429195" calcext:value-type="float">
            <text:p>4.1429195</text:p>
          </table:table-cell>
          <table:table-cell office:value-type="float" office:value="0" calcext:value-type="float">
            <text:p>0</text:p>
          </table:table-cell>
          <table:table-cell office:value-type="float" office:value="0.29463878" calcext:value-type="float">
            <text:p>0.29463878</text:p>
          </table:table-cell>
          <table:table-cell office:value-type="float" office:value="0.23637983" calcext:value-type="float">
            <text:p>0.23637983</text:p>
          </table:table-cell>
          <table:table-cell office:value-type="float" office:value="0" calcext:value-type="float">
            <text:p>0</text:p>
          </table:table-cell>
          <table:table-cell office:value-type="float" office:value="9.859971" calcext:value-type="float">
            <text:p>9.859971</text:p>
          </table:table-cell>
          <table:table-cell office:value-type="float" office:value="2.1615624" calcext:value-type="float">
            <text:p>2.161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9047" calcext:value-type="float">
            <text:p>2.589047</text:p>
          </table:table-cell>
          <table:table-cell office:value-type="float" office:value="0.7491137" calcext:value-type="float">
            <text:p>0.7491137</text:p>
          </table:table-cell>
          <table:table-cell office:value-type="float" office:value="6.496414" calcext:value-type="float">
            <text:p>6.496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7601" calcext:value-type="float">
            <text:p>1.9527601</text:p>
          </table:table-cell>
          <table:table-cell office:value-type="float" office:value="0" calcext:value-type="float">
            <text:p>0</text:p>
          </table:table-cell>
          <table:table-cell office:value-type="float" office:value="1.7033564" calcext:value-type="float">
            <text:p>1.7033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79225" calcext:value-type="float">
            <text:p>9.379225</text:p>
          </table:table-cell>
          <table:table-cell office:value-type="float" office:value="4.5102" calcext:value-type="float">
            <text:p>4.5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36741" calcext:value-type="float">
            <text:p>0.7836741</text:p>
          </table:table-cell>
          <table:table-cell office:value-type="float" office:value="0" calcext:value-type="float">
            <text:p>0</text:p>
          </table:table-cell>
          <table:table-cell office:value-type="float" office:value="3.9937255" calcext:value-type="float">
            <text:p>3.9937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551983" calcext:value-type="float">
            <text:p>6.4551983</text:p>
          </table:table-cell>
          <table:table-cell office:value-type="float" office:value="0.83178186" calcext:value-type="float">
            <text:p>0.83178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3009" calcext:value-type="float">
            <text:p>0.2583009</text:p>
          </table:table-cell>
          <table:table-cell office:value-type="float" office:value="0.09601773" calcext:value-type="float">
            <text:p>0.0960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987054" calcext:value-type="float">
            <text:p>2.9987054</text:p>
          </table:table-cell>
          <table:table-cell office:value-type="float" office:value="11.123916" calcext:value-type="float">
            <text:p>11.123916</text:p>
          </table:table-cell>
          <table:table-cell office:value-type="float" office:value="0" calcext:value-type="float">
            <text:p>0</text:p>
          </table:table-cell>
          <table:table-cell office:value-type="float" office:value="3.6588597" calcext:value-type="float">
            <text:p>3.6588597</text:p>
          </table:table-cell>
          <table:table-cell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1.1970227" calcext:value-type="float">
            <text:p>1.1970227</text:p>
          </table:table-cell>
          <table:table-cell office:value-type="float" office:value="1.9309078" calcext:value-type="float">
            <text:p>1.9309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3.748151" calcext:value-type="float">
            <text:p>3.748151</text:p>
          </table:table-cell>
          <table:table-cell office:value-type="float" office:value="0.1524057" calcext:value-type="float">
            <text:p>0.1524057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07776" calcext:value-type="float">
            <text:p>4.707776</text:p>
          </table:table-cell>
          <table:table-cell office:value-type="float" office:value="0" calcext:value-type="float">
            <text:p>0</text:p>
          </table:table-cell>
          <table:table-cell office:value-type="float" office:value="1.1351192" calcext:value-type="float">
            <text:p>1.1351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02452" calcext:value-type="float">
            <text:p>1.9902452</text:p>
          </table:table-cell>
          <table:table-cell office:value-type="float" office:value="0.29147667" calcext:value-type="float">
            <text:p>0.29147667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0.6283819" calcext:value-type="float">
            <text:p>0.6283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27933" calcext:value-type="float">
            <text:p>2.3127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2415" calcext:value-type="float">
            <text:p>0.952415</text:p>
          </table:table-cell>
          <table:table-cell office:value-type="float" office:value="1.619059" calcext:value-type="float">
            <text:p>1.619059</text:p>
          </table:table-cell>
          <table:table-cell office:value-type="float" office:value="0" calcext:value-type="float">
            <text:p>0</text:p>
          </table:table-cell>
          <table:table-cell office:value-type="float" office:value="0.42063648" calcext:value-type="float">
            <text:p>0.4206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1395" calcext:value-type="float">
            <text:p>1.9441395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10.840055" calcext:value-type="float">
            <text:p>10.840055</text:p>
          </table:table-cell>
          <table:table-cell office:value-type="float" office:value="0" calcext:value-type="float">
            <text:p>0</text:p>
          </table:table-cell>
          <table:table-cell office:value-type="float" office:value="10.378374" calcext:value-type="float">
            <text:p>10.3783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7380636" calcext:value-type="float">
            <text:p>1.7380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55511" calcext:value-type="float">
            <text:p>4.85551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7.2936845" calcext:value-type="float">
            <text:p>7.2936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88626" calcext:value-type="float">
            <text:p>1.0188626</text:p>
          </table:table-cell>
          <table:table-cell office:value-type="float" office:value="0.111251794" calcext:value-type="float">
            <text:p>0.111251794</text:p>
          </table:table-cell>
          <table:table-cell office:value-type="float" office:value="4.040854" calcext:value-type="float">
            <text:p>4.040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07673" calcext:value-type="float">
            <text:p>1.7807673</text:p>
          </table:table-cell>
          <table:table-cell office:value-type="float" office:value="4.5179114" calcext:value-type="float">
            <text:p>4.5179114</text:p>
          </table:table-cell>
          <table:table-cell office:value-type="float" office:value="1.7791126" calcext:value-type="float">
            <text:p>1.7791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20167" calcext:value-type="float">
            <text:p>1.4820167</text:p>
          </table:table-cell>
          <table:table-cell office:value-type="float" office:value="1.7326832" calcext:value-type="float">
            <text:p>1.7326832</text:p>
          </table:table-cell>
          <table:table-cell office:value-type="float" office:value="5.3858542" calcext:value-type="float">
            <text:p>5.3858542</text:p>
          </table:table-cell>
          <table:table-cell office:value-type="float" office:value="8.926521" calcext:value-type="float">
            <text:p>8.9265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959329" calcext:value-type="float">
            <text:p>1.7959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12715" calcext:value-type="float">
            <text:p>0.24712715</text:p>
          </table:table-cell>
          <table:table-cell office:value-type="float" office:value="1.248147" calcext:value-type="float">
            <text:p>1.248147</text:p>
          </table:table-cell>
          <table:table-cell office:value-type="float" office:value="0.68313324" calcext:value-type="float">
            <text:p>0.68313324</text:p>
          </table:table-cell>
          <table:table-cell office:value-type="float" office:value="0.46262166" calcext:value-type="float">
            <text:p>0.46262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223157" calcext:value-type="float">
            <text:p>2.5223157</text:p>
          </table:table-cell>
          <table:table-cell office:value-type="float" office:value="0.3511864" calcext:value-type="float">
            <text:p>0.35118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7797408" calcext:value-type="float">
            <text:p>1.7797408</text:p>
          </table:table-cell>
          <table:table-cell office:value-type="float" office:value="4.326827" calcext:value-type="float">
            <text:p>4.326827</text:p>
          </table:table-cell>
          <table:table-cell office:value-type="float" office:value="0.13450056" calcext:value-type="float">
            <text:p>0.13450056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23431" calcext:value-type="float">
            <text:p>1.6223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21638" calcext:value-type="float">
            <text:p>2.0421638</text:p>
          </table:table-cell>
          <table:table-cell office:value-type="float" office:value="0.1359146" calcext:value-type="float">
            <text:p>0.1359146</text:p>
          </table:table-cell>
          <table:table-cell office:value-type="float" office:value="0.12584428" calcext:value-type="float">
            <text:p>0.12584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410916" calcext:value-type="float">
            <text:p>5.3410916</text:p>
          </table:table-cell>
          <table:table-cell office:value-type="float" office:value="0.09612066" calcext:value-type="float">
            <text:p>0.09612066</text:p>
          </table:table-cell>
          <table:table-cell office:value-type="float" office:value="0" calcext:value-type="float">
            <text:p>0</text:p>
          </table:table-cell>
          <table:table-cell office:value-type="float" office:value="0.6003083" calcext:value-type="float">
            <text:p>0.6003083</text:p>
          </table:table-cell>
          <table:table-cell office:value-type="float" office:value="0.30574268" calcext:value-type="float">
            <text:p>0.30574268</text:p>
          </table:table-cell>
          <table:table-cell office:value-type="float" office:value="0" calcext:value-type="float">
            <text:p>0</text:p>
          </table:table-cell>
          <table:table-cell office:value-type="float" office:value="0.20478076" calcext:value-type="float">
            <text:p>0.20478076</text:p>
          </table:table-cell>
          <table:table-cell office:value-type="float" office:value="0" calcext:value-type="float">
            <text:p>0</text:p>
          </table:table-cell>
          <table:table-cell office:value-type="float" office:value="4.7365675" calcext:value-type="float">
            <text:p>4.7365675</text:p>
          </table:table-cell>
          <table:table-cell office:value-type="float" office:value="1.1936855" calcext:value-type="float">
            <text:p>1.1936855</text:p>
          </table:table-cell>
          <table:table-cell office:value-type="float" office:value="0.350478" calcext:value-type="float">
            <text:p>0.35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88636" calcext:value-type="float">
            <text:p>0.09288636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10.803346" calcext:value-type="float">
            <text:p>10.803346</text:p>
          </table:table-cell>
          <table:table-cell office:value-type="float" office:value="0.14488462" calcext:value-type="float">
            <text:p>0.14488462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2.5601103" calcext:value-type="float">
            <text:p>2.5601103</text:p>
          </table:table-cell>
          <table:table-cell office:value-type="float" office:value="5.7953367" calcext:value-type="float">
            <text:p>5.7953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791977" calcext:value-type="float">
            <text:p>6.2791977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2.8446755" calcext:value-type="float">
            <text:p>2.8446755</text:p>
          </table:table-cell>
          <table:table-cell office:value-type="float" office:value="5.1477532" calcext:value-type="float">
            <text:p>5.1477532</text:p>
          </table:table-cell>
          <table:table-cell office:value-type="float" office:value="0" calcext:value-type="float">
            <text:p>0</text:p>
          </table:table-cell>
          <table:table-cell office:value-type="float" office:value="0.47984594" calcext:value-type="float">
            <text:p>0.47984594</text:p>
          </table:table-cell>
          <table:table-cell office:value-type="float" office:value="0" calcext:value-type="float">
            <text:p>0</text:p>
          </table:table-cell>
          <table:table-cell office:value-type="float" office:value="4.21085" calcext:value-type="float">
            <text:p>4.21085</text:p>
          </table:table-cell>
          <table:table-cell office:value-type="float" office:value="0.37091726" calcext:value-type="float">
            <text:p>0.37091726</text:p>
          </table:table-cell>
          <table:table-cell office:value-type="float" office:value="0" calcext:value-type="float">
            <text:p>0</text:p>
          </table:table-cell>
          <table:table-cell office:value-type="float" office:value="2.5446305" calcext:value-type="float">
            <text:p>2.5446305</text:p>
          </table:table-cell>
          <table:table-cell office:value-type="float" office:value="0" calcext:value-type="float">
            <text:p>0</text:p>
          </table:table-cell>
          <table:table-cell office:value-type="float" office:value="0.5049855" calcext:value-type="float">
            <text:p>0.5049855</text:p>
          </table:table-cell>
          <table:table-cell office:value-type="float" office:value="8.452325" calcext:value-type="float">
            <text:p>8.452325</text:p>
          </table:table-cell>
          <table:table-cell office:value-type="float" office:value="0" calcext:value-type="float">
            <text:p>0</text:p>
          </table:table-cell>
          <table:table-cell office:value-type="float" office:value="1.1540856" calcext:value-type="float">
            <text:p>1.1540856</text:p>
          </table:table-cell>
          <table:table-cell office:value-type="float" office:value="0" calcext:value-type="float">
            <text:p>0</text:p>
          </table:table-cell>
          <table:table-cell office:value-type="float" office:value="0.88919336" calcext:value-type="float">
            <text:p>0.88919336</text:p>
          </table:table-cell>
          <table:table-cell office:value-type="float" office:value="1.9790344" calcext:value-type="float">
            <text:p>1.9790344</text:p>
          </table:table-cell>
          <table:table-cell office:value-type="float" office:value="0" calcext:value-type="float">
            <text:p>0</text:p>
          </table:table-cell>
          <table:table-cell office:value-type="float" office:value="2.0041313" calcext:value-type="float">
            <text:p>2.004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219897" calcext:value-type="float">
            <text:p>2.6219897</text:p>
          </table:table-cell>
          <table:table-cell office:value-type="float" office:value="0.26903796" calcext:value-type="float">
            <text:p>0.26903796</text:p>
          </table:table-cell>
          <table:table-cell office:value-type="float" office:value="1.6615225" calcext:value-type="float">
            <text:p>1.6615225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2.3854918" calcext:value-type="float">
            <text:p>2.3854918</text:p>
          </table:table-cell>
          <table:table-cell office:value-type="float" office:value="1.4319359" calcext:value-type="float">
            <text:p>1.4319359</text:p>
          </table:table-cell>
          <table:table-cell office:value-type="float" office:value="1.403721" calcext:value-type="float">
            <text:p>1.403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465557" calcext:value-type="float">
            <text:p>5.8465557</text:p>
          </table:table-cell>
          <table:table-cell office:value-type="float" office:value="0.06327304" calcext:value-type="float">
            <text:p>0.06327304</text:p>
          </table:table-cell>
          <table:table-cell office:value-type="float" office:value="7.438175" calcext:value-type="float">
            <text:p>7.438175</text:p>
          </table:table-cell>
          <table:table-cell office:value-type="float" office:value="2.5810442" calcext:value-type="float">
            <text:p>2.5810442</text:p>
          </table:table-cell>
          <table:table-cell office:value-type="float" office:value="0.32253265" calcext:value-type="float">
            <text:p>0.32253265</text:p>
          </table:table-cell>
          <table:table-cell office:value-type="float" office:value="0.0011523583" calcext:value-type="float">
            <text:p>0.0011523583</text:p>
          </table:table-cell>
          <table:table-cell office:value-type="float" office:value="0" calcext:value-type="float">
            <text:p>0</text:p>
          </table:table-cell>
          <table:table-cell office:value-type="float" office:value="1.9522986" calcext:value-type="float">
            <text:p>1.9522986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" calcext:value-type="float">
            <text:p>0</text:p>
          </table:table-cell>
          <table:table-cell office:value-type="float" office:value="0.2285716" calcext:value-type="float">
            <text:p>0.2285716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4.143788" calcext:value-type="float">
            <text:p>4.143788</text:p>
          </table:table-cell>
          <table:table-cell office:value-type="float" office:value="0.07051043" calcext:value-type="float">
            <text:p>0.07051043</text:p>
          </table:table-cell>
          <table:table-cell office:value-type="float" office:value="6.084574" calcext:value-type="float">
            <text:p>6.084574</text:p>
          </table:table-cell>
          <table:table-cell office:value-type="float" office:value="4.564439" calcext:value-type="float">
            <text:p>4.564439</text:p>
          </table:table-cell>
          <table:table-cell office:value-type="float" office:value="0.03810907" calcext:value-type="float">
            <text:p>0.03810907</text:p>
          </table:table-cell>
          <table:table-cell office:value-type="float" office:value="0.74859893" calcext:value-type="float">
            <text:p>0.74859893</text:p>
          </table:table-cell>
          <table:table-cell office:value-type="float" office:value="4.4213862" calcext:value-type="float">
            <text:p>4.4213862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3.0452406" calcext:value-type="float">
            <text:p>3.0452406</text:p>
          </table:table-cell>
          <table:table-cell office:value-type="float" office:value="0" calcext:value-type="float">
            <text:p>0</text:p>
          </table:table-cell>
          <table:table-cell office:value-type="float" office:value="4.3250155" calcext:value-type="float">
            <text:p>4.3250155</text:p>
          </table:table-cell>
          <table:table-cell office:value-type="float" office:value="7.542656" calcext:value-type="float">
            <text:p>7.542656</text:p>
          </table:table-cell>
          <table:table-cell office:value-type="float" office:value="0" calcext:value-type="float">
            <text:p>0</text:p>
          </table:table-cell>
          <table:table-cell office:value-type="float" office:value="0.023558944" calcext:value-type="float">
            <text:p>0.023558944</text:p>
          </table:table-cell>
          <table:table-cell office:value-type="float" office:value="8.681621" calcext:value-type="float">
            <text:p>8.681621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1.4218022" calcext:value-type="float">
            <text:p>1.4218022</text:p>
          </table:table-cell>
          <table:table-cell office:value-type="float" office:value="0" calcext:value-type="float">
            <text:p>0</text:p>
          </table:table-cell>
          <table:table-cell office:value-type="float" office:value="4.624807" calcext:value-type="float">
            <text:p>4.624807</text:p>
          </table:table-cell>
          <table:table-cell office:value-type="float" office:value="0.057945315" calcext:value-type="float">
            <text:p>0.057945315</text:p>
          </table:table-cell>
          <table:table-cell office:value-type="float" office:value="0" calcext:value-type="float">
            <text:p>0</text:p>
          </table:table-cell>
          <table:table-cell office:value-type="float" office:value="0.26111826" calcext:value-type="float">
            <text:p>0.26111826</text:p>
          </table:table-cell>
          <table:table-cell office:value-type="float" office:value="0" calcext:value-type="float">
            <text:p>0</text:p>
          </table:table-cell>
          <table:table-cell office:value-type="float" office:value="3.9115214" calcext:value-type="float">
            <text:p>3.9115214</text:p>
          </table:table-cell>
          <table:table-cell office:value-type="float" office:value="3.8989656" calcext:value-type="float">
            <text:p>3.89896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540369" calcext:value-type="float">
            <text:p>1.8540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95172" calcext:value-type="float">
            <text:p>1.7695172</text:p>
          </table:table-cell>
          <table:table-cell office:value-type="float" office:value="2.5550337" calcext:value-type="float">
            <text:p>2.5550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31501" calcext:value-type="float">
            <text:p>1.3631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09625" calcext:value-type="float">
            <text:p>10.309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372066" calcext:value-type="float">
            <text:p>4.5372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0036" calcext:value-type="float">
            <text:p>1.88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99555" calcext:value-type="float">
            <text:p>1.3799555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8.727331" calcext:value-type="float">
            <text:p>8.727331</text:p>
          </table:table-cell>
          <table:table-cell office:value-type="float" office:value="0" calcext:value-type="float">
            <text:p>0</text:p>
          </table:table-cell>
          <table:table-cell office:value-type="float" office:value="0.25054547" calcext:value-type="float">
            <text:p>0.25054547</text:p>
          </table:table-cell>
          <table:table-cell office:value-type="float" office:value="5.0791545" calcext:value-type="float">
            <text:p>5.0791545</text:p>
          </table:table-cell>
          <table:table-cell office:value-type="float" office:value="2.160369" calcext:value-type="float">
            <text:p>2.160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677643" calcext:value-type="float">
            <text:p>3.7677643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.12022995" calcext:value-type="float">
            <text:p>0.12022995</text:p>
          </table:table-cell>
          <table:table-cell office:value-type="float" office:value="1.9791853" calcext:value-type="float">
            <text:p>1.9791853</text:p>
          </table:table-cell>
          <table:table-cell office:value-type="float" office:value="2.3987257" calcext:value-type="float">
            <text:p>2.3987257</text:p>
          </table:table-cell>
          <table:table-cell office:value-type="float" office:value="0.8206476" calcext:value-type="float">
            <text:p>0.8206476</text:p>
          </table:table-cell>
          <table:table-cell office:value-type="float" office:value="0.14284894" calcext:value-type="float">
            <text:p>0.14284894</text:p>
          </table:table-cell>
          <table:table-cell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.56421196" calcext:value-type="float">
            <text:p>0.56421196</text:p>
          </table:table-cell>
          <table:table-cell office:value-type="float" office:value="6.188553" calcext:value-type="float">
            <text:p>6.188553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0.5015734" calcext:value-type="float">
            <text:p>0.5015734</text:p>
          </table:table-cell>
          <table:table-cell office:value-type="float" office:value="0" calcext:value-type="float">
            <text:p>0</text:p>
          </table:table-cell>
          <table:table-cell office:value-type="float" office:value="0.35212067" calcext:value-type="float">
            <text:p>0.35212067</text:p>
          </table:table-cell>
          <table:table-cell office:value-type="float" office:value="0" calcext:value-type="float">
            <text:p>0</text:p>
          </table:table-cell>
          <table:table-cell office:value-type="float" office:value="1.1296662" calcext:value-type="float">
            <text:p>1.1296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882216" calcext:value-type="float">
            <text:p>0.73882216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6.1156335" calcext:value-type="float">
            <text:p>6.115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25968" calcext:value-type="float">
            <text:p>2.3125968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019011" calcext:value-type="float">
            <text:p>3.5019011</text:p>
          </table:table-cell>
          <table:table-cell office:value-type="float" office:value="0" calcext:value-type="float">
            <text:p>0</text:p>
          </table:table-cell>
          <table:table-cell office:value-type="float" office:value="0.58721167" calcext:value-type="float">
            <text:p>0.58721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343004" calcext:value-type="float">
            <text:p>0.0012343004</text:p>
          </table:table-cell>
          <table:table-cell office:value-type="float" office:value="0" calcext:value-type="float">
            <text:p>0</text:p>
          </table:table-cell>
          <table:table-cell office:value-type="float" office:value="0.17725211" calcext:value-type="float">
            <text:p>0.17725211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8.612594" calcext:value-type="float">
            <text:p>8.612594</text:p>
          </table:table-cell>
          <table:table-cell office:value-type="float" office:value="0" calcext:value-type="float">
            <text:p>0</text:p>
          </table:table-cell>
          <table:table-cell office:value-type="float" office:value="3.0457022" calcext:value-type="float">
            <text:p>3.0457022</text:p>
          </table:table-cell>
          <table:table-cell office:value-type="float" office:value="0" calcext:value-type="float">
            <text:p>0</text:p>
          </table:table-cell>
          <table:table-cell office:value-type="float" office:value="0.0842721" calcext:value-type="float">
            <text:p>0.0842721</text:p>
          </table:table-cell>
          <table:table-cell office:value-type="float" office:value="10.6672735" calcext:value-type="float">
            <text:p>10.66727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331619" calcext:value-type="float">
            <text:p>0.9331619</text:p>
          </table:table-cell>
          <table:table-cell office:value-type="float" office:value="1.2031695" calcext:value-type="float">
            <text:p>1.2031695</text:p>
          </table:table-cell>
          <table:table-cell office:value-type="float" office:value="0.017103642" calcext:value-type="float">
            <text:p>0.017103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578933" calcext:value-type="float">
            <text:p>1.9578933</text:p>
          </table:table-cell>
          <table:table-cell office:value-type="float" office:value="8.662069" calcext:value-type="float">
            <text:p>8.6620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4398026" calcext:value-type="float">
            <text:p>6.4398026</text:p>
          </table:table-cell>
          <table:table-cell office:value-type="float" office:value="0.7249144" calcext:value-type="float">
            <text:p>0.7249144</text:p>
          </table:table-cell>
          <table:table-cell office:value-type="float" office:value="1.8472735" calcext:value-type="float">
            <text:p>1.84727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3358317" calcext:value-type="float">
            <text:p>0.43358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565504" calcext:value-type="float">
            <text:p>0.35565504</text:p>
          </table:table-cell>
          <table:table-cell office:value-type="float" office:value="8.2674675" calcext:value-type="float">
            <text:p>8.26746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0979428" calcext:value-type="float">
            <text:p>0.20979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343468" calcext:value-type="float">
            <text:p>0.35343468</text:p>
          </table:table-cell>
          <table:table-cell office:value-type="float" office:value="1.7441996" calcext:value-type="float">
            <text:p>1.7441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59815264" calcext:value-type="float">
            <text:p>0.59815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71409" calcext:value-type="float">
            <text:p>0.08071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7.7280955" calcext:value-type="float">
            <text:p>7.7280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59376" calcext:value-type="float">
            <text:p>1.7459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16824" calcext:value-type="float">
            <text:p>4.916824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542225" calcext:value-type="float">
            <text:p>1.1542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13094" calcext:value-type="float">
            <text:p>0.23013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3.9709687" calcext:value-type="float">
            <text:p>3.9709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1.5673025" calcext:value-type="float">
            <text:p>1.5673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781646" calcext:value-type="float">
            <text:p>4.07816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0375305" calcext:value-type="float">
            <text:p>0.20375305</text:p>
          </table:table-cell>
          <table:table-cell office:value-type="float" office:value="4.484666" calcext:value-type="float">
            <text:p>4.484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95019" calcext:value-type="float">
            <text:p>2.995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394984" calcext:value-type="float">
            <text:p>2.73949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1187" calcext:value-type="float">
            <text:p>0.3971187</text:p>
          </table:table-cell>
          <table:table-cell office:value-type="float" office:value="4.3710084" calcext:value-type="float">
            <text:p>4.3710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48437" calcext:value-type="float">
            <text:p>0.40148437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.96075976" calcext:value-type="float">
            <text:p>0.96075976</text:p>
          </table:table-cell>
          <table:table-cell office:value-type="float" office:value="0" calcext:value-type="float">
            <text:p>0</text:p>
          </table:table-cell>
          <table:table-cell office:value-type="float" office:value="9.979799" calcext:value-type="float">
            <text:p>9.979799</text:p>
          </table:table-cell>
          <table:table-cell office:value-type="float" office:value="4.948586" calcext:value-type="float">
            <text:p>4.948586</text:p>
          </table:table-cell>
          <table:table-cell office:value-type="float" office:value="0.040002342" calcext:value-type="float">
            <text:p>0.040002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17362" calcext:value-type="float">
            <text:p>6.217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44918" calcext:value-type="float">
            <text:p>0.8044918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4.0990205" calcext:value-type="float">
            <text:p>4.0990205</text:p>
          </table:table-cell>
          <table:table-cell office:value-type="float" office:value="2.2311957" calcext:value-type="float">
            <text:p>2.23119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49762" calcext:value-type="float">
            <text:p>2.0849762</text:p>
          </table:table-cell>
          <table:table-cell office:value-type="float" office:value="0.22136225" calcext:value-type="float">
            <text:p>0.22136225</text:p>
          </table:table-cell>
          <table:table-cell office:value-type="float" office:value="1.776858" calcext:value-type="float">
            <text:p>1.7768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846078" calcext:value-type="float">
            <text:p>5.846078</text:p>
          </table:table-cell>
          <table:table-cell office:value-type="float" office:value="3.6848376" calcext:value-type="float">
            <text:p>3.6848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177058" calcext:value-type="float">
            <text:p>1.177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07635" calcext:value-type="float">
            <text:p>2.9107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387654" calcext:value-type="float">
            <text:p>0.65387654</text:p>
          </table:table-cell>
          <table:table-cell office:value-type="float" office:value="0" calcext:value-type="float">
            <text:p>0</text:p>
          </table:table-cell>
          <table:table-cell office:value-type="float" office:value="0.11008972" calcext:value-type="float">
            <text:p>0.11008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76305" calcext:value-type="float">
            <text:p>10.076305</text:p>
          </table:table-cell>
          <table:table-cell office:value-type="float" office:value="8.299087" calcext:value-type="float">
            <text:p>8.299087</text:p>
          </table:table-cell>
          <table:table-cell office:value-type="float" office:value="0.43199682" calcext:value-type="float">
            <text:p>0.43199682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2.1096344" calcext:value-type="float">
            <text:p>2.1096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126245" calcext:value-type="float">
            <text:p>0.11126245</text:p>
          </table:table-cell>
          <table:table-cell office:value-type="float" office:value="1.2851427" calcext:value-type="float">
            <text:p>1.2851427</text:p>
          </table:table-cell>
          <table:table-cell office:value-type="float" office:value="0" calcext:value-type="float">
            <text:p>0</text:p>
          </table:table-cell>
          <table:table-cell office:value-type="float" office:value="2.4948244" calcext:value-type="float">
            <text:p>2.4948244</text:p>
          </table:table-cell>
          <table:table-cell office:value-type="float" office:value="2.6247258" calcext:value-type="float">
            <text:p>2.6247258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32373" calcext:value-type="float">
            <text:p>2.4532373</text:p>
          </table:table-cell>
          <table:table-cell office:value-type="float" office:value="0" calcext:value-type="float">
            <text:p>0</text:p>
          </table:table-cell>
          <table:table-cell office:value-type="float" office:value="4.275638" calcext:value-type="float">
            <text:p>4.275638</text:p>
          </table:table-cell>
          <table:table-cell office:value-type="float" office:value="0" calcext:value-type="float">
            <text:p>0</text:p>
          </table:table-cell>
          <table:table-cell office:value-type="float" office:value="6.2584567" calcext:value-type="float">
            <text:p>6.2584567</text:p>
          </table:table-cell>
          <table:table-cell office:value-type="float" office:value="0.3859755" calcext:value-type="float">
            <text:p>0.3859755</text:p>
          </table:table-cell>
          <table:table-cell office:value-type="float" office:value="1.9752454" calcext:value-type="float">
            <text:p>1.9752454</text:p>
          </table:table-cell>
          <table:table-cell office:value-type="float" office:value="0" calcext:value-type="float">
            <text:p>0</text:p>
          </table:table-cell>
          <table:table-cell office:value-type="float" office:value="2.573213" calcext:value-type="float">
            <text:p>2.573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14358" calcext:value-type="float">
            <text:p>5.514358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402637" calcext:value-type="float">
            <text:p>7.9402637</text:p>
          </table:table-cell>
          <table:table-cell office:value-type="float" office:value="0" calcext:value-type="float">
            <text:p>0</text:p>
          </table:table-cell>
          <table:table-cell office:value-type="float" office:value="0.69373155" calcext:value-type="float">
            <text:p>0.693731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144614" calcext:value-type="float">
            <text:p>1.4144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161795" calcext:value-type="float">
            <text:p>1.2161795</text:p>
          </table:table-cell>
          <table:table-cell office:value-type="float" office:value="0.91297996" calcext:value-type="float">
            <text:p>0.91297996</text:p>
          </table:table-cell>
          <table:table-cell office:value-type="float" office:value="10.544411" calcext:value-type="float">
            <text:p>10.5444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6837506" calcext:value-type="float">
            <text:p>6.6837506</text:p>
          </table:table-cell>
          <table:table-cell office:value-type="float" office:value="3.0768576" calcext:value-type="float">
            <text:p>3.0768576</text:p>
          </table:table-cell>
          <table:table-cell office:value-type="float" office:value="6.0816865" calcext:value-type="float">
            <text:p>6.08168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102827" calcext:value-type="float">
            <text:p>8.102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889854" calcext:value-type="float">
            <text:p>0.70889854</text:p>
          </table:table-cell>
          <table:table-cell office:value-type="float" office:value="0" calcext:value-type="float">
            <text:p>0</text:p>
          </table:table-cell>
          <table:table-cell office:value-type="float" office:value="3.8455396" calcext:value-type="float">
            <text:p>3.8455396</text:p>
          </table:table-cell>
          <table:table-cell office:value-type="float" office:value="14.800934" calcext:value-type="float">
            <text:p>14.8009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096206" calcext:value-type="float">
            <text:p>0.8096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49248" calcext:value-type="float">
            <text:p>5.749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4.346023" calcext:value-type="float">
            <text:p>4.346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71466" calcext:value-type="float">
            <text:p>1.6571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773422" calcext:value-type="float">
            <text:p>1.4773422</text:p>
          </table:table-cell>
          <table:table-cell office:value-type="float" office:value="0" calcext:value-type="float">
            <text:p>0</text:p>
          </table:table-cell>
          <table:table-cell office:value-type="float" office:value="4.1034007" calcext:value-type="float">
            <text:p>4.1034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70016" calcext:value-type="float">
            <text:p>9.770016</text:p>
          </table:table-cell>
          <table:table-cell office:value-type="float" office:value="0.13693072" calcext:value-type="float">
            <text:p>0.13693072</text:p>
          </table:table-cell>
          <table:table-cell office:value-type="float" office:value="0" calcext:value-type="float">
            <text:p>0</text:p>
          </table:table-cell>
          <table:table-cell office:value-type="float" office:value="1.9519302" calcext:value-type="float">
            <text:p>1.9519302</text:p>
          </table:table-cell>
          <table:table-cell office:value-type="float" office:value="5.9890246" calcext:value-type="float">
            <text:p>5.9890246</text:p>
          </table:table-cell>
          <table:table-cell office:value-type="float" office:value="2.9568665" calcext:value-type="float">
            <text:p>2.95686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37613" calcext:value-type="float">
            <text:p>0.3837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5.481359" calcext:value-type="float">
            <text:p>5.481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26268" calcext:value-type="float">
            <text:p>1.4526268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0.17055857" calcext:value-type="float">
            <text:p>0.17055857</text:p>
          </table:table-cell>
          <table:table-cell office:value-type="float" office:value="1.613673" calcext:value-type="float">
            <text:p>1.613673</text:p>
          </table:table-cell>
          <table:table-cell office:value-type="float" office:value="0" calcext:value-type="float">
            <text:p>0</text:p>
          </table:table-cell>
          <table:table-cell office:value-type="float" office:value="2.066319" calcext:value-type="float">
            <text:p>2.066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763926" calcext:value-type="float">
            <text:p>2.8763926</text:p>
          </table:table-cell>
          <table:table-cell office:value-type="float" office:value="5.692755" calcext:value-type="float">
            <text:p>5.692755</text:p>
          </table:table-cell>
          <table:table-cell office:value-type="float" office:value="3.1274347" calcext:value-type="float">
            <text:p>3.1274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926395" calcext:value-type="float">
            <text:p>4.9926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159315" calcext:value-type="float">
            <text:p>1.91593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office:value-type="float" office:value="0.52205247" calcext:value-type="float">
            <text:p>0.52205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office:value-type="float" office:value="0" calcext:value-type="float">
            <text:p>0</text:p>
          </table:table-cell>
          <table:table-cell office:value-type="float" office:value="3.3413196" calcext:value-type="float">
            <text:p>3.3413196</text:p>
          </table:table-cell>
          <table:table-cell office:value-type="float" office:value="2.4197474" calcext:value-type="float">
            <text:p>2.4197474</text:p>
          </table:table-cell>
          <table:table-cell office:value-type="float" office:value="0.0011523583" calcext:value-type="float">
            <text:p>0.0011523583</text:p>
          </table:table-cell>
          <table:table-cell office:value-type="float" office:value="0" calcext:value-type="float">
            <text:p>0</text:p>
          </table:table-cell>
          <table:table-cell office:value-type="float" office:value="1.8833836" calcext:value-type="float">
            <text:p>1.8833836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3.1722865" calcext:value-type="float">
            <text:p>3.1722865</text:p>
          </table:table-cell>
          <table:table-cell office:value-type="float" office:value="0" calcext:value-type="float">
            <text:p>0</text:p>
          </table:table-cell>
          <table:table-cell office:value-type="float" office:value="4.46369" calcext:value-type="float">
            <text:p>4.46369</text:p>
          </table:table-cell>
          <table:table-cell office:value-type="float" office:value="11.114834" calcext:value-type="float">
            <text:p>11.114834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0" calcext:value-type="float">
            <text:p>0</text:p>
          </table:table-cell>
          <table:table-cell office:value-type="float" office:value="3.1748412" calcext:value-type="float">
            <text:p>3.1748412</text:p>
          </table:table-cell>
          <table:table-cell office:value-type="float" office:value="15.69581" calcext:value-type="float">
            <text:p>15.69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26872" calcext:value-type="float">
            <text:p>1.1126872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5.4843526" calcext:value-type="float">
            <text:p>5.4843526</text:p>
          </table:table-cell>
          <table:table-cell office:value-type="float" office:value="7.123548" calcext:value-type="float">
            <text:p>7.123548</text:p>
          </table:table-cell>
          <table:table-cell office:value-type="float" office:value="0.07138872" calcext:value-type="float">
            <text:p>0.07138872</text:p>
          </table:table-cell>
          <table:table-cell office:value-type="float" office:value="0" calcext:value-type="float">
            <text:p>0</text:p>
          </table:table-cell>
          <table:table-cell office:value-type="float" office:value="0.33625358" calcext:value-type="float">
            <text:p>0.33625358</text:p>
          </table:table-cell>
          <table:table-cell office:value-type="float" office:value="0.23383108" calcext:value-type="float">
            <text:p>0.23383108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10807" calcext:value-type="float">
            <text:p>1.4410807</text:p>
          </table:table-cell>
          <table:table-cell office:value-type="float" office:value="3.4175763" calcext:value-type="float">
            <text:p>3.4175763</text:p>
          </table:table-cell>
          <table:table-cell office:value-type="float" office:value="5.3244987" calcext:value-type="float">
            <text:p>5.3244987</text:p>
          </table:table-cell>
          <table:table-cell office:value-type="float" office:value="0" calcext:value-type="float">
            <text:p>0</text:p>
          </table:table-cell>
          <table:table-cell office:value-type="float" office:value="4.396972" calcext:value-type="float">
            <text:p>4.396972</text:p>
          </table:table-cell>
          <table:table-cell office:value-type="float" office:value="7.159467" calcext:value-type="float">
            <text:p>7.1594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21454692" calcext:value-type="float">
            <text:p>0.021454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04948" calcext:value-type="float">
            <text:p>1.6904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07176" calcext:value-type="float">
            <text:p>0.38007176</text:p>
          </table:table-cell>
          <table:table-cell office:value-type="float" office:value="0" calcext:value-type="float">
            <text:p>0</text:p>
          </table:table-cell>
          <table:table-cell office:value-type="float" office:value="0.47012657" calcext:value-type="float">
            <text:p>0.47012657</text:p>
          </table:table-cell>
          <table:table-cell office:value-type="float" office:value="5.6671743" calcext:value-type="float">
            <text:p>5.6671743</text:p>
          </table:table-cell>
          <table:table-cell office:value-type="float" office:value="8.710328" calcext:value-type="float">
            <text:p>8.710328</text:p>
          </table:table-cell>
          <table:table-cell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5.6972637" calcext:value-type="float">
            <text:p>5.6972637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4.3599033" calcext:value-type="float">
            <text:p>4.3599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3.4457715" calcext:value-type="float">
            <text:p>3.4457715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44178" calcext:value-type="float">
            <text:p>2.444178</text:p>
          </table:table-cell>
          <table:table-cell office:value-type="float" office:value="0.11126245" calcext:value-type="float">
            <text:p>0.11126245</text:p>
          </table:table-cell>
          <table:table-cell office:value-type="float" office:value="0.6361208" calcext:value-type="float">
            <text:p>0.6361208</text:p>
          </table:table-cell>
          <table:table-cell office:value-type="float" office:value="0" calcext:value-type="float">
            <text:p>0</text:p>
          </table:table-cell>
          <table:table-cell office:value-type="float" office:value="2.683639" calcext:value-type="float">
            <text:p>2.683639</text:p>
          </table:table-cell>
          <table:table-cell office:value-type="float" office:value="0.7110335" calcext:value-type="float">
            <text:p>0.7110335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331749" calcext:value-type="float">
            <text:p>6.331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795643" calcext:value-type="float">
            <text:p>5.3795643</text:p>
          </table:table-cell>
          <table:table-cell office:value-type="float" office:value="0" calcext:value-type="float">
            <text:p>0</text:p>
          </table:table-cell>
          <table:table-cell office:value-type="float" office:value="2.8786802" calcext:value-type="float">
            <text:p>2.8786802</text:p>
          </table:table-cell>
          <table:table-cell office:value-type="float" office:value="0.23115486" calcext:value-type="float">
            <text:p>0.23115486</text:p>
          </table:table-cell>
          <table:table-cell office:value-type="float" office:value="6.280806" calcext:value-type="float">
            <text:p>6.280806</text:p>
          </table:table-cell>
          <table:table-cell office:value-type="float" office:value="3.3535635" calcext:value-type="float">
            <text:p>3.3535635</text:p>
          </table:table-cell>
          <table:table-cell office:value-type="float" office:value="0" calcext:value-type="float">
            <text:p>0</text:p>
          </table:table-cell>
          <table:table-cell office:value-type="float" office:value="0.5268751" calcext:value-type="float">
            <text:p>0.5268751</text:p>
          </table:table-cell>
          <table:table-cell office:value-type="float" office:value="0.38014698" calcext:value-type="float">
            <text:p>0.38014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747104" calcext:value-type="float">
            <text:p>0.45747104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1.7315851" calcext:value-type="float">
            <text:p>1.7315851</text:p>
          </table:table-cell>
          <table:table-cell office:value-type="float" office:value="0" calcext:value-type="float">
            <text:p>0</text:p>
          </table:table-cell>
          <table:table-cell office:value-type="float" office:value="5.3587847" calcext:value-type="float">
            <text:p>5.3587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813336" calcext:value-type="float">
            <text:p>0.558133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317427" calcext:value-type="float">
            <text:p>0.07317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8585434" calcext:value-type="float">
            <text:p>0.78585434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8.239276" calcext:value-type="float">
            <text:p>8.239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574183" calcext:value-type="float">
            <text:p>4.5574183</text:p>
          </table:table-cell>
          <table:table-cell office:value-type="float" office:value="0.33706817" calcext:value-type="float">
            <text:p>0.33706817</text:p>
          </table:table-cell>
          <table:table-cell office:value-type="float" office:value="2.786204" calcext:value-type="float">
            <text:p>2.786204</text:p>
          </table:table-cell>
          <table:table-cell office:value-type="float" office:value="0.69874513" calcext:value-type="float">
            <text:p>0.69874513</text:p>
          </table:table-cell>
          <table:table-cell office:value-type="float" office:value="0.5299121" calcext:value-type="float">
            <text:p>0.5299121</text:p>
          </table:table-cell>
          <table:table-cell office:value-type="float" office:value="5.1199393" calcext:value-type="float">
            <text:p>5.11993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1.5756081" calcext:value-type="float">
            <text:p>1.5756081</text:p>
          </table:table-cell>
          <table:table-cell office:value-type="float" office:value="7.2715254" calcext:value-type="float">
            <text:p>7.2715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301204" calcext:value-type="float">
            <text:p>0.52301204</text:p>
          </table:table-cell>
          <table:table-cell office:value-type="float" office:value="0" calcext:value-type="float">
            <text:p>0</text:p>
          </table:table-cell>
          <table:table-cell office:value-type="float" office:value="2.9899328" calcext:value-type="float">
            <text:p>2.9899328</text:p>
          </table:table-cell>
          <table:table-cell office:value-type="float" office:value="0.09478009" calcext:value-type="float">
            <text:p>0.09478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345997" calcext:value-type="float">
            <text:p>0.90345997</text:p>
          </table:table-cell>
          <table:table-cell office:value-type="float" office:value="4.1994824" calcext:value-type="float">
            <text:p>4.1994824</text:p>
          </table:table-cell>
          <table:table-cell office:value-type="float" office:value="0" calcext:value-type="float">
            <text:p>0</text:p>
          </table:table-cell>
          <table:table-cell office:value-type="float" office:value="0.71436685" calcext:value-type="float">
            <text:p>0.71436685</text:p>
          </table:table-cell>
          <table:table-cell office:value-type="float" office:value="1.861313" calcext:value-type="float">
            <text:p>1.861313</text:p>
          </table:table-cell>
          <table:table-cell office:value-type="float" office:value="0.36124387" calcext:value-type="float">
            <text:p>0.36124387</text:p>
          </table:table-cell>
          <table:table-cell office:value-type="float" office:value="1.5372417" calcext:value-type="float">
            <text:p>1.5372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415923" calcext:value-type="float">
            <text:p>4.84159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5771154" calcext:value-type="float">
            <text:p>0.105771154</text:p>
          </table:table-cell>
          <table:table-cell office:value-type="float" office:value="0" calcext:value-type="float">
            <text:p>0</text:p>
          </table:table-cell>
          <table:table-cell office:value-type="float" office:value="2.0428967" calcext:value-type="float">
            <text:p>2.0428967</text:p>
          </table:table-cell>
          <table:table-cell office:value-type="float" office:value="2.6654491" calcext:value-type="float">
            <text:p>2.6654491</text:p>
          </table:table-cell>
          <table:table-cell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01963" calcext:value-type="float">
            <text:p>8.401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794903" calcext:value-type="float">
            <text:p>3.1794903</text:p>
          </table:table-cell>
          <table:table-cell office:value-type="float" office:value="2.4425218" calcext:value-type="float">
            <text:p>2.4425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47792" calcext:value-type="float">
            <text:p>1.7547792</text:p>
          </table:table-cell>
          <table:table-cell office:value-type="float" office:value="2.4446368" calcext:value-type="float">
            <text:p>2.4446368</text:p>
          </table:table-cell>
          <table:table-cell office:value-type="float" office:value="0" calcext:value-type="float">
            <text:p>0</text:p>
          </table:table-cell>
          <table:table-cell office:value-type="float" office:value="4.404323" calcext:value-type="float">
            <text:p>4.404323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3.572843" calcext:value-type="float">
            <text:p>3.572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9964817" calcext:value-type="float">
            <text:p>0.79964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1.8482218" calcext:value-type="float">
            <text:p>1.8482218</text:p>
          </table:table-cell>
          <table:table-cell office:value-type="float" office:value="0" calcext:value-type="float">
            <text:p>0</text:p>
          </table:table-cell>
          <table:table-cell office:value-type="float" office:value="2.2801807" calcext:value-type="float">
            <text:p>2.2801807</text:p>
          </table:table-cell>
          <table:table-cell office:value-type="float" office:value="2.5931823" calcext:value-type="float">
            <text:p>2.5931823</text:p>
          </table:table-cell>
          <table:table-cell office:value-type="float" office:value="0.99677265" calcext:value-type="float">
            <text:p>0.99677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018673" calcext:value-type="float">
            <text:p>3.7018673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3.0721586" calcext:value-type="float">
            <text:p>3.0721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63244" calcext:value-type="float">
            <text:p>1.3063244</text:p>
          </table:table-cell>
          <table:table-cell office:value-type="float" office:value="0" calcext:value-type="float">
            <text:p>0</text:p>
          </table:table-cell>
          <table:table-cell office:value-type="float" office:value="0.6915186" calcext:value-type="float">
            <text:p>0.6915186</text:p>
          </table:table-cell>
          <table:table-cell office:value-type="float" office:value="4.9761057" calcext:value-type="float">
            <text:p>4.9761057</text:p>
          </table:table-cell>
          <table:table-cell office:value-type="float" office:value="0" calcext:value-type="float">
            <text:p>0</text:p>
          </table:table-cell>
          <table:table-cell office:value-type="float" office:value="3.3221316" calcext:value-type="float">
            <text:p>3.3221316</text:p>
          </table:table-cell>
          <table:table-cell office:value-type="float" office:value="4.5668344" calcext:value-type="float">
            <text:p>4.5668344</text:p>
          </table:table-cell>
          <table:table-cell office:value-type="float" office:value="0.02486049" calcext:value-type="float">
            <text:p>0.02486049</text:p>
          </table:table-cell>
          <table:table-cell office:value-type="float" office:value="11.833336" calcext:value-type="float">
            <text:p>11.833336</text:p>
          </table:table-cell>
          <table:table-cell office:value-type="float" office:value="0" calcext:value-type="float">
            <text:p>0</text:p>
          </table:table-cell>
          <table:table-cell office:value-type="float" office:value="3.1163387" calcext:value-type="float">
            <text:p>3.1163387</text:p>
          </table:table-cell>
          <table:table-cell office:value-type="float" office:value="0.24041793" calcext:value-type="float">
            <text:p>0.24041793</text:p>
          </table:table-cell>
          <table:table-cell office:value-type="float" office:value="0.043864097" calcext:value-type="float">
            <text:p>0.043864097</text:p>
          </table:table-cell>
          <table:table-cell office:value-type="float" office:value="0" calcext:value-type="float">
            <text:p>0</text:p>
          </table:table-cell>
          <table:table-cell office:value-type="float" office:value="1.6551951" calcext:value-type="float">
            <text:p>1.6551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78985" calcext:value-type="float">
            <text:p>2.2878985</text:p>
          </table:table-cell>
          <table:table-cell office:value-type="float" office:value="0.6008964" calcext:value-type="float">
            <text:p>0.6008964</text:p>
          </table:table-cell>
          <table:table-cell office:value-type="float" office:value="3.6461062" calcext:value-type="float">
            <text:p>3.6461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3.829802" calcext:value-type="float">
            <text:p>3.829802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.023042053" calcext:value-type="float">
            <text:p>0.023042053</text:p>
          </table:table-cell>
          <table:table-cell office:value-type="float" office:value="1.2269522" calcext:value-type="float">
            <text:p>1.2269522</text:p>
          </table:table-cell>
          <table:table-cell office:value-type="float" office:value="1.157565" calcext:value-type="float">
            <text:p>1.157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996833" calcext:value-type="float">
            <text:p>0.32996833</text:p>
          </table:table-cell>
          <table:table-cell office:value-type="float" office:value="5.921342" calcext:value-type="float">
            <text:p>5.921342</text:p>
          </table:table-cell>
          <table:table-cell office:value-type="float" office:value="0" calcext:value-type="float">
            <text:p>0</text:p>
          </table:table-cell>
          <table:table-cell office:value-type="float" office:value="0.33330026" calcext:value-type="float">
            <text:p>0.33330026</text:p>
          </table:table-cell>
          <table:table-cell office:value-type="float" office:value="4.356587" calcext:value-type="float">
            <text:p>4.356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office:value-type="float" office:value="0" calcext:value-type="float">
            <text:p>0</text:p>
          </table:table-cell>
          <table:table-cell office:value-type="float" office:value="0.39705235" calcext:value-type="float">
            <text:p>0.39705235</text:p>
          </table:table-cell>
          <table:table-cell office:value-type="float" office:value="2.180977" calcext:value-type="float">
            <text:p>2.18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22224" calcext:value-type="float">
            <text:p>0.37922224</text:p>
          </table:table-cell>
          <table:table-cell office:value-type="float" office:value="2.8153806" calcext:value-type="float">
            <text:p>2.8153806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7.085997" calcext:value-type="float">
            <text:p>7.085997</text:p>
          </table:table-cell>
          <table:table-cell office:value-type="float" office:value="3.1559439" calcext:value-type="float">
            <text:p>3.1559439</text:p>
          </table:table-cell>
          <table:table-cell office:value-type="float" office:value="2.1343772" calcext:value-type="float">
            <text:p>2.1343772</text:p>
          </table:table-cell>
          <table:table-cell office:value-type="float" office:value="0.018732816" calcext:value-type="float">
            <text:p>0.018732816</text:p>
          </table:table-cell>
          <table:table-cell office:value-type="float" office:value="0.28800282" calcext:value-type="float">
            <text:p>0.28800282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4.984375" calcext:value-type="float">
            <text:p>4.984375</text:p>
          </table:table-cell>
          <table:table-cell office:value-type="float" office:value="0" calcext:value-type="float">
            <text:p>0</text:p>
          </table:table-cell>
          <table:table-cell office:value-type="float" office:value="6.296477" calcext:value-type="float">
            <text:p>6.296477</text:p>
          </table:table-cell>
          <table:table-cell office:value-type="float" office:value="12.128473" calcext:value-type="float">
            <text:p>12.128473</text:p>
          </table:table-cell>
          <table:table-cell office:value-type="float" office:value="0" calcext:value-type="float">
            <text:p>0</text:p>
          </table:table-cell>
          <table:table-cell office:value-type="float" office:value="1.7579174" calcext:value-type="float">
            <text:p>1.7579174</text:p>
          </table:table-cell>
          <table:table-cell office:value-type="float" office:value="0.905351" calcext:value-type="float">
            <text:p>0.905351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0.2880837" calcext:value-type="float">
            <text:p>0.2880837</text:p>
          </table:table-cell>
          <table:table-cell office:value-type="float" office:value="0" calcext:value-type="float">
            <text:p>0</text:p>
          </table:table-cell>
          <table:table-cell office:value-type="float" office:value="11.459646" calcext:value-type="float">
            <text:p>11.459646</text:p>
          </table:table-cell>
          <table:table-cell office:value-type="float" office:value="2.5436554" calcext:value-type="float">
            <text:p>2.5436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576005" calcext:value-type="float">
            <text:p>1.4576005</text:p>
          </table:table-cell>
          <table:table-cell office:value-type="float" office:value="4.3722067" calcext:value-type="float">
            <text:p>4.3722067</text:p>
          </table:table-cell>
          <table:table-cell office:value-type="float" office:value="0.18168153" calcext:value-type="float">
            <text:p>0.18168153</text:p>
          </table:table-cell>
          <table:table-cell office:value-type="float" office:value="0" calcext:value-type="float">
            <text:p>0</text:p>
          </table:table-cell>
          <table:table-cell office:value-type="float" office:value="3.2656555" calcext:value-type="float">
            <text:p>3.2656555</text:p>
          </table:table-cell>
          <table:table-cell office:value-type="float" office:value="0" calcext:value-type="float">
            <text:p>0</text:p>
          </table:table-cell>
          <table:table-cell office:value-type="float" office:value="0.30347946" calcext:value-type="float">
            <text:p>0.30347946</text:p>
          </table:table-cell>
          <table:table-cell office:value-type="float" office:value="0" calcext:value-type="float">
            <text:p>0</text:p>
          </table:table-cell>
          <table:table-cell office:value-type="float" office:value="1.2812694" calcext:value-type="float">
            <text:p>1.2812694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2.5192888" calcext:value-type="float">
            <text:p>2.5192888</text:p>
          </table:table-cell>
          <table:table-cell office:value-type="float" office:value="0" calcext:value-type="float">
            <text:p>0</text:p>
          </table:table-cell>
          <table:table-cell office:value-type="float" office:value="5.337723" calcext:value-type="float">
            <text:p>5.337723</text:p>
          </table:table-cell>
          <table:table-cell office:value-type="float" office:value="1.0790606" calcext:value-type="float">
            <text:p>1.0790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219626" calcext:value-type="float">
            <text:p>0.43219626</text:p>
          </table:table-cell>
          <table:table-cell office:value-type="float" office:value="0" calcext:value-type="float">
            <text:p>0</text:p>
          </table:table-cell>
          <table:table-cell office:value-type="float" office:value="1.0282713" calcext:value-type="float">
            <text:p>1.0282713</text:p>
          </table:table-cell>
          <table:table-cell office:value-type="float" office:value="0.25679165" calcext:value-type="float">
            <text:p>0.25679165</text:p>
          </table:table-cell>
          <table:table-cell office:value-type="float" office:value="0.96910477" calcext:value-type="float">
            <text:p>0.96910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7611326" calcext:value-type="float">
            <text:p>0.7611326</text:p>
          </table:table-cell>
          <table:table-cell office:value-type="float" office:value="0" calcext:value-type="float">
            <text:p>0</text:p>
          </table:table-cell>
          <table:table-cell office:value-type="float" office:value="0.9888808" calcext:value-type="float">
            <text:p>0.9888808</text:p>
          </table:table-cell>
          <table:table-cell office:value-type="float" office:value="1.9246038" calcext:value-type="float">
            <text:p>1.9246038</text:p>
          </table:table-cell>
          <table:table-cell office:value-type="float" office:value="4.5731635" calcext:value-type="float">
            <text:p>4.573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27253" calcext:value-type="float">
            <text:p>1.5327253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1.3449847" calcext:value-type="float">
            <text:p>1.3449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36451" calcext:value-type="float">
            <text:p>0.9936451</text:p>
          </table:table-cell>
          <table:table-cell office:value-type="float" office:value="0" calcext:value-type="float">
            <text:p>0</text:p>
          </table:table-cell>
          <table:table-cell office:value-type="float" office:value="1.1067235" calcext:value-type="float">
            <text:p>1.1067235</text:p>
          </table:table-cell>
          <table:table-cell office:value-type="float" office:value="0" calcext:value-type="float">
            <text:p>0</text:p>
          </table:table-cell>
          <table:table-cell office:value-type="float" office:value="1.9451219" calcext:value-type="float">
            <text:p>1.9451219</text:p>
          </table:table-cell>
          <table:table-cell office:value-type="float" office:value="0" calcext:value-type="float">
            <text:p>0</text:p>
          </table:table-cell>
          <table:table-cell office:value-type="float" office:value="0.50294995" calcext:value-type="float">
            <text:p>0.50294995</text:p>
          </table:table-cell>
          <table:table-cell office:value-type="float" office:value="0.6729443" calcext:value-type="float">
            <text:p>0.6729443</text:p>
          </table:table-cell>
          <table:table-cell office:value-type="float" office:value="0" calcext:value-type="float">
            <text:p>0</text:p>
          </table:table-cell>
          <table:table-cell office:value-type="float" office:value="0.9746754" calcext:value-type="float">
            <text:p>0.9746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437109" calcext:value-type="float">
            <text:p>1.8437109</text:p>
          </table:table-cell>
          <table:table-cell office:value-type="float" office:value="0.049703367" calcext:value-type="float">
            <text:p>0.049703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32456" calcext:value-type="float">
            <text:p>0.5232456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91061" calcext:value-type="float">
            <text:p>2.391061</text:p>
          </table:table-cell>
          <table:table-cell office:value-type="float" office:value="0" calcext:value-type="float">
            <text:p>0</text:p>
          </table:table-cell>
          <table:table-cell office:value-type="float" office:value="1.4420016" calcext:value-type="float">
            <text:p>1.4420016</text:p>
          </table:table-cell>
          <table:table-cell office:value-type="float" office:value="0.5598802" calcext:value-type="float">
            <text:p>0.5598802</text:p>
          </table:table-cell>
          <table:table-cell office:value-type="float" office:value="0" calcext:value-type="float">
            <text:p>0</text:p>
          </table:table-cell>
          <table:table-cell office:value-type="float" office:value="0.40861636" calcext:value-type="float">
            <text:p>0.40861636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0" calcext:value-type="float">
            <text:p>0</text:p>
          </table:table-cell>
          <table:table-cell office:value-type="float" office:value="2.9023616" calcext:value-type="float">
            <text:p>2.9023616</text:p>
          </table:table-cell>
          <table:table-cell office:value-type="float" office:value="0.87617564" calcext:value-type="float">
            <text:p>0.87617564</text:p>
          </table:table-cell>
          <table:table-cell office:value-type="float" office:value="0.0884206" calcext:value-type="float">
            <text:p>0.0884206</text:p>
          </table:table-cell>
          <table:table-cell office:value-type="float" office:value="0" calcext:value-type="float">
            <text:p>0</text:p>
          </table:table-cell>
          <table:table-cell office:value-type="float" office:value="3.558391" calcext:value-type="float">
            <text:p>3.5583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8901" calcext:value-type="float">
            <text:p>0.458901</text:p>
          </table:table-cell>
          <table:table-cell office:value-type="float" office:value="0" calcext:value-type="float">
            <text:p>0</text:p>
          </table:table-cell>
          <table:table-cell office:value-type="float" office:value="0.9330677" calcext:value-type="float">
            <text:p>0.9330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4270046" calcext:value-type="float">
            <text:p>3.4270046</text:p>
          </table:table-cell>
          <table:table-cell office:value-type="float" office:value="0.24187529" calcext:value-type="float">
            <text:p>0.24187529</text:p>
          </table:table-cell>
          <table:table-cell office:value-type="float" office:value="0.51736116" calcext:value-type="float">
            <text:p>0.51736116</text:p>
          </table:table-cell>
          <table:table-cell office:value-type="float" office:value="7.3698683" calcext:value-type="float">
            <text:p>7.3698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38525" calcext:value-type="float">
            <text:p>9.138525</text:p>
          </table:table-cell>
          <table:table-cell office:value-type="float" office:value="1.2454334" calcext:value-type="float">
            <text:p>1.2454334</text:p>
          </table:table-cell>
          <table:table-cell office:value-type="float" office:value="1.9961859" calcext:value-type="float">
            <text:p>1.9961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94697" calcext:value-type="float">
            <text:p>5.7894697</text:p>
          </table:table-cell>
          <table:table-cell office:value-type="float" office:value="17.633472" calcext:value-type="float">
            <text:p>17.633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7656" calcext:value-type="float">
            <text:p>2.97656</text:p>
          </table:table-cell>
          <table:table-cell office:value-type="float" office:value="4.9650517" calcext:value-type="float">
            <text:p>4.9650517</text:p>
          </table:table-cell>
          <table:table-cell office:value-type="float" office:value="3.7049215" calcext:value-type="float">
            <text:p>3.7049215</text:p>
          </table:table-cell>
          <table:table-cell office:value-type="float" office:value="3.7589412" calcext:value-type="float">
            <text:p>3.7589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3378744" calcext:value-type="float">
            <text:p>4.3378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00999" calcext:value-type="float">
            <text:p>0.24500999</text:p>
          </table:table-cell>
          <table:table-cell office:value-type="float" office:value="1.8339088" calcext:value-type="float">
            <text:p>1.8339088</text:p>
          </table:table-cell>
          <table:table-cell office:value-type="float" office:value="8.521499" calcext:value-type="float">
            <text:p>8.521499</text:p>
          </table:table-cell>
          <table:table-cell office:value-type="float" office:value="0" calcext:value-type="float">
            <text:p>0</text:p>
          </table:table-cell>
          <table:table-cell office:value-type="float" office:value="1.7751914" calcext:value-type="float">
            <text:p>1.7751914</text:p>
          </table:table-cell>
          <table:table-cell office:value-type="float" office:value="2.895916" calcext:value-type="float">
            <text:p>2.895916</text:p>
          </table:table-cell>
          <table:table-cell office:value-type="float" office:value="1.5299807" calcext:value-type="float">
            <text:p>1.5299807</text:p>
          </table:table-cell>
          <table:table-cell office:value-type="float" office:value="0.03643206" calcext:value-type="float">
            <text:p>0.03643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4519" calcext:value-type="float">
            <text:p>6.354519</text:p>
          </table:table-cell>
          <table:table-cell office:value-type="float" office:value="2.8963547" calcext:value-type="float">
            <text:p>2.89635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71192" calcext:value-type="float">
            <text:p>2.2171192</text:p>
          </table:table-cell>
          <table:table-cell office:value-type="float" office:value="2.2753315" calcext:value-type="float">
            <text:p>2.2753315</text:p>
          </table:table-cell>
          <table:table-cell office:value-type="float" office:value="1.1862197" calcext:value-type="float">
            <text:p>1.1862197</text:p>
          </table:table-cell>
          <table:table-cell office:value-type="float" office:value="0.7459518" calcext:value-type="float">
            <text:p>0.7459518</text:p>
          </table:table-cell>
          <table:table-cell office:value-type="float" office:value="1.012583" calcext:value-type="float">
            <text:p>1.012583</text:p>
          </table:table-cell>
          <table:table-cell office:value-type="float" office:value="0" calcext:value-type="float">
            <text:p>0</text:p>
          </table:table-cell>
          <table:table-cell office:value-type="float" office:value="0.48693216" calcext:value-type="float">
            <text:p>0.48693216</text:p>
          </table:table-cell>
          <table:table-cell office:value-type="float" office:value="8.883056" calcext:value-type="float">
            <text:p>8.88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1242" calcext:value-type="float">
            <text:p>3.501242</text:p>
          </table:table-cell>
          <table:table-cell office:value-type="float" office:value="0.30797938" calcext:value-type="float">
            <text:p>0.30797938</text:p>
          </table:table-cell>
          <table:table-cell office:value-type="float" office:value="0.51971775" calcext:value-type="float">
            <text:p>0.51971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54126" calcext:value-type="float">
            <text:p>2.0254126</text:p>
          </table:table-cell>
          <table:table-cell office:value-type="float" office:value="9.078635" calcext:value-type="float">
            <text:p>9.078635</text:p>
          </table:table-cell>
          <table:table-cell office:value-type="float" office:value="1.8028507" calcext:value-type="float">
            <text:p>1.8028507</text:p>
          </table:table-cell>
          <table:table-cell office:value-type="float" office:value="0" calcext:value-type="float">
            <text:p>0</text:p>
          </table:table-cell>
          <table:table-cell office:value-type="float" office:value="0.6595637" calcext:value-type="float">
            <text:p>0.6595637</text:p>
          </table:table-cell>
          <table:table-cell office:value-type="float" office:value="3.7001886" calcext:value-type="float">
            <text:p>3.7001886</text:p>
          </table:table-cell>
          <table:table-cell office:value-type="float" office:value="0" calcext:value-type="float">
            <text:p>0</text:p>
          </table:table-cell>
          <table:table-cell office:value-type="float" office:value="5.398645" calcext:value-type="float">
            <text:p>5.398645</text:p>
          </table:table-cell>
          <table:table-cell office:value-type="float" office:value="0" calcext:value-type="float">
            <text:p>0</text:p>
          </table:table-cell>
          <table:table-cell office:value-type="float" office:value="2.6981072" calcext:value-type="float">
            <text:p>2.6981072</text:p>
          </table:table-cell>
          <table:table-cell office:value-type="float" office:value="0.44695395" calcext:value-type="float">
            <text:p>0.44695395</text:p>
          </table:table-cell>
          <table:table-cell office:value-type="float" office:value="1.0909789" calcext:value-type="float">
            <text:p>1.0909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209606" calcext:value-type="float">
            <text:p>0.87209606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6.746213" calcext:value-type="float">
            <text:p>6.746213</text:p>
          </table:table-cell>
          <table:table-cell office:value-type="float" office:value="0.33614376" calcext:value-type="float">
            <text:p>0.33614376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1.4577808" calcext:value-type="float">
            <text:p>1.4577808</text:p>
          </table:table-cell>
          <table:table-cell office:value-type="float" office:value="3.1149898" calcext:value-type="float">
            <text:p>3.1149898</text:p>
          </table:table-cell>
          <table:table-cell office:value-type="float" office:value="0" calcext:value-type="float">
            <text:p>0</text:p>
          </table:table-cell>
          <table:table-cell office:value-type="float" office:value="0.36532277" calcext:value-type="float">
            <text:p>0.36532277</text:p>
          </table:table-cell>
          <table:table-cell office:value-type="float" office:value="2.5376332" calcext:value-type="float">
            <text:p>2.5376332</text:p>
          </table:table-cell>
          <table:table-cell office:value-type="float" office:value="0.5579254" calcext:value-type="float">
            <text:p>0.5579254</text:p>
          </table:table-cell>
          <table:table-cell office:value-type="float" office:value="6.3099866" calcext:value-type="float">
            <text:p>6.3099866</text:p>
          </table:table-cell>
          <table:table-cell office:value-type="float" office:value="1.934192" calcext:value-type="float">
            <text:p>1.934192</text:p>
          </table:table-cell>
          <table:table-cell office:value-type="float" office:value="0" calcext:value-type="float">
            <text:p>0</text:p>
          </table:table-cell>
          <table:table-cell office:value-type="float" office:value="1.0082583" calcext:value-type="float">
            <text:p>1.0082583</text:p>
          </table:table-cell>
          <table:table-cell office:value-type="float" office:value="0" calcext:value-type="float">
            <text:p>0</text:p>
          </table:table-cell>
          <table:table-cell office:value-type="float" office:value="3.9783335" calcext:value-type="float">
            <text:p>3.9783335</text:p>
          </table:table-cell>
          <table:table-cell office:value-type="float" office:value="5.8650646" calcext:value-type="float">
            <text:p>5.8650646</text:p>
          </table:table-cell>
          <table:table-cell office:value-type="float" office:value="0" calcext:value-type="float">
            <text:p>0</text:p>
          </table:table-cell>
          <table:table-cell office:value-type="float" office:value="1.272188" calcext:value-type="float">
            <text:p>1.272188</text:p>
          </table:table-cell>
          <table:table-cell office:value-type="float" office:value="5.9119954" calcext:value-type="float">
            <text:p>5.9119954</text:p>
          </table:table-cell>
          <table:table-cell office:value-type="float" office:value="0.7317379" calcext:value-type="float">
            <text:p>0.7317379</text:p>
          </table:table-cell>
          <table:table-cell office:value-type="float" office:value="14.332696" calcext:value-type="float">
            <text:p>14.332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840953" calcext:value-type="float">
            <text:p>5.2840953</text:p>
          </table:table-cell>
          <table:table-cell office:value-type="float" office:value="1.9071867" calcext:value-type="float">
            <text:p>1.9071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779406" calcext:value-type="float">
            <text:p>0.59779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66905" calcext:value-type="float">
            <text:p>0.22766905</text:p>
          </table:table-cell>
          <table:table-cell office:value-type="float" office:value="4.682629" calcext:value-type="float">
            <text:p>4.682629</text:p>
          </table:table-cell>
          <table:table-cell office:value-type="float" office:value="0" calcext:value-type="float">
            <text:p>0</text:p>
          </table:table-cell>
          <table:table-cell office:value-type="float" office:value="2.075184" calcext:value-type="float">
            <text:p>2.075184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1.3492434" calcext:value-type="float">
            <text:p>1.3492434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1.0524282" calcext:value-type="float">
            <text:p>1.0524282</text:p>
          </table:table-cell>
          <table:table-cell office:value-type="float" office:value="5.2789283" calcext:value-type="float">
            <text:p>5.2789283</text:p>
          </table:table-cell>
          <table:table-cell office:value-type="float" office:value="0.59872466" calcext:value-type="float">
            <text:p>0.59872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64297" calcext:value-type="float">
            <text:p>0.9364297</text:p>
          </table:table-cell>
          <table:table-cell office:value-type="float" office:value="0.070038885" calcext:value-type="float">
            <text:p>0.070038885</text:p>
          </table:table-cell>
          <table:table-cell office:value-type="float" office:value="5.812126" calcext:value-type="float">
            <text:p>5.812126</text:p>
          </table:table-cell>
          <table:table-cell office:value-type="float" office:value="1.4461927" calcext:value-type="float">
            <text:p>1.4461927</text:p>
          </table:table-cell>
          <table:table-cell office:value-type="float" office:value="0.61520374" calcext:value-type="float">
            <text:p>0.61520374</text:p>
          </table:table-cell>
          <table:table-cell office:value-type="float" office:value="0.0011523583" calcext:value-type="float">
            <text:p>0.0011523583</text:p>
          </table:table-cell>
          <table:table-cell office:value-type="float" office:value="0" calcext:value-type="float">
            <text:p>0</text:p>
          </table:table-cell>
          <table:table-cell office:value-type="float" office:value="0.69775337" calcext:value-type="float">
            <text:p>0.69775337</text:p>
          </table:table-cell>
          <table:table-cell office:value-type="float" office:value="1.316439" calcext:value-type="float">
            <text:p>1.316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39961" calcext:value-type="float">
            <text:p>2.5139961</text:p>
          </table:table-cell>
          <table:table-cell office:value-type="float" office:value="0" calcext:value-type="float">
            <text:p>0</text:p>
          </table:table-cell>
          <table:table-cell office:value-type="float" office:value="0.06706238" calcext:value-type="float">
            <text:p>0.06706238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7.4156737" calcext:value-type="float">
            <text:p>7.4156737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1.3894637" calcext:value-type="float">
            <text:p>1.3894637</text:p>
          </table:table-cell>
          <table:table-cell office:value-type="float" office:value="3.9549596" calcext:value-type="float">
            <text:p>3.9549596</text:p>
          </table:table-cell>
          <table:table-cell office:value-type="float" office:value="0" calcext:value-type="float">
            <text:p>0</text:p>
          </table:table-cell>
          <table:table-cell office:value-type="float" office:value="2.0341706" calcext:value-type="float">
            <text:p>2.0341706</text:p>
          </table:table-cell>
          <table:table-cell office:value-type="float" office:value="1.7398827" calcext:value-type="float">
            <text:p>1.7398827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5.9732857" calcext:value-type="float">
            <text:p>5.9732857</text:p>
          </table:table-cell>
          <table:table-cell office:value-type="float" office:value="0" calcext:value-type="float">
            <text:p>0</text:p>
          </table:table-cell>
          <table:table-cell office:value-type="float" office:value="6.3089194" calcext:value-type="float">
            <text:p>6.3089194</text:p>
          </table:table-cell>
          <table:table-cell office:value-type="float" office:value="13.595262" calcext:value-type="float">
            <text:p>13.595262</text:p>
          </table:table-cell>
          <table:table-cell office:value-type="float" office:value="0" calcext:value-type="float">
            <text:p>0</text:p>
          </table:table-cell>
          <table:table-cell office:value-type="float" office:value="0.20216182" calcext:value-type="float">
            <text:p>0.20216182</text:p>
          </table:table-cell>
          <table:table-cell office:value-type="float" office:value="4.9074874" calcext:value-type="float">
            <text:p>4.9074874</text:p>
          </table:table-cell>
          <table:table-cell office:value-type="float" office:value="0" calcext:value-type="float">
            <text:p>0</text:p>
          </table:table-cell>
          <table:table-cell office:value-type="float" office:value="4.035996" calcext:value-type="float">
            <text:p>4.035996</text:p>
          </table:table-cell>
          <table:table-cell office:value-type="float" office:value="0.36758322" calcext:value-type="float">
            <text:p>0.36758322</text:p>
          </table:table-cell>
          <table:table-cell office:value-type="float" office:value="0" calcext:value-type="float">
            <text:p>0</text:p>
          </table:table-cell>
          <table:table-cell office:value-type="float" office:value="9.061116" calcext:value-type="float">
            <text:p>9.061116</text:p>
          </table:table-cell>
          <table:table-cell office:value-type="float" office:value="0.35452422" calcext:value-type="float">
            <text:p>0.35452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287015" calcext:value-type="float">
            <text:p>4.3287015</text:p>
          </table:table-cell>
          <table:table-cell office:value-type="float" office:value="3.8420148" calcext:value-type="float">
            <text:p>3.8420148</text:p>
          </table:table-cell>
          <table:table-cell office:value-type="float" office:value="2.20097" calcext:value-type="float">
            <text:p>2.2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24532" calcext:value-type="float">
            <text:p>2.0924532</text:p>
          </table:table-cell>
          <table:table-cell office:value-type="float" office:value="0" calcext:value-type="float">
            <text:p>0</text:p>
          </table:table-cell>
          <table:table-cell office:value-type="float" office:value="4.449743" calcext:value-type="float">
            <text:p>4.449743</text:p>
          </table:table-cell>
          <table:table-cell office:value-type="float" office:value="3.618459" calcext:value-type="float">
            <text:p>3.618459</text:p>
          </table:table-cell>
          <table:table-cell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6.4347906" calcext:value-type="float">
            <text:p>6.4347906</text:p>
          </table:table-cell>
          <table:table-cell office:value-type="float" office:value="0" calcext:value-type="float">
            <text:p>0</text:p>
          </table:table-cell>
          <table:table-cell office:value-type="float" office:value="4.4849725" calcext:value-type="float">
            <text:p>4.4849725</text:p>
          </table:table-cell>
          <table:table-cell office:value-type="float" office:value="0.81709826" calcext:value-type="float">
            <text:p>0.81709826</text:p>
          </table:table-cell>
          <table:table-cell office:value-type="float" office:value="0" calcext:value-type="float">
            <text:p>0</text:p>
          </table:table-cell>
          <table:table-cell office:value-type="float" office:value="2.081709" calcext:value-type="float">
            <text:p>2.081709</text:p>
          </table:table-cell>
          <table:table-cell office:value-type="float" office:value="0" calcext:value-type="float">
            <text:p>0</text:p>
          </table:table-cell>
          <table:table-cell office:value-type="float" office:value="7.107091" calcext:value-type="float">
            <text:p>7.107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58012" calcext:value-type="float">
            <text:p>4.958012</text:p>
          </table:table-cell>
          <table:table-cell office:value-type="float" office:value="5.165682" calcext:value-type="float">
            <text:p>5.165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32386" calcext:value-type="float">
            <text:p>6.032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42654" calcext:value-type="float">
            <text:p>6.842654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2.3987887" calcext:value-type="float">
            <text:p>2.3987887</text:p>
          </table:table-cell>
          <table:table-cell office:value-type="float" office:value="0" calcext:value-type="float">
            <text:p>0</text:p>
          </table:table-cell>
          <table:table-cell office:value-type="float" office:value="0.32824185" calcext:value-type="float">
            <text:p>0.32824185</text:p>
          </table:table-cell>
          <table:table-cell office:value-type="float" office:value="1.4999698" calcext:value-type="float">
            <text:p>1.4999698</text:p>
          </table:table-cell>
          <table:table-cell office:value-type="float" office:value="5.6082864" calcext:value-type="float">
            <text:p>5.6082864</text:p>
          </table:table-cell>
          <table:table-cell office:value-type="float" office:value="0" calcext:value-type="float">
            <text:p>0</text:p>
          </table:table-cell>
          <table:table-cell office:value-type="float" office:value="3.6204488" calcext:value-type="float">
            <text:p>3.6204488</text:p>
          </table:table-cell>
          <table:table-cell office:value-type="float" office:value="1.4632432" calcext:value-type="float">
            <text:p>1.4632432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1.5903964" calcext:value-type="float">
            <text:p>1.5903964</text:p>
          </table:table-cell>
          <table:table-cell office:value-type="float" office:value="2.5237796" calcext:value-type="float">
            <text:p>2.5237796</text:p>
          </table:table-cell>
          <table:table-cell office:value-type="float" office:value="9.308504" calcext:value-type="float">
            <text:p>9.308504</text:p>
          </table:table-cell>
          <table:table-cell office:value-type="float" office:value="0" calcext:value-type="float">
            <text:p>0</text:p>
          </table:table-cell>
          <table:table-cell office:value-type="float" office:value="0.19488516" calcext:value-type="float">
            <text:p>0.19488516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2.3848283" calcext:value-type="float">
            <text:p>2.3848283</text:p>
          </table:table-cell>
          <table:table-cell office:value-type="float" office:value="6.855056" calcext:value-type="float">
            <text:p>6.855056</text:p>
          </table:table-cell>
          <table:table-cell office:value-type="float" office:value="0" calcext:value-type="float">
            <text:p>0</text:p>
          </table:table-cell>
          <table:table-cell office:value-type="float" office:value="0.643045" calcext:value-type="float">
            <text:p>0.643045</text:p>
          </table:table-cell>
          <table:table-cell office:value-type="float" office:value="0.17796834" calcext:value-type="float">
            <text:p>0.17796834</text:p>
          </table:table-cell>
          <table:table-cell office:value-type="float" office:value="0.25160763" calcext:value-type="float">
            <text:p>0.25160763</text:p>
          </table:table-cell>
          <table:table-cell office:value-type="float" office:value="3.1303158" calcext:value-type="float">
            <text:p>3.1303158</text:p>
          </table:table-cell>
          <table:table-cell office:value-type="float" office:value="0.29986802" calcext:value-type="float">
            <text:p>0.29986802</text:p>
          </table:table-cell>
          <table:table-cell office:value-type="float" office:value="1.4492277" calcext:value-type="float">
            <text:p>1.4492277</text:p>
          </table:table-cell>
          <table:table-cell office:value-type="float" office:value="0.8235184" calcext:value-type="float">
            <text:p>0.8235184</text:p>
          </table:table-cell>
          <table:table-cell office:value-type="float" office:value="0" calcext:value-type="float">
            <text:p>0</text:p>
          </table:table-cell>
          <table:table-cell office:value-type="float" office:value="4.8742566" calcext:value-type="float">
            <text:p>4.8742566</text:p>
          </table:table-cell>
          <table:table-cell office:value-type="float" office:value="4.291172" calcext:value-type="float">
            <text:p>4.291172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1.878943" calcext:value-type="float">
            <text:p>1.878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02361" calcext:value-type="float">
            <text:p>1.7602361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5353" calcext:value-type="float">
            <text:p>4.255353</text:p>
          </table:table-cell>
          <table:table-cell office:value-type="float" office:value="0" calcext:value-type="float">
            <text:p>0</text:p>
          </table:table-cell>
          <table:table-cell office:value-type="float" office:value="1.1005105" calcext:value-type="float">
            <text:p>1.1005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609146" calcext:value-type="float">
            <text:p>4.96091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72926" calcext:value-type="float">
            <text:p>0.1672926</text:p>
          </table:table-cell>
          <table:table-cell office:value-type="float" office:value="0" calcext:value-type="float">
            <text:p>0</text:p>
          </table:table-cell>
          <table:table-cell office:value-type="float" office:value="0.22050057" calcext:value-type="float">
            <text:p>0.22050057</text:p>
          </table:table-cell>
          <table:table-cell office:value-type="float" office:value="5.278266" calcext:value-type="float">
            <text:p>5.278266</text:p>
          </table:table-cell>
          <table:table-cell office:value-type="float" office:value="0.39961344" calcext:value-type="float">
            <text:p>0.39961344</text:p>
          </table:table-cell>
          <table:table-cell office:value-type="float" office:value="6.5588036" calcext:value-type="float">
            <text:p>6.5588036</text:p>
          </table:table-cell>
          <table:table-cell office:value-type="float" office:value="0" calcext:value-type="float">
            <text:p>0</text:p>
          </table:table-cell>
          <table:table-cell office:value-type="float" office:value="0.3969531" calcext:value-type="float">
            <text:p>0.3969531</text:p>
          </table:table-cell>
          <table:table-cell office:value-type="float" office:value="10.01686" calcext:value-type="float">
            <text:p>10.01686</text:p>
          </table:table-cell>
          <table:table-cell office:value-type="float" office:value="0.54627895" calcext:value-type="float">
            <text:p>0.54627895</text:p>
          </table:table-cell>
          <table:table-cell office:value-type="float" office:value="0.7729985" calcext:value-type="float">
            <text:p>0.7729985</text:p>
          </table:table-cell>
          <table:table-cell office:value-type="float" office:value="0" calcext:value-type="float">
            <text:p>0</text:p>
          </table:table-cell>
          <table:table-cell office:value-type="float" office:value="0.044419914" calcext:value-type="float">
            <text:p>0.044419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332895" calcext:value-type="float">
            <text:p>5.9332895</text:p>
          </table:table-cell>
          <table:table-cell office:value-type="float" office:value="0" calcext:value-type="float">
            <text:p>0</text:p>
          </table:table-cell>
          <table:table-cell office:value-type="float" office:value="3.8360944" calcext:value-type="float">
            <text:p>3.836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5263517" calcext:value-type="float">
            <text:p>0.35263517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0.53832555" calcext:value-type="float">
            <text:p>0.538325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123051" calcext:value-type="float">
            <text:p>0.6123051</text:p>
          </table:table-cell>
          <table:table-cell office:value-type="float" office:value="3.3113472" calcext:value-type="float">
            <text:p>3.3113472</text:p>
          </table:table-cell>
          <table:table-cell office:value-type="float" office:value="1.3315017" calcext:value-type="float">
            <text:p>1.3315017</text:p>
          </table:table-cell>
          <table:table-cell office:value-type="float" office:value="1.4372987" calcext:value-type="float">
            <text:p>1.4372987</text:p>
          </table:table-cell>
          <table:table-cell office:value-type="float" office:value="6.7731037" calcext:value-type="float">
            <text:p>6.7731037</text:p>
          </table:table-cell>
          <table:table-cell office:value-type="float" office:value="0.7983925" calcext:value-type="float">
            <text:p>0.7983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89067" calcext:value-type="float">
            <text:p>0.8989067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4.991667" calcext:value-type="float">
            <text:p>4.991667</text:p>
          </table:table-cell>
          <table:table-cell office:value-type="float" office:value="3.7231116" calcext:value-type="float">
            <text:p>3.7231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09137" calcext:value-type="float">
            <text:p>7.509137</text:p>
          </table:table-cell>
          <table:table-cell office:value-type="float" office:value="0.9266746" calcext:value-type="float">
            <text:p>0.9266746</text:p>
          </table:table-cell>
          <table:table-cell office:value-type="float" office:value="0" calcext:value-type="float">
            <text:p>0</text:p>
          </table:table-cell>
          <table:table-cell office:value-type="float" office:value="0.38964725" calcext:value-type="float">
            <text:p>0.38964725</text:p>
          </table:table-cell>
          <table:table-cell office:value-type="float" office:value="1.0285428" calcext:value-type="float">
            <text:p>1.0285428</text:p>
          </table:table-cell>
          <table:table-cell office:value-type="float" office:value="1.7750269" calcext:value-type="float">
            <text:p>1.7750269</text:p>
          </table:table-cell>
          <table:table-cell office:value-type="float" office:value="7.9564743" calcext:value-type="float">
            <text:p>7.9564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18845" calcext:value-type="float">
            <text:p>2.1818845</text:p>
          </table:table-cell>
          <table:table-cell office:value-type="float" office:value="0.36433455" calcext:value-type="float">
            <text:p>0.36433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674477" calcext:value-type="float">
            <text:p>0.35674477</text:p>
          </table:table-cell>
          <table:table-cell office:value-type="float" office:value="0.8947365" calcext:value-type="float">
            <text:p>0.8947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503352" calcext:value-type="float">
            <text:p>3.0503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3.3886304" calcext:value-type="float">
            <text:p>3.3886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71499" calcext:value-type="float">
            <text:p>5.771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75452" calcext:value-type="float">
            <text:p>7.075452</text:p>
          </table:table-cell>
          <table:table-cell office:value-type="float" office:value="4.509078" calcext:value-type="float">
            <text:p>4.509078</text:p>
          </table:table-cell>
          <table:table-cell office:value-type="float" office:value="0.6587551" calcext:value-type="float">
            <text:p>0.6587551</text:p>
          </table:table-cell>
          <table:table-cell office:value-type="float" office:value="0" calcext:value-type="float">
            <text:p>0</text:p>
          </table:table-cell>
          <table:table-cell office:value-type="float" office:value="1.6129018" calcext:value-type="float">
            <text:p>1.6129018</text:p>
          </table:table-cell>
          <table:table-cell office:value-type="float" office:value="5.7793636" calcext:value-type="float">
            <text:p>5.7793636</text:p>
          </table:table-cell>
          <table:table-cell office:value-type="float" office:value="0.20654696" calcext:value-type="float">
            <text:p>0.20654696</text:p>
          </table:table-cell>
          <table:table-cell office:value-type="float" office:value="0.45965815" calcext:value-type="float">
            <text:p>0.45965815</text:p>
          </table:table-cell>
          <table:table-cell office:value-type="float" office:value="5.457077" calcext:value-type="float">
            <text:p>5.457077</text:p>
          </table:table-cell>
          <table:table-cell office:value-type="float" office:value="4.73456" calcext:value-type="float">
            <text:p>4.73456</text:p>
          </table:table-cell>
          <table:table-cell office:value-type="float" office:value="0.093514666" calcext:value-type="float">
            <text:p>0.093514666</text:p>
          </table:table-cell>
          <table:table-cell office:value-type="float" office:value="0" calcext:value-type="float">
            <text:p>0</text:p>
          </table:table-cell>
          <table:table-cell office:value-type="float" office:value="4.817394" calcext:value-type="float">
            <text:p>4.817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139496" calcext:value-type="float">
            <text:p>1.8139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1.4173181" calcext:value-type="float">
            <text:p>1.4173181</text:p>
          </table:table-cell>
          <table:table-cell office:value-type="float" office:value="0.48657203" calcext:value-type="float">
            <text:p>0.48657203</text:p>
          </table:table-cell>
          <table:table-cell office:value-type="float" office:value="0.505911" calcext:value-type="float">
            <text:p>0.505911</text:p>
          </table:table-cell>
          <table:table-cell office:value-type="float" office:value="0" calcext:value-type="float">
            <text:p>0</text:p>
          </table:table-cell>
          <table:table-cell office:value-type="float" office:value="5.9150667" calcext:value-type="float">
            <text:p>5.9150667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2.2840426" calcext:value-type="float">
            <text:p>2.2840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9913" calcext:value-type="float">
            <text:p>1.089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8902" calcext:value-type="float">
            <text:p>1.698902</text:p>
          </table:table-cell>
          <table:table-cell office:value-type="float" office:value="0" calcext:value-type="float">
            <text:p>0</text:p>
          </table:table-cell>
          <table:table-cell office:value-type="float" office:value="6.968821" calcext:value-type="float">
            <text:p>6.968821</text:p>
          </table:table-cell>
          <table:table-cell office:value-type="float" office:value="6.546742" calcext:value-type="float">
            <text:p>6.546742</text:p>
          </table:table-cell>
          <table:table-cell office:value-type="float" office:value="0.9456369" calcext:value-type="float">
            <text:p>0.9456369</text:p>
          </table:table-cell>
          <table:table-cell office:value-type="float" office:value="7.3398438" calcext:value-type="float">
            <text:p>7.3398438</text:p>
          </table:table-cell>
          <table:table-cell office:value-type="float" office:value="0" calcext:value-type="float">
            <text:p>0</text:p>
          </table:table-cell>
          <table:table-cell office:value-type="float" office:value="0.50876623" calcext:value-type="float">
            <text:p>0.50876623</text:p>
          </table:table-cell>
          <table:table-cell office:value-type="float" office:value="2.6636775" calcext:value-type="float">
            <text:p>2.6636775</text:p>
          </table:table-cell>
          <table:table-cell office:value-type="float" office:value="4.9636655" calcext:value-type="float">
            <text:p>4.9636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001694" calcext:value-type="float">
            <text:p>2.9001694</text:p>
          </table:table-cell>
          <table:table-cell office:value-type="float" office:value="6.0105658" calcext:value-type="float">
            <text:p>6.0105658</text:p>
          </table:table-cell>
          <table:table-cell office:value-type="float" office:value="0.73667276" calcext:value-type="float">
            <text:p>0.73667276</text:p>
          </table:table-cell>
          <table:table-cell office:value-type="float" office:value="4.4489894" calcext:value-type="float">
            <text:p>4.4489894</text:p>
          </table:table-cell>
          <table:table-cell office:value-type="float" office:value="0.034673527" calcext:value-type="float">
            <text:p>0.034673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33139038" calcext:value-type="float">
            <text:p>0.33139038</text:p>
          </table:table-cell>
          <table:table-cell office:value-type="float" office:value="3.430794" calcext:value-type="float">
            <text:p>3.430794</text:p>
          </table:table-cell>
          <table:table-cell office:value-type="float" office:value="0" calcext:value-type="float">
            <text:p>0</text:p>
          </table:table-cell>
          <table:table-cell office:value-type="float" office:value="0.560185" calcext:value-type="float">
            <text:p>0.560185</text:p>
          </table:table-cell>
          <table:table-cell office:value-type="float" office:value="0.18737425" calcext:value-type="float">
            <text:p>0.18737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802572" calcext:value-type="float">
            <text:p>0.39802572</text:p>
          </table:table-cell>
          <table:table-cell office:value-type="float" office:value="0.3504267" calcext:value-type="float">
            <text:p>0.3504267</text:p>
          </table:table-cell>
          <table:table-cell office:value-type="float" office:value="1.123933" calcext:value-type="float">
            <text:p>1.123933</text:p>
          </table:table-cell>
          <table:table-cell office:value-type="float" office:value="4.282919" calcext:value-type="float">
            <text:p>4.282919</text:p>
          </table:table-cell>
          <table:table-cell office:value-type="float" office:value="1.3845148" calcext:value-type="float">
            <text:p>1.3845148</text:p>
          </table:table-cell>
          <table:table-cell office:value-type="float" office:value="0.60994023" calcext:value-type="float">
            <text:p>0.60994023</text:p>
          </table:table-cell>
          <table:table-cell office:value-type="float" office:value="0" calcext:value-type="float">
            <text:p>0</text:p>
          </table:table-cell>
          <table:table-cell office:value-type="float" office:value="1.2813535" calcext:value-type="float">
            <text:p>1.2813535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34244" calcext:value-type="float">
            <text:p>1.6334244</text:p>
          </table:table-cell>
          <table:table-cell office:value-type="float" office:value="7.0970273" calcext:value-type="float">
            <text:p>7.0970273</text:p>
          </table:table-cell>
          <table:table-cell office:value-type="float" office:value="1.4171304" calcext:value-type="float">
            <text:p>1.4171304</text:p>
          </table:table-cell>
          <table:table-cell office:value-type="float" office:value="4.6479473" calcext:value-type="float">
            <text:p>4.6479473</text:p>
          </table:table-cell>
          <table:table-cell office:value-type="float" office:value="3.5149329" calcext:value-type="float">
            <text:p>3.5149329</text:p>
          </table:table-cell>
          <table:table-cell office:value-type="float" office:value="2.5162613" calcext:value-type="float">
            <text:p>2.5162613</text:p>
          </table:table-cell>
          <table:table-cell office:value-type="float" office:value="0" calcext:value-type="float">
            <text:p>0</text:p>
          </table:table-cell>
          <table:table-cell office:value-type="float" office:value="0.107466415" calcext:value-type="float">
            <text:p>0.107466415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45120898" calcext:value-type="float">
            <text:p>0.45120898</text:p>
          </table:table-cell>
          <table:table-cell office:value-type="float" office:value="0" calcext:value-type="float">
            <text:p>0</text:p>
          </table:table-cell>
          <table:table-cell office:value-type="float" office:value="7.445852" calcext:value-type="float">
            <text:p>7.445852</text:p>
          </table:table-cell>
          <table:table-cell office:value-type="float" office:value="13.644068" calcext:value-type="float">
            <text:p>13.644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338214" calcext:value-type="float">
            <text:p>4.7338214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1.9842322" calcext:value-type="float">
            <text:p>1.9842322</text:p>
          </table:table-cell>
          <table:table-cell office:value-type="float" office:value="0" calcext:value-type="float">
            <text:p>0</text:p>
          </table:table-cell>
          <table:table-cell office:value-type="float" office:value="6.6907573" calcext:value-type="float">
            <text:p>6.6907573</text:p>
          </table:table-cell>
          <table:table-cell office:value-type="float" office:value="3.065753" calcext:value-type="float">
            <text:p>3.065753</text:p>
          </table:table-cell>
          <table:table-cell office:value-type="float" office:value="0.122564524" calcext:value-type="float">
            <text:p>0.122564524</text:p>
          </table:table-cell>
          <table:table-cell office:value-type="float" office:value="0" calcext:value-type="float">
            <text:p>0</text:p>
          </table:table-cell>
          <table:table-cell office:value-type="float" office:value="3.0561593" calcext:value-type="float">
            <text:p>3.0561593</text:p>
          </table:table-cell>
          <table:table-cell office:value-type="float" office:value="3.0174072" calcext:value-type="float">
            <text:p>3.0174072</text:p>
          </table:table-cell>
          <table:table-cell office:value-type="float" office:value="3.7006361" calcext:value-type="float">
            <text:p>3.7006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50383" calcext:value-type="float">
            <text:p>1.1850383</text:p>
          </table:table-cell>
          <table:table-cell office:value-type="float" office:value="0" calcext:value-type="float">
            <text:p>0</text:p>
          </table:table-cell>
          <table:table-cell office:value-type="float" office:value="0.5509052" calcext:value-type="float">
            <text:p>0.5509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20076" calcext:value-type="float">
            <text:p>1.4220076</text:p>
          </table:table-cell>
          <table:table-cell office:value-type="float" office:value="2.738559" calcext:value-type="float">
            <text:p>2.738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49265" calcext:value-type="float">
            <text:p>0.9049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102354" calcext:value-type="float">
            <text:p>0.069102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22551" calcext:value-type="float">
            <text:p>3.122551</text:p>
          </table:table-cell>
          <table:table-cell office:value-type="float" office:value="0.55992585" calcext:value-type="float">
            <text:p>0.55992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37257" calcext:value-type="float">
            <text:p>0.18837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563847" calcext:value-type="float">
            <text:p>0.64563847</text:p>
          </table:table-cell>
          <table:table-cell office:value-type="float" office:value="1.2364229" calcext:value-type="float">
            <text:p>1.2364229</text:p>
          </table:table-cell>
          <table:table-cell office:value-type="float" office:value="3.9624052" calcext:value-type="float">
            <text:p>3.9624052</text:p>
          </table:table-cell>
          <table:table-cell office:value-type="float" office:value="1.4779198" calcext:value-type="float">
            <text:p>1.4779198</text:p>
          </table:table-cell>
          <table:table-cell office:value-type="float" office:value="0.5403909" calcext:value-type="float">
            <text:p>0.5403909</text:p>
          </table:table-cell>
          <table:table-cell office:value-type="float" office:value="3.6011026" calcext:value-type="float">
            <text:p>3.6011026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1.3754183" calcext:value-type="float">
            <text:p>1.3754183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3.3417869" calcext:value-type="float">
            <text:p>3.3417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2.1852353" calcext:value-type="float">
            <text:p>2.1852353</text:p>
          </table:table-cell>
          <table:table-cell office:value-type="float" office:value="0.5263406" calcext:value-type="float">
            <text:p>0.5263406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99645" calcext:value-type="float">
            <text:p>0.8299645</text:p>
          </table:table-cell>
          <table:table-cell office:value-type="float" office:value="2.1653354" calcext:value-type="float">
            <text:p>2.1653354</text:p>
          </table:table-cell>
          <table:table-cell office:value-type="float" office:value="1.0725527" calcext:value-type="float">
            <text:p>1.0725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238842" calcext:value-type="float">
            <text:p>2.8238842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4.299767" calcext:value-type="float">
            <text:p>4.299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96425" calcext:value-type="float">
            <text:p>1.3996425</text:p>
          </table:table-cell>
          <table:table-cell office:value-type="float" office:value="4.5709667" calcext:value-type="float">
            <text:p>4.5709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0.14819732" calcext:value-type="float">
            <text:p>0.14819732</text:p>
          </table:table-cell>
          <table:table-cell office:value-type="float" office:value="0" calcext:value-type="float">
            <text:p>0</text:p>
          </table:table-cell>
          <table:table-cell office:value-type="float" office:value="1.6704612" calcext:value-type="float">
            <text:p>1.6704612</text:p>
          </table:table-cell>
          <table:table-cell office:value-type="float" office:value="5.0403013" calcext:value-type="float">
            <text:p>5.0403013</text:p>
          </table:table-cell>
          <table:table-cell office:value-type="float" office:value="0" calcext:value-type="float">
            <text:p>0</text:p>
          </table:table-cell>
          <table:table-cell office:value-type="float" office:value="2.8056912" calcext:value-type="float">
            <text:p>2.8056912</text:p>
          </table:table-cell>
          <table:table-cell office:value-type="float" office:value="2.026782" calcext:value-type="float">
            <text:p>2.026782</text:p>
          </table:table-cell>
          <table:table-cell office:value-type="float" office:value="0" calcext:value-type="float">
            <text:p>0</text:p>
          </table:table-cell>
          <table:table-cell office:value-type="float" office:value="4.176017" calcext:value-type="float">
            <text:p>4.176017</text:p>
          </table:table-cell>
          <table:table-cell office:value-type="float" office:value="0" calcext:value-type="float">
            <text:p>0</text:p>
          </table:table-cell>
          <table:table-cell office:value-type="float" office:value="0.9635132" calcext:value-type="float">
            <text:p>0.9635132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10.347872" calcext:value-type="float">
            <text:p>10.347872</text:p>
          </table:table-cell>
          <table:table-cell office:value-type="float" office:value="0" calcext:value-type="float">
            <text:p>0</text:p>
          </table:table-cell>
          <table:table-cell office:value-type="float" office:value="5.8501887" calcext:value-type="float">
            <text:p>5.85018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1717241" calcext:value-type="float">
            <text:p>1.1717241</text:p>
          </table:table-cell>
          <table:table-cell office:value-type="float" office:value="0" calcext:value-type="float">
            <text:p>0</text:p>
          </table:table-cell>
          <table:table-cell office:value-type="float" office:value="1.0169864" calcext:value-type="float">
            <text:p>1.0169864</text:p>
          </table:table-cell>
          <table:table-cell office:value-type="float" office:value="2.7062087" calcext:value-type="float">
            <text:p>2.7062087</text:p>
          </table:table-cell>
        </table:table-row>
        <table:table-row table:style-name="ro1">
          <table:table-cell/>
          <table:table-cell office:value-type="float" office:value="0.80546176" calcext:value-type="float">
            <text:p>0.80546176</text:p>
          </table:table-cell>
          <table:table-cell office:value-type="float" office:value="0" calcext:value-type="float">
            <text:p>0</text:p>
          </table:table-cell>
          <table:table-cell office:value-type="float" office:value="0.23358223" calcext:value-type="float">
            <text:p>0.23358223</text:p>
          </table:table-cell>
          <table:table-cell office:value-type="float" office:value="5.276516" calcext:value-type="float">
            <text:p>5.276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680986" calcext:value-type="float">
            <text:p>5.4680986</text:p>
          </table:table-cell>
          <table:table-cell office:value-type="float" office:value="2.4164932" calcext:value-type="float">
            <text:p>2.4164932</text:p>
          </table:table-cell>
          <table:table-cell office:value-type="float" office:value="3.2542791" calcext:value-type="float">
            <text:p>3.2542791</text:p>
          </table:table-cell>
          <table:table-cell office:value-type="float" office:value="0.53522015" calcext:value-type="float">
            <text:p>0.53522015</text:p>
          </table:table-cell>
          <table:table-cell office:value-type="float" office:value="0.12759054" calcext:value-type="float">
            <text:p>0.12759054</text:p>
          </table:table-cell>
          <table:table-cell office:value-type="float" office:value="5.521859" calcext:value-type="float">
            <text:p>5.521859</text:p>
          </table:table-cell>
          <table:table-cell office:value-type="float" office:value="3.1734378" calcext:value-type="float">
            <text:p>3.1734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100386" calcext:value-type="float">
            <text:p>0.75100386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3.4596167" calcext:value-type="float">
            <text:p>3.4596167</text:p>
          </table:table-cell>
          <table:table-cell office:value-type="float" office:value="6.957876" calcext:value-type="float">
            <text:p>6.957876</text:p>
          </table:table-cell>
          <table:table-cell office:value-type="float" office:value="0" calcext:value-type="float">
            <text:p>0</text:p>
          </table:table-cell>
          <table:table-cell office:value-type="float" office:value="1.1078695" calcext:value-type="float">
            <text:p>1.1078695</text:p>
          </table:table-cell>
          <table:table-cell office:value-type="float" office:value="0.37816054" calcext:value-type="float">
            <text:p>0.37816054</text:p>
          </table:table-cell>
          <table:table-cell office:value-type="float" office:value="0.4623175" calcext:value-type="float">
            <text:p>0.4623175</text:p>
          </table:table-cell>
          <table:table-cell office:value-type="float" office:value="2.2257764" calcext:value-type="float">
            <text:p>2.2257764</text:p>
          </table:table-cell>
          <table:table-cell office:value-type="float" office:value="0.064145446" calcext:value-type="float">
            <text:p>0.064145446</text:p>
          </table:table-cell>
          <table:table-cell office:value-type="float" office:value="0" calcext:value-type="float">
            <text:p>0</text:p>
          </table:table-cell>
          <table:table-cell office:value-type="float" office:value="1.4463204" calcext:value-type="float">
            <text:p>1.4463204</text:p>
          </table:table-cell>
          <table:table-cell office:value-type="float" office:value="0.58997214" calcext:value-type="float">
            <text:p>0.58997214</text:p>
          </table:table-cell>
          <table:table-cell office:value-type="float" office:value="3.624684" calcext:value-type="float">
            <text:p>3.624684</text:p>
          </table:table-cell>
          <table:table-cell office:value-type="float" office:value="0" calcext:value-type="float">
            <text:p>0</text:p>
          </table:table-cell>
          <table:table-cell office:value-type="float" office:value="0.3264926" calcext:value-type="float">
            <text:p>0.3264926</text:p>
          </table:table-cell>
          <table:table-cell office:value-type="float" office:value="0.19011056" calcext:value-type="float">
            <text:p>0.19011056</text:p>
          </table:table-cell>
          <table:table-cell office:value-type="float" office:value="3.3243248" calcext:value-type="float">
            <text:p>3.3243248</text:p>
          </table:table-cell>
          <table:table-cell office:value-type="float" office:value="4.5995502" calcext:value-type="float">
            <text:p>4.5995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33718" calcext:value-type="float">
            <text:p>6.633718</text:p>
          </table:table-cell>
          <table:table-cell office:value-type="float" office:value="0.35794935" calcext:value-type="float">
            <text:p>0.35794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009993" calcext:value-type="float">
            <text:p>1.5009993</text:p>
          </table:table-cell>
          <table:table-cell office:value-type="float" office:value="0" calcext:value-type="float">
            <text:p>0</text:p>
          </table:table-cell>
          <table:table-cell office:value-type="float" office:value="1.8787844" calcext:value-type="float">
            <text:p>1.8787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1.9750446" calcext:value-type="float">
            <text:p>1.9750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29555" calcext:value-type="float">
            <text:p>6.529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912724" calcext:value-type="float">
            <text:p>3.0912724</text:p>
          </table:table-cell>
          <table:table-cell office:value-type="float" office:value="2.7977812" calcext:value-type="float">
            <text:p>2.7977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79535" calcext:value-type="float">
            <text:p>1.8579535</text:p>
          </table:table-cell>
          <table:table-cell office:value-type="float" office:value="2.3645449" calcext:value-type="float">
            <text:p>2.3645449</text:p>
          </table:table-cell>
          <table:table-cell office:value-type="float" office:value="0" calcext:value-type="float">
            <text:p>0</text:p>
          </table:table-cell>
          <table:table-cell office:value-type="float" office:value="3.9400804" calcext:value-type="float">
            <text:p>3.9400804</text:p>
          </table:table-cell>
          <table:table-cell office:value-type="float" office:value="1.7713522" calcext:value-type="float">
            <text:p>1.7713522</text:p>
          </table:table-cell>
          <table:table-cell office:value-type="float" office:value="0" calcext:value-type="float">
            <text:p>0</text:p>
          </table:table-cell>
          <table:table-cell office:value-type="float" office:value="2.6296754" calcext:value-type="float">
            <text:p>2.6296754</text:p>
          </table:table-cell>
          <table:table-cell office:value-type="float" office:value="0.70385116" calcext:value-type="float">
            <text:p>0.70385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499147" calcext:value-type="float">
            <text:p>0.88499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904098" calcext:value-type="float">
            <text:p>2.090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18274" calcext:value-type="float">
            <text:p>1.5718274</text:p>
          </table:table-cell>
          <table:table-cell office:value-type="float" office:value="0" calcext:value-type="float">
            <text:p>0</text:p>
          </table:table-cell>
          <table:table-cell office:value-type="float" office:value="0.25193846" calcext:value-type="float">
            <text:p>0.25193846</text:p>
          </table:table-cell>
          <table:table-cell office:value-type="float" office:value="4.6386156" calcext:value-type="float">
            <text:p>4.6386156</text:p>
          </table:table-cell>
          <table:table-cell office:value-type="float" office:value="0" calcext:value-type="float">
            <text:p>0</text:p>
          </table:table-cell>
          <table:table-cell office:value-type="float" office:value="6.4910717" calcext:value-type="float">
            <text:p>6.4910717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3.4914577" calcext:value-type="float">
            <text:p>3.4914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09844" calcext:value-type="float">
            <text:p>2.0609844</text:p>
          </table:table-cell>
          <table:table-cell office:value-type="float" office:value="0.33900142" calcext:value-type="float">
            <text:p>0.33900142</text:p>
          </table:table-cell>
          <table:table-cell office:value-type="float" office:value="0.26945543" calcext:value-type="float">
            <text:p>0.26945543</text:p>
          </table:table-cell>
          <table:table-cell office:value-type="float" office:value="3.1294765" calcext:value-type="float">
            <text:p>3.1294765</text:p>
          </table:table-cell>
          <table:table-cell office:value-type="float" office:value="0" calcext:value-type="float">
            <text:p>0</text:p>
          </table:table-cell>
          <table:table-cell office:value-type="float" office:value="4.372952" calcext:value-type="float">
            <text:p>4.372952</text:p>
          </table:table-cell>
          <table:table-cell office:value-type="float" office:value="4.106739" calcext:value-type="float">
            <text:p>4.106739</text:p>
          </table:table-cell>
          <table:table-cell office:value-type="float" office:value="0.20218949" calcext:value-type="float">
            <text:p>0.20218949</text:p>
          </table:table-cell>
          <table:table-cell office:value-type="float" office:value="7.7484818" calcext:value-type="float">
            <text:p>7.7484818</text:p>
          </table:table-cell>
          <table:table-cell office:value-type="float" office:value="0.939453" calcext:value-type="float">
            <text:p>0.939453</text:p>
          </table:table-cell>
          <table:table-cell office:value-type="float" office:value="0.3680533" calcext:value-type="float">
            <text:p>0.3680533</text:p>
          </table:table-cell>
          <table:table-cell office:value-type="float" office:value="1.9112438" calcext:value-type="float">
            <text:p>1.9112438</text:p>
          </table:table-cell>
          <table:table-cell office:value-type="float" office:value="3.0113788" calcext:value-type="float">
            <text:p>3.0113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633192" calcext:value-type="float">
            <text:p>2.8633192</text:p>
          </table:table-cell>
          <table:table-cell office:value-type="float" office:value="3.246623" calcext:value-type="float">
            <text:p>3.246623</text:p>
          </table:table-cell>
          <table:table-cell office:value-type="float" office:value="1.3148373" calcext:value-type="float">
            <text:p>1.3148373</text:p>
          </table:table-cell>
          <table:table-cell office:value-type="float" office:value="2.2813196" calcext:value-type="float">
            <text:p>2.2813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79893196" calcext:value-type="float">
            <text:p>0.79893196</text:p>
          </table:table-cell>
          <table:table-cell office:value-type="float" office:value="2.433255" calcext:value-type="float">
            <text:p>2.433255</text:p>
          </table:table-cell>
          <table:table-cell office:value-type="float" office:value="1.2757072" calcext:value-type="float">
            <text:p>1.2757072</text:p>
          </table:table-cell>
          <table:table-cell office:value-type="float" office:value="0.45439532" calcext:value-type="float">
            <text:p>0.45439532</text:p>
          </table:table-cell>
          <table:table-cell office:value-type="float" office:value="1.9129671" calcext:value-type="float">
            <text:p>1.9129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334074" calcext:value-type="float">
            <text:p>0.73334074</text:p>
          </table:table-cell>
          <table:table-cell office:value-type="float" office:value="0.5569314" calcext:value-type="float">
            <text:p>0.5569314</text:p>
          </table:table-cell>
          <table:table-cell office:value-type="float" office:value="2.511711" calcext:value-type="float">
            <text:p>2.511711</text:p>
          </table:table-cell>
          <table:table-cell office:value-type="float" office:value="3.157854" calcext:value-type="float">
            <text:p>3.157854</text:p>
          </table:table-cell>
          <table:table-cell office:value-type="float" office:value="0.82146025" calcext:value-type="float">
            <text:p>0.82146025</text:p>
          </table:table-cell>
          <table:table-cell office:value-type="float" office:value="1.2676394" calcext:value-type="float">
            <text:p>1.2676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3026" calcext:value-type="float">
            <text:p>0.3203026</text:p>
          </table:table-cell>
          <table:table-cell office:value-type="float" office:value="0" calcext:value-type="float">
            <text:p>0</text:p>
          </table:table-cell>
          <table:table-cell office:value-type="float" office:value="0.36545652" calcext:value-type="float">
            <text:p>0.36545652</text:p>
          </table:table-cell>
          <table:table-cell office:value-type="float" office:value="1.2202798" calcext:value-type="float">
            <text:p>1.2202798</text:p>
          </table:table-cell>
          <table:table-cell office:value-type="float" office:value="2.4212523" calcext:value-type="float">
            <text:p>2.4212523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6.322953" calcext:value-type="float">
            <text:p>6.322953</text:p>
          </table:table-cell>
          <table:table-cell office:value-type="float" office:value="2.8139396" calcext:value-type="float">
            <text:p>2.8139396</text:p>
          </table:table-cell>
          <table:table-cell office:value-type="float" office:value="2.6579554" calcext:value-type="float">
            <text:p>2.6579554</text:p>
          </table:table-cell>
          <table:table-cell office:value-type="float" office:value="0" calcext:value-type="float">
            <text:p>0</text:p>
          </table:table-cell>
          <table:table-cell office:value-type="float" office:value="0.33083263" calcext:value-type="float">
            <text:p>0.33083263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2.1751633" calcext:value-type="float">
            <text:p>2.1751633</text:p>
          </table:table-cell>
          <table:table-cell office:value-type="float" office:value="0" calcext:value-type="float">
            <text:p>0</text:p>
          </table:table-cell>
          <table:table-cell office:value-type="float" office:value="8.3616" calcext:value-type="float">
            <text:p>8.3616</text:p>
          </table:table-cell>
          <table:table-cell office:value-type="float" office:value="11.380144" calcext:value-type="float">
            <text:p>11.380144</text:p>
          </table:table-cell>
          <table:table-cell office:value-type="float" office:value="0" calcext:value-type="float">
            <text:p>0</text:p>
          </table:table-cell>
          <table:table-cell office:value-type="float" office:value="1.4603091" calcext:value-type="float">
            <text:p>1.4603091</text:p>
          </table:table-cell>
          <table:table-cell office:value-type="float" office:value="1.6293286" calcext:value-type="float">
            <text:p>1.6293286</text:p>
          </table:table-cell>
          <table:table-cell office:value-type="float" office:value="0" calcext:value-type="float">
            <text:p>0</text:p>
          </table:table-cell>
          <table:table-cell office:value-type="float" office:value="0.8949626" calcext:value-type="float">
            <text:p>0.8949626</text:p>
          </table:table-cell>
          <table:table-cell office:value-type="float" office:value="2.3792112" calcext:value-type="float">
            <text:p>2.3792112</text:p>
          </table:table-cell>
          <table:table-cell office:value-type="float" office:value="0" calcext:value-type="float">
            <text:p>0</text:p>
          </table:table-cell>
          <table:table-cell office:value-type="float" office:value="9.851852" calcext:value-type="float">
            <text:p>9.851852</text:p>
          </table:table-cell>
          <table:table-cell office:value-type="float" office:value="3.1889787" calcext:value-type="float">
            <text:p>3.18897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693806" calcext:value-type="float">
            <text:p>1.8693806</text:p>
          </table:table-cell>
          <table:table-cell office:value-type="float" office:value="3.9573286" calcext:value-type="float">
            <text:p>3.9573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34913" calcext:value-type="float">
            <text:p>3.85349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473318" calcext:value-type="float">
            <text:p>2.3473318</text:p>
          </table:table-cell>
          <table:table-cell office:value-type="float" office:value="3.512122" calcext:value-type="float">
            <text:p>3.512122</text:p>
          </table:table-cell>
          <table:table-cell office:value-type="float" office:value="0" calcext:value-type="float">
            <text:p>0</text:p>
          </table:table-cell>
          <table:table-cell office:value-type="float" office:value="3.747674" calcext:value-type="float">
            <text:p>3.747674</text:p>
          </table:table-cell>
          <table:table-cell office:value-type="float" office:value="0.083393216" calcext:value-type="float">
            <text:p>0.083393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226965" calcext:value-type="float">
            <text:p>0.41226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3516" calcext:value-type="float">
            <text:p>0.1103516</text:p>
          </table:table-cell>
          <table:table-cell office:value-type="float" office:value="0" calcext:value-type="float">
            <text:p>0</text:p>
          </table:table-cell>
          <table:table-cell office:value-type="float" office:value="2.624343" calcext:value-type="float">
            <text:p>2.624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124214" calcext:value-type="float">
            <text:p>0.069124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36445" calcext:value-type="float">
            <text:p>1.1836445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1.8228164" calcext:value-type="float">
            <text:p>1.8228164</text:p>
          </table:table-cell>
          <table:table-cell office:value-type="float" office:value="0" calcext:value-type="float">
            <text:p>0</text:p>
          </table:table-cell>
          <table:table-cell office:value-type="float" office:value="1.3773398" calcext:value-type="float">
            <text:p>1.3773398</text:p>
          </table:table-cell>
          <table:table-cell office:value-type="float" office:value="2.8902228" calcext:value-type="float">
            <text:p>2.8902228</text:p>
          </table:table-cell>
          <table:table-cell office:value-type="float" office:value="6.01281" calcext:value-type="float">
            <text:p>6.01281</text:p>
          </table:table-cell>
          <table:table-cell office:value-type="float" office:value="0.77916706" calcext:value-type="float">
            <text:p>0.77916706</text:p>
          </table:table-cell>
          <table:table-cell office:value-type="float" office:value="0" calcext:value-type="float">
            <text:p>0</text:p>
          </table:table-cell>
          <table:table-cell office:value-type="float" office:value="2.6079562" calcext:value-type="float">
            <text:p>2.6079562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.23423561" calcext:value-type="float">
            <text:p>0.23423561</text:p>
          </table:table-cell>
          <table:table-cell office:value-type="float" office:value="0.59938186" calcext:value-type="float">
            <text:p>0.59938186</text:p>
          </table:table-cell>
          <table:table-cell office:value-type="float" office:value="0" calcext:value-type="float">
            <text:p>0</text:p>
          </table:table-cell>
          <table:table-cell office:value-type="float" office:value="0.9996828" calcext:value-type="float">
            <text:p>0.9996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.5825461" calcext:value-type="float">
            <text:p>0.5825461</text:p>
          </table:table-cell>
          <table:table-cell office:value-type="float" office:value="1.6203547" calcext:value-type="float">
            <text:p>1.6203547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0" calcext:value-type="float">
            <text:p>0</text:p>
          </table:table-cell>
          <table:table-cell office:value-type="float" office:value="0.46469858" calcext:value-type="float">
            <text:p>0.46469858</text:p>
          </table:table-cell>
          <table:table-cell office:value-type="float" office:value="1.8084978" calcext:value-type="float">
            <text:p>1.8084978</text:p>
          </table:table-cell>
          <table:table-cell office:value-type="float" office:value="0.6656691" calcext:value-type="float">
            <text:p>0.6656691</text:p>
          </table:table-cell>
          <table:table-cell office:value-type="float" office:value="1.2496921" calcext:value-type="float">
            <text:p>1.2496921</text:p>
          </table:table-cell>
          <table:table-cell office:value-type="float" office:value="0.68350315" calcext:value-type="float">
            <text:p>0.68350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240946" calcext:value-type="float">
            <text:p>0.100240946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2.0337336" calcext:value-type="float">
            <text:p>2.033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4557" calcext:value-type="float">
            <text:p>1.7344557</text:p>
          </table:table-cell>
          <table:table-cell office:value-type="float" office:value="1.5044881" calcext:value-type="float">
            <text:p>1.5044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2.4737434" calcext:value-type="float">
            <text:p>2.4737434</text:p>
          </table:table-cell>
          <table:table-cell office:value-type="float" office:value="0.39254037" calcext:value-type="float">
            <text:p>0.39254037</text:p>
          </table:table-cell>
          <table:table-cell office:value-type="float" office:value="0" calcext:value-type="float">
            <text:p>0</text:p>
          </table:table-cell>
          <table:table-cell office:value-type="float" office:value="0.3329859" calcext:value-type="float">
            <text:p>0.3329859</text:p>
          </table:table-cell>
          <table:table-cell office:value-type="float" office:value="3.1574924" calcext:value-type="float">
            <text:p>3.1574924</text:p>
          </table:table-cell>
          <table:table-cell office:value-type="float" office:value="0" calcext:value-type="float">
            <text:p>0</text:p>
          </table:table-cell>
          <table:table-cell office:value-type="float" office:value="1.4661903" calcext:value-type="float">
            <text:p>1.4661903</text:p>
          </table:table-cell>
          <table:table-cell office:value-type="float" office:value="2.9308407" calcext:value-type="float">
            <text:p>2.9308407</text:p>
          </table:table-cell>
          <table:table-cell office:value-type="float" office:value="0" calcext:value-type="float">
            <text:p>0</text:p>
          </table:table-cell>
          <table:table-cell office:value-type="float" office:value="0.5319565" calcext:value-type="float">
            <text:p>0.5319565</text:p>
          </table:table-cell>
          <table:table-cell office:value-type="float" office:value="0.14353694" calcext:value-type="float">
            <text:p>0.14353694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5.1828723" calcext:value-type="float">
            <text:p>5.1828723</text:p>
          </table:table-cell>
          <table:table-cell office:value-type="float" office:value="0.59416825" calcext:value-type="float">
            <text:p>0.59416825</text:p>
          </table:table-cell>
          <table:table-cell office:value-type="float" office:value="3.3918192" calcext:value-type="float">
            <text:p>3.3918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1421" calcext:value-type="float">
            <text:p>2.3014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889727" calcext:value-type="float">
            <text:p>1.2889727</text:p>
          </table:table-cell>
          <table:table-cell office:value-type="float" office:value="0.8148836" calcext:value-type="float">
            <text:p>0.8148836</text:p>
          </table:table-cell>
          <table:table-cell office:value-type="float" office:value="1.8020252" calcext:value-type="float">
            <text:p>1.8020252</text:p>
          </table:table-cell>
          <table:table-cell office:value-type="float" office:value="1.4569145" calcext:value-type="float">
            <text:p>1.456914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4.4284363" calcext:value-type="float">
            <text:p>4.4284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954624" calcext:value-type="float">
            <text:p>2.9954624</text:p>
          </table:table-cell>
          <table:table-cell office:value-type="float" office:value="0.7158841" calcext:value-type="float">
            <text:p>0.7158841</text:p>
          </table:table-cell>
          <table:table-cell office:value-type="float" office:value="3.091482" calcext:value-type="float">
            <text:p>3.091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816978" calcext:value-type="float">
            <text:p>6.7816978</text:p>
          </table:table-cell>
          <table:table-cell office:value-type="float" office:value="3.639433" calcext:value-type="float">
            <text:p>3.6394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172922" calcext:value-type="float">
            <text:p>0.25172922</text:p>
          </table:table-cell>
          <table:table-cell office:value-type="float" office:value="5.8937583" calcext:value-type="float">
            <text:p>5.8937583</text:p>
          </table:table-cell>
          <table:table-cell office:value-type="float" office:value="5.9766283" calcext:value-type="float">
            <text:p>5.9766283</text:p>
          </table:table-cell>
          <table:table-cell office:value-type="float" office:value="0" calcext:value-type="float">
            <text:p>0</text:p>
          </table:table-cell>
          <table:table-cell office:value-type="float" office:value="0.6452666" calcext:value-type="float">
            <text:p>0.6452666</text:p>
          </table:table-cell>
          <table:table-cell office:value-type="float" office:value="0" calcext:value-type="float">
            <text:p>0</text:p>
          </table:table-cell>
          <table:table-cell office:value-type="float" office:value="2.5747347" calcext:value-type="float">
            <text:p>2.5747347</text:p>
          </table:table-cell>
          <table:table-cell office:value-type="float" office:value="1.223257" calcext:value-type="float">
            <text:p>1.22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9975" calcext:value-type="float">
            <text:p>3.39975</text:p>
          </table:table-cell>
          <table:table-cell office:value-type="float" office:value="0.17223963" calcext:value-type="float">
            <text:p>0.17223963</text:p>
          </table:table-cell>
          <table:table-cell office:value-type="float" office:value="3.5931036" calcext:value-type="float">
            <text:p>3.5931036</text:p>
          </table:table-cell>
          <table:table-cell office:value-type="float" office:value="0" calcext:value-type="float">
            <text:p>0</text:p>
          </table:table-cell>
          <table:table-cell office:value-type="float" office:value="0.11887275" calcext:value-type="float">
            <text:p>0.11887275</text:p>
          </table:table-cell>
          <table:table-cell office:value-type="float" office:value="0.45181683" calcext:value-type="float">
            <text:p>0.45181683</text:p>
          </table:table-cell>
          <table:table-cell office:value-type="float" office:value="1.9191403" calcext:value-type="float">
            <text:p>1.9191403</text:p>
          </table:table-cell>
          <table:table-cell office:value-type="float" office:value="2.967495" calcext:value-type="float">
            <text:p>2.967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67024" calcext:value-type="float">
            <text:p>4.7767024</text:p>
          </table:table-cell>
          <table:table-cell office:value-type="float" office:value="0.039468504" calcext:value-type="float">
            <text:p>0.039468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053618" calcext:value-type="float">
            <text:p>3.0053618</text:p>
          </table:table-cell>
          <table:table-cell office:value-type="float" office:value="0" calcext:value-type="float">
            <text:p>0</text:p>
          </table:table-cell>
          <table:table-cell office:value-type="float" office:value="3.0566494" calcext:value-type="float">
            <text:p>3.0566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1.0679567" calcext:value-type="float">
            <text:p>1.0679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66806" calcext:value-type="float">
            <text:p>5.6566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368144" calcext:value-type="float">
            <text:p>3.6368144</text:p>
          </table:table-cell>
          <table:table-cell office:value-type="float" office:value="3.4970846" calcext:value-type="float">
            <text:p>3.4970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97264" calcext:value-type="float">
            <text:p>4.997264</text:p>
          </table:table-cell>
          <table:table-cell office:value-type="float" office:value="2.590259" calcext:value-type="float">
            <text:p>2.590259</text:p>
          </table:table-cell>
          <table:table-cell office:value-type="float" office:value="0.020993397" calcext:value-type="float">
            <text:p>0.020993397</text:p>
          </table:table-cell>
          <table:table-cell office:value-type="float" office:value="6.6913576" calcext:value-type="float">
            <text:p>6.6913576</text:p>
          </table:table-cell>
          <table:table-cell office:value-type="float" office:value="0.9521604" calcext:value-type="float">
            <text:p>0.9521604</text:p>
          </table:table-cell>
          <table:table-cell office:value-type="float" office:value="0" calcext:value-type="float">
            <text:p>0</text:p>
          </table:table-cell>
          <table:table-cell office:value-type="float" office:value="1.2425276" calcext:value-type="float">
            <text:p>1.2425276</text:p>
          </table:table-cell>
          <table:table-cell office:value-type="float" office:value="0.84943175" calcext:value-type="float">
            <text:p>0.84943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423056" calcext:value-type="float">
            <text:p>2.4423056</text:p>
          </table:table-cell>
          <table:table-cell office:value-type="float" office:value="0.044885755" calcext:value-type="float">
            <text:p>0.044885755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.23221129" calcext:value-type="float">
            <text:p>0.23221129</text:p>
          </table:table-cell>
          <table:table-cell office:value-type="float" office:value="0" calcext:value-type="float">
            <text:p>0</text:p>
          </table:table-cell>
          <table:table-cell office:value-type="float" office:value="2.652499" calcext:value-type="float">
            <text:p>2.652499</text:p>
          </table:table-cell>
          <table:table-cell office:value-type="float" office:value="0" calcext:value-type="float">
            <text:p>0</text:p>
          </table:table-cell>
          <table:table-cell office:value-type="float" office:value="9.399427" calcext:value-type="float">
            <text:p>9.399427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3.3773067" calcext:value-type="float">
            <text:p>3.3773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1639" calcext:value-type="float">
            <text:p>1.391639</text:p>
          </table:table-cell>
          <table:table-cell office:value-type="float" office:value="0" calcext:value-type="float">
            <text:p>0</text:p>
          </table:table-cell>
          <table:table-cell office:value-type="float" office:value="0.25522417" calcext:value-type="float">
            <text:p>0.25522417</text:p>
          </table:table-cell>
          <table:table-cell office:value-type="float" office:value="2.6987524" calcext:value-type="float">
            <text:p>2.6987524</text:p>
          </table:table-cell>
          <table:table-cell office:value-type="float" office:value="0" calcext:value-type="float">
            <text:p>0</text:p>
          </table:table-cell>
          <table:table-cell office:value-type="float" office:value="4.2803574" calcext:value-type="float">
            <text:p>4.2803574</text:p>
          </table:table-cell>
          <table:table-cell office:value-type="float" office:value="5.5485387" calcext:value-type="float">
            <text:p>5.5485387</text:p>
          </table:table-cell>
          <table:table-cell office:value-type="float" office:value="0.38884634" calcext:value-type="float">
            <text:p>0.38884634</text:p>
          </table:table-cell>
          <table:table-cell office:value-type="float" office:value="6.589461" calcext:value-type="float">
            <text:p>6.589461</text:p>
          </table:table-cell>
          <table:table-cell office:value-type="float" office:value="0.111271605" calcext:value-type="float">
            <text:p>0.111271605</text:p>
          </table:table-cell>
          <table:table-cell office:value-type="float" office:value="0.0311892" calcext:value-type="float">
            <text:p>0.0311892</text:p>
          </table:table-cell>
          <table:table-cell office:value-type="float" office:value="1.827083" calcext:value-type="float">
            <text:p>1.827083</text:p>
          </table:table-cell>
          <table:table-cell office:value-type="float" office:value="2.8357043" calcext:value-type="float">
            <text:p>2.8357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53595" calcext:value-type="float">
            <text:p>1.0353595</text:p>
          </table:table-cell>
          <table:table-cell office:value-type="float" office:value="5.0849757" calcext:value-type="float">
            <text:p>5.0849757</text:p>
          </table:table-cell>
          <table:table-cell office:value-type="float" office:value="1.6370056" calcext:value-type="float">
            <text:p>1.6370056</text:p>
          </table:table-cell>
          <table:table-cell office:value-type="float" office:value="3.265362" calcext:value-type="float">
            <text:p>3.265362</text:p>
          </table:table-cell>
          <table:table-cell office:value-type="float" office:value="0.32788944" calcext:value-type="float">
            <text:p>0.32788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8744228" calcext:value-type="float">
            <text:p>0.8744228</text:p>
          </table:table-cell>
          <table:table-cell office:value-type="float" office:value="3.0968812" calcext:value-type="float">
            <text:p>3.0968812</text:p>
          </table:table-cell>
          <table:table-cell office:value-type="float" office:value="0.45021936" calcext:value-type="float">
            <text:p>0.45021936</text:p>
          </table:table-cell>
          <table:table-cell office:value-type="float" office:value="0.14820042" calcext:value-type="float">
            <text:p>0.14820042</text:p>
          </table:table-cell>
          <table:table-cell office:value-type="float" office:value="0.18737425" calcext:value-type="float">
            <text:p>0.18737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368256" calcext:value-type="float">
            <text:p>0.46368256</text:p>
          </table:table-cell>
          <table:table-cell office:value-type="float" office:value="0.2088361" calcext:value-type="float">
            <text:p>0.2088361</text:p>
          </table:table-cell>
          <table:table-cell office:value-type="float" office:value="1.8972601" calcext:value-type="float">
            <text:p>1.8972601</text:p>
          </table:table-cell>
          <table:table-cell office:value-type="float" office:value="2.335647" calcext:value-type="float">
            <text:p>2.335647</text:p>
          </table:table-cell>
          <table:table-cell office:value-type="float" office:value="1.3833216" calcext:value-type="float">
            <text:p>1.3833216</text:p>
          </table:table-cell>
          <table:table-cell office:value-type="float" office:value="0.0011523583" calcext:value-type="float">
            <text:p>0.0011523583</text:p>
          </table:table-cell>
          <table:table-cell office:value-type="float" office:value="0" calcext:value-type="float">
            <text:p>0</text:p>
          </table:table-cell>
          <table:table-cell office:value-type="float" office:value="1.0448519" calcext:value-type="float">
            <text:p>1.0448519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" calcext:value-type="float">
            <text:p>0</text:p>
          </table:table-cell>
          <table:table-cell office:value-type="float" office:value="0.2097246" calcext:value-type="float">
            <text:p>0.2097246</text:p>
          </table:table-cell>
          <table:table-cell office:value-type="float" office:value="0.74117166" calcext:value-type="float">
            <text:p>0.74117166</text:p>
          </table:table-cell>
          <table:table-cell office:value-type="float" office:value="3.8742" calcext:value-type="float">
            <text:p>3.8742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8.805466" calcext:value-type="float">
            <text:p>8.805466</text:p>
          </table:table-cell>
          <table:table-cell office:value-type="float" office:value="2.2231205" calcext:value-type="float">
            <text:p>2.2231205</text:p>
          </table:table-cell>
          <table:table-cell office:value-type="float" office:value="2.701239" calcext:value-type="float">
            <text:p>2.701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83926" calcext:value-type="float">
            <text:p>1.2283926</text:p>
          </table:table-cell>
          <table:table-cell office:value-type="float" office:value="0" calcext:value-type="float">
            <text:p>0</text:p>
          </table:table-cell>
          <table:table-cell office:value-type="float" office:value="0.7604919" calcext:value-type="float">
            <text:p>0.7604919</text:p>
          </table:table-cell>
          <table:table-cell office:value-type="float" office:value="0" calcext:value-type="float">
            <text:p>0</text:p>
          </table:table-cell>
          <table:table-cell office:value-type="float" office:value="7.410731" calcext:value-type="float">
            <text:p>7.410731</text:p>
          </table:table-cell>
          <table:table-cell office:value-type="float" office:value="11.571991" calcext:value-type="float">
            <text:p>11.57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1498" calcext:value-type="float">
            <text:p>3.5451498</text:p>
          </table:table-cell>
          <table:table-cell office:value-type="float" office:value="0" calcext:value-type="float">
            <text:p>0</text:p>
          </table:table-cell>
          <table:table-cell office:value-type="float" office:value="0.19271031" calcext:value-type="float">
            <text:p>0.19271031</text:p>
          </table:table-cell>
          <table:table-cell office:value-type="float" office:value="2.5554154" calcext:value-type="float">
            <text:p>2.5554154</text:p>
          </table:table-cell>
          <table:table-cell office:value-type="float" office:value="0" calcext:value-type="float">
            <text:p>0</text:p>
          </table:table-cell>
          <table:table-cell office:value-type="float" office:value="8.595932" calcext:value-type="float">
            <text:p>8.595932</text:p>
          </table:table-cell>
          <table:table-cell office:value-type="float" office:value="1.8627484" calcext:value-type="float">
            <text:p>1.8627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54451" calcext:value-type="float">
            <text:p>0.6154451</text:p>
          </table:table-cell>
          <table:table-cell office:value-type="float" office:value="3.4990487" calcext:value-type="float">
            <text:p>3.4990487</text:p>
          </table:table-cell>
          <table:table-cell office:value-type="float" office:value="5.204621" calcext:value-type="float">
            <text:p>5.204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39652" calcext:value-type="float">
            <text:p>1.7839652</text:p>
          </table:table-cell>
          <table:table-cell office:value-type="float" office:value="0" calcext:value-type="float">
            <text:p>0</text:p>
          </table:table-cell>
          <table:table-cell office:value-type="float" office:value="1.4258423" calcext:value-type="float">
            <text:p>1.4258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115607" calcext:value-type="float">
            <text:p>5.7115607</text:p>
          </table:table-cell>
          <table:table-cell office:value-type="float" office:value="2.994662" calcext:value-type="float">
            <text:p>2.994662</text:p>
          </table:table-cell>
          <table:table-cell office:value-type="float" office:value="0" calcext:value-type="float">
            <text:p>0</text:p>
          </table:table-cell>
          <table:table-cell office:value-type="float" office:value="0.7045807" calcext:value-type="float">
            <text:p>0.7045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63457" calcext:value-type="float">
            <text:p>0.23563457</text:p>
          </table:table-cell>
          <table:table-cell office:value-type="float" office:value="0.08872354" calcext:value-type="float">
            <text:p>0.0887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55065" calcext:value-type="float">
            <text:p>0.89255065</text:p>
          </table:table-cell>
          <table:table-cell office:value-type="float" office:value="1.967686" calcext:value-type="float">
            <text:p>1.967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25909" calcext:value-type="float">
            <text:p>0.3625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2.403086" calcext:value-type="float">
            <text:p>2.403086</text:p>
          </table:table-cell>
          <table:table-cell office:value-type="float" office:value="0" calcext:value-type="float">
            <text:p>0</text:p>
          </table:table-cell>
          <table:table-cell office:value-type="float" office:value="0.30165678" calcext:value-type="float">
            <text:p>0.30165678</text:p>
          </table:table-cell>
          <table:table-cell office:value-type="float" office:value="1.9061164" calcext:value-type="float">
            <text:p>1.9061164</text:p>
          </table:table-cell>
          <table:table-cell office:value-type="float" office:value="6.9400253" calcext:value-type="float">
            <text:p>6.9400253</text:p>
          </table:table-cell>
          <table:table-cell office:value-type="float" office:value="0.6328263" calcext:value-type="float">
            <text:p>0.6328263</text:p>
          </table:table-cell>
          <table:table-cell office:value-type="float" office:value="0" calcext:value-type="float">
            <text:p>0</text:p>
          </table:table-cell>
          <table:table-cell office:value-type="float" office:value="2.0545597" calcext:value-type="float">
            <text:p>2.0545597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.92321587" calcext:value-type="float">
            <text:p>0.92321587</text:p>
          </table:table-cell>
          <table:table-cell office:value-type="float" office:value="3.3832884" calcext:value-type="float">
            <text:p>3.3832884</text:p>
          </table:table-cell>
          <table:table-cell office:value-type="float" office:value="0" calcext:value-type="float">
            <text:p>0</text:p>
          </table:table-cell>
          <table:table-cell office:value-type="float" office:value="1.8117446" calcext:value-type="float">
            <text:p>1.8117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1.9970486" calcext:value-type="float">
            <text:p>1.9970486</text:p>
          </table:table-cell>
          <table:table-cell office:value-type="float" office:value="0.7490892" calcext:value-type="float">
            <text:p>0.749089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0" calcext:value-type="float">
            <text:p>0</text:p>
          </table:table-cell>
          <table:table-cell office:value-type="float" office:value="0.110631794" calcext:value-type="float">
            <text:p>0.110631794</text:p>
          </table:table-cell>
          <table:table-cell office:value-type="float" office:value="2.34088" calcext:value-type="float">
            <text:p>2.34088</text:p>
          </table:table-cell>
          <table:table-cell office:value-type="float" office:value="1.5024601" calcext:value-type="float">
            <text:p>1.5024601</text:p>
          </table:table-cell>
          <table:table-cell office:value-type="float" office:value="1.2391862" calcext:value-type="float">
            <text:p>1.2391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47148" calcext:value-type="float">
            <text:p>0.0547148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3.2280478" calcext:value-type="float">
            <text:p>3.228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60427" calcext:value-type="float">
            <text:p>2.2660427</text:p>
          </table:table-cell>
          <table:table-cell office:value-type="float" office:value="1.2529464" calcext:value-type="float">
            <text:p>1.2529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1.1926078" calcext:value-type="float">
            <text:p>1.1926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99466" calcext:value-type="float">
            <text:p>0.9799466</text:p>
          </table:table-cell>
          <table:table-cell office:value-type="float" office:value="3.9371846" calcext:value-type="float">
            <text:p>3.9371846</text:p>
          </table:table-cell>
          <table:table-cell office:value-type="float" office:value="0" calcext:value-type="float">
            <text:p>0</text:p>
          </table:table-cell>
          <table:table-cell office:value-type="float" office:value="1.5136452" calcext:value-type="float">
            <text:p>1.5136452</text:p>
          </table:table-cell>
          <table:table-cell office:value-type="float" office:value="0.8610209" calcext:value-type="float">
            <text:p>0.8610209</text:p>
          </table:table-cell>
          <table:table-cell office:value-type="float" office:value="0" calcext:value-type="float">
            <text:p>0</text:p>
          </table:table-cell>
          <table:table-cell office:value-type="float" office:value="1.9047737" calcext:value-type="float">
            <text:p>1.9047737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7.180039" calcext:value-type="float">
            <text:p>7.180039</text:p>
          </table:table-cell>
          <table:table-cell office:value-type="float" office:value="0.35845459" calcext:value-type="float">
            <text:p>0.35845459</text:p>
          </table:table-cell>
          <table:table-cell office:value-type="float" office:value="6.2962747" calcext:value-type="float">
            <text:p>6.2962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83243" calcext:value-type="float">
            <text:p>0.5683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241147" calcext:value-type="float">
            <text:p>0.20241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77393" calcext:value-type="float">
            <text:p>1.6377393</text:p>
          </table:table-cell>
          <table:table-cell office:value-type="float" office:value="0" calcext:value-type="float">
            <text:p>0</text:p>
          </table:table-cell>
          <table:table-cell office:value-type="float" office:value="0.14912876" calcext:value-type="float">
            <text:p>0.14912876</text:p>
          </table:table-cell>
          <table:table-cell office:value-type="float" office:value="5.4478955" calcext:value-type="float">
            <text:p>5.447895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1607828" calcext:value-type="float">
            <text:p>3.1607828</text:p>
          </table:table-cell>
          <table:table-cell office:value-type="float" office:value="0" calcext:value-type="float">
            <text:p>0</text:p>
          </table:table-cell>
          <table:table-cell office:value-type="float" office:value="2.210041" calcext:value-type="float">
            <text:p>2.210041</text:p>
          </table:table-cell>
          <table:table-cell office:value-type="float" office:value="3.5677953" calcext:value-type="float">
            <text:p>3.56779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150849" calcext:value-type="float">
            <text:p>0.7150849</text:p>
          </table:table-cell>
          <table:table-cell office:value-type="float" office:value="0.2899479" calcext:value-type="float">
            <text:p>0.2899479</text:p>
          </table:table-cell>
          <table:table-cell office:value-type="float" office:value="3.8986068" calcext:value-type="float">
            <text:p>3.8986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8754" calcext:value-type="float">
            <text:p>0.4288754</text:p>
          </table:table-cell>
          <table:table-cell office:value-type="float" office:value="0" calcext:value-type="float">
            <text:p>0</text:p>
          </table:table-cell>
          <table:table-cell office:value-type="float" office:value="2.3150208" calcext:value-type="float">
            <text:p>2.3150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1079" calcext:value-type="float">
            <text:p>1.131079</text:p>
          </table:table-cell>
          <table:table-cell office:value-type="float" office:value="9.42624" calcext:value-type="float">
            <text:p>9.42624</text:p>
          </table:table-cell>
          <table:table-cell office:value-type="float" office:value="0" calcext:value-type="float">
            <text:p>0</text:p>
          </table:table-cell>
          <table:table-cell office:value-type="float" office:value="1.299355" calcext:value-type="float">
            <text:p>1.299355</text:p>
          </table:table-cell>
          <table:table-cell office:value-type="float" office:value="0.6719216" calcext:value-type="float">
            <text:p>0.6719216</text:p>
          </table:table-cell>
          <table:table-cell office:value-type="float" office:value="1.5933485" calcext:value-type="float">
            <text:p>1.593348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8123" calcext:value-type="float">
            <text:p>2.038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949123" calcext:value-type="float">
            <text:p>5.2949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818212" calcext:value-type="float">
            <text:p>3.8818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37275" calcext:value-type="float">
            <text:p>4.1937275</text:p>
          </table:table-cell>
          <table:table-cell office:value-type="float" office:value="0.27013937" calcext:value-type="float">
            <text:p>0.27013937</text:p>
          </table:table-cell>
          <table:table-cell office:value-type="float" office:value="0" calcext:value-type="float">
            <text:p>0</text:p>
          </table:table-cell>
          <table:table-cell office:value-type="float" office:value="2.3664744" calcext:value-type="float">
            <text:p>2.3664744</text:p>
          </table:table-cell>
          <table:table-cell office:value-type="float" office:value="0.8488466" calcext:value-type="float">
            <text:p>0.848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1.8152649" calcext:value-type="float">
            <text:p>1.8152649</text:p>
          </table:table-cell>
          <table:table-cell office:value-type="float" office:value="0" calcext:value-type="float">
            <text:p>0</text:p>
          </table:table-cell>
          <table:table-cell office:value-type="float" office:value="0.52459246" calcext:value-type="float">
            <text:p>0.52459246</text:p>
          </table:table-cell>
          <table:table-cell office:value-type="float" office:value="7.4067206" calcext:value-type="float">
            <text:p>7.4067206</text:p>
          </table:table-cell>
          <table:table-cell office:value-type="float" office:value="1.9247497" calcext:value-type="float">
            <text:p>1.9247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86152" calcext:value-type="float">
            <text:p>1.7186152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0" calcext:value-type="float">
            <text:p>0</text:p>
          </table:table-cell>
          <table:table-cell office:value-type="float" office:value="2.3496754" calcext:value-type="float">
            <text:p>2.3496754</text:p>
          </table:table-cell>
          <table:table-cell office:value-type="float" office:value="0" calcext:value-type="float">
            <text:p>0</text:p>
          </table:table-cell>
          <table:table-cell office:value-type="float" office:value="1.0681027" calcext:value-type="float">
            <text:p>1.0681027</text:p>
          </table:table-cell>
          <table:table-cell office:value-type="float" office:value="0" calcext:value-type="float">
            <text:p>0</text:p>
          </table:table-cell>
          <table:table-cell office:value-type="float" office:value="0.8994089" calcext:value-type="float">
            <text:p>0.8994089</text:p>
          </table:table-cell>
          <table:table-cell office:value-type="float" office:value="2.302877" calcext:value-type="float">
            <text:p>2.302877</text:p>
          </table:table-cell>
          <table:table-cell office:value-type="float" office:value="0" calcext:value-type="float">
            <text:p>0</text:p>
          </table:table-cell>
          <table:table-cell office:value-type="float" office:value="8.208483" calcext:value-type="float">
            <text:p>8.208483</text:p>
          </table:table-cell>
          <table:table-cell office:value-type="float" office:value="9.022837" calcext:value-type="float">
            <text:p>9.022837</text:p>
          </table:table-cell>
          <table:table-cell office:value-type="float" office:value="1.1256974" calcext:value-type="float">
            <text:p>1.1256974</text:p>
          </table:table-cell>
          <table:table-cell office:value-type="float" office:value="6.106112" calcext:value-type="float">
            <text:p>6.106112</text:p>
          </table:table-cell>
          <table:table-cell office:value-type="float" office:value="0" calcext:value-type="float">
            <text:p>0</text:p>
          </table:table-cell>
          <table:table-cell office:value-type="float" office:value="3.0921683" calcext:value-type="float">
            <text:p>3.0921683</text:p>
          </table:table-cell>
          <table:table-cell office:value-type="float" office:value="2.3016524" calcext:value-type="float">
            <text:p>2.3016524</text:p>
          </table:table-cell>
          <table:table-cell office:value-type="float" office:value="1.5496469" calcext:value-type="float">
            <text:p>1.549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16537" calcext:value-type="float">
            <text:p>1.7316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16547" calcext:value-type="float">
            <text:p>2.8916547</text:p>
          </table:table-cell>
          <table:table-cell office:value-type="float" office:value="1.2555612" calcext:value-type="float">
            <text:p>1.2555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65112334" calcext:value-type="float">
            <text:p>0.65112334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.1333428" calcext:value-type="float">
            <text:p>0.1333428</text:p>
          </table:table-cell>
          <table:table-cell office:value-type="float" office:value="2.4805355" calcext:value-type="float">
            <text:p>2.4805355</text:p>
          </table:table-cell>
          <table:table-cell office:value-type="float" office:value="0.18737425" calcext:value-type="float">
            <text:p>0.1873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76253" calcext:value-type="float">
            <text:p>2.2976253</text:p>
          </table:table-cell>
          <table:table-cell office:value-type="float" office:value="0" calcext:value-type="float">
            <text:p>0</text:p>
          </table:table-cell>
          <table:table-cell office:value-type="float" office:value="0.354671" calcext:value-type="float">
            <text:p>0.354671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27829" calcext:value-type="float">
            <text:p>0.582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03923" calcext:value-type="float">
            <text:p>2.3803923</text:p>
          </table:table-cell>
          <table:table-cell office:value-type="float" office:value="5.081156" calcext:value-type="float">
            <text:p>5.081156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0" calcext:value-type="float">
            <text:p>0</text:p>
          </table:table-cell>
          <table:table-cell office:value-type="float" office:value="2.3539984" calcext:value-type="float">
            <text:p>2.3539984</text:p>
          </table:table-cell>
          <table:table-cell office:value-type="float" office:value="3.7498205" calcext:value-type="float">
            <text:p>3.7498205</text:p>
          </table:table-cell>
          <table:table-cell office:value-type="float" office:value="0.3041149" calcext:value-type="float">
            <text:p>0.3041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4.792518" calcext:value-type="float">
            <text:p>4.792518</text:p>
          </table:table-cell>
          <table:table-cell office:value-type="float" office:value="18.218117" calcext:value-type="float">
            <text:p>18.218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4748" calcext:value-type="float">
            <text:p>6.264748</text:p>
          </table:table-cell>
          <table:table-cell office:value-type="float" office:value="4.7187815" calcext:value-type="float">
            <text:p>4.7187815</text:p>
          </table:table-cell>
          <table:table-cell office:value-type="float" office:value="0.35572398" calcext:value-type="float">
            <text:p>0.3557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08236" calcext:value-type="float">
            <text:p>1.3708236</text:p>
          </table:table-cell>
          <table:table-cell office:value-type="float" office:value="1.6607089" calcext:value-type="float">
            <text:p>1.6607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02009" calcext:value-type="float">
            <text:p>1.9902009</text:p>
          </table:table-cell>
          <table:table-cell office:value-type="float" office:value="0" calcext:value-type="float">
            <text:p>0</text:p>
          </table:table-cell>
          <table:table-cell office:value-type="float" office:value="3.3025935" calcext:value-type="float">
            <text:p>3.3025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1.1282873" calcext:value-type="float">
            <text:p>1.12828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7074285" calcext:value-type="float">
            <text:p>2.7074285</text:p>
          </table:table-cell>
          <table:table-cell office:value-type="float" office:value="0.6867979" calcext:value-type="float">
            <text:p>0.6867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621964" calcext:value-type="float">
            <text:p>0.80621964</text:p>
          </table:table-cell>
          <table:table-cell office:value-type="float" office:value="2.1729636" calcext:value-type="float">
            <text:p>2.1729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20723" calcext:value-type="float">
            <text:p>2.2820723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3.1729083" calcext:value-type="float">
            <text:p>3.1729083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7.9616537" calcext:value-type="float">
            <text:p>7.9616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3541696" calcext:value-type="float">
            <text:p>0.5354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77562" calcext:value-type="float">
            <text:p>1.2677562</text:p>
          </table:table-cell>
          <table:table-cell office:value-type="float" office:value="7.7536488" calcext:value-type="float">
            <text:p>7.7536488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0.15469801" calcext:value-type="float">
            <text:p>0.15469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6302" calcext:value-type="float">
            <text:p>3.896302</text:p>
          </table:table-cell>
          <table:table-cell office:value-type="float" office:value="0" calcext:value-type="float">
            <text:p>0</text:p>
          </table:table-cell>
          <table:table-cell office:value-type="float" office:value="4.639533" calcext:value-type="float">
            <text:p>4.639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74708" calcext:value-type="float">
            <text:p>2.0474708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1.1424787" calcext:value-type="float">
            <text:p>1.1424787</text:p>
          </table:table-cell>
          <table:table-cell office:value-type="float" office:value="0" calcext:value-type="float">
            <text:p>0</text:p>
          </table:table-cell>
          <table:table-cell office:value-type="float" office:value="12.952401" calcext:value-type="float">
            <text:p>12.952401</text:p>
          </table:table-cell>
          <table:table-cell office:value-type="float" office:value="2.5089617" calcext:value-type="float">
            <text:p>2.5089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31693" calcext:value-type="float">
            <text:p>0.1623169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8608148" calcext:value-type="float">
            <text:p>3.8608148</text:p>
          </table:table-cell>
          <table:table-cell office:value-type="float" office:value="0" calcext:value-type="float">
            <text:p>0</text:p>
          </table:table-cell>
          <table:table-cell office:value-type="float" office:value="2.188877" calcext:value-type="float">
            <text:p>2.188877</text:p>
          </table:table-cell>
          <table:table-cell office:value-type="float" office:value="3.6619318" calcext:value-type="float">
            <text:p>3.66193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2899479" calcext:value-type="float">
            <text:p>0.2899479</text:p>
          </table:table-cell>
          <table:table-cell office:value-type="float" office:value="4.0648117" calcext:value-type="float">
            <text:p>4.0648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62465" calcext:value-type="float">
            <text:p>1.1962465</text:p>
          </table:table-cell>
          <table:table-cell office:value-type="float" office:value="0" calcext:value-type="float">
            <text:p>0</text:p>
          </table:table-cell>
          <table:table-cell office:value-type="float" office:value="1.9385115" calcext:value-type="float">
            <text:p>1.9385115</text:p>
          </table:table-cell>
          <table:table-cell office:value-type="float" office:value="0.0780046" calcext:value-type="float">
            <text:p>0.078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480335" calcext:value-type="float">
            <text:p>0.64480335</text:p>
          </table:table-cell>
          <table:table-cell office:value-type="float" office:value="6.379428" calcext:value-type="float">
            <text:p>6.379428</text:p>
          </table:table-cell>
          <table:table-cell office:value-type="float" office:value="0" calcext:value-type="float">
            <text:p>0</text:p>
          </table:table-cell>
          <table:table-cell office:value-type="float" office:value="0.65543014" calcext:value-type="float">
            <text:p>0.65543014</text:p>
          </table:table-cell>
          <table:table-cell office:value-type="float" office:value="0.6227479" calcext:value-type="float">
            <text:p>0.622747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36920235" calcext:value-type="float">
            <text:p>0.036920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978214" calcext:value-type="float">
            <text:p>0.62978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477084" calcext:value-type="float">
            <text:p>0.60477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400887" calcext:value-type="float">
            <text:p>1.5400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30763" calcext:value-type="float">
            <text:p>1.6330763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2.0489798" calcext:value-type="float">
            <text:p>2.0489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5.678362" calcext:value-type="float">
            <text:p>5.678362</text:p>
          </table:table-cell>
          <table:table-cell office:value-type="float" office:value="2.8904672" calcext:value-type="float">
            <text:p>2.8904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0" calcext:value-type="float">
            <text:p>0</text:p>
          </table:table-cell>
          <table:table-cell office:value-type="float" office:value="1.3649893" calcext:value-type="float">
            <text:p>1.3649893</text:p>
          </table:table-cell>
          <table:table-cell office:value-type="float" office:value="0" calcext:value-type="float">
            <text:p>0</text:p>
          </table:table-cell>
          <table:table-cell office:value-type="float" office:value="0.20553716" calcext:value-type="float">
            <text:p>0.20553716</text:p>
          </table:table-cell>
          <table:table-cell office:value-type="float" office:value="0" calcext:value-type="float">
            <text:p>0</text:p>
          </table:table-cell>
          <table:table-cell office:value-type="float" office:value="4.242076" calcext:value-type="float">
            <text:p>4.242076</text:p>
          </table:table-cell>
          <table:table-cell office:value-type="float" office:value="1.2232163" calcext:value-type="float">
            <text:p>1.2232163</text:p>
          </table:table-cell>
          <table:table-cell office:value-type="float" office:value="0" calcext:value-type="float">
            <text:p>0</text:p>
          </table:table-cell>
          <table:table-cell office:value-type="float" office:value="4.0839987" calcext:value-type="float">
            <text:p>4.0839987</text:p>
          </table:table-cell>
          <table:table-cell office:value-type="float" office:value="4.812286" calcext:value-type="float">
            <text:p>4.812286</text:p>
          </table:table-cell>
          <table:table-cell office:value-type="float" office:value="0.20644587" calcext:value-type="float">
            <text:p>0.20644587</text:p>
          </table:table-cell>
          <table:table-cell office:value-type="float" office:value="3.9041305" calcext:value-type="float">
            <text:p>3.9041305</text:p>
          </table:table-cell>
          <table:table-cell office:value-type="float" office:value="0" calcext:value-type="float">
            <text:p>0</text:p>
          </table:table-cell>
          <table:table-cell office:value-type="float" office:value="2.1630647" calcext:value-type="float">
            <text:p>2.1630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9553" calcext:value-type="float">
            <text:p>0.549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551268" calcext:value-type="float">
            <text:p>1.4551268</text:p>
          </table:table-cell>
          <table:table-cell office:value-type="float" office:value="1.7157085" calcext:value-type="float">
            <text:p>1.7157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8236787" calcext:value-type="float">
            <text:p>0.8236787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" calcext:value-type="float">
            <text:p>0</text:p>
          </table:table-cell>
          <table:table-cell office:value-type="float" office:value="2.4055936" calcext:value-type="float">
            <text:p>2.4055936</text:p>
          </table:table-cell>
          <table:table-cell office:value-type="float" office:value="0.18737425" calcext:value-type="float">
            <text:p>0.18737425</text:p>
          </table:table-cell>
          <table:table-cell office:value-type="float" office:value="0.7305569" calcext:value-type="float">
            <text:p>0.7305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55539" calcext:value-type="float">
            <text:p>0.2655539</text:p>
          </table:table-cell>
          <table:table-cell office:value-type="float" office:value="0.10130611" calcext:value-type="float">
            <text:p>0.10130611</text:p>
          </table:table-cell>
          <table:table-cell office:value-type="float" office:value="0" calcext:value-type="float">
            <text:p>0</text:p>
          </table:table-cell>
          <table:table-cell office:value-type="float" office:value="0.12166385" calcext:value-type="float">
            <text:p>0.12166385</text:p>
          </table:table-cell>
          <table:table-cell office:value-type="float" office:value="5.2665343" calcext:value-type="float">
            <text:p>5.2665343</text:p>
          </table:table-cell>
          <table:table-cell office:value-type="float" office:value="0" calcext:value-type="float">
            <text:p>0</text:p>
          </table:table-cell>
          <table:table-cell office:value-type="float" office:value="0.023674719" calcext:value-type="float">
            <text:p>0.023674719</text:p>
          </table:table-cell>
          <table:table-cell office:value-type="float" office:value="0.15949082" calcext:value-type="float">
            <text:p>0.15949082</text:p>
          </table:table-cell>
          <table:table-cell office:value-type="float" office:value="0" calcext:value-type="float">
            <text:p>0</text:p>
          </table:table-cell>
          <table:table-cell office:value-type="float" office:value="0.85065407" calcext:value-type="float">
            <text:p>0.85065407</text:p>
          </table:table-cell>
          <table:table-cell office:value-type="float" office:value="1.6990714" calcext:value-type="float">
            <text:p>1.6990714</text:p>
          </table:table-cell>
          <table:table-cell office:value-type="float" office:value="1.3183218" calcext:value-type="float">
            <text:p>1.3183218</text:p>
          </table:table-cell>
          <table:table-cell office:value-type="float" office:value="0" calcext:value-type="float">
            <text:p>0</text:p>
          </table:table-cell>
          <table:table-cell office:value-type="float" office:value="3.3871624" calcext:value-type="float">
            <text:p>3.3871624</text:p>
          </table:table-cell>
          <table:table-cell office:value-type="float" office:value="2.9636288" calcext:value-type="float">
            <text:p>2.9636288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0" calcext:value-type="float">
            <text:p>0</text:p>
          </table:table-cell>
          <table:table-cell office:value-type="float" office:value="4.2851043" calcext:value-type="float">
            <text:p>4.2851043</text:p>
          </table:table-cell>
          <table:table-cell office:value-type="float" office:value="3.3969884" calcext:value-type="float">
            <text:p>3.3969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4.640677" calcext:value-type="float">
            <text:p>4.640677</text:p>
          </table:table-cell>
          <table:table-cell office:value-type="float" office:value="19.171938" calcext:value-type="float">
            <text:p>19.1719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63149" calcext:value-type="float">
            <text:p>5.463149</text:p>
          </table:table-cell>
          <table:table-cell office:value-type="float" office:value="5.1404886" calcext:value-type="float">
            <text:p>5.14048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3655894" calcext:value-type="float">
            <text:p>0.083655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17909" calcext:value-type="float">
            <text:p>0.9717909</text:p>
          </table:table-cell>
          <table:table-cell office:value-type="float" office:value="0" calcext:value-type="float">
            <text:p>0</text:p>
          </table:table-cell>
          <table:table-cell office:value-type="float" office:value="2.8776891" calcext:value-type="float">
            <text:p>2.8776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2.4386764" calcext:value-type="float">
            <text:p>2.43867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42812943" calcext:value-type="float">
            <text:p>0.42812943</text:p>
          </table:table-cell>
          <table:table-cell office:value-type="float" office:value="0.37512833" calcext:value-type="float">
            <text:p>0.37512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282766" calcext:value-type="float">
            <text:p>0.628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64024" calcext:value-type="float">
            <text:p>0.54464024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2.695515" calcext:value-type="float">
            <text:p>2.695515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0.82171535" calcext:value-type="float">
            <text:p>0.82171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946" calcext:value-type="float">
            <text:p>0.157946</text:p>
          </table:table-cell>
          <table:table-cell office:value-type="float" office:value="0" calcext:value-type="float">
            <text:p>0</text:p>
          </table:table-cell>
          <table:table-cell office:value-type="float" office:value="0.34497166" calcext:value-type="float">
            <text:p>0.34497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11687" calcext:value-type="float">
            <text:p>1.1111687</text:p>
          </table:table-cell>
          <table:table-cell office:value-type="float" office:value="2.6358175" calcext:value-type="float">
            <text:p>2.6358175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04195" calcext:value-type="float">
            <text:p>5.404195</text:p>
          </table:table-cell>
          <table:table-cell office:value-type="float" office:value="0" calcext:value-type="float">
            <text:p>0</text:p>
          </table:table-cell>
          <table:table-cell office:value-type="float" office:value="3.9639187" calcext:value-type="float">
            <text:p>3.9639187</text:p>
          </table:table-cell>
          <table:table-cell office:value-type="float" office:value="0.63100237" calcext:value-type="float">
            <text:p>0.63100237</text:p>
          </table:table-cell>
          <table:table-cell office:value-type="float" office:value="0" calcext:value-type="float">
            <text:p>0</text:p>
          </table:table-cell>
          <table:table-cell office:value-type="float" office:value="2.2965689" calcext:value-type="float">
            <text:p>2.2965689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0.47974405" calcext:value-type="float">
            <text:p>0.47974405</text:p>
          </table:table-cell>
          <table:table-cell office:value-type="float" office:value="0" calcext:value-type="float">
            <text:p>0</text:p>
          </table:table-cell>
          <table:table-cell office:value-type="float" office:value="10.9065695" calcext:value-type="float">
            <text:p>10.9065695</text:p>
          </table:table-cell>
          <table:table-cell office:value-type="float" office:value="2.860267" calcext:value-type="float">
            <text:p>2.8602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7733306" calcext:value-type="float">
            <text:p>0.17733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105352" calcext:value-type="float">
            <text:p>1.2105352</text:p>
          </table:table-cell>
          <table:table-cell office:value-type="float" office:value="0.784623" calcext:value-type="float">
            <text:p>0.784623</text:p>
          </table:table-cell>
          <table:table-cell office:value-type="float" office:value="0.08227599" calcext:value-type="float">
            <text:p>0.08227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0837283" calcext:value-type="float">
            <text:p>3.0837283</text:p>
          </table:table-cell>
          <table:table-cell office:value-type="float" office:value="1.0564302" calcext:value-type="float">
            <text:p>1.0564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36738" calcext:value-type="float">
            <text:p>0.8836738</text:p>
          </table:table-cell>
          <table:table-cell office:value-type="float" office:value="2.46274" calcext:value-type="float">
            <text:p>2.46274</text:p>
          </table:table-cell>
          <table:table-cell office:value-type="float" office:value="1.7897649" calcext:value-type="float">
            <text:p>1.78976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74474" calcext:value-type="float">
            <text:p>1.1374474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6.7732215" calcext:value-type="float">
            <text:p>6.77322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1262193" calcext:value-type="float">
            <text:p>6.1262193</text:p>
          </table:table-cell>
          <table:table-cell office:value-type="float" office:value="1.7889808" calcext:value-type="float">
            <text:p>1.788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074196" calcext:value-type="float">
            <text:p>0.75074196</text:p>
          </table:table-cell>
          <table:table-cell office:value-type="float" office:value="0" calcext:value-type="float">
            <text:p>0</text:p>
          </table:table-cell>
          <table:table-cell office:value-type="float" office:value="7.1067953" calcext:value-type="float">
            <text:p>7.10679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026675" calcext:value-type="float">
            <text:p>1.2026675</text:p>
          </table:table-cell>
          <table:table-cell office:value-type="float" office:value="3.1212032" calcext:value-type="float">
            <text:p>3.121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35188" calcext:value-type="float">
            <text:p>1.32351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7571673" calcext:value-type="float">
            <text:p>4.7571673</text:p>
          </table:table-cell>
          <table:table-cell office:value-type="float" office:value="2.7053514" calcext:value-type="float">
            <text:p>2.7053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68162" calcext:value-type="float">
            <text:p>9.968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350844" calcext:value-type="float">
            <text:p>0.76350844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1.2854147" calcext:value-type="float">
            <text:p>1.2854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02966" calcext:value-type="float">
            <text:p>1.8902966</text:p>
          </table:table-cell>
          <table:table-cell office:value-type="float" office:value="4.302852" calcext:value-type="float">
            <text:p>4.302852</text:p>
          </table:table-cell>
          <table:table-cell office:value-type="float" office:value="0.54326904" calcext:value-type="float">
            <text:p>0.54326904</text:p>
          </table:table-cell>
          <table:table-cell office:value-type="float" office:value="0.13405125" calcext:value-type="float">
            <text:p>0.13405125</text:p>
          </table:table-cell>
          <table:table-cell office:value-type="float" office:value="0.13042057" calcext:value-type="float">
            <text:p>0.13042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3339" calcext:value-type="float">
            <text:p>0.903339</text:p>
          </table:table-cell>
          <table:table-cell office:value-type="float" office:value="0" calcext:value-type="float">
            <text:p>0</text:p>
          </table:table-cell>
          <table:table-cell office:value-type="float" office:value="4.8068423" calcext:value-type="float">
            <text:p>4.8068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84093" calcext:value-type="float">
            <text:p>0.22284093</text:p>
          </table:table-cell>
          <table:table-cell office:value-type="float" office:value="4.048467" calcext:value-type="float">
            <text:p>4.048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4.0077868" calcext:value-type="float">
            <text:p>4.0077868</text:p>
          </table:table-cell>
          <table:table-cell office:value-type="float" office:value="0" calcext:value-type="float">
            <text:p>0</text:p>
          </table:table-cell>
          <table:table-cell office:value-type="float" office:value="2.27223" calcext:value-type="float">
            <text:p>2.27223</text:p>
          </table:table-cell>
          <table:table-cell office:value-type="float" office:value="6.7401457" calcext:value-type="float">
            <text:p>6.7401457</text:p>
          </table:table-cell>
          <table:table-cell office:value-type="float" office:value="0.6811246" calcext:value-type="float">
            <text:p>0.6811246</text:p>
          </table:table-cell>
          <table:table-cell office:value-type="float" office:value="12.049186" calcext:value-type="float">
            <text:p>12.049186</text:p>
          </table:table-cell>
          <table:table-cell office:value-type="float" office:value="2.1151829" calcext:value-type="float">
            <text:p>2.1151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5842" calcext:value-type="float">
            <text:p>1.815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81465" calcext:value-type="float">
            <text:p>3.0581465</text:p>
          </table:table-cell>
          <table:table-cell office:value-type="float" office:value="0" calcext:value-type="float">
            <text:p>0</text:p>
          </table:table-cell>
          <table:table-cell office:value-type="float" office:value="0.542448" calcext:value-type="float">
            <text:p>0.542448</text:p>
          </table:table-cell>
          <table:table-cell office:value-type="float" office:value="1.7859082" calcext:value-type="float">
            <text:p>1.7859082</text:p>
          </table:table-cell>
          <table:table-cell office:value-type="float" office:value="1.771804" calcext:value-type="float">
            <text:p>1.771804</text:p>
          </table:table-cell>
          <table:table-cell office:value-type="float" office:value="11.462278" calcext:value-type="float">
            <text:p>11.462278</text:p>
          </table:table-cell>
          <table:table-cell office:value-type="float" office:value="2.4647992" calcext:value-type="float">
            <text:p>2.4647992</text:p>
          </table:table-cell>
          <table:table-cell office:value-type="float" office:value="0" calcext:value-type="float">
            <text:p>0</text:p>
          </table:table-cell>
          <table:table-cell office:value-type="float" office:value="0.9254111" calcext:value-type="float">
            <text:p>0.92541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781611" calcext:value-type="float">
            <text:p>0.7781611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10.511251" calcext:value-type="float">
            <text:p>10.511251</text:p>
          </table:table-cell>
          <table:table-cell office:value-type="float" office:value="0.7045152" calcext:value-type="float">
            <text:p>0.7045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89969" calcext:value-type="float">
            <text:p>1.7189969</text:p>
          </table:table-cell>
          <table:table-cell office:value-type="float" office:value="0.20232682" calcext:value-type="float">
            <text:p>0.20232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87737" calcext:value-type="float">
            <text:p>1.0287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25781" calcext:value-type="float">
            <text:p>3.1325781</text:p>
          </table:table-cell>
          <table:table-cell office:value-type="float" office:value="1.5780479" calcext:value-type="float">
            <text:p>1.578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2.1070085" calcext:value-type="float">
            <text:p>2.1070085</text:p>
          </table:table-cell>
          <table:table-cell office:value-type="float" office:value="0" calcext:value-type="float">
            <text:p>0</text:p>
          </table:table-cell>
          <table:table-cell office:value-type="float" office:value="0.062445387" calcext:value-type="float">
            <text:p>0.062445387</text:p>
          </table:table-cell>
          <table:table-cell office:value-type="float" office:value="2.0184622" calcext:value-type="float">
            <text:p>2.0184622</text:p>
          </table:table-cell>
          <table:table-cell office:value-type="float" office:value="0.82044435" calcext:value-type="float">
            <text:p>0.82044435</text:p>
          </table:table-cell>
          <table:table-cell office:value-type="float" office:value="3.1067746" calcext:value-type="float">
            <text:p>3.1067746</text:p>
          </table:table-cell>
          <table:table-cell office:value-type="float" office:value="4.7336955" calcext:value-type="float">
            <text:p>4.7336955</text:p>
          </table:table-cell>
          <table:table-cell office:value-type="float" office:value="0.9194696" calcext:value-type="float">
            <text:p>0.9194696</text:p>
          </table:table-cell>
          <table:table-cell office:value-type="float" office:value="1.251691" calcext:value-type="float">
            <text:p>1.251691</text:p>
          </table:table-cell>
          <table:table-cell office:value-type="float" office:value="0.90414244" calcext:value-type="float">
            <text:p>0.90414244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4.930881" calcext:value-type="float">
            <text:p>4.930881</text:p>
          </table:table-cell>
          <table:table-cell office:value-type="float" office:value="0" calcext:value-type="float">
            <text:p>0</text:p>
          </table:table-cell>
          <table:table-cell office:value-type="float" office:value="7.8222795" calcext:value-type="float">
            <text:p>7.8222795</text:p>
          </table:table-cell>
          <table:table-cell office:value-type="float" office:value="1.8258775" calcext:value-type="float">
            <text:p>1.8258775</text:p>
          </table:table-cell>
          <table:table-cell office:value-type="float" office:value="0" calcext:value-type="float">
            <text:p>0</text:p>
          </table:table-cell>
          <table:table-cell office:value-type="float" office:value="2.1115491" calcext:value-type="float">
            <text:p>2.1115491</text:p>
          </table:table-cell>
          <table:table-cell office:value-type="float" office:value="0.83039606" calcext:value-type="float">
            <text:p>0.83039606</text:p>
          </table:table-cell>
          <table:table-cell office:value-type="float" office:value="2.520289" calcext:value-type="float">
            <text:p>2.520289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6.037077" calcext:value-type="float">
            <text:p>6.037077</text:p>
          </table:table-cell>
          <table:table-cell office:value-type="float" office:value="0" calcext:value-type="float">
            <text:p>0</text:p>
          </table:table-cell>
          <table:table-cell office:value-type="float" office:value="15.286881" calcext:value-type="float">
            <text:p>15.286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52168" calcext:value-type="float">
            <text:p>1.8452168</text:p>
          </table:table-cell>
          <table:table-cell office:value-type="float" office:value="0.33730304" calcext:value-type="float">
            <text:p>0.33730304</text:p>
          </table:table-cell>
          <table:table-cell office:value-type="float" office:value="0.5386611" calcext:value-type="float">
            <text:p>0.5386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21735" calcext:value-type="float">
            <text:p>1.9321735</text:p>
          </table:table-cell>
          <table:table-cell office:value-type="float" office:value="5.313489" calcext:value-type="float">
            <text:p>5.313489</text:p>
          </table:table-cell>
          <table:table-cell office:value-type="float" office:value="0" calcext:value-type="float">
            <text:p>0</text:p>
          </table:table-cell>
          <table:table-cell office:value-type="float" office:value="0.85604775" calcext:value-type="float">
            <text:p>0.85604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4.7236114" calcext:value-type="float">
            <text:p>4.7236114</text:p>
          </table:table-cell>
          <table:table-cell office:value-type="float" office:value="0.5377226" calcext:value-type="float">
            <text:p>0.5377226</text:p>
          </table:table-cell>
          <table:table-cell office:value-type="float" office:value="1.3593354" calcext:value-type="float">
            <text:p>1.359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48954" calcext:value-type="float">
            <text:p>3.7848954</text:p>
          </table:table-cell>
          <table:table-cell office:value-type="float" office:value="0" calcext:value-type="float">
            <text:p>0</text:p>
          </table:table-cell>
          <table:table-cell office:value-type="float" office:value="0.72584426" calcext:value-type="float">
            <text:p>0.72584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136703" calcext:value-type="float">
            <text:p>5.6136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799473" calcext:value-type="float">
            <text:p>3.4799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5984" calcext:value-type="float">
            <text:p>2.755984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6.876969" calcext:value-type="float">
            <text:p>6.876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1203" calcext:value-type="float">
            <text:p>1.881203</text:p>
          </table:table-cell>
          <table:table-cell office:value-type="float" office:value="1.6804678" calcext:value-type="float">
            <text:p>1.6804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936174" calcext:value-type="float">
            <text:p>3.5936174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.0372456" calcext:value-type="float">
            <text:p>0.0372456</text:p>
          </table:table-cell>
          <table:table-cell office:value-type="float" office:value="4.8759975" calcext:value-type="float">
            <text:p>4.8759975</text:p>
          </table:table-cell>
          <table:table-cell office:value-type="float" office:value="5.8587074" calcext:value-type="float">
            <text:p>5.8587074</text:p>
          </table:table-cell>
          <table:table-cell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4.043044" calcext:value-type="float">
            <text:p>4.043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37075" calcext:value-type="float">
            <text:p>2.437075</text:p>
          </table:table-cell>
          <table:table-cell office:value-type="float" office:value="2.4660137" calcext:value-type="float">
            <text:p>2.4660137</text:p>
          </table:table-cell>
          <table:table-cell office:value-type="float" office:value="2.3566132" calcext:value-type="float">
            <text:p>2.3566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044752" calcext:value-type="float">
            <text:p>3.9044752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5.437912" calcext:value-type="float">
            <text:p>5.437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155703" calcext:value-type="float">
            <text:p>0.77155703</text:p>
          </table:table-cell>
          <table:table-cell office:value-type="float" office:value="0.30713713" calcext:value-type="float">
            <text:p>0.30713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0.85759777" calcext:value-type="float">
            <text:p>0.85759777</text:p>
          </table:table-cell>
          <table:table-cell office:value-type="float" office:value="0" calcext:value-type="float">
            <text:p>0</text:p>
          </table:table-cell>
          <table:table-cell office:value-type="float" office:value="2.6921046" calcext:value-type="float">
            <text:p>2.6921046</text:p>
          </table:table-cell>
          <table:table-cell office:value-type="float" office:value="2.7794287" calcext:value-type="float">
            <text:p>2.7794287</text:p>
          </table:table-cell>
          <table:table-cell office:value-type="float" office:value="0" calcext:value-type="float">
            <text:p>0</text:p>
          </table:table-cell>
          <table:table-cell office:value-type="float" office:value="2.0441852" calcext:value-type="float">
            <text:p>2.0441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82284" calcext:value-type="float">
            <text:p>0.18582284</text:p>
          </table:table-cell>
          <table:table-cell office:value-type="float" office:value="1.1820471" calcext:value-type="float">
            <text:p>1.1820471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64552" calcext:value-type="float">
            <text:p>5.064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346865" calcext:value-type="float">
            <text:p>1.9346865</text:p>
          </table:table-cell>
          <table:table-cell office:value-type="float" office:value="1.8074672" calcext:value-type="float">
            <text:p>1.8074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5511364" calcext:value-type="float">
            <text:p>0.65511364</text:p>
          </table:table-cell>
          <table:table-cell office:value-type="float" office:value="0" calcext:value-type="float">
            <text:p>0</text:p>
          </table:table-cell>
          <table:table-cell office:value-type="float" office:value="0.063854575" calcext:value-type="float">
            <text:p>0.063854575</text:p>
          </table:table-cell>
          <table:table-cell office:value-type="float" office:value="0.5840347" calcext:value-type="float">
            <text:p>0.584034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4.767819" calcext:value-type="float">
            <text:p>4.76781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2899479" calcext:value-type="float">
            <text:p>0.28994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405586" calcext:value-type="float">
            <text:p>0.444055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31859306" calcext:value-type="float">
            <text:p>0.3185930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006036" calcext:value-type="float">
            <text:p>0.09006036</text:p>
          </table:table-cell>
          <table:table-cell office:value-type="float" office:value="0.64734906" calcext:value-type="float">
            <text:p>0.64734906</text:p>
          </table:table-cell>
          <table:table-cell office:value-type="float" office:value="0" calcext:value-type="float">
            <text:p>0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57119" calcext:value-type="float">
            <text:p>5.257119</text:p>
          </table:table-cell>
          <table:table-cell office:value-type="float" office:value="0.14507245" calcext:value-type="float">
            <text:p>0.14507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640226" calcext:value-type="float">
            <text:p>0.62640226</text:p>
          </table:table-cell>
          <table:table-cell office:value-type="float" office:value="0" calcext:value-type="float">
            <text:p>0</text:p>
          </table:table-cell>
          <table:table-cell office:value-type="float" office:value="5.070208" calcext:value-type="float">
            <text:p>5.070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03661" calcext:value-type="float">
            <text:p>0.014403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744818" calcext:value-type="float">
            <text:p>3.4744818</text:p>
          </table:table-cell>
          <table:table-cell office:value-type="float" office:value="0" calcext:value-type="float">
            <text:p>0</text:p>
          </table:table-cell>
          <table:table-cell office:value-type="float" office:value="5.826579" calcext:value-type="float">
            <text:p>5.826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86551" calcext:value-type="float">
            <text:p>5.2865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" calcext:value-type="float">
            <text:p>0</text:p>
          </table:table-cell>
          <table:table-cell office:value-type="float" office:value="1.8168964" calcext:value-type="float">
            <text:p>1.8168964</text:p>
          </table:table-cell>
          <table:table-cell office:value-type="float" office:value="0.18737425" calcext:value-type="float">
            <text:p>0.18737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56266" calcext:value-type="float">
            <text:p>0.21656266</text:p>
          </table:table-cell>
          <table:table-cell office:value-type="float" office:value="9.371812" calcext:value-type="float">
            <text:p>9.371812</text:p>
          </table:table-cell>
          <table:table-cell office:value-type="float" office:value="5.4866977" calcext:value-type="float">
            <text:p>5.4866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220838" calcext:value-type="float">
            <text:p>4.5220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040002342" calcext:value-type="float">
            <text:p>0.0400023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6.93202" calcext:value-type="float">
            <text:p>6.93202</text:p>
          </table:table-cell>
          <table:table-cell office:value-type="float" office:value="1.8077304" calcext:value-type="float">
            <text:p>1.8077304</text:p>
          </table:table-cell>
          <table:table-cell office:value-type="float" office:value="0.4336319" calcext:value-type="float">
            <text:p>0.4336319</text:p>
          </table:table-cell>
          <table:table-cell office:value-type="float" office:value="9.305661" calcext:value-type="float">
            <text:p>9.3056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0.045608133" calcext:value-type="float">
            <text:p>0.045608133</text:p>
          </table:table-cell>
          <table:table-cell office:value-type="float" office:value="0" calcext:value-type="float">
            <text:p>0</text:p>
          </table:table-cell>
          <table:table-cell office:value-type="float" office:value="7.2542276" calcext:value-type="float">
            <text:p>7.25422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550328" calcext:value-type="float">
            <text:p>1.65503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56948" calcext:value-type="float">
            <text:p>0.5756948</text:p>
          </table:table-cell>
          <table:table-cell office:value-type="float" office:value="0.03270456" calcext:value-type="float">
            <text:p>0.0327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4942" calcext:value-type="float">
            <text:p>1.37549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440416" calcext:value-type="float">
            <text:p>0.194404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2.0350082" calcext:value-type="float">
            <text:p>2.035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95546" calcext:value-type="float">
            <text:p>3.7995546</text:p>
          </table:table-cell>
          <table:table-cell office:value-type="float" office:value="5.9879303" calcext:value-type="float">
            <text:p>5.9879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688996" calcext:value-type="float">
            <text:p>2.3688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304273" calcext:value-type="float">
            <text:p>1.73042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873897" calcext:value-type="float">
            <text:p>3.087389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3.225467" calcext:value-type="float">
            <text:p>3.225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81965" calcext:value-type="float">
            <text:p>0.5681965</text:p>
          </table:table-cell>
          <table:table-cell office:value-type="float" office:value="0" calcext:value-type="float">
            <text:p>0</text:p>
          </table:table-cell>
          <table:table-cell office:value-type="float" office:value="2.3315752" calcext:value-type="float">
            <text:p>2.3315752</text:p>
          </table:table-cell>
          <table:table-cell office:value-type="float" office:value="0" calcext:value-type="float">
            <text:p>0</text:p>
          </table:table-cell>
          <table:table-cell office:value-type="float" office:value="3.260592" calcext:value-type="float">
            <text:p>3.260592</text:p>
          </table:table-cell>
          <table:table-cell office:value-type="float" office:value="5.057947" calcext:value-type="float">
            <text:p>5.0579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0149034" calcext:value-type="float">
            <text:p>0.70149034</text:p>
          </table:table-cell>
          <table:table-cell office:value-type="float" office:value="0.8463875" calcext:value-type="float">
            <text:p>0.8463875</text:p>
          </table:table-cell>
          <table:table-cell office:value-type="float" office:value="4.157444" calcext:value-type="float">
            <text:p>4.157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778481" calcext:value-type="float">
            <text:p>1.7778481</text:p>
          </table:table-cell>
          <table:table-cell office:value-type="float" office:value="1.3545861" calcext:value-type="float">
            <text:p>1.3545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78638" calcext:value-type="float">
            <text:p>0.13878638</text:p>
          </table:table-cell>
          <table:table-cell office:value-type="float" office:value="1.2627591" calcext:value-type="float">
            <text:p>1.2627591</text:p>
          </table:table-cell>
          <table:table-cell office:value-type="float" office:value="9.629374" calcext:value-type="float">
            <text:p>9.629374</text:p>
          </table:table-cell>
          <table:table-cell office:value-type="float" office:value="0" calcext:value-type="float">
            <text:p>0</text:p>
          </table:table-cell>
          <table:table-cell office:value-type="float" office:value="1.049279" calcext:value-type="float">
            <text:p>1.049279</text:p>
          </table:table-cell>
          <table:table-cell office:value-type="float" office:value="0.51460326" calcext:value-type="float">
            <text:p>0.51460326</text:p>
          </table:table-cell>
          <table:table-cell office:value-type="float" office:value="1.0274954" calcext:value-type="float">
            <text:p>1.0274954</text:p>
          </table:table-cell>
          <table:table-cell office:value-type="float" office:value="0.6364863" calcext:value-type="float">
            <text:p>0.6364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111156" calcext:value-type="float">
            <text:p>0.88111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91733" calcext:value-type="float">
            <text:p>2.15917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8626" calcext:value-type="float">
            <text:p>5.148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330846" calcext:value-type="float">
            <text:p>7.8330846</text:p>
          </table:table-cell>
          <table:table-cell office:value-type="float" office:value="2.8346395" calcext:value-type="float">
            <text:p>2.8346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959687" calcext:value-type="float">
            <text:p>0.45959687</text:p>
          </table:table-cell>
          <table:table-cell office:value-type="float" office:value="2.704685" calcext:value-type="float">
            <text:p>2.704685</text:p>
          </table:table-cell>
          <table:table-cell office:value-type="float" office:value="0.47401726" calcext:value-type="float">
            <text:p>0.47401726</text:p>
          </table:table-cell>
          <table:table-cell office:value-type="float" office:value="0.4065038" calcext:value-type="float">
            <text:p>0.4065038</text:p>
          </table:table-cell>
          <table:table-cell office:value-type="float" office:value="3.818229" calcext:value-type="float">
            <text:p>3.818229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1.225084" calcext:value-type="float">
            <text:p>1.225084</text:p>
          </table:table-cell>
          <table:table-cell office:value-type="float" office:value="1.5807375" calcext:value-type="float">
            <text:p>1.5807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75999" calcext:value-type="float">
            <text:p>0.6175999</text:p>
          </table:table-cell>
          <table:table-cell office:value-type="float" office:value="1.461236" calcext:value-type="float">
            <text:p>1.461236</text:p>
          </table:table-cell>
          <table:table-cell office:value-type="float" office:value="0" calcext:value-type="float">
            <text:p>0</text:p>
          </table:table-cell>
          <table:table-cell office:value-type="float" office:value="1.7084248" calcext:value-type="float">
            <text:p>1.7084248</text:p>
          </table:table-cell>
          <table:table-cell office:value-type="float" office:value="2.8191984" calcext:value-type="float">
            <text:p>2.8191984</text:p>
          </table:table-cell>
          <table:table-cell office:value-type="float" office:value="0.9192915" calcext:value-type="float">
            <text:p>0.9192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655485" calcext:value-type="float">
            <text:p>6.4655485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0.46252996" calcext:value-type="float">
            <text:p>0.46252996</text:p>
          </table:table-cell>
          <table:table-cell office:value-type="float" office:value="0.4121397" calcext:value-type="float">
            <text:p>0.4121397</text:p>
          </table:table-cell>
          <table:table-cell office:value-type="float" office:value="0" calcext:value-type="float">
            <text:p>0</text:p>
          </table:table-cell>
          <table:table-cell office:value-type="float" office:value="1.5851103" calcext:value-type="float">
            <text:p>1.5851103</text:p>
          </table:table-cell>
          <table:table-cell office:value-type="float" office:value="0" calcext:value-type="float">
            <text:p>0</text:p>
          </table:table-cell>
          <table:table-cell office:value-type="float" office:value="0.49478215" calcext:value-type="float">
            <text:p>0.49478215</text:p>
          </table:table-cell>
          <table:table-cell office:value-type="float" office:value="4.1223392" calcext:value-type="float">
            <text:p>4.1223392</text:p>
          </table:table-cell>
          <table:table-cell office:value-type="float" office:value="0" calcext:value-type="float">
            <text:p>0</text:p>
          </table:table-cell>
          <table:table-cell office:value-type="float" office:value="6.0127378" calcext:value-type="float">
            <text:p>6.0127378</text:p>
          </table:table-cell>
          <table:table-cell office:value-type="float" office:value="8.970487" calcext:value-type="float">
            <text:p>8.970487</text:p>
          </table:table-cell>
          <table:table-cell office:value-type="float" office:value="0.57698154" calcext:value-type="float">
            <text:p>0.57698154</text:p>
          </table:table-cell>
          <table:table-cell office:value-type="float" office:value="11.333302" calcext:value-type="float">
            <text:p>11.333302</text:p>
          </table:table-cell>
          <table:table-cell office:value-type="float" office:value="0" calcext:value-type="float">
            <text:p>0</text:p>
          </table:table-cell>
          <table:table-cell office:value-type="float" office:value="3.098932" calcext:value-type="float">
            <text:p>3.098932</text:p>
          </table:table-cell>
          <table:table-cell office:value-type="float" office:value="1.8878137" calcext:value-type="float">
            <text:p>1.8878137</text:p>
          </table:table-cell>
          <table:table-cell office:value-type="float" office:value="3.7501953" calcext:value-type="float">
            <text:p>3.7501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94652" calcext:value-type="float">
            <text:p>2.2794652</text:p>
          </table:table-cell>
          <table:table-cell office:value-type="float" office:value="0.6449753" calcext:value-type="float">
            <text:p>0.6449753</text:p>
          </table:table-cell>
          <table:table-cell office:value-type="float" office:value="1.6257923" calcext:value-type="float">
            <text:p>1.6257923</text:p>
          </table:table-cell>
          <table:table-cell office:value-type="float" office:value="2.263414" calcext:value-type="float">
            <text:p>2.263414</text:p>
          </table:table-cell>
          <table:table-cell office:value-type="float" office:value="3.203052" calcext:value-type="float">
            <text:p>3.20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1.0926266" calcext:value-type="float">
            <text:p>1.0926266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" calcext:value-type="float">
            <text:p>0</text:p>
          </table:table-cell>
          <table:table-cell office:value-type="float" office:value="0.9408971" calcext:value-type="float">
            <text:p>0.9408971</text:p>
          </table:table-cell>
          <table:table-cell office:value-type="float" office:value="0.18737425" calcext:value-type="float">
            <text:p>0.1873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office:value-type="float" office:value="0.2035282" calcext:value-type="float">
            <text:p>0.2035282</text:p>
          </table:table-cell>
          <table:table-cell office:value-type="float" office:value="0.9659482" calcext:value-type="float">
            <text:p>0.9659482</text:p>
          </table:table-cell>
          <table:table-cell office:value-type="float" office:value="0.16192982" calcext:value-type="float">
            <text:p>0.16192982</text:p>
          </table:table-cell>
          <table:table-cell office:value-type="float" office:value="1.3129233" calcext:value-type="float">
            <text:p>1.3129233</text:p>
          </table:table-cell>
          <table:table-cell office:value-type="float" office:value="0" calcext:value-type="float">
            <text:p>0</text:p>
          </table:table-cell>
          <table:table-cell office:value-type="float" office:value="1.8788484" calcext:value-type="float">
            <text:p>1.8788484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19268" calcext:value-type="float">
            <text:p>0.3491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21703" calcext:value-type="float">
            <text:p>1.2321703</text:p>
          </table:table-cell>
          <table:table-cell office:value-type="float" office:value="4.7423964" calcext:value-type="float">
            <text:p>4.7423964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2.057376" calcext:value-type="float">
            <text:p>2.057376</text:p>
          </table:table-cell>
          <table:table-cell office:value-type="float" office:value="0.9674642" calcext:value-type="float">
            <text:p>0.9674642</text:p>
          </table:table-cell>
          <table:table-cell office:value-type="float" office:value="1.672733" calcext:value-type="float">
            <text:p>1.672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24909605" calcext:value-type="float">
            <text:p>0.24909605</text:p>
          </table:table-cell>
          <table:table-cell office:value-type="float" office:value="0" calcext:value-type="float">
            <text:p>0</text:p>
          </table:table-cell>
          <table:table-cell office:value-type="float" office:value="8.05756" calcext:value-type="float">
            <text:p>8.05756</text:p>
          </table:table-cell>
          <table:table-cell office:value-type="float" office:value="17.170414" calcext:value-type="float">
            <text:p>17.170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80149" calcext:value-type="float">
            <text:p>0.6480149</text:p>
          </table:table-cell>
          <table:table-cell office:value-type="float" office:value="0" calcext:value-type="float">
            <text:p>0</text:p>
          </table:table-cell>
          <table:table-cell office:value-type="float" office:value="0.12022796" calcext:value-type="float">
            <text:p>0.12022796</text:p>
          </table:table-cell>
          <table:table-cell office:value-type="float" office:value="0.39617905" calcext:value-type="float">
            <text:p>0.39617905</text:p>
          </table:table-cell>
          <table:table-cell office:value-type="float" office:value="0" calcext:value-type="float">
            <text:p>0</text:p>
          </table:table-cell>
          <table:table-cell office:value-type="float" office:value="8.507367" calcext:value-type="float">
            <text:p>8.507367</text:p>
          </table:table-cell>
          <table:table-cell office:value-type="float" office:value="2.6773045" calcext:value-type="float">
            <text:p>2.6773045</text:p>
          </table:table-cell>
          <table:table-cell office:value-type="float" office:value="0.034941882" calcext:value-type="float">
            <text:p>0.034941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98014" calcext:value-type="float">
            <text:p>2.2398014</text:p>
          </table:table-cell>
          <table:table-cell office:value-type="float" office:value="3.6680148" calcext:value-type="float">
            <text:p>3.6680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24286" calcext:value-type="float">
            <text:p>3.4424286</text:p>
          </table:table-cell>
          <table:table-cell office:value-type="float" office:value="0" calcext:value-type="float">
            <text:p>0</text:p>
          </table:table-cell>
          <table:table-cell office:value-type="float" office:value="2.2316785" calcext:value-type="float">
            <text:p>2.2316785</text:p>
          </table:table-cell>
          <table:table-cell office:value-type="float" office:value="0" calcext:value-type="float">
            <text:p>0</text:p>
          </table:table-cell>
          <table:table-cell office:value-type="float" office:value="0.087701365" calcext:value-type="float">
            <text:p>0.087701365</text:p>
          </table:table-cell>
          <table:table-cell office:value-type="float" office:value="0.10112661" calcext:value-type="float">
            <text:p>0.10112661</text:p>
          </table:table-cell>
          <table:table-cell office:value-type="float" office:value="2.0760648" calcext:value-type="float">
            <text:p>2.076064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1093411" calcext:value-type="float">
            <text:p>1.1093411</text:p>
          </table:table-cell>
          <table:table-cell office:value-type="float" office:value="2.2193732" calcext:value-type="float">
            <text:p>2.2193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136396" calcext:value-type="float">
            <text:p>0.032136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80818" calcext:value-type="float">
            <text:p>0.6480818</text:p>
          </table:table-cell>
          <table:table-cell office:value-type="float" office:value="2.407479" calcext:value-type="float">
            <text:p>2.407479</text:p>
          </table:table-cell>
          <table:table-cell office:value-type="float" office:value="3.9240937" calcext:value-type="float">
            <text:p>3.9240937</text:p>
          </table:table-cell>
          <table:table-cell office:value-type="float" office:value="0.9535911" calcext:value-type="float">
            <text:p>0.9535911</text:p>
          </table:table-cell>
          <table:table-cell office:value-type="float" office:value="0" calcext:value-type="float">
            <text:p>0</text:p>
          </table:table-cell>
          <table:table-cell office:value-type="float" office:value="1.4192948" calcext:value-type="float">
            <text:p>1.4192948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1.2424402" calcext:value-type="float">
            <text:p>1.2424402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3.484282" calcext:value-type="float">
            <text:p>3.484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64996433" calcext:value-type="float">
            <text:p>0.64996433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23757" calcext:value-type="float">
            <text:p>0.8123757</text:p>
          </table:table-cell>
          <table:table-cell office:value-type="float" office:value="1.1461616" calcext:value-type="float">
            <text:p>1.1461616</text:p>
          </table:table-cell>
          <table:table-cell office:value-type="float" office:value="0.941682" calcext:value-type="float">
            <text:p>0.941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852" calcext:value-type="float">
            <text:p>0.732852</text:p>
          </table:table-cell>
          <table:table-cell office:value-type="float" office:value="2.6839845" calcext:value-type="float">
            <text:p>2.6839845</text:p>
          </table:table-cell>
          <table:table-cell office:value-type="float" office:value="0.049703367" calcext:value-type="float">
            <text:p>0.049703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22401" calcext:value-type="float">
            <text:p>0.7822401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0.30728793" calcext:value-type="float">
            <text:p>0.30728793</text:p>
          </table:table-cell>
          <table:table-cell office:value-type="float" office:value="0" calcext:value-type="float">
            <text:p>0</text:p>
          </table:table-cell>
          <table:table-cell office:value-type="float" office:value="0.5855571" calcext:value-type="float">
            <text:p>0.5855571</text:p>
          </table:table-cell>
          <table:table-cell office:value-type="float" office:value="2.7520092" calcext:value-type="float">
            <text:p>2.7520092</text:p>
          </table:table-cell>
          <table:table-cell office:value-type="float" office:value="0" calcext:value-type="float">
            <text:p>0</text:p>
          </table:table-cell>
          <table:table-cell office:value-type="float" office:value="1.9439192" calcext:value-type="float">
            <text:p>1.9439192</text:p>
          </table:table-cell>
          <table:table-cell office:value-type="float" office:value="0.82410526" calcext:value-type="float">
            <text:p>0.82410526</text:p>
          </table:table-cell>
          <table:table-cell office:value-type="float" office:value="0" calcext:value-type="float">
            <text:p>0</text:p>
          </table:table-cell>
          <table:table-cell office:value-type="float" office:value="0.40286502" calcext:value-type="float">
            <text:p>0.40286502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4.369227" calcext:value-type="float">
            <text:p>4.369227</text:p>
          </table:table-cell>
          <table:table-cell office:value-type="float" office:value="0" calcext:value-type="float">
            <text:p>0</text:p>
          </table:table-cell>
          <table:table-cell office:value-type="float" office:value="4.3643446" calcext:value-type="float">
            <text:p>4.3643446</text:p>
          </table:table-cell>
          <table:table-cell office:value-type="float" office:value="0.6295669" calcext:value-type="float">
            <text:p>0.6295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30378" calcext:value-type="float">
            <text:p>0.79303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98675" calcext:value-type="float">
            <text:p>0.3798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58822" calcext:value-type="float">
            <text:p>0.0505882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373883" calcext:value-type="float">
            <text:p>1.1373883</text:p>
          </table:table-cell>
          <table:table-cell office:value-type="float" office:value="0" calcext:value-type="float">
            <text:p>0</text:p>
          </table:table-cell>
          <table:table-cell office:value-type="float" office:value="2.1149745" calcext:value-type="float">
            <text:p>2.1149745</text:p>
          </table:table-cell>
          <table:table-cell office:value-type="float" office:value="0.99765867" calcext:value-type="float">
            <text:p>0.997658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956405" calcext:value-type="float">
            <text:p>0.15956405</text:p>
          </table:table-cell>
          <table:table-cell office:value-type="float" office:value="0.2899479" calcext:value-type="float">
            <text:p>0.2899479</text:p>
          </table:table-cell>
          <table:table-cell office:value-type="float" office:value="0.79963887" calcext:value-type="float">
            <text:p>0.79963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01428" calcext:value-type="float">
            <text:p>0.19301428</text:p>
          </table:table-cell>
          <table:table-cell office:value-type="float" office:value="0" calcext:value-type="float">
            <text:p>0</text:p>
          </table:table-cell>
          <table:table-cell office:value-type="float" office:value="0.780648" calcext:value-type="float">
            <text:p>0.780648</text:p>
          </table:table-cell>
          <table:table-cell office:value-type="float" office:value="2.00452" calcext:value-type="float">
            <text:p>2.0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09396" calcext:value-type="float">
            <text:p>1.9809396</text:p>
          </table:table-cell>
          <table:table-cell office:value-type="float" office:value="6.6486764" calcext:value-type="float">
            <text:p>6.648676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241556" calcext:value-type="float">
            <text:p>0.54241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123247" calcext:value-type="float">
            <text:p>4.1123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341844" calcext:value-type="float">
            <text:p>0.57341844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0.043976665" calcext:value-type="float">
            <text:p>0.043976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6.549327" calcext:value-type="float">
            <text:p>6.549327</text:p>
          </table:table-cell>
          <table:table-cell office:value-type="float" office:value="5.811574" calcext:value-type="float">
            <text:p>5.811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0" calcext:value-type="float">
            <text:p>0</text:p>
          </table:table-cell>
          <table:table-cell office:value-type="float" office:value="6.152825" calcext:value-type="float">
            <text:p>6.152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714335" calcext:value-type="float">
            <text:p>0.090714335</text:p>
          </table:table-cell>
          <table:table-cell office:value-type="float" office:value="0.3638034" calcext:value-type="float">
            <text:p>0.3638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7312" calcext:value-type="float">
            <text:p>2.017312</text:p>
          </table:table-cell>
          <table:table-cell office:value-type="float" office:value="0.0645159" calcext:value-type="float">
            <text:p>0.0645159</text:p>
          </table:table-cell>
          <table:table-cell office:value-type="float" office:value="4.1507077" calcext:value-type="float">
            <text:p>4.1507077</text:p>
          </table:table-cell>
          <table:table-cell office:value-type="float" office:value="0" calcext:value-type="float">
            <text:p>0</text:p>
          </table:table-cell>
          <table:table-cell office:value-type="float" office:value="0.64060193" calcext:value-type="float">
            <text:p>0.6406019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office:value-type="float" office:value="0.37666425" calcext:value-type="float">
            <text:p>0.37666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office:value-type="float" office:value="0.3245701" calcext:value-type="float">
            <text:p>0.324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03401" calcext:value-type="float">
            <text:p>0.4103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4.4991965" calcext:value-type="float">
            <text:p>4.4991965</text:p>
          </table:table-cell>
          <table:table-cell office:value-type="float" office:value="0" calcext:value-type="float">
            <text:p>0</text:p>
          </table:table-cell>
          <table:table-cell office:value-type="float" office:value="4.2363515" calcext:value-type="float">
            <text:p>4.2363515</text:p>
          </table:table-cell>
          <table:table-cell office:value-type="float" office:value="3.337311" calcext:value-type="float">
            <text:p>3.337311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0" calcext:value-type="float">
            <text:p>0</text:p>
          </table:table-cell>
          <table:table-cell office:value-type="float" office:value="1.7369646" calcext:value-type="float">
            <text:p>1.7369646</text:p>
          </table:table-cell>
          <table:table-cell office:value-type="float" office:value="8.652185" calcext:value-type="float">
            <text:p>8.652185</text:p>
          </table:table-cell>
          <table:table-cell office:value-type="float" office:value="1.2802588" calcext:value-type="float">
            <text:p>1.2802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1.5761617" calcext:value-type="float">
            <text:p>1.5761617</text:p>
          </table:table-cell>
          <table:table-cell office:value-type="float" office:value="14.740581" calcext:value-type="float">
            <text:p>14.7405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52033" calcext:value-type="float">
            <text:p>5.252033</text:p>
          </table:table-cell>
          <table:table-cell office:value-type="float" office:value="7.0899796" calcext:value-type="float">
            <text:p>7.08997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186772" calcext:value-type="float">
            <text:p>0.918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0.24860123" calcext:value-type="float">
            <text:p>0.2486012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01347074" calcext:value-type="float">
            <text:p>0.101347074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1.5758191" calcext:value-type="float">
            <text:p>1.5758191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0.7906722" calcext:value-type="float">
            <text:p>0.7906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126245" calcext:value-type="float">
            <text:p>0.11126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01688" calcext:value-type="float">
            <text:p>0.11401688</text:p>
          </table:table-cell>
          <table:table-cell office:value-type="float" office:value="1.9412436" calcext:value-type="float">
            <text:p>1.9412436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682322" calcext:value-type="float">
            <text:p>2.6682322</text:p>
          </table:table-cell>
          <table:table-cell office:value-type="float" office:value="0" calcext:value-type="float">
            <text:p>0</text:p>
          </table:table-cell>
          <table:table-cell office:value-type="float" office:value="2.8377206" calcext:value-type="float">
            <text:p>2.8377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0205" calcext:value-type="float">
            <text:p>3.150205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0.028738849" calcext:value-type="float">
            <text:p>0.028738849</text:p>
          </table:table-cell>
          <table:table-cell office:value-type="float" office:value="0" calcext:value-type="float">
            <text:p>0</text:p>
          </table:table-cell>
          <table:table-cell office:value-type="float" office:value="12.147242" calcext:value-type="float">
            <text:p>12.147242</text:p>
          </table:table-cell>
          <table:table-cell office:value-type="float" office:value="1.7167397" calcext:value-type="float">
            <text:p>1.716739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2572945" calcext:value-type="float">
            <text:p>0.42572945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7.316465" calcext:value-type="float">
            <text:p>7.316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36092" calcext:value-type="float">
            <text:p>6.736092</text:p>
          </table:table-cell>
          <table:table-cell office:value-type="float" office:value="0.7063203" calcext:value-type="float">
            <text:p>0.7063203</text:p>
          </table:table-cell>
          <table:table-cell office:value-type="float" office:value="2.872758" calcext:value-type="float">
            <text:p>2.872758</text:p>
          </table:table-cell>
          <table:table-cell office:value-type="float" office:value="0.43316272" calcext:value-type="float">
            <text:p>0.43316272</text:p>
          </table:table-cell>
          <table:table-cell office:value-type="float" office:value="0.091228396" calcext:value-type="float">
            <text:p>0.091228396</text:p>
          </table:table-cell>
          <table:table-cell office:value-type="float" office:value="3.023294" calcext:value-type="float">
            <text:p>3.023294</text:p>
          </table:table-cell>
          <table:table-cell office:value-type="float" office:value="0.47016713" calcext:value-type="float">
            <text:p>0.470167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927986" calcext:value-type="float">
            <text:p>0.33927986</text:p>
          </table:table-cell>
          <table:table-cell office:value-type="float" office:value="3.866163" calcext:value-type="float">
            <text:p>3.866163</text:p>
          </table:table-cell>
          <table:table-cell office:value-type="float" office:value="6.9333773" calcext:value-type="float">
            <text:p>6.9333773</text:p>
          </table:table-cell>
          <table:table-cell office:value-type="float" office:value="0" calcext:value-type="float">
            <text:p>0</text:p>
          </table:table-cell>
          <table:table-cell office:value-type="float" office:value="0.29000476" calcext:value-type="float">
            <text:p>0.29000476</text:p>
          </table:table-cell>
          <table:table-cell office:value-type="float" office:value="0.072943255" calcext:value-type="float">
            <text:p>0.072943255</text:p>
          </table:table-cell>
          <table:table-cell office:value-type="float" office:value="0.4994839" calcext:value-type="float">
            <text:p>0.4994839</text:p>
          </table:table-cell>
          <table:table-cell office:value-type="float" office:value="1.8895417" calcext:value-type="float">
            <text:p>1.8895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0613" calcext:value-type="float">
            <text:p>0.660613</text:p>
          </table:table-cell>
          <table:table-cell office:value-type="float" office:value="0.97327167" calcext:value-type="float">
            <text:p>0.97327167</text:p>
          </table:table-cell>
          <table:table-cell office:value-type="float" office:value="4.9842377" calcext:value-type="float">
            <text:p>4.9842377</text:p>
          </table:table-cell>
          <table:table-cell office:value-type="float" office:value="0" calcext:value-type="float">
            <text:p>0</text:p>
          </table:table-cell>
          <table:table-cell office:value-type="float" office:value="0.12996067" calcext:value-type="float">
            <text:p>0.12996067</text:p>
          </table:table-cell>
          <table:table-cell office:value-type="float" office:value="0" calcext:value-type="float">
            <text:p>0</text:p>
          </table:table-cell>
          <table:table-cell office:value-type="float" office:value="0.8505621" calcext:value-type="float">
            <text:p>0.8505621</text:p>
          </table:table-cell>
          <table:table-cell office:value-type="float" office:value="1.9170754" calcext:value-type="float">
            <text:p>1.9170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7091" calcext:value-type="float">
            <text:p>4.1670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033583" calcext:value-type="float">
            <text:p>1.2033583</text:p>
          </table:table-cell>
          <table:table-cell office:value-type="float" office:value="0" calcext:value-type="float">
            <text:p>0</text:p>
          </table:table-cell>
          <table:table-cell office:value-type="float" office:value="0.18475051" calcext:value-type="float">
            <text:p>0.18475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735375" calcext:value-type="float">
            <text:p>7.3735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61632" calcext:value-type="float">
            <text:p>2.6861632</text:p>
          </table:table-cell>
          <table:table-cell office:value-type="float" office:value="2.2014282" calcext:value-type="float">
            <text:p>2.2014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48058" calcext:value-type="float">
            <text:p>0.8948058</text:p>
          </table:table-cell>
          <table:table-cell office:value-type="float" office:value="2.6373482" calcext:value-type="float">
            <text:p>2.6373482</text:p>
          </table:table-cell>
          <table:table-cell office:value-type="float" office:value="0" calcext:value-type="float">
            <text:p>0</text:p>
          </table:table-cell>
          <table:table-cell office:value-type="float" office:value="3.0548804" calcext:value-type="float">
            <text:p>3.0548804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3.1492348" calcext:value-type="float">
            <text:p>3.1492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892805" calcext:value-type="float">
            <text:p>0.64892805</text:p>
          </table:table-cell>
          <table:table-cell office:value-type="float" office:value="1.3178566" calcext:value-type="float">
            <text:p>1.3178566</text:p>
          </table:table-cell>
          <table:table-cell office:value-type="float" office:value="0" calcext:value-type="float">
            <text:p>0</text:p>
          </table:table-cell>
          <table:table-cell office:value-type="float" office:value="1.599325" calcext:value-type="float">
            <text:p>1.599325</text:p>
          </table:table-cell>
          <table:table-cell office:value-type="float" office:value="1.8101602" calcext:value-type="float">
            <text:p>1.8101602</text:p>
          </table:table-cell>
          <table:table-cell office:value-type="float" office:value="0.28821832" calcext:value-type="float">
            <text:p>0.28821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96732" calcext:value-type="float">
            <text:p>5.696732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3.1270168" calcext:value-type="float">
            <text:p>3.1270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594974" calcext:value-type="float">
            <text:p>0.68594974</text:p>
          </table:table-cell>
          <table:table-cell office:value-type="float" office:value="0" calcext:value-type="float">
            <text:p>0</text:p>
          </table:table-cell>
          <table:table-cell office:value-type="float" office:value="0.60598445" calcext:value-type="float">
            <text:p>0.60598445</text:p>
          </table:table-cell>
          <table:table-cell office:value-type="float" office:value="3.004983" calcext:value-type="float">
            <text:p>3.004983</text:p>
          </table:table-cell>
          <table:table-cell office:value-type="float" office:value="0" calcext:value-type="float">
            <text:p>0</text:p>
          </table:table-cell>
          <table:table-cell office:value-type="float" office:value="5.1723423" calcext:value-type="float">
            <text:p>5.1723423</text:p>
          </table:table-cell>
          <table:table-cell office:value-type="float" office:value="4.313958" calcext:value-type="float">
            <text:p>4.313958</text:p>
          </table:table-cell>
          <table:table-cell office:value-type="float" office:value="0.52088434" calcext:value-type="float">
            <text:p>0.52088434</text:p>
          </table:table-cell>
          <table:table-cell office:value-type="float" office:value="10.923614" calcext:value-type="float">
            <text:p>10.923614</text:p>
          </table:table-cell>
          <table:table-cell office:value-type="float" office:value="0" calcext:value-type="float">
            <text:p>0</text:p>
          </table:table-cell>
          <table:table-cell office:value-type="float" office:value="2.190883" calcext:value-type="float">
            <text:p>2.190883</text:p>
          </table:table-cell>
          <table:table-cell office:value-type="float" office:value="1.3935028" calcext:value-type="float">
            <text:p>1.3935028</text:p>
          </table:table-cell>
          <table:table-cell office:value-type="float" office:value="1.344737" calcext:value-type="float">
            <text:p>1.344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422105" calcext:value-type="float">
            <text:p>0.35422105</text:p>
          </table:table-cell>
          <table:table-cell office:value-type="float" office:value="3.2606354" calcext:value-type="float">
            <text:p>3.2606354</text:p>
          </table:table-cell>
          <table:table-cell office:value-type="float" office:value="0.87106854" calcext:value-type="float">
            <text:p>0.87106854</text:p>
          </table:table-cell>
          <table:table-cell office:value-type="float" office:value="4.4397044" calcext:value-type="float">
            <text:p>4.4397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1.3069603" calcext:value-type="float">
            <text:p>1.3069603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.7341404" calcext:value-type="float">
            <text:p>0.7341404</text:p>
          </table:table-cell>
          <table:table-cell office:value-type="float" office:value="1.1230042" calcext:value-type="float">
            <text:p>1.1230042</text:p>
          </table:table-cell>
          <table:table-cell office:value-type="float" office:value="0.19615375" calcext:value-type="float">
            <text:p>0.19615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office:value-type="float" office:value="2.0484288" calcext:value-type="float">
            <text:p>2.0484288</text:p>
          </table:table-cell>
          <table:table-cell office:value-type="float" office:value="0.9559884" calcext:value-type="float">
            <text:p>0.9559884</text:p>
          </table:table-cell>
          <table:table-cell office:value-type="float" office:value="1.5598369" calcext:value-type="float">
            <text:p>1.5598369</text:p>
          </table:table-cell>
          <table:table-cell office:value-type="float" office:value="3.080509" calcext:value-type="float">
            <text:p>3.080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office:value-type="float" office:value="0" calcext:value-type="float">
            <text:p>0</text:p>
          </table:table-cell>
          <table:table-cell office:value-type="float" office:value="0.7747715" calcext:value-type="float">
            <text:p>0.7747715</text:p>
          </table:table-cell>
          <table:table-cell office:value-type="float" office:value="1.083846" calcext:value-type="float">
            <text:p>1.083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72788" calcext:value-type="float">
            <text:p>1.5372788</text:p>
          </table:table-cell>
          <table:table-cell office:value-type="float" office:value="1.773466" calcext:value-type="float">
            <text:p>1.773466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7.6258283" calcext:value-type="float">
            <text:p>7.6258283</text:p>
          </table:table-cell>
          <table:table-cell office:value-type="float" office:value="2.6210623" calcext:value-type="float">
            <text:p>2.6210623</text:p>
          </table:table-cell>
          <table:table-cell office:value-type="float" office:value="1.7607063" calcext:value-type="float">
            <text:p>1.7607063</text:p>
          </table:table-cell>
          <table:table-cell office:value-type="float" office:value="0" calcext:value-type="float">
            <text:p>0</text:p>
          </table:table-cell>
          <table:table-cell office:value-type="float" office:value="0.4819783" calcext:value-type="float">
            <text:p>0.4819783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1.8527416" calcext:value-type="float">
            <text:p>1.8527416</text:p>
          </table:table-cell>
          <table:table-cell office:value-type="float" office:value="0" calcext:value-type="float">
            <text:p>0</text:p>
          </table:table-cell>
          <table:table-cell office:value-type="float" office:value="5.40733" calcext:value-type="float">
            <text:p>5.40733</text:p>
          </table:table-cell>
          <table:table-cell office:value-type="float" office:value="12.777711" calcext:value-type="float">
            <text:p>12.777711</text:p>
          </table:table-cell>
          <table:table-cell office:value-type="float" office:value="0" calcext:value-type="float">
            <text:p>0</text:p>
          </table:table-cell>
          <table:table-cell office:value-type="float" office:value="0.7991209" calcext:value-type="float">
            <text:p>0.7991209</text:p>
          </table:table-cell>
          <table:table-cell office:value-type="float" office:value="1.0134752" calcext:value-type="float">
            <text:p>1.0134752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office:value-type="float" office:value="1.7495395" calcext:value-type="float">
            <text:p>1.7495395</text:p>
          </table:table-cell>
          <table:table-cell office:value-type="float" office:value="0" calcext:value-type="float">
            <text:p>0</text:p>
          </table:table-cell>
          <table:table-cell office:value-type="float" office:value="10.086416" calcext:value-type="float">
            <text:p>10.086416</text:p>
          </table:table-cell>
          <table:table-cell office:value-type="float" office:value="2.4747062" calcext:value-type="float">
            <text:p>2.4747062</text:p>
          </table:table-cell>
          <table:table-cell office:value-type="float" office:value="0.3173278" calcext:value-type="float">
            <text:p>0.3173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32425" calcext:value-type="float">
            <text:p>0.9732425</text:p>
          </table:table-cell>
          <table:table-cell office:value-type="float" office:value="4.3551" calcext:value-type="float">
            <text:p>4.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36075" calcext:value-type="float">
            <text:p>2.5436075</text:p>
          </table:table-cell>
          <table:table-cell office:value-type="float" office:value="0" calcext:value-type="float">
            <text:p>0</text:p>
          </table:table-cell>
          <table:table-cell office:value-type="float" office:value="0.16327932" calcext:value-type="float">
            <text:p>0.16327932</text:p>
          </table:table-cell>
          <table:table-cell office:value-type="float" office:value="0" calcext:value-type="float">
            <text:p>0</text:p>
          </table:table-cell>
          <table:table-cell office:value-type="float" office:value="0.08353886" calcext:value-type="float">
            <text:p>0.08353886</text:p>
          </table:table-cell>
          <table:table-cell office:value-type="float" office:value="0.54051995" calcext:value-type="float">
            <text:p>0.54051995</text:p>
          </table:table-cell>
          <table:table-cell office:value-type="float" office:value="2.0295677" calcext:value-type="float">
            <text:p>2.0295677</text:p>
          </table:table-cell>
          <table:table-cell office:value-type="float" office:value="0" calcext:value-type="float">
            <text:p>0</text:p>
          </table:table-cell>
          <table:table-cell office:value-type="float" office:value="2.4460764" calcext:value-type="float">
            <text:p>2.4460764</text:p>
          </table:table-cell>
          <table:table-cell office:value-type="float" office:value="0.012989089" calcext:value-type="float">
            <text:p>0.012989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43775" calcext:value-type="float">
            <text:p>0.07443775</text:p>
          </table:table-cell>
          <table:table-cell office:value-type="float" office:value="0" calcext:value-type="float">
            <text:p>0</text:p>
          </table:table-cell>
          <table:table-cell office:value-type="float" office:value="1.0541058" calcext:value-type="float">
            <text:p>1.0541058</text:p>
          </table:table-cell>
          <table:table-cell office:value-type="float" office:value="0.87755054" calcext:value-type="float">
            <text:p>0.87755054</text:p>
          </table:table-cell>
          <table:table-cell office:value-type="float" office:value="1.636025" calcext:value-type="float">
            <text:p>1.636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287854" calcext:value-type="float">
            <text:p>0.05028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26117" calcext:value-type="float">
            <text:p>0.29826117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1.604107" calcext:value-type="float">
            <text:p>1.604107</text:p>
          </table:table-cell>
          <table:table-cell office:value-type="float" office:value="0" calcext:value-type="float">
            <text:p>0</text:p>
          </table:table-cell>
          <table:table-cell office:value-type="float" office:value="0.76857805" calcext:value-type="float">
            <text:p>0.76857805</text:p>
          </table:table-cell>
          <table:table-cell office:value-type="float" office:value="2.7578955" calcext:value-type="float">
            <text:p>2.7578955</text:p>
          </table:table-cell>
          <table:table-cell office:value-type="float" office:value="5.3750253" calcext:value-type="float">
            <text:p>5.3750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49415" calcext:value-type="float">
            <text:p>2.7349415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.6856957" calcext:value-type="float">
            <text:p>0.6856957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0.41097045" calcext:value-type="float">
            <text:p>0.41097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96238756" calcext:value-type="float">
            <text:p>0.96238756</text:p>
          </table:table-cell>
          <table:table-cell office:value-type="float" office:value="0" calcext:value-type="float">
            <text:p>0</text:p>
          </table:table-cell>
          <table:table-cell office:value-type="float" office:value="0.7387872" calcext:value-type="float">
            <text:p>0.7387872</text:p>
          </table:table-cell>
          <table:table-cell office:value-type="float" office:value="0" calcext:value-type="float">
            <text:p>0</text:p>
          </table:table-cell>
          <table:table-cell office:value-type="float" office:value="0.054270357" calcext:value-type="float">
            <text:p>0.054270357</text:p>
          </table:table-cell>
          <table:table-cell office:value-type="float" office:value="0.5568407" calcext:value-type="float">
            <text:p>0.5568407</text:p>
          </table:table-cell>
          <table:table-cell office:value-type="float" office:value="0" calcext:value-type="float">
            <text:p>0</text:p>
          </table:table-cell>
          <table:table-cell office:value-type="float" office:value="0.5819273" calcext:value-type="float">
            <text:p>0.5819273</text:p>
          </table:table-cell>
          <table:table-cell office:value-type="float" office:value="0.0456115" calcext:value-type="float">
            <text:p>0.0456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49905" calcext:value-type="float">
            <text:p>2.3449905</text:p>
          </table:table-cell>
          <table:table-cell office:value-type="float" office:value="0.049703367" calcext:value-type="float">
            <text:p>0.049703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50638" calcext:value-type="float">
            <text:p>0.7150638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.19497979" calcext:value-type="float">
            <text:p>0.19497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82965" calcext:value-type="float">
            <text:p>0.34482965</text:p>
          </table:table-cell>
          <table:table-cell office:value-type="float" office:value="3.047015" calcext:value-type="float">
            <text:p>3.047015</text:p>
          </table:table-cell>
          <table:table-cell office:value-type="float" office:value="0" calcext:value-type="float">
            <text:p>0</text:p>
          </table:table-cell>
          <table:table-cell office:value-type="float" office:value="1.0608354" calcext:value-type="float">
            <text:p>1.0608354</text:p>
          </table:table-cell>
          <table:table-cell office:value-type="float" office:value="1.1917087" calcext:value-type="float">
            <text:p>1.1917087</text:p>
          </table:table-cell>
          <table:table-cell office:value-type="float" office:value="0" calcext:value-type="float">
            <text:p>0</text:p>
          </table:table-cell>
          <table:table-cell office:value-type="float" office:value="0.358635" calcext:value-type="float">
            <text:p>0.358635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3.794981" calcext:value-type="float">
            <text:p>3.794981</text:p>
          </table:table-cell>
          <table:table-cell office:value-type="float" office:value="0" calcext:value-type="float">
            <text:p>0</text:p>
          </table:table-cell>
          <table:table-cell office:value-type="float" office:value="2.044416" calcext:value-type="float">
            <text:p>2.044416</text:p>
          </table:table-cell>
          <table:table-cell office:value-type="float" office:value="0.0020500422" calcext:value-type="float">
            <text:p>0.0020500422</text:p>
          </table:table-cell>
          <table:table-cell office:value-type="float" office:value="1.0709755" calcext:value-type="float">
            <text:p>1.0709755</text:p>
          </table:table-cell>
          <table:table-cell office:value-type="float" office:value="0" calcext:value-type="float">
            <text:p>0</text:p>
          </table:table-cell>
          <table:table-cell office:value-type="float" office:value="2.577542" calcext:value-type="float">
            <text:p>2.5775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30421" calcext:value-type="float">
            <text:p>0.4530421</text:p>
          </table:table-cell>
          <table:table-cell office:value-type="float" office:value="0" calcext:value-type="float">
            <text:p>0</text:p>
          </table:table-cell>
          <table:table-cell office:value-type="float" office:value="0.4329718" calcext:value-type="float">
            <text:p>0.4329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632502" calcext:value-type="float">
            <text:p>0.2632502</text:p>
          </table:table-cell>
          <table:table-cell office:value-type="float" office:value="0" calcext:value-type="float">
            <text:p>0</text:p>
          </table:table-cell>
          <table:table-cell office:value-type="float" office:value="1.0181625" calcext:value-type="float">
            <text:p>1.01816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3848505" calcext:value-type="float">
            <text:p>10.38485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446579" calcext:value-type="float">
            <text:p>1.9446579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8.240881" calcext:value-type="float">
            <text:p>8.240881</text:p>
          </table:table-cell>
          <table:table-cell office:value-type="float" office:value="2.7499928" calcext:value-type="float">
            <text:p>2.74999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857453" calcext:value-type="float">
            <text:p>1.2857453</text:p>
          </table:table-cell>
          <table:table-cell office:value-type="float" office:value="1.5380157" calcext:value-type="float">
            <text:p>1.5380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91914" calcext:value-type="float">
            <text:p>1.8791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93534" calcext:value-type="float">
            <text:p>0.39493534</text:p>
          </table:table-cell>
          <table:table-cell office:value-type="float" office:value="0.5285154" calcext:value-type="float">
            <text:p>0.5285154</text:p>
          </table:table-cell>
          <table:table-cell office:value-type="float" office:value="5.332283" calcext:value-type="float">
            <text:p>5.332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9769" calcext:value-type="float">
            <text:p>3.2897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434051" calcext:value-type="float">
            <text:p>9.434051</text:p>
          </table:table-cell>
          <table:table-cell office:value-type="float" office:value="1.9434352" calcext:value-type="float">
            <text:p>1.9434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75706" calcext:value-type="float">
            <text:p>3.1375706</text:p>
          </table:table-cell>
          <table:table-cell office:value-type="float" office:value="0" calcext:value-type="float">
            <text:p>0</text:p>
          </table:table-cell>
          <table:table-cell office:value-type="float" office:value="2.2874517" calcext:value-type="float">
            <text:p>2.2874517</text:p>
          </table:table-cell>
          <table:table-cell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199496" calcext:value-type="float">
            <text:p>2.1199496</text:p>
          </table:table-cell>
          <table:table-cell office:value-type="float" office:value="0" calcext:value-type="float">
            <text:p>0</text:p>
          </table:table-cell>
          <table:table-cell office:value-type="float" office:value="0.3756072" calcext:value-type="float">
            <text:p>0.3756072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9.620932" calcext:value-type="float">
            <text:p>9.620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057347" calcext:value-type="float">
            <text:p>3.5057347</text:p>
          </table:table-cell>
          <table:table-cell office:value-type="float" office:value="0" calcext:value-type="float">
            <text:p>0</text:p>
          </table:table-cell>
          <table:table-cell office:value-type="float" office:value="0.07231097" calcext:value-type="float">
            <text:p>0.07231097</text:p>
          </table:table-cell>
          <table:table-cell office:value-type="float" office:value="0" calcext:value-type="float">
            <text:p>0</text:p>
          </table:table-cell>
          <table:table-cell office:value-type="float" office:value="0.50648385" calcext:value-type="float">
            <text:p>0.50648385</text:p>
          </table:table-cell>
          <table:table-cell office:value-type="float" office:value="1.4148834" calcext:value-type="float">
            <text:p>1.4148834</text:p>
          </table:table-cell>
          <table:table-cell office:value-type="float" office:value="2.7427266" calcext:value-type="float">
            <text:p>2.7427266</text:p>
          </table:table-cell>
          <table:table-cell office:value-type="float" office:value="0.14361067" calcext:value-type="float">
            <text:p>0.14361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231824" calcext:value-type="float">
            <text:p>2.7231824</text:p>
          </table:table-cell>
          <table:table-cell office:value-type="float" office:value="0.584406" calcext:value-type="float">
            <text:p>0.584406</text:p>
          </table:table-cell>
          <table:table-cell office:value-type="float" office:value="0.14247134" calcext:value-type="float">
            <text:p>0.14247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76622" calcext:value-type="float">
            <text:p>7.876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47367" calcext:value-type="float">
            <text:p>1.8647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637046" calcext:value-type="float">
            <text:p>1.4637046</text:p>
          </table:table-cell>
          <table:table-cell office:value-type="float" office:value="0.14242074" calcext:value-type="float">
            <text:p>0.14242074</text:p>
          </table:table-cell>
          <table:table-cell office:value-type="float" office:value="0" calcext:value-type="float">
            <text:p>0</text:p>
          </table:table-cell>
          <table:table-cell office:value-type="float" office:value="4.676067" calcext:value-type="float">
            <text:p>4.676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31267" calcext:value-type="float">
            <text:p>1.67312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386173" calcext:value-type="float">
            <text:p>4.386173</text:p>
          </table:table-cell>
          <table:table-cell office:value-type="float" office:value="1.5785241" calcext:value-type="float">
            <text:p>1.5785241</text:p>
          </table:table-cell>
          <table:table-cell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2.1972635" calcext:value-type="float">
            <text:p>2.1972635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" calcext:value-type="float">
            <text:p>0</text:p>
          </table:table-cell>
          <table:table-cell office:value-type="float" office:value="0.8825659" calcext:value-type="float">
            <text:p>0.8825659</text:p>
          </table:table-cell>
          <table:table-cell office:value-type="float" office:value="7.32292" calcext:value-type="float">
            <text:p>7.32292</text:p>
          </table:table-cell>
          <table:table-cell office:value-type="float" office:value="0.16063492" calcext:value-type="float">
            <text:p>0.16063492</text:p>
          </table:table-cell>
          <table:table-cell office:value-type="float" office:value="0" calcext:value-type="float">
            <text:p>0</text:p>
          </table:table-cell>
          <table:table-cell office:value-type="float" office:value="1.7715719" calcext:value-type="float">
            <text:p>1.7715719</text:p>
          </table:table-cell>
          <table:table-cell office:value-type="float" office:value="4.0971084" calcext:value-type="float">
            <text:p>4.0971084</text:p>
          </table:table-cell>
          <table:table-cell office:value-type="float" office:value="0" calcext:value-type="float">
            <text:p>0</text:p>
          </table:table-cell>
          <table:table-cell office:value-type="float" office:value="0.26518038" calcext:value-type="float">
            <text:p>0.26518038</text:p>
          </table:table-cell>
          <table:table-cell office:value-type="float" office:value="1.4304571" calcext:value-type="float">
            <text:p>1.4304571</text:p>
          </table:table-cell>
          <table:table-cell office:value-type="float" office:value="4.858389" calcext:value-type="float">
            <text:p>4.858389</text:p>
          </table:table-cell>
          <table:table-cell office:value-type="float" office:value="0" calcext:value-type="float">
            <text:p>0</text:p>
          </table:table-cell>
          <table:table-cell office:value-type="float" office:value="3.066462" calcext:value-type="float">
            <text:p>3.066462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2.6619701" calcext:value-type="float">
            <text:p>2.6619701</text:p>
          </table:table-cell>
          <table:table-cell office:value-type="float" office:value="0.7902598" calcext:value-type="float">
            <text:p>0.7902598</text:p>
          </table:table-cell>
          <table:table-cell office:value-type="float" office:value="0.8269333" calcext:value-type="float">
            <text:p>0.8269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22696" calcext:value-type="float">
            <text:p>4.1622696</text:p>
          </table:table-cell>
          <table:table-cell office:value-type="float" office:value="0" calcext:value-type="float">
            <text:p>0</text:p>
          </table:table-cell>
          <table:table-cell office:value-type="float" office:value="2.7089906" calcext:value-type="float">
            <text:p>2.7089906</text:p>
          </table:table-cell>
          <table:table-cell office:value-type="float" office:value="0" calcext:value-type="float">
            <text:p>0</text:p>
          </table:table-cell>
          <table:table-cell office:value-type="float" office:value="10.958373" calcext:value-type="float">
            <text:p>10.958373</text:p>
          </table:table-cell>
          <table:table-cell office:value-type="float" office:value="0" calcext:value-type="float">
            <text:p>0</text:p>
          </table:table-cell>
          <table:table-cell office:value-type="float" office:value="5.36945" calcext:value-type="float">
            <text:p>5.36945</text:p>
          </table:table-cell>
          <table:table-cell office:value-type="float" office:value="1.1651204" calcext:value-type="float">
            <text:p>1.1651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3787" calcext:value-type="float">
            <text:p>2.193787</text:p>
          </table:table-cell>
          <table:table-cell office:value-type="float" office:value="5.639456" calcext:value-type="float">
            <text:p>5.639456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26858" calcext:value-type="float">
            <text:p>4.426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062403" calcext:value-type="float">
            <text:p>5.6062403</text:p>
          </table:table-cell>
          <table:table-cell office:value-type="float" office:value="0" calcext:value-type="float">
            <text:p>0</text:p>
          </table:table-cell>
          <table:table-cell office:value-type="float" office:value="2.074464" calcext:value-type="float">
            <text:p>2.074464</text:p>
          </table:table-cell>
          <table:table-cell office:value-type="float" office:value="0" calcext:value-type="float">
            <text:p>0</text:p>
          </table:table-cell>
          <table:table-cell office:value-type="float" office:value="10.186253" calcext:value-type="float">
            <text:p>10.186253</text:p>
          </table:table-cell>
          <table:table-cell office:value-type="float" office:value="1.9906263" calcext:value-type="float">
            <text:p>1.9906263</text:p>
          </table:table-cell>
          <table:table-cell office:value-type="float" office:value="1.9386662" calcext:value-type="float">
            <text:p>1.9386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34889" calcext:value-type="float">
            <text:p>0.009134889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1.6958593" calcext:value-type="float">
            <text:p>1.6958593</text:p>
          </table:table-cell>
          <table:table-cell office:value-type="float" office:value="0" calcext:value-type="float">
            <text:p>0</text:p>
          </table:table-cell>
          <table:table-cell office:value-type="float" office:value="4.9881783" calcext:value-type="float">
            <text:p>4.9881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67982" calcext:value-type="float">
            <text:p>1.2267982</text:p>
          </table:table-cell>
          <table:table-cell office:value-type="float" office:value="0.60330707" calcext:value-type="float">
            <text:p>0.603307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739837" calcext:value-type="float">
            <text:p>11.739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26957" calcext:value-type="float">
            <text:p>2.0926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13295" calcext:value-type="float">
            <text:p>2.9213295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6864488" calcext:value-type="float">
            <text:p>0.6864488</text:p>
          </table:table-cell>
          <table:table-cell office:value-type="float" office:value="0" calcext:value-type="float">
            <text:p>0</text:p>
          </table:table-cell>
          <table:table-cell office:value-type="float" office:value="1.2287793" calcext:value-type="float">
            <text:p>1.2287793</text:p>
          </table:table-cell>
          <table:table-cell office:value-type="float" office:value="1.4242032" calcext:value-type="float">
            <text:p>1.4242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2.8442223" calcext:value-type="float">
            <text:p>2.8442223</text:p>
          </table:table-cell>
          <table:table-cell office:value-type="float" office:value="3.238896" calcext:value-type="float">
            <text:p>3.238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61295" calcext:value-type="float">
            <text:p>2.561295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0678" calcext:value-type="float">
            <text:p>2.90678</text:p>
          </table:table-cell>
          <table:table-cell office:value-type="float" office:value="0.3014223" calcext:value-type="float">
            <text:p>0.3014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2.455126" calcext:value-type="float">
            <text:p>2.455126</text:p>
          </table:table-cell>
          <table:table-cell office:value-type="float" office:value="2.1806753" calcext:value-type="float">
            <text:p>2.1806753</text:p>
          </table:table-cell>
          <table:table-cell office:value-type="float" office:value="0" calcext:value-type="float">
            <text:p>0</text:p>
          </table:table-cell>
          <table:table-cell office:value-type="float" office:value="2.9748552" calcext:value-type="float">
            <text:p>2.9748552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341155" calcext:value-type="float">
            <text:p>1.3341155</text:p>
          </table:table-cell>
          <table:table-cell office:value-type="float" office:value="1.0989131" calcext:value-type="float">
            <text:p>1.0989131</text:p>
          </table:table-cell>
          <table:table-cell office:value-type="float" office:value="0" calcext:value-type="float">
            <text:p>0</text:p>
          </table:table-cell>
          <table:table-cell office:value-type="float" office:value="2.8421452" calcext:value-type="float">
            <text:p>2.8421452</text:p>
          </table:table-cell>
          <table:table-cell office:value-type="float" office:value="0.91578627" calcext:value-type="float">
            <text:p>0.91578627</text:p>
          </table:table-cell>
          <table:table-cell office:value-type="float" office:value="0" calcext:value-type="float">
            <text:p>0</text:p>
          </table:table-cell>
          <table:table-cell office:value-type="float" office:value="5.1656466" calcext:value-type="float">
            <text:p>5.1656466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11.954012" calcext:value-type="float">
            <text:p>11.954012</text:p>
          </table:table-cell>
          <table:table-cell office:value-type="float" office:value="0.69606274" calcext:value-type="float">
            <text:p>0.696062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29371262" calcext:value-type="float">
            <text:p>0.02937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246967" calcext:value-type="float">
            <text:p>0.6246967</text:p>
          </table:table-cell>
          <table:table-cell office:value-type="float" office:value="0.45902306" calcext:value-type="float">
            <text:p>0.45902306</text:p>
          </table:table-cell>
          <table:table-cell office:value-type="float" office:value="0.08227599" calcext:value-type="float">
            <text:p>0.08227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0460706" calcext:value-type="float">
            <text:p>0.040460706</text:p>
          </table:table-cell>
          <table:table-cell office:value-type="float" office:value="2.5278347" calcext:value-type="float">
            <text:p>2.5278347</text:p>
          </table:table-cell>
          <table:table-cell office:value-type="float" office:value="0.71476376" calcext:value-type="float">
            <text:p>0.71476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05495" calcext:value-type="float">
            <text:p>6.8054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86681" calcext:value-type="float">
            <text:p>1.286681</text:p>
          </table:table-cell>
          <table:table-cell office:value-type="float" office:value="13.54957" calcext:value-type="float">
            <text:p>13.54957</text:p>
          </table:table-cell>
          <table:table-cell office:value-type="float" office:value="0.46356282" calcext:value-type="float">
            <text:p>0.46356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677612" calcext:value-type="float">
            <text:p>1.0677612</text:p>
          </table:table-cell>
          <table:table-cell office:value-type="float" office:value="0" calcext:value-type="float">
            <text:p>0</text:p>
          </table:table-cell>
          <table:table-cell office:value-type="float" office:value="1.8036326" calcext:value-type="float">
            <text:p>1.8036326</text:p>
          </table:table-cell>
          <table:table-cell office:value-type="float" office:value="7.0657167" calcext:value-type="float">
            <text:p>7.0657167</text:p>
          </table:table-cell>
          <table:table-cell office:value-type="float" office:value="0.22284359" calcext:value-type="float">
            <text:p>0.22284359</text:p>
          </table:table-cell>
          <table:table-cell office:value-type="float" office:value="4.9175406" calcext:value-type="float">
            <text:p>4.91754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217816" calcext:value-type="float">
            <text:p>3.6217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740386" calcext:value-type="float">
            <text:p>3.7740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903957" calcext:value-type="float">
            <text:p>1.5903957</text:p>
          </table:table-cell>
          <table:table-cell office:value-type="float" office:value="2.3743222" calcext:value-type="float">
            <text:p>2.3743222</text:p>
          </table:table-cell>
          <table:table-cell office:value-type="float" office:value="0.85406464" calcext:value-type="float">
            <text:p>0.85406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42236" calcext:value-type="float">
            <text:p>4.2442236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578775" calcext:value-type="float">
            <text:p>6.0578775</text:p>
          </table:table-cell>
          <table:table-cell office:value-type="float" office:value="0.19381472" calcext:value-type="float">
            <text:p>0.19381472</text:p>
          </table:table-cell>
          <table:table-cell office:value-type="float" office:value="0.046971798" calcext:value-type="float">
            <text:p>0.046971798</text:p>
          </table:table-cell>
          <table:table-cell office:value-type="float" office:value="0" calcext:value-type="float">
            <text:p>0</text:p>
          </table:table-cell>
          <table:table-cell office:value-type="float" office:value="4.7704363" calcext:value-type="float">
            <text:p>4.7704363</text:p>
          </table:table-cell>
          <table:table-cell office:value-type="float" office:value="4.1979775" calcext:value-type="float">
            <text:p>4.1979775</text:p>
          </table:table-cell>
          <table:table-cell office:value-type="float" office:value="1.0060854" calcext:value-type="float">
            <text:p>1.0060854</text:p>
          </table:table-cell>
          <table:table-cell office:value-type="float" office:value="0" calcext:value-type="float">
            <text:p>0</text:p>
          </table:table-cell>
          <table:table-cell office:value-type="float" office:value="0.7125671" calcext:value-type="float">
            <text:p>0.7125671</text:p>
          </table:table-cell>
          <table:table-cell office:value-type="float" office:value="7.027725" calcext:value-type="float">
            <text:p>7.027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104507" calcext:value-type="float">
            <text:p>3.9104507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7.437502" calcext:value-type="float">
            <text:p>7.437502</text:p>
          </table:table-cell>
          <table:table-cell office:value-type="float" office:value="0" calcext:value-type="float">
            <text:p>0</text:p>
          </table:table-cell>
          <table:table-cell office:value-type="float" office:value="0.40564477" calcext:value-type="float">
            <text:p>0.40564477</text:p>
          </table:table-cell>
          <table:table-cell office:value-type="float" office:value="0.1116551" calcext:value-type="float">
            <text:p>0.1116551</text:p>
          </table:table-cell>
          <table:table-cell office:value-type="float" office:value="5.003589" calcext:value-type="float">
            <text:p>5.003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0073" calcext:value-type="float">
            <text:p>2.160073</text:p>
          </table:table-cell>
          <table:table-cell office:value-type="float" office:value="0.028651804" calcext:value-type="float">
            <text:p>0.028651804</text:p>
          </table:table-cell>
          <table:table-cell office:value-type="float" office:value="1.6976587" calcext:value-type="float">
            <text:p>1.6976587</text:p>
          </table:table-cell>
          <table:table-cell office:value-type="float" office:value="0.49058008" calcext:value-type="float">
            <text:p>0.49058008</text:p>
          </table:table-cell>
          <table:table-cell office:value-type="float" office:value="1.6832292" calcext:value-type="float">
            <text:p>1.6832292</text:p>
          </table:table-cell>
          <table:table-cell office:value-type="float" office:value="0" calcext:value-type="float">
            <text:p>0</text:p>
          </table:table-cell>
          <table:table-cell office:value-type="float" office:value="1.1697481" calcext:value-type="float">
            <text:p>1.1697481</text:p>
          </table:table-cell>
          <table:table-cell office:value-type="float" office:value="0" calcext:value-type="float">
            <text:p>0</text:p>
          </table:table-cell>
          <table:table-cell office:value-type="float" office:value="1.7269672" calcext:value-type="float">
            <text:p>1.7269672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4.6074247" calcext:value-type="float">
            <text:p>4.6074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768925" calcext:value-type="float">
            <text:p>0.61768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875397" calcext:value-type="float">
            <text:p>0.80875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79966" calcext:value-type="float">
            <text:p>0.19579966</text:p>
          </table:table-cell>
          <table:table-cell office:value-type="float" office:value="0" calcext:value-type="float">
            <text:p>0</text:p>
          </table:table-cell>
          <table:table-cell office:value-type="float" office:value="6.9509215" calcext:value-type="float">
            <text:p>6.9509215</text:p>
          </table:table-cell>
          <table:table-cell office:value-type="float" office:value="1.1954744" calcext:value-type="float">
            <text:p>1.1954744</text:p>
          </table:table-cell>
          <table:table-cell office:value-type="float" office:value="0" calcext:value-type="float">
            <text:p>0</text:p>
          </table:table-cell>
          <table:table-cell office:value-type="float" office:value="0.31757575" calcext:value-type="float">
            <text:p>0.31757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41628" calcext:value-type="float">
            <text:p>3.0141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56062" calcext:value-type="float">
            <text:p>2.9356062</text:p>
          </table:table-cell>
          <table:table-cell office:value-type="float" office:value="0.23917231" calcext:value-type="float">
            <text:p>0.23917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4.741918" calcext:value-type="float">
            <text:p>4.741918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4579" calcext:value-type="float">
            <text:p>4.84579</text:p>
          </table:table-cell>
          <table:table-cell office:value-type="float" office:value="0.8297303" calcext:value-type="float">
            <text:p>0.8297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77808" calcext:value-type="float">
            <text:p>13.177808</text:p>
          </table:table-cell>
          <table:table-cell office:value-type="float" office:value="0" calcext:value-type="float">
            <text:p>0</text:p>
          </table:table-cell>
          <table:table-cell office:value-type="float" office:value="0.35664785" calcext:value-type="float">
            <text:p>0.35664785</text:p>
          </table:table-cell>
          <table:table-cell office:value-type="float" office:value="2.6907215" calcext:value-type="float">
            <text:p>2.6907215</text:p>
          </table:table-cell>
          <table:table-cell office:value-type="float" office:value="1.5416876" calcext:value-type="float">
            <text:p>1.5416876</text:p>
          </table:table-cell>
          <table:table-cell office:value-type="float" office:value="0" calcext:value-type="float">
            <text:p>0</text:p>
          </table:table-cell>
          <table:table-cell office:value-type="float" office:value="7.0021315" calcext:value-type="float">
            <text:p>7.0021315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" calcext:value-type="float">
            <text:p>0</text:p>
          </table:table-cell>
          <table:table-cell office:value-type="float" office:value="0.29307562" calcext:value-type="float">
            <text:p>0.29307562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2.3931518" calcext:value-type="float">
            <text:p>2.3931518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0" calcext:value-type="float">
            <text:p>0</text:p>
          </table:table-cell>
          <table:table-cell office:value-type="float" office:value="3.0201128" calcext:value-type="float">
            <text:p>3.0201128</text:p>
          </table:table-cell>
          <table:table-cell office:value-type="float" office:value="4.256843" calcext:value-type="float">
            <text:p>4.256843</text:p>
          </table:table-cell>
          <table:table-cell office:value-type="float" office:value="2.257517" calcext:value-type="float">
            <text:p>2.257517</text:p>
          </table:table-cell>
          <table:table-cell office:value-type="float" office:value="3.3288634" calcext:value-type="float">
            <text:p>3.3288634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10.130158" calcext:value-type="float">
            <text:p>10.130158</text:p>
          </table:table-cell>
          <table:table-cell office:value-type="float" office:value="0.27036032" calcext:value-type="float">
            <text:p>0.27036032</text:p>
          </table:table-cell>
          <table:table-cell office:value-type="float" office:value="6.2080626" calcext:value-type="float">
            <text:p>6.2080626</text:p>
          </table:table-cell>
          <table:table-cell office:value-type="float" office:value="0" calcext:value-type="float">
            <text:p>0</text:p>
          </table:table-cell>
          <table:table-cell office:value-type="float" office:value="0.5968348" calcext:value-type="float">
            <text:p>0.5968348</text:p>
          </table:table-cell>
          <table:table-cell office:value-type="float" office:value="0" calcext:value-type="float">
            <text:p>0</text:p>
          </table:table-cell>
          <table:table-cell office:value-type="float" office:value="3.291755" calcext:value-type="float">
            <text:p>3.291755</text:p>
          </table:table-cell>
          <table:table-cell office:value-type="float" office:value="2.988645" calcext:value-type="float">
            <text:p>2.988645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4571" calcext:value-type="float">
            <text:p>3.714571</text:p>
          </table:table-cell>
          <table:table-cell office:value-type="float" office:value="0" calcext:value-type="float">
            <text:p>0</text:p>
          </table:table-cell>
          <table:table-cell office:value-type="float" office:value="1.0428396" calcext:value-type="float">
            <text:p>1.042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96671" calcext:value-type="float">
            <text:p>9.296671</text:p>
          </table:table-cell>
          <table:table-cell office:value-type="float" office:value="0.4475796" calcext:value-type="float">
            <text:p>0.4475796</text:p>
          </table:table-cell>
          <table:table-cell office:value-type="float" office:value="2.2204962" calcext:value-type="float">
            <text:p>2.2204962</text:p>
          </table:table-cell>
          <table:table-cell office:value-type="float" office:value="1.3897645" calcext:value-type="float">
            <text:p>1.3897645</text:p>
          </table:table-cell>
          <table:table-cell office:value-type="float" office:value="2.5186183" calcext:value-type="float">
            <text:p>2.5186183</text:p>
          </table:table-cell>
          <table:table-cell office:value-type="float" office:value="0" calcext:value-type="float">
            <text:p>0</text:p>
          </table:table-cell>
          <table:table-cell office:value-type="float" office:value="3.4023664" calcext:value-type="float">
            <text:p>3.4023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0.742195" calcext:value-type="float">
            <text:p>0.742195</text:p>
          </table:table-cell>
          <table:table-cell office:value-type="float" office:value="1.0720347" calcext:value-type="float">
            <text:p>1.0720347</text:p>
          </table:table-cell>
          <table:table-cell office:value-type="float" office:value="3.0330887" calcext:value-type="float">
            <text:p>3.03308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90426" calcext:value-type="float">
            <text:p>10.8904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5087185" calcext:value-type="float">
            <text:p>7.5087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13417" calcext:value-type="float">
            <text:p>0.8313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83538" calcext:value-type="float">
            <text:p>1.8783538</text:p>
          </table:table-cell>
          <table:table-cell office:value-type="float" office:value="0.09601773" calcext:value-type="float">
            <text:p>0.0960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467463" calcext:value-type="float">
            <text:p>6.4467463</text:p>
          </table:table-cell>
          <table:table-cell office:value-type="float" office:value="0.30061203" calcext:value-type="float">
            <text:p>0.30061203</text:p>
          </table:table-cell>
          <table:table-cell office:value-type="float" office:value="0.052299757" calcext:value-type="float">
            <text:p>0.052299757</text:p>
          </table:table-cell>
          <table:table-cell office:value-type="float" office:value="0" calcext:value-type="float">
            <text:p>0</text:p>
          </table:table-cell>
          <table:table-cell office:value-type="float" office:value="4.9962354" calcext:value-type="float">
            <text:p>4.9962354</text:p>
          </table:table-cell>
          <table:table-cell office:value-type="float" office:value="0" calcext:value-type="float">
            <text:p>0</text:p>
          </table:table-cell>
          <table:table-cell office:value-type="float" office:value="3.489181" calcext:value-type="float">
            <text:p>3.489181</text:p>
          </table:table-cell>
          <table:table-cell office:value-type="float" office:value="0" calcext:value-type="float">
            <text:p>0</text:p>
          </table:table-cell>
          <table:table-cell office:value-type="float" office:value="2.5755577" calcext:value-type="float">
            <text:p>2.5755577</text:p>
          </table:table-cell>
          <table:table-cell office:value-type="float" office:value="1.5026736" calcext:value-type="float">
            <text:p>1.5026736</text:p>
          </table:table-cell>
          <table:table-cell office:value-type="float" office:value="6.334943" calcext:value-type="float">
            <text:p>6.334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14654" calcext:value-type="float">
            <text:p>1.1614654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21018" calcext:value-type="float">
            <text:p>1.4321018</text:p>
          </table:table-cell>
          <table:table-cell office:value-type="float" office:value="0" calcext:value-type="float">
            <text:p>0</text:p>
          </table:table-cell>
          <table:table-cell office:value-type="float" office:value="0.7130856" calcext:value-type="float">
            <text:p>0.7130856</text:p>
          </table:table-cell>
          <table:table-cell office:value-type="float" office:value="0.6408539" calcext:value-type="float">
            <text:p>0.6408539</text:p>
          </table:table-cell>
          <table:table-cell office:value-type="float" office:value="1.2647258" calcext:value-type="float">
            <text:p>1.2647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2.8004484" calcext:value-type="float">
            <text:p>2.8004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92633" calcext:value-type="float">
            <text:p>0.44192633</text:p>
          </table:table-cell>
          <table:table-cell office:value-type="float" office:value="1.5569742" calcext:value-type="float">
            <text:p>1.5569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6316" calcext:value-type="float">
            <text:p>2.59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36633" calcext:value-type="float">
            <text:p>1.2836633</text:p>
          </table:table-cell>
          <table:table-cell office:value-type="float" office:value="0" calcext:value-type="float">
            <text:p>0</text:p>
          </table:table-cell>
          <table:table-cell office:value-type="float" office:value="5.2909055" calcext:value-type="float">
            <text:p>5.2909055</text:p>
          </table:table-cell>
          <table:table-cell office:value-type="float" office:value="1.7057095" calcext:value-type="float">
            <text:p>1.7057095</text:p>
          </table:table-cell>
          <table:table-cell office:value-type="float" office:value="2.6563752" calcext:value-type="float">
            <text:p>2.6563752</text:p>
          </table:table-cell>
          <table:table-cell office:value-type="float" office:value="4.18489" calcext:value-type="float">
            <text:p>4.18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183083" calcext:value-type="float">
            <text:p>3.1183083</text:p>
          </table:table-cell>
          <table:table-cell office:value-type="float" office:value="0.09139372" calcext:value-type="float">
            <text:p>0.09139372</text:p>
          </table:table-cell>
          <table:table-cell office:value-type="float" office:value="2.2239127" calcext:value-type="float">
            <text:p>2.2239127</text:p>
          </table:table-cell>
          <table:table-cell office:value-type="float" office:value="3.9945147" calcext:value-type="float">
            <text:p>3.9945147</text:p>
          </table:table-cell>
          <table:table-cell office:value-type="float" office:value="0.5020387" calcext:value-type="float">
            <text:p>0.5020387</text:p>
          </table:table-cell>
          <table:table-cell office:value-type="float" office:value="1.845086" calcext:value-type="float">
            <text:p>1.845086</text:p>
          </table:table-cell>
          <table:table-cell office:value-type="float" office:value="5.059206" calcext:value-type="float">
            <text:p>5.059206</text:p>
          </table:table-cell>
          <table:table-cell office:value-type="float" office:value="0" calcext:value-type="float">
            <text:p>0</text:p>
          </table:table-cell>
          <table:table-cell office:value-type="float" office:value="0.17697787" calcext:value-type="float">
            <text:p>0.17697787</text:p>
          </table:table-cell>
          <table:table-cell office:value-type="float" office:value="0" calcext:value-type="float">
            <text:p>0</text:p>
          </table:table-cell>
          <table:table-cell office:value-type="float" office:value="1.6673981" calcext:value-type="float">
            <text:p>1.66739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188297" calcext:value-type="float">
            <text:p>1.8188297</text:p>
          </table:table-cell>
          <table:table-cell office:value-type="float" office:value="0.43098715" calcext:value-type="float">
            <text:p>0.43098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6155288" calcext:value-type="float">
            <text:p>2.6155288</text:p>
          </table:table-cell>
          <table:table-cell office:value-type="float" office:value="0.08227599" calcext:value-type="float">
            <text:p>0.082275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738244" calcext:value-type="float">
            <text:p>9.7382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7000636" calcext:value-type="float">
            <text:p>1.7000636</text:p>
          </table:table-cell>
          <table:table-cell office:value-type="float" office:value="8.183098" calcext:value-type="float">
            <text:p>8.183098</text:p>
          </table:table-cell>
          <table:table-cell office:value-type="float" office:value="0.015233666" calcext:value-type="float">
            <text:p>0.0152336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168653" calcext:value-type="float">
            <text:p>5.168653</text:p>
          </table:table-cell>
          <table:table-cell office:value-type="float" office:value="0" calcext:value-type="float">
            <text:p>0</text:p>
          </table:table-cell>
          <table:table-cell office:value-type="float" office:value="0.6862172" calcext:value-type="float">
            <text:p>0.6862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8340464" calcext:value-type="float">
            <text:p>5.83404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665759" calcext:value-type="float">
            <text:p>1.0665759</text:p>
          </table:table-cell>
          <table:table-cell office:value-type="float" office:value="7.219452" calcext:value-type="float">
            <text:p>7.219452</text:p>
          </table:table-cell>
          <table:table-cell office:value-type="float" office:value="2.0877545" calcext:value-type="float">
            <text:p>2.0877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00743" calcext:value-type="float">
            <text:p>4.290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69926" calcext:value-type="float">
            <text:p>0.42569926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4.0911345" calcext:value-type="float">
            <text:p>4.0911345</text:p>
          </table:table-cell>
          <table:table-cell office:value-type="float" office:value="1.9881728" calcext:value-type="float">
            <text:p>1.988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20558" calcext:value-type="float">
            <text:p>1.2420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99206" calcext:value-type="float">
            <text:p>3.4999206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9.142363" calcext:value-type="float">
            <text:p>9.142363</text:p>
          </table:table-cell>
          <table:table-cell office:value-type="float" office:value="0" calcext:value-type="float">
            <text:p>0</text:p>
          </table:table-cell>
          <table:table-cell office:value-type="float" office:value="0.14136383" calcext:value-type="float">
            <text:p>0.14136383</text:p>
          </table:table-cell>
          <table:table-cell office:value-type="float" office:value="0" calcext:value-type="float">
            <text:p>0</text:p>
          </table:table-cell>
          <table:table-cell office:value-type="float" office:value="2.402182" calcext:value-type="float">
            <text:p>2.402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0" calcext:value-type="float">
            <text:p>0</text:p>
          </table:table-cell>
          <table:table-cell office:value-type="float" office:value="2.4752614" calcext:value-type="float">
            <text:p>2.4752614</text:p>
          </table:table-cell>
          <table:table-cell office:value-type="float" office:value="1.4049519" calcext:value-type="float">
            <text:p>1.4049519</text:p>
          </table:table-cell>
          <table:table-cell office:value-type="float" office:value="0.17425805" calcext:value-type="float">
            <text:p>0.17425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71256" calcext:value-type="float">
            <text:p>0.4371256</text:p>
          </table:table-cell>
          <table:table-cell office:value-type="float" office:value="3.6039054" calcext:value-type="float">
            <text:p>3.6039054</text:p>
          </table:table-cell>
          <table:table-cell office:value-type="float" office:value="0.35757786" calcext:value-type="float">
            <text:p>0.35757786</text:p>
          </table:table-cell>
          <table:table-cell office:value-type="float" office:value="0.8349635" calcext:value-type="float">
            <text:p>0.8349635</text:p>
          </table:table-cell>
          <table:table-cell office:value-type="float" office:value="0" calcext:value-type="float">
            <text:p>0</text:p>
          </table:table-cell>
          <table:table-cell office:value-type="float" office:value="6.8666315" calcext:value-type="float">
            <text:p>6.8666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99796" calcext:value-type="float">
            <text:p>1.2199796</text:p>
          </table:table-cell>
          <table:table-cell office:value-type="float" office:value="0" calcext:value-type="float">
            <text:p>0</text:p>
          </table:table-cell>
          <table:table-cell office:value-type="float" office:value="2.6429152" calcext:value-type="float">
            <text:p>2.6429152</text:p>
          </table:table-cell>
          <table:table-cell office:value-type="float" office:value="0.7463954" calcext:value-type="float">
            <text:p>0.7463954</text:p>
          </table:table-cell>
          <table:table-cell office:value-type="float" office:value="1.534226" calcext:value-type="float">
            <text:p>1.534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83118" calcext:value-type="float">
            <text:p>3.2383118</text:p>
          </table:table-cell>
          <table:table-cell office:value-type="float" office:value="0" calcext:value-type="float">
            <text:p>0</text:p>
          </table:table-cell>
          <table:table-cell office:value-type="float" office:value="3.6340666" calcext:value-type="float">
            <text:p>3.63406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727007" calcext:value-type="float">
            <text:p>4.727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3.6802998" calcext:value-type="float">
            <text:p>3.6802998</text:p>
          </table:table-cell>
          <table:table-cell office:value-type="float" office:value="0.8869064" calcext:value-type="float">
            <text:p>0.8869064</text:p>
          </table:table-cell>
          <table:table-cell office:value-type="float" office:value="1.9076043" calcext:value-type="float">
            <text:p>1.9076043</text:p>
          </table:table-cell>
          <table:table-cell office:value-type="float" office:value="0" calcext:value-type="float">
            <text:p>0</text:p>
          </table:table-cell>
          <table:table-cell office:value-type="float" office:value="2.5335522" calcext:value-type="float">
            <text:p>2.5335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754786" calcext:value-type="float">
            <text:p>7.47547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82908" calcext:value-type="float">
            <text:p>2.482908</text:p>
          </table:table-cell>
          <table:table-cell office:value-type="float" office:value="0" calcext:value-type="float">
            <text:p>0</text:p>
          </table:table-cell>
          <table:table-cell office:value-type="float" office:value="3.8051577" calcext:value-type="float">
            <text:p>3.8051577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60834" calcext:value-type="float">
            <text:p>0.30760834</text:p>
          </table:table-cell>
          <table:table-cell office:value-type="float" office:value="0" calcext:value-type="float">
            <text:p>0</text:p>
          </table:table-cell>
          <table:table-cell office:value-type="float" office:value="6.678262" calcext:value-type="float">
            <text:p>6.678262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14393349" calcext:value-type="float">
            <text:p>0.14393349</text:p>
          </table:table-cell>
          <table:table-cell office:value-type="float" office:value="7.24301" calcext:value-type="float">
            <text:p>7.24301</text:p>
          </table:table-cell>
          <table:table-cell office:value-type="float" office:value="0.6548042" calcext:value-type="float">
            <text:p>0.6548042</text:p>
          </table:table-cell>
          <table:table-cell office:value-type="float" office:value="4.42188" calcext:value-type="float">
            <text:p>4.42188</text:p>
          </table:table-cell>
          <table:table-cell office:value-type="float" office:value="8.633074" calcext:value-type="float">
            <text:p>8.633074</text:p>
          </table:table-cell>
          <table:table-cell office:value-type="float" office:value="0.9809674" calcext:value-type="float">
            <text:p>0.9809674</text:p>
          </table:table-cell>
          <table:table-cell office:value-type="float" office:value="0" calcext:value-type="float">
            <text:p>0</text:p>
          </table:table-cell>
          <table:table-cell office:value-type="float" office:value="1.1093881" calcext:value-type="float">
            <text:p>1.1093881</text:p>
          </table:table-cell>
          <table:table-cell office:value-type="float" office:value="0" calcext:value-type="float">
            <text:p>0</text:p>
          </table:table-cell>
          <table:table-cell office:value-type="float" office:value="6.02713" calcext:value-type="float">
            <text:p>6.02713</text:p>
          </table:table-cell>
          <table:table-cell office:value-type="float" office:value="0.60751355" calcext:value-type="float">
            <text:p>0.60751355</text:p>
          </table:table-cell>
          <table:table-cell office:value-type="float" office:value="7.52098" calcext:value-type="float">
            <text:p>7.52098</text:p>
          </table:table-cell>
          <table:table-cell office:value-type="float" office:value="2.8575616" calcext:value-type="float">
            <text:p>2.8575616</text:p>
          </table:table-cell>
          <table:table-cell office:value-type="float" office:value="5.4003963" calcext:value-type="float">
            <text:p>5.4003963</text:p>
          </table:table-cell>
          <table:table-cell office:value-type="float" office:value="0" calcext:value-type="float">
            <text:p>0</text:p>
          </table:table-cell>
          <table:table-cell office:value-type="float" office:value="0.6470762" calcext:value-type="float">
            <text:p>0.6470762</text:p>
          </table:table-cell>
          <table:table-cell office:value-type="float" office:value="6.48969" calcext:value-type="float">
            <text:p>6.48969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044793" calcext:value-type="float">
            <text:p>2.6044793</text:p>
          </table:table-cell>
          <table:table-cell office:value-type="float" office:value="0" calcext:value-type="float">
            <text:p>0</text:p>
          </table:table-cell>
          <table:table-cell office:value-type="float" office:value="2.7591286" calcext:value-type="float">
            <text:p>2.7591286</text:p>
          </table:table-cell>
          <table:table-cell office:value-type="float" office:value="1.785924" calcext:value-type="float">
            <text:p>1.785924</text:p>
          </table:table-cell>
          <table:table-cell office:value-type="float" office:value="0" calcext:value-type="float">
            <text:p>0</text:p>
          </table:table-cell>
          <table:table-cell office:value-type="float" office:value="2.3066056" calcext:value-type="float">
            <text:p>2.3066056</text:p>
          </table:table-cell>
          <table:table-cell office:value-type="float" office:value="0" calcext:value-type="float">
            <text:p>0</text:p>
          </table:table-cell>
          <table:table-cell office:value-type="float" office:value="8.78802" calcext:value-type="float">
            <text:p>8.78802</text:p>
          </table:table-cell>
          <table:table-cell office:value-type="float" office:value="0.4062869" calcext:value-type="float">
            <text:p>0.4062869</text:p>
          </table:table-cell>
          <table:table-cell office:value-type="float" office:value="3.9230173" calcext:value-type="float">
            <text:p>3.9230173</text:p>
          </table:table-cell>
          <table:table-cell office:value-type="float" office:value="0" calcext:value-type="float">
            <text:p>0</text:p>
          </table:table-cell>
          <table:table-cell office:value-type="float" office:value="0.022972912" calcext:value-type="float">
            <text:p>0.022972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83197" calcext:value-type="float">
            <text:p>2.1883197</text:p>
          </table:table-cell>
          <table:table-cell office:value-type="float" office:value="0" calcext:value-type="float">
            <text:p>0</text:p>
          </table:table-cell>
          <table:table-cell office:value-type="float" office:value="1.392049" calcext:value-type="float">
            <text:p>1.392049</text:p>
          </table:table-cell>
          <table:table-cell office:value-type="float" office:value="5.24878" calcext:value-type="float">
            <text:p>5.24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13317" calcext:value-type="float">
            <text:p>2.9113317</text:p>
          </table:table-cell>
          <table:table-cell office:value-type="float" office:value="0" calcext:value-type="float">
            <text:p>0</text:p>
          </table:table-cell>
          <table:table-cell office:value-type="float" office:value="0.5801006" calcext:value-type="float">
            <text:p>0.5801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66781" calcext:value-type="float">
            <text:p>5.966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6246" calcext:value-type="float">
            <text:p>0.1246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7176" calcext:value-type="float">
            <text:p>4.197176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1.180017" calcext:value-type="float">
            <text:p>1.180017</text:p>
          </table:table-cell>
          <table:table-cell office:value-type="float" office:value="0" calcext:value-type="float">
            <text:p>0</text:p>
          </table:table-cell>
          <table:table-cell office:value-type="float" office:value="10.242538" calcext:value-type="float">
            <text:p>10.242538</text:p>
          </table:table-cell>
          <table:table-cell office:value-type="float" office:value="2.5925791" calcext:value-type="float">
            <text:p>2.5925791</text:p>
          </table:table-cell>
          <table:table-cell office:value-type="float" office:value="2.453527" calcext:value-type="float">
            <text:p>2.453527</text:p>
          </table:table-cell>
          <table:table-cell office:value-type="float" office:value="0" calcext:value-type="float">
            <text:p>0</text:p>
          </table:table-cell>
          <table:table-cell office:value-type="float" office:value="0.55047894" calcext:value-type="float">
            <text:p>0.55047894</text:p>
          </table:table-cell>
          <table:table-cell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.19233814" calcext:value-type="float">
            <text:p>0.19233814</text:p>
          </table:table-cell>
          <table:table-cell office:value-type="float" office:value="0.38857186" calcext:value-type="float">
            <text:p>0.38857186</text:p>
          </table:table-cell>
          <table:table-cell office:value-type="float" office:value="5.0673113" calcext:value-type="float">
            <text:p>5.0673113</text:p>
          </table:table-cell>
          <table:table-cell office:value-type="float" office:value="3.0969033" calcext:value-type="float">
            <text:p>3.0969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2277" calcext:value-type="float">
            <text:p>2.592277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2667" calcext:value-type="float">
            <text:p>2.192667</text:p>
          </table:table-cell>
          <table:table-cell office:value-type="float" office:value="1.2345321" calcext:value-type="float">
            <text:p>1.2345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3.1944175" calcext:value-type="float">
            <text:p>3.1944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47067" calcext:value-type="float">
            <text:p>4.947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0.29892677" calcext:value-type="float">
            <text:p>0.29892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33512" calcext:value-type="float">
            <text:p>1.9933512</text:p>
          </table:table-cell>
          <table:table-cell office:value-type="float" office:value="0.68590015" calcext:value-type="float">
            <text:p>0.68590015</text:p>
          </table:table-cell>
          <table:table-cell office:value-type="float" office:value="1.6738193" calcext:value-type="float">
            <text:p>1.67381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2.6386616" calcext:value-type="float">
            <text:p>2.6386616</text:p>
          </table:table-cell>
          <table:table-cell office:value-type="float" office:value="0" calcext:value-type="float">
            <text:p>0</text:p>
          </table:table-cell>
          <table:table-cell office:value-type="float" office:value="0.24553467" calcext:value-type="float">
            <text:p>0.24553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42426" calcext:value-type="float">
            <text:p>0.47342426</text:p>
          </table:table-cell>
          <table:table-cell office:value-type="float" office:value="0" calcext:value-type="float">
            <text:p>0</text:p>
          </table:table-cell>
          <table:table-cell office:value-type="float" office:value="0.17301151" calcext:value-type="float">
            <text:p>0.173011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664881" calcext:value-type="float">
            <text:p>1.664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2868136" calcext:value-type="float">
            <text:p>0.12868136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306778" calcext:value-type="float">
            <text:p>1.1306778</text:p>
          </table:table-cell>
          <table:table-cell office:value-type="float" office:value="8.31644" calcext:value-type="float">
            <text:p>8.316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41031557" calcext:value-type="float">
            <text:p>0.41031557</text:p>
          </table:table-cell>
          <table:table-cell office:value-type="float" office:value="0.68793166" calcext:value-type="float">
            <text:p>0.687931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783088" calcext:value-type="float">
            <text:p>4.7830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593326" calcext:value-type="float">
            <text:p>2.0593326</text:p>
          </table:table-cell>
          <table:table-cell office:value-type="float" office:value="9.815754" calcext:value-type="float">
            <text:p>9.815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636765" calcext:value-type="float">
            <text:p>4.46367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047757" calcext:value-type="float">
            <text:p>0.047047757</text:p>
          </table:table-cell>
          <table:table-cell office:value-type="float" office:value="0.03791645" calcext:value-type="float">
            <text:p>0.03791645</text:p>
          </table:table-cell>
          <table:table-cell office:value-type="float" office:value="0" calcext:value-type="float">
            <text:p>0</text:p>
          </table:table-cell>
          <table:table-cell office:value-type="float" office:value="1.0805287" calcext:value-type="float">
            <text:p>1.0805287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28488" calcext:value-type="float">
            <text:p>7.328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8426" calcext:value-type="float">
            <text:p>0.3384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214565" calcext:value-type="float">
            <text:p>2.5214565</text:p>
          </table:table-cell>
          <table:table-cell office:value-type="float" office:value="0" calcext:value-type="float">
            <text:p>0</text:p>
          </table:table-cell>
          <table:table-cell office:value-type="float" office:value="2.391569" calcext:value-type="float">
            <text:p>2.391569</text:p>
          </table:table-cell>
          <table:table-cell office:value-type="float" office:value="4.6268935" calcext:value-type="float">
            <text:p>4.6268935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708489" calcext:value-type="float">
            <text:p>1.8708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03234" calcext:value-type="float">
            <text:p>1.9903234</text:p>
          </table:table-cell>
          <table:table-cell office:value-type="float" office:value="0.20928533" calcext:value-type="float">
            <text:p>0.2092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487152" calcext:value-type="float">
            <text:p>1.3487152</text:p>
          </table:table-cell>
          <table:table-cell office:value-type="float" office:value="7.168615" calcext:value-type="float">
            <text:p>7.1686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05952" calcext:value-type="float">
            <text:p>6.05952</text:p>
          </table:table-cell>
          <table:table-cell office:value-type="float" office:value="0" calcext:value-type="float">
            <text:p>0</text:p>
          </table:table-cell>
          <table:table-cell office:value-type="float" office:value="2.9477577" calcext:value-type="float">
            <text:p>2.9477577</text:p>
          </table:table-cell>
          <table:table-cell office:value-type="float" office:value="0.098484784" calcext:value-type="float">
            <text:p>0.098484784</text:p>
          </table:table-cell>
          <table:table-cell office:value-type="float" office:value="0.21255778" calcext:value-type="float">
            <text:p>0.21255778</text:p>
          </table:table-cell>
          <table:table-cell office:value-type="float" office:value="5.848857" calcext:value-type="float">
            <text:p>5.848857</text:p>
          </table:table-cell>
          <table:table-cell office:value-type="float" office:value="0" calcext:value-type="float">
            <text:p>0</text:p>
          </table:table-cell>
          <table:table-cell office:value-type="float" office:value="0.14890283" calcext:value-type="float">
            <text:p>0.14890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688982" calcext:value-type="float">
            <text:p>3.8688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48781" calcext:value-type="float">
            <text:p>0.5448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8.863492" calcext:value-type="float">
            <text:p>8.863492</text:p>
          </table:table-cell>
          <table:table-cell office:value-type="float" office:value="1.3077636" calcext:value-type="float">
            <text:p>1.3077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6225" calcext:value-type="float">
            <text:p>2.306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73397" calcext:value-type="float">
            <text:p>4.573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84207" calcext:value-type="float">
            <text:p>2.5284207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7093" calcext:value-type="float">
            <text:p>0.2737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91455" calcext:value-type="float">
            <text:p>3.0491455</text:p>
          </table:table-cell>
          <table:table-cell office:value-type="float" office:value="0.40949363" calcext:value-type="float">
            <text:p>0.40949363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5.087398" calcext:value-type="float">
            <text:p>5.0873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9472799" calcext:value-type="float">
            <text:p>0.9472799</text:p>
          </table:table-cell>
          <table:table-cell office:value-type="float" office:value="0" calcext:value-type="float">
            <text:p>0</text:p>
          </table:table-cell>
          <table:table-cell office:value-type="float" office:value="7.9058237" calcext:value-type="float">
            <text:p>7.9058237</text:p>
          </table:table-cell>
          <table:table-cell office:value-type="float" office:value="1.370304" calcext:value-type="float">
            <text:p>1.37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02092" calcext:value-type="float">
            <text:p>1.2402092</text:p>
          </table:table-cell>
          <table:table-cell office:value-type="float" office:value="4.68526" calcext:value-type="float">
            <text:p>4.68526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64215" calcext:value-type="float">
            <text:p>10.564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994442" calcext:value-type="float">
            <text:p>0.27994442</text:p>
          </table:table-cell>
          <table:table-cell office:value-type="float" office:value="0" calcext:value-type="float">
            <text:p>0</text:p>
          </table:table-cell>
          <table:table-cell office:value-type="float" office:value="4.8848724" calcext:value-type="float">
            <text:p>4.8848724</text:p>
          </table:table-cell>
          <table:table-cell office:value-type="float" office:value="0.31616586" calcext:value-type="float">
            <text:p>0.31616586</text:p>
          </table:table-cell>
          <table:table-cell office:value-type="float" office:value="0.1433372" calcext:value-type="float">
            <text:p>0.1433372</text:p>
          </table:table-cell>
          <table:table-cell office:value-type="float" office:value="8.849342" calcext:value-type="float">
            <text:p>8.8493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5.501655" calcext:value-type="float">
            <text:p>5.501655</text:p>
          </table:table-cell>
          <table:table-cell office:value-type="float" office:value="0.65304935" calcext:value-type="float">
            <text:p>0.65304935</text:p>
          </table:table-cell>
          <table:table-cell office:value-type="float" office:value="6.43142" calcext:value-type="float">
            <text:p>6.431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312246" calcext:value-type="float">
            <text:p>3.931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2161" calcext:value-type="float">
            <text:p>2.932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" calcext:value-type="float">
            <text:p>0</text:p>
          </table:table-cell>
          <table:table-cell office:value-type="float" office:value="2.3113325" calcext:value-type="float">
            <text:p>2.3113325</text:p>
          </table:table-cell>
          <table:table-cell office:value-type="float" office:value="0.35039344" calcext:value-type="float">
            <text:p>0.35039344</text:p>
          </table:table-cell>
          <table:table-cell office:value-type="float" office:value="0" calcext:value-type="float">
            <text:p>0</text:p>
          </table:table-cell>
          <table:table-cell office:value-type="float" office:value="6.9905176" calcext:value-type="float">
            <text:p>6.9905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1.0650511" calcext:value-type="float">
            <text:p>1.0650511</text:p>
          </table:table-cell>
          <table:table-cell office:value-type="float" office:value="0.06309369" calcext:value-type="float">
            <text:p>0.06309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15831" calcext:value-type="float">
            <text:p>1.3615831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2.5884848" calcext:value-type="float">
            <text:p>2.588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042473" calcext:value-type="float">
            <text:p>3.1042473</text:p>
          </table:table-cell>
          <table:table-cell office:value-type="float" office:value="1.7901659" calcext:value-type="float">
            <text:p>1.7901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51858" calcext:value-type="float">
            <text:p>2.8251858</text:p>
          </table:table-cell>
          <table:table-cell office:value-type="float" office:value="0.53475815" calcext:value-type="float">
            <text:p>0.53475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0.8595163" calcext:value-type="float">
            <text:p>0.8595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87636" calcext:value-type="float">
            <text:p>5.287636</text:p>
          </table:table-cell>
          <table:table-cell office:value-type="float" office:value="0.3705722" calcext:value-type="float">
            <text:p>0.3705722</text:p>
          </table:table-cell>
          <table:table-cell office:value-type="float" office:value="0.44111317" calcext:value-type="float">
            <text:p>0.4411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99297" calcext:value-type="float">
            <text:p>2.4699297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72615" calcext:value-type="float">
            <text:p>13.072615</text:p>
          </table:table-cell>
          <table:table-cell office:value-type="float" office:value="1.9378688" calcext:value-type="float">
            <text:p>1.937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99537" calcext:value-type="float">
            <text:p>2.01995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5587262" calcext:value-type="float">
            <text:p>1.5587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0" calcext:value-type="float">
            <text:p>0</text:p>
          </table:table-cell>
          <table:table-cell office:value-type="float" office:value="0.26565862" calcext:value-type="float">
            <text:p>0.26565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92296" calcext:value-type="float">
            <text:p>14.592296</text:p>
          </table:table-cell>
          <table:table-cell office:value-type="float" office:value="0.48691472" calcext:value-type="float">
            <text:p>0.48691472</text:p>
          </table:table-cell>
          <table:table-cell office:value-type="float" office:value="1.7326134" calcext:value-type="float">
            <text:p>1.7326134</text:p>
          </table:table-cell>
          <table:table-cell office:value-type="float" office:value="4.265485" calcext:value-type="float">
            <text:p>4.265485</text:p>
          </table:table-cell>
          <table:table-cell office:value-type="float" office:value="2.3468742" calcext:value-type="float">
            <text:p>2.34687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4135203" calcext:value-type="float">
            <text:p>6.4135203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8.7115345" calcext:value-type="float">
            <text:p>8.7115345</text:p>
          </table:table-cell>
          <table:table-cell office:value-type="float" office:value="1.1233853" calcext:value-type="float">
            <text:p>1.1233853</text:p>
          </table:table-cell>
          <table:table-cell office:value-type="float" office:value="0" calcext:value-type="float">
            <text:p>0</text:p>
          </table:table-cell>
          <table:table-cell office:value-type="float" office:value="1.222538" calcext:value-type="float">
            <text:p>1.222538</text:p>
          </table:table-cell>
          <table:table-cell office:value-type="float" office:value="0.3313545" calcext:value-type="float">
            <text:p>0.3313545</text:p>
          </table:table-cell>
          <table:table-cell office:value-type="float" office:value="1.2584234" calcext:value-type="float">
            <text:p>1.2584234</text:p>
          </table:table-cell>
          <table:table-cell office:value-type="float" office:value="2.4657428" calcext:value-type="float">
            <text:p>2.4657428</text:p>
          </table:table-cell>
          <table:table-cell office:value-type="float" office:value="0" calcext:value-type="float">
            <text:p>0</text:p>
          </table:table-cell>
          <table:table-cell office:value-type="float" office:value="0.50386506" calcext:value-type="float">
            <text:p>0.50386506</text:p>
          </table:table-cell>
          <table:table-cell office:value-type="float" office:value="0.7421469" calcext:value-type="float">
            <text:p>0.7421469</text:p>
          </table:table-cell>
          <table:table-cell office:value-type="float" office:value="1.772754" calcext:value-type="float">
            <text:p>1.772754</text:p>
          </table:table-cell>
          <table:table-cell office:value-type="float" office:value="8.0685425" calcext:value-type="float">
            <text:p>8.0685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242036" calcext:value-type="float">
            <text:p>1.924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836151" calcext:value-type="float">
            <text:p>1.2836151</text:p>
          </table:table-cell>
          <table:table-cell office:value-type="float" office:value="0.32583" calcext:value-type="float">
            <text:p>0.32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633898" calcext:value-type="float">
            <text:p>1.1633898</text:p>
          </table:table-cell>
          <table:table-cell office:value-type="float" office:value="1.0532926" calcext:value-type="float">
            <text:p>1.0532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690012" calcext:value-type="float">
            <text:p>0.26690012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3.1745253" calcext:value-type="float">
            <text:p>3.1745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81424" calcext:value-type="float">
            <text:p>8.481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815787" calcext:value-type="float">
            <text:p>7.0815787</text:p>
          </table:table-cell>
          <table:table-cell office:value-type="float" office:value="5.8968253" calcext:value-type="float">
            <text:p>5.8968253</text:p>
          </table:table-cell>
          <table:table-cell office:value-type="float" office:value="3.516939" calcext:value-type="float">
            <text:p>3.516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827513" calcext:value-type="float">
            <text:p>5.0827513</text:p>
          </table:table-cell>
          <table:table-cell office:value-type="float" office:value="0.6693342" calcext:value-type="float">
            <text:p>0.6693342</text:p>
          </table:table-cell>
          <table:table-cell office:value-type="float" office:value="0" calcext:value-type="float">
            <text:p>0</text:p>
          </table:table-cell>
          <table:table-cell office:value-type="float" office:value="2.9315455" calcext:value-type="float">
            <text:p>2.9315455</text:p>
          </table:table-cell>
          <table:table-cell office:value-type="float" office:value="1.4752318" calcext:value-type="float">
            <text:p>1.4752318</text:p>
          </table:table-cell>
          <table:table-cell office:value-type="float" office:value="0" calcext:value-type="float">
            <text:p>0</text:p>
          </table:table-cell>
          <table:table-cell office:value-type="float" office:value="2.980939" calcext:value-type="float">
            <text:p>2.980939</text:p>
          </table:table-cell>
          <table:table-cell office:value-type="float" office:value="0.8349116" calcext:value-type="float">
            <text:p>0.834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86587" calcext:value-type="float">
            <text:p>0.98786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10573" calcext:value-type="float">
            <text:p>1.2410573</text:p>
          </table:table-cell>
          <table:table-cell office:value-type="float" office:value="1.560634" calcext:value-type="float">
            <text:p>1.560634</text:p>
          </table:table-cell>
          <table:table-cell office:value-type="float" office:value="3.077705" calcext:value-type="float">
            <text:p>3.077705</text:p>
          </table:table-cell>
          <table:table-cell office:value-type="float" office:value="0" calcext:value-type="float">
            <text:p>0</text:p>
          </table:table-cell>
          <table:table-cell office:value-type="float" office:value="5.451202" calcext:value-type="float">
            <text:p>5.451202</text:p>
          </table:table-cell>
          <table:table-cell office:value-type="float" office:value="4.4439697" calcext:value-type="float">
            <text:p>4.4439697</text:p>
          </table:table-cell>
          <table:table-cell office:value-type="float" office:value="0.7900408" calcext:value-type="float">
            <text:p>0.7900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559017" calcext:value-type="float">
            <text:p>7.8559017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7.887384" calcext:value-type="float">
            <text:p>7.887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77144" calcext:value-type="float">
            <text:p>2.8377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58435" calcext:value-type="float">
            <text:p>2.6658435</text:p>
          </table:table-cell>
          <table:table-cell office:value-type="float" office:value="0" calcext:value-type="float">
            <text:p>0</text:p>
          </table:table-cell>
          <table:table-cell office:value-type="float" office:value="4.6971292" calcext:value-type="float">
            <text:p>4.6971292</text:p>
          </table:table-cell>
          <table:table-cell office:value-type="float" office:value="4.771578" calcext:value-type="float">
            <text:p>4.771578</text:p>
          </table:table-cell>
          <table:table-cell office:value-type="float" office:value="3.403867" calcext:value-type="float">
            <text:p>3.403867</text:p>
          </table:table-cell>
          <table:table-cell office:value-type="float" office:value="6.5356054" calcext:value-type="float">
            <text:p>6.5356054</text:p>
          </table:table-cell>
          <table:table-cell office:value-type="float" office:value="1.2771977" calcext:value-type="float">
            <text:p>1.2771977</text:p>
          </table:table-cell>
          <table:table-cell office:value-type="float" office:value="1.0335788" calcext:value-type="float">
            <text:p>1.0335788</text:p>
          </table:table-cell>
          <table:table-cell office:value-type="float" office:value="0.31972468" calcext:value-type="float">
            <text:p>0.31972468</text:p>
          </table:table-cell>
          <table:table-cell office:value-type="float" office:value="0.69873405" calcext:value-type="float">
            <text:p>0.69873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42443" calcext:value-type="float">
            <text:p>0.31842443</text:p>
          </table:table-cell>
          <table:table-cell office:value-type="float" office:value="1.5840576" calcext:value-type="float">
            <text:p>1.5840576</text:p>
          </table:table-cell>
          <table:table-cell office:value-type="float" office:value="3.3744984" calcext:value-type="float">
            <text:p>3.3744984</text:p>
          </table:table-cell>
          <table:table-cell office:value-type="float" office:value="0.5506493" calcext:value-type="float">
            <text:p>0.550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5.154635" calcext:value-type="float">
            <text:p>5.154635</text:p>
          </table:table-cell>
          <table:table-cell office:value-type="float" office:value="0.59697306" calcext:value-type="float">
            <text:p>0.59697306</text:p>
          </table:table-cell>
          <table:table-cell office:value-type="float" office:value="0" calcext:value-type="float">
            <text:p>0</text:p>
          </table:table-cell>
          <table:table-cell office:value-type="float" office:value="1.0474844" calcext:value-type="float">
            <text:p>1.0474844</text:p>
          </table:table-cell>
          <table:table-cell office:value-type="float" office:value="1.942484" calcext:value-type="float">
            <text:p>1.942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office:value-type="float" office:value="1.2118844" calcext:value-type="float">
            <text:p>1.2118844</text:p>
          </table:table-cell>
          <table:table-cell office:value-type="float" office:value="3.4989605" calcext:value-type="float">
            <text:p>3.4989605</text:p>
          </table:table-cell>
          <table:table-cell office:value-type="float" office:value="1.6979027" calcext:value-type="float">
            <text:p>1.6979027</text:p>
          </table:table-cell>
          <table:table-cell office:value-type="float" office:value="2.8569405" calcext:value-type="float">
            <text:p>2.8569405</text:p>
          </table:table-cell>
          <table:table-cell office:value-type="float" office:value="0" calcext:value-type="float">
            <text:p>0</text:p>
          </table:table-cell>
          <table:table-cell office:value-type="float" office:value="0.045105655" calcext:value-type="float">
            <text:p>0.045105655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1813" calcext:value-type="float">
            <text:p>3.501813</text:p>
          </table:table-cell>
          <table:table-cell office:value-type="float" office:value="7.936066" calcext:value-type="float">
            <text:p>7.936066</text:p>
          </table:table-cell>
          <table:table-cell office:value-type="float" office:value="0.23433943" calcext:value-type="float">
            <text:p>0.23433943</text:p>
          </table:table-cell>
          <table:table-cell office:value-type="float" office:value="2.0373626" calcext:value-type="float">
            <text:p>2.0373626</text:p>
          </table:table-cell>
          <table:table-cell office:value-type="float" office:value="2.5626817" calcext:value-type="float">
            <text:p>2.5626817</text:p>
          </table:table-cell>
          <table:table-cell office:value-type="float" office:value="5.344977" calcext:value-type="float">
            <text:p>5.344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2.1971843" calcext:value-type="float">
            <text:p>2.1971843</text:p>
          </table:table-cell>
          <table:table-cell office:value-type="float" office:value="0" calcext:value-type="float">
            <text:p>0</text:p>
          </table:table-cell>
          <table:table-cell office:value-type="float" office:value="6.084112" calcext:value-type="float">
            <text:p>6.084112</text:p>
          </table:table-cell>
          <table:table-cell office:value-type="float" office:value="11.555838" calcext:value-type="float">
            <text:p>11.555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98793" calcext:value-type="float">
            <text:p>2.2698793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57857" calcext:value-type="float">
            <text:p>9.257857</text:p>
          </table:table-cell>
          <table:table-cell office:value-type="float" office:value="0" calcext:value-type="float">
            <text:p>0</text:p>
          </table:table-cell>
          <table:table-cell office:value-type="float" office:value="0.3818208" calcext:value-type="float">
            <text:p>0.3818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62279" calcext:value-type="float">
            <text:p>6.962279</text:p>
          </table:table-cell>
          <table:table-cell office:value-type="float" office:value="4.386189" calcext:value-type="float">
            <text:p>4.386189</text:p>
          </table:table-cell>
          <table:table-cell office:value-type="float" office:value="0" calcext:value-type="float">
            <text:p>0</text:p>
          </table:table-cell>
          <table:table-cell office:value-type="float" office:value="1.0777869" calcext:value-type="float">
            <text:p>1.0777869</text:p>
          </table:table-cell>
          <table:table-cell office:value-type="float" office:value="9.723699" calcext:value-type="float">
            <text:p>9.72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1.376743" calcext:value-type="float">
            <text:p>1.376743</text:p>
          </table:table-cell>
          <table:table-cell office:value-type="float" office:value="0" calcext:value-type="float">
            <text:p>0</text:p>
          </table:table-cell>
          <table:table-cell office:value-type="float" office:value="1.6365836" calcext:value-type="float">
            <text:p>1.6365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992673" calcext:value-type="float">
            <text:p>4.2992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61309" calcext:value-type="float">
            <text:p>0.10061309</text:p>
          </table:table-cell>
          <table:table-cell office:value-type="float" office:value="4.3723383" calcext:value-type="float">
            <text:p>4.3723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123055" calcext:value-type="float">
            <text:p>5.8123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41607" calcext:value-type="float">
            <text:p>3.041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40276" calcext:value-type="float">
            <text:p>5.740276</text:p>
          </table:table-cell>
          <table:table-cell office:value-type="float" office:value="3.670052" calcext:value-type="float">
            <text:p>3.670052</text:p>
          </table:table-cell>
          <table:table-cell office:value-type="float" office:value="3.9699667" calcext:value-type="float">
            <text:p>3.9699667</text:p>
          </table:table-cell>
          <table:table-cell office:value-type="float" office:value="4.9034758" calcext:value-type="float">
            <text:p>4.9034758</text:p>
          </table:table-cell>
          <table:table-cell office:value-type="float" office:value="2.7058082" calcext:value-type="float">
            <text:p>2.7058082</text:p>
          </table:table-cell>
          <table:table-cell office:value-type="float" office:value="3.3646257" calcext:value-type="float">
            <text:p>3.3646257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.91030884" calcext:value-type="float">
            <text:p>0.91030884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4.1072206" calcext:value-type="float">
            <text:p>4.1072206</text:p>
          </table:table-cell>
          <table:table-cell office:value-type="float" office:value="0.37175247" calcext:value-type="float">
            <text:p>0.37175247</text:p>
          </table:table-cell>
          <table:table-cell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5231784" calcext:value-type="float">
            <text:p>0.5231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87323403" calcext:value-type="float">
            <text:p>0.87323403</text:p>
          </table:table-cell>
          <table:table-cell office:value-type="float" office:value="1.581461" calcext:value-type="float">
            <text:p>1.581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10651" calcext:value-type="float">
            <text:p>1.6810651</text:p>
          </table:table-cell>
          <table:table-cell office:value-type="float" office:value="0.8167659" calcext:value-type="float">
            <text:p>0.8167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684845" calcext:value-type="float">
            <text:p>2.0684845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51041" calcext:value-type="float">
            <text:p>2.4351041</text:p>
          </table:table-cell>
          <table:table-cell office:value-type="float" office:value="0" calcext:value-type="float">
            <text:p>0</text:p>
          </table:table-cell>
          <table:table-cell office:value-type="float" office:value="4.3857217" calcext:value-type="float">
            <text:p>4.3857217</text:p>
          </table:table-cell>
          <table:table-cell office:value-type="float" office:value="0" calcext:value-type="float">
            <text:p>0</text:p>
          </table:table-cell>
          <table:table-cell office:value-type="float" office:value="2.782011" calcext:value-type="float">
            <text:p>2.782011</text:p>
          </table:table-cell>
          <table:table-cell office:value-type="float" office:value="5.6083546" calcext:value-type="float">
            <text:p>5.6083546</text:p>
          </table:table-cell>
          <table:table-cell office:value-type="float" office:value="0" calcext:value-type="float">
            <text:p>0</text:p>
          </table:table-cell>
          <table:table-cell office:value-type="float" office:value="4.9484186" calcext:value-type="float">
            <text:p>4.9484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312345" calcext:value-type="float">
            <text:p>2.0312345</text:p>
          </table:table-cell>
          <table:table-cell office:value-type="float" office:value="1.34682" calcext:value-type="float">
            <text:p>1.34682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2.3221455" calcext:value-type="float">
            <text:p>2.3221455</text:p>
          </table:table-cell>
          <table:table-cell office:value-type="float" office:value="0" calcext:value-type="float">
            <text:p>0</text:p>
          </table:table-cell>
          <table:table-cell office:value-type="float" office:value="7.4662175" calcext:value-type="float">
            <text:p>7.4662175</text:p>
          </table:table-cell>
          <table:table-cell office:value-type="float" office:value="0.06123796" calcext:value-type="float">
            <text:p>0.06123796</text:p>
          </table:table-cell>
          <table:table-cell office:value-type="float" office:value="0.4947437" calcext:value-type="float">
            <text:p>0.49474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9384313" calcext:value-type="float">
            <text:p>1.9384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507253" calcext:value-type="float">
            <text:p>0.6507253</text:p>
          </table:table-cell>
          <table:table-cell office:value-type="float" office:value="6.105671" calcext:value-type="float">
            <text:p>6.105671</text:p>
          </table:table-cell>
          <table:table-cell office:value-type="float" office:value="0.08227599" calcext:value-type="float">
            <text:p>0.082275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7090974" calcext:value-type="float">
            <text:p>6.70909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636352" calcext:value-type="float">
            <text:p>1.8636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8.732233" calcext:value-type="float">
            <text:p>8.732233</text:p>
          </table:table-cell>
          <table:table-cell office:value-type="float" office:value="1.7072926" calcext:value-type="float">
            <text:p>1.70729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539455" calcext:value-type="float">
            <text:p>0.010539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926084" calcext:value-type="float">
            <text:p>0.088926084</text:p>
          </table:table-cell>
          <table:table-cell office:value-type="float" office:value="1.3073325" calcext:value-type="float">
            <text:p>1.30733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7727795" calcext:value-type="float">
            <text:p>5.77277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959811" calcext:value-type="float">
            <text:p>1.0959811</text:p>
          </table:table-cell>
          <table:table-cell office:value-type="float" office:value="3.8390813" calcext:value-type="float">
            <text:p>3.8390813</text:p>
          </table:table-cell>
          <table:table-cell office:value-type="float" office:value="1.8146838" calcext:value-type="float">
            <text:p>1.8146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87237" calcext:value-type="float">
            <text:p>7.587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24158" calcext:value-type="float">
            <text:p>1.1924158</text:p>
          </table:table-cell>
          <table:table-cell office:value-type="float" office:value="0.17142892" calcext:value-type="float">
            <text:p>0.17142892</text:p>
          </table:table-cell>
          <table:table-cell office:value-type="float" office:value="3.6838276" calcext:value-type="float">
            <text:p>3.6838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400685" calcext:value-type="float">
            <text:p>1.0400685</text:p>
          </table:table-cell>
          <table:table-cell office:value-type="float" office:value="0" calcext:value-type="float">
            <text:p>0</text:p>
          </table:table-cell>
          <table:table-cell office:value-type="float" office:value="0.028289333" calcext:value-type="float">
            <text:p>0.028289333</text:p>
          </table:table-cell>
          <table:table-cell office:value-type="float" office:value="5.066312" calcext:value-type="float">
            <text:p>5.066312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2.2013617" calcext:value-type="float">
            <text:p>2.2013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12838" calcext:value-type="float">
            <text:p>1.9912838</text:p>
          </table:table-cell>
          <table:table-cell office:value-type="float" office:value="3.1129682" calcext:value-type="float">
            <text:p>3.11296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2782" calcext:value-type="float">
            <text:p>0.4012782</text:p>
          </table:table-cell>
          <table:table-cell office:value-type="float" office:value="0.36739147" calcext:value-type="float">
            <text:p>0.36739147</text:p>
          </table:table-cell>
          <table:table-cell office:value-type="float" office:value="0.7849745" calcext:value-type="float">
            <text:p>0.7849745</text:p>
          </table:table-cell>
          <table:table-cell office:value-type="float" office:value="0.14361067" calcext:value-type="float">
            <text:p>0.14361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56918" calcext:value-type="float">
            <text:p>2.2156918</text:p>
          </table:table-cell>
          <table:table-cell office:value-type="float" office:value="0.008116627" calcext:value-type="float">
            <text:p>0.008116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904806" calcext:value-type="float">
            <text:p>2.5904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06297" calcext:value-type="float">
            <text:p>1.5506297</text:p>
          </table:table-cell>
          <table:table-cell office:value-type="float" office:value="0" calcext:value-type="float">
            <text:p>0</text:p>
          </table:table-cell>
          <table:table-cell office:value-type="float" office:value="5.940882" calcext:value-type="float">
            <text:p>5.940882</text:p>
          </table:table-cell>
          <table:table-cell office:value-type="float" office:value="2.6804185" calcext:value-type="float">
            <text:p>2.6804185</text:p>
          </table:table-cell>
          <table:table-cell office:value-type="float" office:value="4.528212" calcext:value-type="float">
            <text:p>4.528212</text:p>
          </table:table-cell>
          <table:table-cell office:value-type="float" office:value="0.27386862" calcext:value-type="float">
            <text:p>0.27386862</text:p>
          </table:table-cell>
          <table:table-cell office:value-type="float" office:value="0" calcext:value-type="float">
            <text:p>0</text:p>
          </table:table-cell>
          <table:table-cell office:value-type="float" office:value="0.869648" calcext:value-type="float">
            <text:p>0.869648</text:p>
          </table:table-cell>
          <table:table-cell office:value-type="float" office:value="0" calcext:value-type="float">
            <text:p>0</text:p>
          </table:table-cell>
          <table:table-cell office:value-type="float" office:value="5.775536" calcext:value-type="float">
            <text:p>5.7755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6317105" calcext:value-type="float">
            <text:p>2.6317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3.5805452" calcext:value-type="float">
            <text:p>3.5805452</text:p>
          </table:table-cell>
          <table:table-cell office:value-type="float" office:value="3.4665408" calcext:value-type="float">
            <text:p>3.4665408</text:p>
          </table:table-cell>
          <table:table-cell office:value-type="float" office:value="3.0548167" calcext:value-type="float">
            <text:p>3.0548167</text:p>
          </table:table-cell>
          <table:table-cell office:value-type="float" office:value="0.08633438" calcext:value-type="float">
            <text:p>0.08633438</text:p>
          </table:table-cell>
          <table:table-cell office:value-type="float" office:value="0.50315917" calcext:value-type="float">
            <text:p>0.50315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678981" calcext:value-type="float">
            <text:p>0.0038678981</text:p>
          </table:table-cell>
          <table:table-cell office:value-type="float" office:value="6.5747256" calcext:value-type="float">
            <text:p>6.5747256</text:p>
          </table:table-cell>
          <table:table-cell office:value-type="float" office:value="0" calcext:value-type="float">
            <text:p>0</text:p>
          </table:table-cell>
          <table:table-cell office:value-type="float" office:value="2.0656896" calcext:value-type="float">
            <text:p>2.0656896</text:p>
          </table:table-cell>
          <table:table-cell office:value-type="float" office:value="0.7735984" calcext:value-type="float">
            <text:p>0.7735984</text:p>
          </table:table-cell>
          <table:table-cell office:value-type="float" office:value="3.24125" calcext:value-type="float">
            <text:p>3.24125</text:p>
          </table:table-cell>
          <table:table-cell office:value-type="float" office:value="0" calcext:value-type="float">
            <text:p>0</text:p>
          </table:table-cell>
          <table:table-cell office:value-type="float" office:value="1.7315253" calcext:value-type="float">
            <text:p>1.7315253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308725" calcext:value-type="float">
            <text:p>0.35308725</text:p>
          </table:table-cell>
          <table:table-cell office:value-type="float" office:value="0" calcext:value-type="float">
            <text:p>0</text:p>
          </table:table-cell>
          <table:table-cell office:value-type="float" office:value="6.432723" calcext:value-type="float">
            <text:p>6.432723</text:p>
          </table:table-cell>
          <table:table-cell office:value-type="float" office:value="0.42743614" calcext:value-type="float">
            <text:p>0.42743614</text:p>
          </table:table-cell>
          <table:table-cell office:value-type="float" office:value="0" calcext:value-type="float">
            <text:p>0</text:p>
          </table:table-cell>
          <table:table-cell office:value-type="float" office:value="0.4580873" calcext:value-type="float">
            <text:p>0.4580873</text:p>
          </table:table-cell>
          <table:table-cell office:value-type="float" office:value="3.1910856" calcext:value-type="float">
            <text:p>3.1910856</text:p>
          </table:table-cell>
          <table:table-cell office:value-type="float" office:value="0.8743807" calcext:value-type="float">
            <text:p>0.8743807</text:p>
          </table:table-cell>
          <table:table-cell office:value-type="float" office:value="5.0623794" calcext:value-type="float">
            <text:p>5.0623794</text:p>
          </table:table-cell>
          <table:table-cell office:value-type="float" office:value="2.023412" calcext:value-type="float">
            <text:p>2.023412</text:p>
          </table:table-cell>
          <table:table-cell office:value-type="float" office:value="1.2564164" calcext:value-type="float">
            <text:p>1.2564164</text:p>
          </table:table-cell>
          <table:table-cell office:value-type="float" office:value="0" calcext:value-type="float">
            <text:p>0</text:p>
          </table:table-cell>
          <table:table-cell office:value-type="float" office:value="0.70248926" calcext:value-type="float">
            <text:p>0.70248926</text:p>
          </table:table-cell>
          <table:table-cell office:value-type="float" office:value="0" calcext:value-type="float">
            <text:p>0</text:p>
          </table:table-cell>
          <table:table-cell office:value-type="float" office:value="6.049867" calcext:value-type="float">
            <text:p>6.049867</text:p>
          </table:table-cell>
          <table:table-cell office:value-type="float" office:value="0" calcext:value-type="float">
            <text:p>0</text:p>
          </table:table-cell>
          <table:table-cell office:value-type="float" office:value="9.030216" calcext:value-type="float">
            <text:p>9.030216</text:p>
          </table:table-cell>
          <table:table-cell office:value-type="float" office:value="5.472797" calcext:value-type="float">
            <text:p>5.472797</text:p>
          </table:table-cell>
          <table:table-cell office:value-type="float" office:value="5.0893817" calcext:value-type="float">
            <text:p>5.0893817</text:p>
          </table:table-cell>
          <table:table-cell office:value-type="float" office:value="0" calcext:value-type="float">
            <text:p>0</text:p>
          </table:table-cell>
          <table:table-cell office:value-type="float" office:value="1.1911641" calcext:value-type="float">
            <text:p>1.1911641</text:p>
          </table:table-cell>
          <table:table-cell office:value-type="float" office:value="6.5909424" calcext:value-type="float">
            <text:p>6.5909424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452473" calcext:value-type="float">
            <text:p>5.3452473</text:p>
          </table:table-cell>
          <table:table-cell office:value-type="float" office:value="0" calcext:value-type="float">
            <text:p>0</text:p>
          </table:table-cell>
          <table:table-cell office:value-type="float" office:value="2.6390471" calcext:value-type="float">
            <text:p>2.6390471</text:p>
          </table:table-cell>
          <table:table-cell office:value-type="float" office:value="2.5630083" calcext:value-type="float">
            <text:p>2.5630083</text:p>
          </table:table-cell>
          <table:table-cell office:value-type="float" office:value="0" calcext:value-type="float">
            <text:p>0</text:p>
          </table:table-cell>
          <table:table-cell office:value-type="float" office:value="2.8488822" calcext:value-type="float">
            <text:p>2.8488822</text:p>
          </table:table-cell>
          <table:table-cell office:value-type="float" office:value="0.105721116" calcext:value-type="float">
            <text:p>0.105721116</text:p>
          </table:table-cell>
          <table:table-cell office:value-type="float" office:value="4.1512504" calcext:value-type="float">
            <text:p>4.1512504</text:p>
          </table:table-cell>
          <table:table-cell office:value-type="float" office:value="0" calcext:value-type="float">
            <text:p>0</text:p>
          </table:table-cell>
          <table:table-cell office:value-type="float" office:value="4.424779" calcext:value-type="float">
            <text:p>4.424779</text:p>
          </table:table-cell>
          <table:table-cell office:value-type="float" office:value="0" calcext:value-type="float">
            <text:p>0</text:p>
          </table:table-cell>
          <table:table-cell office:value-type="float" office:value="0.08304021" calcext:value-type="float">
            <text:p>0.08304021</text:p>
          </table:table-cell>
          <table:table-cell office:value-type="float" office:value="0" calcext:value-type="float">
            <text:p>0</text:p>
          </table:table-cell>
          <table:table-cell office:value-type="float" office:value="0.17677504" calcext:value-type="float">
            <text:p>0.17677504</text:p>
          </table:table-cell>
          <table:table-cell office:value-type="float" office:value="5.1478767" calcext:value-type="float">
            <text:p>5.1478767</text:p>
          </table:table-cell>
          <table:table-cell office:value-type="float" office:value="0" calcext:value-type="float">
            <text:p>0</text:p>
          </table:table-cell>
          <table:table-cell office:value-type="float" office:value="2.8322" calcext:value-type="float">
            <text:p>2.8322</text:p>
          </table:table-cell>
          <table:table-cell office:value-type="float" office:value="1.5520556" calcext:value-type="float">
            <text:p>1.5520556</text:p>
          </table:table-cell>
          <table:table-cell office:value-type="float" office:value="0.11072451" calcext:value-type="float">
            <text:p>0.110724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424918" calcext:value-type="float">
            <text:p>2.442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54677" calcext:value-type="float">
            <text:p>0.35554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5951" calcext:value-type="float">
            <text:p>11.15951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2.365221" calcext:value-type="float">
            <text:p>2.365221</text:p>
          </table:table-cell>
          <table:table-cell office:value-type="float" office:value="0" calcext:value-type="float">
            <text:p>0</text:p>
          </table:table-cell>
          <table:table-cell office:value-type="float" office:value="7.9762626" calcext:value-type="float">
            <text:p>7.9762626</text:p>
          </table:table-cell>
          <table:table-cell office:value-type="float" office:value="2.172721" calcext:value-type="float">
            <text:p>2.172721</text:p>
          </table:table-cell>
          <table:table-cell office:value-type="float" office:value="3.535511" calcext:value-type="float">
            <text:p>3.535511</text:p>
          </table:table-cell>
          <table:table-cell office:value-type="float" office:value="0" calcext:value-type="float">
            <text:p>0</text:p>
          </table:table-cell>
          <table:table-cell office:value-type="float" office:value="1.6825504" calcext:value-type="float">
            <text:p>1.6825504</text:p>
          </table:table-cell>
          <table:table-cell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1.0745871" calcext:value-type="float">
            <text:p>1.0745871</text:p>
          </table:table-cell>
          <table:table-cell office:value-type="float" office:value="3.6967697" calcext:value-type="float">
            <text:p>3.6967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36659" calcext:value-type="float">
            <text:p>1.4136659</text:p>
          </table:table-cell>
          <table:table-cell office:value-type="float" office:value="1.31378" calcext:value-type="float">
            <text:p>1.31378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58145" calcext:value-type="float">
            <text:p>2.0158145</text:p>
          </table:table-cell>
          <table:table-cell office:value-type="float" office:value="0" calcext:value-type="float">
            <text:p>0</text:p>
          </table:table-cell>
          <table:table-cell office:value-type="float" office:value="5.219563" calcext:value-type="float">
            <text:p>5.219563</text:p>
          </table:table-cell>
          <table:table-cell office:value-type="float" office:value="2.5628114" calcext:value-type="float">
            <text:p>2.5628114</text:p>
          </table:table-cell>
          <table:table-cell office:value-type="float" office:value="0.89618295" calcext:value-type="float">
            <text:p>0.89618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3.9801388" calcext:value-type="float">
            <text:p>3.9801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99396" calcext:value-type="float">
            <text:p>8.399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3086915" calcext:value-type="float">
            <text:p>4.3086915</text:p>
          </table:table-cell>
          <table:table-cell office:value-type="float" office:value="0.88705766" calcext:value-type="float">
            <text:p>0.88705766</text:p>
          </table:table-cell>
          <table:table-cell office:value-type="float" office:value="3.0113664" calcext:value-type="float">
            <text:p>3.0113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8424673" calcext:value-type="float">
            <text:p>0.8424673</text:p>
          </table:table-cell>
          <table:table-cell office:value-type="float" office:value="0" calcext:value-type="float">
            <text:p>0</text:p>
          </table:table-cell>
          <table:table-cell office:value-type="float" office:value="0.10191177" calcext:value-type="float">
            <text:p>0.10191177</text:p>
          </table:table-cell>
          <table:table-cell office:value-type="float" office:value="1.7315965" calcext:value-type="float">
            <text:p>1.7315965</text:p>
          </table:table-cell>
          <table:table-cell office:value-type="float" office:value="0" calcext:value-type="float">
            <text:p>0</text:p>
          </table:table-cell>
          <table:table-cell office:value-type="float" office:value="0.17917031" calcext:value-type="float">
            <text:p>0.17917031</text:p>
          </table:table-cell>
          <table:table-cell office:value-type="float" office:value="0" calcext:value-type="float">
            <text:p>0</text:p>
          </table:table-cell>
          <table:table-cell office:value-type="float" office:value="1.130245" calcext:value-type="float">
            <text:p>1.1302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693397" calcext:value-type="float">
            <text:p>0.7693397</text:p>
          </table:table-cell>
          <table:table-cell office:value-type="float" office:value="0.017167807" calcext:value-type="float">
            <text:p>0.017167807</text:p>
          </table:table-cell>
          <table:table-cell office:value-type="float" office:value="0.35891238" calcext:value-type="float">
            <text:p>0.35891238</text:p>
          </table:table-cell>
          <table:table-cell office:value-type="float" office:value="1.0530053" calcext:value-type="float">
            <text:p>1.0530053</text:p>
          </table:table-cell>
        </table:table-row>
        <table:table-row table:style-name="ro1">
          <table:table-cell/>
          <table:table-cell office:value-type="float" office:value="0.57066745" calcext:value-type="float">
            <text:p>0.57066745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0" calcext:value-type="float">
            <text:p>0</text:p>
          </table:table-cell>
          <table:table-cell office:value-type="float" office:value="0.5020755" calcext:value-type="float">
            <text:p>0.5020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180666" calcext:value-type="float">
            <text:p>7.3180666</text:p>
          </table:table-cell>
          <table:table-cell office:value-type="float" office:value="1.6307219" calcext:value-type="float">
            <text:p>1.6307219</text:p>
          </table:table-cell>
          <table:table-cell office:value-type="float" office:value="0.36947998" calcext:value-type="float">
            <text:p>0.36947998</text:p>
          </table:table-cell>
          <table:table-cell office:value-type="float" office:value="1.4653434" calcext:value-type="float">
            <text:p>1.4653434</text:p>
          </table:table-cell>
          <table:table-cell office:value-type="float" office:value="0.6479084" calcext:value-type="float">
            <text:p>0.6479084</text:p>
          </table:table-cell>
          <table:table-cell office:value-type="float" office:value="0.383703" calcext:value-type="float">
            <text:p>0.3837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152446" calcext:value-type="float">
            <text:p>0.33152446</text:p>
          </table:table-cell>
          <table:table-cell office:value-type="float" office:value="6.46825" calcext:value-type="float">
            <text:p>6.46825</text:p>
          </table:table-cell>
          <table:table-cell office:value-type="float" office:value="0.017129362" calcext:value-type="float">
            <text:p>0.017129362</text:p>
          </table:table-cell>
          <table:table-cell office:value-type="float" office:value="0" calcext:value-type="float">
            <text:p>0</text:p>
          </table:table-cell>
          <table:table-cell office:value-type="float" office:value="0.33040193" calcext:value-type="float">
            <text:p>0.33040193</text:p>
          </table:table-cell>
          <table:table-cell office:value-type="float" office:value="1.6731144" calcext:value-type="float">
            <text:p>1.6731144</text:p>
          </table:table-cell>
          <table:table-cell office:value-type="float" office:value="0" calcext:value-type="float">
            <text:p>0</text:p>
          </table:table-cell>
          <table:table-cell office:value-type="float" office:value="6.46345" calcext:value-type="float">
            <text:p>6.46345</text:p>
          </table:table-cell>
          <table:table-cell office:value-type="float" office:value="0.44578096" calcext:value-type="float">
            <text:p>0.44578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34735" calcext:value-type="float">
            <text:p>2.7834735</text:p>
          </table:table-cell>
          <table:table-cell office:value-type="float" office:value="6.0049057" calcext:value-type="float">
            <text:p>6.00490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846353" calcext:value-type="float">
            <text:p>1.5846353</text:p>
          </table:table-cell>
          <table:table-cell office:value-type="float" office:value="0.0046954737" calcext:value-type="float">
            <text:p>0.0046954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83394" calcext:value-type="float">
            <text:p>0.0176833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256007" calcext:value-type="float">
            <text:p>5.256007</text:p>
          </table:table-cell>
          <table:table-cell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40637" calcext:value-type="float">
            <text:p>7.240637</text:p>
          </table:table-cell>
          <table:table-cell office:value-type="float" office:value="5.320959" calcext:value-type="float">
            <text:p>5.320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93354" calcext:value-type="float">
            <text:p>0.7093354</text:p>
          </table:table-cell>
          <table:table-cell office:value-type="float" office:value="0.47464147" calcext:value-type="float">
            <text:p>0.47464147</text:p>
          </table:table-cell>
          <table:table-cell office:value-type="float" office:value="2.155115" calcext:value-type="float">
            <text:p>2.155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2369" calcext:value-type="float">
            <text:p>1.542369</text:p>
          </table:table-cell>
          <table:table-cell office:value-type="float" office:value="1.718243" calcext:value-type="float">
            <text:p>1.718243</text:p>
          </table:table-cell>
          <table:table-cell office:value-type="float" office:value="0" calcext:value-type="float">
            <text:p>0</text:p>
          </table:table-cell>
          <table:table-cell office:value-type="float" office:value="5.818715" calcext:value-type="float">
            <text:p>5.818715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1.4702322" calcext:value-type="float">
            <text:p>1.4702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045435" calcext:value-type="float">
            <text:p>2.0045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76384" calcext:value-type="float">
            <text:p>4.7976384</text:p>
          </table:table-cell>
          <table:table-cell office:value-type="float" office:value="1.3908514" calcext:value-type="float">
            <text:p>1.3908514</text:p>
          </table:table-cell>
          <table:table-cell office:value-type="float" office:value="5.1877217" calcext:value-type="float">
            <text:p>5.1877217</text:p>
          </table:table-cell>
          <table:table-cell office:value-type="float" office:value="0" calcext:value-type="float">
            <text:p>0</text:p>
          </table:table-cell>
          <table:table-cell office:value-type="float" office:value="3.4983041" calcext:value-type="float">
            <text:p>3.4983041</text:p>
          </table:table-cell>
          <table:table-cell office:value-type="float" office:value="5.1063294" calcext:value-type="float">
            <text:p>5.1063294</text:p>
          </table:table-cell>
          <table:table-cell office:value-type="float" office:value="3.0046391" calcext:value-type="float">
            <text:p>3.0046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171003" calcext:value-type="float">
            <text:p>0.59171003</text:p>
          </table:table-cell>
          <table:table-cell office:value-type="float" office:value="4.145544" calcext:value-type="float">
            <text:p>4.145544</text:p>
          </table:table-cell>
          <table:table-cell office:value-type="float" office:value="9.34047" calcext:value-type="float">
            <text:p>9.34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94653" calcext:value-type="float">
            <text:p>0.4994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855886" calcext:value-type="float">
            <text:p>5.8855886</text:p>
          </table:table-cell>
          <table:table-cell office:value-type="float" office:value="0" calcext:value-type="float">
            <text:p>0</text:p>
          </table:table-cell>
          <table:table-cell office:value-type="float" office:value="3.849657" calcext:value-type="float">
            <text:p>3.849657</text:p>
          </table:table-cell>
          <table:table-cell office:value-type="float" office:value="5.7730994" calcext:value-type="float">
            <text:p>5.7730994</text:p>
          </table:table-cell>
          <table:table-cell office:value-type="float" office:value="0.51253295" calcext:value-type="float">
            <text:p>0.51253295</text:p>
          </table:table-cell>
          <table:table-cell office:value-type="float" office:value="9.838507" calcext:value-type="float">
            <text:p>9.838507</text:p>
          </table:table-cell>
          <table:table-cell office:value-type="float" office:value="0" calcext:value-type="float">
            <text:p>0</text:p>
          </table:table-cell>
          <table:table-cell office:value-type="float" office:value="1.6225438" calcext:value-type="float">
            <text:p>1.6225438</text:p>
          </table:table-cell>
          <table:table-cell office:value-type="float" office:value="2.562956" calcext:value-type="float">
            <text:p>2.562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34545" calcext:value-type="float">
            <text:p>0.09934545</text:p>
          </table:table-cell>
          <table:table-cell office:value-type="float" office:value="1.02771" calcext:value-type="float">
            <text:p>1.02771</text:p>
          </table:table-cell>
          <table:table-cell office:value-type="float" office:value="0.14474319" calcext:value-type="float">
            <text:p>0.14474319</text:p>
          </table:table-cell>
          <table:table-cell office:value-type="float" office:value="3.078714" calcext:value-type="float">
            <text:p>3.078714</text:p>
          </table:table-cell>
          <table:table-cell office:value-type="float" office:value="0" calcext:value-type="float">
            <text:p>0</text:p>
          </table:table-cell>
          <table:table-cell office:value-type="float" office:value="4.631964" calcext:value-type="float">
            <text:p>4.631964</text:p>
          </table:table-cell>
          <table:table-cell office:value-type="float" office:value="0" calcext:value-type="float">
            <text:p>0</text:p>
          </table:table-cell>
          <table:table-cell office:value-type="float" office:value="0.74886644" calcext:value-type="float">
            <text:p>0.74886644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10.458133" calcext:value-type="float">
            <text:p>10.458133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.51321137" calcext:value-type="float">
            <text:p>0.51321137</text:p>
          </table:table-cell>
          <table:table-cell office:value-type="float" office:value="5.1448307" calcext:value-type="float">
            <text:p>5.1448307</text:p>
          </table:table-cell>
          <table:table-cell office:value-type="float" office:value="0.18737425" calcext:value-type="float">
            <text:p>0.1873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office:value-type="float" office:value="2.0506783" calcext:value-type="float">
            <text:p>2.0506783</text:p>
          </table:table-cell>
          <table:table-cell office:value-type="float" office:value="0" calcext:value-type="float">
            <text:p>0</text:p>
          </table:table-cell>
          <table:table-cell office:value-type="float" office:value="2.1618912" calcext:value-type="float">
            <text:p>2.1618912</text:p>
          </table:table-cell>
          <table:table-cell office:value-type="float" office:value="4.1205707" calcext:value-type="float">
            <text:p>4.1205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3681" calcext:value-type="float">
            <text:p>0.4183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901096" calcext:value-type="float">
            <text:p>6.7901096</text:p>
          </table:table-cell>
          <table:table-cell office:value-type="float" office:value="8.417986" calcext:value-type="float">
            <text:p>8.417986</text:p>
          </table:table-cell>
          <table:table-cell office:value-type="float" office:value="0.15960845" calcext:value-type="float">
            <text:p>0.15960845</text:p>
          </table:table-cell>
          <table:table-cell office:value-type="float" office:value="1.7148489" calcext:value-type="float">
            <text:p>1.7148489</text:p>
          </table:table-cell>
          <table:table-cell office:value-type="float" office:value="6.500715" calcext:value-type="float">
            <text:p>6.500715</text:p>
          </table:table-cell>
          <table:table-cell office:value-type="float" office:value="10.375689" calcext:value-type="float">
            <text:p>10.375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1.9876262" calcext:value-type="float">
            <text:p>1.9876262</text:p>
          </table:table-cell>
          <table:table-cell office:value-type="float" office:value="0" calcext:value-type="float">
            <text:p>0</text:p>
          </table:table-cell>
          <table:table-cell office:value-type="float" office:value="7.7582927" calcext:value-type="float">
            <text:p>7.7582927</text:p>
          </table:table-cell>
          <table:table-cell office:value-type="float" office:value="12.266956" calcext:value-type="float">
            <text:p>12.26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30503" calcext:value-type="float">
            <text:p>1.6630503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6662" calcext:value-type="float">
            <text:p>5.686662</text:p>
          </table:table-cell>
          <table:table-cell office:value-type="float" office:value="0" calcext:value-type="float">
            <text:p>0</text:p>
          </table:table-cell>
          <table:table-cell office:value-type="float" office:value="0.94074976" calcext:value-type="float">
            <text:p>0.94074976</text:p>
          </table:table-cell>
          <table:table-cell office:value-type="float" office:value="0" calcext:value-type="float">
            <text:p>0</text:p>
          </table:table-cell>
          <table:table-cell office:value-type="float" office:value="2.2621417" calcext:value-type="float">
            <text:p>2.2621417</text:p>
          </table:table-cell>
          <table:table-cell office:value-type="float" office:value="4.5343623" calcext:value-type="float">
            <text:p>4.5343623</text:p>
          </table:table-cell>
          <table:table-cell office:value-type="float" office:value="3.4816558" calcext:value-type="float">
            <text:p>3.4816558</text:p>
          </table:table-cell>
          <table:table-cell office:value-type="float" office:value="0" calcext:value-type="float">
            <text:p>0</text:p>
          </table:table-cell>
          <table:table-cell office:value-type="float" office:value="4.993093" calcext:value-type="float">
            <text:p>4.993093</text:p>
          </table:table-cell>
          <table:table-cell office:value-type="float" office:value="11.483109" calcext:value-type="float">
            <text:p>11.48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23706" calcext:value-type="float">
            <text:p>3.2623706</text:p>
          </table:table-cell>
          <table:table-cell office:value-type="float" office:value="1.9464326" calcext:value-type="float">
            <text:p>1.9464326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2.5858781" calcext:value-type="float">
            <text:p>2.5858781</text:p>
          </table:table-cell>
          <table:table-cell office:value-type="float" office:value="0" calcext:value-type="float">
            <text:p>0</text:p>
          </table:table-cell>
          <table:table-cell office:value-type="float" office:value="1.6575227" calcext:value-type="float">
            <text:p>1.6575227</text:p>
          </table:table-cell>
          <table:table-cell office:value-type="float" office:value="3.4074886" calcext:value-type="float">
            <text:p>3.4074886</text:p>
          </table:table-cell>
          <table:table-cell office:value-type="float" office:value="0" calcext:value-type="float">
            <text:p>0</text:p>
          </table:table-cell>
          <table:table-cell office:value-type="float" office:value="4.1821733" calcext:value-type="float">
            <text:p>4.1821733</text:p>
          </table:table-cell>
          <table:table-cell office:value-type="float" office:value="0" calcext:value-type="float">
            <text:p>0</text:p>
          </table:table-cell>
          <table:table-cell office:value-type="float" office:value="0.10272001" calcext:value-type="float">
            <text:p>0.10272001</text:p>
          </table:table-cell>
          <table:table-cell office:value-type="float" office:value="0" calcext:value-type="float">
            <text:p>0</text:p>
          </table:table-cell>
          <table:table-cell office:value-type="float" office:value="0.9049381" calcext:value-type="float">
            <text:p>0.9049381</text:p>
          </table:table-cell>
          <table:table-cell office:value-type="float" office:value="2.2453876" calcext:value-type="float">
            <text:p>2.2453876</text:p>
          </table:table-cell>
          <table:table-cell office:value-type="float" office:value="2.528642" calcext:value-type="float">
            <text:p>2.528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91326" calcext:value-type="float">
            <text:p>0.3299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28894" calcext:value-type="float">
            <text:p>0.7628894</text:p>
          </table:table-cell>
          <table:table-cell office:value-type="float" office:value="0.09348044" calcext:value-type="float">
            <text:p>0.0934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17231" calcext:value-type="float">
            <text:p>9.117231</text:p>
          </table:table-cell>
          <table:table-cell office:value-type="float" office:value="6.221231" calcext:value-type="float">
            <text:p>6.221231</text:p>
          </table:table-cell>
          <table:table-cell office:value-type="float" office:value="0.3315109" calcext:value-type="float">
            <text:p>0.3315109</text:p>
          </table:table-cell>
          <table:table-cell office:value-type="float" office:value="0.9329323" calcext:value-type="float">
            <text:p>0.9329323</text:p>
          </table:table-cell>
          <table:table-cell office:value-type="float" office:value="0.56605285" calcext:value-type="float">
            <text:p>0.56605285</text:p>
          </table:table-cell>
          <table:table-cell office:value-type="float" office:value="2.5625782" calcext:value-type="float">
            <text:p>2.5625782</text:p>
          </table:table-cell>
          <table:table-cell office:value-type="float" office:value="0.319742" calcext:value-type="float">
            <text:p>0.319742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4.5014434" calcext:value-type="float">
            <text:p>4.5014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4.8764963" calcext:value-type="float">
            <text:p>4.8764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126245" calcext:value-type="float">
            <text:p>0.11126245</text:p>
          </table:table-cell>
          <table:table-cell office:value-type="float" office:value="0.97438395" calcext:value-type="float">
            <text:p>0.97438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88753" calcext:value-type="float">
            <text:p>4.6288753</text:p>
          </table:table-cell>
          <table:table-cell office:value-type="float" office:value="4.916006" calcext:value-type="float">
            <text:p>4.916006</text:p>
          </table:table-cell>
          <table:table-cell office:value-type="float" office:value="0" calcext:value-type="float">
            <text:p>0</text:p>
          </table:table-cell>
          <table:table-cell office:value-type="float" office:value="0.0033340678" calcext:value-type="float">
            <text:p>0.0033340678</text:p>
          </table:table-cell>
          <table:table-cell office:value-type="float" office:value="0" calcext:value-type="float">
            <text:p>0</text:p>
          </table:table-cell>
          <table:table-cell office:value-type="float" office:value="0.8128507" calcext:value-type="float">
            <text:p>0.8128507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0.8779356" calcext:value-type="float">
            <text:p>0.8779356</text:p>
          </table:table-cell>
          <table:table-cell office:value-type="float" office:value="0.68612045" calcext:value-type="float">
            <text:p>0.68612045</text:p>
          </table:table-cell>
          <table:table-cell office:value-type="float" office:value="0" calcext:value-type="float">
            <text:p>0</text:p>
          </table:table-cell>
          <table:table-cell office:value-type="float" office:value="5.954803" calcext:value-type="float">
            <text:p>5.954803</text:p>
          </table:table-cell>
          <table:table-cell office:value-type="float" office:value="0.7961371" calcext:value-type="float">
            <text:p>0.7961371</text:p>
          </table:table-cell>
          <table:table-cell office:value-type="float" office:value="1.4302046" calcext:value-type="float">
            <text:p>1.4302046</text:p>
          </table:table-cell>
          <table:table-cell office:value-type="float" office:value="0" calcext:value-type="float">
            <text:p>0</text:p>
          </table:table-cell>
          <table:table-cell office:value-type="float" office:value="0.24774934" calcext:value-type="float">
            <text:p>0.24774934</text:p>
          </table:table-cell>
          <table:table-cell office:value-type="float" office:value="0" calcext:value-type="float">
            <text:p>0</text:p>
          </table:table-cell>
          <table:table-cell office:value-type="float" office:value="5.393585" calcext:value-type="float">
            <text:p>5.393585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1.6487824" calcext:value-type="float">
            <text:p>1.6487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00903" calcext:value-type="float">
            <text:p>13.900903</text:p>
          </table:table-cell>
          <table:table-cell office:value-type="float" office:value="0.6575419" calcext:value-type="float">
            <text:p>0.65754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222126" calcext:value-type="float">
            <text:p>1.222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720063" calcext:value-type="float">
            <text:p>10.7200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2899479" calcext:value-type="float">
            <text:p>0.28994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4481165" calcext:value-type="float">
            <text:p>3.4481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575072" calcext:value-type="float">
            <text:p>1.6575072</text:p>
          </table:table-cell>
          <table:table-cell office:value-type="float" office:value="0.3799044" calcext:value-type="float">
            <text:p>0.3799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0960865" calcext:value-type="float">
            <text:p>5.0960865</text:p>
          </table:table-cell>
          <table:table-cell office:value-type="float" office:value="0.026484208" calcext:value-type="float">
            <text:p>0.026484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14462" calcext:value-type="float">
            <text:p>3.2144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156865" calcext:value-type="float">
            <text:p>2.0156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290763" calcext:value-type="float">
            <text:p>6.8290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63361" calcext:value-type="float">
            <text:p>0.3263361</text:p>
          </table:table-cell>
          <table:table-cell office:value-type="float" office:value="0" calcext:value-type="float">
            <text:p>0</text:p>
          </table:table-cell>
          <table:table-cell office:value-type="float" office:value="0.6012026" calcext:value-type="float">
            <text:p>0.6012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07004" calcext:value-type="float">
            <text:p>1.5807004</text:p>
          </table:table-cell>
          <table:table-cell office:value-type="float" office:value="0" calcext:value-type="float">
            <text:p>0</text:p>
          </table:table-cell>
          <table:table-cell office:value-type="float" office:value="1.4198653" calcext:value-type="float">
            <text:p>1.4198653</text:p>
          </table:table-cell>
          <table:table-cell office:value-type="float" office:value="7.830589" calcext:value-type="float">
            <text:p>7.830589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0979977" calcext:value-type="float">
            <text:p>4.0979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02264" calcext:value-type="float">
            <text:p>1.0002264</text:p>
          </table:table-cell>
          <table:table-cell office:value-type="float" office:value="0.6021788" calcext:value-type="float">
            <text:p>0.6021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4.546864" calcext:value-type="float">
            <text:p>4.5468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078131" calcext:value-type="float">
            <text:p>5.078131</text:p>
          </table:table-cell>
          <table:table-cell office:value-type="float" office:value="0" calcext:value-type="float">
            <text:p>0</text:p>
          </table:table-cell>
          <table:table-cell office:value-type="float" office:value="1.0868165" calcext:value-type="float">
            <text:p>1.0868165</text:p>
          </table:table-cell>
          <table:table-cell office:value-type="float" office:value="0" calcext:value-type="float">
            <text:p>0</text:p>
          </table:table-cell>
          <table:table-cell office:value-type="float" office:value="0.58224934" calcext:value-type="float">
            <text:p>0.58224934</text:p>
          </table:table-cell>
          <table:table-cell office:value-type="float" office:value="5.003589" calcext:value-type="float">
            <text:p>5.003589</text:p>
          </table:table-cell>
          <table:table-cell office:value-type="float" office:value="0" calcext:value-type="float">
            <text:p>0</text:p>
          </table:table-cell>
          <table:table-cell office:value-type="float" office:value="0.29298756" calcext:value-type="float">
            <text:p>0.292987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1980776" calcext:value-type="float">
            <text:p>1.1980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7.817587" calcext:value-type="float">
            <text:p>7.817587</text:p>
          </table:table-cell>
          <table:table-cell office:value-type="float" office:value="0.47182262" calcext:value-type="float">
            <text:p>0.47182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79356" calcext:value-type="float">
            <text:p>3.647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218066" calcext:value-type="float">
            <text:p>4.6218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1346" calcext:value-type="float">
            <text:p>2.081346</text:p>
          </table:table-cell>
          <table:table-cell office:value-type="float" office:value="2.4750881" calcext:value-type="float">
            <text:p>2.4750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2859" calcext:value-type="float">
            <text:p>2.512859</text:p>
          </table:table-cell>
          <table:table-cell office:value-type="float" office:value="1.4689212" calcext:value-type="float">
            <text:p>1.4689212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1.7205311" calcext:value-type="float">
            <text:p>1.72053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1.6585206" calcext:value-type="float">
            <text:p>1.6585206</text:p>
          </table:table-cell>
          <table:table-cell office:value-type="float" office:value="0" calcext:value-type="float">
            <text:p>0</text:p>
          </table:table-cell>
          <table:table-cell office:value-type="float" office:value="7.6062436" calcext:value-type="float">
            <text:p>7.6062436</text:p>
          </table:table-cell>
          <table:table-cell office:value-type="float" office:value="0.8267175" calcext:value-type="float">
            <text:p>0.8267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3885" calcext:value-type="float">
            <text:p>1.9543885</text:p>
          </table:table-cell>
          <table:table-cell office:value-type="float" office:value="5.5097795" calcext:value-type="float">
            <text:p>5.5097795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68018" calcext:value-type="float">
            <text:p>10.868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243893" calcext:value-type="float">
            <text:p>0.47243893</text:p>
          </table:table-cell>
          <table:table-cell office:value-type="float" office:value="0" calcext:value-type="float">
            <text:p>0</text:p>
          </table:table-cell>
          <table:table-cell office:value-type="float" office:value="5.041176" calcext:value-type="float">
            <text:p>5.041176</text:p>
          </table:table-cell>
          <table:table-cell office:value-type="float" office:value="0" calcext:value-type="float">
            <text:p>0</text:p>
          </table:table-cell>
          <table:table-cell office:value-type="float" office:value="1.0410876" calcext:value-type="float">
            <text:p>1.0410876</text:p>
          </table:table-cell>
          <table:table-cell office:value-type="float" office:value="11.875598" calcext:value-type="float">
            <text:p>11.8755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4.4172173" calcext:value-type="float">
            <text:p>4.4172173</text:p>
          </table:table-cell>
          <table:table-cell office:value-type="float" office:value="1.0701225" calcext:value-type="float">
            <text:p>1.0701225</text:p>
          </table:table-cell>
          <table:table-cell office:value-type="float" office:value="4.835847" calcext:value-type="float">
            <text:p>4.8358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440087" calcext:value-type="float">
            <text:p>2.844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10241" calcext:value-type="float">
            <text:p>4.410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865272" calcext:value-type="float">
            <text:p>0.018865272</text:p>
          </table:table-cell>
          <table:table-cell office:value-type="float" office:value="4.739782" calcext:value-type="float">
            <text:p>4.739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1.9337709" calcext:value-type="float">
            <text:p>1.9337709</text:p>
          </table:table-cell>
          <table:table-cell office:value-type="float" office:value="1.3228198" calcext:value-type="float">
            <text:p>1.3228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0.2736354" calcext:value-type="float">
            <text:p>0.2736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8991" calcext:value-type="float">
            <text:p>4.248991</text:p>
          </table:table-cell>
          <table:table-cell office:value-type="float" office:value="2.0198793" calcext:value-type="float">
            <text:p>2.0198793</text:p>
          </table:table-cell>
          <table:table-cell office:value-type="float" office:value="7.037623" calcext:value-type="float">
            <text:p>7.037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414006" calcext:value-type="float">
            <text:p>4.3414006</text:p>
          </table:table-cell>
          <table:table-cell office:value-type="float" office:value="4.3882437" calcext:value-type="float">
            <text:p>4.38824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0.23513985" calcext:value-type="float">
            <text:p>0.23513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45731" calcext:value-type="float">
            <text:p>6.445731</text:p>
          </table:table-cell>
          <table:table-cell office:value-type="float" office:value="0" calcext:value-type="float">
            <text:p>0</text:p>
          </table:table-cell>
          <table:table-cell office:value-type="float" office:value="0.36731547" calcext:value-type="float">
            <text:p>0.36731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43137" calcext:value-type="float">
            <text:p>1.043137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74435" calcext:value-type="float">
            <text:p>12.874435</text:p>
          </table:table-cell>
          <table:table-cell office:value-type="float" office:value="1.486038" calcext:value-type="float">
            <text:p>1.486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91275" calcext:value-type="float">
            <text:p>2.33912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861923" calcext:value-type="float">
            <text:p>1.7861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984881" calcext:value-type="float">
            <text:p>0.9984881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0.70623267" calcext:value-type="float">
            <text:p>0.70623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18851" calcext:value-type="float">
            <text:p>0.020188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231236" calcext:value-type="float">
            <text:p>2.6231236</text:p>
          </table:table-cell>
          <table:table-cell office:value-type="float" office:value="0.89765555" calcext:value-type="float">
            <text:p>0.897655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60988" calcext:value-type="float">
            <text:p>2.1560988</text:p>
          </table:table-cell>
          <table:table-cell office:value-type="float" office:value="3.3682454" calcext:value-type="float">
            <text:p>3.36824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833836" calcext:value-type="float">
            <text:p>3.78338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3060937" calcext:value-type="float">
            <text:p>0.306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38582" calcext:value-type="float">
            <text:p>1.0938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930056" calcext:value-type="float">
            <text:p>2.8930056</text:p>
          </table:table-cell>
          <table:table-cell office:value-type="float" office:value="0" calcext:value-type="float">
            <text:p>0</text:p>
          </table:table-cell>
          <table:table-cell office:value-type="float" office:value="4.2221007" calcext:value-type="float">
            <text:p>4.2221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928177" calcext:value-type="float">
            <text:p>5.6928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498597" calcext:value-type="float">
            <text:p>0.96498597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.89722663" calcext:value-type="float">
            <text:p>0.89722663</text:p>
          </table:table-cell>
          <table:table-cell office:value-type="float" office:value="0.2340565" calcext:value-type="float">
            <text:p>0.2340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87643" calcext:value-type="float">
            <text:p>1.3587643</text:p>
          </table:table-cell>
          <table:table-cell office:value-type="float" office:value="4.9785805" calcext:value-type="float">
            <text:p>4.9785805</text:p>
          </table:table-cell>
          <table:table-cell office:value-type="float" office:value="0" calcext:value-type="float">
            <text:p>0</text:p>
          </table:table-cell>
          <table:table-cell office:value-type="float" office:value="0.7690239" calcext:value-type="float">
            <text:p>0.7690239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1.099674" calcext:value-type="float">
            <text:p>1.099674</text:p>
          </table:table-cell>
          <table:table-cell office:value-type="float" office:value="0" calcext:value-type="float">
            <text:p>0</text:p>
          </table:table-cell>
          <table:table-cell office:value-type="float" office:value="0.43842518" calcext:value-type="float">
            <text:p>0.43842518</text:p>
          </table:table-cell>
          <table:table-cell office:value-type="float" office:value="0" calcext:value-type="float">
            <text:p>0</text:p>
          </table:table-cell>
          <table:table-cell office:value-type="float" office:value="1.5626099" calcext:value-type="float">
            <text:p>1.5626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892425" calcext:value-type="float">
            <text:p>3.089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09577" calcext:value-type="float">
            <text:p>0.9509577</text:p>
          </table:table-cell>
          <table:table-cell office:value-type="float" office:value="0" calcext:value-type="float">
            <text:p>0</text:p>
          </table:table-cell>
          <table:table-cell office:value-type="float" office:value="5.6735044" calcext:value-type="float">
            <text:p>5.6735044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2.2538784" calcext:value-type="float">
            <text:p>2.253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69841" calcext:value-type="float">
            <text:p>7.4698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702691" calcext:value-type="float">
            <text:p>1.8702691</text:p>
          </table:table-cell>
          <table:table-cell office:value-type="float" office:value="0.25280276" calcext:value-type="float">
            <text:p>0.25280276</text:p>
          </table:table-cell>
          <table:table-cell office:value-type="float" office:value="5.876917" calcext:value-type="float">
            <text:p>5.876917</text:p>
          </table:table-cell>
          <table:table-cell office:value-type="float" office:value="0" calcext:value-type="float">
            <text:p>0</text:p>
          </table:table-cell>
          <table:table-cell office:value-type="float" office:value="0.4022327" calcext:value-type="float">
            <text:p>0.4022327</text:p>
          </table:table-cell>
          <table:table-cell office:value-type="float" office:value="0" calcext:value-type="float">
            <text:p>0</text:p>
          </table:table-cell>
          <table:table-cell office:value-type="float" office:value="0.36116448" calcext:value-type="float">
            <text:p>0.3611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90264" calcext:value-type="float">
            <text:p>0.27290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367855" calcext:value-type="float">
            <text:p>0.20367855</text:p>
          </table:table-cell>
          <table:table-cell office:value-type="float" office:value="0.021090634" calcext:value-type="float">
            <text:p>0.021090634</text:p>
          </table:table-cell>
          <table:table-cell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2.3334568" calcext:value-type="float">
            <text:p>2.3334568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.05610366" calcext:value-type="float">
            <text:p>0.05610366</text:p>
          </table:table-cell>
          <table:table-cell office:value-type="float" office:value="0.25566748" calcext:value-type="float">
            <text:p>0.25566748</text:p>
          </table:table-cell>
          <table:table-cell office:value-type="float" office:value="4.141769" calcext:value-type="float">
            <text:p>4.141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355776" calcext:value-type="float">
            <text:p>3.4355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524886" calcext:value-type="float">
            <text:p>5.2524886</text:p>
          </table:table-cell>
          <table:table-cell office:value-type="float" office:value="0.8564705" calcext:value-type="float">
            <text:p>0.8564705</text:p>
          </table:table-cell>
          <table:table-cell office:value-type="float" office:value="0" calcext:value-type="float">
            <text:p>0</text:p>
          </table:table-cell>
          <table:table-cell office:value-type="float" office:value="0.104008526" calcext:value-type="float">
            <text:p>0.104008526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92581" calcext:value-type="float">
            <text:p>0.8492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.01476218" calcext:value-type="float">
            <text:p>0.01476218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7.344005" calcext:value-type="float">
            <text:p>7.344005</text:p>
          </table:table-cell>
          <table:table-cell office:value-type="float" office:value="0" calcext:value-type="float">
            <text:p>0</text:p>
          </table:table-cell>
          <table:table-cell office:value-type="float" office:value="7.153462" calcext:value-type="float">
            <text:p>7.153462</text:p>
          </table:table-cell>
          <table:table-cell office:value-type="float" office:value="0" calcext:value-type="float">
            <text:p>0</text:p>
          </table:table-cell>
          <table:table-cell office:value-type="float" office:value="1.2595023" calcext:value-type="float">
            <text:p>1.2595023</text:p>
          </table:table-cell>
          <table:table-cell office:value-type="float" office:value="0" calcext:value-type="float">
            <text:p>0</text:p>
          </table:table-cell>
          <table:table-cell office:value-type="float" office:value="0.35437202" calcext:value-type="float">
            <text:p>0.35437202</text:p>
          </table:table-cell>
          <table:table-cell office:value-type="float" office:value="0" calcext:value-type="float">
            <text:p>0</text:p>
          </table:table-cell>
          <table:table-cell office:value-type="float" office:value="3.9461286" calcext:value-type="float">
            <text:p>3.9461286</text:p>
          </table:table-cell>
          <table:table-cell office:value-type="float" office:value="0" calcext:value-type="float">
            <text:p>0</text:p>
          </table:table-cell>
          <table:table-cell office:value-type="float" office:value="6.2961483" calcext:value-type="float">
            <text:p>6.2961483</text:p>
          </table:table-cell>
          <table:table-cell office:value-type="float" office:value="0.8439044" calcext:value-type="float">
            <text:p>0.843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29476" calcext:value-type="float">
            <text:p>2.4529476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73466" calcext:value-type="float">
            <text:p>12.173466</text:p>
          </table:table-cell>
          <table:table-cell office:value-type="float" office:value="0" calcext:value-type="float">
            <text:p>0</text:p>
          </table:table-cell>
          <table:table-cell office:value-type="float" office:value="5.6849113" calcext:value-type="float">
            <text:p>5.6849113</text:p>
          </table:table-cell>
          <table:table-cell office:value-type="float" office:value="0.18664938" calcext:value-type="float">
            <text:p>0.18664938</text:p>
          </table:table-cell>
          <table:table-cell office:value-type="float" office:value="0" calcext:value-type="float">
            <text:p>0</text:p>
          </table:table-cell>
          <table:table-cell office:value-type="float" office:value="0.12718959" calcext:value-type="float">
            <text:p>0.12718959</text:p>
          </table:table-cell>
          <table:table-cell office:value-type="float" office:value="2.2143428" calcext:value-type="float">
            <text:p>2.2143428</text:p>
          </table:table-cell>
          <table:table-cell office:value-type="float" office:value="5.1328897" calcext:value-type="float">
            <text:p>5.1328897</text:p>
          </table:table-cell>
          <table:table-cell office:value-type="float" office:value="0" calcext:value-type="float">
            <text:p>0</text:p>
          </table:table-cell>
          <table:table-cell office:value-type="float" office:value="0.83224803" calcext:value-type="float">
            <text:p>0.832248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0" calcext:value-type="float">
            <text:p>0</text:p>
          </table:table-cell>
          <table:table-cell office:value-type="float" office:value="1.151629" calcext:value-type="float">
            <text:p>1.151629</text:p>
          </table:table-cell>
          <table:table-cell office:value-type="float" office:value="2.9658995" calcext:value-type="float">
            <text:p>2.96589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5934767" calcext:value-type="float">
            <text:p>0.45934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893856" calcext:value-type="float">
            <text:p>0.55893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4641" calcext:value-type="float">
            <text:p>6.24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89442" calcext:value-type="float">
            <text:p>0.8289442</text:p>
          </table:table-cell>
          <table:table-cell office:value-type="float" office:value="0" calcext:value-type="float">
            <text:p>0</text:p>
          </table:table-cell>
          <table:table-cell office:value-type="float" office:value="0.19810563" calcext:value-type="float">
            <text:p>0.1981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3.0596647" calcext:value-type="float">
            <text:p>3.0596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258547" calcext:value-type="float">
            <text:p>0.47258547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7348" calcext:value-type="float">
            <text:p>0.1797348</text:p>
          </table:table-cell>
          <table:table-cell office:value-type="float" office:value="0" calcext:value-type="float">
            <text:p>0</text:p>
          </table:table-cell>
          <table:table-cell office:value-type="float" office:value="5.5534782" calcext:value-type="float">
            <text:p>5.55347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2.8731463" calcext:value-type="float">
            <text:p>2.8731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564846" calcext:value-type="float">
            <text:p>0.25564846</text:p>
          </table:table-cell>
          <table:table-cell office:value-type="float" office:value="0" calcext:value-type="float">
            <text:p>0</text:p>
          </table:table-cell>
          <table:table-cell office:value-type="float" office:value="0.5678147" calcext:value-type="float">
            <text:p>0.5678147</text:p>
          </table:table-cell>
          <table:table-cell office:value-type="float" office:value="1.1600221" calcext:value-type="float">
            <text:p>1.1600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27220702" calcext:value-type="float">
            <text:p>0.27220702</text:p>
          </table:table-cell>
          <table:table-cell office:value-type="float" office:value="2.054431" calcext:value-type="float">
            <text:p>2.054431</text:p>
          </table:table-cell>
          <table:table-cell office:value-type="float" office:value="0.4225716" calcext:value-type="float">
            <text:p>0.4225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03603" calcext:value-type="float">
            <text:p>1.5003603</text:p>
          </table:table-cell>
          <table:table-cell office:value-type="float" office:value="0" calcext:value-type="float">
            <text:p>0</text:p>
          </table:table-cell>
          <table:table-cell office:value-type="float" office:value="1.48399" calcext:value-type="float">
            <text:p>1.483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318769" calcext:value-type="float">
            <text:p>1.4318769</text:p>
          </table:table-cell>
          <table:table-cell office:value-type="float" office:value="0" calcext:value-type="float">
            <text:p>0</text:p>
          </table:table-cell>
          <table:table-cell office:value-type="float" office:value="1.3013675" calcext:value-type="float">
            <text:p>1.3013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41879" calcext:value-type="float">
            <text:p>0.3141879</text:p>
          </table:table-cell>
          <table:table-cell office:value-type="float" office:value="0.6267133" calcext:value-type="float">
            <text:p>0.6267133</text:p>
          </table:table-cell>
          <table:table-cell office:value-type="float" office:value="0.08227599" calcext:value-type="float">
            <text:p>0.08227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764708" calcext:value-type="float">
            <text:p>0.77647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202112" calcext:value-type="float">
            <text:p>1.8202112</text:p>
          </table:table-cell>
          <table:table-cell office:value-type="float" office:value="1.7464674" calcext:value-type="float">
            <text:p>1.74646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729637" calcext:value-type="float">
            <text:p>0.4729637</text:p>
          </table:table-cell>
          <table:table-cell office:value-type="float" office:value="2.230658" calcext:value-type="float">
            <text:p>2.2306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1419709" calcext:value-type="float">
            <text:p>3.141970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640599" calcext:value-type="float">
            <text:p>1.640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975663" calcext:value-type="float">
            <text:p>0.37975663</text:p>
          </table:table-cell>
          <table:table-cell office:value-type="float" office:value="0" calcext:value-type="float">
            <text:p>0</text:p>
          </table:table-cell>
          <table:table-cell office:value-type="float" office:value="4.503457" calcext:value-type="float">
            <text:p>4.503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95651" calcext:value-type="float">
            <text:p>5.295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0.23232096" calcext:value-type="float">
            <text:p>0.23232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06036" calcext:value-type="float">
            <text:p>0.09006036</text:p>
          </table:table-cell>
          <table:table-cell office:value-type="float" office:value="5.3021255" calcext:value-type="float">
            <text:p>5.3021255</text:p>
          </table:table-cell>
          <table:table-cell office:value-type="float" office:value="0" calcext:value-type="float">
            <text:p>0</text:p>
          </table:table-cell>
          <table:table-cell office:value-type="float" office:value="3.0151324" calcext:value-type="float">
            <text:p>3.0151324</text:p>
          </table:table-cell>
          <table:table-cell office:value-type="float" office:value="0.13042057" calcext:value-type="float">
            <text:p>0.13042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377706" calcext:value-type="float">
            <text:p>0.84377706</text:p>
          </table:table-cell>
          <table:table-cell office:value-type="float" office:value="0" calcext:value-type="float">
            <text:p>0</text:p>
          </table:table-cell>
          <table:table-cell office:value-type="float" office:value="4.8562937" calcext:value-type="float">
            <text:p>4.85629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312087" calcext:value-type="float">
            <text:p>1.2312087</text:p>
          </table:table-cell>
          <table:table-cell office:value-type="float" office:value="0" calcext:value-type="float">
            <text:p>0</text:p>
          </table:table-cell>
          <table:table-cell office:value-type="float" office:value="0.9126273" calcext:value-type="float">
            <text:p>0.9126273</text:p>
          </table:table-cell>
          <table:table-cell office:value-type="float" office:value="2.079036" calcext:value-type="float">
            <text:p>2.07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91207" calcext:value-type="float">
            <text:p>2.5591207</text:p>
          </table:table-cell>
          <table:table-cell office:value-type="float" office:value="0" calcext:value-type="float">
            <text:p>0</text:p>
          </table:table-cell>
          <table:table-cell office:value-type="float" office:value="2.6003025" calcext:value-type="float">
            <text:p>2.6003025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2.3989487" calcext:value-type="float">
            <text:p>2.39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768483" calcext:value-type="float">
            <text:p>5.2768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76277" calcext:value-type="float">
            <text:p>1.5076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34988" calcext:value-type="float">
            <text:p>0.19934988</text:p>
          </table:table-cell>
          <table:table-cell office:value-type="float" office:value="0.6557587" calcext:value-type="float">
            <text:p>0.6557587</text:p>
          </table:table-cell>
          <table:table-cell office:value-type="float" office:value="5.820121" calcext:value-type="float">
            <text:p>5.820121</text:p>
          </table:table-cell>
          <table:table-cell office:value-type="float" office:value="0" calcext:value-type="float">
            <text:p>0</text:p>
          </table:table-cell>
          <table:table-cell office:value-type="float" office:value="1.2086306" calcext:value-type="float">
            <text:p>1.20863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2247785" calcext:value-type="float">
            <text:p>0.122247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43553" calcext:value-type="float">
            <text:p>2.1743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1.8493726" calcext:value-type="float">
            <text:p>1.8493726</text:p>
          </table:table-cell>
          <table:table-cell office:value-type="float" office:value="2.3256211" calcext:value-type="float">
            <text:p>2.3256211</text:p>
          </table:table-cell>
          <table:table-cell office:value-type="float" office:value="0" calcext:value-type="float">
            <text:p>0</text:p>
          </table:table-cell>
          <table:table-cell office:value-type="float" office:value="0.014624856" calcext:value-type="float">
            <text:p>0.014624856</text:p>
          </table:table-cell>
          <table:table-cell office:value-type="float" office:value="2.7271664" calcext:value-type="float">
            <text:p>2.7271664</text:p>
          </table:table-cell>
          <table:table-cell office:value-type="float" office:value="0.2974043" calcext:value-type="float">
            <text:p>0.297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389157" calcext:value-type="float">
            <text:p>4.9389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58269" calcext:value-type="float">
            <text:p>5.558269</text:p>
          </table:table-cell>
          <table:table-cell office:value-type="float" office:value="3.107218" calcext:value-type="float">
            <text:p>3.107218</text:p>
          </table:table-cell>
          <table:table-cell office:value-type="float" office:value="0" calcext:value-type="float">
            <text:p>0</text:p>
          </table:table-cell>
          <table:table-cell office:value-type="float" office:value="0.06068896" calcext:value-type="float">
            <text:p>0.06068896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643" calcext:value-type="float">
            <text:p>0.911643</text:p>
          </table:table-cell>
          <table:table-cell office:value-type="float" office:value="1.713435" calcext:value-type="float">
            <text:p>1.713435</text:p>
          </table:table-cell>
          <table:table-cell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7.3602376" calcext:value-type="float">
            <text:p>7.3602376</text:p>
          </table:table-cell>
          <table:table-cell office:value-type="float" office:value="0" calcext:value-type="float">
            <text:p>0</text:p>
          </table:table-cell>
          <table:table-cell office:value-type="float" office:value="5.887155" calcext:value-type="float">
            <text:p>5.887155</text:p>
          </table:table-cell>
          <table:table-cell office:value-type="float" office:value="0" calcext:value-type="float">
            <text:p>0</text:p>
          </table:table-cell>
          <table:table-cell office:value-type="float" office:value="1.4931297" calcext:value-type="float">
            <text:p>1.4931297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5.5416126" calcext:value-type="float">
            <text:p>5.5416126</text:p>
          </table:table-cell>
          <table:table-cell office:value-type="float" office:value="0" calcext:value-type="float">
            <text:p>0</text:p>
          </table:table-cell>
          <table:table-cell office:value-type="float" office:value="7.0317397" calcext:value-type="float">
            <text:p>7.0317397</text:p>
          </table:table-cell>
          <table:table-cell office:value-type="float" office:value="3.86369" calcext:value-type="float">
            <text:p>3.86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00986" calcext:value-type="float">
            <text:p>1.9700986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89417" calcext:value-type="float">
            <text:p>9.389417</text:p>
          </table:table-cell>
          <table:table-cell office:value-type="float" office:value="0" calcext:value-type="float">
            <text:p>0</text:p>
          </table:table-cell>
          <table:table-cell office:value-type="float" office:value="0.7152468" calcext:value-type="float">
            <text:p>0.7152468</text:p>
          </table:table-cell>
          <table:table-cell office:value-type="float" office:value="0.031805158" calcext:value-type="float">
            <text:p>0.031805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22905" calcext:value-type="float">
            <text:p>3.9622905</text:p>
          </table:table-cell>
          <table:table-cell office:value-type="float" office:value="2.72264" calcext:value-type="float">
            <text:p>2.72264</text:p>
          </table:table-cell>
          <table:table-cell office:value-type="float" office:value="0" calcext:value-type="float">
            <text:p>0</text:p>
          </table:table-cell>
          <table:table-cell office:value-type="float" office:value="2.4092891" calcext:value-type="float">
            <text:p>2.4092891</text:p>
          </table:table-cell>
          <table:table-cell office:value-type="float" office:value="0" calcext:value-type="float">
            <text:p>0</text:p>
          </table:table-cell>
          <table:table-cell office:value-type="float" office:value="0.46227387" calcext:value-type="float">
            <text:p>0.46227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38646" calcext:value-type="float">
            <text:p>1.3838646</text:p>
          </table:table-cell>
          <table:table-cell office:value-type="float" office:value="0.35971555" calcext:value-type="float">
            <text:p>0.35971555</text:p>
          </table:table-cell>
          <table:table-cell office:value-type="float" office:value="3.4848142" calcext:value-type="float">
            <text:p>3.4848142</text:p>
          </table:table-cell>
          <table:table-cell office:value-type="float" office:value="3.1634855" calcext:value-type="float">
            <text:p>3.16348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82866" calcext:value-type="float">
            <text:p>0.682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865187" calcext:value-type="float">
            <text:p>0.42865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44811" calcext:value-type="float">
            <text:p>5.244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5959798" calcext:value-type="float">
            <text:p>0.5959798</text:p>
          </table:table-cell>
          <table:table-cell office:value-type="float" office:value="1.6333671" calcext:value-type="float">
            <text:p>1.6333671</text:p>
          </table:table-cell>
          <table:table-cell office:value-type="float" office:value="0" calcext:value-type="float">
            <text:p>0</text:p>
          </table:table-cell>
          <table:table-cell office:value-type="float" office:value="1.9125249" calcext:value-type="float">
            <text:p>1.9125249</text:p>
          </table:table-cell>
          <table:table-cell office:value-type="float" office:value="0.3158231" calcext:value-type="float">
            <text:p>0.3158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.78630733" calcext:value-type="float">
            <text:p>0.78630733</text:p>
          </table:table-cell>
          <table:table-cell office:value-type="float" office:value="3.0356636" calcext:value-type="float">
            <text:p>3.0356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797873" calcext:value-type="float">
            <text:p>3.7797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93232" calcext:value-type="float">
            <text:p>0.09693232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1.9390159" calcext:value-type="float">
            <text:p>1.9390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2002" calcext:value-type="float">
            <text:p>0.1492002</text:p>
          </table:table-cell>
          <table:table-cell office:value-type="float" office:value="1.5741038" calcext:value-type="float">
            <text:p>1.574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4205" calcext:value-type="float">
            <text:p>0.374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1.6827177" calcext:value-type="float">
            <text:p>1.6827177</text:p>
          </table:table-cell>
          <table:table-cell office:value-type="float" office:value="0.49538738" calcext:value-type="float">
            <text:p>0.49538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64504" calcext:value-type="float">
            <text:p>0.6764504</text:p>
          </table:table-cell>
          <table:table-cell office:value-type="float" office:value="0" calcext:value-type="float">
            <text:p>0</text:p>
          </table:table-cell>
          <table:table-cell office:value-type="float" office:value="0.42119822" calcext:value-type="float">
            <text:p>0.421198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285543" calcext:value-type="float">
            <text:p>1.8285543</text:p>
          </table:table-cell>
          <table:table-cell office:value-type="float" office:value="0" calcext:value-type="float">
            <text:p>0</text:p>
          </table:table-cell>
          <table:table-cell office:value-type="float" office:value="1.9278258" calcext:value-type="float">
            <text:p>1.9278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10421" calcext:value-type="float">
            <text:p>0.6104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418532" calcext:value-type="float">
            <text:p>1.0418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577505" calcext:value-type="float">
            <text:p>0.73577505</text:p>
          </table:table-cell>
          <table:table-cell office:value-type="float" office:value="0" calcext:value-type="float">
            <text:p>0</text:p>
          </table:table-cell>
          <table:table-cell office:value-type="float" office:value="0.14764103" calcext:value-type="float">
            <text:p>0.147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7.6151505" calcext:value-type="float">
            <text:p>7.61515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3477736" calcext:value-type="float">
            <text:p>5.3477736</text:p>
          </table:table-cell>
          <table:table-cell office:value-type="float" office:value="0.5011651" calcext:value-type="float">
            <text:p>0.50116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063523" calcext:value-type="float">
            <text:p>4.0635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90475" calcext:value-type="float">
            <text:p>4.190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799021" calcext:value-type="float">
            <text:p>3.3799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324769" calcext:value-type="float">
            <text:p>8.324769</text:p>
          </table:table-cell>
          <table:table-cell office:value-type="float" office:value="0" calcext:value-type="float">
            <text:p>0</text:p>
          </table:table-cell>
          <table:table-cell office:value-type="float" office:value="2.676519" calcext:value-type="float">
            <text:p>2.676519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983491" calcext:value-type="float">
            <text:p>4.983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0" calcext:value-type="float">
            <text:p>0</text:p>
          </table:table-cell>
          <table:table-cell office:value-type="float" office:value="2.555844" calcext:value-type="float">
            <text:p>2.555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825088" calcext:value-type="float">
            <text:p>2.3825088</text:p>
          </table:table-cell>
          <table:table-cell office:value-type="float" office:value="0" calcext:value-type="float">
            <text:p>0</text:p>
          </table:table-cell>
          <table:table-cell office:value-type="float" office:value="0.28211764" calcext:value-type="float">
            <text:p>0.282117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6258856" calcext:value-type="float">
            <text:p>0.046258856</text:p>
          </table:table-cell>
          <table:table-cell office:value-type="float" office:value="0.34377745" calcext:value-type="float">
            <text:p>0.34377745</text:p>
          </table:table-cell>
          <table:table-cell office:value-type="float" office:value="2.1000707" calcext:value-type="float">
            <text:p>2.10007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5009387" calcext:value-type="float">
            <text:p>0.005009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7922262" calcext:value-type="float">
            <text:p>0.7922262</text:p>
          </table:table-cell>
          <table:table-cell office:value-type="float" office:value="0.3413551" calcext:value-type="float">
            <text:p>0.3413551</text:p>
          </table:table-cell>
          <table:table-cell office:value-type="float" office:value="0" calcext:value-type="float">
            <text:p>0</text:p>
          </table:table-cell>
          <table:table-cell office:value-type="float" office:value="1.8373951" calcext:value-type="float">
            <text:p>1.8373951</text:p>
          </table:table-cell>
          <table:table-cell office:value-type="float" office:value="3.3333104" calcext:value-type="float">
            <text:p>3.3333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3129" calcext:value-type="float">
            <text:p>9.83129</text:p>
          </table:table-cell>
          <table:table-cell office:value-type="float" office:value="0" calcext:value-type="float">
            <text:p>0</text:p>
          </table:table-cell>
          <table:table-cell office:value-type="float" office:value="2.6179647" calcext:value-type="float">
            <text:p>2.6179647</text:p>
          </table:table-cell>
          <table:table-cell office:value-type="float" office:value="8.120686" calcext:value-type="float">
            <text:p>8.120686</text:p>
          </table:table-cell>
          <table:table-cell office:value-type="float" office:value="0.0011523583" calcext:value-type="float">
            <text:p>0.0011523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73734" calcext:value-type="float">
            <text:p>2.3973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5.2634826" calcext:value-type="float">
            <text:p>5.26348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353241" calcext:value-type="float">
            <text:p>1.1353241</text:p>
          </table:table-cell>
          <table:table-cell office:value-type="float" office:value="0" calcext:value-type="float">
            <text:p>0</text:p>
          </table:table-cell>
          <table:table-cell office:value-type="float" office:value="5.0224085" calcext:value-type="float">
            <text:p>5.0224085</text:p>
          </table:table-cell>
          <table:table-cell office:value-type="float" office:value="0" calcext:value-type="float">
            <text:p>0</text:p>
          </table:table-cell>
          <table:table-cell office:value-type="float" office:value="1.485328" calcext:value-type="float">
            <text:p>1.485328</text:p>
          </table:table-cell>
          <table:table-cell office:value-type="float" office:value="3.183145" calcext:value-type="float">
            <text:p>3.183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91051" calcext:value-type="float">
            <text:p>1.4591051</text:p>
          </table:table-cell>
          <table:table-cell office:value-type="float" office:value="3.1194203" calcext:value-type="float">
            <text:p>3.1194203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84472" calcext:value-type="float">
            <text:p>2.96844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7837676" calcext:value-type="float">
            <text:p>1.78376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446149" calcext:value-type="float">
            <text:p>8.446149</text:p>
          </table:table-cell>
          <table:table-cell office:value-type="float" office:value="4.4177365" calcext:value-type="float">
            <text:p>4.4177365</text:p>
          </table:table-cell>
          <table:table-cell office:value-type="float" office:value="0" calcext:value-type="float">
            <text:p>0</text:p>
          </table:table-cell>
          <table:table-cell office:value-type="float" office:value="2.4541054" calcext:value-type="float">
            <text:p>2.4541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72598" calcext:value-type="float">
            <text:p>0.431725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401424" calcext:value-type="float">
            <text:p>2.1401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30182" calcext:value-type="float">
            <text:p>1.0430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657597" calcext:value-type="float">
            <text:p>7.5657597</text:p>
          </table:table-cell>
          <table:table-cell office:value-type="float" office:value="0.09601773" calcext:value-type="float">
            <text:p>0.096017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348119" calcext:value-type="float">
            <text:p>5.348119</text:p>
          </table:table-cell>
          <table:table-cell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7.019895" calcext:value-type="float">
            <text:p>7.019895</text:p>
          </table:table-cell>
          <table:table-cell office:value-type="float" office:value="0.093070194" calcext:value-type="float">
            <text:p>0.093070194</text:p>
          </table:table-cell>
          <table:table-cell office:value-type="float" office:value="0" calcext:value-type="float">
            <text:p>0</text:p>
          </table:table-cell>
          <table:table-cell office:value-type="float" office:value="0.31942818" calcext:value-type="float">
            <text:p>0.31942818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126245" calcext:value-type="float">
            <text:p>0.11126245</text:p>
          </table:table-cell>
          <table:table-cell office:value-type="float" office:value="5.8439617" calcext:value-type="float">
            <text:p>5.8439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4.531206" calcext:value-type="float">
            <text:p>4.531206</text:p>
          </table:table-cell>
          <table:table-cell office:value-type="float" office:value="0" calcext:value-type="float">
            <text:p>0</text:p>
          </table:table-cell>
          <table:table-cell office:value-type="float" office:value="4.263147" calcext:value-type="float">
            <text:p>4.263147</text:p>
          </table:table-cell>
          <table:table-cell office:value-type="float" office:value="1.9770877" calcext:value-type="float">
            <text:p>1.97708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2935037" calcext:value-type="float">
            <text:p>0.012935037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1.6353667" calcext:value-type="float">
            <text:p>1.6353667</text:p>
          </table:table-cell>
          <table:table-cell office:value-type="float" office:value="0.18750252" calcext:value-type="float">
            <text:p>0.1875025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0963637" calcext:value-type="float">
            <text:p>1.0963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28547" calcext:value-type="float">
            <text:p>0.602854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0.41592464" calcext:value-type="float">
            <text:p>0.41592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428593" calcext:value-type="float">
            <text:p>1.5428593</text:p>
          </table:table-cell>
          <table:table-cell office:value-type="float" office:value="2.2687788" calcext:value-type="float">
            <text:p>2.26877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5166779" calcext:value-type="float">
            <text:p>2.5166779</text:p>
          </table:table-cell>
          <table:table-cell office:value-type="float" office:value="0.2859837" calcext:value-type="float">
            <text:p>0.2859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768999" calcext:value-type="float">
            <text:p>0.7689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8158366" calcext:value-type="float">
            <text:p>0.381583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220381" calcext:value-type="float">
            <text:p>0.09220381</text:p>
          </table:table-cell>
          <table:table-cell office:value-type="float" office:value="0" calcext:value-type="float">
            <text:p>0</text:p>
          </table:table-cell>
          <table:table-cell office:value-type="float" office:value="0.0704524" calcext:value-type="float">
            <text:p>0.0704524</text:p>
          </table:table-cell>
          <table:table-cell office:value-type="float" office:value="0.12366056" calcext:value-type="float">
            <text:p>0.123660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707764" calcext:value-type="float">
            <text:p>0.74707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006036" calcext:value-type="float">
            <text:p>0.09006036</text:p>
          </table:table-cell>
          <table:table-cell office:value-type="float" office:value="10.520204" calcext:value-type="float">
            <text:p>10.520204</text:p>
          </table:table-cell>
          <table:table-cell office:value-type="float" office:value="0" calcext:value-type="float">
            <text:p>0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0.91728115" calcext:value-type="float">
            <text:p>0.91728115</text:p>
          </table:table-cell>
          <table:table-cell office:value-type="float" office:value="0" calcext:value-type="float">
            <text:p>0</text:p>
          </table:table-cell>
          <table:table-cell office:value-type="float" office:value="0.8077085" calcext:value-type="float">
            <text:p>0.8077085</text:p>
          </table:table-cell>
          <table:table-cell office:value-type="float" office:value="0" calcext:value-type="float">
            <text:p>0</text:p>
          </table:table-cell>
          <table:table-cell office:value-type="float" office:value="2.6040463" calcext:value-type="float">
            <text:p>2.6040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414853" calcext:value-type="float">
            <text:p>1.141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52789" calcext:value-type="float">
            <text:p>4.952789</text:p>
          </table:table-cell>
          <table:table-cell office:value-type="float" office:value="0.008116627" calcext:value-type="float">
            <text:p>0.008116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366516" calcext:value-type="float">
            <text:p>7.0366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337" calcext:value-type="float">
            <text:p>2.36337</text:p>
          </table:table-cell>
          <table:table-cell office:value-type="float" office:value="0" calcext:value-type="float">
            <text:p>0</text:p>
          </table:table-cell>
          <table:table-cell office:value-type="float" office:value="4.313024" calcext:value-type="float">
            <text:p>4.313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46802" calcext:value-type="float">
            <text:p>1.4346802</text:p>
          </table:table-cell>
          <table:table-cell office:value-type="float" office:value="0" calcext:value-type="float">
            <text:p>0</text:p>
          </table:table-cell>
          <table:table-cell office:value-type="float" office:value="0.5667863" calcext:value-type="float">
            <text:p>0.5667863</text:p>
          </table:table-cell>
          <table:table-cell office:value-type="float" office:value="0" calcext:value-type="float">
            <text:p>0</text:p>
          </table:table-cell>
          <table:table-cell office:value-type="float" office:value="0.75872445" calcext:value-type="float">
            <text:p>0.75872445</text:p>
          </table:table-cell>
          <table:table-cell office:value-type="float" office:value="1.2383313" calcext:value-type="float">
            <text:p>1.2383313</text:p>
          </table:table-cell>
          <table:table-cell office:value-type="float" office:value="0.42253375" calcext:value-type="float">
            <text:p>0.42253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1261" calcext:value-type="float">
            <text:p>0.3251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5.321888" calcext:value-type="float">
            <text:p>5.321888</text:p>
          </table:table-cell>
          <table:table-cell office:value-type="float" office:value="0.52507436" calcext:value-type="float">
            <text:p>0.52507436</text:p>
          </table:table-cell>
          <table:table-cell office:value-type="float" office:value="0.008872643" calcext:value-type="float">
            <text:p>0.008872643</text:p>
          </table:table-cell>
          <table:table-cell office:value-type="float" office:value="0.18737425" calcext:value-type="float">
            <text:p>0.1873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84683" calcext:value-type="float">
            <text:p>5.284683</text:p>
          </table:table-cell>
          <table:table-cell office:value-type="float" office:value="5.9584503" calcext:value-type="float">
            <text:p>5.9584503</text:p>
          </table:table-cell>
          <table:table-cell office:value-type="float" office:value="0" calcext:value-type="float">
            <text:p>0</text:p>
          </table:table-cell>
          <table:table-cell office:value-type="float" office:value="5.854562" calcext:value-type="float">
            <text:p>5.854562</text:p>
          </table:table-cell>
          <table:table-cell office:value-type="float" office:value="1.5525907" calcext:value-type="float">
            <text:p>1.5525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.9077562" calcext:value-type="float">
            <text:p>0.9077562</text:p>
          </table:table-cell>
          <table:table-cell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1.7841736" calcext:value-type="float">
            <text:p>1.7841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46719" calcext:value-type="float">
            <text:p>7.446719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1.7404425" calcext:value-type="float">
            <text:p>1.7404425</text:p>
          </table:table-cell>
          <table:table-cell office:value-type="float" office:value="0" calcext:value-type="float">
            <text:p>0</text:p>
          </table:table-cell>
          <table:table-cell office:value-type="float" office:value="0.008940055" calcext:value-type="float">
            <text:p>0.008940055</text:p>
          </table:table-cell>
          <table:table-cell office:value-type="float" office:value="1.3305326" calcext:value-type="float">
            <text:p>1.3305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77154" calcext:value-type="float">
            <text:p>12.1771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664826" calcext:value-type="float">
            <text:p>0.33664826</text:p>
          </table:table-cell>
          <table:table-cell office:value-type="float" office:value="4.226432" calcext:value-type="float">
            <text:p>4.2264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451201" calcext:value-type="float">
            <text:p>3.451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949337" calcext:value-type="float">
            <text:p>5.89493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046606" calcext:value-type="float">
            <text:p>0.190466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0961105" calcext:value-type="float">
            <text:p>0.40961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53528" calcext:value-type="float">
            <text:p>0.29453528</text:p>
          </table:table-cell>
          <table:table-cell office:value-type="float" office:value="0.09601773" calcext:value-type="float">
            <text:p>0.0960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0143" calcext:value-type="float">
            <text:p>0.1790143</text:p>
          </table:table-cell>
          <table:table-cell office:value-type="float" office:value="0.57675624" calcext:value-type="float">
            <text:p>0.57675624</text:p>
          </table:table-cell>
          <table:table-cell office:value-type="float" office:value="1.4949235" calcext:value-type="float">
            <text:p>1.4949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444566" calcext:value-type="float">
            <text:p>1.8444566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78571" calcext:value-type="float">
            <text:p>1.1978571</text:p>
          </table:table-cell>
          <table:table-cell office:value-type="float" office:value="0" calcext:value-type="float">
            <text:p>0</text:p>
          </table:table-cell>
          <table:table-cell office:value-type="float" office:value="3.9040802" calcext:value-type="float">
            <text:p>3.90408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934505" calcext:value-type="float">
            <text:p>1.4934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3.8313954" calcext:value-type="float">
            <text:p>3.83139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0.48305002" calcext:value-type="float">
            <text:p>0.48305002</text:p>
          </table:table-cell>
          <table:table-cell office:value-type="float" office:value="0.103783175" calcext:value-type="float">
            <text:p>0.103783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61351" calcext:value-type="float">
            <text:p>1.46135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9524858" calcext:value-type="float">
            <text:p>1.9524858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40226" calcext:value-type="float">
            <text:p>4.940226</text:p>
          </table:table-cell>
          <table:table-cell office:value-type="float" office:value="8.516799" calcext:value-type="float">
            <text:p>8.516799</text:p>
          </table:table-cell>
          <table:table-cell office:value-type="float" office:value="1.8435099" calcext:value-type="float">
            <text:p>1.8435099</text:p>
          </table:table-cell>
          <table:table-cell office:value-type="float" office:value="1.1022733" calcext:value-type="float">
            <text:p>1.1022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92956" calcext:value-type="float">
            <text:p>5.5992956</text:p>
          </table:table-cell>
          <table:table-cell office:value-type="float" office:value="5.193228" calcext:value-type="float">
            <text:p>5.193228</text:p>
          </table:table-cell>
          <table:table-cell office:value-type="float" office:value="1.3505756" calcext:value-type="float">
            <text:p>1.3505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94635" calcext:value-type="float">
            <text:p>3.3194635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8.789929" calcext:value-type="float">
            <text:p>8.789929</text:p>
          </table:table-cell>
          <table:table-cell office:value-type="float" office:value="3.6320899" calcext:value-type="float">
            <text:p>3.6320899</text:p>
          </table:table-cell>
          <table:table-cell office:value-type="float" office:value="0.8061523" calcext:value-type="float">
            <text:p>0.8061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346836" calcext:value-type="float">
            <text:p>0.85346836</text:p>
          </table:table-cell>
          <table:table-cell office:value-type="float" office:value="0" calcext:value-type="float">
            <text:p>0</text:p>
          </table:table-cell>
          <table:table-cell office:value-type="float" office:value="2.6112971" calcext:value-type="float">
            <text:p>2.6112971</text:p>
          </table:table-cell>
          <table:table-cell office:value-type="float" office:value="2.3791087" calcext:value-type="float">
            <text:p>2.37910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82305" calcext:value-type="float">
            <text:p>2.082305</text:p>
          </table:table-cell>
          <table:table-cell office:value-type="float" office:value="1.8061701" calcext:value-type="float">
            <text:p>1.8061701</text:p>
          </table:table-cell>
          <table:table-cell office:value-type="float" office:value="0.8366864" calcext:value-type="float">
            <text:p>0.83668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3728106" calcext:value-type="float">
            <text:p>1.3728106</text:p>
          </table:table-cell>
          <table:table-cell office:value-type="float" office:value="4.804085" calcext:value-type="float">
            <text:p>4.804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1583" calcext:value-type="float">
            <text:p>2.70158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95314" calcext:value-type="float">
            <text:p>9.595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966703" calcext:value-type="float">
            <text:p>1.6966703</text:p>
          </table:table-cell>
          <table:table-cell office:value-type="float" office:value="0" calcext:value-type="float">
            <text:p>0</text:p>
          </table:table-cell>
          <table:table-cell office:value-type="float" office:value="0.102233484" calcext:value-type="float">
            <text:p>0.102233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961994" calcext:value-type="float">
            <text:p>6.6961994</text:p>
          </table:table-cell>
          <table:table-cell office:value-type="float" office:value="7.710614" calcext:value-type="float">
            <text:p>7.710614</text:p>
          </table:table-cell>
          <table:table-cell office:value-type="float" office:value="0" calcext:value-type="float">
            <text:p>0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1.0823573" calcext:value-type="float">
            <text:p>1.0823573</text:p>
          </table:table-cell>
          <table:table-cell office:value-type="float" office:value="0" calcext:value-type="float">
            <text:p>0</text:p>
          </table:table-cell>
          <table:table-cell office:value-type="float" office:value="2.4074862" calcext:value-type="float">
            <text:p>2.4074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73035" calcext:value-type="float">
            <text:p>0.9773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82627" calcext:value-type="float">
            <text:p>0.488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0.8734138" calcext:value-type="float">
            <text:p>0.8734138</text:p>
          </table:table-cell>
          <table:table-cell office:value-type="float" office:value="0" calcext:value-type="float">
            <text:p>0</text:p>
          </table:table-cell>
          <table:table-cell office:value-type="float" office:value="0.35268444" calcext:value-type="float">
            <text:p>0.35268444</text:p>
          </table:table-cell>
          <table:table-cell office:value-type="float" office:value="4.8774385" calcext:value-type="float">
            <text:p>4.8774385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3.467835" calcext:value-type="float">
            <text:p>3.4678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829805" calcext:value-type="float">
            <text:p>0.5829805</text:p>
          </table:table-cell>
          <table:table-cell office:value-type="float" office:value="0" calcext:value-type="float">
            <text:p>0</text:p>
          </table:table-cell>
          <table:table-cell office:value-type="float" office:value="0.08601758" calcext:value-type="float">
            <text:p>0.08601758</text:p>
          </table:table-cell>
          <table:table-cell office:value-type="float" office:value="0.014663219" calcext:value-type="float">
            <text:p>0.014663219</text:p>
          </table:table-cell>
          <table:table-cell office:value-type="float" office:value="0.9801726" calcext:value-type="float">
            <text:p>0.9801726</text:p>
          </table:table-cell>
          <table:table-cell office:value-type="float" office:value="5.80286" calcext:value-type="float">
            <text:p>5.80286</text:p>
          </table:table-cell>
          <table:table-cell office:value-type="float" office:value="2.647325" calcext:value-type="float">
            <text:p>2.647325</text:p>
          </table:table-cell>
          <table:table-cell office:value-type="float" office:value="1.4320077" calcext:value-type="float">
            <text:p>1.4320077</text:p>
          </table:table-cell>
          <table:table-cell office:value-type="float" office:value="0" calcext:value-type="float">
            <text:p>0</text:p>
          </table:table-cell>
          <table:table-cell office:value-type="float" office:value="0.6672071" calcext:value-type="float">
            <text:p>0.66720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3159345" calcext:value-type="float">
            <text:p>0.13159345</text:p>
          </table:table-cell>
          <table:table-cell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9178582" calcext:value-type="float">
            <text:p>0.9178582</text:p>
          </table:table-cell>
          <table:table-cell office:value-type="float" office:value="2.3108935" calcext:value-type="float">
            <text:p>2.3108935</text:p>
          </table:table-cell>
          <table:table-cell office:value-type="float" office:value="0" calcext:value-type="float">
            <text:p>0</text:p>
          </table:table-cell>
          <table:table-cell office:value-type="float" office:value="0.122785755" calcext:value-type="float">
            <text:p>0.122785755</text:p>
          </table:table-cell>
          <table:table-cell office:value-type="float" office:value="2.3596842" calcext:value-type="float">
            <text:p>2.3596842</text:p>
          </table:table-cell>
          <table:table-cell office:value-type="float" office:value="0.17877792" calcext:value-type="float">
            <text:p>0.1787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7157" calcext:value-type="float">
            <text:p>2.477157</text:p>
          </table:table-cell>
          <table:table-cell office:value-type="float" office:value="2.0588365" calcext:value-type="float">
            <text:p>2.0588365</text:p>
          </table:table-cell>
          <table:table-cell office:value-type="float" office:value="0" calcext:value-type="float">
            <text:p>0</text:p>
          </table:table-cell>
          <table:table-cell office:value-type="float" office:value="3.2487745" calcext:value-type="float">
            <text:p>3.2487745</text:p>
          </table:table-cell>
          <table:table-cell office:value-type="float" office:value="2.0793107" calcext:value-type="float">
            <text:p>2.0793107</text:p>
          </table:table-cell>
          <table:table-cell office:value-type="float" office:value="0" calcext:value-type="float">
            <text:p>0</text:p>
          </table:table-cell>
          <table:table-cell office:value-type="float" office:value="0.12469718" calcext:value-type="float">
            <text:p>0.12469718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0.36571333" calcext:value-type="float">
            <text:p>0.36571333</text:p>
          </table:table-cell>
          <table:table-cell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.8667456" calcext:value-type="float">
            <text:p>0.8667456</text:p>
          </table:table-cell>
          <table:table-cell office:value-type="float" office:value="0.86026824" calcext:value-type="float">
            <text:p>0.86026824</text:p>
          </table:table-cell>
          <table:table-cell office:value-type="float" office:value="6.01485" calcext:value-type="float">
            <text:p>6.01485</text:p>
          </table:table-cell>
          <table:table-cell office:value-type="float" office:value="0" calcext:value-type="float">
            <text:p>0</text:p>
          </table:table-cell>
          <table:table-cell office:value-type="float" office:value="5.3521733" calcext:value-type="float">
            <text:p>5.3521733</text:p>
          </table:table-cell>
          <table:table-cell office:value-type="float" office:value="0" calcext:value-type="float">
            <text:p>0</text:p>
          </table:table-cell>
          <table:table-cell office:value-type="float" office:value="1.2761397" calcext:value-type="float">
            <text:p>1.2761397</text:p>
          </table:table-cell>
          <table:table-cell office:value-type="float" office:value="0" calcext:value-type="float">
            <text:p>0</text:p>
          </table:table-cell>
          <table:table-cell office:value-type="float" office:value="2.9687896" calcext:value-type="float">
            <text:p>2.9687896</text:p>
          </table:table-cell>
          <table:table-cell office:value-type="float" office:value="0" calcext:value-type="float">
            <text:p>0</text:p>
          </table:table-cell>
          <table:table-cell office:value-type="float" office:value="4.304255" calcext:value-type="float">
            <text:p>4.304255</text:p>
          </table:table-cell>
          <table:table-cell office:value-type="float" office:value="0" calcext:value-type="float">
            <text:p>0</text:p>
          </table:table-cell>
          <table:table-cell office:value-type="float" office:value="5.8466945" calcext:value-type="float">
            <text:p>5.8466945</text:p>
          </table:table-cell>
          <table:table-cell office:value-type="float" office:value="0.92790174" calcext:value-type="float">
            <text:p>0.92790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453166" calcext:value-type="float">
            <text:p>5.6453166</text:p>
          </table:table-cell>
          <table:table-cell office:value-type="float" office:value="2.552356" calcext:value-type="float">
            <text:p>2.552356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20239" calcext:value-type="float">
            <text:p>12.320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3106403" calcext:value-type="float">
            <text:p>3.3106403</text:p>
          </table:table-cell>
          <table:table-cell office:value-type="float" office:value="0" calcext:value-type="float">
            <text:p>0</text:p>
          </table:table-cell>
          <table:table-cell office:value-type="float" office:value="0.9917693" calcext:value-type="float">
            <text:p>0.9917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62343" calcext:value-type="float">
            <text:p>1.5862343</text:p>
          </table:table-cell>
          <table:table-cell office:value-type="float" office:value="0.90715826" calcext:value-type="float">
            <text:p>0.90715826</text:p>
          </table:table-cell>
          <table:table-cell office:value-type="float" office:value="0" calcext:value-type="float">
            <text:p>0</text:p>
          </table:table-cell>
          <table:table-cell office:value-type="float" office:value="5.852316" calcext:value-type="float">
            <text:p>5.852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828194" calcext:value-type="float">
            <text:p>1.4828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7664514" calcext:value-type="float">
            <text:p>0.00057664514</text:p>
          </table:table-cell>
          <table:table-cell office:value-type="float" office:value="4.7157116" calcext:value-type="float">
            <text:p>4.7157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33866" calcext:value-type="float">
            <text:p>1.2333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24254" calcext:value-type="float">
            <text:p>0.20824254</text:p>
          </table:table-cell>
          <table:table-cell office:value-type="float" office:value="0.09601773" calcext:value-type="float">
            <text:p>0.096017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321111" calcext:value-type="float">
            <text:p>0.5321111</text:p>
          </table:table-cell>
          <table:table-cell office:value-type="float" office:value="0.9875007" calcext:value-type="float">
            <text:p>0.9875007</text:p>
          </table:table-cell>
          <table:table-cell office:value-type="float" office:value="0.42356455" calcext:value-type="float">
            <text:p>0.42356455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1.3135504" calcext:value-type="float">
            <text:p>1.3135504</text:p>
          </table:table-cell>
          <table:table-cell office:value-type="float" office:value="0" calcext:value-type="float">
            <text:p>0</text:p>
          </table:table-cell>
          <table:table-cell office:value-type="float" office:value="2.7498674" calcext:value-type="float">
            <text:p>2.7498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26721" calcext:value-type="float">
            <text:p>1.8926721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0" calcext:value-type="float">
            <text:p>0</text:p>
          </table:table-cell>
          <table:table-cell office:value-type="float" office:value="1.6371559" calcext:value-type="float">
            <text:p>1.6371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1802" calcext:value-type="float">
            <text:p>3.281802</text:p>
          </table:table-cell>
          <table:table-cell office:value-type="float" office:value="2.1905265" calcext:value-type="float">
            <text:p>2.1905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65425" calcext:value-type="float">
            <text:p>1.4365425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3.6554732" calcext:value-type="float">
            <text:p>3.6554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54904" calcext:value-type="float">
            <text:p>3.1354904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1.3409278" calcext:value-type="float">
            <text:p>1.3409278</text:p>
          </table:table-cell>
          <table:table-cell office:value-type="float" office:value="0" calcext:value-type="float">
            <text:p>0</text:p>
          </table:table-cell>
          <table:table-cell office:value-type="float" office:value="1.9939663" calcext:value-type="float">
            <text:p>1.9939663</text:p>
          </table:table-cell>
          <table:table-cell office:value-type="float" office:value="7.572765" calcext:value-type="float">
            <text:p>7.572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80805" calcext:value-type="float">
            <text:p>2.7880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160753" calcext:value-type="float">
            <text:p>0.21160753</text:p>
          </table:table-cell>
          <table:table-cell office:value-type="float" office:value="0.54586077" calcext:value-type="float">
            <text:p>0.54586077</text:p>
          </table:table-cell>
          <table:table-cell office:value-type="float" office:value="1.6232992" calcext:value-type="float">
            <text:p>1.6232992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3.171783" calcext:value-type="float">
            <text:p>3.17178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.1625752" calcext:value-type="float">
            <text:p>3.1625752</text:p>
          </table:table-cell>
          <table:table-cell office:value-type="float" office:value="0" calcext:value-type="float">
            <text:p>0</text:p>
          </table:table-cell>
          <table:table-cell office:value-type="float" office:value="0.97357" calcext:value-type="float">
            <text:p>0.97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943159" calcext:value-type="float">
            <text:p>1.6943159</text:p>
          </table:table-cell>
          <table:table-cell office:value-type="float" office:value="0" calcext:value-type="float">
            <text:p>0</text:p>
          </table:table-cell>
          <table:table-cell office:value-type="float" office:value="0.6060914" calcext:value-type="float">
            <text:p>0.6060914</text:p>
          </table:table-cell>
          <table:table-cell office:value-type="float" office:value="0.07194035" calcext:value-type="float">
            <text:p>0.07194035</text:p>
          </table:table-cell>
          <table:table-cell office:value-type="float" office:value="0" calcext:value-type="float">
            <text:p>0</text:p>
          </table:table-cell>
          <table:table-cell office:value-type="float" office:value="2.3723845" calcext:value-type="float">
            <text:p>2.3723845</text:p>
          </table:table-cell>
          <table:table-cell office:value-type="float" office:value="2.459847" calcext:value-type="float">
            <text:p>2.459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646285" calcext:value-type="float">
            <text:p>4.6646285</text:p>
          </table:table-cell>
          <table:table-cell office:value-type="float" office:value="0" calcext:value-type="float">
            <text:p>0</text:p>
          </table:table-cell>
          <table:table-cell office:value-type="float" office:value="1.5175005" calcext:value-type="float">
            <text:p>1.5175005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4.8369904" calcext:value-type="float">
            <text:p>4.8369904</text:p>
          </table:table-cell>
          <table:table-cell office:value-type="float" office:value="1.2494301" calcext:value-type="float">
            <text:p>1.2494301</text:p>
          </table:table-cell>
          <table:table-cell office:value-type="float" office:value="2.2077591" calcext:value-type="float">
            <text:p>2.2077591</text:p>
          </table:table-cell>
          <table:table-cell office:value-type="float" office:value="1.0233123" calcext:value-type="float">
            <text:p>1.0233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440831" calcext:value-type="float">
            <text:p>1.9440831</text:p>
          </table:table-cell>
          <table:table-cell office:value-type="float" office:value="3.4683397" calcext:value-type="float">
            <text:p>3.4683397</text:p>
          </table:table-cell>
          <table:table-cell office:value-type="float" office:value="0" calcext:value-type="float">
            <text:p>0</text:p>
          </table:table-cell>
          <table:table-cell office:value-type="float" office:value="2.5001013" calcext:value-type="float">
            <text:p>2.5001013</text:p>
          </table:table-cell>
          <table:table-cell office:value-type="float" office:value="0.6093093" calcext:value-type="float">
            <text:p>0.6093093</text:p>
          </table:table-cell>
          <table:table-cell office:value-type="float" office:value="0" calcext:value-type="float">
            <text:p>0</text:p>
          </table:table-cell>
          <table:table-cell office:value-type="float" office:value="0.18706137" calcext:value-type="float">
            <text:p>0.18706137</text:p>
          </table:table-cell>
          <table:table-cell office:value-type="float" office:value="2.6422265" calcext:value-type="float">
            <text:p>2.6422265</text:p>
          </table:table-cell>
          <table:table-cell office:value-type="float" office:value="0" calcext:value-type="float">
            <text:p>0</text:p>
          </table:table-cell>
          <table:table-cell office:value-type="float" office:value="2.2043347" calcext:value-type="float">
            <text:p>2.2043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85663" calcext:value-type="float">
            <text:p>2.2985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480976" calcext:value-type="float">
            <text:p>2.0480976</text:p>
          </table:table-cell>
          <table:table-cell office:value-type="float" office:value="0.10115327" calcext:value-type="float">
            <text:p>0.10115327</text:p>
          </table:table-cell>
          <table:table-cell office:value-type="float" office:value="2.925628" calcext:value-type="float">
            <text:p>2.92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3707" calcext:value-type="float">
            <text:p>3.003707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76829" calcext:value-type="float">
            <text:p>0.9376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8405" calcext:value-type="float">
            <text:p>3.38405</text:p>
          </table:table-cell>
          <table:table-cell office:value-type="float" office:value="0" calcext:value-type="float">
            <text:p>0</text:p>
          </table:table-cell>
          <table:table-cell office:value-type="float" office:value="1.0233586" calcext:value-type="float">
            <text:p>1.0233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910714" calcext:value-type="float">
            <text:p>5.2910714</text:p>
          </table:table-cell>
          <table:table-cell office:value-type="float" office:value="0" calcext:value-type="float">
            <text:p>0</text:p>
          </table:table-cell>
          <table:table-cell office:value-type="float" office:value="7.566927" calcext:value-type="float">
            <text:p>7.566927</text:p>
          </table:table-cell>
          <table:table-cell office:value-type="float" office:value="3.3371384" calcext:value-type="float">
            <text:p>3.3371384</text:p>
          </table:table-cell>
          <table:table-cell office:value-type="float" office:value="0.73446393" calcext:value-type="float">
            <text:p>0.73446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181141" calcext:value-type="float">
            <text:p>0.016181141</text:p>
          </table:table-cell>
          <table:table-cell office:value-type="float" office:value="3.391656" calcext:value-type="float">
            <text:p>3.391656</text:p>
          </table:table-cell>
          <table:table-cell office:value-type="float" office:value="4.8372073" calcext:value-type="float">
            <text:p>4.8372073</text:p>
          </table:table-cell>
          <table:table-cell office:value-type="float" office:value="0" calcext:value-type="float">
            <text:p>0</text:p>
          </table:table-cell>
          <table:table-cell office:value-type="float" office:value="6.3164043" calcext:value-type="float">
            <text:p>6.3164043</text:p>
          </table:table-cell>
          <table:table-cell office:value-type="float" office:value="0" calcext:value-type="float">
            <text:p>0</text:p>
          </table:table-cell>
          <table:table-cell office:value-type="float" office:value="4.4131327" calcext:value-type="float">
            <text:p>4.4131327</text:p>
          </table:table-cell>
          <table:table-cell office:value-type="float" office:value="4.035507" calcext:value-type="float">
            <text:p>4.035507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07344" calcext:value-type="float">
            <text:p>2.9707344</text:p>
          </table:table-cell>
          <table:table-cell office:value-type="float" office:value="0" calcext:value-type="float">
            <text:p>0</text:p>
          </table:table-cell>
          <table:table-cell office:value-type="float" office:value="0.48668227" calcext:value-type="float">
            <text:p>0.48668227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3.7162457" calcext:value-type="float">
            <text:p>3.7162457</text:p>
          </table:table-cell>
          <table:table-cell office:value-type="float" office:value="3.8867643" calcext:value-type="float">
            <text:p>3.88676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407002" calcext:value-type="float">
            <text:p>10.407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6376" calcext:value-type="float">
            <text:p>5.06376</text:p>
          </table:table-cell>
          <table:table-cell office:value-type="float" office:value="0.56764525" calcext:value-type="float">
            <text:p>0.56764525</text:p>
          </table:table-cell>
          <table:table-cell office:value-type="float" office:value="0" calcext:value-type="float">
            <text:p>0</text:p>
          </table:table-cell>
          <table:table-cell office:value-type="float" office:value="1.9441593" calcext:value-type="float">
            <text:p>1.9441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266563" calcext:value-type="float">
            <text:p>0.57266563</text:p>
          </table:table-cell>
          <table:table-cell office:value-type="float" office:value="0" calcext:value-type="float">
            <text:p>0</text:p>
          </table:table-cell>
          <table:table-cell office:value-type="float" office:value="0.36599547" calcext:value-type="float">
            <text:p>0.36599547</text:p>
          </table:table-cell>
          <table:table-cell office:value-type="float" office:value="3.837023" calcext:value-type="float">
            <text:p>3.837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401864" calcext:value-type="float">
            <text:p>1.0401864</text:p>
          </table:table-cell>
          <table:table-cell office:value-type="float" office:value="0" calcext:value-type="float">
            <text:p>0</text:p>
          </table:table-cell>
          <table:table-cell office:value-type="float" office:value="0.22156967" calcext:value-type="float">
            <text:p>0.22156967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7512645" calcext:value-type="float">
            <text:p>0.7512645</text:p>
          </table:table-cell>
          <table:table-cell office:value-type="float" office:value="0.61288214" calcext:value-type="float">
            <text:p>0.61288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56124" calcext:value-type="float">
            <text:p>1.1456124</text:p>
          </table:table-cell>
          <table:table-cell office:value-type="float" office:value="0.48347932" calcext:value-type="float">
            <text:p>0.48347932</text:p>
          </table:table-cell>
          <table:table-cell office:value-type="float" office:value="0" calcext:value-type="float">
            <text:p>0</text:p>
          </table:table-cell>
          <table:table-cell office:value-type="float" office:value="0.91044027" calcext:value-type="float">
            <text:p>0.91044027</text:p>
          </table:table-cell>
          <table:table-cell office:value-type="float" office:value="4.6316686" calcext:value-type="float">
            <text:p>4.6316686</text:p>
          </table:table-cell>
          <table:table-cell office:value-type="float" office:value="0" calcext:value-type="float">
            <text:p>0</text:p>
          </table:table-cell>
          <table:table-cell office:value-type="float" office:value="2.4553156" calcext:value-type="float">
            <text:p>2.4553156</text:p>
          </table:table-cell>
          <table:table-cell office:value-type="float" office:value="2.8883631" calcext:value-type="float">
            <text:p>2.8883631</text:p>
          </table:table-cell>
          <table:table-cell office:value-type="float" office:value="1.1965334" calcext:value-type="float">
            <text:p>1.1965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36494" calcext:value-type="float">
            <text:p>1.1736494</text:p>
          </table:table-cell>
          <table:table-cell office:value-type="float" office:value="0" calcext:value-type="float">
            <text:p>0</text:p>
          </table:table-cell>
          <table:table-cell office:value-type="float" office:value="8.576892" calcext:value-type="float">
            <text:p>8.576892</text:p>
          </table:table-cell>
          <table:table-cell office:value-type="float" office:value="0.2883753" calcext:value-type="float">
            <text:p>0.2883753</text:p>
          </table:table-cell>
          <table:table-cell office:value-type="float" office:value="0.13525017" calcext:value-type="float">
            <text:p>0.13525017</text:p>
          </table:table-cell>
          <table:table-cell office:value-type="float" office:value="5.0376363" calcext:value-type="float">
            <text:p>5.0376363</text:p>
          </table:table-cell>
          <table:table-cell office:value-type="float" office:value="0" calcext:value-type="float">
            <text:p>0</text:p>
          </table:table-cell>
          <table:table-cell office:value-type="float" office:value="4.2636867" calcext:value-type="float">
            <text:p>4.2636867</text:p>
          </table:table-cell>
          <table:table-cell office:value-type="float" office:value="7.22016" calcext:value-type="float">
            <text:p>7.2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53044814" calcext:value-type="float">
            <text:p>0.53044814</text:p>
          </table:table-cell>
          <table:table-cell office:value-type="float" office:value="0" calcext:value-type="float">
            <text:p>0</text:p>
          </table:table-cell>
          <table:table-cell office:value-type="float" office:value="6.6487565" calcext:value-type="float">
            <text:p>6.6487565</text:p>
          </table:table-cell>
          <table:table-cell office:value-type="float" office:value="1.2604901" calcext:value-type="float">
            <text:p>1.2604901</text:p>
          </table:table-cell>
          <table:table-cell office:value-type="float" office:value="6.234976" calcext:value-type="float">
            <text:p>6.234976</text:p>
          </table:table-cell>
          <table:table-cell office:value-type="float" office:value="0.41798314" calcext:value-type="float">
            <text:p>0.41798314</text:p>
          </table:table-cell>
          <table:table-cell office:value-type="float" office:value="0" calcext:value-type="float">
            <text:p>0</text:p>
          </table:table-cell>
          <table:table-cell office:value-type="float" office:value="9.12289" calcext:value-type="float">
            <text:p>9.12289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90652" calcext:value-type="float">
            <text:p>4.490652</text:p>
          </table:table-cell>
          <table:table-cell office:value-type="float" office:value="0.024967248" calcext:value-type="float">
            <text:p>0.024967248</text:p>
          </table:table-cell>
          <table:table-cell office:value-type="float" office:value="0" calcext:value-type="float">
            <text:p>0</text:p>
          </table:table-cell>
          <table:table-cell office:value-type="float" office:value="1.682173" calcext:value-type="float">
            <text:p>1.682173</text:p>
          </table:table-cell>
          <table:table-cell office:value-type="float" office:value="0" calcext:value-type="float">
            <text:p>0</text:p>
          </table:table-cell>
          <table:table-cell office:value-type="float" office:value="7.0245786" calcext:value-type="float">
            <text:p>7.0245786</text:p>
          </table:table-cell>
          <table:table-cell office:value-type="float" office:value="1.3406993" calcext:value-type="float">
            <text:p>1.3406993</text:p>
          </table:table-cell>
          <table:table-cell office:value-type="float" office:value="0" calcext:value-type="float">
            <text:p>0</text:p>
          </table:table-cell>
          <table:table-cell office:value-type="float" office:value="3.7140942" calcext:value-type="float">
            <text:p>3.7140942</text:p>
          </table:table-cell>
          <table:table-cell office:value-type="float" office:value="3.4431913" calcext:value-type="float">
            <text:p>3.4431913</text:p>
          </table:table-cell>
          <table:table-cell office:value-type="float" office:value="0" calcext:value-type="float">
            <text:p>0</text:p>
          </table:table-cell>
          <table:table-cell office:value-type="float" office:value="1.7314094" calcext:value-type="float">
            <text:p>1.7314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13.076108" calcext:value-type="float">
            <text:p>13.076108</text:p>
          </table:table-cell>
          <table:table-cell office:value-type="float" office:value="0" calcext:value-type="float">
            <text:p>0</text:p>
          </table:table-cell>
          <table:table-cell office:value-type="float" office:value="11.4998255" calcext:value-type="float">
            <text:p>11.4998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072602" calcext:value-type="float">
            <text:p>3.1072602</text:p>
          </table:table-cell>
          <table:table-cell office:value-type="float" office:value="0.9916938" calcext:value-type="float">
            <text:p>0.99169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886934" calcext:value-type="float">
            <text:p>2.5886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06392" calcext:value-type="float">
            <text:p>2.4606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07245" calcext:value-type="float">
            <text:p>14.707245</text:p>
          </table:table-cell>
          <table:table-cell office:value-type="float" office:value="0.09601773" calcext:value-type="float">
            <text:p>0.0960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4298" calcext:value-type="float">
            <text:p>2.104298</text:p>
          </table:table-cell>
          <table:table-cell office:value-type="float" office:value="1.1583302" calcext:value-type="float">
            <text:p>1.1583302</text:p>
          </table:table-cell>
          <table:table-cell office:value-type="float" office:value="1.691495" calcext:value-type="float">
            <text:p>1.691495</text:p>
          </table:table-cell>
          <table:table-cell office:value-type="float" office:value="0" calcext:value-type="float">
            <text:p>0</text:p>
          </table:table-cell>
          <table:table-cell office:value-type="float" office:value="8.85266" calcext:value-type="float">
            <text:p>8.85266</text:p>
          </table:table-cell>
          <table:table-cell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6.541804" calcext:value-type="float">
            <text:p>6.541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7.0308714" calcext:value-type="float">
            <text:p>7.0308714</text:p>
          </table:table-cell>
          <table:table-cell office:value-type="float" office:value="0" calcext:value-type="float">
            <text:p>0</text:p>
          </table:table-cell>
          <table:table-cell office:value-type="float" office:value="1.5370799" calcext:value-type="float">
            <text:p>1.5370799</text:p>
          </table:table-cell>
          <table:table-cell office:value-type="float" office:value="2.6300874" calcext:value-type="float">
            <text:p>2.6300874</text:p>
          </table:table-cell>
          <table:table-cell office:value-type="float" office:value="0.11126245" calcext:value-type="float">
            <text:p>0.11126245</text:p>
          </table:table-cell>
          <table:table-cell office:value-type="float" office:value="0" calcext:value-type="float">
            <text:p>0</text:p>
          </table:table-cell>
          <table:table-cell office:value-type="float" office:value="0.2317353" calcext:value-type="float">
            <text:p>0.2317353</text:p>
          </table:table-cell>
          <table:table-cell office:value-type="float" office:value="0.9375985" calcext:value-type="float">
            <text:p>0.9375985</text:p>
          </table:table-cell>
          <table:table-cell office:value-type="float" office:value="0.82027537" calcext:value-type="float">
            <text:p>0.82027537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3.2938375" calcext:value-type="float">
            <text:p>3.2938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143313" calcext:value-type="float">
            <text:p>5.5143313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0.39991695" calcext:value-type="float">
            <text:p>0.39991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53034" calcext:value-type="float">
            <text:p>3.7553034</text:p>
          </table:table-cell>
          <table:table-cell office:value-type="float" office:value="0.49422765" calcext:value-type="float">
            <text:p>0.494227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1.4149413" calcext:value-type="float">
            <text:p>1.4149413</text:p>
          </table:table-cell>
          <table:table-cell office:value-type="float" office:value="3.6965992" calcext:value-type="float">
            <text:p>3.6965992</text:p>
          </table:table-cell>
          <table:table-cell office:value-type="float" office:value="0.771498" calcext:value-type="float">
            <text:p>0.771498</text:p>
          </table:table-cell>
          <table:table-cell office:value-type="float" office:value="7.7215166" calcext:value-type="float">
            <text:p>7.7215166</text:p>
          </table:table-cell>
          <table:table-cell office:value-type="float" office:value="1.4401581" calcext:value-type="float">
            <text:p>1.4401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3731" calcext:value-type="float">
            <text:p>4.263731</text:p>
          </table:table-cell>
          <table:table-cell office:value-type="float" office:value="0.7580691" calcext:value-type="float">
            <text:p>0.75806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193774" calcext:value-type="float">
            <text:p>0.9193774</text:p>
          </table:table-cell>
          <table:table-cell office:value-type="float" office:value="1.249206" calcext:value-type="float">
            <text:p>1.249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.010059" calcext:value-type="float">
            <text:p>10.010059</text:p>
          </table:table-cell>
          <table:table-cell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3286535" calcext:value-type="float">
            <text:p>0.53286535</text:p>
          </table:table-cell>
          <table:table-cell office:value-type="float" office:value="12.193804" calcext:value-type="float">
            <text:p>12.1938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45245507" calcext:value-type="float">
            <text:p>0.45245507</text:p>
          </table:table-cell>
          <table:table-cell office:value-type="float" office:value="2.6146033" calcext:value-type="float">
            <text:p>2.6146033</text:p>
          </table:table-cell>
          <table:table-cell office:value-type="float" office:value="0" calcext:value-type="float">
            <text:p>0</text:p>
          </table:table-cell>
          <table:table-cell office:value-type="float" office:value="0.042275652" calcext:value-type="float">
            <text:p>0.042275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11535" calcext:value-type="float">
            <text:p>0.11511535</text:p>
          </table:table-cell>
          <table:table-cell office:value-type="float" office:value="3.7594767" calcext:value-type="float">
            <text:p>3.759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6572" calcext:value-type="float">
            <text:p>1.0076572</text:p>
          </table:table-cell>
          <table:table-cell office:value-type="float" office:value="0" calcext:value-type="float">
            <text:p>0</text:p>
          </table:table-cell>
          <table:table-cell office:value-type="float" office:value="2.3701224" calcext:value-type="float">
            <text:p>2.3701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9619" calcext:value-type="float">
            <text:p>1.059619</text:p>
          </table:table-cell>
          <table:table-cell office:value-type="float" office:value="0" calcext:value-type="float">
            <text:p>0</text:p>
          </table:table-cell>
          <table:table-cell office:value-type="float" office:value="3.5666964" calcext:value-type="float">
            <text:p>3.5666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8964" calcext:value-type="float">
            <text:p>1.7089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530684" calcext:value-type="float">
            <text:p>9.530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438945" calcext:value-type="float">
            <text:p>7.3438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office:value-type="float" office:value="0" calcext:value-type="float">
            <text:p>0</text:p>
          </table:table-cell>
          <table:table-cell office:value-type="float" office:value="4.2548165" calcext:value-type="float">
            <text:p>4.2548165</text:p>
          </table:table-cell>
          <table:table-cell office:value-type="float" office:value="0" calcext:value-type="float">
            <text:p>0</text:p>
          </table:table-cell>
          <table:table-cell office:value-type="float" office:value="0.28903216" calcext:value-type="float">
            <text:p>0.28903216</text:p>
          </table:table-cell>
          <table:table-cell office:value-type="float" office:value="9.955717" calcext:value-type="float">
            <text:p>9.955717</text:p>
          </table:table-cell>
          <table:table-cell office:value-type="float" office:value="0" calcext:value-type="float">
            <text:p>0</text:p>
          </table:table-cell>
          <table:table-cell office:value-type="float" office:value="13.249555" calcext:value-type="float">
            <text:p>13.249555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office:value-type="float" office:value="0" calcext:value-type="float">
            <text:p>0</text:p>
          </table:table-cell>
          <table:table-cell office:value-type="float" office:value="2.4588442" calcext:value-type="float">
            <text:p>2.4588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899334" calcext:value-type="float">
            <text:p>7.5899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4.783518" calcext:value-type="float">
            <text:p>4.783518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2.292466" calcext:value-type="float">
            <text:p>2.292466</text:p>
          </table:table-cell>
          <table:table-cell office:value-type="float" office:value="0" calcext:value-type="float">
            <text:p>0</text:p>
          </table:table-cell>
          <table:table-cell office:value-type="float" office:value="10.494513" calcext:value-type="float">
            <text:p>10.494513</text:p>
          </table:table-cell>
          <table:table-cell office:value-type="float" office:value="0" calcext:value-type="float">
            <text:p>0</text:p>
          </table:table-cell>
          <table:table-cell office:value-type="float" office:value="7.9715347" calcext:value-type="float">
            <text:p>7.9715347</text:p>
          </table:table-cell>
          <table:table-cell office:value-type="float" office:value="3.8160183" calcext:value-type="float">
            <text:p>3.81601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382209" calcext:value-type="float">
            <text:p>9.382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73784" calcext:value-type="float">
            <text:p>2.4873784</text:p>
          </table:table-cell>
          <table:table-cell office:value-type="float" office:value="0.8905073" calcext:value-type="float">
            <text:p>0.89050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2252911" calcext:value-type="float">
            <text:p>0.12252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63434" calcext:value-type="float">
            <text:p>2.2263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17.343025" calcext:value-type="float">
            <text:p>17.343025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61107" calcext:value-type="float">
            <text:p>8.261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87047" calcext:value-type="float">
            <text:p>0.20187047</text:p>
          </table:table-cell>
          <table:table-cell office:value-type="float" office:value="2.7885253" calcext:value-type="float">
            <text:p>2.7885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79035" calcext:value-type="float">
            <text:p>0.25579035</text:p>
          </table:table-cell>
          <table:table-cell office:value-type="float" office:value="4.181623" calcext:value-type="float">
            <text:p>4.181623</text:p>
          </table:table-cell>
          <table:table-cell office:value-type="float" office:value="0" calcext:value-type="float">
            <text:p>0</text:p>
          </table:table-cell>
          <table:table-cell office:value-type="float" office:value="1.9743739" calcext:value-type="float">
            <text:p>1.9743739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78102" calcext:value-type="float">
            <text:p>0.5378102</text:p>
          </table:table-cell>
          <table:table-cell office:value-type="float" office:value="0" calcext:value-type="float">
            <text:p>0</text:p>
          </table:table-cell>
          <table:table-cell office:value-type="float" office:value="0.07266006" calcext:value-type="float">
            <text:p>0.07266006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1.0114944" calcext:value-type="float">
            <text:p>1.0114944</text:p>
          </table:table-cell>
          <table:table-cell office:value-type="float" office:value="0" calcext:value-type="float">
            <text:p>0</text:p>
          </table:table-cell>
          <table:table-cell office:value-type="float" office:value="6.018437" calcext:value-type="float">
            <text:p>6.01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45448" calcext:value-type="float">
            <text:p>6.645448</text:p>
          </table:table-cell>
          <table:table-cell office:value-type="float" office:value="0" calcext:value-type="float">
            <text:p>0</text:p>
          </table:table-cell>
          <table:table-cell office:value-type="float" office:value="0.63176376" calcext:value-type="float">
            <text:p>0.63176376</text:p>
          </table:table-cell>
          <table:table-cell office:value-type="float" office:value="0" calcext:value-type="float">
            <text:p>0</text:p>
          </table:table-cell>
          <table:table-cell office:value-type="float" office:value="6.3094115" calcext:value-type="float">
            <text:p>6.3094115</text:p>
          </table:table-cell>
          <table:table-cell office:value-type="float" office:value="0" calcext:value-type="float">
            <text:p>0</text:p>
          </table:table-cell>
          <table:table-cell office:value-type="float" office:value="3.0344462" calcext:value-type="float">
            <text:p>3.0344462</text:p>
          </table:table-cell>
          <table:table-cell office:value-type="float" office:value="0" calcext:value-type="float">
            <text:p>0</text:p>
          </table:table-cell>
          <table:table-cell office:value-type="float" office:value="0.6834901" calcext:value-type="float">
            <text:p>0.6834901</text:p>
          </table:table-cell>
          <table:table-cell office:value-type="float" office:value="0.66035175" calcext:value-type="float">
            <text:p>0.66035175</text:p>
          </table:table-cell>
          <table:table-cell office:value-type="float" office:value="0" calcext:value-type="float">
            <text:p>0</text:p>
          </table:table-cell>
          <table:table-cell office:value-type="float" office:value="6.606772" calcext:value-type="float">
            <text:p>6.606772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075665" calcext:value-type="float">
            <text:p>5.9075665</text:p>
          </table:table-cell>
          <table:table-cell office:value-type="float" office:value="3.0761352" calcext:value-type="float">
            <text:p>3.07613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657633" calcext:value-type="float">
            <text:p>13.657633</text:p>
          </table:table-cell>
          <table:table-cell office:value-type="float" office:value="18.392763" calcext:value-type="float">
            <text:p>18.392763</text:p>
          </table:table-cell>
          <table:table-cell office:value-type="float" office:value="0" calcext:value-type="float">
            <text:p>0</text:p>
          </table:table-cell>
          <table:table-cell office:value-type="float" office:value="4.276568" calcext:value-type="float">
            <text:p>4.276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office:value-type="float" office:value="10.5902195" calcext:value-type="float">
            <text:p>10.5902195</text:p>
          </table:table-cell>
          <table:table-cell office:value-type="float" office:value="0" calcext:value-type="float">
            <text:p>0</text:p>
          </table:table-cell>
          <table:table-cell office:value-type="float" office:value="6.883542" calcext:value-type="float">
            <text:p>6.883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62512" calcext:value-type="float">
            <text:p>3.1662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533846" calcext:value-type="float">
            <text:p>9.533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31575" calcext:value-type="float">
            <text:p>2.1531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20247" calcext:value-type="float">
            <text:p>7.120247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8260038" calcext:value-type="float">
            <text:p>0.8260038</text:p>
          </table:table-cell>
          <table:table-cell office:value-type="float" office:value="2.090529" calcext:value-type="float">
            <text:p>2.090529</text:p>
          </table:table-cell>
          <table:table-cell office:value-type="float" office:value="0.21608797" calcext:value-type="float">
            <text:p>0.21608797</text:p>
          </table:table-cell>
          <table:table-cell office:value-type="float" office:value="0" calcext:value-type="float">
            <text:p>0</text:p>
          </table:table-cell>
          <table:table-cell office:value-type="float" office:value="1.3609717" calcext:value-type="float">
            <text:p>1.3609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4.445507" calcext:value-type="float">
            <text:p>4.445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032263" calcext:value-type="float">
            <text:p>5.5032263</text:p>
          </table:table-cell>
          <table:table-cell office:value-type="float" office:value="5.9017854" calcext:value-type="float">
            <text:p>5.9017854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office:value-type="float" office:value="5.8991747" calcext:value-type="float">
            <text:p>5.899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038653" calcext:value-type="float">
            <text:p>3.7038653</text:p>
          </table:table-cell>
          <table:table-cell office:value-type="float" office:value="1.6407108" calcext:value-type="float">
            <text:p>1.6407108</text:p>
          </table:table-cell>
          <table:table-cell office:value-type="float" office:value="9.873009" calcext:value-type="float">
            <text:p>9.873009</text:p>
          </table:table-cell>
          <table:table-cell office:value-type="float" office:value="0.9233214" calcext:value-type="float">
            <text:p>0.9233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118026" calcext:value-type="float">
            <text:p>3.8118026</text:p>
          </table:table-cell>
          <table:table-cell office:value-type="float" office:value="0.3181578" calcext:value-type="float">
            <text:p>0.31815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716173" calcext:value-type="float">
            <text:p>1.3716173</text:p>
          </table:table-cell>
          <table:table-cell office:value-type="float" office:value="4.3426056" calcext:value-type="float">
            <text:p>4.3426056</text:p>
          </table:table-cell>
          <table:table-cell office:value-type="float" office:value="3.6313822" calcext:value-type="float">
            <text:p>3.6313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48736" calcext:value-type="float">
            <text:p>4.1248736</text:p>
          </table:table-cell>
          <table:table-cell office:value-type="float" office:value="3.7725794" calcext:value-type="float">
            <text:p>3.772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49783" calcext:value-type="float">
            <text:p>3.16497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843886" calcext:value-type="float">
            <text:p>1.1843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1145713" calcext:value-type="float">
            <text:p>1.1145713</text:p>
          </table:table-cell>
          <table:table-cell office:value-type="float" office:value="1.2867084" calcext:value-type="float">
            <text:p>1.2867084</text:p>
          </table:table-cell>
          <table:table-cell office:value-type="float" office:value="0.08227599" calcext:value-type="float">
            <text:p>0.08227599</text:p>
          </table:table-cell>
          <table:table-cell office:value-type="float" office:value="2.9959152" calcext:value-type="float">
            <text:p>2.9959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54038" calcext:value-type="float">
            <text:p>3.6654038</text:p>
          </table:table-cell>
          <table:table-cell office:value-type="float" office:value="1.7393242" calcext:value-type="float">
            <text:p>1.7393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618735" calcext:value-type="float">
            <text:p>3.9618735</text:p>
          </table:table-cell>
          <table:table-cell office:value-type="float" office:value="1.9900472" calcext:value-type="float">
            <text:p>1.9900472</text:p>
          </table:table-cell>
          <table:table-cell office:value-type="float" office:value="3.0271275" calcext:value-type="float">
            <text:p>3.0271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39399" calcext:value-type="float">
            <text:p>0.23839399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2.8895543" calcext:value-type="float">
            <text:p>2.8895543</text:p>
          </table:table-cell>
          <table:table-cell office:value-type="float" office:value="0.79051614" calcext:value-type="float">
            <text:p>0.79051614</text:p>
          </table:table-cell>
          <table:table-cell office:value-type="float" office:value="0.073037565" calcext:value-type="float">
            <text:p>0.073037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335308" calcext:value-type="float">
            <text:p>3.73353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26762187" calcext:value-type="float">
            <text:p>0.0026762187</text:p>
          </table:table-cell>
          <table:table-cell office:value-type="float" office:value="0.70432216" calcext:value-type="float">
            <text:p>0.70432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355224" calcext:value-type="float">
            <text:p>0.1193552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076256" calcext:value-type="float">
            <text:p>4.076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53016" calcext:value-type="float">
            <text:p>3.653016</text:p>
          </table:table-cell>
          <table:table-cell office:value-type="float" office:value="0.30861604" calcext:value-type="float">
            <text:p>0.3086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105346" calcext:value-type="float">
            <text:p>7.2105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915946" calcext:value-type="float">
            <text:p>0.010915946</text:p>
          </table:table-cell>
          <table:table-cell office:value-type="float" office:value="0.13513881" calcext:value-type="float">
            <text:p>0.13513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6036" calcext:value-type="float">
            <text:p>0.09006036</text:p>
          </table:table-cell>
          <table:table-cell office:value-type="float" office:value="8.995018" calcext:value-type="float">
            <text:p>8.995018</text:p>
          </table:table-cell>
          <table:table-cell office:value-type="float" office:value="0" calcext:value-type="float">
            <text:p>0</text:p>
          </table:table-cell>
          <table:table-cell office:value-type="float" office:value="0.9673746" calcext:value-type="float">
            <text:p>0.9673746</text:p>
          </table:table-cell>
          <table:table-cell office:value-type="float" office:value="0.14203048" calcext:value-type="float">
            <text:p>0.14203048</text:p>
          </table:table-cell>
          <table:table-cell office:value-type="float" office:value="0" calcext:value-type="float">
            <text:p>0</text:p>
          </table:table-cell>
          <table:table-cell office:value-type="float" office:value="2.2420297" calcext:value-type="float">
            <text:p>2.2420297</text:p>
          </table:table-cell>
          <table:table-cell office:value-type="float" office:value="0" calcext:value-type="float">
            <text:p>0</text:p>
          </table:table-cell>
          <table:table-cell office:value-type="float" office:value="0.041269436" calcext:value-type="float">
            <text:p>0.041269436</text:p>
          </table:table-cell>
          <table:table-cell office:value-type="float" office:value="0" calcext:value-type="float">
            <text:p>0</text:p>
          </table:table-cell>
          <table:table-cell office:value-type="float" office:value="3.5932603" calcext:value-type="float">
            <text:p>3.5932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08591" calcext:value-type="float">
            <text:p>5.508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65334" calcext:value-type="float">
            <text:p>0.70365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36993" calcext:value-type="float">
            <text:p>11.036993</text:p>
          </table:table-cell>
          <table:table-cell office:value-type="float" office:value="0" calcext:value-type="float">
            <text:p>0</text:p>
          </table:table-cell>
          <table:table-cell office:value-type="float" office:value="7.4222593" calcext:value-type="float">
            <text:p>7.4222593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4.3816953" calcext:value-type="float">
            <text:p>4.3816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41936" calcext:value-type="float">
            <text:p>1.3641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83085" calcext:value-type="float">
            <text:p>0.016583085</text:p>
          </table:table-cell>
          <table:table-cell office:value-type="float" office:value="0" calcext:value-type="float">
            <text:p>0</text:p>
          </table:table-cell>
          <table:table-cell office:value-type="float" office:value="1.9707303" calcext:value-type="float">
            <text:p>1.9707303</text:p>
          </table:table-cell>
          <table:table-cell office:value-type="float" office:value="0" calcext:value-type="float">
            <text:p>0</text:p>
          </table:table-cell>
          <table:table-cell office:value-type="float" office:value="1.4535027" calcext:value-type="float">
            <text:p>1.4535027</text:p>
          </table:table-cell>
          <table:table-cell office:value-type="float" office:value="7.816931" calcext:value-type="float">
            <text:p>7.816931</text:p>
          </table:table-cell>
          <table:table-cell office:value-type="float" office:value="1.7050589" calcext:value-type="float">
            <text:p>1.7050589</text:p>
          </table:table-cell>
          <table:table-cell office:value-type="float" office:value="1.516011" calcext:value-type="float">
            <text:p>1.516011</text:p>
          </table:table-cell>
          <table:table-cell office:value-type="float" office:value="0" calcext:value-type="float">
            <text:p>0</text:p>
          </table:table-cell>
          <table:table-cell office:value-type="float" office:value="0.14375898" calcext:value-type="float">
            <text:p>0.14375898</text:p>
          </table:table-cell>
          <table:table-cell office:value-type="float" office:value="6.763977" calcext:value-type="float">
            <text:p>6.763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82093" calcext:value-type="float">
            <text:p>2.0820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.91373783" calcext:value-type="float">
            <text:p>0.91373783</text:p>
          </table:table-cell>
          <table:table-cell office:value-type="float" office:value="2.7961404" calcext:value-type="float">
            <text:p>2.7961404</text:p>
          </table:table-cell>
          <table:table-cell office:value-type="float" office:value="0.03959097" calcext:value-type="float">
            <text:p>0.03959097</text:p>
          </table:table-cell>
          <table:table-cell office:value-type="float" office:value="0" calcext:value-type="float">
            <text:p>0</text:p>
          </table:table-cell>
          <table:table-cell office:value-type="float" office:value="3.7854326" calcext:value-type="float">
            <text:p>3.7854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365366" calcext:value-type="float">
            <text:p>0.98365366</text:p>
          </table:table-cell>
          <table:table-cell office:value-type="float" office:value="3.0326717" calcext:value-type="float">
            <text:p>3.0326717</text:p>
          </table:table-cell>
          <table:table-cell office:value-type="float" office:value="0" calcext:value-type="float">
            <text:p>0</text:p>
          </table:table-cell>
          <table:table-cell office:value-type="float" office:value="3.757796" calcext:value-type="float">
            <text:p>3.757796</text:p>
          </table:table-cell>
          <table:table-cell office:value-type="float" office:value="2.016652" calcext:value-type="float">
            <text:p>2.016652</text:p>
          </table:table-cell>
          <table:table-cell office:value-type="float" office:value="0" calcext:value-type="float">
            <text:p>0</text:p>
          </table:table-cell>
          <table:table-cell office:value-type="float" office:value="0.99608094" calcext:value-type="float">
            <text:p>0.99608094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1.0927558" calcext:value-type="float">
            <text:p>1.0927558</text:p>
          </table:table-cell>
          <table:table-cell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3.487937" calcext:value-type="float">
            <text:p>3.487937</text:p>
          </table:table-cell>
          <table:table-cell office:value-type="float" office:value="1.1888676" calcext:value-type="float">
            <text:p>1.1888676</text:p>
          </table:table-cell>
          <table:table-cell office:value-type="float" office:value="6.2055793" calcext:value-type="float">
            <text:p>6.2055793</text:p>
          </table:table-cell>
          <table:table-cell office:value-type="float" office:value="0" calcext:value-type="float">
            <text:p>0</text:p>
          </table:table-cell>
          <table:table-cell office:value-type="float" office:value="3.2541754" calcext:value-type="float">
            <text:p>3.2541754</text:p>
          </table:table-cell>
          <table:table-cell office:value-type="float" office:value="0" calcext:value-type="float">
            <text:p>0</text:p>
          </table:table-cell>
          <table:table-cell office:value-type="float" office:value="6.9798617" calcext:value-type="float">
            <text:p>6.9798617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5.5686474" calcext:value-type="float">
            <text:p>5.5686474</text:p>
          </table:table-cell>
          <table:table-cell office:value-type="float" office:value="0" calcext:value-type="float">
            <text:p>0</text:p>
          </table:table-cell>
          <table:table-cell office:value-type="float" office:value="9.675075" calcext:value-type="float">
            <text:p>9.675075</text:p>
          </table:table-cell>
          <table:table-cell office:value-type="float" office:value="0.83465374" calcext:value-type="float">
            <text:p>0.83465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5955" calcext:value-type="float">
            <text:p>2.105955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14221" calcext:value-type="float">
            <text:p>10.814221</text:p>
          </table:table-cell>
          <table:table-cell office:value-type="float" office:value="0" calcext:value-type="float">
            <text:p>0</text:p>
          </table:table-cell>
          <table:table-cell office:value-type="float" office:value="6.1076407" calcext:value-type="float">
            <text:p>6.1076407</text:p>
          </table:table-cell>
          <table:table-cell office:value-type="float" office:value="6.195525" calcext:value-type="float">
            <text:p>6.195525</text:p>
          </table:table-cell>
          <table:table-cell office:value-type="float" office:value="0" calcext:value-type="float">
            <text:p>0</text:p>
          </table:table-cell>
          <table:table-cell office:value-type="float" office:value="3.2580192" calcext:value-type="float">
            <text:p>3.2580192</text:p>
          </table:table-cell>
          <table:table-cell office:value-type="float" office:value="0.2726135" calcext:value-type="float">
            <text:p>0.2726135</text:p>
          </table:table-cell>
          <table:table-cell office:value-type="float" office:value="1.8544129" calcext:value-type="float">
            <text:p>1.85441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343556" calcext:value-type="float">
            <text:p>4.343556</text:p>
          </table:table-cell>
          <table:table-cell office:value-type="float" office:value="0.8474562" calcext:value-type="float">
            <text:p>0.8474562</text:p>
          </table:table-cell>
          <table:table-cell office:value-type="float" office:value="0.73692966" calcext:value-type="float">
            <text:p>0.73692966</text:p>
          </table:table-cell>
          <table:table-cell office:value-type="float" office:value="4.562662" calcext:value-type="float">
            <text:p>4.5626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815165" calcext:value-type="float">
            <text:p>0.24815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18341" calcext:value-type="float">
            <text:p>0.09918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06176" calcext:value-type="float">
            <text:p>4.906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8964" calcext:value-type="float">
            <text:p>1.578964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0.71969616" calcext:value-type="float">
            <text:p>0.7196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05482" calcext:value-type="float">
            <text:p>0.21505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0.560134" calcext:value-type="float">
            <text:p>0.560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74533" calcext:value-type="float">
            <text:p>1.60745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66342" calcext:value-type="float">
            <text:p>1.2966342</text:p>
          </table:table-cell>
          <table:table-cell office:value-type="float" office:value="0" calcext:value-type="float">
            <text:p>0</text:p>
          </table:table-cell>
          <table:table-cell office:value-type="float" office:value="3.744158" calcext:value-type="float">
            <text:p>3.7441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office:value-type="float" office:value="5.285414" calcext:value-type="float">
            <text:p>5.285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71365" calcext:value-type="float">
            <text:p>0.5371365</text:p>
          </table:table-cell>
          <table:table-cell office:value-type="float" office:value="2.058024" calcext:value-type="float">
            <text:p>2.058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office:value-type="float" office:value="0" calcext:value-type="float">
            <text:p>0</text:p>
          </table:table-cell>
          <table:table-cell office:value-type="float" office:value="1.9729087" calcext:value-type="float">
            <text:p>1.9729087</text:p>
          </table:table-cell>
          <table:table-cell office:value-type="float" office:value="0" calcext:value-type="float">
            <text:p>0</text:p>
          </table:table-cell>
          <table:table-cell office:value-type="float" office:value="0.5104195" calcext:value-type="float">
            <text:p>0.5104195</text:p>
          </table:table-cell>
          <table:table-cell office:value-type="float" office:value="3.2935653" calcext:value-type="float">
            <text:p>3.2935653</text:p>
          </table:table-cell>
          <table:table-cell office:value-type="float" office:value="0.31598037" calcext:value-type="float">
            <text:p>0.31598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69723" calcext:value-type="float">
            <text:p>0.48869723</text:p>
          </table:table-cell>
          <table:table-cell office:value-type="float" office:value="0" calcext:value-type="float">
            <text:p>0</text:p>
          </table:table-cell>
          <table:table-cell office:value-type="float" office:value="0.20518704" calcext:value-type="float">
            <text:p>0.20518704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3.0937762" calcext:value-type="float">
            <text:p>3.0937762</text:p>
          </table:table-cell>
          <table:table-cell office:value-type="float" office:value="0.38842678" calcext:value-type="float">
            <text:p>0.388426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130683" calcext:value-type="float">
            <text:p>0.8130683</text:p>
          </table:table-cell>
          <table:table-cell office:value-type="float" office:value="0.11341116" calcext:value-type="float">
            <text:p>0.11341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332" calcext:value-type="float">
            <text:p>4.2332</text:p>
          </table:table-cell>
          <table:table-cell office:value-type="float" office:value="0.29324678" calcext:value-type="float">
            <text:p>0.29324678</text:p>
          </table:table-cell>
          <table:table-cell office:value-type="float" office:value="1.3211008" calcext:value-type="float">
            <text:p>1.321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1735451" calcext:value-type="float">
            <text:p>2.1735451</text:p>
          </table:table-cell>
          <table:table-cell office:value-type="float" office:value="0.08227599" calcext:value-type="float">
            <text:p>0.08227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938787" calcext:value-type="float">
            <text:p>5.5938787</text:p>
          </table:table-cell>
          <table:table-cell office:value-type="float" office:value="0" calcext:value-type="float">
            <text:p>0</text:p>
          </table:table-cell>
          <table:table-cell office:value-type="float" office:value="7.579545" calcext:value-type="float">
            <text:p>7.5795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4669023" calcext:value-type="float">
            <text:p>6.4669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397417" calcext:value-type="float">
            <text:p>0.37397417</text:p>
          </table:table-cell>
          <table:table-cell office:value-type="float" office:value="0.876549" calcext:value-type="float">
            <text:p>0.876549</text:p>
          </table:table-cell>
          <table:table-cell office:value-type="float" office:value="0.3031405" calcext:value-type="float">
            <text:p>0.30314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8259974" calcext:value-type="float">
            <text:p>2.8259974</text:p>
          </table:table-cell>
          <table:table-cell office:value-type="float" office:value="0" calcext:value-type="float">
            <text:p>0</text:p>
          </table:table-cell>
          <table:table-cell office:value-type="float" office:value="4.4955883" calcext:value-type="float">
            <text:p>4.49558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483005" calcext:value-type="float">
            <text:p>0.94830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08611" calcext:value-type="float">
            <text:p>1.308611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612824" calcext:value-type="float">
            <text:p>9.612824</text:p>
          </table:table-cell>
          <table:table-cell office:value-type="float" office:value="1.4872578" calcext:value-type="float">
            <text:p>1.4872578</text:p>
          </table:table-cell>
          <table:table-cell office:value-type="float" office:value="0" calcext:value-type="float">
            <text:p>0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1.3944843" calcext:value-type="float">
            <text:p>1.3944843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0" calcext:value-type="float">
            <text:p>0</text:p>
          </table:table-cell>
          <table:table-cell office:value-type="float" office:value="1.1607661" calcext:value-type="float">
            <text:p>1.160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40607" calcext:value-type="float">
            <text:p>2.8340607</text:p>
          </table:table-cell>
          <table:table-cell office:value-type="float" office:value="3.431306" calcext:value-type="float">
            <text:p>3.431306</text:p>
          </table:table-cell>
          <table:table-cell office:value-type="float" office:value="0.21782401" calcext:value-type="float">
            <text:p>0.21782401</text:p>
          </table:table-cell>
          <table:table-cell office:value-type="float" office:value="0.7425837" calcext:value-type="float">
            <text:p>0.7425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138258" calcext:value-type="float">
            <text:p>0.07138258</text:p>
          </table:table-cell>
          <table:table-cell office:value-type="float" office:value="3.043549" calcext:value-type="float">
            <text:p>3.043549</text:p>
          </table:table-cell>
          <table:table-cell office:value-type="float" office:value="0" calcext:value-type="float">
            <text:p>0</text:p>
          </table:table-cell>
          <table:table-cell office:value-type="float" office:value="5.846833" calcext:value-type="float">
            <text:p>5.8468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971096" calcext:value-type="float">
            <text:p>0.63971096</text:p>
          </table:table-cell>
          <table:table-cell office:value-type="float" office:value="0" calcext:value-type="float">
            <text:p>0</text:p>
          </table:table-cell>
          <table:table-cell office:value-type="float" office:value="1.3161225" calcext:value-type="float">
            <text:p>1.3161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1842" calcext:value-type="float">
            <text:p>3.6818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3.5775352" calcext:value-type="float">
            <text:p>3.5775352</text:p>
          </table:table-cell>
          <table:table-cell office:value-type="float" office:value="9.003115" calcext:value-type="float">
            <text:p>9.003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7227" calcext:value-type="float">
            <text:p>0.3197227</text:p>
          </table:table-cell>
          <table:table-cell office:value-type="float" office:value="6.4313135" calcext:value-type="float">
            <text:p>6.4313135</text:p>
          </table:table-cell>
          <table:table-cell office:value-type="float" office:value="1.8943404" calcext:value-type="float">
            <text:p>1.8943404</text:p>
          </table:table-cell>
          <table:table-cell office:value-type="float" office:value="0.49660635" calcext:value-type="float">
            <text:p>0.49660635</text:p>
          </table:table-cell>
          <table:table-cell office:value-type="float" office:value="2.050615" calcext:value-type="float">
            <text:p>2.050615</text:p>
          </table:table-cell>
          <table:table-cell office:value-type="float" office:value="1.2569964" calcext:value-type="float">
            <text:p>1.2569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14967" calcext:value-type="float">
            <text:p>2.8014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5.590522" calcext:value-type="float">
            <text:p>5.590522</text:p>
          </table:table-cell>
          <table:table-cell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040002342" calcext:value-type="float">
            <text:p>0.040002342</text:p>
          </table:table-cell>
          <table:table-cell office:value-type="float" office:value="1.4021708" calcext:value-type="float">
            <text:p>1.402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179333" calcext:value-type="float">
            <text:p>0.15179333</text:p>
          </table:table-cell>
          <table:table-cell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3.6260922" calcext:value-type="float">
            <text:p>3.6260922</text:p>
          </table:table-cell>
          <table:table-cell office:value-type="float" office:value="0" calcext:value-type="float">
            <text:p>0</text:p>
          </table:table-cell>
          <table:table-cell office:value-type="float" office:value="0.008940055" calcext:value-type="float">
            <text:p>0.008940055</text:p>
          </table:table-cell>
          <table:table-cell office:value-type="float" office:value="3.4806387" calcext:value-type="float">
            <text:p>3.4806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3369" calcext:value-type="float">
            <text:p>0.3723369</text:p>
          </table:table-cell>
          <table:table-cell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534047" calcext:value-type="float">
            <text:p>6.6534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26579" calcext:value-type="float">
            <text:p>0.9826579</text:p>
          </table:table-cell>
          <table:table-cell office:value-type="float" office:value="0.5856898" calcext:value-type="float">
            <text:p>0.5856898</text:p>
          </table:table-cell>
          <table:table-cell office:value-type="float" office:value="0.5991115" calcext:value-type="float">
            <text:p>0.5991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32834" calcext:value-type="float">
            <text:p>1.2732834</text:p>
          </table:table-cell>
          <table:table-cell office:value-type="float" office:value="0" calcext:value-type="float">
            <text:p>0</text:p>
          </table:table-cell>
          <table:table-cell office:value-type="float" office:value="1.1577604" calcext:value-type="float">
            <text:p>1.1577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01776" calcext:value-type="float">
            <text:p>3.0201776</text:p>
          </table:table-cell>
          <table:table-cell office:value-type="float" office:value="5.6742277" calcext:value-type="float">
            <text:p>5.6742277</text:p>
          </table:table-cell>
          <table:table-cell office:value-type="float" office:value="0" calcext:value-type="float">
            <text:p>0</text:p>
          </table:table-cell>
          <table:table-cell office:value-type="float" office:value="0.76797515" calcext:value-type="float">
            <text:p>0.767975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530595" calcext:value-type="float">
            <text:p>9.530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792994" calcext:value-type="float">
            <text:p>5.6792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785689" calcext:value-type="float">
            <text:p>1.3785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16547" calcext:value-type="float">
            <text:p>6.216547</text:p>
          </table:table-cell>
          <table:table-cell office:value-type="float" office:value="0.09601773" calcext:value-type="float">
            <text:p>0.09601773</text:p>
          </table:table-cell>
          <table:table-cell office:value-type="float" office:value="3.609266" calcext:value-type="float">
            <text:p>3.609266</text:p>
          </table:table-cell>
          <table:table-cell office:value-type="float" office:value="2.226287" calcext:value-type="float">
            <text:p>2.2262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314891" calcext:value-type="float">
            <text:p>1.0314891</text:p>
          </table:table-cell>
          <table:table-cell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9.389584" calcext:value-type="float">
            <text:p>9.389584</text:p>
          </table:table-cell>
          <table:table-cell office:value-type="float" office:value="0.24465108" calcext:value-type="float">
            <text:p>0.24465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38608" calcext:value-type="float">
            <text:p>2.6138608</text:p>
          </table:table-cell>
          <table:table-cell office:value-type="float" office:value="0" calcext:value-type="float">
            <text:p>0</text:p>
          </table:table-cell>
          <table:table-cell office:value-type="float" office:value="7.155784" calcext:value-type="float">
            <text:p>7.155784</text:p>
          </table:table-cell>
          <table:table-cell office:value-type="float" office:value="7.9589477" calcext:value-type="float">
            <text:p>7.9589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2592" calcext:value-type="float">
            <text:p>1.92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856803" calcext:value-type="float">
            <text:p>1.7856803</text:p>
          </table:table-cell>
          <table:table-cell office:value-type="float" office:value="1.8732673" calcext:value-type="float">
            <text:p>1.87326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58048" calcext:value-type="float">
            <text:p>0.658048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19.818499" calcext:value-type="float">
            <text:p>19.818499</text:p>
          </table:table-cell>
          <table:table-cell office:value-type="float" office:value="0" calcext:value-type="float">
            <text:p>0</text:p>
          </table:table-cell>
          <table:table-cell office:value-type="float" office:value="9.104285" calcext:value-type="float">
            <text:p>9.104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285808" calcext:value-type="float">
            <text:p>1.62858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51282" calcext:value-type="float">
            <text:p>2.2251282</text:p>
          </table:table-cell>
          <table:table-cell office:value-type="float" office:value="0.4222401" calcext:value-type="float">
            <text:p>0.4222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483687" calcext:value-type="float">
            <text:p>0.14483687</text:p>
          </table:table-cell>
          <table:table-cell office:value-type="float" office:value="0" calcext:value-type="float">
            <text:p>0</text:p>
          </table:table-cell>
          <table:table-cell office:value-type="float" office:value="1.5955151" calcext:value-type="float">
            <text:p>1.5955151</text:p>
          </table:table-cell>
          <table:table-cell office:value-type="float" office:value="7.2478075" calcext:value-type="float">
            <text:p>7.24780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169686" calcext:value-type="float">
            <text:p>2.1169686</text:p>
          </table:table-cell>
          <table:table-cell office:value-type="float" office:value="0.38714826" calcext:value-type="float">
            <text:p>0.38714826</text:p>
          </table:table-cell>
          <table:table-cell office:value-type="float" office:value="1.8690782" calcext:value-type="float">
            <text:p>1.86907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2512074" calcext:value-type="float">
            <text:p>0.52512074</text:p>
          </table:table-cell>
          <table:table-cell office:value-type="float" office:value="11.069767" calcext:value-type="float">
            <text:p>11.0697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70638263" calcext:value-type="float">
            <text:p>0.706382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5806675" calcext:value-type="float">
            <text:p>0.158066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62474" calcext:value-type="float">
            <text:p>4.462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387036" calcext:value-type="float">
            <text:p>0.63387036</text:p>
          </table:table-cell>
          <table:table-cell office:value-type="float" office:value="2.5088034" calcext:value-type="float">
            <text:p>2.50880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office:value-type="float" office:value="5.506875" calcext:value-type="float">
            <text:p>5.506875</text:p>
          </table:table-cell>
          <table:table-cell office:value-type="float" office:value="5.830482" calcext:value-type="float">
            <text:p>5.830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95212" calcext:value-type="float">
            <text:p>0.22895212</text:p>
          </table:table-cell>
          <table:table-cell office:value-type="float" office:value="0.008116627" calcext:value-type="float">
            <text:p>0.008116627</text:p>
          </table:table-cell>
          <table:table-cell office:value-type="float" office:value="0" calcext:value-type="float">
            <text:p>0</text:p>
          </table:table-cell>
          <table:table-cell office:value-type="float" office:value="4.6279473" calcext:value-type="float">
            <text:p>4.62794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0016116" calcext:value-type="float">
            <text:p>0.20016116</text:p>
          </table:table-cell>
          <table:table-cell office:value-type="float" office:value="0" calcext:value-type="float">
            <text:p>0</text:p>
          </table:table-cell>
          <table:table-cell office:value-type="float" office:value="0.7060907" calcext:value-type="float">
            <text:p>0.7060907</text:p>
          </table:table-cell>
          <table:table-cell office:value-type="float" office:value="3.3659973" calcext:value-type="float">
            <text:p>3.3659973</text:p>
          </table:table-cell>
          <table:table-cell office:value-type="float" office:value="0.5997054" calcext:value-type="float">
            <text:p>0.5997054</text:p>
          </table:table-cell>
          <table:table-cell office:value-type="float" office:value="0.36275214" calcext:value-type="float">
            <text:p>0.36275214</text:p>
          </table:table-cell>
          <table:table-cell office:value-type="float" office:value="0" calcext:value-type="float">
            <text:p>0</text:p>
          </table:table-cell>
          <table:table-cell office:value-type="float" office:value="2.0087364" calcext:value-type="float">
            <text:p>2.0087364</text:p>
          </table:table-cell>
          <table:table-cell office:value-type="float" office:value="1.3783103" calcext:value-type="float">
            <text:p>1.3783103</text:p>
          </table:table-cell>
          <table:table-cell office:value-type="float" office:value="0.7973829" calcext:value-type="float">
            <text:p>0.797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72172" calcext:value-type="float">
            <text:p>1.37721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033946" calcext:value-type="float">
            <text:p>0.08033946</text:p>
          </table:table-cell>
          <table:table-cell office:value-type="float" office:value="0" calcext:value-type="float">
            <text:p>0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office:value-type="float" office:value="0.54983944" calcext:value-type="float">
            <text:p>0.54983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27304" calcext:value-type="float">
            <text:p>0.06327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523583" calcext:value-type="float">
            <text:p>0.0011523583</text:p>
          </table:table-cell>
          <table:table-cell office:value-type="float" office:value="0" calcext:value-type="float">
            <text:p>0</text:p>
          </table:table-cell>
          <table:table-cell office:value-type="float" office:value="1.9166447" calcext:value-type="float">
            <text:p>1.9166447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office:value-type="float" office:value="4.7883296" calcext:value-type="float">
            <text:p>4.7883296</text:p>
          </table:table-cell>
          <table:table-cell office:value-type="float" office:value="0" calcext:value-type="float">
            <text:p>0</text:p>
          </table:table-cell>
          <table:table-cell office:value-type="float" office:value="5.675511" calcext:value-type="float">
            <text:p>5.675511</text:p>
          </table:table-cell>
          <table:table-cell office:value-type="float" office:value="4.758394" calcext:value-type="float">
            <text:p>4.758394</text:p>
          </table:table-cell>
          <table:table-cell office:value-type="float" office:value="0.040002342" calcext:value-type="float">
            <text:p>0.040002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313538" calcext:value-type="float">
            <text:p>7.2313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2.437683" calcext:value-type="float">
            <text:p>2.437683</text:p>
          </table:table-cell>
          <table:table-cell office:value-type="float" office:value="14.566831" calcext:value-type="float">
            <text:p>14.5668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519054" calcext:value-type="float">
            <text:p>6.2519054</text:p>
          </table:table-cell>
          <table:table-cell office:value-type="float" office:value="5.496642" calcext:value-type="float">
            <text:p>5.496642</text:p>
          </table:table-cell>
          <table:table-cell office:value-type="float" office:value="2.6817226" calcext:value-type="float">
            <text:p>2.68172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34091" calcext:value-type="float">
            <text:p>1.934091</text:p>
          </table:table-cell>
          <table:table-cell office:value-type="float" office:value="0" calcext:value-type="float">
            <text:p>0</text:p>
          </table:table-cell>
          <table:table-cell office:value-type="float" office:value="3.285148" calcext:value-type="float">
            <text:p>3.285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01773" calcext:value-type="float">
            <text:p>0.096017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848889" calcext:value-type="float">
            <text:p>0.3848889</text:p>
          </table:table-cell>
          <table:table-cell office:value-type="float" office:value="0" calcext:value-type="float">
            <text:p>0</text:p>
          </table:table-cell>
          <table:table-cell office:value-type="float" office:value="0.7605451" calcext:value-type="float">
            <text:p>0.7605451</text:p>
          </table:table-cell>
          <table:table-cell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5.737877" calcext:value-type="float">
            <text:p>5.737877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0" calcext:value-type="float">
            <text:p>0</text:p>
          </table:table-cell>
          <table:table-cell office:value-type="float" office:value="4.0329866" calcext:value-type="float">
            <text:p>4.0329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126245" calcext:value-type="float">
            <text:p>0.11126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77057" calcext:value-type="float">
            <text:p>2.4777057</text:p>
          </table:table-cell>
          <table:table-cell office:value-type="float" office:value="5.760062" calcext:value-type="float">
            <text:p>5.760062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92986" calcext:value-type="float">
            <text:p>0.18192986</text:p>
          </table:table-cell>
          <table:table-cell office:value-type="float" office:value="2.036464" calcext:value-type="float">
            <text:p>2.036464</text:p>
          </table:table-cell>
          <table:table-cell office:value-type="float" office:value="4.4316354" calcext:value-type="float">
            <text:p>4.4316354</text:p>
          </table:table-cell>
          <table:table-cell office:value-type="float" office:value="0" calcext:value-type="float">
            <text:p>0</text:p>
          </table:table-cell>
          <table:table-cell office:value-type="float" office:value="1.9166799" calcext:value-type="float">
            <text:p>1.9166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884264" calcext:value-type="float">
            <text:p>0.95884264</text:p>
          </table:table-cell>
          <table:table-cell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0" calcext:value-type="float">
            <text:p>0</text:p>
          </table:table-cell>
          <table:table-cell office:value-type="float" office:value="0.18750252" calcext:value-type="float">
            <text:p>0.18750252</text:p>
          </table:table-cell>
          <table:table-cell office:value-type="float" office:value="0.7889302" calcext:value-type="float">
            <text:p>0.7889302</text:p>
          </table:table-cell>
          <table:table-cell office:value-type="float" office:value="0" calcext:value-type="float">
            <text:p>0</text:p>
          </table:table-cell>
          <table:table-cell office:value-type="float" office:value="10.695657" calcext:value-type="float">
            <text:p>10.695657</text:p>
          </table:table-cell>
          <table:table-cell office:value-type="float" office:value="1.5747757" calcext:value-type="float">
            <text:p>1.574775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227599" calcext:value-type="float">
            <text:p>0.0822759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419896" calcext:value-type="float">
            <text:p>0.1419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20552" calcext:value-type="float">
            <text:p>0.11720552</text:p>
          </table:table-cell>
          <table:table-cell office:value-type="float" office:value="0.2899479" calcext:value-type="float">
            <text:p>0.2899479</text:p>
          </table:table-cell>
          <table:table-cell office:value-type="float" office:value="0.2118701" calcext:value-type="float">
            <text:p>0.2118701</text:p>
          </table:table-cell>
          <table:table-cell office:value-type="float" office:value="6.6467276" calcext:value-type="float">
            <text:p>6.646727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.404485" calcext:value-type="float">
            <text:p>6.4044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070026" calcext:value-type="float">
            <text:p>0.507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255363" calcext:value-type="float">
            <text:p>0.45255363</text:p>
          </table:table-cell>
          <table:table-cell office:value-type="float" office:value="0.30861604" calcext:value-type="float">
            <text:p>0.308616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8669768" calcext:value-type="float">
            <text:p>0.003866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006036" calcext:value-type="float">
            <text:p>0.09006036</text:p>
          </table:table-cell>
          <table:table-cell office:value-type="float" office:value="0" calcext:value-type="float">
            <text:p>0</text:p>
          </table:table-cell>
          <table:table-cell office:value-type="float" office:value="13.022705" calcext:value-type="float">
            <text:p>13.022705</text:p>
          </table:table-cell>
          <table:table-cell office:value-type="float" office:value="0.00013604977" calcext:value-type="float">
            <text:p>0.00013604977</text:p>
          </table:table-cell>
          <table:table-cell office:value-type="float" office:value="0.13042057" calcext:value-type="float">
            <text:p>0.13042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0478" calcext:value-type="float">
            <text:p>0.350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28533" calcext:value-type="float">
            <text:p>0.20928533</text:p>
          </table:table-cell>
          <table:table-cell office:value-type="float" office:value="4.341116" calcext:value-type="float">
            <text:p>4.341116</text:p>
          </table:table-cell>
          <table:table-cell office:value-type="float" office:value="0" calcext:value-type="float">
            <text:p>0</text:p>
          </table:table-cell>
          <table:table-cell office:value-type="float" office:value="0.14361067" calcext:value-type="float">
            <text:p>0.143610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1790033" calcext:value-type="float">
            <text:p>0.31790033</text:p>
          </table:table-cell>
          <table:table-cell office:value-type="float" office:value="0" calcext:value-type="float">
            <text:p>0</text:p>
          </table:table-cell>
          <table:table-cell office:value-type="float" office:value="0.21475166" calcext:value-type="float">
            <text:p>0.214751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366615" calcext:value-type="float">
            <text:p>5.13666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728774" calcext:value-type="float">
            <text:p>1.4728774</text:p>
          </table:table-cell>
          <table:table-cell office:value-type="float" office:value="5.1678042" calcext:value-type="float">
            <text:p>5.1678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0699" calcext:value-type="float">
            <text:p>4.880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214526" calcext:value-type="float">
            <text:p>0.44214526</text:p>
          </table:table-cell>
          <table:table-cell office:value-type="float" office:value="4.851348" calcext:value-type="float">
            <text:p>4.851348</text:p>
          </table:table-cell>
          <table:table-cell office:value-type="float" office:value="0.3413551" calcext:value-type="float">
            <text:p>0.34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37425" calcext:value-type="float">
            <text:p>0.1873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14334" calcext:value-type="float">
            <text:p>6.814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66442" calcext:value-type="float">
            <text:p>2.3266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49082" calcext:value-type="float">
            <text:p>0.1594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51146" calcext:value-type="float">
            <text:p>0.2325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44273" calcext:value-type="float">
            <text:p>0.027844273</text:p>
          </table:table-cell>
          <table:table-cell office:value-type="float" office:value="0" calcext:value-type="float">
            <text:p>0</text:p>
          </table:table-cell>
          <table:table-cell office:value-type="float" office:value="0.040002342" calcext:value-type="float">
            <text:p>0.0400023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902518" calcext:value-type="float">
            <text:p>0.2902518</text:p>
          </table:table-cell>
          <table:table-cell office:value-type="float" office:value="0" calcext:value-type="float">
            <text:p>0</text:p>
          </table:table-cell>
          <table:table-cell office:value-type="float" office:value="0.021163778" calcext:value-type="float">
            <text:p>0.021163778</text:p>
          </table:table-cell>
          <table:table-cell office:value-type="float" office:value="0" calcext:value-type="float">
            <text:p>0</text:p>
          </table:table-cell>
          <table:table-cell office:value-type="float" office:value="0.008940055" calcext:value-type="float">
            <text:p>0.0089400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4941297" calcext:value-type="float">
            <text:p>6.4941297</text:p>
          </table:table-cell>
          <table:table-cell office:value-type="float" office:value="0.109228484" calcext:value-type="float">
            <text:p>0.10922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80778" calcext:value-type="float">
            <text:p>0.66807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00433" calcext:value-type="float">
            <text:p>3.00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47344" calcext:value-type="float">
            <text:p>2.134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456" calcext:value-type="float">
            <text:p>0.032704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447864" calcext:value-type="float">
            <text:p>5.4478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8371108" calcext:value-type="float">
            <text:p>0.008371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03083" calcext:value-type="float">
            <text:p>6.2603083</text:p>
          </table:table-cell>
          <table:table-cell office:value-type="float" office:value="0.09601773" calcext:value-type="float">
            <text:p>0.096017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4399283" calcext:value-type="float">
            <text:p>0.34399283</text:p>
          </table:table-cell>
          <table:table-cell office:value-type="float" office:value="0" calcext:value-type="float">
            <text:p>0</text:p>
          </table:table-cell>
          <table:table-cell office:value-type="float" office:value="0.16269973" calcext:value-type="float">
            <text:p>0.16269973</text:p>
          </table:table-cell>
          <table:table-cell office:value-type="float" office:value="6.7441483" calcext:value-type="float">
            <text:p>6.7441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51219" calcext:value-type="float">
            <text:p>12.351219</text:p>
          </table:table-cell>
          <table:table-cell office:value-type="float" office:value="0.36462733" calcext:value-type="float">
            <text:p>0.36462733</text:p>
          </table:table-cell>
          <table:table-cell office:value-type="float" office:value="0" calcext:value-type="float">
            <text:p>0</text:p>
          </table:table-cell>
          <table:table-cell office:value-type="float" office:value="0.10071172" calcext:value-type="float">
            <text:p>0.10071172</text:p>
          </table:table-cell>
          <table:table-cell office:value-type="float" office:value="0" calcext:value-type="float">
            <text:p>0</text:p>
          </table:table-cell>
          <table:table-cell office:value-type="float" office:value="0.44417354" calcext:value-type="float">
            <text:p>0.444173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126245" calcext:value-type="float">
            <text:p>0.11126245</text:p>
          </table:table-cell>
          <table:table-cell office:value-type="float" office:value="6.1538715" calcext:value-type="float">
            <text:p>6.1538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703367" calcext:value-type="float">
            <text:p>0.0497033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78649" calcext:value-type="float">
            <text:p>0.1177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28108" calcext:value-type="float">
            <text:p>0.27928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890192" calcext:value-type="float">
            <text:p>3.98901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598946" calcext:value-type="float">
            <text:p>0.04598946</text:p>
          </table:table-cell>
          <table:table-cell office:value-type="float" office:value="5.3284454" calcext:value-type="float">
            <text:p>5.3284454</text:p>
          </table:table-cell>
          <table:table-cell office:value-type="float" office:value="0.18750252" calcext:value-type="float">
            <text:p>0.1875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41216" calcext:value-type="float">
            <text:p>0.22341216</text:p>
          </table:table-cell>
          <table:table-cell office:value-type="float" office:value="0.16976887" calcext:value-type="float">
            <text:p>0.169768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9729036" calcext:value-type="float">
            <text:p>1.9729036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19:46:22.934358315</meta:creation-date>
    <dc:date>2021-08-28T20:29:49.009435520</dc:date>
    <meta:editing-duration>PT33M15S</meta:editing-duration>
    <meta:editing-cycles>2</meta:editing-cycles>
    <meta:generator>LibreOffice/6.0.7.3$Linux_X86_64 LibreOffice_project/00m0$Build-3</meta:generator>
    <meta:document-statistic meta:table-count="1" meta:cell-count="18944" meta:object-count="0"/>
  </office:meta>
</office:document-meta>
</file>